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247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475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0.6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  <style:style style:name="ce7" style:family="table-cell" style:parent-style-name="Default">
      <style:text-properties style:font-name="Calibri" fo:font-size="9pt" style:font-size-asian="9pt" style:font-size-complex="9pt"/>
    </style:style>
    <style:style style:name="ce8" style:family="table-cell" style:parent-style-name="Default">
      <style:table-cell-properties fo:background-color="#83caff"/>
      <style:text-properties style:font-name="Calibri" fo:font-size="9pt" style:font-size-asian="9pt" style:font-size-complex="9pt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>
            <text:p>|V|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ce2"/>
          <table:table-cell table:style-name="ce1" office:value-type="string">
            <text:p>A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</text:p>
          </table:table-cell>
        </table:table-row>
        <table:table-row table:style-name="ro1">
          <table:table-cell table:style-name="ce3" office:value-type="string">
            <text:p>31,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style-name="ce3" office:value-type="string">
            <text:p>40,2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style-name="ce3" office:value-type="string">
            <text:p>21,28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3" office:value-type="string">
            <text:p>4,3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style-name="ce3" office:value-type="string">
            <text:p>7,2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style-name="ce3" office:value-type="string">
            <text:p>34,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5,3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7,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4,14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3,2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,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8,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1,1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,4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40,2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1,3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4,3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8,3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7,2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9,37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3,3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16,3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2,1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4,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4,2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38,3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,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8,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,3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40,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7,1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6,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2,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4,2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4,2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0,1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3,6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8,2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25,3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4,1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7,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6,2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9,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2,3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2,3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34,2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0,2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38,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5,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8,2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4,3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4,2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6,1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9,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22,1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5,3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7,3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0,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5,2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5,1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4,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29,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6,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9,1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2,4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5,3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9,3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4,39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7,3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0,1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5,2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5,2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,1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9,2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4,1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9,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9,2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,3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2,3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0,3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7,3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2,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5,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5,3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1,2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9,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6,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9,2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9,2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5,1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7,23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,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2,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3,3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5,1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1,2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4,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,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9,1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26,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9,2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9,3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5,2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7,3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7,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0,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3,2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2,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1,1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36,1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,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9,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6,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0,2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7,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0,1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0,3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2,2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8,3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8,3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8,2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1,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4,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6,2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6,1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,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4,3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5,1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0,3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0,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3,3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6,3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2,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1,3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8,2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8,2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3,1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4,2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2,2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,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7,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0,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0,2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3,32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6,3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8,4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5,38</text:p>
          </table:table-cell>
          <table:table-cell office:value-type="float" office:value="1">
            <text:p>1</text:p>
          </table:table-cell>
          <table:table-cell table:number-columns-repeated="2" office:value-type="float" office:value="21">
            <text:p>21</text:p>
          </table:table-cell>
        </table:table-row>
        <table:table-row table:style-name="ro1">
          <table:table-cell office:value-type="string">
            <text:p>21,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8,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4,3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6,1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2,1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5,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,2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7,1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,39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28,3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32,3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8,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40,3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8,1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3,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2,1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5,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37,1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,2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7,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6,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1,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8,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1,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3,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9,3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9,2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2,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5,1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7,2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4,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7,2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,2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5,3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31,2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40,1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1,1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7,3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1,36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33,2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9,3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34,1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5,1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7,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4,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7,2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3,2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,2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8,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31,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40,2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1,2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4,3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8,3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7,2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3,4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6,3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6,3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2,1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9,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5,2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37,1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4,1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13,1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,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8,1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1,1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40,3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1,3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7,1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9,3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6,3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2,1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9,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4,2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3,1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8,2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,1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8,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40,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7,1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6,3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2,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4,27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4,2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0,16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3,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8,2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5,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28,2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40,1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6,3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6,2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2,3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2,3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4,1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7,39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0,2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35,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8,1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5,1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8,1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4,3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4,2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9,1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6,1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9,9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9,35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7,3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7,3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0,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5,2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8,1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5,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,1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9,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6,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9,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9,3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4,36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7,3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0,1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35,3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5,2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,1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4,1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9,1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9,2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,3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2,3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5,4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0,32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string">
            <text:p>17,29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2,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5,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5,3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1,3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,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39,1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6,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9,2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19,2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5,17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3,2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3,3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35,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1,2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4,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36,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,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39,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6,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9,19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5,3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9,3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7,3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0,1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7,1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3,17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0,3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32,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8,1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1,1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4,1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6,1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,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6,9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,1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5,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0,2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0,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6,3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0,3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2,3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8,3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8,3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8,2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4,1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6,2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6,1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,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4,3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5,1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0,2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0,18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3,3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6,3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0,4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2,2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35,3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18,2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8,3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33,1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4,2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6,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6,27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2,2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7,8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,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,35</text:p>
          </table:table-cell>
          <table:table-cell office:value-type="float" office:value="1">
            <text:p>1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18,1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1,6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8,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4,3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6,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12,17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5,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7,2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,2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7,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30,1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,3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,4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2,35</text:p>
          </table:table-cell>
          <table:table-cell office:value-type="float" office:value="1">
            <text:p>1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1">
          <table:table-cell office:value-type="string">
            <text:p>31,2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8,1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40,3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1,1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8,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3,4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2,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7,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3,1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6,1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1,1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8,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3,2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9,35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9,2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5,1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37,25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7,3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,2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5,37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1,2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40,1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1,1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7,3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33,2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6,37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4,1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5,1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7,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4,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7,2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3,2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8,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40,24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1,2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4,3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7,2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2,1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9,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4,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37,1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4,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3,1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38,2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,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8,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1,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40,3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8,4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7,1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29,3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3,32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22,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9,1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4,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4,2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0,2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3,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38,2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,1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8,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,3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40,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4,2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7,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6,3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4,2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4,3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0,1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3,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8,2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5,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8,2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40,1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26,3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7,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6,2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9,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2,2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2,34</text:p>
          </table:table-cell>
          <table:table-cell office:value-type="float" office:value="1">
            <text:p>1</text:p>
          </table:table-cell>
          <table:table-cell table:number-columns-repeated="2" office:value-type="float" office:value="24">
            <text:p>24</text:p>
          </table:table-cell>
        </table:table-row>
        <table:table-row table:style-name="ro1">
          <table:table-cell office:value-type="string">
            <text:p>10,2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5,16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38,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5,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8,17</text:p>
          </table:table-cell>
          <table:table-cell office:value-type="float" office:value="1">
            <text:p>1</text:p>
          </table:table-cell>
          <table:table-cell table:number-columns-repeated="2" office:value-type="float" office:value="24">
            <text:p>24</text:p>
          </table:table-cell>
        </table:table-row>
        <table:table-row table:style-name="ro1">
          <table:table-cell office:value-type="string">
            <text:p>14,3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9,1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6,1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9,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2,2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5,3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9,3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7,3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3,1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0,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5,2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38,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5,1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,1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9,2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4,1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6,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9,1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34,3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7,2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7,4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23,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35,3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5,2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1,2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,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9,2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4,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9,2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,3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2,3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5,2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0,3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7,2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3,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3,4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5,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5,2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1,3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,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9,1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6,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9,25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5,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0,4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7,2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,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23,2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2,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3,33</text:p>
          </table:table-cell>
          <table:table-cell office:value-type="float" office:value="1">
            <text:p>1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string">
            <text:p>35,1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1,2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6,2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,2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9,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6,1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9,1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5,3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9,3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5,2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7,3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0,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7,1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0,1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3,1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6,4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0,39</text:p>
          </table:table-cell>
          <table:table-cell office:value-type="float" office:value="1">
            <text:p>1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1">
          <table:table-cell office:value-type="string">
            <text:p>32,2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8,34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8,1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1,1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4,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36,28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,2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9,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6,2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5,4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,1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4,3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5,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0,2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7,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6,3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32,3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8,3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8,2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4,1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36,2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26,1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12,2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,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4,3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5,1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,1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3,3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6,2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32,22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1,3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8,2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14,2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6,2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1">
          <table:table-cell office:value-type="string">
            <text:p>26,2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2,2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,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7,1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30,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0,2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,3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6,2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5,4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8,1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1,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8,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3,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4,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6,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2,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7,2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,2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0,1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,3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6,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8,33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2,3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31,20</text:p>
          </table:table-cell>
          <table:table-cell office:value-type="float" office:value="1">
            <text:p>1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1">
          <table:table-cell office:value-type="string">
            <text:p>40,3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1,1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8,1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1,4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3,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9,3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9,1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2,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5,1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7,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,1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7,2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0,4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3,1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6,1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1,29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8,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1,2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7,3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1,3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3,2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9,3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9,2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5,2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7,2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4,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7,3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3,3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,2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5,3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1,2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40,1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1,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7,29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1,3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3,2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6,3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9,2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4,1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5,1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7,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4,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7,2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3,2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,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8,1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1,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40,2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4,3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7,2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6,3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2,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9,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4,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5,2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37,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4,1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8,2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3,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8,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21,3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7,1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9,3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3,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6,2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9,1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0,2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3,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,12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,3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40,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4,2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7,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2,2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2,3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4,2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4,3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13,3</text:p>
          </table:table-cell>
          <table:table-cell office:value-type="float" office:value="1">
            <text:p>1</text:p>
          </table:table-cell>
          <table:table-cell table:number-columns-repeated="2" office:value-type="float" office:value="23">
            <text:p>23</text:p>
          </table:table-cell>
        </table:table-row>
        <table:table-row table:style-name="ro1">
          <table:table-cell office:value-type="string">
            <text:p>38,2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8,2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4,3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40,1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4,2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6,3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7,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6,2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9,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2,2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2,3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34,1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7,4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0,2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8,1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8,1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4,3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4,2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9,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9,1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22,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5,3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9,3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3,1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35,2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5,1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,9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39,2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4,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9,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6,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9,1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,4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7,2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3,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0,1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5,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5,2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1,2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,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9,2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4,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9,3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,3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2,3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5,2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0,3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7,1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23,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32,1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3,3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5,2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1,1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6,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9,2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5,3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9,3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5,3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7,2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3,2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2,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3,3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5,1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38,4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1,2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4,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6,2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,2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9,1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6,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9,1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5,3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5,2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7,3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0,1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7,1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20,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3,19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0,3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32,25</text:p>
          </table:table-cell>
          <table:table-cell office:value-type="float" office:value="1">
            <text:p>1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1">
          <table:table-cell office:value-type="string">
            <text:p>38,3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1,1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4,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6,2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,2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6,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,1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4,3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5,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30,27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7,6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3,4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6,3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2,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8,31</text:p>
          </table:table-cell>
          <table:table-cell office:value-type="float" office:value="1">
            <text:p>1</text:p>
          </table:table-cell>
          <table:table-cell table:number-columns-repeated="2" office:value-type="float" office:value="26">
            <text:p>26</text:p>
          </table:table-cell>
        </table:table-row>
        <table:table-row table:style-name="ro1">
          <table:table-cell office:value-type="string">
            <text:p>8,2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1,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4,19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6,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6,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,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4,4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5,1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30,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0,2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6,2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2,2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1,3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5,3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8,2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2,2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7,1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0,5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0,2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3,3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6,1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8,1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1,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8,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3,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4,2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6,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2,1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7,2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,2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7,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0,1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32,3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1,2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8,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40,3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8,1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3,2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9,3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9,1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2,1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7,3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,16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7,2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3,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5,3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6,1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31,2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21,2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7,3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3,1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9,2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2,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5,2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37,7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4,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7,1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3,3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,2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6,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1,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40,1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1,3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7,2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3,2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4,1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5,29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4,11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1">
          <table:table-cell office:value-type="string">
            <text:p>27,2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3,23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,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8,1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31,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1,2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4,3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8,3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7,2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6,3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2,9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9,4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4,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5,2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37,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24,1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3,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8,24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,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8,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1,1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40,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1,3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9,3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6,2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9,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4,3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4,2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0,2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3,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,1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8,2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,3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40,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6,3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7,1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2,2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2,3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34,22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0,3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3,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38,1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5,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8,2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4,3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40,1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4,2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6,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9,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2,1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34,1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0,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5,1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8,1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5,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8,1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9,1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6,15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9,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5,3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9,3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4,4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7,3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3,1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5,2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8,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,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9,3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4,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9,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6,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4,3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3,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0,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5,2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1,2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39,2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4,1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9,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9,2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2,3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2,3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5,2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0,3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7,1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3,2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2,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3,3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5,9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1,1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,2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9,1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6,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9,2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5,3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9,33</text:p>
          </table:table-cell>
          <table:table-cell office:value-type="float" office:value="1">
            <text:p>1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1">
          <table:table-cell office:value-type="string">
            <text:p>5,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7,3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7,1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3,2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32,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5,1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1,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4,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6,2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,1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6,1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9,1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9,3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5,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7,38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0,17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7,1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,15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3,1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0,37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2,26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8,3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8,3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8,1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4,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6,3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,2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39,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6,2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,1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4,3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7,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,2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6,3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2,1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8,2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8,2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1,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4,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6,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6,3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2,3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,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5,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,2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3,3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6,2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2,4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1,3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5,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4,2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36,1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2,2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,3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7,13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0,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0,3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,3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6,1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8,3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8,14</text:p>
          </table:table-cell>
          <table:table-cell office:value-type="float" office:value="1">
            <text:p>1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1">
          <table:table-cell office:value-type="string">
            <text:p>21,3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6,1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5,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,2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7,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0,1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6,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8,3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2,38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office:value-type="string">
            <text:p>31,2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8,9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1,12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8,1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9,1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2,1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5,1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7,2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,1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,1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5,3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6,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7,3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1,3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3,1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9,2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2,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5,2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37,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4,5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7,1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3,2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3,2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6,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1,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40,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1,3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7,3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6,3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9,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4,1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5,2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4,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3,2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8,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1,1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40,2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1,3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4,3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8,3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7,2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9,3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6,3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9,1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37,8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4,1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3,1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38,2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,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8,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,3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1,3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4,4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7,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33,3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6,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2,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4,2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4,2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0,2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3,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8,1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,1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8,3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40,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4,2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6,3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7,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6,1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2,24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4,2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0,28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3,1</text:p>
          </table:table-cell>
          <table:table-cell office:value-type="float" office:value="1">
            <text:p>1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1">
          <table:table-cell office:value-type="string">
            <text:p>38,1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5,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8,2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4,3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7,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6,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9,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2,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37,3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0,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5,2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8,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5,1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4,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9,1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9,1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5,3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9,3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7,3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3,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0,1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5,2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8,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5,1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,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39,3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4,1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29,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6,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,3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9,4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34,3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7,2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3,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0,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35,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1,2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9,23</text:p>
          </table:table-cell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string">
            <text:p>4,11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,3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2,3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5,2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0,3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2,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3,3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35,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,2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9,1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6,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9,2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9,3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5,2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7,3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7,1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0,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2,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1,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4,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36,1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,1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9,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6,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5,6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0,2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0,8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0,3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2,2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8,3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8,2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1,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6,3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39,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6,2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,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0,2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7,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,2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6,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32,1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8,2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8,2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1,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4,17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6,6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6,2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2,3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,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5,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0,3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3,3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6,2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31,3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8,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8,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3,1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4,2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6,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2,2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,2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,3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3,3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28,3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31,4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8,1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1,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8,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3,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2,1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7,1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,2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7,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6,11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2,3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1,1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8,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40,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1,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3,24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9,2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2,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5,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7,2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7,2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5,3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6,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8,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1,2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1,3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3,1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9,2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2,3</text:p>
          </table:table-cell>
          <table:table-cell office:value-type="float" office:value="1">
            <text:p>1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1">
          <table:table-cell office:value-type="string">
            <text:p>15,2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37,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4,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3,2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,2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6,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1,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40,2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7,3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9,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34,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5,31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7,1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4,1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3,2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8,9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1,1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40,28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1,3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4,3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8,3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7,2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9,3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3,3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6,3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36,4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2,1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9,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4,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4,2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3,1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8,3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,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,3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40,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7,1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6,2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2,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2,4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4,2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4,2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0,1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3,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8,1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8,31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40,1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1,4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4,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6,37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7,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6,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2,2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2,3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0,2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5,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8,2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4,3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7,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6,1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9,7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2,1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7,3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5,2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38,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5,1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4,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9,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6,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9,1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5,33</text:p>
          </table:table-cell>
          <table:table-cell office:value-type="float" office:value="1">
            <text:p>1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string">
            <text:p>9,3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4,3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7,3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3,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0,1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5,2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5,2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9,2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4,1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9,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9,2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,3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2,3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30,3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4,3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7,3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3,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5,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5,24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1,2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1,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9,2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9,2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19,2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2,3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5,19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0,3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7,1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3,3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32,1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3,3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5,1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,2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9,1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9,2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9,35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7,35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7,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,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2,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8,4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4,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6,17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,1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9,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9,4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0,2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7,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0,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0,3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32,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8,3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8,2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4,1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6,1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,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4,3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5,1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0,1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3,3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6,3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2,1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31,3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8,2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8,2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4,2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6,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6,2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2,24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0,3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3,3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,3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31,3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5,3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8,2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8,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3,1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4,2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6,1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2,2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,2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7,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30,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0,3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,3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6,17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8,3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32,3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8,1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40,3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1,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8,1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33,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12,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5,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7,1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,2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7,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6,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1,1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8,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1,1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3,3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39,3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9,2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2,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5,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37,2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7,2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3,2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5,3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6,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31,2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1,19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7,3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1,3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3,1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6,4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9,3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5,1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37,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4,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3,2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3,2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5,4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</table:table-row>
      </table:table>
      <table:table table:name="Solucao" table:style-name="ta2" table:print="false">
        <table:table-column table:style-name="co2" table:number-columns-repeated="6" table:default-cell-style-name="ce6"/>
        <table:table-column table:style-name="co3" table:default-cell-style-name="ce7"/>
        <table:table-column table:style-name="co4" table:number-columns-repeated="3" table:default-cell-style-name="ce6"/>
        <table:table-column table:style-name="co5" table:default-cell-style-name="ce6"/>
        <table:table-column table:style-name="co5" table:default-cell-style-name="ce7"/>
        <table:table-column table:style-name="co6" table:default-cell-style-name="ce6"/>
        <table:table-column table:style-name="co7" table:number-columns-repeated="2" table:default-cell-style-name="ce6"/>
        <table:table-column table:style-name="co1" table:number-columns-repeated="2" table:default-cell-style-name="ce7"/>
        <table:table-column table:style-name="co8" table:default-cell-style-name="ce7"/>
        <table:table-column table:style-name="co9" table:default-cell-style-name="ce7"/>
        <table:table-column table:style-name="co1" table:number-columns-repeated="1005" table:default-cell-style-name="ce7"/>
        <table:table-row table:style-name="ro2">
          <table:table-cell table:style-name="ce5" office:value-type="string">
            <text:p>Origem</text:p>
          </table:table-cell>
          <table:table-cell table:style-name="ce5" office:value-type="string">
            <text:p>Destino</text:p>
          </table:table-cell>
          <table:table-cell table:style-name="ce5" office:value-type="string">
            <text:p>Cap.</text:p>
          </table:table-cell>
          <table:table-cell table:style-name="ce5" office:value-type="string">
            <text:p>Custo</text:p>
          </table:table-cell>
          <table:table-cell table:style-name="ce5" office:value-type="string">
            <text:p>Fluxo</text:p>
          </table:table-cell>
          <table:table-cell table:style-name="ce5" office:value-type="string">
            <text:p>C.Total</text:p>
          </table:table-cell>
          <table:table-cell/>
          <table:table-cell table:style-name="ce5" office:value-type="string" table:number-columns-spanned="3" table:number-rows-spanned="1">
            <text:p>Restrição de capacidade</text:p>
          </table:table-cell>
          <table:covered-table-cell table:number-columns-repeated="2"/>
          <table:table-cell/>
          <table:table-cell office:value-type="string">
            <text:p>Vert.</text:p>
          </table:table-cell>
          <table:table-cell table:style-name="ce5" office:value-type="string" table:number-columns-spanned="3" table:number-rows-spanned="1">
            <text:p>Conservação do fluxo</text:p>
          </table:table-cell>
          <table:covered-table-cell table:number-columns-repeated="2"/>
          <table:table-cell/>
          <table:table-cell table:style-name="ce8" office:value-type="string">
            <text:p>Fç Obj. - min:</text:p>
          </table:table-cell>
          <table:table-cell table:style-name="ce9" table:formula="of:=SUM([.F2:.F1378])" office:value-type="float" office:value="151632">
            <text:p>151632</text:p>
          </table:table-cell>
          <table:table-cell table:number-columns-repeated="1006"/>
        </table:table-row>
        <table:table-row table:style-name="ro1">
          <table:table-cell table:formula="of:=VALUE(LEFT([Entrada.A8];SEARCH(&quot;,&quot;;[Entrada.A8])-1))" office:value-type="float" office:value="31">
            <text:p>31</text:p>
          </table:table-cell>
          <table:table-cell table:formula="of:=VALUE(MID([Entrada.A8];SEARCH(&quot;,&quot;;[Entrada.A8])+1;100))" office:value-type="float" office:value="6">
            <text:p>6</text:p>
          </table:table-cell>
          <table:table-cell table:formula="of:=[Entrada.C8]" office:value-type="float" office:value="34">
            <text:p>34</text:p>
          </table:table-cell>
          <table:table-cell table:formula="of:=[Entrada.D8]" office:value-type="float" office:value="40">
            <text:p>40</text:p>
          </table:table-cell>
          <table:table-cell office:value-type="float" office:value="2">
            <text:p>2</text:p>
          </table:table-cell>
          <table:table-cell table:formula="of:=[.D2]*[.E2]" office:value-type="float" office:value="80">
            <text:p>80</text:p>
          </table:table-cell>
          <table:table-cell/>
          <table:table-cell table:formula="of:=[.E2]" office:value-type="float" office:value="2">
            <text:p>2</text:p>
          </table:table-cell>
          <table:table-cell office:value-type="string">
            <text:p>&lt;=</text:p>
          </table:table-cell>
          <table:table-cell table:formula="of:=[.C2]" office:value-type="float" office:value="34">
            <text:p>34</text:p>
          </table:table-cell>
          <table:table-cell/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formula="of:=VALUE(LEFT([Entrada.A9];SEARCH(&quot;,&quot;;[Entrada.A9])-1))" office:value-type="float" office:value="40">
            <text:p>40</text:p>
          </table:table-cell>
          <table:table-cell table:formula="of:=VALUE(MID([Entrada.A9];SEARCH(&quot;,&quot;;[Entrada.A9])+1;100))" office:value-type="float" office:value="22">
            <text:p>22</text:p>
          </table:table-cell>
          <table:table-cell table:formula="of:=[Entrada.C9]" office:value-type="float" office:value="22">
            <text:p>22</text:p>
          </table:table-cell>
          <table:table-cell table:formula="of:=[Entrada.D9]" office:value-type="float" office:value="45">
            <text:p>45</text:p>
          </table:table-cell>
          <table:table-cell office:value-type="float" office:value="8">
            <text:p>8</text:p>
          </table:table-cell>
          <table:table-cell table:formula="of:=[.D3]*[.E3]" office:value-type="float" office:value="360">
            <text:p>360</text:p>
          </table:table-cell>
          <table:table-cell/>
          <table:table-cell table:formula="of:=[.E3]" office:value-type="float" office:value="8">
            <text:p>8</text:p>
          </table:table-cell>
          <table:table-cell office:value-type="string">
            <text:p>&lt;=</text:p>
          </table:table-cell>
          <table:table-cell table:formula="of:=[.C3]" office:value-type="float" office:value="22">
            <text:p>22</text:p>
          </table:table-cell>
          <table:table-cell/>
          <table:table-cell office:value-type="float" office:value="2">
            <text:p>2</text:p>
          </table:table-cell>
          <table:table-cell table:formula="of:=SUMPRODUCT([.$A$2:.$A$1378]=[.L3];[.$E$2:.$E$1378])" office:value-type="float" office:value="148">
            <text:p>148</text:p>
          </table:table-cell>
          <table:table-cell office:value-type="string">
            <text:p>=</text:p>
          </table:table-cell>
          <table:table-cell table:formula="of:=SUMPRODUCT([.$B$2:.$B$1378]=[.L3];[.$E$2:.$E$1378])" office:value-type="float" office:value="144">
            <text:p>144</text:p>
          </table:table-cell>
          <table:table-cell table:number-columns-repeated="1009"/>
        </table:table-row>
        <table:table-row table:style-name="ro2">
          <table:table-cell table:formula="of:=VALUE(LEFT([Entrada.A10];SEARCH(&quot;,&quot;;[Entrada.A10])-1))" office:value-type="float" office:value="21">
            <text:p>21</text:p>
          </table:table-cell>
          <table:table-cell table:formula="of:=VALUE(MID([Entrada.A10];SEARCH(&quot;,&quot;;[Entrada.A10])+1;100))" office:value-type="float" office:value="28">
            <text:p>28</text:p>
          </table:table-cell>
          <table:table-cell table:formula="of:=[Entrada.C10]" office:value-type="float" office:value="36">
            <text:p>36</text:p>
          </table:table-cell>
          <table:table-cell table:formula="of:=[Entrada.D10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D4]*[.E4]" office:value-type="float" office:value="0">
            <text:p>0</text:p>
          </table:table-cell>
          <table:table-cell/>
          <table:table-cell table:formula="of:=[.E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4]" office:value-type="float" office:value="36">
            <text:p>36</text:p>
          </table:table-cell>
          <table:table-cell/>
          <table:table-cell office:value-type="float" office:value="3">
            <text:p>3</text:p>
          </table:table-cell>
          <table:table-cell table:formula="of:=SUMPRODUCT([.$A$2:.$A$1378]=[.L4];[.$E$2:.$E$1378])" office:value-type="float" office:value="144">
            <text:p>144</text:p>
          </table:table-cell>
          <table:table-cell office:value-type="string">
            <text:p>=</text:p>
          </table:table-cell>
          <table:table-cell table:formula="of:=SUMPRODUCT([.$B$2:.$B$1378]=[.L4];[.$E$2:.$E$1378])" office:value-type="float" office:value="124">
            <text:p>124</text:p>
          </table:table-cell>
          <table:table-cell/>
          <table:table-cell table:style-name="ce5" office:value-type="string" table:number-columns-spanned="3" table:number-rows-spanned="1">
            <text:p>Atendimento demanda</text:p>
          </table:table-cell>
          <table:covered-table-cell table:number-columns-repeated="2" table:style-name="ce6"/>
          <table:table-cell table:number-columns-repeated="1005"/>
        </table:table-row>
        <table:table-row table:style-name="ro2">
          <table:table-cell table:formula="of:=VALUE(LEFT([Entrada.A11];SEARCH(&quot;,&quot;;[Entrada.A11])-1))" office:value-type="float" office:value="4">
            <text:p>4</text:p>
          </table:table-cell>
          <table:table-cell table:formula="of:=VALUE(MID([Entrada.A11];SEARCH(&quot;,&quot;;[Entrada.A11])+1;100))" office:value-type="float" office:value="36">
            <text:p>36</text:p>
          </table:table-cell>
          <table:table-cell table:formula="of:=[Entrada.C11]" office:value-type="float" office:value="18">
            <text:p>18</text:p>
          </table:table-cell>
          <table:table-cell table:formula="of:=[Entrada.D11]" office:value-type="float" office:value="39">
            <text:p>39</text:p>
          </table:table-cell>
          <table:table-cell office:value-type="float" office:value="2">
            <text:p>2</text:p>
          </table:table-cell>
          <table:table-cell table:formula="of:=[.D5]*[.E5]" office:value-type="float" office:value="78">
            <text:p>78</text:p>
          </table:table-cell>
          <table:table-cell/>
          <table:table-cell table:formula="of:=[.E5]" office:value-type="float" office:value="2">
            <text:p>2</text:p>
          </table:table-cell>
          <table:table-cell office:value-type="string">
            <text:p>&lt;=</text:p>
          </table:table-cell>
          <table:table-cell table:formula="of:=[.C5]" office:value-type="float" office:value="18">
            <text:p>18</text:p>
          </table:table-cell>
          <table:table-cell/>
          <table:table-cell office:value-type="float" office:value="4">
            <text:p>4</text:p>
          </table:table-cell>
          <table:table-cell table:formula="of:=SUMPRODUCT([.$A$2:.$A$1378]=[.L5];[.$E$2:.$E$1378])" office:value-type="float" office:value="134">
            <text:p>134</text:p>
          </table:table-cell>
          <table:table-cell office:value-type="string">
            <text:p>=</text:p>
          </table:table-cell>
          <table:table-cell table:formula="of:=SUMPRODUCT([.$B$2:.$B$1378]=[.L5];[.$E$2:.$E$1378])" office:value-type="float" office:value="148">
            <text:p>148</text:p>
          </table:table-cell>
          <table:table-cell table:formula="of:=[Entrada.B3]" office:value-type="float" office:value="40">
            <text:p>40</text:p>
          </table:table-cell>
          <table:table-cell table:style-name="ce6" table:formula="of:=SUMPRODUCT([.$B$2:.$B$1378]=[.P5];[.$E$2:.$E$1378])" office:value-type="float" office:value="132">
            <text:p>132</text:p>
          </table:table-cell>
          <table:table-cell table:style-name="ce6" office:value-type="string">
            <text:p>=</text:p>
          </table:table-cell>
          <table:table-cell table:style-name="ce6" table:formula="of:=[Entrada.B4]" office:value-type="float" office:value="100">
            <text:p>100</text:p>
          </table:table-cell>
          <table:table-cell table:number-columns-repeated="1005"/>
        </table:table-row>
        <table:table-row table:style-name="ro2">
          <table:table-cell table:formula="of:=VALUE(LEFT([Entrada.A12];SEARCH(&quot;,&quot;;[Entrada.A12])-1))" office:value-type="float" office:value="7">
            <text:p>7</text:p>
          </table:table-cell>
          <table:table-cell table:formula="of:=VALUE(MID([Entrada.A12];SEARCH(&quot;,&quot;;[Entrada.A12])+1;100))" office:value-type="float" office:value="25">
            <text:p>25</text:p>
          </table:table-cell>
          <table:table-cell table:formula="of:=[Entrada.C12]" office:value-type="float" office:value="24">
            <text:p>24</text:p>
          </table:table-cell>
          <table:table-cell table:formula="of:=[Entrada.D12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6]*[.E6]" office:value-type="float" office:value="124">
            <text:p>124</text:p>
          </table:table-cell>
          <table:table-cell/>
          <table:table-cell table:formula="of:=[.E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]" office:value-type="float" office:value="24">
            <text:p>24</text:p>
          </table:table-cell>
          <table:table-cell/>
          <table:table-cell office:value-type="float" office:value="5">
            <text:p>5</text:p>
          </table:table-cell>
          <table:table-cell table:formula="of:=SUMPRODUCT([.$A$2:.$A$1378]=[.L6];[.$E$2:.$E$1378])" office:value-type="float" office:value="136">
            <text:p>136</text:p>
          </table:table-cell>
          <table:table-cell office:value-type="string">
            <text:p>=</text:p>
          </table:table-cell>
          <table:table-cell table:formula="of:=SUMPRODUCT([.$B$2:.$B$1378]=[.L6];[.$E$2:.$E$1378])" office:value-type="float" office:value="136">
            <text:p>136</text:p>
          </table:table-cell>
          <table:table-cell table:formula="of:=[Entrada.B2]" office:value-type="float" office:value="1">
            <text:p>1</text:p>
          </table:table-cell>
          <table:table-cell table:style-name="ce6" table:formula="of:=SUMPRODUCT([.$A$2:.$A$1378]=[.P6];[.$E$2:.$E$1378])" office:value-type="float" office:value="136">
            <text:p>136</text:p>
          </table:table-cell>
          <table:table-cell table:style-name="ce6" office:value-type="string">
            <text:p>=</text:p>
          </table:table-cell>
          <table:table-cell table:style-name="ce6" table:formula="of:=[.S5]" office:value-type="float" office:value="100">
            <text:p>100</text:p>
          </table:table-cell>
          <table:table-cell table:number-columns-repeated="1005"/>
        </table:table-row>
        <table:table-row table:style-name="ro2">
          <table:table-cell table:formula="of:=VALUE(LEFT([Entrada.A13];SEARCH(&quot;,&quot;;[Entrada.A13])-1))" office:value-type="float" office:value="34">
            <text:p>34</text:p>
          </table:table-cell>
          <table:table-cell table:formula="of:=VALUE(MID([Entrada.A13];SEARCH(&quot;,&quot;;[Entrada.A13])+1;100))" office:value-type="float" office:value="8">
            <text:p>8</text:p>
          </table:table-cell>
          <table:table-cell table:formula="of:=[Entrada.C13]" office:value-type="float" office:value="9">
            <text:p>9</text:p>
          </table:table-cell>
          <table:table-cell table:formula="of:=[Entrada.D13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7]*[.E7]" office:value-type="float" office:value="188">
            <text:p>188</text:p>
          </table:table-cell>
          <table:table-cell/>
          <table:table-cell table:formula="of:=[.E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]" office:value-type="float" office:value="9">
            <text:p>9</text:p>
          </table:table-cell>
          <table:table-cell/>
          <table:table-cell office:value-type="float" office:value="6">
            <text:p>6</text:p>
          </table:table-cell>
          <table:table-cell table:formula="of:=SUMPRODUCT([.$A$2:.$A$1378]=[.L7];[.$E$2:.$E$1378])" office:value-type="float" office:value="132">
            <text:p>132</text:p>
          </table:table-cell>
          <table:table-cell office:value-type="string">
            <text:p>=</text:p>
          </table:table-cell>
          <table:table-cell table:formula="of:=SUMPRODUCT([.$B$2:.$B$1378]=[.L7];[.$E$2:.$E$1378])" office:value-type="float" office:value="138">
            <text:p>138</text:p>
          </table:table-cell>
          <table:table-cell table:number-columns-repeated="1009"/>
        </table:table-row>
        <table:table-row table:style-name="ro2">
          <table:table-cell table:formula="of:=VALUE(LEFT([Entrada.A14];SEARCH(&quot;,&quot;;[Entrada.A14])-1))" office:value-type="float" office:value="15">
            <text:p>15</text:p>
          </table:table-cell>
          <table:table-cell table:formula="of:=VALUE(MID([Entrada.A14];SEARCH(&quot;,&quot;;[Entrada.A14])+1;100))" office:value-type="float" office:value="30">
            <text:p>30</text:p>
          </table:table-cell>
          <table:table-cell table:formula="of:=[Entrada.C14]" office:value-type="float" office:value="8">
            <text:p>8</text:p>
          </table:table-cell>
          <table:table-cell table:formula="of:=[Entrada.D14]"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D8]*[.E8]" office:value-type="float" office:value="0">
            <text:p>0</text:p>
          </table:table-cell>
          <table:table-cell/>
          <table:table-cell table:formula="of:=[.E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8]" office:value-type="float" office:value="8">
            <text:p>8</text:p>
          </table:table-cell>
          <table:table-cell/>
          <table:table-cell table:formula="of:=[.L7]+1" office:value-type="float" office:value="7">
            <text:p>7</text:p>
          </table:table-cell>
          <table:table-cell table:formula="of:=SUMPRODUCT([.$A$2:.$A$1378]=[.L8];[.$E$2:.$E$1378])" office:value-type="float" office:value="140">
            <text:p>140</text:p>
          </table:table-cell>
          <table:table-cell office:value-type="string">
            <text:p>=</text:p>
          </table:table-cell>
          <table:table-cell table:formula="of:=SUMPRODUCT([.$B$2:.$B$1378]=[.L8];[.$E$2:.$E$1378])" office:value-type="float" office:value="132">
            <text:p>132</text:p>
          </table:table-cell>
          <table:table-cell table:number-columns-repeated="1009"/>
        </table:table-row>
        <table:table-row table:style-name="ro2">
          <table:table-cell table:formula="of:=VALUE(LEFT([Entrada.A15];SEARCH(&quot;,&quot;;[Entrada.A15])-1))" office:value-type="float" office:value="37">
            <text:p>37</text:p>
          </table:table-cell>
          <table:table-cell table:formula="of:=VALUE(MID([Entrada.A15];SEARCH(&quot;,&quot;;[Entrada.A15])+1;100))" office:value-type="float" office:value="13">
            <text:p>13</text:p>
          </table:table-cell>
          <table:table-cell table:formula="of:=[Entrada.C15]" office:value-type="float" office:value="13">
            <text:p>13</text:p>
          </table:table-cell>
          <table:table-cell table:formula="of:=[Entrada.D15]" office:value-type="float" office:value="33">
            <text:p>33</text:p>
          </table:table-cell>
          <table:table-cell office:value-type="float" office:value="6">
            <text:p>6</text:p>
          </table:table-cell>
          <table:table-cell table:formula="of:=[.D9]*[.E9]" office:value-type="float" office:value="198">
            <text:p>198</text:p>
          </table:table-cell>
          <table:table-cell/>
          <table:table-cell table:formula="of:=[.E9]" office:value-type="float" office:value="6">
            <text:p>6</text:p>
          </table:table-cell>
          <table:table-cell office:value-type="string">
            <text:p>&lt;=</text:p>
          </table:table-cell>
          <table:table-cell table:formula="of:=[.C9]" office:value-type="float" office:value="13">
            <text:p>13</text:p>
          </table:table-cell>
          <table:table-cell/>
          <table:table-cell table:formula="of:=[.L8]+1" office:value-type="float" office:value="8">
            <text:p>8</text:p>
          </table:table-cell>
          <table:table-cell table:formula="of:=SUMPRODUCT([.$A$2:.$A$1378]=[.L9];[.$E$2:.$E$1378])" office:value-type="float" office:value="132">
            <text:p>132</text:p>
          </table:table-cell>
          <table:table-cell office:value-type="string">
            <text:p>=</text:p>
          </table:table-cell>
          <table:table-cell table:formula="of:=SUMPRODUCT([.$B$2:.$B$1378]=[.L9];[.$E$2:.$E$1378])" office:value-type="float" office:value="140">
            <text:p>140</text:p>
          </table:table-cell>
          <table:table-cell table:number-columns-repeated="1009"/>
        </table:table-row>
        <table:table-row table:style-name="ro2">
          <table:table-cell table:formula="of:=VALUE(LEFT([Entrada.A16];SEARCH(&quot;,&quot;;[Entrada.A16])-1))" office:value-type="float" office:value="24">
            <text:p>24</text:p>
          </table:table-cell>
          <table:table-cell table:formula="of:=VALUE(MID([Entrada.A16];SEARCH(&quot;,&quot;;[Entrada.A16])+1;100))" office:value-type="float" office:value="14">
            <text:p>14</text:p>
          </table:table-cell>
          <table:table-cell table:formula="of:=[Entrada.C16]" office:value-type="float" office:value="33">
            <text:p>33</text:p>
          </table:table-cell>
          <table:table-cell table:formula="of:=[Entrada.D16]"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[.D10]*[.E10]" office:value-type="float" office:value="0">
            <text:p>0</text:p>
          </table:table-cell>
          <table:table-cell/>
          <table:table-cell table:formula="of:=[.E1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0]" office:value-type="float" office:value="33">
            <text:p>33</text:p>
          </table:table-cell>
          <table:table-cell/>
          <table:table-cell table:formula="of:=[.L9]+1" office:value-type="float" office:value="9">
            <text:p>9</text:p>
          </table:table-cell>
          <table:table-cell table:formula="of:=SUMPRODUCT([.$A$2:.$A$1378]=[.L10];[.$E$2:.$E$1378])" office:value-type="float" office:value="140">
            <text:p>140</text:p>
          </table:table-cell>
          <table:table-cell office:value-type="string">
            <text:p>=</text:p>
          </table:table-cell>
          <table:table-cell table:formula="of:=SUMPRODUCT([.$B$2:.$B$1378]=[.L10];[.$E$2:.$E$1378])" office:value-type="float" office:value="140">
            <text:p>140</text:p>
          </table:table-cell>
          <table:table-cell table:number-columns-repeated="1009"/>
        </table:table-row>
        <table:table-row table:style-name="ro2">
          <table:table-cell table:formula="of:=VALUE(LEFT([Entrada.A17];SEARCH(&quot;,&quot;;[Entrada.A17])-1))" office:value-type="float" office:value="13">
            <text:p>13</text:p>
          </table:table-cell>
          <table:table-cell table:formula="of:=VALUE(MID([Entrada.A17];SEARCH(&quot;,&quot;;[Entrada.A17])+1;100))" office:value-type="float" office:value="20">
            <text:p>20</text:p>
          </table:table-cell>
          <table:table-cell table:formula="of:=[Entrada.C17]" office:value-type="float" office:value="17">
            <text:p>17</text:p>
          </table:table-cell>
          <table:table-cell table:formula="of:=[Entrada.D17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1]*[.E11]" office:value-type="float" office:value="160">
            <text:p>160</text:p>
          </table:table-cell>
          <table:table-cell/>
          <table:table-cell table:formula="of:=[.E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]" office:value-type="float" office:value="17">
            <text:p>17</text:p>
          </table:table-cell>
          <table:table-cell/>
          <table:table-cell table:formula="of:=[.L10]+1" office:value-type="float" office:value="10">
            <text:p>10</text:p>
          </table:table-cell>
          <table:table-cell table:formula="of:=SUMPRODUCT([.$A$2:.$A$1378]=[.L11];[.$E$2:.$E$1378])" office:value-type="float" office:value="144">
            <text:p>144</text:p>
          </table:table-cell>
          <table:table-cell office:value-type="string">
            <text:p>=</text:p>
          </table:table-cell>
          <table:table-cell table:formula="of:=SUMPRODUCT([.$B$2:.$B$1378]=[.L11];[.$E$2:.$E$1378])" office:value-type="float" office:value="140">
            <text:p>140</text:p>
          </table:table-cell>
          <table:table-cell table:number-columns-repeated="1009"/>
        </table:table-row>
        <table:table-row table:style-name="ro2">
          <table:table-cell table:formula="of:=VALUE(LEFT([Entrada.A18];SEARCH(&quot;,&quot;;[Entrada.A18])-1))" office:value-type="float" office:value="3">
            <text:p>3</text:p>
          </table:table-cell>
          <table:table-cell table:formula="of:=VALUE(MID([Entrada.A18];SEARCH(&quot;,&quot;;[Entrada.A18])+1;100))" office:value-type="float" office:value="2">
            <text:p>2</text:p>
          </table:table-cell>
          <table:table-cell table:formula="of:=[Entrada.C18]" office:value-type="float" office:value="40">
            <text:p>40</text:p>
          </table:table-cell>
          <table:table-cell table:formula="of:=[Entrada.D18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2]*[.E12]" office:value-type="float" office:value="64">
            <text:p>64</text:p>
          </table:table-cell>
          <table:table-cell/>
          <table:table-cell table:formula="of:=[.E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]" office:value-type="float" office:value="40">
            <text:p>40</text:p>
          </table:table-cell>
          <table:table-cell/>
          <table:table-cell table:formula="of:=[.L11]+1" office:value-type="float" office:value="11">
            <text:p>11</text:p>
          </table:table-cell>
          <table:table-cell table:formula="of:=SUMPRODUCT([.$A$2:.$A$1378]=[.L12];[.$E$2:.$E$1378])" office:value-type="float" office:value="128">
            <text:p>128</text:p>
          </table:table-cell>
          <table:table-cell office:value-type="string">
            <text:p>=</text:p>
          </table:table-cell>
          <table:table-cell table:formula="of:=SUMPRODUCT([.$B$2:.$B$1378]=[.L12];[.$E$2:.$E$1378])" office:value-type="float" office:value="136">
            <text:p>136</text:p>
          </table:table-cell>
          <table:table-cell table:number-columns-repeated="1009"/>
        </table:table-row>
        <table:table-row table:style-name="ro2">
          <table:table-cell table:formula="of:=VALUE(LEFT([Entrada.A19];SEARCH(&quot;,&quot;;[Entrada.A19])-1))" office:value-type="float" office:value="28">
            <text:p>28</text:p>
          </table:table-cell>
          <table:table-cell table:formula="of:=VALUE(MID([Entrada.A19];SEARCH(&quot;,&quot;;[Entrada.A19])+1;100))" office:value-type="float" office:value="10">
            <text:p>10</text:p>
          </table:table-cell>
          <table:table-cell table:formula="of:=[Entrada.C19]" office:value-type="float" office:value="7">
            <text:p>7</text:p>
          </table:table-cell>
          <table:table-cell table:formula="of:=[Entrada.D19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3]*[.E13]" office:value-type="float" office:value="148">
            <text:p>148</text:p>
          </table:table-cell>
          <table:table-cell/>
          <table:table-cell table:formula="of:=[.E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]" office:value-type="float" office:value="7">
            <text:p>7</text:p>
          </table:table-cell>
          <table:table-cell/>
          <table:table-cell table:formula="of:=[.L12]+1" office:value-type="float" office:value="12">
            <text:p>12</text:p>
          </table:table-cell>
          <table:table-cell table:formula="of:=SUMPRODUCT([.$A$2:.$A$1378]=[.L13];[.$E$2:.$E$1378])" office:value-type="float" office:value="144">
            <text:p>144</text:p>
          </table:table-cell>
          <table:table-cell office:value-type="string">
            <text:p>=</text:p>
          </table:table-cell>
          <table:table-cell table:formula="of:=SUMPRODUCT([.$B$2:.$B$1378]=[.L13];[.$E$2:.$E$1378])" office:value-type="float" office:value="140">
            <text:p>140</text:p>
          </table:table-cell>
          <table:table-cell table:number-columns-repeated="1009"/>
        </table:table-row>
        <table:table-row table:style-name="ro2">
          <table:table-cell table:formula="of:=VALUE(LEFT([Entrada.A20];SEARCH(&quot;,&quot;;[Entrada.A20])-1))" office:value-type="float" office:value="31">
            <text:p>31</text:p>
          </table:table-cell>
          <table:table-cell table:formula="of:=VALUE(MID([Entrada.A20];SEARCH(&quot;,&quot;;[Entrada.A20])+1;100))" office:value-type="float" office:value="15">
            <text:p>15</text:p>
          </table:table-cell>
          <table:table-cell table:formula="of:=[Entrada.C20]" office:value-type="float" office:value="14">
            <text:p>14</text:p>
          </table:table-cell>
          <table:table-cell table:formula="of:=[Entrada.D20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14]*[.E14]" office:value-type="float" office:value="128">
            <text:p>128</text:p>
          </table:table-cell>
          <table:table-cell/>
          <table:table-cell table:formula="of:=[.E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]" office:value-type="float" office:value="14">
            <text:p>14</text:p>
          </table:table-cell>
          <table:table-cell/>
          <table:table-cell table:formula="of:=[.L13]+1" office:value-type="float" office:value="13">
            <text:p>13</text:p>
          </table:table-cell>
          <table:table-cell table:formula="of:=SUMPRODUCT([.$A$2:.$A$1378]=[.L14];[.$E$2:.$E$1378])" office:value-type="float" office:value="152">
            <text:p>152</text:p>
          </table:table-cell>
          <table:table-cell office:value-type="string">
            <text:p>=</text:p>
          </table:table-cell>
          <table:table-cell table:formula="of:=SUMPRODUCT([.$B$2:.$B$1378]=[.L14];[.$E$2:.$E$1378])" office:value-type="float" office:value="146">
            <text:p>146</text:p>
          </table:table-cell>
          <table:table-cell table:number-columns-repeated="1009"/>
        </table:table-row>
        <table:table-row table:style-name="ro2">
          <table:table-cell table:formula="of:=VALUE(LEFT([Entrada.A21];SEARCH(&quot;,&quot;;[Entrada.A21])-1))" office:value-type="float" office:value="1">
            <text:p>1</text:p>
          </table:table-cell>
          <table:table-cell table:formula="of:=VALUE(MID([Entrada.A21];SEARCH(&quot;,&quot;;[Entrada.A21])+1;100))" office:value-type="float" office:value="40">
            <text:p>40</text:p>
          </table:table-cell>
          <table:table-cell table:formula="of:=[Entrada.C21]" office:value-type="float" office:value="36">
            <text:p>36</text:p>
          </table:table-cell>
          <table:table-cell table:formula="of:=[Entrada.D21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15]*[.E15]" office:value-type="float" office:value="164">
            <text:p>164</text:p>
          </table:table-cell>
          <table:table-cell/>
          <table:table-cell table:formula="of:=[.E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]" office:value-type="float" office:value="36">
            <text:p>36</text:p>
          </table:table-cell>
          <table:table-cell/>
          <table:table-cell table:formula="of:=[.L14]+1" office:value-type="float" office:value="14">
            <text:p>14</text:p>
          </table:table-cell>
          <table:table-cell table:formula="of:=SUMPRODUCT([.$A$2:.$A$1378]=[.L15];[.$E$2:.$E$1378])" office:value-type="float" office:value="140">
            <text:p>140</text:p>
          </table:table-cell>
          <table:table-cell office:value-type="string">
            <text:p>=</text:p>
          </table:table-cell>
          <table:table-cell table:formula="of:=SUMPRODUCT([.$B$2:.$B$1378]=[.L15];[.$E$2:.$E$1378])" office:value-type="float" office:value="136">
            <text:p>136</text:p>
          </table:table-cell>
          <table:table-cell table:number-columns-repeated="1009"/>
        </table:table-row>
        <table:table-row table:style-name="ro2">
          <table:table-cell table:formula="of:=VALUE(LEFT([Entrada.A22];SEARCH(&quot;,&quot;;[Entrada.A22])-1))" office:value-type="float" office:value="40">
            <text:p>40</text:p>
          </table:table-cell>
          <table:table-cell table:formula="of:=VALUE(MID([Entrada.A22];SEARCH(&quot;,&quot;;[Entrada.A22])+1;100))" office:value-type="float" office:value="29">
            <text:p>29</text:p>
          </table:table-cell>
          <table:table-cell table:formula="of:=[Entrada.C22]" office:value-type="float" office:value="10">
            <text:p>10</text:p>
          </table:table-cell>
          <table:table-cell table:formula="of:=[Entrada.D22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6]*[.E16]" office:value-type="float" office:value="48">
            <text:p>48</text:p>
          </table:table-cell>
          <table:table-cell/>
          <table:table-cell table:formula="of:=[.E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]" office:value-type="float" office:value="10">
            <text:p>10</text:p>
          </table:table-cell>
          <table:table-cell/>
          <table:table-cell table:formula="of:=[.L15]+1" office:value-type="float" office:value="15">
            <text:p>15</text:p>
          </table:table-cell>
          <table:table-cell table:formula="of:=SUMPRODUCT([.$A$2:.$A$1378]=[.L16];[.$E$2:.$E$1378])" office:value-type="float" office:value="124">
            <text:p>124</text:p>
          </table:table-cell>
          <table:table-cell office:value-type="string">
            <text:p>=</text:p>
          </table:table-cell>
          <table:table-cell table:formula="of:=SUMPRODUCT([.$B$2:.$B$1378]=[.L16];[.$E$2:.$E$1378])" office:value-type="float" office:value="144">
            <text:p>144</text:p>
          </table:table-cell>
          <table:table-cell table:number-columns-repeated="1009"/>
        </table:table-row>
        <table:table-row table:style-name="ro2">
          <table:table-cell table:formula="of:=VALUE(LEFT([Entrada.A23];SEARCH(&quot;,&quot;;[Entrada.A23])-1))" office:value-type="float" office:value="21">
            <text:p>21</text:p>
          </table:table-cell>
          <table:table-cell table:formula="of:=VALUE(MID([Entrada.A23];SEARCH(&quot;,&quot;;[Entrada.A23])+1;100))" office:value-type="float" office:value="37">
            <text:p>37</text:p>
          </table:table-cell>
          <table:table-cell table:formula="of:=[Entrada.C23]" office:value-type="float" office:value="38">
            <text:p>38</text:p>
          </table:table-cell>
          <table:table-cell table:formula="of:=[Entrada.D23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17]*[.E17]" office:value-type="float" office:value="56">
            <text:p>56</text:p>
          </table:table-cell>
          <table:table-cell/>
          <table:table-cell table:formula="of:=[.E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]" office:value-type="float" office:value="38">
            <text:p>38</text:p>
          </table:table-cell>
          <table:table-cell/>
          <table:table-cell table:formula="of:=[.L16]+1" office:value-type="float" office:value="16">
            <text:p>16</text:p>
          </table:table-cell>
          <table:table-cell table:formula="of:=SUMPRODUCT([.$A$2:.$A$1378]=[.L17];[.$E$2:.$E$1378])" office:value-type="float" office:value="140">
            <text:p>140</text:p>
          </table:table-cell>
          <table:table-cell office:value-type="string">
            <text:p>=</text:p>
          </table:table-cell>
          <table:table-cell table:formula="of:=SUMPRODUCT([.$B$2:.$B$1378]=[.L17];[.$E$2:.$E$1378])" office:value-type="float" office:value="148">
            <text:p>148</text:p>
          </table:table-cell>
          <table:table-cell table:number-columns-repeated="1009"/>
        </table:table-row>
        <table:table-row table:style-name="ro2">
          <table:table-cell table:formula="of:=VALUE(LEFT([Entrada.A24];SEARCH(&quot;,&quot;;[Entrada.A24])-1))" office:value-type="float" office:value="4">
            <text:p>4</text:p>
          </table:table-cell>
          <table:table-cell table:formula="of:=VALUE(MID([Entrada.A24];SEARCH(&quot;,&quot;;[Entrada.A24])+1;100))" office:value-type="float" office:value="35">
            <text:p>35</text:p>
          </table:table-cell>
          <table:table-cell table:formula="of:=[Entrada.C24]" office:value-type="float" office:value="16">
            <text:p>16</text:p>
          </table:table-cell>
          <table:table-cell table:formula="of:=[Entrada.D24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18]*[.E18]" office:value-type="float" office:value="184">
            <text:p>184</text:p>
          </table:table-cell>
          <table:table-cell/>
          <table:table-cell table:formula="of:=[.E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]" office:value-type="float" office:value="16">
            <text:p>16</text:p>
          </table:table-cell>
          <table:table-cell/>
          <table:table-cell table:formula="of:=[.L17]+1" office:value-type="float" office:value="17">
            <text:p>17</text:p>
          </table:table-cell>
          <table:table-cell table:formula="of:=SUMPRODUCT([.$A$2:.$A$1378]=[.L18];[.$E$2:.$E$1378])" office:value-type="float" office:value="140">
            <text:p>140</text:p>
          </table:table-cell>
          <table:table-cell office:value-type="string">
            <text:p>=</text:p>
          </table:table-cell>
          <table:table-cell table:formula="of:=SUMPRODUCT([.$B$2:.$B$1378]=[.L18];[.$E$2:.$E$1378])" office:value-type="float" office:value="144">
            <text:p>144</text:p>
          </table:table-cell>
          <table:table-cell table:number-columns-repeated="1009"/>
        </table:table-row>
        <table:table-row table:style-name="ro2">
          <table:table-cell table:formula="of:=VALUE(LEFT([Entrada.A25];SEARCH(&quot;,&quot;;[Entrada.A25])-1))" office:value-type="float" office:value="8">
            <text:p>8</text:p>
          </table:table-cell>
          <table:table-cell table:formula="of:=VALUE(MID([Entrada.A25];SEARCH(&quot;,&quot;;[Entrada.A25])+1;100))" office:value-type="float" office:value="38">
            <text:p>38</text:p>
          </table:table-cell>
          <table:table-cell table:formula="of:=[Entrada.C25]" office:value-type="float" office:value="20">
            <text:p>20</text:p>
          </table:table-cell>
          <table:table-cell table:formula="of:=[Entrada.D25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9]*[.E19]" office:value-type="float" office:value="136">
            <text:p>136</text:p>
          </table:table-cell>
          <table:table-cell/>
          <table:table-cell table:formula="of:=[.E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]" office:value-type="float" office:value="20">
            <text:p>20</text:p>
          </table:table-cell>
          <table:table-cell/>
          <table:table-cell table:formula="of:=[.L18]+1" office:value-type="float" office:value="18">
            <text:p>18</text:p>
          </table:table-cell>
          <table:table-cell table:formula="of:=SUMPRODUCT([.$A$2:.$A$1378]=[.L19];[.$E$2:.$E$1378])" office:value-type="float" office:value="128">
            <text:p>128</text:p>
          </table:table-cell>
          <table:table-cell office:value-type="string">
            <text:p>=</text:p>
          </table:table-cell>
          <table:table-cell table:formula="of:=SUMPRODUCT([.$B$2:.$B$1378]=[.L19];[.$E$2:.$E$1378])" office:value-type="float" office:value="120">
            <text:p>120</text:p>
          </table:table-cell>
          <table:table-cell table:number-columns-repeated="1009"/>
        </table:table-row>
        <table:table-row table:style-name="ro2">
          <table:table-cell table:formula="of:=VALUE(LEFT([Entrada.A26];SEARCH(&quot;,&quot;;[Entrada.A26])-1))" office:value-type="float" office:value="7">
            <text:p>7</text:p>
          </table:table-cell>
          <table:table-cell table:formula="of:=VALUE(MID([Entrada.A26];SEARCH(&quot;,&quot;;[Entrada.A26])+1;100))" office:value-type="float" office:value="22">
            <text:p>22</text:p>
          </table:table-cell>
          <table:table-cell table:formula="of:=[Entrada.C26]" office:value-type="float" office:value="29">
            <text:p>29</text:p>
          </table:table-cell>
          <table:table-cell table:formula="of:=[Entrada.D26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20]*[.E20]" office:value-type="float" office:value="108">
            <text:p>108</text:p>
          </table:table-cell>
          <table:table-cell/>
          <table:table-cell table:formula="of:=[.E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]" office:value-type="float" office:value="29">
            <text:p>29</text:p>
          </table:table-cell>
          <table:table-cell/>
          <table:table-cell table:formula="of:=[.L19]+1" office:value-type="float" office:value="19">
            <text:p>19</text:p>
          </table:table-cell>
          <table:table-cell table:formula="of:=SUMPRODUCT([.$A$2:.$A$1378]=[.L20];[.$E$2:.$E$1378])" office:value-type="float" office:value="136">
            <text:p>136</text:p>
          </table:table-cell>
          <table:table-cell office:value-type="string">
            <text:p>=</text:p>
          </table:table-cell>
          <table:table-cell table:formula="of:=SUMPRODUCT([.$B$2:.$B$1378]=[.L20];[.$E$2:.$E$1378])" office:value-type="float" office:value="128">
            <text:p>128</text:p>
          </table:table-cell>
          <table:table-cell table:number-columns-repeated="1009"/>
        </table:table-row>
        <table:table-row table:style-name="ro2">
          <table:table-cell table:formula="of:=VALUE(LEFT([Entrada.A27];SEARCH(&quot;,&quot;;[Entrada.A27])-1))" office:value-type="float" office:value="29">
            <text:p>29</text:p>
          </table:table-cell>
          <table:table-cell table:formula="of:=VALUE(MID([Entrada.A27];SEARCH(&quot;,&quot;;[Entrada.A27])+1;100))" office:value-type="float" office:value="37">
            <text:p>37</text:p>
          </table:table-cell>
          <table:table-cell table:formula="of:=[Entrada.C27]" office:value-type="float" office:value="40">
            <text:p>40</text:p>
          </table:table-cell>
          <table:table-cell table:formula="of:=[Entrada.D27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21]*[.E21]" office:value-type="float" office:value="188">
            <text:p>188</text:p>
          </table:table-cell>
          <table:table-cell/>
          <table:table-cell table:formula="of:=[.E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]" office:value-type="float" office:value="40">
            <text:p>40</text:p>
          </table:table-cell>
          <table:table-cell/>
          <table:table-cell table:formula="of:=[.L20]+1" office:value-type="float" office:value="20">
            <text:p>20</text:p>
          </table:table-cell>
          <table:table-cell table:formula="of:=SUMPRODUCT([.$A$2:.$A$1378]=[.L21];[.$E$2:.$E$1378])" office:value-type="float" office:value="132">
            <text:p>132</text:p>
          </table:table-cell>
          <table:table-cell office:value-type="string">
            <text:p>=</text:p>
          </table:table-cell>
          <table:table-cell table:formula="of:=SUMPRODUCT([.$B$2:.$B$1378]=[.L21];[.$E$2:.$E$1378])" office:value-type="float" office:value="144">
            <text:p>144</text:p>
          </table:table-cell>
          <table:table-cell table:number-columns-repeated="1009"/>
        </table:table-row>
        <table:table-row table:style-name="ro2">
          <table:table-cell table:formula="of:=VALUE(LEFT([Entrada.A28];SEARCH(&quot;,&quot;;[Entrada.A28])-1))" office:value-type="float" office:value="33">
            <text:p>33</text:p>
          </table:table-cell>
          <table:table-cell table:formula="of:=VALUE(MID([Entrada.A28];SEARCH(&quot;,&quot;;[Entrada.A28])+1;100))" office:value-type="float" office:value="34">
            <text:p>34</text:p>
          </table:table-cell>
          <table:table-cell table:formula="of:=[Entrada.C28]" office:value-type="float" office:value="21">
            <text:p>21</text:p>
          </table:table-cell>
          <table:table-cell table:formula="of:=[Entrada.D28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22]*[.E22]" office:value-type="float" office:value="180">
            <text:p>180</text:p>
          </table:table-cell>
          <table:table-cell/>
          <table:table-cell table:formula="of:=[.E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]" office:value-type="float" office:value="21">
            <text:p>21</text:p>
          </table:table-cell>
          <table:table-cell/>
          <table:table-cell table:formula="of:=[.L21]+1" office:value-type="float" office:value="21">
            <text:p>21</text:p>
          </table:table-cell>
          <table:table-cell table:formula="of:=SUMPRODUCT([.$A$2:.$A$1378]=[.L22];[.$E$2:.$E$1378])" office:value-type="float" office:value="132">
            <text:p>132</text:p>
          </table:table-cell>
          <table:table-cell office:value-type="string">
            <text:p>=</text:p>
          </table:table-cell>
          <table:table-cell table:formula="of:=SUMPRODUCT([.$B$2:.$B$1378]=[.L22];[.$E$2:.$E$1378])" office:value-type="float" office:value="140">
            <text:p>140</text:p>
          </table:table-cell>
          <table:table-cell table:number-columns-repeated="1009"/>
        </table:table-row>
        <table:table-row table:style-name="ro2">
          <table:table-cell table:formula="of:=VALUE(LEFT([Entrada.A29];SEARCH(&quot;,&quot;;[Entrada.A29])-1))" office:value-type="float" office:value="16">
            <text:p>16</text:p>
          </table:table-cell>
          <table:table-cell table:formula="of:=VALUE(MID([Entrada.A29];SEARCH(&quot;,&quot;;[Entrada.A29])+1;100))" office:value-type="float" office:value="38">
            <text:p>38</text:p>
          </table:table-cell>
          <table:table-cell table:formula="of:=[Entrada.C29]" office:value-type="float" office:value="21">
            <text:p>21</text:p>
          </table:table-cell>
          <table:table-cell table:formula="of:=[Entrada.D29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23]*[.E23]" office:value-type="float" office:value="40">
            <text:p>40</text:p>
          </table:table-cell>
          <table:table-cell/>
          <table:table-cell table:formula="of:=[.E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]" office:value-type="float" office:value="21">
            <text:p>21</text:p>
          </table:table-cell>
          <table:table-cell/>
          <table:table-cell table:formula="of:=[.L22]+1" office:value-type="float" office:value="22">
            <text:p>22</text:p>
          </table:table-cell>
          <table:table-cell table:formula="of:=SUMPRODUCT([.$A$2:.$A$1378]=[.L23];[.$E$2:.$E$1378])" office:value-type="float" office:value="140">
            <text:p>140</text:p>
          </table:table-cell>
          <table:table-cell office:value-type="string">
            <text:p>=</text:p>
          </table:table-cell>
          <table:table-cell table:formula="of:=SUMPRODUCT([.$B$2:.$B$1378]=[.L23];[.$E$2:.$E$1378])" office:value-type="float" office:value="148">
            <text:p>148</text:p>
          </table:table-cell>
          <table:table-cell table:number-columns-repeated="1009"/>
        </table:table-row>
        <table:table-row table:style-name="ro2">
          <table:table-cell table:formula="of:=VALUE(LEFT([Entrada.A30];SEARCH(&quot;,&quot;;[Entrada.A30])-1))" office:value-type="float" office:value="22">
            <text:p>22</text:p>
          </table:table-cell>
          <table:table-cell table:formula="of:=VALUE(MID([Entrada.A30];SEARCH(&quot;,&quot;;[Entrada.A30])+1;100))" office:value-type="float" office:value="12">
            <text:p>12</text:p>
          </table:table-cell>
          <table:table-cell table:formula="of:=[Entrada.C30]" office:value-type="float" office:value="24">
            <text:p>24</text:p>
          </table:table-cell>
          <table:table-cell table:formula="of:=[Entrada.D30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24]*[.E24]" office:value-type="float" office:value="136">
            <text:p>136</text:p>
          </table:table-cell>
          <table:table-cell/>
          <table:table-cell table:formula="of:=[.E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]" office:value-type="float" office:value="24">
            <text:p>24</text:p>
          </table:table-cell>
          <table:table-cell/>
          <table:table-cell table:formula="of:=[.L23]+1" office:value-type="float" office:value="23">
            <text:p>23</text:p>
          </table:table-cell>
          <table:table-cell table:formula="of:=SUMPRODUCT([.$A$2:.$A$1378]=[.L24];[.$E$2:.$E$1378])" office:value-type="float" office:value="124">
            <text:p>124</text:p>
          </table:table-cell>
          <table:table-cell office:value-type="string">
            <text:p>=</text:p>
          </table:table-cell>
          <table:table-cell table:formula="of:=SUMPRODUCT([.$B$2:.$B$1378]=[.L24];[.$E$2:.$E$1378])" office:value-type="float" office:value="148">
            <text:p>148</text:p>
          </table:table-cell>
          <table:table-cell table:number-columns-repeated="1009"/>
        </table:table-row>
        <table:table-row table:style-name="ro2">
          <table:table-cell table:formula="of:=VALUE(LEFT([Entrada.A31];SEARCH(&quot;,&quot;;[Entrada.A31])-1))" office:value-type="float" office:value="34">
            <text:p>34</text:p>
          </table:table-cell>
          <table:table-cell table:formula="of:=VALUE(MID([Entrada.A31];SEARCH(&quot;,&quot;;[Entrada.A31])+1;100))" office:value-type="float" office:value="3">
            <text:p>3</text:p>
          </table:table-cell>
          <table:table-cell table:formula="of:=[Entrada.C31]" office:value-type="float" office:value="15">
            <text:p>15</text:p>
          </table:table-cell>
          <table:table-cell table:formula="of:=[Entrada.D31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25]*[.E25]" office:value-type="float" office:value="200">
            <text:p>200</text:p>
          </table:table-cell>
          <table:table-cell/>
          <table:table-cell table:formula="of:=[.E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]" office:value-type="float" office:value="15">
            <text:p>15</text:p>
          </table:table-cell>
          <table:table-cell/>
          <table:table-cell table:formula="of:=[.L24]+1" office:value-type="float" office:value="24">
            <text:p>24</text:p>
          </table:table-cell>
          <table:table-cell table:formula="of:=SUMPRODUCT([.$A$2:.$A$1378]=[.L25];[.$E$2:.$E$1378])" office:value-type="float" office:value="144">
            <text:p>144</text:p>
          </table:table-cell>
          <table:table-cell office:value-type="string">
            <text:p>=</text:p>
          </table:table-cell>
          <table:table-cell table:formula="of:=SUMPRODUCT([.$B$2:.$B$1378]=[.L25];[.$E$2:.$E$1378])" office:value-type="float" office:value="136">
            <text:p>136</text:p>
          </table:table-cell>
          <table:table-cell table:number-columns-repeated="1009"/>
        </table:table-row>
        <table:table-row table:style-name="ro2">
          <table:table-cell table:formula="of:=VALUE(LEFT([Entrada.A32];SEARCH(&quot;,&quot;;[Entrada.A32])-1))" office:value-type="float" office:value="24">
            <text:p>24</text:p>
          </table:table-cell>
          <table:table-cell table:formula="of:=VALUE(MID([Entrada.A32];SEARCH(&quot;,&quot;;[Entrada.A32])+1;100))" office:value-type="float" office:value="21">
            <text:p>21</text:p>
          </table:table-cell>
          <table:table-cell table:formula="of:=[Entrada.C32]" office:value-type="float" office:value="7">
            <text:p>7</text:p>
          </table:table-cell>
          <table:table-cell table:formula="of:=[Entrada.D32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26]*[.E26]" office:value-type="float" office:value="192">
            <text:p>192</text:p>
          </table:table-cell>
          <table:table-cell/>
          <table:table-cell table:formula="of:=[.E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]" office:value-type="float" office:value="7">
            <text:p>7</text:p>
          </table:table-cell>
          <table:table-cell/>
          <table:table-cell table:formula="of:=[.L25]+1" office:value-type="float" office:value="25">
            <text:p>25</text:p>
          </table:table-cell>
          <table:table-cell table:formula="of:=SUMPRODUCT([.$A$2:.$A$1378]=[.L26];[.$E$2:.$E$1378])" office:value-type="float" office:value="144">
            <text:p>144</text:p>
          </table:table-cell>
          <table:table-cell office:value-type="string">
            <text:p>=</text:p>
          </table:table-cell>
          <table:table-cell table:formula="of:=SUMPRODUCT([.$B$2:.$B$1378]=[.L26];[.$E$2:.$E$1378])" office:value-type="float" office:value="132">
            <text:p>132</text:p>
          </table:table-cell>
          <table:table-cell table:number-columns-repeated="1009"/>
        </table:table-row>
        <table:table-row table:style-name="ro2">
          <table:table-cell table:formula="of:=VALUE(LEFT([Entrada.A33];SEARCH(&quot;,&quot;;[Entrada.A33])-1))" office:value-type="float" office:value="38">
            <text:p>38</text:p>
          </table:table-cell>
          <table:table-cell table:formula="of:=VALUE(MID([Entrada.A33];SEARCH(&quot;,&quot;;[Entrada.A33])+1;100))" office:value-type="float" office:value="31">
            <text:p>31</text:p>
          </table:table-cell>
          <table:table-cell table:formula="of:=[Entrada.C33]" office:value-type="float" office:value="20">
            <text:p>20</text:p>
          </table:table-cell>
          <table:table-cell table:formula="of:=[Entrada.D33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27]*[.E27]" office:value-type="float" office:value="184">
            <text:p>184</text:p>
          </table:table-cell>
          <table:table-cell/>
          <table:table-cell table:formula="of:=[.E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]" office:value-type="float" office:value="20">
            <text:p>20</text:p>
          </table:table-cell>
          <table:table-cell/>
          <table:table-cell table:formula="of:=[.L26]+1" office:value-type="float" office:value="26">
            <text:p>26</text:p>
          </table:table-cell>
          <table:table-cell table:formula="of:=SUMPRODUCT([.$A$2:.$A$1378]=[.L27];[.$E$2:.$E$1378])" office:value-type="float" office:value="136">
            <text:p>136</text:p>
          </table:table-cell>
          <table:table-cell office:value-type="string">
            <text:p>=</text:p>
          </table:table-cell>
          <table:table-cell table:formula="of:=SUMPRODUCT([.$B$2:.$B$1378]=[.L27];[.$E$2:.$E$1378])" office:value-type="float" office:value="140">
            <text:p>140</text:p>
          </table:table-cell>
          <table:table-cell table:number-columns-repeated="1009"/>
        </table:table-row>
        <table:table-row table:style-name="ro2">
          <table:table-cell table:formula="of:=VALUE(LEFT([Entrada.A34];SEARCH(&quot;,&quot;;[Entrada.A34])-1))" office:value-type="float" office:value="3">
            <text:p>3</text:p>
          </table:table-cell>
          <table:table-cell table:formula="of:=VALUE(MID([Entrada.A34];SEARCH(&quot;,&quot;;[Entrada.A34])+1;100))" office:value-type="float" office:value="11">
            <text:p>11</text:p>
          </table:table-cell>
          <table:table-cell table:formula="of:=[Entrada.C34]" office:value-type="float" office:value="9">
            <text:p>9</text:p>
          </table:table-cell>
          <table:table-cell table:formula="of:=[Entrada.D34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28]*[.E28]" office:value-type="float" office:value="56">
            <text:p>56</text:p>
          </table:table-cell>
          <table:table-cell/>
          <table:table-cell table:formula="of:=[.E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]" office:value-type="float" office:value="9">
            <text:p>9</text:p>
          </table:table-cell>
          <table:table-cell/>
          <table:table-cell table:formula="of:=[.L27]+1" office:value-type="float" office:value="27">
            <text:p>27</text:p>
          </table:table-cell>
          <table:table-cell table:formula="of:=SUMPRODUCT([.$A$2:.$A$1378]=[.L28];[.$E$2:.$E$1378])" office:value-type="float" office:value="140">
            <text:p>140</text:p>
          </table:table-cell>
          <table:table-cell office:value-type="string">
            <text:p>=</text:p>
          </table:table-cell>
          <table:table-cell table:formula="of:=SUMPRODUCT([.$B$2:.$B$1378]=[.L28];[.$E$2:.$E$1378])" office:value-type="float" office:value="144">
            <text:p>144</text:p>
          </table:table-cell>
          <table:table-cell table:number-columns-repeated="1009"/>
        </table:table-row>
        <table:table-row table:style-name="ro2">
          <table:table-cell table:formula="of:=VALUE(LEFT([Entrada.A35];SEARCH(&quot;,&quot;;[Entrada.A35])-1))" office:value-type="float" office:value="28">
            <text:p>28</text:p>
          </table:table-cell>
          <table:table-cell table:formula="of:=VALUE(MID([Entrada.A35];SEARCH(&quot;,&quot;;[Entrada.A35])+1;100))" office:value-type="float" office:value="1">
            <text:p>1</text:p>
          </table:table-cell>
          <table:table-cell table:formula="of:=[Entrada.C35]" office:value-type="float" office:value="5">
            <text:p>5</text:p>
          </table:table-cell>
          <table:table-cell table:formula="of:=[Entrada.D35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29]*[.E29]" office:value-type="float" office:value="60">
            <text:p>60</text:p>
          </table:table-cell>
          <table:table-cell/>
          <table:table-cell table:formula="of:=[.E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]" office:value-type="float" office:value="5">
            <text:p>5</text:p>
          </table:table-cell>
          <table:table-cell/>
          <table:table-cell table:formula="of:=[.L28]+1" office:value-type="float" office:value="28">
            <text:p>28</text:p>
          </table:table-cell>
          <table:table-cell table:formula="of:=SUMPRODUCT([.$A$2:.$A$1378]=[.L29];[.$E$2:.$E$1378])" office:value-type="float" office:value="144">
            <text:p>144</text:p>
          </table:table-cell>
          <table:table-cell office:value-type="string">
            <text:p>=</text:p>
          </table:table-cell>
          <table:table-cell table:formula="of:=SUMPRODUCT([.$B$2:.$B$1378]=[.L29];[.$E$2:.$E$1378])" office:value-type="float" office:value="144">
            <text:p>144</text:p>
          </table:table-cell>
          <table:table-cell table:number-columns-repeated="1009"/>
        </table:table-row>
        <table:table-row table:style-name="ro2">
          <table:table-cell table:formula="of:=VALUE(LEFT([Entrada.A36];SEARCH(&quot;,&quot;;[Entrada.A36])-1))" office:value-type="float" office:value="1">
            <text:p>1</text:p>
          </table:table-cell>
          <table:table-cell table:formula="of:=VALUE(MID([Entrada.A36];SEARCH(&quot;,&quot;;[Entrada.A36])+1;100))" office:value-type="float" office:value="33">
            <text:p>33</text:p>
          </table:table-cell>
          <table:table-cell table:formula="of:=[Entrada.C36]" office:value-type="float" office:value="21">
            <text:p>21</text:p>
          </table:table-cell>
          <table:table-cell table:formula="of:=[Entrada.D36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30]*[.E30]" office:value-type="float" office:value="156">
            <text:p>156</text:p>
          </table:table-cell>
          <table:table-cell/>
          <table:table-cell table:formula="of:=[.E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]" office:value-type="float" office:value="21">
            <text:p>21</text:p>
          </table:table-cell>
          <table:table-cell/>
          <table:table-cell table:formula="of:=[.L29]+1" office:value-type="float" office:value="29">
            <text:p>29</text:p>
          </table:table-cell>
          <table:table-cell table:formula="of:=SUMPRODUCT([.$A$2:.$A$1378]=[.L30];[.$E$2:.$E$1378])" office:value-type="float" office:value="144">
            <text:p>144</text:p>
          </table:table-cell>
          <table:table-cell office:value-type="string">
            <text:p>=</text:p>
          </table:table-cell>
          <table:table-cell table:formula="of:=SUMPRODUCT([.$B$2:.$B$1378]=[.L30];[.$E$2:.$E$1378])" office:value-type="float" office:value="140">
            <text:p>140</text:p>
          </table:table-cell>
          <table:table-cell table:number-columns-repeated="1009"/>
        </table:table-row>
        <table:table-row table:style-name="ro2">
          <table:table-cell table:formula="of:=VALUE(LEFT([Entrada.A37];SEARCH(&quot;,&quot;;[Entrada.A37])-1))" office:value-type="float" office:value="40">
            <text:p>40</text:p>
          </table:table-cell>
          <table:table-cell table:formula="of:=VALUE(MID([Entrada.A37];SEARCH(&quot;,&quot;;[Entrada.A37])+1;100))" office:value-type="float" office:value="4">
            <text:p>4</text:p>
          </table:table-cell>
          <table:table-cell table:formula="of:=[Entrada.C37]" office:value-type="float" office:value="24">
            <text:p>24</text:p>
          </table:table-cell>
          <table:table-cell table:formula="of:=[Entrada.D37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31]*[.E31]" office:value-type="float" office:value="80">
            <text:p>80</text:p>
          </table:table-cell>
          <table:table-cell/>
          <table:table-cell table:formula="of:=[.E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]" office:value-type="float" office:value="24">
            <text:p>24</text:p>
          </table:table-cell>
          <table:table-cell/>
          <table:table-cell table:formula="of:=[.L30]+1" office:value-type="float" office:value="30">
            <text:p>30</text:p>
          </table:table-cell>
          <table:table-cell table:formula="of:=SUMPRODUCT([.$A$2:.$A$1378]=[.L31];[.$E$2:.$E$1378])" office:value-type="float" office:value="128">
            <text:p>128</text:p>
          </table:table-cell>
          <table:table-cell office:value-type="string">
            <text:p>=</text:p>
          </table:table-cell>
          <table:table-cell table:formula="of:=SUMPRODUCT([.$B$2:.$B$1378]=[.L31];[.$E$2:.$E$1378])" office:value-type="float" office:value="136">
            <text:p>136</text:p>
          </table:table-cell>
          <table:table-cell table:number-columns-repeated="1009"/>
        </table:table-row>
        <table:table-row table:style-name="ro2">
          <table:table-cell table:formula="of:=VALUE(LEFT([Entrada.A38];SEARCH(&quot;,&quot;;[Entrada.A38])-1))" office:value-type="float" office:value="7">
            <text:p>7</text:p>
          </table:table-cell>
          <table:table-cell table:formula="of:=VALUE(MID([Entrada.A38];SEARCH(&quot;,&quot;;[Entrada.A38])+1;100))" office:value-type="float" office:value="15">
            <text:p>15</text:p>
          </table:table-cell>
          <table:table-cell table:formula="of:=[Entrada.C38]" office:value-type="float" office:value="16">
            <text:p>16</text:p>
          </table:table-cell>
          <table:table-cell table:formula="of:=[Entrada.D38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32]*[.E32]" office:value-type="float" office:value="136">
            <text:p>136</text:p>
          </table:table-cell>
          <table:table-cell/>
          <table:table-cell table:formula="of:=[.E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]" office:value-type="float" office:value="16">
            <text:p>16</text:p>
          </table:table-cell>
          <table:table-cell/>
          <table:table-cell table:formula="of:=[.L31]+1" office:value-type="float" office:value="31">
            <text:p>31</text:p>
          </table:table-cell>
          <table:table-cell table:formula="of:=SUMPRODUCT([.$A$2:.$A$1378]=[.L32];[.$E$2:.$E$1378])" office:value-type="float" office:value="138">
            <text:p>138</text:p>
          </table:table-cell>
          <table:table-cell office:value-type="string">
            <text:p>=</text:p>
          </table:table-cell>
          <table:table-cell table:formula="of:=SUMPRODUCT([.$B$2:.$B$1378]=[.L32];[.$E$2:.$E$1378])" office:value-type="float" office:value="136">
            <text:p>136</text:p>
          </table:table-cell>
          <table:table-cell table:number-columns-repeated="1009"/>
        </table:table-row>
        <table:table-row table:style-name="ro2">
          <table:table-cell table:formula="of:=VALUE(LEFT([Entrada.A39];SEARCH(&quot;,&quot;;[Entrada.A39])-1))" office:value-type="float" office:value="16">
            <text:p>16</text:p>
          </table:table-cell>
          <table:table-cell table:formula="of:=VALUE(MID([Entrada.A39];SEARCH(&quot;,&quot;;[Entrada.A39])+1;100))" office:value-type="float" office:value="29">
            <text:p>29</text:p>
          </table:table-cell>
          <table:table-cell table:formula="of:=[Entrada.C39]" office:value-type="float" office:value="4">
            <text:p>4</text:p>
          </table:table-cell>
          <table:table-cell table:formula="of:=[Entrada.D39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33]*[.E33]" office:value-type="float" office:value="188">
            <text:p>188</text:p>
          </table:table-cell>
          <table:table-cell/>
          <table:table-cell table:formula="of:=[.E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]" office:value-type="float" office:value="4">
            <text:p>4</text:p>
          </table:table-cell>
          <table:table-cell/>
          <table:table-cell table:formula="of:=[.L32]+1" office:value-type="float" office:value="32">
            <text:p>32</text:p>
          </table:table-cell>
          <table:table-cell table:formula="of:=SUMPRODUCT([.$A$2:.$A$1378]=[.L33];[.$E$2:.$E$1378])" office:value-type="float" office:value="152">
            <text:p>152</text:p>
          </table:table-cell>
          <table:table-cell office:value-type="string">
            <text:p>=</text:p>
          </table:table-cell>
          <table:table-cell table:formula="of:=SUMPRODUCT([.$B$2:.$B$1378]=[.L33];[.$E$2:.$E$1378])" office:value-type="float" office:value="132">
            <text:p>132</text:p>
          </table:table-cell>
          <table:table-cell table:number-columns-repeated="1009"/>
        </table:table-row>
        <table:table-row table:style-name="ro2">
          <table:table-cell table:formula="of:=VALUE(LEFT([Entrada.A40];SEARCH(&quot;,&quot;;[Entrada.A40])-1))" office:value-type="float" office:value="22">
            <text:p>22</text:p>
          </table:table-cell>
          <table:table-cell table:formula="of:=VALUE(MID([Entrada.A40];SEARCH(&quot;,&quot;;[Entrada.A40])+1;100))" office:value-type="float" office:value="7">
            <text:p>7</text:p>
          </table:table-cell>
          <table:table-cell table:formula="of:=[Entrada.C40]" office:value-type="float" office:value="8">
            <text:p>8</text:p>
          </table:table-cell>
          <table:table-cell table:formula="of:=[Entrada.D40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34]*[.E34]" office:value-type="float" office:value="160">
            <text:p>160</text:p>
          </table:table-cell>
          <table:table-cell/>
          <table:table-cell table:formula="of:=[.E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]" office:value-type="float" office:value="8">
            <text:p>8</text:p>
          </table:table-cell>
          <table:table-cell/>
          <table:table-cell table:formula="of:=[.L33]+1" office:value-type="float" office:value="33">
            <text:p>33</text:p>
          </table:table-cell>
          <table:table-cell table:formula="of:=SUMPRODUCT([.$A$2:.$A$1378]=[.L34];[.$E$2:.$E$1378])" office:value-type="float" office:value="124">
            <text:p>124</text:p>
          </table:table-cell>
          <table:table-cell office:value-type="string">
            <text:p>=</text:p>
          </table:table-cell>
          <table:table-cell table:formula="of:=SUMPRODUCT([.$B$2:.$B$1378]=[.L34];[.$E$2:.$E$1378])" office:value-type="float" office:value="120">
            <text:p>120</text:p>
          </table:table-cell>
          <table:table-cell table:number-columns-repeated="1009"/>
        </table:table-row>
        <table:table-row table:style-name="ro2">
          <table:table-cell table:formula="of:=VALUE(LEFT([Entrada.A41];SEARCH(&quot;,&quot;;[Entrada.A41])-1))" office:value-type="float" office:value="34">
            <text:p>34</text:p>
          </table:table-cell>
          <table:table-cell table:formula="of:=VALUE(MID([Entrada.A41];SEARCH(&quot;,&quot;;[Entrada.A41])+1;100))" office:value-type="float" office:value="26">
            <text:p>26</text:p>
          </table:table-cell>
          <table:table-cell table:formula="of:=[Entrada.C41]" office:value-type="float" office:value="22">
            <text:p>22</text:p>
          </table:table-cell>
          <table:table-cell table:formula="of:=[Entrada.D41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35]*[.E35]" office:value-type="float" office:value="28">
            <text:p>28</text:p>
          </table:table-cell>
          <table:table-cell/>
          <table:table-cell table:formula="of:=[.E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]" office:value-type="float" office:value="22">
            <text:p>22</text:p>
          </table:table-cell>
          <table:table-cell/>
          <table:table-cell table:formula="of:=[.L34]+1" office:value-type="float" office:value="34">
            <text:p>34</text:p>
          </table:table-cell>
          <table:table-cell table:formula="of:=SUMPRODUCT([.$A$2:.$A$1378]=[.L35];[.$E$2:.$E$1378])" office:value-type="float" office:value="136">
            <text:p>136</text:p>
          </table:table-cell>
          <table:table-cell office:value-type="string">
            <text:p>=</text:p>
          </table:table-cell>
          <table:table-cell table:formula="of:=SUMPRODUCT([.$B$2:.$B$1378]=[.L35];[.$E$2:.$E$1378])" office:value-type="float" office:value="132">
            <text:p>132</text:p>
          </table:table-cell>
          <table:table-cell table:number-columns-repeated="1009"/>
        </table:table-row>
        <table:table-row table:style-name="ro2">
          <table:table-cell table:formula="of:=VALUE(LEFT([Entrada.A42];SEARCH(&quot;,&quot;;[Entrada.A42])-1))" office:value-type="float" office:value="24">
            <text:p>24</text:p>
          </table:table-cell>
          <table:table-cell table:formula="of:=VALUE(MID([Entrada.A42];SEARCH(&quot;,&quot;;[Entrada.A42])+1;100))" office:value-type="float" office:value="28">
            <text:p>28</text:p>
          </table:table-cell>
          <table:table-cell table:formula="of:=[Entrada.C42]" office:value-type="float" office:value="8">
            <text:p>8</text:p>
          </table:table-cell>
          <table:table-cell table:formula="of:=[Entrada.D42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36]*[.E36]" office:value-type="float" office:value="184">
            <text:p>184</text:p>
          </table:table-cell>
          <table:table-cell/>
          <table:table-cell table:formula="of:=[.E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]" office:value-type="float" office:value="8">
            <text:p>8</text:p>
          </table:table-cell>
          <table:table-cell/>
          <table:table-cell table:formula="of:=[.L35]+1" office:value-type="float" office:value="35">
            <text:p>35</text:p>
          </table:table-cell>
          <table:table-cell table:formula="of:=SUMPRODUCT([.$A$2:.$A$1378]=[.L36];[.$E$2:.$E$1378])" office:value-type="float" office:value="140">
            <text:p>140</text:p>
          </table:table-cell>
          <table:table-cell office:value-type="string">
            <text:p>=</text:p>
          </table:table-cell>
          <table:table-cell table:formula="of:=SUMPRODUCT([.$B$2:.$B$1378]=[.L36];[.$E$2:.$E$1378])" office:value-type="float" office:value="140">
            <text:p>140</text:p>
          </table:table-cell>
          <table:table-cell table:number-columns-repeated="1009"/>
        </table:table-row>
        <table:table-row table:style-name="ro2">
          <table:table-cell table:formula="of:=VALUE(LEFT([Entrada.A43];SEARCH(&quot;,&quot;;[Entrada.A43])-1))" office:value-type="float" office:value="10">
            <text:p>10</text:p>
          </table:table-cell>
          <table:table-cell table:formula="of:=VALUE(MID([Entrada.A43];SEARCH(&quot;,&quot;;[Entrada.A43])+1;100))" office:value-type="float" office:value="19">
            <text:p>19</text:p>
          </table:table-cell>
          <table:table-cell table:formula="of:=[Entrada.C43]" office:value-type="float" office:value="11">
            <text:p>11</text:p>
          </table:table-cell>
          <table:table-cell table:formula="of:=[Entrada.D43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37]*[.E37]" office:value-type="float" office:value="176">
            <text:p>176</text:p>
          </table:table-cell>
          <table:table-cell/>
          <table:table-cell table:formula="of:=[.E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]" office:value-type="float" office:value="11">
            <text:p>11</text:p>
          </table:table-cell>
          <table:table-cell/>
          <table:table-cell table:formula="of:=[.L36]+1" office:value-type="float" office:value="36">
            <text:p>36</text:p>
          </table:table-cell>
          <table:table-cell table:formula="of:=SUMPRODUCT([.$A$2:.$A$1378]=[.L37];[.$E$2:.$E$1378])" office:value-type="float" office:value="136">
            <text:p>136</text:p>
          </table:table-cell>
          <table:table-cell office:value-type="string">
            <text:p>=</text:p>
          </table:table-cell>
          <table:table-cell table:formula="of:=SUMPRODUCT([.$B$2:.$B$1378]=[.L37];[.$E$2:.$E$1378])" office:value-type="float" office:value="134">
            <text:p>134</text:p>
          </table:table-cell>
          <table:table-cell table:number-columns-repeated="1009"/>
        </table:table-row>
        <table:table-row table:style-name="ro2">
          <table:table-cell table:formula="of:=VALUE(LEFT([Entrada.A44];SEARCH(&quot;,&quot;;[Entrada.A44])-1))" office:value-type="float" office:value="13">
            <text:p>13</text:p>
          </table:table-cell>
          <table:table-cell table:formula="of:=VALUE(MID([Entrada.A44];SEARCH(&quot;,&quot;;[Entrada.A44])+1;100))" office:value-type="float" office:value="6">
            <text:p>6</text:p>
          </table:table-cell>
          <table:table-cell table:formula="of:=[Entrada.C44]" office:value-type="float" office:value="39">
            <text:p>39</text:p>
          </table:table-cell>
          <table:table-cell table:formula="of:=[Entrada.D44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38]*[.E38]" office:value-type="float" office:value="36">
            <text:p>36</text:p>
          </table:table-cell>
          <table:table-cell/>
          <table:table-cell table:formula="of:=[.E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]" office:value-type="float" office:value="39">
            <text:p>39</text:p>
          </table:table-cell>
          <table:table-cell/>
          <table:table-cell table:formula="of:=[.L37]+1" office:value-type="float" office:value="37">
            <text:p>37</text:p>
          </table:table-cell>
          <table:table-cell table:formula="of:=SUMPRODUCT([.$A$2:.$A$1378]=[.L38];[.$E$2:.$E$1378])" office:value-type="float" office:value="138">
            <text:p>138</text:p>
          </table:table-cell>
          <table:table-cell office:value-type="string">
            <text:p>=</text:p>
          </table:table-cell>
          <table:table-cell table:formula="of:=SUMPRODUCT([.$B$2:.$B$1378]=[.L38];[.$E$2:.$E$1378])" office:value-type="float" office:value="148">
            <text:p>148</text:p>
          </table:table-cell>
          <table:table-cell table:number-columns-repeated="1009"/>
        </table:table-row>
        <table:table-row table:style-name="ro2">
          <table:table-cell table:formula="of:=VALUE(LEFT([Entrada.A45];SEARCH(&quot;,&quot;;[Entrada.A45])-1))" office:value-type="float" office:value="38">
            <text:p>38</text:p>
          </table:table-cell>
          <table:table-cell table:formula="of:=VALUE(MID([Entrada.A45];SEARCH(&quot;,&quot;;[Entrada.A45])+1;100))" office:value-type="float" office:value="22">
            <text:p>22</text:p>
          </table:table-cell>
          <table:table-cell table:formula="of:=[Entrada.C45]" office:value-type="float" office:value="12">
            <text:p>12</text:p>
          </table:table-cell>
          <table:table-cell table:formula="of:=[Entrada.D45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39]*[.E39]" office:value-type="float" office:value="140">
            <text:p>140</text:p>
          </table:table-cell>
          <table:table-cell/>
          <table:table-cell table:formula="of:=[.E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]" office:value-type="float" office:value="12">
            <text:p>12</text:p>
          </table:table-cell>
          <table:table-cell/>
          <table:table-cell table:formula="of:=[.L38]+1" office:value-type="float" office:value="38">
            <text:p>38</text:p>
          </table:table-cell>
          <table:table-cell table:formula="of:=SUMPRODUCT([.$A$2:.$A$1378]=[.L39];[.$E$2:.$E$1378])" office:value-type="float" office:value="136">
            <text:p>136</text:p>
          </table:table-cell>
          <table:table-cell office:value-type="string">
            <text:p>=</text:p>
          </table:table-cell>
          <table:table-cell table:formula="of:=SUMPRODUCT([.$B$2:.$B$1378]=[.L39];[.$E$2:.$E$1378])" office:value-type="float" office:value="120">
            <text:p>120</text:p>
          </table:table-cell>
          <table:table-cell table:number-columns-repeated="1009"/>
        </table:table-row>
        <table:table-row table:style-name="ro2">
          <table:table-cell table:formula="of:=VALUE(LEFT([Entrada.A46];SEARCH(&quot;,&quot;;[Entrada.A46])-1))" office:value-type="float" office:value="25">
            <text:p>25</text:p>
          </table:table-cell>
          <table:table-cell table:formula="of:=VALUE(MID([Entrada.A46];SEARCH(&quot;,&quot;;[Entrada.A46])+1;100))" office:value-type="float" office:value="3">
            <text:p>3</text:p>
          </table:table-cell>
          <table:table-cell table:formula="of:=[Entrada.C46]" office:value-type="float" office:value="40">
            <text:p>40</text:p>
          </table:table-cell>
          <table:table-cell table:formula="of:=[Entrada.D46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40]*[.E40]" office:value-type="float" office:value="192">
            <text:p>192</text:p>
          </table:table-cell>
          <table:table-cell/>
          <table:table-cell table:formula="of:=[.E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]" office:value-type="float" office:value="40">
            <text:p>40</text:p>
          </table:table-cell>
          <table:table-cell/>
          <table:table-cell table:formula="of:=[.L39]+1" office:value-type="float" office:value="39">
            <text:p>39</text:p>
          </table:table-cell>
          <table:table-cell table:formula="of:=SUMPRODUCT([.$A$2:.$A$1378]=[.L40];[.$E$2:.$E$1378])" office:value-type="float" office:value="132">
            <text:p>132</text:p>
          </table:table-cell>
          <table:table-cell office:value-type="string">
            <text:p>=</text:p>
          </table:table-cell>
          <table:table-cell table:formula="of:=SUMPRODUCT([.$B$2:.$B$1378]=[.L40];[.$E$2:.$E$1378])" office:value-type="float" office:value="128">
            <text:p>128</text:p>
          </table:table-cell>
          <table:table-cell table:number-columns-repeated="1009"/>
        </table:table-row>
        <table:table-row table:style-name="ro2">
          <table:table-cell table:formula="of:=VALUE(LEFT([Entrada.A47];SEARCH(&quot;,&quot;;[Entrada.A47])-1))" office:value-type="float" office:value="4">
            <text:p>4</text:p>
          </table:table-cell>
          <table:table-cell table:formula="of:=VALUE(MID([Entrada.A47];SEARCH(&quot;,&quot;;[Entrada.A47])+1;100))" office:value-type="float" office:value="17">
            <text:p>17</text:p>
          </table:table-cell>
          <table:table-cell table:formula="of:=[Entrada.C47]" office:value-type="float" office:value="16">
            <text:p>16</text:p>
          </table:table-cell>
          <table:table-cell table:formula="of:=[Entrada.D47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41]*[.E41]" office:value-type="float" office:value="104">
            <text:p>104</text:p>
          </table:table-cell>
          <table:table-cell/>
          <table:table-cell table:formula="of:=[.E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]" office:value-type="float" office:value="16">
            <text:p>16</text:p>
          </table:table-cell>
          <table:table-cell/>
          <table:table-cell table:formula="of:=[.L40]+1" office:value-type="float" office:value="40">
            <text:p>40</text:p>
          </table:table-cell>
          <table:table-cell table:number-columns-repeated="1012"/>
        </table:table-row>
        <table:table-row table:style-name="ro2">
          <table:table-cell table:formula="of:=VALUE(LEFT([Entrada.A48];SEARCH(&quot;,&quot;;[Entrada.A48])-1))" office:value-type="float" office:value="7">
            <text:p>7</text:p>
          </table:table-cell>
          <table:table-cell table:formula="of:=VALUE(MID([Entrada.A48];SEARCH(&quot;,&quot;;[Entrada.A48])+1;100))" office:value-type="float" office:value="4">
            <text:p>4</text:p>
          </table:table-cell>
          <table:table-cell table:formula="of:=[Entrada.C48]" office:value-type="float" office:value="13">
            <text:p>13</text:p>
          </table:table-cell>
          <table:table-cell table:formula="of:=[Entrada.D48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42]*[.E42]" office:value-type="float" office:value="116">
            <text:p>116</text:p>
          </table:table-cell>
          <table:table-cell/>
          <table:table-cell table:formula="of:=[.E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49];SEARCH(&quot;,&quot;;[Entrada.A49])-1))" office:value-type="float" office:value="16">
            <text:p>16</text:p>
          </table:table-cell>
          <table:table-cell table:formula="of:=VALUE(MID([Entrada.A49];SEARCH(&quot;,&quot;;[Entrada.A49])+1;100))" office:value-type="float" office:value="20">
            <text:p>20</text:p>
          </table:table-cell>
          <table:table-cell table:formula="of:=[Entrada.C49]" office:value-type="float" office:value="11">
            <text:p>11</text:p>
          </table:table-cell>
          <table:table-cell table:formula="of:=[Entrada.D49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43]*[.E43]" office:value-type="float" office:value="28">
            <text:p>28</text:p>
          </table:table-cell>
          <table:table-cell/>
          <table:table-cell table:formula="of:=[.E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50];SEARCH(&quot;,&quot;;[Entrada.A50])-1))" office:value-type="float" office:value="19">
            <text:p>19</text:p>
          </table:table-cell>
          <table:table-cell table:formula="of:=VALUE(MID([Entrada.A50];SEARCH(&quot;,&quot;;[Entrada.A50])+1;100))" office:value-type="float" office:value="1">
            <text:p>1</text:p>
          </table:table-cell>
          <table:table-cell table:formula="of:=[Entrada.C50]" office:value-type="float" office:value="12">
            <text:p>12</text:p>
          </table:table-cell>
          <table:table-cell table:formula="of:=[Entrada.D50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44]*[.E44]" office:value-type="float" office:value="92">
            <text:p>92</text:p>
          </table:table-cell>
          <table:table-cell/>
          <table:table-cell table:formula="of:=[.E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51];SEARCH(&quot;,&quot;;[Entrada.A51])-1))" office:value-type="float" office:value="22">
            <text:p>22</text:p>
          </table:table-cell>
          <table:table-cell table:formula="of:=VALUE(MID([Entrada.A51];SEARCH(&quot;,&quot;;[Entrada.A51])+1;100))" office:value-type="float" office:value="30">
            <text:p>30</text:p>
          </table:table-cell>
          <table:table-cell table:formula="of:=[Entrada.C51]" office:value-type="float" office:value="11">
            <text:p>11</text:p>
          </table:table-cell>
          <table:table-cell table:formula="of:=[Entrada.D51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45]*[.E45]" office:value-type="float" office:value="108">
            <text:p>108</text:p>
          </table:table-cell>
          <table:table-cell/>
          <table:table-cell table:formula="of:=[.E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52];SEARCH(&quot;,&quot;;[Entrada.A52])-1))" office:value-type="float" office:value="12">
            <text:p>12</text:p>
          </table:table-cell>
          <table:table-cell table:formula="of:=VALUE(MID([Entrada.A52];SEARCH(&quot;,&quot;;[Entrada.A52])+1;100))" office:value-type="float" office:value="32">
            <text:p>32</text:p>
          </table:table-cell>
          <table:table-cell table:formula="of:=[Entrada.C52]" office:value-type="float" office:value="19">
            <text:p>19</text:p>
          </table:table-cell>
          <table:table-cell table:formula="of:=[Entrada.D52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46]*[.E46]" office:value-type="float" office:value="32">
            <text:p>32</text:p>
          </table:table-cell>
          <table:table-cell/>
          <table:table-cell table:formula="of:=[.E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53];SEARCH(&quot;,&quot;;[Entrada.A53])-1))" office:value-type="float" office:value="34">
            <text:p>34</text:p>
          </table:table-cell>
          <table:table-cell table:formula="of:=VALUE(MID([Entrada.A53];SEARCH(&quot;,&quot;;[Entrada.A53])+1;100))" office:value-type="float" office:value="21">
            <text:p>21</text:p>
          </table:table-cell>
          <table:table-cell table:formula="of:=[Entrada.C53]" office:value-type="float" office:value="34">
            <text:p>34</text:p>
          </table:table-cell>
          <table:table-cell table:formula="of:=[Entrada.D53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47]*[.E47]" office:value-type="float" office:value="64">
            <text:p>64</text:p>
          </table:table-cell>
          <table:table-cell/>
          <table:table-cell table:formula="of:=[.E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54];SEARCH(&quot;,&quot;;[Entrada.A54])-1))" office:value-type="float" office:value="10">
            <text:p>10</text:p>
          </table:table-cell>
          <table:table-cell table:formula="of:=VALUE(MID([Entrada.A54];SEARCH(&quot;,&quot;;[Entrada.A54])+1;100))" office:value-type="float" office:value="26">
            <text:p>26</text:p>
          </table:table-cell>
          <table:table-cell table:formula="of:=[Entrada.C54]" office:value-type="float" office:value="22">
            <text:p>22</text:p>
          </table:table-cell>
          <table:table-cell table:formula="of:=[Entrada.D54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48]*[.E48]" office:value-type="float" office:value="112">
            <text:p>112</text:p>
          </table:table-cell>
          <table:table-cell/>
          <table:table-cell table:formula="of:=[.E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55];SEARCH(&quot;,&quot;;[Entrada.A55])-1))" office:value-type="float" office:value="38">
            <text:p>38</text:p>
          </table:table-cell>
          <table:table-cell table:formula="of:=VALUE(MID([Entrada.A55];SEARCH(&quot;,&quot;;[Entrada.A55])+1;100))" office:value-type="float" office:value="9">
            <text:p>9</text:p>
          </table:table-cell>
          <table:table-cell table:formula="of:=[Entrada.C55]" office:value-type="float" office:value="15">
            <text:p>15</text:p>
          </table:table-cell>
          <table:table-cell table:formula="of:=[Entrada.D55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49]*[.E49]" office:value-type="float" office:value="72">
            <text:p>72</text:p>
          </table:table-cell>
          <table:table-cell/>
          <table:table-cell table:formula="of:=[.E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56];SEARCH(&quot;,&quot;;[Entrada.A56])-1))" office:value-type="float" office:value="25">
            <text:p>25</text:p>
          </table:table-cell>
          <table:table-cell table:formula="of:=VALUE(MID([Entrada.A56];SEARCH(&quot;,&quot;;[Entrada.A56])+1;100))" office:value-type="float" office:value="4">
            <text:p>4</text:p>
          </table:table-cell>
          <table:table-cell table:formula="of:=[Entrada.C56]" office:value-type="float" office:value="38">
            <text:p>38</text:p>
          </table:table-cell>
          <table:table-cell table:formula="of:=[Entrada.D56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50]*[.E50]" office:value-type="float" office:value="160">
            <text:p>160</text:p>
          </table:table-cell>
          <table:table-cell/>
          <table:table-cell table:formula="of:=[.E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57];SEARCH(&quot;,&quot;;[Entrada.A57])-1))" office:value-type="float" office:value="28">
            <text:p>28</text:p>
          </table:table-cell>
          <table:table-cell table:formula="of:=VALUE(MID([Entrada.A57];SEARCH(&quot;,&quot;;[Entrada.A57])+1;100))" office:value-type="float" office:value="23">
            <text:p>23</text:p>
          </table:table-cell>
          <table:table-cell table:formula="of:=[Entrada.C57]" office:value-type="float" office:value="15">
            <text:p>15</text:p>
          </table:table-cell>
          <table:table-cell table:formula="of:=[Entrada.D57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51]*[.E51]" office:value-type="float" office:value="88">
            <text:p>88</text:p>
          </table:table-cell>
          <table:table-cell/>
          <table:table-cell table:formula="of:=[.E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58];SEARCH(&quot;,&quot;;[Entrada.A58])-1))" office:value-type="float" office:value="14">
            <text:p>14</text:p>
          </table:table-cell>
          <table:table-cell table:formula="of:=VALUE(MID([Entrada.A58];SEARCH(&quot;,&quot;;[Entrada.A58])+1;100))" office:value-type="float" office:value="38">
            <text:p>38</text:p>
          </table:table-cell>
          <table:table-cell table:formula="of:=[Entrada.C58]" office:value-type="float" office:value="11">
            <text:p>11</text:p>
          </table:table-cell>
          <table:table-cell table:formula="of:=[Entrada.D58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52]*[.E52]" office:value-type="float" office:value="112">
            <text:p>112</text:p>
          </table:table-cell>
          <table:table-cell/>
          <table:table-cell table:formula="of:=[.E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59];SEARCH(&quot;,&quot;;[Entrada.A59])-1))" office:value-type="float" office:value="4">
            <text:p>4</text:p>
          </table:table-cell>
          <table:table-cell table:formula="of:=VALUE(MID([Entrada.A59];SEARCH(&quot;,&quot;;[Entrada.A59])+1;100))" office:value-type="float" office:value="24">
            <text:p>24</text:p>
          </table:table-cell>
          <table:table-cell table:formula="of:=[Entrada.C59]" office:value-type="float" office:value="23">
            <text:p>23</text:p>
          </table:table-cell>
          <table:table-cell table:formula="of:=[Entrada.D59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53]*[.E53]" office:value-type="float" office:value="76">
            <text:p>76</text:p>
          </table:table-cell>
          <table:table-cell/>
          <table:table-cell table:formula="of:=[.E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60];SEARCH(&quot;,&quot;;[Entrada.A60])-1))" office:value-type="float" office:value="16">
            <text:p>16</text:p>
          </table:table-cell>
          <table:table-cell table:formula="of:=VALUE(MID([Entrada.A60];SEARCH(&quot;,&quot;;[Entrada.A60])+1;100))" office:value-type="float" office:value="11">
            <text:p>11</text:p>
          </table:table-cell>
          <table:table-cell table:formula="of:=[Entrada.C60]" office:value-type="float" office:value="23">
            <text:p>23</text:p>
          </table:table-cell>
          <table:table-cell table:formula="of:=[Entrada.D60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54]*[.E54]" office:value-type="float" office:value="136">
            <text:p>136</text:p>
          </table:table-cell>
          <table:table-cell/>
          <table:table-cell table:formula="of:=[.E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61];SEARCH(&quot;,&quot;;[Entrada.A61])-1))" office:value-type="float" office:value="19">
            <text:p>19</text:p>
          </table:table-cell>
          <table:table-cell table:formula="of:=VALUE(MID([Entrada.A61];SEARCH(&quot;,&quot;;[Entrada.A61])+1;100))" office:value-type="float" office:value="6">
            <text:p>6</text:p>
          </table:table-cell>
          <table:table-cell table:formula="of:=[Entrada.C61]" office:value-type="float" office:value="14">
            <text:p>14</text:p>
          </table:table-cell>
          <table:table-cell table:formula="of:=[Entrada.D61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55]*[.E55]" office:value-type="float" office:value="176">
            <text:p>176</text:p>
          </table:table-cell>
          <table:table-cell/>
          <table:table-cell table:formula="of:=[.E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62];SEARCH(&quot;,&quot;;[Entrada.A62])-1))" office:value-type="float" office:value="22">
            <text:p>22</text:p>
          </table:table-cell>
          <table:table-cell table:formula="of:=VALUE(MID([Entrada.A62];SEARCH(&quot;,&quot;;[Entrada.A62])+1;100))" office:value-type="float" office:value="17">
            <text:p>17</text:p>
          </table:table-cell>
          <table:table-cell table:formula="of:=[Entrada.C62]" office:value-type="float" office:value="19">
            <text:p>19</text:p>
          </table:table-cell>
          <table:table-cell table:formula="of:=[Entrada.D62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56]*[.E56]" office:value-type="float" office:value="96">
            <text:p>96</text:p>
          </table:table-cell>
          <table:table-cell/>
          <table:table-cell table:formula="of:=[.E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63];SEARCH(&quot;,&quot;;[Entrada.A63])-1))" office:value-type="float" office:value="5">
            <text:p>5</text:p>
          </table:table-cell>
          <table:table-cell table:formula="of:=VALUE(MID([Entrada.A63];SEARCH(&quot;,&quot;;[Entrada.A63])+1;100))" office:value-type="float" office:value="39">
            <text:p>39</text:p>
          </table:table-cell>
          <table:table-cell table:formula="of:=[Entrada.C63]" office:value-type="float" office:value="38">
            <text:p>38</text:p>
          </table:table-cell>
          <table:table-cell table:formula="of:=[Entrada.D63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57]*[.E57]" office:value-type="float" office:value="64">
            <text:p>64</text:p>
          </table:table-cell>
          <table:table-cell/>
          <table:table-cell table:formula="of:=[.E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64];SEARCH(&quot;,&quot;;[Entrada.A64])-1))" office:value-type="float" office:value="37">
            <text:p>37</text:p>
          </table:table-cell>
          <table:table-cell table:formula="of:=VALUE(MID([Entrada.A64];SEARCH(&quot;,&quot;;[Entrada.A64])+1;100))" office:value-type="float" office:value="33">
            <text:p>33</text:p>
          </table:table-cell>
          <table:table-cell table:formula="of:=[Entrada.C64]" office:value-type="float" office:value="31">
            <text:p>31</text:p>
          </table:table-cell>
          <table:table-cell table:formula="of:=[Entrada.D64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58]*[.E58]" office:value-type="float" office:value="128">
            <text:p>128</text:p>
          </table:table-cell>
          <table:table-cell/>
          <table:table-cell table:formula="of:=[.E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65];SEARCH(&quot;,&quot;;[Entrada.A65])-1))" office:value-type="float" office:value="10">
            <text:p>10</text:p>
          </table:table-cell>
          <table:table-cell table:formula="of:=VALUE(MID([Entrada.A65];SEARCH(&quot;,&quot;;[Entrada.A65])+1;100))" office:value-type="float" office:value="5">
            <text:p>5</text:p>
          </table:table-cell>
          <table:table-cell table:formula="of:=[Entrada.C65]" office:value-type="float" office:value="35">
            <text:p>35</text:p>
          </table:table-cell>
          <table:table-cell table:formula="of:=[Entrada.D65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59]*[.E59]" office:value-type="float" office:value="52">
            <text:p>52</text:p>
          </table:table-cell>
          <table:table-cell/>
          <table:table-cell table:formula="of:=[.E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66];SEARCH(&quot;,&quot;;[Entrada.A66])-1))" office:value-type="float" office:value="35">
            <text:p>35</text:p>
          </table:table-cell>
          <table:table-cell table:formula="of:=VALUE(MID([Entrada.A66];SEARCH(&quot;,&quot;;[Entrada.A66])+1;100))" office:value-type="float" office:value="23">
            <text:p>23</text:p>
          </table:table-cell>
          <table:table-cell table:formula="of:=[Entrada.C66]" office:value-type="float" office:value="14">
            <text:p>14</text:p>
          </table:table-cell>
          <table:table-cell table:formula="of:=[Entrada.D66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60]*[.E60]" office:value-type="float" office:value="108">
            <text:p>108</text:p>
          </table:table-cell>
          <table:table-cell/>
          <table:table-cell table:formula="of:=[.E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67];SEARCH(&quot;,&quot;;[Entrada.A67])-1))" office:value-type="float" office:value="25">
            <text:p>25</text:p>
          </table:table-cell>
          <table:table-cell table:formula="of:=VALUE(MID([Entrada.A67];SEARCH(&quot;,&quot;;[Entrada.A67])+1;100))" office:value-type="float" office:value="13">
            <text:p>13</text:p>
          </table:table-cell>
          <table:table-cell table:formula="of:=[Entrada.C67]" office:value-type="float" office:value="34">
            <text:p>34</text:p>
          </table:table-cell>
          <table:table-cell table:formula="of:=[Entrada.D67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61]*[.E61]" office:value-type="float" office:value="132">
            <text:p>132</text:p>
          </table:table-cell>
          <table:table-cell/>
          <table:table-cell table:formula="of:=[.E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68];SEARCH(&quot;,&quot;;[Entrada.A68])-1))" office:value-type="float" office:value="4">
            <text:p>4</text:p>
          </table:table-cell>
          <table:table-cell table:formula="of:=VALUE(MID([Entrada.A68];SEARCH(&quot;,&quot;;[Entrada.A68])+1;100))" office:value-type="float" office:value="7">
            <text:p>7</text:p>
          </table:table-cell>
          <table:table-cell table:formula="of:=[Entrada.C68]" office:value-type="float" office:value="26">
            <text:p>26</text:p>
          </table:table-cell>
          <table:table-cell table:formula="of:=[Entrada.D68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62]*[.E62]" office:value-type="float" office:value="176">
            <text:p>176</text:p>
          </table:table-cell>
          <table:table-cell/>
          <table:table-cell table:formula="of:=[.E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69];SEARCH(&quot;,&quot;;[Entrada.A69])-1))" office:value-type="float" office:value="29">
            <text:p>29</text:p>
          </table:table-cell>
          <table:table-cell table:formula="of:=VALUE(MID([Entrada.A69];SEARCH(&quot;,&quot;;[Entrada.A69])+1;100))" office:value-type="float" office:value="9">
            <text:p>9</text:p>
          </table:table-cell>
          <table:table-cell table:formula="of:=[Entrada.C69]" office:value-type="float" office:value="28">
            <text:p>28</text:p>
          </table:table-cell>
          <table:table-cell table:formula="of:=[Entrada.D69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63]*[.E63]" office:value-type="float" office:value="80">
            <text:p>80</text:p>
          </table:table-cell>
          <table:table-cell/>
          <table:table-cell table:formula="of:=[.E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70];SEARCH(&quot;,&quot;;[Entrada.A70])-1))" office:value-type="float" office:value="16">
            <text:p>16</text:p>
          </table:table-cell>
          <table:table-cell table:formula="of:=VALUE(MID([Entrada.A70];SEARCH(&quot;,&quot;;[Entrada.A70])+1;100))" office:value-type="float" office:value="2">
            <text:p>2</text:p>
          </table:table-cell>
          <table:table-cell table:formula="of:=[Entrada.C70]" office:value-type="float" office:value="15">
            <text:p>15</text:p>
          </table:table-cell>
          <table:table-cell table:formula="of:=[Entrada.D70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64]*[.E64]" office:value-type="float" office:value="132">
            <text:p>132</text:p>
          </table:table-cell>
          <table:table-cell/>
          <table:table-cell table:formula="of:=[.E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71];SEARCH(&quot;,&quot;;[Entrada.A71])-1))" office:value-type="float" office:value="19">
            <text:p>19</text:p>
          </table:table-cell>
          <table:table-cell table:formula="of:=VALUE(MID([Entrada.A71];SEARCH(&quot;,&quot;;[Entrada.A71])+1;100))" office:value-type="float" office:value="15">
            <text:p>15</text:p>
          </table:table-cell>
          <table:table-cell table:formula="of:=[Entrada.C71]" office:value-type="float" office:value="26">
            <text:p>26</text:p>
          </table:table-cell>
          <table:table-cell table:formula="of:=[Entrada.D71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65]*[.E65]" office:value-type="float" office:value="80">
            <text:p>80</text:p>
          </table:table-cell>
          <table:table-cell/>
          <table:table-cell table:formula="of:=[.E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72];SEARCH(&quot;,&quot;;[Entrada.A72])-1))" office:value-type="float" office:value="22">
            <text:p>22</text:p>
          </table:table-cell>
          <table:table-cell table:formula="of:=VALUE(MID([Entrada.A72];SEARCH(&quot;,&quot;;[Entrada.A72])+1;100))" office:value-type="float" office:value="40">
            <text:p>40</text:p>
          </table:table-cell>
          <table:table-cell table:formula="of:=[Entrada.C72]" office:value-type="float" office:value="8">
            <text:p>8</text:p>
          </table:table-cell>
          <table:table-cell table:formula="of:=[Entrada.D72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66]*[.E66]" office:value-type="float" office:value="72">
            <text:p>72</text:p>
          </table:table-cell>
          <table:table-cell/>
          <table:table-cell table:formula="of:=[.E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73];SEARCH(&quot;,&quot;;[Entrada.A73])-1))" office:value-type="float" office:value="5">
            <text:p>5</text:p>
          </table:table-cell>
          <table:table-cell table:formula="of:=VALUE(MID([Entrada.A73];SEARCH(&quot;,&quot;;[Entrada.A73])+1;100))" office:value-type="float" office:value="32">
            <text:p>32</text:p>
          </table:table-cell>
          <table:table-cell table:formula="of:=[Entrada.C73]" office:value-type="float" office:value="28">
            <text:p>28</text:p>
          </table:table-cell>
          <table:table-cell table:formula="of:=[Entrada.D73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67]*[.E67]" office:value-type="float" office:value="76">
            <text:p>76</text:p>
          </table:table-cell>
          <table:table-cell/>
          <table:table-cell table:formula="of:=[.E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74];SEARCH(&quot;,&quot;;[Entrada.A74])-1))" office:value-type="float" office:value="9">
            <text:p>9</text:p>
          </table:table-cell>
          <table:table-cell table:formula="of:=VALUE(MID([Entrada.A74];SEARCH(&quot;,&quot;;[Entrada.A74])+1;100))" office:value-type="float" office:value="37">
            <text:p>37</text:p>
          </table:table-cell>
          <table:table-cell table:formula="of:=[Entrada.C74]" office:value-type="float" office:value="7">
            <text:p>7</text:p>
          </table:table-cell>
          <table:table-cell table:formula="of:=[Entrada.D74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68]*[.E68]" office:value-type="float" office:value="76">
            <text:p>76</text:p>
          </table:table-cell>
          <table:table-cell/>
          <table:table-cell table:formula="of:=[.E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75];SEARCH(&quot;,&quot;;[Entrada.A75])-1))" office:value-type="float" office:value="34">
            <text:p>34</text:p>
          </table:table-cell>
          <table:table-cell table:formula="of:=VALUE(MID([Entrada.A75];SEARCH(&quot;,&quot;;[Entrada.A75])+1;100))" office:value-type="float" office:value="39">
            <text:p>39</text:p>
          </table:table-cell>
          <table:table-cell table:formula="of:=[Entrada.C75]" office:value-type="float" office:value="37">
            <text:p>37</text:p>
          </table:table-cell>
          <table:table-cell table:formula="of:=[Entrada.D75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69]*[.E69]" office:value-type="float" office:value="92">
            <text:p>92</text:p>
          </table:table-cell>
          <table:table-cell/>
          <table:table-cell table:formula="of:=[.E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76];SEARCH(&quot;,&quot;;[Entrada.A76])-1))" office:value-type="float" office:value="17">
            <text:p>17</text:p>
          </table:table-cell>
          <table:table-cell table:formula="of:=VALUE(MID([Entrada.A76];SEARCH(&quot;,&quot;;[Entrada.A76])+1;100))" office:value-type="float" office:value="37">
            <text:p>37</text:p>
          </table:table-cell>
          <table:table-cell table:formula="of:=[Entrada.C76]" office:value-type="float" office:value="21">
            <text:p>21</text:p>
          </table:table-cell>
          <table:table-cell table:formula="of:=[Entrada.D76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70]*[.E70]" office:value-type="float" office:value="104">
            <text:p>104</text:p>
          </table:table-cell>
          <table:table-cell/>
          <table:table-cell table:formula="of:=[.E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77];SEARCH(&quot;,&quot;;[Entrada.A77])-1))" office:value-type="float" office:value="10">
            <text:p>10</text:p>
          </table:table-cell>
          <table:table-cell table:formula="of:=VALUE(MID([Entrada.A77];SEARCH(&quot;,&quot;;[Entrada.A77])+1;100))" office:value-type="float" office:value="12">
            <text:p>12</text:p>
          </table:table-cell>
          <table:table-cell table:formula="of:=[Entrada.C77]" office:value-type="float" office:value="28">
            <text:p>28</text:p>
          </table:table-cell>
          <table:table-cell table:formula="of:=[Entrada.D77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71]*[.E71]" office:value-type="float" office:value="28">
            <text:p>28</text:p>
          </table:table-cell>
          <table:table-cell/>
          <table:table-cell table:formula="of:=[.E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78];SEARCH(&quot;,&quot;;[Entrada.A78])-1))" office:value-type="float" office:value="35">
            <text:p>35</text:p>
          </table:table-cell>
          <table:table-cell table:formula="of:=VALUE(MID([Entrada.A78];SEARCH(&quot;,&quot;;[Entrada.A78])+1;100))" office:value-type="float" office:value="28">
            <text:p>28</text:p>
          </table:table-cell>
          <table:table-cell table:formula="of:=[Entrada.C78]" office:value-type="float" office:value="11">
            <text:p>11</text:p>
          </table:table-cell>
          <table:table-cell table:formula="of:=[Entrada.D78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72]*[.E72]" office:value-type="float" office:value="96">
            <text:p>96</text:p>
          </table:table-cell>
          <table:table-cell/>
          <table:table-cell table:formula="of:=[.E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79];SEARCH(&quot;,&quot;;[Entrada.A79])-1))" office:value-type="float" office:value="25">
            <text:p>25</text:p>
          </table:table-cell>
          <table:table-cell table:formula="of:=VALUE(MID([Entrada.A79];SEARCH(&quot;,&quot;;[Entrada.A79])+1;100))" office:value-type="float" office:value="22">
            <text:p>22</text:p>
          </table:table-cell>
          <table:table-cell table:formula="of:=[Entrada.C79]" office:value-type="float" office:value="34">
            <text:p>34</text:p>
          </table:table-cell>
          <table:table-cell table:formula="of:=[Entrada.D79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73]*[.E73]" office:value-type="float" office:value="120">
            <text:p>120</text:p>
          </table:table-cell>
          <table:table-cell/>
          <table:table-cell table:formula="of:=[.E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80];SEARCH(&quot;,&quot;;[Entrada.A80])-1))" office:value-type="float" office:value="1">
            <text:p>1</text:p>
          </table:table-cell>
          <table:table-cell table:formula="of:=VALUE(MID([Entrada.A80];SEARCH(&quot;,&quot;;[Entrada.A80])+1;100))" office:value-type="float" office:value="13">
            <text:p>13</text:p>
          </table:table-cell>
          <table:table-cell table:formula="of:=[Entrada.C80]" office:value-type="float" office:value="8">
            <text:p>8</text:p>
          </table:table-cell>
          <table:table-cell table:formula="of:=[Entrada.D80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74]*[.E74]" office:value-type="float" office:value="36">
            <text:p>36</text:p>
          </table:table-cell>
          <table:table-cell/>
          <table:table-cell table:formula="of:=[.E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81];SEARCH(&quot;,&quot;;[Entrada.A81])-1))" office:value-type="float" office:value="39">
            <text:p>39</text:p>
          </table:table-cell>
          <table:table-cell table:formula="of:=VALUE(MID([Entrada.A81];SEARCH(&quot;,&quot;;[Entrada.A81])+1;100))" office:value-type="float" office:value="24">
            <text:p>24</text:p>
          </table:table-cell>
          <table:table-cell table:formula="of:=[Entrada.C81]" office:value-type="float" office:value="19">
            <text:p>19</text:p>
          </table:table-cell>
          <table:table-cell table:formula="of:=[Entrada.D81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75]*[.E75]" office:value-type="float" office:value="84">
            <text:p>84</text:p>
          </table:table-cell>
          <table:table-cell/>
          <table:table-cell table:formula="of:=[.E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82];SEARCH(&quot;,&quot;;[Entrada.A82])-1))" office:value-type="float" office:value="4">
            <text:p>4</text:p>
          </table:table-cell>
          <table:table-cell table:formula="of:=VALUE(MID([Entrada.A82];SEARCH(&quot;,&quot;;[Entrada.A82])+1;100))" office:value-type="float" office:value="14">
            <text:p>14</text:p>
          </table:table-cell>
          <table:table-cell table:formula="of:=[Entrada.C82]" office:value-type="float" office:value="11">
            <text:p>11</text:p>
          </table:table-cell>
          <table:table-cell table:formula="of:=[Entrada.D82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76]*[.E76]" office:value-type="float" office:value="188">
            <text:p>188</text:p>
          </table:table-cell>
          <table:table-cell/>
          <table:table-cell table:formula="of:=[.E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83];SEARCH(&quot;,&quot;;[Entrada.A83])-1))" office:value-type="float" office:value="29">
            <text:p>29</text:p>
          </table:table-cell>
          <table:table-cell table:formula="of:=VALUE(MID([Entrada.A83];SEARCH(&quot;,&quot;;[Entrada.A83])+1;100))" office:value-type="float" office:value="2">
            <text:p>2</text:p>
          </table:table-cell>
          <table:table-cell table:formula="of:=[Entrada.C83]" office:value-type="float" office:value="14">
            <text:p>14</text:p>
          </table:table-cell>
          <table:table-cell table:formula="of:=[Entrada.D83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77]*[.E77]" office:value-type="float" office:value="32">
            <text:p>32</text:p>
          </table:table-cell>
          <table:table-cell/>
          <table:table-cell table:formula="of:=[.E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84];SEARCH(&quot;,&quot;;[Entrada.A84])-1))" office:value-type="float" office:value="19">
            <text:p>19</text:p>
          </table:table-cell>
          <table:table-cell table:formula="of:=VALUE(MID([Entrada.A84];SEARCH(&quot;,&quot;;[Entrada.A84])+1;100))" office:value-type="float" office:value="20">
            <text:p>20</text:p>
          </table:table-cell>
          <table:table-cell table:formula="of:=[Entrada.C84]" office:value-type="float" office:value="39">
            <text:p>39</text:p>
          </table:table-cell>
          <table:table-cell table:formula="of:=[Entrada.D84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78]*[.E78]" office:value-type="float" office:value="108">
            <text:p>108</text:p>
          </table:table-cell>
          <table:table-cell/>
          <table:table-cell table:formula="of:=[.E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85];SEARCH(&quot;,&quot;;[Entrada.A85])-1))" office:value-type="float" office:value="2">
            <text:p>2</text:p>
          </table:table-cell>
          <table:table-cell table:formula="of:=VALUE(MID([Entrada.A85];SEARCH(&quot;,&quot;;[Entrada.A85])+1;100))" office:value-type="float" office:value="36">
            <text:p>36</text:p>
          </table:table-cell>
          <table:table-cell table:formula="of:=[Entrada.C85]" office:value-type="float" office:value="25">
            <text:p>25</text:p>
          </table:table-cell>
          <table:table-cell table:formula="of:=[Entrada.D85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79]*[.E79]" office:value-type="float" office:value="172">
            <text:p>172</text:p>
          </table:table-cell>
          <table:table-cell/>
          <table:table-cell table:formula="of:=[.E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86];SEARCH(&quot;,&quot;;[Entrada.A86])-1))" office:value-type="float" office:value="22">
            <text:p>22</text:p>
          </table:table-cell>
          <table:table-cell table:formula="of:=VALUE(MID([Entrada.A86];SEARCH(&quot;,&quot;;[Entrada.A86])+1;100))" office:value-type="float" office:value="35">
            <text:p>35</text:p>
          </table:table-cell>
          <table:table-cell table:formula="of:=[Entrada.C86]" office:value-type="float" office:value="13">
            <text:p>13</text:p>
          </table:table-cell>
          <table:table-cell table:formula="of:=[Entrada.D86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80]*[.E80]" office:value-type="float" office:value="60">
            <text:p>60</text:p>
          </table:table-cell>
          <table:table-cell/>
          <table:table-cell table:formula="of:=[.E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87];SEARCH(&quot;,&quot;;[Entrada.A87])-1))" office:value-type="float" office:value="30">
            <text:p>30</text:p>
          </table:table-cell>
          <table:table-cell table:formula="of:=VALUE(MID([Entrada.A87];SEARCH(&quot;,&quot;;[Entrada.A87])+1;100))" office:value-type="float" office:value="35">
            <text:p>35</text:p>
          </table:table-cell>
          <table:table-cell table:formula="of:=[Entrada.C87]" office:value-type="float" office:value="21">
            <text:p>21</text:p>
          </table:table-cell>
          <table:table-cell table:formula="of:=[Entrada.D87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81]*[.E81]" office:value-type="float" office:value="32">
            <text:p>32</text:p>
          </table:table-cell>
          <table:table-cell/>
          <table:table-cell table:formula="of:=[.E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88];SEARCH(&quot;,&quot;;[Entrada.A88])-1))" office:value-type="float" office:value="17">
            <text:p>17</text:p>
          </table:table-cell>
          <table:table-cell table:formula="of:=VALUE(MID([Entrada.A88];SEARCH(&quot;,&quot;;[Entrada.A88])+1;100))" office:value-type="float" office:value="30">
            <text:p>30</text:p>
          </table:table-cell>
          <table:table-cell table:formula="of:=[Entrada.C88]" office:value-type="float" office:value="28">
            <text:p>28</text:p>
          </table:table-cell>
          <table:table-cell table:formula="of:=[Entrada.D88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82]*[.E82]" office:value-type="float" office:value="156">
            <text:p>156</text:p>
          </table:table-cell>
          <table:table-cell/>
          <table:table-cell table:formula="of:=[.E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89];SEARCH(&quot;,&quot;;[Entrada.A89])-1))" office:value-type="float" office:value="32">
            <text:p>32</text:p>
          </table:table-cell>
          <table:table-cell table:formula="of:=VALUE(MID([Entrada.A89];SEARCH(&quot;,&quot;;[Entrada.A89])+1;100))" office:value-type="float" office:value="8">
            <text:p>8</text:p>
          </table:table-cell>
          <table:table-cell table:formula="of:=[Entrada.C89]" office:value-type="float" office:value="34">
            <text:p>34</text:p>
          </table:table-cell>
          <table:table-cell table:formula="of:=[Entrada.D89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83]*[.E83]" office:value-type="float" office:value="76">
            <text:p>76</text:p>
          </table:table-cell>
          <table:table-cell/>
          <table:table-cell table:formula="of:=[.E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90];SEARCH(&quot;,&quot;;[Entrada.A90])-1))" office:value-type="float" office:value="35">
            <text:p>35</text:p>
          </table:table-cell>
          <table:table-cell table:formula="of:=VALUE(MID([Entrada.A90];SEARCH(&quot;,&quot;;[Entrada.A90])+1;100))" office:value-type="float" office:value="5">
            <text:p>5</text:p>
          </table:table-cell>
          <table:table-cell table:formula="of:=[Entrada.C90]" office:value-type="float" office:value="25">
            <text:p>25</text:p>
          </table:table-cell>
          <table:table-cell table:formula="of:=[Entrada.D90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84]*[.E84]" office:value-type="float" office:value="108">
            <text:p>108</text:p>
          </table:table-cell>
          <table:table-cell/>
          <table:table-cell table:formula="of:=[.E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91];SEARCH(&quot;,&quot;;[Entrada.A91])-1))" office:value-type="float" office:value="25">
            <text:p>25</text:p>
          </table:table-cell>
          <table:table-cell table:formula="of:=VALUE(MID([Entrada.A91];SEARCH(&quot;,&quot;;[Entrada.A91])+1;100))" office:value-type="float" office:value="31">
            <text:p>31</text:p>
          </table:table-cell>
          <table:table-cell table:formula="of:=[Entrada.C91]" office:value-type="float" office:value="31">
            <text:p>31</text:p>
          </table:table-cell>
          <table:table-cell table:formula="of:=[Entrada.D91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85]*[.E85]" office:value-type="float" office:value="116">
            <text:p>116</text:p>
          </table:table-cell>
          <table:table-cell/>
          <table:table-cell table:formula="of:=[.E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92];SEARCH(&quot;,&quot;;[Entrada.A92])-1))" office:value-type="float" office:value="11">
            <text:p>11</text:p>
          </table:table-cell>
          <table:table-cell table:formula="of:=VALUE(MID([Entrada.A92];SEARCH(&quot;,&quot;;[Entrada.A92])+1;100))" office:value-type="float" office:value="28">
            <text:p>28</text:p>
          </table:table-cell>
          <table:table-cell table:formula="of:=[Entrada.C92]" office:value-type="float" office:value="19">
            <text:p>19</text:p>
          </table:table-cell>
          <table:table-cell table:formula="of:=[Entrada.D92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86]*[.E86]" office:value-type="float" office:value="184">
            <text:p>184</text:p>
          </table:table-cell>
          <table:table-cell/>
          <table:table-cell table:formula="of:=[.E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93];SEARCH(&quot;,&quot;;[Entrada.A93])-1))" office:value-type="float" office:value="39">
            <text:p>39</text:p>
          </table:table-cell>
          <table:table-cell table:formula="of:=VALUE(MID([Entrada.A93];SEARCH(&quot;,&quot;;[Entrada.A93])+1;100))" office:value-type="float" office:value="17">
            <text:p>17</text:p>
          </table:table-cell>
          <table:table-cell table:formula="of:=[Entrada.C93]" office:value-type="float" office:value="5">
            <text:p>5</text:p>
          </table:table-cell>
          <table:table-cell table:formula="of:=[Entrada.D93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87]*[.E87]" office:value-type="float" office:value="136">
            <text:p>136</text:p>
          </table:table-cell>
          <table:table-cell/>
          <table:table-cell table:formula="of:=[.E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94];SEARCH(&quot;,&quot;;[Entrada.A94])-1))" office:value-type="float" office:value="26">
            <text:p>26</text:p>
          </table:table-cell>
          <table:table-cell table:formula="of:=VALUE(MID([Entrada.A94];SEARCH(&quot;,&quot;;[Entrada.A94])+1;100))" office:value-type="float" office:value="6">
            <text:p>6</text:p>
          </table:table-cell>
          <table:table-cell table:formula="of:=[Entrada.C94]" office:value-type="float" office:value="24">
            <text:p>24</text:p>
          </table:table-cell>
          <table:table-cell table:formula="of:=[Entrada.D94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88]*[.E88]" office:value-type="float" office:value="84">
            <text:p>84</text:p>
          </table:table-cell>
          <table:table-cell/>
          <table:table-cell table:formula="of:=[.E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95];SEARCH(&quot;,&quot;;[Entrada.A95])-1))" office:value-type="float" office:value="29">
            <text:p>29</text:p>
          </table:table-cell>
          <table:table-cell table:formula="of:=VALUE(MID([Entrada.A95];SEARCH(&quot;,&quot;;[Entrada.A95])+1;100))" office:value-type="float" office:value="27">
            <text:p>27</text:p>
          </table:table-cell>
          <table:table-cell table:formula="of:=[Entrada.C95]" office:value-type="float" office:value="12">
            <text:p>12</text:p>
          </table:table-cell>
          <table:table-cell table:formula="of:=[Entrada.D95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89]*[.E89]" office:value-type="float" office:value="168">
            <text:p>168</text:p>
          </table:table-cell>
          <table:table-cell/>
          <table:table-cell table:formula="of:=[.E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96];SEARCH(&quot;,&quot;;[Entrada.A96])-1))" office:value-type="float" office:value="19">
            <text:p>19</text:p>
          </table:table-cell>
          <table:table-cell table:formula="of:=VALUE(MID([Entrada.A96];SEARCH(&quot;,&quot;;[Entrada.A96])+1;100))" office:value-type="float" office:value="29">
            <text:p>29</text:p>
          </table:table-cell>
          <table:table-cell table:formula="of:=[Entrada.C96]" office:value-type="float" office:value="20">
            <text:p>20</text:p>
          </table:table-cell>
          <table:table-cell table:formula="of:=[Entrada.D96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90]*[.E90]" office:value-type="float" office:value="28">
            <text:p>28</text:p>
          </table:table-cell>
          <table:table-cell/>
          <table:table-cell table:formula="of:=[.E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97];SEARCH(&quot;,&quot;;[Entrada.A97])-1))" office:value-type="float" office:value="5">
            <text:p>5</text:p>
          </table:table-cell>
          <table:table-cell table:formula="of:=VALUE(MID([Entrada.A97];SEARCH(&quot;,&quot;;[Entrada.A97])+1;100))" office:value-type="float" office:value="18">
            <text:p>18</text:p>
          </table:table-cell>
          <table:table-cell table:formula="of:=[Entrada.C97]" office:value-type="float" office:value="30">
            <text:p>30</text:p>
          </table:table-cell>
          <table:table-cell table:formula="of:=[Entrada.D97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91]*[.E91]" office:value-type="float" office:value="84">
            <text:p>84</text:p>
          </table:table-cell>
          <table:table-cell/>
          <table:table-cell table:formula="of:=[.E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98];SEARCH(&quot;,&quot;;[Entrada.A98])-1))" office:value-type="float" office:value="17">
            <text:p>17</text:p>
          </table:table-cell>
          <table:table-cell table:formula="of:=VALUE(MID([Entrada.A98];SEARCH(&quot;,&quot;;[Entrada.A98])+1;100))" office:value-type="float" office:value="23">
            <text:p>23</text:p>
          </table:table-cell>
          <table:table-cell table:formula="of:=[Entrada.C98]" office:value-type="float" office:value="39">
            <text:p>39</text:p>
          </table:table-cell>
          <table:table-cell table:formula="of:=[Entrada.D98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92]*[.E92]" office:value-type="float" office:value="20">
            <text:p>20</text:p>
          </table:table-cell>
          <table:table-cell/>
          <table:table-cell table:formula="of:=[.E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99];SEARCH(&quot;,&quot;;[Entrada.A99])-1))" office:value-type="float" office:value="20">
            <text:p>20</text:p>
          </table:table-cell>
          <table:table-cell table:formula="of:=VALUE(MID([Entrada.A99];SEARCH(&quot;,&quot;;[Entrada.A99])+1;100))" office:value-type="float" office:value="4">
            <text:p>4</text:p>
          </table:table-cell>
          <table:table-cell table:formula="of:=[Entrada.C99]" office:value-type="float" office:value="27">
            <text:p>27</text:p>
          </table:table-cell>
          <table:table-cell table:formula="of:=[Entrada.D99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93]*[.E93]" office:value-type="float" office:value="20">
            <text:p>20</text:p>
          </table:table-cell>
          <table:table-cell/>
          <table:table-cell table:formula="of:=[.E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00];SEARCH(&quot;,&quot;;[Entrada.A100])-1))" office:value-type="float" office:value="32">
            <text:p>32</text:p>
          </table:table-cell>
          <table:table-cell table:formula="of:=VALUE(MID([Entrada.A100];SEARCH(&quot;,&quot;;[Entrada.A100])+1;100))" office:value-type="float" office:value="15">
            <text:p>15</text:p>
          </table:table-cell>
          <table:table-cell table:formula="of:=[Entrada.C100]" office:value-type="float" office:value="19">
            <text:p>19</text:p>
          </table:table-cell>
          <table:table-cell table:formula="of:=[Entrada.D100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94]*[.E94]" office:value-type="float" office:value="124">
            <text:p>124</text:p>
          </table:table-cell>
          <table:table-cell/>
          <table:table-cell table:formula="of:=[.E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101];SEARCH(&quot;,&quot;;[Entrada.A101])-1))" office:value-type="float" office:value="13">
            <text:p>13</text:p>
          </table:table-cell>
          <table:table-cell table:formula="of:=VALUE(MID([Entrada.A101];SEARCH(&quot;,&quot;;[Entrada.A101])+1;100))" office:value-type="float" office:value="35">
            <text:p>35</text:p>
          </table:table-cell>
          <table:table-cell table:formula="of:=[Entrada.C101]" office:value-type="float" office:value="40">
            <text:p>40</text:p>
          </table:table-cell>
          <table:table-cell table:formula="of:=[Entrada.D101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95]*[.E95]" office:value-type="float" office:value="100">
            <text:p>100</text:p>
          </table:table-cell>
          <table:table-cell/>
          <table:table-cell table:formula="of:=[.E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02];SEARCH(&quot;,&quot;;[Entrada.A102])-1))" office:value-type="float" office:value="35">
            <text:p>35</text:p>
          </table:table-cell>
          <table:table-cell table:formula="of:=VALUE(MID([Entrada.A102];SEARCH(&quot;,&quot;;[Entrada.A102])+1;100))" office:value-type="float" office:value="10">
            <text:p>10</text:p>
          </table:table-cell>
          <table:table-cell table:formula="of:=[Entrada.C102]" office:value-type="float" office:value="23">
            <text:p>23</text:p>
          </table:table-cell>
          <table:table-cell table:formula="of:=[Entrada.D102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96]*[.E96]" office:value-type="float" office:value="88">
            <text:p>88</text:p>
          </table:table-cell>
          <table:table-cell/>
          <table:table-cell table:formula="of:=[.E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03];SEARCH(&quot;,&quot;;[Entrada.A103])-1))" office:value-type="float" office:value="11">
            <text:p>11</text:p>
          </table:table-cell>
          <table:table-cell table:formula="of:=VALUE(MID([Entrada.A103];SEARCH(&quot;,&quot;;[Entrada.A103])+1;100))" office:value-type="float" office:value="21">
            <text:p>21</text:p>
          </table:table-cell>
          <table:table-cell table:formula="of:=[Entrada.C103]" office:value-type="float" office:value="10">
            <text:p>10</text:p>
          </table:table-cell>
          <table:table-cell table:formula="of:=[Entrada.D103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97]*[.E97]" office:value-type="float" office:value="160">
            <text:p>160</text:p>
          </table:table-cell>
          <table:table-cell/>
          <table:table-cell table:formula="of:=[.E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04];SEARCH(&quot;,&quot;;[Entrada.A104])-1))" office:value-type="float" office:value="14">
            <text:p>14</text:p>
          </table:table-cell>
          <table:table-cell table:formula="of:=VALUE(MID([Entrada.A104];SEARCH(&quot;,&quot;;[Entrada.A104])+1;100))" office:value-type="float" office:value="2">
            <text:p>2</text:p>
          </table:table-cell>
          <table:table-cell table:formula="of:=[Entrada.C104]" office:value-type="float" office:value="24">
            <text:p>24</text:p>
          </table:table-cell>
          <table:table-cell table:formula="of:=[Entrada.D104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98]*[.E98]" office:value-type="float" office:value="128">
            <text:p>128</text:p>
          </table:table-cell>
          <table:table-cell/>
          <table:table-cell table:formula="of:=[.E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05];SEARCH(&quot;,&quot;;[Entrada.A105])-1))" office:value-type="float" office:value="1">
            <text:p>1</text:p>
          </table:table-cell>
          <table:table-cell table:formula="of:=VALUE(MID([Entrada.A105];SEARCH(&quot;,&quot;;[Entrada.A105])+1;100))" office:value-type="float" office:value="31">
            <text:p>31</text:p>
          </table:table-cell>
          <table:table-cell table:formula="of:=[Entrada.C105]" office:value-type="float" office:value="4">
            <text:p>4</text:p>
          </table:table-cell>
          <table:table-cell table:formula="of:=[Entrada.D105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99]*[.E99]" office:value-type="float" office:value="164">
            <text:p>164</text:p>
          </table:table-cell>
          <table:table-cell/>
          <table:table-cell table:formula="of:=[.E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06];SEARCH(&quot;,&quot;;[Entrada.A106])-1))" office:value-type="float" office:value="39">
            <text:p>39</text:p>
          </table:table-cell>
          <table:table-cell table:formula="of:=VALUE(MID([Entrada.A106];SEARCH(&quot;,&quot;;[Entrada.A106])+1;100))" office:value-type="float" office:value="14">
            <text:p>14</text:p>
          </table:table-cell>
          <table:table-cell table:formula="of:=[Entrada.C106]" office:value-type="float" office:value="11">
            <text:p>11</text:p>
          </table:table-cell>
          <table:table-cell table:formula="of:=[Entrada.D106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00]*[.E100]" office:value-type="float" office:value="148">
            <text:p>148</text:p>
          </table:table-cell>
          <table:table-cell/>
          <table:table-cell table:formula="of:=[.E1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07];SEARCH(&quot;,&quot;;[Entrada.A107])-1))" office:value-type="float" office:value="26">
            <text:p>26</text:p>
          </table:table-cell>
          <table:table-cell table:formula="of:=VALUE(MID([Entrada.A107];SEARCH(&quot;,&quot;;[Entrada.A107])+1;100))" office:value-type="float" office:value="1">
            <text:p>1</text:p>
          </table:table-cell>
          <table:table-cell table:formula="of:=[Entrada.C107]" office:value-type="float" office:value="12">
            <text:p>12</text:p>
          </table:table-cell>
          <table:table-cell table:formula="of:=[Entrada.D107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01]*[.E101]" office:value-type="float" office:value="196">
            <text:p>196</text:p>
          </table:table-cell>
          <table:table-cell/>
          <table:table-cell table:formula="of:=[.E1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08];SEARCH(&quot;,&quot;;[Entrada.A108])-1))" office:value-type="float" office:value="29">
            <text:p>29</text:p>
          </table:table-cell>
          <table:table-cell table:formula="of:=VALUE(MID([Entrada.A108];SEARCH(&quot;,&quot;;[Entrada.A108])+1;100))" office:value-type="float" office:value="20">
            <text:p>20</text:p>
          </table:table-cell>
          <table:table-cell table:formula="of:=[Entrada.C108]" office:value-type="float" office:value="17">
            <text:p>17</text:p>
          </table:table-cell>
          <table:table-cell table:formula="of:=[Entrada.D108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02]*[.E102]" office:value-type="float" office:value="28">
            <text:p>28</text:p>
          </table:table-cell>
          <table:table-cell/>
          <table:table-cell table:formula="of:=[.E1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09];SEARCH(&quot;,&quot;;[Entrada.A109])-1))" office:value-type="float" office:value="19">
            <text:p>19</text:p>
          </table:table-cell>
          <table:table-cell table:formula="of:=VALUE(MID([Entrada.A109];SEARCH(&quot;,&quot;;[Entrada.A109])+1;100))" office:value-type="float" office:value="34">
            <text:p>34</text:p>
          </table:table-cell>
          <table:table-cell table:formula="of:=[Entrada.C109]" office:value-type="float" office:value="24">
            <text:p>24</text:p>
          </table:table-cell>
          <table:table-cell table:formula="of:=[Entrada.D109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103]*[.E103]" office:value-type="float" office:value="108">
            <text:p>108</text:p>
          </table:table-cell>
          <table:table-cell/>
          <table:table-cell table:formula="of:=[.E1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10];SEARCH(&quot;,&quot;;[Entrada.A110])-1))" office:value-type="float" office:value="5">
            <text:p>5</text:p>
          </table:table-cell>
          <table:table-cell table:formula="of:=VALUE(MID([Entrada.A110];SEARCH(&quot;,&quot;;[Entrada.A110])+1;100))" office:value-type="float" office:value="27">
            <text:p>27</text:p>
          </table:table-cell>
          <table:table-cell table:formula="of:=[Entrada.C110]" office:value-type="float" office:value="11">
            <text:p>11</text:p>
          </table:table-cell>
          <table:table-cell table:formula="of:=[Entrada.D110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04]*[.E104]" office:value-type="float" office:value="136">
            <text:p>136</text:p>
          </table:table-cell>
          <table:table-cell/>
          <table:table-cell table:formula="of:=[.E1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11];SEARCH(&quot;,&quot;;[Entrada.A111])-1))" office:value-type="float" office:value="27">
            <text:p>27</text:p>
          </table:table-cell>
          <table:table-cell table:formula="of:=VALUE(MID([Entrada.A111];SEARCH(&quot;,&quot;;[Entrada.A111])+1;100))" office:value-type="float" office:value="34">
            <text:p>34</text:p>
          </table:table-cell>
          <table:table-cell table:formula="of:=[Entrada.C111]" office:value-type="float" office:value="38">
            <text:p>38</text:p>
          </table:table-cell>
          <table:table-cell table:formula="of:=[Entrada.D111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05]*[.E105]" office:value-type="float" office:value="48">
            <text:p>48</text:p>
          </table:table-cell>
          <table:table-cell/>
          <table:table-cell table:formula="of:=[.E1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12];SEARCH(&quot;,&quot;;[Entrada.A112])-1))" office:value-type="float" office:value="17">
            <text:p>17</text:p>
          </table:table-cell>
          <table:table-cell table:formula="of:=VALUE(MID([Entrada.A112];SEARCH(&quot;,&quot;;[Entrada.A112])+1;100))" office:value-type="float" office:value="8">
            <text:p>8</text:p>
          </table:table-cell>
          <table:table-cell table:formula="of:=[Entrada.C112]" office:value-type="float" office:value="32">
            <text:p>32</text:p>
          </table:table-cell>
          <table:table-cell table:formula="of:=[Entrada.D112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06]*[.E106]" office:value-type="float" office:value="180">
            <text:p>180</text:p>
          </table:table-cell>
          <table:table-cell/>
          <table:table-cell table:formula="of:=[.E1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13];SEARCH(&quot;,&quot;;[Entrada.A113])-1))" office:value-type="float" office:value="20">
            <text:p>20</text:p>
          </table:table-cell>
          <table:table-cell table:formula="of:=VALUE(MID([Entrada.A113];SEARCH(&quot;,&quot;;[Entrada.A113])+1;100))" office:value-type="float" office:value="3">
            <text:p>3</text:p>
          </table:table-cell>
          <table:table-cell table:formula="of:=[Entrada.C113]" office:value-type="float" office:value="8">
            <text:p>8</text:p>
          </table:table-cell>
          <table:table-cell table:formula="of:=[Entrada.D113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07]*[.E107]" office:value-type="float" office:value="188">
            <text:p>188</text:p>
          </table:table-cell>
          <table:table-cell/>
          <table:table-cell table:formula="of:=[.E1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14];SEARCH(&quot;,&quot;;[Entrada.A114])-1))" office:value-type="float" office:value="23">
            <text:p>23</text:p>
          </table:table-cell>
          <table:table-cell table:formula="of:=VALUE(MID([Entrada.A114];SEARCH(&quot;,&quot;;[Entrada.A114])+1;100))" office:value-type="float" office:value="22">
            <text:p>22</text:p>
          </table:table-cell>
          <table:table-cell table:formula="of:=[Entrada.C114]" office:value-type="float" office:value="38">
            <text:p>38</text:p>
          </table:table-cell>
          <table:table-cell table:formula="of:=[Entrada.D114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08]*[.E108]" office:value-type="float" office:value="40">
            <text:p>40</text:p>
          </table:table-cell>
          <table:table-cell/>
          <table:table-cell table:formula="of:=[.E1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15];SEARCH(&quot;,&quot;;[Entrada.A115])-1))" office:value-type="float" office:value="32">
            <text:p>32</text:p>
          </table:table-cell>
          <table:table-cell table:formula="of:=VALUE(MID([Entrada.A115];SEARCH(&quot;,&quot;;[Entrada.A115])+1;100))" office:value-type="float" office:value="6">
            <text:p>6</text:p>
          </table:table-cell>
          <table:table-cell table:formula="of:=[Entrada.C115]" office:value-type="float" office:value="18">
            <text:p>18</text:p>
          </table:table-cell>
          <table:table-cell table:formula="of:=[Entrada.D115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09]*[.E109]" office:value-type="float" office:value="68">
            <text:p>68</text:p>
          </table:table-cell>
          <table:table-cell/>
          <table:table-cell table:formula="of:=[.E1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16];SEARCH(&quot;,&quot;;[Entrada.A116])-1))" office:value-type="float" office:value="11">
            <text:p>11</text:p>
          </table:table-cell>
          <table:table-cell table:formula="of:=VALUE(MID([Entrada.A116];SEARCH(&quot;,&quot;;[Entrada.A116])+1;100))" office:value-type="float" office:value="10">
            <text:p>10</text:p>
          </table:table-cell>
          <table:table-cell table:formula="of:=[Entrada.C116]" office:value-type="float" office:value="17">
            <text:p>17</text:p>
          </table:table-cell>
          <table:table-cell table:formula="of:=[Entrada.D116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10]*[.E110]" office:value-type="float" office:value="180">
            <text:p>180</text:p>
          </table:table-cell>
          <table:table-cell/>
          <table:table-cell table:formula="of:=[.E1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17];SEARCH(&quot;,&quot;;[Entrada.A117])-1))" office:value-type="float" office:value="36">
            <text:p>36</text:p>
          </table:table-cell>
          <table:table-cell table:formula="of:=VALUE(MID([Entrada.A117];SEARCH(&quot;,&quot;;[Entrada.A117])+1;100))" office:value-type="float" office:value="18">
            <text:p>18</text:p>
          </table:table-cell>
          <table:table-cell table:formula="of:=[Entrada.C117]" office:value-type="float" office:value="38">
            <text:p>38</text:p>
          </table:table-cell>
          <table:table-cell table:formula="of:=[Entrada.D117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111]*[.E111]" office:value-type="float" office:value="156">
            <text:p>156</text:p>
          </table:table-cell>
          <table:table-cell/>
          <table:table-cell table:formula="of:=[.E1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18];SEARCH(&quot;,&quot;;[Entrada.A118])-1))" office:value-type="float" office:value="1">
            <text:p>1</text:p>
          </table:table-cell>
          <table:table-cell table:formula="of:=VALUE(MID([Entrada.A118];SEARCH(&quot;,&quot;;[Entrada.A118])+1;100))" office:value-type="float" office:value="16">
            <text:p>16</text:p>
          </table:table-cell>
          <table:table-cell table:formula="of:=[Entrada.C118]" office:value-type="float" office:value="7">
            <text:p>7</text:p>
          </table:table-cell>
          <table:table-cell table:formula="of:=[Entrada.D118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12]*[.E112]" office:value-type="float" office:value="132">
            <text:p>132</text:p>
          </table:table-cell>
          <table:table-cell/>
          <table:table-cell table:formula="of:=[.E1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19];SEARCH(&quot;,&quot;;[Entrada.A119])-1))" office:value-type="float" office:value="39">
            <text:p>39</text:p>
          </table:table-cell>
          <table:table-cell table:formula="of:=VALUE(MID([Entrada.A119];SEARCH(&quot;,&quot;;[Entrada.A119])+1;100))" office:value-type="float" office:value="7">
            <text:p>7</text:p>
          </table:table-cell>
          <table:table-cell table:formula="of:=[Entrada.C119]" office:value-type="float" office:value="38">
            <text:p>38</text:p>
          </table:table-cell>
          <table:table-cell table:formula="of:=[Entrada.D119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113]*[.E113]" office:value-type="float" office:value="36">
            <text:p>36</text:p>
          </table:table-cell>
          <table:table-cell/>
          <table:table-cell table:formula="of:=[.E1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20];SEARCH(&quot;,&quot;;[Entrada.A120])-1))" office:value-type="float" office:value="26">
            <text:p>26</text:p>
          </table:table-cell>
          <table:table-cell table:formula="of:=VALUE(MID([Entrada.A120];SEARCH(&quot;,&quot;;[Entrada.A120])+1;100))" office:value-type="float" office:value="8">
            <text:p>8</text:p>
          </table:table-cell>
          <table:table-cell table:formula="of:=[Entrada.C120]" office:value-type="float" office:value="37">
            <text:p>37</text:p>
          </table:table-cell>
          <table:table-cell table:formula="of:=[Entrada.D120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14]*[.E114]" office:value-type="float" office:value="40">
            <text:p>40</text:p>
          </table:table-cell>
          <table:table-cell/>
          <table:table-cell table:formula="of:=[.E1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21];SEARCH(&quot;,&quot;;[Entrada.A121])-1))" office:value-type="float" office:value="30">
            <text:p>30</text:p>
          </table:table-cell>
          <table:table-cell table:formula="of:=VALUE(MID([Entrada.A121];SEARCH(&quot;,&quot;;[Entrada.A121])+1;100))" office:value-type="float" office:value="20">
            <text:p>20</text:p>
          </table:table-cell>
          <table:table-cell table:formula="of:=[Entrada.C121]" office:value-type="float" office:value="6">
            <text:p>6</text:p>
          </table:table-cell>
          <table:table-cell table:formula="of:=[Entrada.D121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15]*[.E115]" office:value-type="float" office:value="104">
            <text:p>104</text:p>
          </table:table-cell>
          <table:table-cell/>
          <table:table-cell table:formula="of:=[.E1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22];SEARCH(&quot;,&quot;;[Entrada.A122])-1))" office:value-type="float" office:value="17">
            <text:p>17</text:p>
          </table:table-cell>
          <table:table-cell table:formula="of:=VALUE(MID([Entrada.A122];SEARCH(&quot;,&quot;;[Entrada.A122])+1;100))" office:value-type="float" office:value="1">
            <text:p>1</text:p>
          </table:table-cell>
          <table:table-cell table:formula="of:=[Entrada.C122]" office:value-type="float" office:value="13">
            <text:p>13</text:p>
          </table:table-cell>
          <table:table-cell table:formula="of:=[Entrada.D122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16]*[.E116]" office:value-type="float" office:value="160">
            <text:p>160</text:p>
          </table:table-cell>
          <table:table-cell/>
          <table:table-cell table:formula="of:=[.E1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23];SEARCH(&quot;,&quot;;[Entrada.A123])-1))" office:value-type="float" office:value="20">
            <text:p>20</text:p>
          </table:table-cell>
          <table:table-cell table:formula="of:=VALUE(MID([Entrada.A123];SEARCH(&quot;,&quot;;[Entrada.A123])+1;100))" office:value-type="float" office:value="10">
            <text:p>10</text:p>
          </table:table-cell>
          <table:table-cell table:formula="of:=[Entrada.C123]" office:value-type="float" office:value="22">
            <text:p>22</text:p>
          </table:table-cell>
          <table:table-cell table:formula="of:=[Entrada.D123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117]*[.E117]" office:value-type="float" office:value="200">
            <text:p>200</text:p>
          </table:table-cell>
          <table:table-cell/>
          <table:table-cell table:formula="of:=[.E1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24];SEARCH(&quot;,&quot;;[Entrada.A124])-1))" office:value-type="float" office:value="10">
            <text:p>10</text:p>
          </table:table-cell>
          <table:table-cell table:formula="of:=VALUE(MID([Entrada.A124];SEARCH(&quot;,&quot;;[Entrada.A124])+1;100))" office:value-type="float" office:value="32">
            <text:p>32</text:p>
          </table:table-cell>
          <table:table-cell table:formula="of:=[Entrada.C124]" office:value-type="float" office:value="39">
            <text:p>39</text:p>
          </table:table-cell>
          <table:table-cell table:formula="of:=[Entrada.D124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18]*[.E118]" office:value-type="float" office:value="64">
            <text:p>64</text:p>
          </table:table-cell>
          <table:table-cell/>
          <table:table-cell table:formula="of:=[.E1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25];SEARCH(&quot;,&quot;;[Entrada.A125])-1))" office:value-type="float" office:value="32">
            <text:p>32</text:p>
          </table:table-cell>
          <table:table-cell table:formula="of:=VALUE(MID([Entrada.A125];SEARCH(&quot;,&quot;;[Entrada.A125])+1;100))" office:value-type="float" office:value="29">
            <text:p>29</text:p>
          </table:table-cell>
          <table:table-cell table:formula="of:=[Entrada.C125]" office:value-type="float" office:value="9">
            <text:p>9</text:p>
          </table:table-cell>
          <table:table-cell table:formula="of:=[Entrada.D125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119]*[.E119]" office:value-type="float" office:value="44">
            <text:p>44</text:p>
          </table:table-cell>
          <table:table-cell/>
          <table:table-cell table:formula="of:=[.E1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26];SEARCH(&quot;,&quot;;[Entrada.A126])-1))" office:value-type="float" office:value="18">
            <text:p>18</text:p>
          </table:table-cell>
          <table:table-cell table:formula="of:=VALUE(MID([Entrada.A126];SEARCH(&quot;,&quot;;[Entrada.A126])+1;100))" office:value-type="float" office:value="32">
            <text:p>32</text:p>
          </table:table-cell>
          <table:table-cell table:formula="of:=[Entrada.C126]" office:value-type="float" office:value="20">
            <text:p>20</text:p>
          </table:table-cell>
          <table:table-cell table:formula="of:=[Entrada.D126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20]*[.E120]" office:value-type="float" office:value="116">
            <text:p>116</text:p>
          </table:table-cell>
          <table:table-cell/>
          <table:table-cell table:formula="of:=[.E1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27];SEARCH(&quot;,&quot;;[Entrada.A127])-1))" office:value-type="float" office:value="38">
            <text:p>38</text:p>
          </table:table-cell>
          <table:table-cell table:formula="of:=VALUE(MID([Entrada.A127];SEARCH(&quot;,&quot;;[Entrada.A127])+1;100))" office:value-type="float" office:value="39">
            <text:p>39</text:p>
          </table:table-cell>
          <table:table-cell table:formula="of:=[Entrada.C127]" office:value-type="float" office:value="15">
            <text:p>15</text:p>
          </table:table-cell>
          <table:table-cell table:formula="of:=[Entrada.D127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21]*[.E121]" office:value-type="float" office:value="28">
            <text:p>28</text:p>
          </table:table-cell>
          <table:table-cell/>
          <table:table-cell table:formula="of:=[.E1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28];SEARCH(&quot;,&quot;;[Entrada.A128])-1))" office:value-type="float" office:value="8">
            <text:p>8</text:p>
          </table:table-cell>
          <table:table-cell table:formula="of:=VALUE(MID([Entrada.A128];SEARCH(&quot;,&quot;;[Entrada.A128])+1;100))" office:value-type="float" office:value="22">
            <text:p>22</text:p>
          </table:table-cell>
          <table:table-cell table:formula="of:=[Entrada.C128]" office:value-type="float" office:value="10">
            <text:p>10</text:p>
          </table:table-cell>
          <table:table-cell table:formula="of:=[Entrada.D128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122]*[.E122]" office:value-type="float" office:value="124">
            <text:p>124</text:p>
          </table:table-cell>
          <table:table-cell/>
          <table:table-cell table:formula="of:=[.E1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29];SEARCH(&quot;,&quot;;[Entrada.A129])-1))" office:value-type="float" office:value="11">
            <text:p>11</text:p>
          </table:table-cell>
          <table:table-cell table:formula="of:=VALUE(MID([Entrada.A129];SEARCH(&quot;,&quot;;[Entrada.A129])+1;100))" office:value-type="float" office:value="3">
            <text:p>3</text:p>
          </table:table-cell>
          <table:table-cell table:formula="of:=[Entrada.C129]" office:value-type="float" office:value="28">
            <text:p>28</text:p>
          </table:table-cell>
          <table:table-cell table:formula="of:=[Entrada.D129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23]*[.E123]" office:value-type="float" office:value="160">
            <text:p>160</text:p>
          </table:table-cell>
          <table:table-cell/>
          <table:table-cell table:formula="of:=[.E1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30];SEARCH(&quot;,&quot;;[Entrada.A130])-1))" office:value-type="float" office:value="14">
            <text:p>14</text:p>
          </table:table-cell>
          <table:table-cell table:formula="of:=VALUE(MID([Entrada.A130];SEARCH(&quot;,&quot;;[Entrada.A130])+1;100))" office:value-type="float" office:value="12">
            <text:p>12</text:p>
          </table:table-cell>
          <table:table-cell table:formula="of:=[Entrada.C130]" office:value-type="float" office:value="12">
            <text:p>12</text:p>
          </table:table-cell>
          <table:table-cell table:formula="of:=[Entrada.D130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24]*[.E124]" office:value-type="float" office:value="152">
            <text:p>152</text:p>
          </table:table-cell>
          <table:table-cell/>
          <table:table-cell table:formula="of:=[.E1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31];SEARCH(&quot;,&quot;;[Entrada.A131])-1))" office:value-type="float" office:value="36">
            <text:p>36</text:p>
          </table:table-cell>
          <table:table-cell table:formula="of:=VALUE(MID([Entrada.A131];SEARCH(&quot;,&quot;;[Entrada.A131])+1;100))" office:value-type="float" office:value="25">
            <text:p>25</text:p>
          </table:table-cell>
          <table:table-cell table:formula="of:=[Entrada.C131]" office:value-type="float" office:value="20">
            <text:p>20</text:p>
          </table:table-cell>
          <table:table-cell table:formula="of:=[Entrada.D131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25]*[.E125]" office:value-type="float" office:value="104">
            <text:p>104</text:p>
          </table:table-cell>
          <table:table-cell/>
          <table:table-cell table:formula="of:=[.E1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32];SEARCH(&quot;,&quot;;[Entrada.A132])-1))" office:value-type="float" office:value="26">
            <text:p>26</text:p>
          </table:table-cell>
          <table:table-cell table:formula="of:=VALUE(MID([Entrada.A132];SEARCH(&quot;,&quot;;[Entrada.A132])+1;100))" office:value-type="float" office:value="19">
            <text:p>19</text:p>
          </table:table-cell>
          <table:table-cell table:formula="of:=[Entrada.C132]" office:value-type="float" office:value="28">
            <text:p>28</text:p>
          </table:table-cell>
          <table:table-cell table:formula="of:=[Entrada.D132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26]*[.E126]" office:value-type="float" office:value="24">
            <text:p>24</text:p>
          </table:table-cell>
          <table:table-cell/>
          <table:table-cell table:formula="of:=[.E1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33];SEARCH(&quot;,&quot;;[Entrada.A133])-1))" office:value-type="float" office:value="2">
            <text:p>2</text:p>
          </table:table-cell>
          <table:table-cell table:formula="of:=VALUE(MID([Entrada.A133];SEARCH(&quot;,&quot;;[Entrada.A133])+1;100))" office:value-type="float" office:value="8">
            <text:p>8</text:p>
          </table:table-cell>
          <table:table-cell table:formula="of:=[Entrada.C133]" office:value-type="float" office:value="26">
            <text:p>26</text:p>
          </table:table-cell>
          <table:table-cell table:formula="of:=[Entrada.D133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127]*[.E127]" office:value-type="float" office:value="44">
            <text:p>44</text:p>
          </table:table-cell>
          <table:table-cell/>
          <table:table-cell table:formula="of:=[.E1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34];SEARCH(&quot;,&quot;;[Entrada.A134])-1))" office:value-type="float" office:value="24">
            <text:p>24</text:p>
          </table:table-cell>
          <table:table-cell table:formula="of:=VALUE(MID([Entrada.A134];SEARCH(&quot;,&quot;;[Entrada.A134])+1;100))" office:value-type="float" office:value="37">
            <text:p>37</text:p>
          </table:table-cell>
          <table:table-cell table:formula="of:=[Entrada.C134]" office:value-type="float" office:value="18">
            <text:p>18</text:p>
          </table:table-cell>
          <table:table-cell table:formula="of:=[Entrada.D134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28]*[.E128]" office:value-type="float" office:value="64">
            <text:p>64</text:p>
          </table:table-cell>
          <table:table-cell/>
          <table:table-cell table:formula="of:=[.E1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35];SEARCH(&quot;,&quot;;[Entrada.A135])-1))" office:value-type="float" office:value="5">
            <text:p>5</text:p>
          </table:table-cell>
          <table:table-cell table:formula="of:=VALUE(MID([Entrada.A135];SEARCH(&quot;,&quot;;[Entrada.A135])+1;100))" office:value-type="float" office:value="13">
            <text:p>13</text:p>
          </table:table-cell>
          <table:table-cell table:formula="of:=[Entrada.C135]" office:value-type="float" office:value="11">
            <text:p>11</text:p>
          </table:table-cell>
          <table:table-cell table:formula="of:=[Entrada.D135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29]*[.E129]" office:value-type="float" office:value="132">
            <text:p>132</text:p>
          </table:table-cell>
          <table:table-cell/>
          <table:table-cell table:formula="of:=[.E1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36];SEARCH(&quot;,&quot;;[Entrada.A136])-1))" office:value-type="float" office:value="30">
            <text:p>30</text:p>
          </table:table-cell>
          <table:table-cell table:formula="of:=VALUE(MID([Entrada.A136];SEARCH(&quot;,&quot;;[Entrada.A136])+1;100))" office:value-type="float" office:value="31">
            <text:p>31</text:p>
          </table:table-cell>
          <table:table-cell table:formula="of:=[Entrada.C136]" office:value-type="float" office:value="9">
            <text:p>9</text:p>
          </table:table-cell>
          <table:table-cell table:formula="of:=[Entrada.D136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130]*[.E130]" office:value-type="float" office:value="144">
            <text:p>144</text:p>
          </table:table-cell>
          <table:table-cell/>
          <table:table-cell table:formula="of:=[.E1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37];SEARCH(&quot;,&quot;;[Entrada.A137])-1))" office:value-type="float" office:value="20">
            <text:p>20</text:p>
          </table:table-cell>
          <table:table-cell table:formula="of:=VALUE(MID([Entrada.A137];SEARCH(&quot;,&quot;;[Entrada.A137])+1;100))" office:value-type="float" office:value="17">
            <text:p>17</text:p>
          </table:table-cell>
          <table:table-cell table:formula="of:=[Entrada.C137]" office:value-type="float" office:value="6">
            <text:p>6</text:p>
          </table:table-cell>
          <table:table-cell table:formula="of:=[Entrada.D137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31]*[.E131]" office:value-type="float" office:value="136">
            <text:p>136</text:p>
          </table:table-cell>
          <table:table-cell/>
          <table:table-cell table:formula="of:=[.E1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38];SEARCH(&quot;,&quot;;[Entrada.A138])-1))" office:value-type="float" office:value="23">
            <text:p>23</text:p>
          </table:table-cell>
          <table:table-cell table:formula="of:=VALUE(MID([Entrada.A138];SEARCH(&quot;,&quot;;[Entrada.A138])+1;100))" office:value-type="float" office:value="36">
            <text:p>36</text:p>
          </table:table-cell>
          <table:table-cell table:formula="of:=[Entrada.C138]" office:value-type="float" office:value="29">
            <text:p>29</text:p>
          </table:table-cell>
          <table:table-cell table:formula="of:=[Entrada.D138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32]*[.E132]" office:value-type="float" office:value="28">
            <text:p>28</text:p>
          </table:table-cell>
          <table:table-cell/>
          <table:table-cell table:formula="of:=[.E1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39];SEARCH(&quot;,&quot;;[Entrada.A139])-1))" office:value-type="float" office:value="6">
            <text:p>6</text:p>
          </table:table-cell>
          <table:table-cell table:formula="of:=VALUE(MID([Entrada.A139];SEARCH(&quot;,&quot;;[Entrada.A139])+1;100))" office:value-type="float" office:value="36">
            <text:p>36</text:p>
          </table:table-cell>
          <table:table-cell table:formula="of:=[Entrada.C139]" office:value-type="float" office:value="22">
            <text:p>22</text:p>
          </table:table-cell>
          <table:table-cell table:formula="of:=[Entrada.D139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33]*[.E133]" office:value-type="float" office:value="48">
            <text:p>48</text:p>
          </table:table-cell>
          <table:table-cell/>
          <table:table-cell table:formula="of:=[.E1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40];SEARCH(&quot;,&quot;;[Entrada.A140])-1))" office:value-type="float" office:value="32">
            <text:p>32</text:p>
          </table:table-cell>
          <table:table-cell table:formula="of:=VALUE(MID([Entrada.A140];SEARCH(&quot;,&quot;;[Entrada.A140])+1;100))" office:value-type="float" office:value="20">
            <text:p>20</text:p>
          </table:table-cell>
          <table:table-cell table:formula="of:=[Entrada.C140]" office:value-type="float" office:value="20">
            <text:p>20</text:p>
          </table:table-cell>
          <table:table-cell table:formula="of:=[Entrada.D140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134]*[.E134]" office:value-type="float" office:value="184">
            <text:p>184</text:p>
          </table:table-cell>
          <table:table-cell/>
          <table:table-cell table:formula="of:=[.E1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41];SEARCH(&quot;,&quot;;[Entrada.A141])-1))" office:value-type="float" office:value="31">
            <text:p>31</text:p>
          </table:table-cell>
          <table:table-cell table:formula="of:=VALUE(MID([Entrada.A141];SEARCH(&quot;,&quot;;[Entrada.A141])+1;100))" office:value-type="float" office:value="36">
            <text:p>36</text:p>
          </table:table-cell>
          <table:table-cell table:formula="of:=[Entrada.C141]" office:value-type="float" office:value="32">
            <text:p>32</text:p>
          </table:table-cell>
          <table:table-cell table:formula="of:=[Entrada.D141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35]*[.E135]" office:value-type="float" office:value="76">
            <text:p>76</text:p>
          </table:table-cell>
          <table:table-cell/>
          <table:table-cell table:formula="of:=[.E1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42];SEARCH(&quot;,&quot;;[Entrada.A142])-1))" office:value-type="float" office:value="18">
            <text:p>18</text:p>
          </table:table-cell>
          <table:table-cell table:formula="of:=VALUE(MID([Entrada.A142];SEARCH(&quot;,&quot;;[Entrada.A142])+1;100))" office:value-type="float" office:value="27">
            <text:p>27</text:p>
          </table:table-cell>
          <table:table-cell table:formula="of:=[Entrada.C142]" office:value-type="float" office:value="29">
            <text:p>29</text:p>
          </table:table-cell>
          <table:table-cell table:formula="of:=[Entrada.D142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36]*[.E136]" office:value-type="float" office:value="188">
            <text:p>188</text:p>
          </table:table-cell>
          <table:table-cell/>
          <table:table-cell table:formula="of:=[.E1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43];SEARCH(&quot;,&quot;;[Entrada.A143])-1))" office:value-type="float" office:value="8">
            <text:p>8</text:p>
          </table:table-cell>
          <table:table-cell table:formula="of:=VALUE(MID([Entrada.A143];SEARCH(&quot;,&quot;;[Entrada.A143])+1;100))" office:value-type="float" office:value="29">
            <text:p>29</text:p>
          </table:table-cell>
          <table:table-cell table:formula="of:=[Entrada.C143]" office:value-type="float" office:value="28">
            <text:p>28</text:p>
          </table:table-cell>
          <table:table-cell table:formula="of:=[Entrada.D143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37]*[.E137]" office:value-type="float" office:value="132">
            <text:p>132</text:p>
          </table:table-cell>
          <table:table-cell/>
          <table:table-cell table:formula="of:=[.E1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7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44];SEARCH(&quot;,&quot;;[Entrada.A144])-1))" office:value-type="float" office:value="33">
            <text:p>33</text:p>
          </table:table-cell>
          <table:table-cell table:formula="of:=VALUE(MID([Entrada.A144];SEARCH(&quot;,&quot;;[Entrada.A144])+1;100))" office:value-type="float" office:value="11">
            <text:p>11</text:p>
          </table:table-cell>
          <table:table-cell table:formula="of:=[Entrada.C144]" office:value-type="float" office:value="26">
            <text:p>26</text:p>
          </table:table-cell>
          <table:table-cell table:formula="of:=[Entrada.D144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138]*[.E138]" office:value-type="float" office:value="52">
            <text:p>52</text:p>
          </table:table-cell>
          <table:table-cell/>
          <table:table-cell table:formula="of:=[.E1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8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45];SEARCH(&quot;,&quot;;[Entrada.A145])-1))" office:value-type="float" office:value="14">
            <text:p>14</text:p>
          </table:table-cell>
          <table:table-cell table:formula="of:=VALUE(MID([Entrada.A145];SEARCH(&quot;,&quot;;[Entrada.A145])+1;100))" office:value-type="float" office:value="23">
            <text:p>23</text:p>
          </table:table-cell>
          <table:table-cell table:formula="of:=[Entrada.C145]" office:value-type="float" office:value="7">
            <text:p>7</text:p>
          </table:table-cell>
          <table:table-cell table:formula="of:=[Entrada.D145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39]*[.E139]" office:value-type="float" office:value="160">
            <text:p>160</text:p>
          </table:table-cell>
          <table:table-cell/>
          <table:table-cell table:formula="of:=[.E1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9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46];SEARCH(&quot;,&quot;;[Entrada.A146])-1))" office:value-type="float" office:value="12">
            <text:p>12</text:p>
          </table:table-cell>
          <table:table-cell table:formula="of:=VALUE(MID([Entrada.A146];SEARCH(&quot;,&quot;;[Entrada.A146])+1;100))" office:value-type="float" office:value="25">
            <text:p>25</text:p>
          </table:table-cell>
          <table:table-cell table:formula="of:=[Entrada.C146]" office:value-type="float" office:value="18">
            <text:p>18</text:p>
          </table:table-cell>
          <table:table-cell table:formula="of:=[Entrada.D146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140]*[.E140]" office:value-type="float" office:value="56">
            <text:p>56</text:p>
          </table:table-cell>
          <table:table-cell/>
          <table:table-cell table:formula="of:=[.E1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0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47];SEARCH(&quot;,&quot;;[Entrada.A147])-1))" office:value-type="float" office:value="2">
            <text:p>2</text:p>
          </table:table-cell>
          <table:table-cell table:formula="of:=VALUE(MID([Entrada.A147];SEARCH(&quot;,&quot;;[Entrada.A147])+1;100))" office:value-type="float" office:value="3">
            <text:p>3</text:p>
          </table:table-cell>
          <table:table-cell table:formula="of:=[Entrada.C147]" office:value-type="float" office:value="38">
            <text:p>38</text:p>
          </table:table-cell>
          <table:table-cell table:formula="of:=[Entrada.D147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41]*[.E141]" office:value-type="float" office:value="68">
            <text:p>68</text:p>
          </table:table-cell>
          <table:table-cell/>
          <table:table-cell table:formula="of:=[.E1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1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48];SEARCH(&quot;,&quot;;[Entrada.A148])-1))" office:value-type="float" office:value="27">
            <text:p>27</text:p>
          </table:table-cell>
          <table:table-cell table:formula="of:=VALUE(MID([Entrada.A148];SEARCH(&quot;,&quot;;[Entrada.A148])+1;100))" office:value-type="float" office:value="9">
            <text:p>9</text:p>
          </table:table-cell>
          <table:table-cell table:formula="of:=[Entrada.C148]" office:value-type="float" office:value="38">
            <text:p>38</text:p>
          </table:table-cell>
          <table:table-cell table:formula="of:=[Entrada.D148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42]*[.E142]" office:value-type="float" office:value="136">
            <text:p>136</text:p>
          </table:table-cell>
          <table:table-cell/>
          <table:table-cell table:formula="of:=[.E1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2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49];SEARCH(&quot;,&quot;;[Entrada.A149])-1))" office:value-type="float" office:value="30">
            <text:p>30</text:p>
          </table:table-cell>
          <table:table-cell table:formula="of:=VALUE(MID([Entrada.A149];SEARCH(&quot;,&quot;;[Entrada.A149])+1;100))" office:value-type="float" office:value="6">
            <text:p>6</text:p>
          </table:table-cell>
          <table:table-cell table:formula="of:=[Entrada.C149]" office:value-type="float" office:value="11">
            <text:p>11</text:p>
          </table:table-cell>
          <table:table-cell table:formula="of:=[Entrada.D149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43]*[.E143]" office:value-type="float" office:value="100">
            <text:p>100</text:p>
          </table:table-cell>
          <table:table-cell/>
          <table:table-cell table:formula="of:=[.E1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3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50];SEARCH(&quot;,&quot;;[Entrada.A150])-1))" office:value-type="float" office:value="20">
            <text:p>20</text:p>
          </table:table-cell>
          <table:table-cell table:formula="of:=VALUE(MID([Entrada.A150];SEARCH(&quot;,&quot;;[Entrada.A150])+1;100))" office:value-type="float" office:value="24">
            <text:p>24</text:p>
          </table:table-cell>
          <table:table-cell table:formula="of:=[Entrada.C150]" office:value-type="float" office:value="25">
            <text:p>25</text:p>
          </table:table-cell>
          <table:table-cell table:formula="of:=[Entrada.D150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144]*[.E144]" office:value-type="float" office:value="128">
            <text:p>128</text:p>
          </table:table-cell>
          <table:table-cell/>
          <table:table-cell table:formula="of:=[.E1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4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151];SEARCH(&quot;,&quot;;[Entrada.A151])-1))" office:value-type="float" office:value="3">
            <text:p>3</text:p>
          </table:table-cell>
          <table:table-cell table:formula="of:=VALUE(MID([Entrada.A151];SEARCH(&quot;,&quot;;[Entrada.A151])+1;100))" office:value-type="float" office:value="32">
            <text:p>32</text:p>
          </table:table-cell>
          <table:table-cell table:formula="of:=[Entrada.C151]" office:value-type="float" office:value="33">
            <text:p>33</text:p>
          </table:table-cell>
          <table:table-cell table:formula="of:=[Entrada.D151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45]*[.E145]" office:value-type="float" office:value="40">
            <text:p>40</text:p>
          </table:table-cell>
          <table:table-cell/>
          <table:table-cell table:formula="of:=[.E1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5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52];SEARCH(&quot;,&quot;;[Entrada.A152])-1))" office:value-type="float" office:value="6">
            <text:p>6</text:p>
          </table:table-cell>
          <table:table-cell table:formula="of:=VALUE(MID([Entrada.A152];SEARCH(&quot;,&quot;;[Entrada.A152])+1;100))" office:value-type="float" office:value="31">
            <text:p>31</text:p>
          </table:table-cell>
          <table:table-cell table:formula="of:=[Entrada.C152]" office:value-type="float" office:value="21">
            <text:p>21</text:p>
          </table:table-cell>
          <table:table-cell table:formula="of:=[Entrada.D152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46]*[.E146]" office:value-type="float" office:value="80">
            <text:p>80</text:p>
          </table:table-cell>
          <table:table-cell/>
          <table:table-cell table:formula="of:=[.E1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6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53];SEARCH(&quot;,&quot;;[Entrada.A153])-1))" office:value-type="float" office:value="28">
            <text:p>28</text:p>
          </table:table-cell>
          <table:table-cell table:formula="of:=VALUE(MID([Entrada.A153];SEARCH(&quot;,&quot;;[Entrada.A153])+1;100))" office:value-type="float" office:value="40">
            <text:p>40</text:p>
          </table:table-cell>
          <table:table-cell table:formula="of:=[Entrada.C153]" office:value-type="float" office:value="31">
            <text:p>31</text:p>
          </table:table-cell>
          <table:table-cell table:formula="of:=[Entrada.D153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47]*[.E147]" office:value-type="float" office:value="100">
            <text:p>100</text:p>
          </table:table-cell>
          <table:table-cell/>
          <table:table-cell table:formula="of:=[.E1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7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54];SEARCH(&quot;,&quot;;[Entrada.A154])-1))" office:value-type="float" office:value="35">
            <text:p>35</text:p>
          </table:table-cell>
          <table:table-cell table:formula="of:=VALUE(MID([Entrada.A154];SEARCH(&quot;,&quot;;[Entrada.A154])+1;100))" office:value-type="float" office:value="38">
            <text:p>38</text:p>
          </table:table-cell>
          <table:table-cell table:formula="of:=[Entrada.C154]" office:value-type="float" office:value="21">
            <text:p>21</text:p>
          </table:table-cell>
          <table:table-cell table:formula="of:=[Entrada.D154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148]*[.E148]" office:value-type="float" office:value="84">
            <text:p>84</text:p>
          </table:table-cell>
          <table:table-cell/>
          <table:table-cell table:formula="of:=[.E1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8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55];SEARCH(&quot;,&quot;;[Entrada.A155])-1))" office:value-type="float" office:value="21">
            <text:p>21</text:p>
          </table:table-cell>
          <table:table-cell table:formula="of:=VALUE(MID([Entrada.A155];SEARCH(&quot;,&quot;;[Entrada.A155])+1;100))" office:value-type="float" office:value="7">
            <text:p>7</text:p>
          </table:table-cell>
          <table:table-cell table:formula="of:=[Entrada.C155]" office:value-type="float" office:value="36">
            <text:p>36</text:p>
          </table:table-cell>
          <table:table-cell table:formula="of:=[Entrada.D155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149]*[.E149]" office:value-type="float" office:value="128">
            <text:p>128</text:p>
          </table:table-cell>
          <table:table-cell/>
          <table:table-cell table:formula="of:=[.E1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9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56];SEARCH(&quot;,&quot;;[Entrada.A156])-1))" office:value-type="float" office:value="8">
            <text:p>8</text:p>
          </table:table-cell>
          <table:table-cell table:formula="of:=VALUE(MID([Entrada.A156];SEARCH(&quot;,&quot;;[Entrada.A156])+1;100))" office:value-type="float" office:value="4">
            <text:p>4</text:p>
          </table:table-cell>
          <table:table-cell table:formula="of:=[Entrada.C156]" office:value-type="float" office:value="18">
            <text:p>18</text:p>
          </table:table-cell>
          <table:table-cell table:formula="of:=[Entrada.D156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150]*[.E150]" office:value-type="float" office:value="84">
            <text:p>84</text:p>
          </table:table-cell>
          <table:table-cell/>
          <table:table-cell table:formula="of:=[.E1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0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57];SEARCH(&quot;,&quot;;[Entrada.A157])-1))" office:value-type="float" office:value="14">
            <text:p>14</text:p>
          </table:table-cell>
          <table:table-cell table:formula="of:=VALUE(MID([Entrada.A157];SEARCH(&quot;,&quot;;[Entrada.A157])+1;100))" office:value-type="float" office:value="30">
            <text:p>30</text:p>
          </table:table-cell>
          <table:table-cell table:formula="of:=[Entrada.C157]" office:value-type="float" office:value="36">
            <text:p>36</text:p>
          </table:table-cell>
          <table:table-cell table:formula="of:=[Entrada.D157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51]*[.E151]" office:value-type="float" office:value="28">
            <text:p>28</text:p>
          </table:table-cell>
          <table:table-cell/>
          <table:table-cell table:formula="of:=[.E1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1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58];SEARCH(&quot;,&quot;;[Entrada.A158])-1))" office:value-type="float" office:value="36">
            <text:p>36</text:p>
          </table:table-cell>
          <table:table-cell table:formula="of:=VALUE(MID([Entrada.A158];SEARCH(&quot;,&quot;;[Entrada.A158])+1;100))" office:value-type="float" office:value="15">
            <text:p>15</text:p>
          </table:table-cell>
          <table:table-cell table:formula="of:=[Entrada.C158]" office:value-type="float" office:value="12">
            <text:p>12</text:p>
          </table:table-cell>
          <table:table-cell table:formula="of:=[Entrada.D158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52]*[.E152]" office:value-type="float" office:value="72">
            <text:p>72</text:p>
          </table:table-cell>
          <table:table-cell/>
          <table:table-cell table:formula="of:=[.E1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2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59];SEARCH(&quot;,&quot;;[Entrada.A159])-1))" office:value-type="float" office:value="12">
            <text:p>12</text:p>
          </table:table-cell>
          <table:table-cell table:formula="of:=VALUE(MID([Entrada.A159];SEARCH(&quot;,&quot;;[Entrada.A159])+1;100))" office:value-type="float" office:value="16">
            <text:p>16</text:p>
          </table:table-cell>
          <table:table-cell table:formula="of:=[Entrada.C159]" office:value-type="float" office:value="15">
            <text:p>15</text:p>
          </table:table-cell>
          <table:table-cell table:formula="of:=[Entrada.D159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53]*[.E153]" office:value-type="float" office:value="196">
            <text:p>196</text:p>
          </table:table-cell>
          <table:table-cell/>
          <table:table-cell table:formula="of:=[.E1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3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60];SEARCH(&quot;,&quot;;[Entrada.A160])-1))" office:value-type="float" office:value="15">
            <text:p>15</text:p>
          </table:table-cell>
          <table:table-cell table:formula="of:=VALUE(MID([Entrada.A160];SEARCH(&quot;,&quot;;[Entrada.A160])+1;100))" office:value-type="float" office:value="5">
            <text:p>5</text:p>
          </table:table-cell>
          <table:table-cell table:formula="of:=[Entrada.C160]" office:value-type="float" office:value="22">
            <text:p>22</text:p>
          </table:table-cell>
          <table:table-cell table:formula="of:=[Entrada.D160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154]*[.E154]" office:value-type="float" office:value="36">
            <text:p>36</text:p>
          </table:table-cell>
          <table:table-cell/>
          <table:table-cell table:formula="of:=[.E1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4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61];SEARCH(&quot;,&quot;;[Entrada.A161])-1))" office:value-type="float" office:value="2">
            <text:p>2</text:p>
          </table:table-cell>
          <table:table-cell table:formula="of:=VALUE(MID([Entrada.A161];SEARCH(&quot;,&quot;;[Entrada.A161])+1;100))" office:value-type="float" office:value="26">
            <text:p>26</text:p>
          </table:table-cell>
          <table:table-cell table:formula="of:=[Entrada.C161]" office:value-type="float" office:value="13">
            <text:p>13</text:p>
          </table:table-cell>
          <table:table-cell table:formula="of:=[Entrada.D161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55]*[.E155]" office:value-type="float" office:value="32">
            <text:p>32</text:p>
          </table:table-cell>
          <table:table-cell/>
          <table:table-cell table:formula="of:=[.E1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5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62];SEARCH(&quot;,&quot;;[Entrada.A162])-1))" office:value-type="float" office:value="27">
            <text:p>27</text:p>
          </table:table-cell>
          <table:table-cell table:formula="of:=VALUE(MID([Entrada.A162];SEARCH(&quot;,&quot;;[Entrada.A162])+1;100))" office:value-type="float" office:value="14">
            <text:p>14</text:p>
          </table:table-cell>
          <table:table-cell table:formula="of:=[Entrada.C162]" office:value-type="float" office:value="28">
            <text:p>28</text:p>
          </table:table-cell>
          <table:table-cell table:formula="of:=[Entrada.D162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56]*[.E156]" office:value-type="float" office:value="40">
            <text:p>40</text:p>
          </table:table-cell>
          <table:table-cell/>
          <table:table-cell table:formula="of:=[.E1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6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63];SEARCH(&quot;,&quot;;[Entrada.A163])-1))" office:value-type="float" office:value="20">
            <text:p>20</text:p>
          </table:table-cell>
          <table:table-cell table:formula="of:=VALUE(MID([Entrada.A163];SEARCH(&quot;,&quot;;[Entrada.A163])+1;100))" office:value-type="float" office:value="39">
            <text:p>39</text:p>
          </table:table-cell>
          <table:table-cell table:formula="of:=[Entrada.C163]" office:value-type="float" office:value="37">
            <text:p>37</text:p>
          </table:table-cell>
          <table:table-cell table:formula="of:=[Entrada.D163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57]*[.E157]" office:value-type="float" office:value="140">
            <text:p>140</text:p>
          </table:table-cell>
          <table:table-cell/>
          <table:table-cell table:formula="of:=[.E1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7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64];SEARCH(&quot;,&quot;;[Entrada.A164])-1))" office:value-type="float" office:value="28">
            <text:p>28</text:p>
          </table:table-cell>
          <table:table-cell table:formula="of:=VALUE(MID([Entrada.A164];SEARCH(&quot;,&quot;;[Entrada.A164])+1;100))" office:value-type="float" office:value="39">
            <text:p>39</text:p>
          </table:table-cell>
          <table:table-cell table:formula="of:=[Entrada.C164]" office:value-type="float" office:value="28">
            <text:p>28</text:p>
          </table:table-cell>
          <table:table-cell table:formula="of:=[Entrada.D164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158]*[.E158]" office:value-type="float" office:value="124">
            <text:p>124</text:p>
          </table:table-cell>
          <table:table-cell/>
          <table:table-cell table:formula="of:=[.E1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8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65];SEARCH(&quot;,&quot;;[Entrada.A165])-1))" office:value-type="float" office:value="32">
            <text:p>32</text:p>
          </table:table-cell>
          <table:table-cell table:formula="of:=VALUE(MID([Entrada.A165];SEARCH(&quot;,&quot;;[Entrada.A165])+1;100))" office:value-type="float" office:value="34">
            <text:p>34</text:p>
          </table:table-cell>
          <table:table-cell table:formula="of:=[Entrada.C165]" office:value-type="float" office:value="21">
            <text:p>21</text:p>
          </table:table-cell>
          <table:table-cell table:formula="of:=[Entrada.D165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59]*[.E159]" office:value-type="float" office:value="160">
            <text:p>160</text:p>
          </table:table-cell>
          <table:table-cell/>
          <table:table-cell table:formula="of:=[.E1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9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66];SEARCH(&quot;,&quot;;[Entrada.A166])-1))" office:value-type="float" office:value="18">
            <text:p>18</text:p>
          </table:table-cell>
          <table:table-cell table:formula="of:=VALUE(MID([Entrada.A166];SEARCH(&quot;,&quot;;[Entrada.A166])+1;100))" office:value-type="float" office:value="13">
            <text:p>13</text:p>
          </table:table-cell>
          <table:table-cell table:formula="of:=[Entrada.C166]" office:value-type="float" office:value="4">
            <text:p>4</text:p>
          </table:table-cell>
          <table:table-cell table:formula="of:=[Entrada.D166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60]*[.E160]" office:value-type="float" office:value="148">
            <text:p>148</text:p>
          </table:table-cell>
          <table:table-cell/>
          <table:table-cell table:formula="of:=[.E1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0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67];SEARCH(&quot;,&quot;;[Entrada.A167])-1))" office:value-type="float" office:value="40">
            <text:p>40</text:p>
          </table:table-cell>
          <table:table-cell table:formula="of:=VALUE(MID([Entrada.A167];SEARCH(&quot;,&quot;;[Entrada.A167])+1;100))" office:value-type="float" office:value="34">
            <text:p>34</text:p>
          </table:table-cell>
          <table:table-cell table:formula="of:=[Entrada.C167]" office:value-type="float" office:value="25">
            <text:p>25</text:p>
          </table:table-cell>
          <table:table-cell table:formula="of:=[Entrada.D167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61]*[.E161]" office:value-type="float" office:value="76">
            <text:p>76</text:p>
          </table:table-cell>
          <table:table-cell/>
          <table:table-cell table:formula="of:=[.E1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1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168];SEARCH(&quot;,&quot;;[Entrada.A168])-1))" office:value-type="float" office:value="8">
            <text:p>8</text:p>
          </table:table-cell>
          <table:table-cell table:formula="of:=VALUE(MID([Entrada.A168];SEARCH(&quot;,&quot;;[Entrada.A168])+1;100))" office:value-type="float" office:value="11">
            <text:p>11</text:p>
          </table:table-cell>
          <table:table-cell table:formula="of:=[Entrada.C168]" office:value-type="float" office:value="31">
            <text:p>31</text:p>
          </table:table-cell>
          <table:table-cell table:formula="of:=[Entrada.D168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62]*[.E162]" office:value-type="float" office:value="76">
            <text:p>76</text:p>
          </table:table-cell>
          <table:table-cell/>
          <table:table-cell table:formula="of:=[.E1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2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69];SEARCH(&quot;,&quot;;[Entrada.A169])-1))" office:value-type="float" office:value="33">
            <text:p>33</text:p>
          </table:table-cell>
          <table:table-cell table:formula="of:=VALUE(MID([Entrada.A169];SEARCH(&quot;,&quot;;[Entrada.A169])+1;100))" office:value-type="float" office:value="5">
            <text:p>5</text:p>
          </table:table-cell>
          <table:table-cell table:formula="of:=[Entrada.C169]" office:value-type="float" office:value="26">
            <text:p>26</text:p>
          </table:table-cell>
          <table:table-cell table:formula="of:=[Entrada.D169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63]*[.E163]" office:value-type="float" office:value="188">
            <text:p>188</text:p>
          </table:table-cell>
          <table:table-cell/>
          <table:table-cell table:formula="of:=[.E1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3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70];SEARCH(&quot;,&quot;;[Entrada.A170])-1))" office:value-type="float" office:value="12">
            <text:p>12</text:p>
          </table:table-cell>
          <table:table-cell table:formula="of:=VALUE(MID([Entrada.A170];SEARCH(&quot;,&quot;;[Entrada.A170])+1;100))" office:value-type="float" office:value="15">
            <text:p>15</text:p>
          </table:table-cell>
          <table:table-cell table:formula="of:=[Entrada.C170]" office:value-type="float" office:value="23">
            <text:p>23</text:p>
          </table:table-cell>
          <table:table-cell table:formula="of:=[Entrada.D170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164]*[.E164]" office:value-type="float" office:value="164">
            <text:p>164</text:p>
          </table:table-cell>
          <table:table-cell/>
          <table:table-cell table:formula="of:=[.E1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4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71];SEARCH(&quot;,&quot;;[Entrada.A171])-1))" office:value-type="float" office:value="15">
            <text:p>15</text:p>
          </table:table-cell>
          <table:table-cell table:formula="of:=VALUE(MID([Entrada.A171];SEARCH(&quot;,&quot;;[Entrada.A171])+1;100))" office:value-type="float" office:value="2">
            <text:p>2</text:p>
          </table:table-cell>
          <table:table-cell table:formula="of:=[Entrada.C171]" office:value-type="float" office:value="19">
            <text:p>19</text:p>
          </table:table-cell>
          <table:table-cell table:formula="of:=[Entrada.D171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65]*[.E165]" office:value-type="float" office:value="32">
            <text:p>32</text:p>
          </table:table-cell>
          <table:table-cell/>
          <table:table-cell table:formula="of:=[.E1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5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172];SEARCH(&quot;,&quot;;[Entrada.A172])-1))" office:value-type="float" office:value="37">
            <text:p>37</text:p>
          </table:table-cell>
          <table:table-cell table:formula="of:=VALUE(MID([Entrada.A172];SEARCH(&quot;,&quot;;[Entrada.A172])+1;100))" office:value-type="float" office:value="17">
            <text:p>17</text:p>
          </table:table-cell>
          <table:table-cell table:formula="of:=[Entrada.C172]" office:value-type="float" office:value="15">
            <text:p>15</text:p>
          </table:table-cell>
          <table:table-cell table:formula="of:=[Entrada.D172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66]*[.E166]" office:value-type="float" office:value="180">
            <text:p>180</text:p>
          </table:table-cell>
          <table:table-cell/>
          <table:table-cell table:formula="of:=[.E1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6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73];SEARCH(&quot;,&quot;;[Entrada.A173])-1))" office:value-type="float" office:value="2">
            <text:p>2</text:p>
          </table:table-cell>
          <table:table-cell table:formula="of:=VALUE(MID([Entrada.A173];SEARCH(&quot;,&quot;;[Entrada.A173])+1;100))" office:value-type="float" office:value="21">
            <text:p>21</text:p>
          </table:table-cell>
          <table:table-cell table:formula="of:=[Entrada.C173]" office:value-type="float" office:value="37">
            <text:p>37</text:p>
          </table:table-cell>
          <table:table-cell table:formula="of:=[Entrada.D173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67]*[.E167]" office:value-type="float" office:value="168">
            <text:p>168</text:p>
          </table:table-cell>
          <table:table-cell/>
          <table:table-cell table:formula="of:=[.E1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7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74];SEARCH(&quot;,&quot;;[Entrada.A174])-1))" office:value-type="float" office:value="27">
            <text:p>27</text:p>
          </table:table-cell>
          <table:table-cell table:formula="of:=VALUE(MID([Entrada.A174];SEARCH(&quot;,&quot;;[Entrada.A174])+1;100))" office:value-type="float" office:value="7">
            <text:p>7</text:p>
          </table:table-cell>
          <table:table-cell table:formula="of:=[Entrada.C174]" office:value-type="float" office:value="33">
            <text:p>33</text:p>
          </table:table-cell>
          <table:table-cell table:formula="of:=[Entrada.D174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68]*[.E168]" office:value-type="float" office:value="180">
            <text:p>180</text:p>
          </table:table-cell>
          <table:table-cell/>
          <table:table-cell table:formula="of:=[.E1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8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75];SEARCH(&quot;,&quot;;[Entrada.A175])-1))" office:value-type="float" office:value="6">
            <text:p>6</text:p>
          </table:table-cell>
          <table:table-cell table:formula="of:=VALUE(MID([Entrada.A175];SEARCH(&quot;,&quot;;[Entrada.A175])+1;100))" office:value-type="float" office:value="9">
            <text:p>9</text:p>
          </table:table-cell>
          <table:table-cell table:formula="of:=[Entrada.C175]" office:value-type="float" office:value="16">
            <text:p>16</text:p>
          </table:table-cell>
          <table:table-cell table:formula="of:=[Entrada.D175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69]*[.E169]" office:value-type="float" office:value="140">
            <text:p>140</text:p>
          </table:table-cell>
          <table:table-cell/>
          <table:table-cell table:formula="of:=[.E1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9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76];SEARCH(&quot;,&quot;;[Entrada.A176])-1))" office:value-type="float" office:value="31">
            <text:p>31</text:p>
          </table:table-cell>
          <table:table-cell table:formula="of:=VALUE(MID([Entrada.A176];SEARCH(&quot;,&quot;;[Entrada.A176])+1;100))" office:value-type="float" office:value="19">
            <text:p>19</text:p>
          </table:table-cell>
          <table:table-cell table:formula="of:=[Entrada.C176]" office:value-type="float" office:value="6">
            <text:p>6</text:p>
          </table:table-cell>
          <table:table-cell table:formula="of:=[Entrada.D176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70]*[.E170]" office:value-type="float" office:value="28">
            <text:p>28</text:p>
          </table:table-cell>
          <table:table-cell/>
          <table:table-cell table:formula="of:=[.E1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0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77];SEARCH(&quot;,&quot;;[Entrada.A177])-1))" office:value-type="float" office:value="18">
            <text:p>18</text:p>
          </table:table-cell>
          <table:table-cell table:formula="of:=VALUE(MID([Entrada.A177];SEARCH(&quot;,&quot;;[Entrada.A177])+1;100))" office:value-type="float" office:value="4">
            <text:p>4</text:p>
          </table:table-cell>
          <table:table-cell table:formula="of:=[Entrada.C177]" office:value-type="float" office:value="14">
            <text:p>14</text:p>
          </table:table-cell>
          <table:table-cell table:formula="of:=[Entrada.D177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71]*[.E171]" office:value-type="float" office:value="196">
            <text:p>196</text:p>
          </table:table-cell>
          <table:table-cell/>
          <table:table-cell table:formula="of:=[.E1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1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78];SEARCH(&quot;,&quot;;[Entrada.A178])-1))" office:value-type="float" office:value="21">
            <text:p>21</text:p>
          </table:table-cell>
          <table:table-cell table:formula="of:=VALUE(MID([Entrada.A178];SEARCH(&quot;,&quot;;[Entrada.A178])+1;100))" office:value-type="float" office:value="9">
            <text:p>9</text:p>
          </table:table-cell>
          <table:table-cell table:formula="of:=[Entrada.C178]" office:value-type="float" office:value="9">
            <text:p>9</text:p>
          </table:table-cell>
          <table:table-cell table:formula="of:=[Entrada.D178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172]*[.E172]" office:value-type="float" office:value="164">
            <text:p>164</text:p>
          </table:table-cell>
          <table:table-cell/>
          <table:table-cell table:formula="of:=[.E1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2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79];SEARCH(&quot;,&quot;;[Entrada.A179])-1))" office:value-type="float" office:value="33">
            <text:p>33</text:p>
          </table:table-cell>
          <table:table-cell table:formula="of:=VALUE(MID([Entrada.A179];SEARCH(&quot;,&quot;;[Entrada.A179])+1;100))" office:value-type="float" office:value="30">
            <text:p>30</text:p>
          </table:table-cell>
          <table:table-cell table:formula="of:=[Entrada.C179]" office:value-type="float" office:value="5">
            <text:p>5</text:p>
          </table:table-cell>
          <table:table-cell table:formula="of:=[Entrada.D179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73]*[.E173]" office:value-type="float" office:value="48">
            <text:p>48</text:p>
          </table:table-cell>
          <table:table-cell/>
          <table:table-cell table:formula="of:=[.E1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3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80];SEARCH(&quot;,&quot;;[Entrada.A180])-1))" office:value-type="float" office:value="39">
            <text:p>39</text:p>
          </table:table-cell>
          <table:table-cell table:formula="of:=VALUE(MID([Entrada.A180];SEARCH(&quot;,&quot;;[Entrada.A180])+1;100))" office:value-type="float" office:value="32">
            <text:p>32</text:p>
          </table:table-cell>
          <table:table-cell table:formula="of:=[Entrada.C180]" office:value-type="float" office:value="38">
            <text:p>38</text:p>
          </table:table-cell>
          <table:table-cell table:formula="of:=[Entrada.D180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74]*[.E174]" office:value-type="float" office:value="104">
            <text:p>104</text:p>
          </table:table-cell>
          <table:table-cell/>
          <table:table-cell table:formula="of:=[.E1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4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81];SEARCH(&quot;,&quot;;[Entrada.A181])-1))" office:value-type="float" office:value="9">
            <text:p>9</text:p>
          </table:table-cell>
          <table:table-cell table:formula="of:=VALUE(MID([Entrada.A181];SEARCH(&quot;,&quot;;[Entrada.A181])+1;100))" office:value-type="float" office:value="21">
            <text:p>21</text:p>
          </table:table-cell>
          <table:table-cell table:formula="of:=[Entrada.C181]" office:value-type="float" office:value="25">
            <text:p>25</text:p>
          </table:table-cell>
          <table:table-cell table:formula="of:=[Entrada.D181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75]*[.E175]" office:value-type="float" office:value="132">
            <text:p>132</text:p>
          </table:table-cell>
          <table:table-cell/>
          <table:table-cell table:formula="of:=[.E1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5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182];SEARCH(&quot;,&quot;;[Entrada.A182])-1))" office:value-type="float" office:value="12">
            <text:p>12</text:p>
          </table:table-cell>
          <table:table-cell table:formula="of:=VALUE(MID([Entrada.A182];SEARCH(&quot;,&quot;;[Entrada.A182])+1;100))" office:value-type="float" office:value="6">
            <text:p>6</text:p>
          </table:table-cell>
          <table:table-cell table:formula="of:=[Entrada.C182]" office:value-type="float" office:value="23">
            <text:p>23</text:p>
          </table:table-cell>
          <table:table-cell table:formula="of:=[Entrada.D182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76]*[.E176]" office:value-type="float" office:value="88">
            <text:p>88</text:p>
          </table:table-cell>
          <table:table-cell/>
          <table:table-cell table:formula="of:=[.E1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6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83];SEARCH(&quot;,&quot;;[Entrada.A183])-1))" office:value-type="float" office:value="15">
            <text:p>15</text:p>
          </table:table-cell>
          <table:table-cell table:formula="of:=VALUE(MID([Entrada.A183];SEARCH(&quot;,&quot;;[Entrada.A183])+1;100))" office:value-type="float" office:value="11">
            <text:p>11</text:p>
          </table:table-cell>
          <table:table-cell table:formula="of:=[Entrada.C183]" office:value-type="float" office:value="8">
            <text:p>8</text:p>
          </table:table-cell>
          <table:table-cell table:formula="of:=[Entrada.D183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77]*[.E177]" office:value-type="float" office:value="48">
            <text:p>48</text:p>
          </table:table-cell>
          <table:table-cell/>
          <table:table-cell table:formula="of:=[.E1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7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84];SEARCH(&quot;,&quot;;[Entrada.A184])-1))" office:value-type="float" office:value="37">
            <text:p>37</text:p>
          </table:table-cell>
          <table:table-cell table:formula="of:=VALUE(MID([Entrada.A184];SEARCH(&quot;,&quot;;[Entrada.A184])+1;100))" office:value-type="float" office:value="26">
            <text:p>26</text:p>
          </table:table-cell>
          <table:table-cell table:formula="of:=[Entrada.C184]" office:value-type="float" office:value="31">
            <text:p>31</text:p>
          </table:table-cell>
          <table:table-cell table:formula="of:=[Entrada.D184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78]*[.E178]" office:value-type="float" office:value="48">
            <text:p>48</text:p>
          </table:table-cell>
          <table:table-cell/>
          <table:table-cell table:formula="of:=[.E1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8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85];SEARCH(&quot;,&quot;;[Entrada.A185])-1))" office:value-type="float" office:value="24">
            <text:p>24</text:p>
          </table:table-cell>
          <table:table-cell table:formula="of:=VALUE(MID([Entrada.A185];SEARCH(&quot;,&quot;;[Entrada.A185])+1;100))" office:value-type="float" office:value="1">
            <text:p>1</text:p>
          </table:table-cell>
          <table:table-cell table:formula="of:=[Entrada.C185]" office:value-type="float" office:value="24">
            <text:p>24</text:p>
          </table:table-cell>
          <table:table-cell table:formula="of:=[Entrada.D185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79]*[.E179]" office:value-type="float" office:value="188">
            <text:p>188</text:p>
          </table:table-cell>
          <table:table-cell/>
          <table:table-cell table:formula="of:=[.E1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9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86];SEARCH(&quot;,&quot;;[Entrada.A186])-1))" office:value-type="float" office:value="27">
            <text:p>27</text:p>
          </table:table-cell>
          <table:table-cell table:formula="of:=VALUE(MID([Entrada.A186];SEARCH(&quot;,&quot;;[Entrada.A186])+1;100))" office:value-type="float" office:value="28">
            <text:p>28</text:p>
          </table:table-cell>
          <table:table-cell table:formula="of:=[Entrada.C186]" office:value-type="float" office:value="38">
            <text:p>38</text:p>
          </table:table-cell>
          <table:table-cell table:formula="of:=[Entrada.D186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180]*[.E180]" office:value-type="float" office:value="44">
            <text:p>44</text:p>
          </table:table-cell>
          <table:table-cell/>
          <table:table-cell table:formula="of:=[.E1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0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87];SEARCH(&quot;,&quot;;[Entrada.A187])-1))" office:value-type="float" office:value="3">
            <text:p>3</text:p>
          </table:table-cell>
          <table:table-cell table:formula="of:=VALUE(MID([Entrada.A187];SEARCH(&quot;,&quot;;[Entrada.A187])+1;100))" office:value-type="float" office:value="23">
            <text:p>23</text:p>
          </table:table-cell>
          <table:table-cell table:formula="of:=[Entrada.C187]" office:value-type="float" office:value="22">
            <text:p>22</text:p>
          </table:table-cell>
          <table:table-cell table:formula="of:=[Entrada.D187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81]*[.E181]" office:value-type="float" office:value="136">
            <text:p>136</text:p>
          </table:table-cell>
          <table:table-cell/>
          <table:table-cell table:formula="of:=[.E1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1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88];SEARCH(&quot;,&quot;;[Entrada.A188])-1))" office:value-type="float" office:value="25">
            <text:p>25</text:p>
          </table:table-cell>
          <table:table-cell table:formula="of:=VALUE(MID([Entrada.A188];SEARCH(&quot;,&quot;;[Entrada.A188])+1;100))" office:value-type="float" office:value="38">
            <text:p>38</text:p>
          </table:table-cell>
          <table:table-cell table:formula="of:=[Entrada.C188]" office:value-type="float" office:value="34">
            <text:p>34</text:p>
          </table:table-cell>
          <table:table-cell table:formula="of:=[Entrada.D188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82]*[.E182]" office:value-type="float" office:value="68">
            <text:p>68</text:p>
          </table:table-cell>
          <table:table-cell/>
          <table:table-cell table:formula="of:=[.E1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2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89];SEARCH(&quot;,&quot;;[Entrada.A189])-1))" office:value-type="float" office:value="31">
            <text:p>31</text:p>
          </table:table-cell>
          <table:table-cell table:formula="of:=VALUE(MID([Entrada.A189];SEARCH(&quot;,&quot;;[Entrada.A189])+1;100))" office:value-type="float" office:value="24">
            <text:p>24</text:p>
          </table:table-cell>
          <table:table-cell table:formula="of:=[Entrada.C189]" office:value-type="float" office:value="26">
            <text:p>26</text:p>
          </table:table-cell>
          <table:table-cell table:formula="of:=[Entrada.D189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83]*[.E183]" office:value-type="float" office:value="100">
            <text:p>100</text:p>
          </table:table-cell>
          <table:table-cell/>
          <table:table-cell table:formula="of:=[.E1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3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90];SEARCH(&quot;,&quot;;[Entrada.A190])-1))" office:value-type="float" office:value="40">
            <text:p>40</text:p>
          </table:table-cell>
          <table:table-cell table:formula="of:=VALUE(MID([Entrada.A190];SEARCH(&quot;,&quot;;[Entrada.A190])+1;100))" office:value-type="float" office:value="16">
            <text:p>16</text:p>
          </table:table-cell>
          <table:table-cell table:formula="of:=[Entrada.C190]" office:value-type="float" office:value="9">
            <text:p>9</text:p>
          </table:table-cell>
          <table:table-cell table:formula="of:=[Entrada.D190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84]*[.E184]" office:value-type="float" office:value="48">
            <text:p>48</text:p>
          </table:table-cell>
          <table:table-cell/>
          <table:table-cell table:formula="of:=[.E1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4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91];SEARCH(&quot;,&quot;;[Entrada.A191])-1))" office:value-type="float" office:value="21">
            <text:p>21</text:p>
          </table:table-cell>
          <table:table-cell table:formula="of:=VALUE(MID([Entrada.A191];SEARCH(&quot;,&quot;;[Entrada.A191])+1;100))" office:value-type="float" office:value="18">
            <text:p>18</text:p>
          </table:table-cell>
          <table:table-cell table:formula="of:=[Entrada.C191]" office:value-type="float" office:value="10">
            <text:p>10</text:p>
          </table:table-cell>
          <table:table-cell table:formula="of:=[Entrada.D191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85]*[.E185]" office:value-type="float" office:value="28">
            <text:p>28</text:p>
          </table:table-cell>
          <table:table-cell/>
          <table:table-cell table:formula="of:=[.E1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5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92];SEARCH(&quot;,&quot;;[Entrada.A192])-1))" office:value-type="float" office:value="7">
            <text:p>7</text:p>
          </table:table-cell>
          <table:table-cell table:formula="of:=VALUE(MID([Entrada.A192];SEARCH(&quot;,&quot;;[Entrada.A192])+1;100))" office:value-type="float" office:value="35">
            <text:p>35</text:p>
          </table:table-cell>
          <table:table-cell table:formula="of:=[Entrada.C192]" office:value-type="float" office:value="10">
            <text:p>10</text:p>
          </table:table-cell>
          <table:table-cell table:formula="of:=[Entrada.D192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86]*[.E186]" office:value-type="float" office:value="24">
            <text:p>24</text:p>
          </table:table-cell>
          <table:table-cell/>
          <table:table-cell table:formula="of:=[.E1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6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93];SEARCH(&quot;,&quot;;[Entrada.A193])-1))" office:value-type="float" office:value="11">
            <text:p>11</text:p>
          </table:table-cell>
          <table:table-cell table:formula="of:=VALUE(MID([Entrada.A193];SEARCH(&quot;,&quot;;[Entrada.A193])+1;100))" office:value-type="float" office:value="36">
            <text:p>36</text:p>
          </table:table-cell>
          <table:table-cell table:formula="of:=[Entrada.C193]" office:value-type="float" office:value="28">
            <text:p>28</text:p>
          </table:table-cell>
          <table:table-cell table:formula="of:=[Entrada.D193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87]*[.E187]" office:value-type="float" office:value="120">
            <text:p>120</text:p>
          </table:table-cell>
          <table:table-cell/>
          <table:table-cell table:formula="of:=[.E1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7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94];SEARCH(&quot;,&quot;;[Entrada.A194])-1))" office:value-type="float" office:value="33">
            <text:p>33</text:p>
          </table:table-cell>
          <table:table-cell table:formula="of:=VALUE(MID([Entrada.A194];SEARCH(&quot;,&quot;;[Entrada.A194])+1;100))" office:value-type="float" office:value="23">
            <text:p>23</text:p>
          </table:table-cell>
          <table:table-cell table:formula="of:=[Entrada.C194]" office:value-type="float" office:value="13">
            <text:p>13</text:p>
          </table:table-cell>
          <table:table-cell table:formula="of:=[Entrada.D194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88]*[.E188]" office:value-type="float" office:value="152">
            <text:p>152</text:p>
          </table:table-cell>
          <table:table-cell/>
          <table:table-cell table:formula="of:=[.E1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8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95];SEARCH(&quot;,&quot;;[Entrada.A195])-1))" office:value-type="float" office:value="9">
            <text:p>9</text:p>
          </table:table-cell>
          <table:table-cell table:formula="of:=VALUE(MID([Entrada.A195];SEARCH(&quot;,&quot;;[Entrada.A195])+1;100))" office:value-type="float" office:value="30">
            <text:p>30</text:p>
          </table:table-cell>
          <table:table-cell table:formula="of:=[Entrada.C195]" office:value-type="float" office:value="17">
            <text:p>17</text:p>
          </table:table-cell>
          <table:table-cell table:formula="of:=[Entrada.D195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189]*[.E189]" office:value-type="float" office:value="108">
            <text:p>108</text:p>
          </table:table-cell>
          <table:table-cell/>
          <table:table-cell table:formula="of:=[.E1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9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96];SEARCH(&quot;,&quot;;[Entrada.A196])-1))" office:value-type="float" office:value="34">
            <text:p>34</text:p>
          </table:table-cell>
          <table:table-cell table:formula="of:=VALUE(MID([Entrada.A196];SEARCH(&quot;,&quot;;[Entrada.A196])+1;100))" office:value-type="float" office:value="14">
            <text:p>14</text:p>
          </table:table-cell>
          <table:table-cell table:formula="of:=[Entrada.C196]" office:value-type="float" office:value="15">
            <text:p>15</text:p>
          </table:table-cell>
          <table:table-cell table:formula="of:=[Entrada.D196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190]*[.E190]" office:value-type="float" office:value="128">
            <text:p>128</text:p>
          </table:table-cell>
          <table:table-cell/>
          <table:table-cell table:formula="of:=[.E1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0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97];SEARCH(&quot;,&quot;;[Entrada.A197])-1))" office:value-type="float" office:value="15">
            <text:p>15</text:p>
          </table:table-cell>
          <table:table-cell table:formula="of:=VALUE(MID([Entrada.A197];SEARCH(&quot;,&quot;;[Entrada.A197])+1;100))" office:value-type="float" office:value="16">
            <text:p>16</text:p>
          </table:table-cell>
          <table:table-cell table:formula="of:=[Entrada.C197]" office:value-type="float" office:value="21">
            <text:p>21</text:p>
          </table:table-cell>
          <table:table-cell table:formula="of:=[Entrada.D197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91]*[.E191]" office:value-type="float" office:value="160">
            <text:p>160</text:p>
          </table:table-cell>
          <table:table-cell/>
          <table:table-cell table:formula="of:=[.E1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1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98];SEARCH(&quot;,&quot;;[Entrada.A198])-1))" office:value-type="float" office:value="37">
            <text:p>37</text:p>
          </table:table-cell>
          <table:table-cell table:formula="of:=VALUE(MID([Entrada.A198];SEARCH(&quot;,&quot;;[Entrada.A198])+1;100))" office:value-type="float" office:value="3">
            <text:p>3</text:p>
          </table:table-cell>
          <table:table-cell table:formula="of:=[Entrada.C198]" office:value-type="float" office:value="11">
            <text:p>11</text:p>
          </table:table-cell>
          <table:table-cell table:formula="of:=[Entrada.D198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92]*[.E192]" office:value-type="float" office:value="116">
            <text:p>116</text:p>
          </table:table-cell>
          <table:table-cell/>
          <table:table-cell table:formula="of:=[.E1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2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99];SEARCH(&quot;,&quot;;[Entrada.A199])-1))" office:value-type="float" office:value="24">
            <text:p>24</text:p>
          </table:table-cell>
          <table:table-cell table:formula="of:=VALUE(MID([Entrada.A199];SEARCH(&quot;,&quot;;[Entrada.A199])+1;100))" office:value-type="float" office:value="8">
            <text:p>8</text:p>
          </table:table-cell>
          <table:table-cell table:formula="of:=[Entrada.C199]" office:value-type="float" office:value="5">
            <text:p>5</text:p>
          </table:table-cell>
          <table:table-cell table:formula="of:=[Entrada.D199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93]*[.E193]" office:value-type="float" office:value="68">
            <text:p>68</text:p>
          </table:table-cell>
          <table:table-cell/>
          <table:table-cell table:formula="of:=[.E1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3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200];SEARCH(&quot;,&quot;;[Entrada.A200])-1))" office:value-type="float" office:value="27">
            <text:p>27</text:p>
          </table:table-cell>
          <table:table-cell table:formula="of:=VALUE(MID([Entrada.A200];SEARCH(&quot;,&quot;;[Entrada.A200])+1;100))" office:value-type="float" office:value="21">
            <text:p>21</text:p>
          </table:table-cell>
          <table:table-cell table:formula="of:=[Entrada.C200]" office:value-type="float" office:value="9">
            <text:p>9</text:p>
          </table:table-cell>
          <table:table-cell table:formula="of:=[Entrada.D200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94]*[.E194]" office:value-type="float" office:value="136">
            <text:p>136</text:p>
          </table:table-cell>
          <table:table-cell/>
          <table:table-cell table:formula="of:=[.E1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4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201];SEARCH(&quot;,&quot;;[Entrada.A201])-1))" office:value-type="float" office:value="13">
            <text:p>13</text:p>
          </table:table-cell>
          <table:table-cell table:formula="of:=VALUE(MID([Entrada.A201];SEARCH(&quot;,&quot;;[Entrada.A201])+1;100))" office:value-type="float" office:value="26">
            <text:p>26</text:p>
          </table:table-cell>
          <table:table-cell table:formula="of:=[Entrada.C201]" office:value-type="float" office:value="19">
            <text:p>19</text:p>
          </table:table-cell>
          <table:table-cell table:formula="of:=[Entrada.D201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95]*[.E195]" office:value-type="float" office:value="28">
            <text:p>28</text:p>
          </table:table-cell>
          <table:table-cell/>
          <table:table-cell table:formula="of:=[.E1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5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202];SEARCH(&quot;,&quot;;[Entrada.A202])-1))" office:value-type="float" office:value="3">
            <text:p>3</text:p>
          </table:table-cell>
          <table:table-cell table:formula="of:=VALUE(MID([Entrada.A202];SEARCH(&quot;,&quot;;[Entrada.A202])+1;100))" office:value-type="float" office:value="28">
            <text:p>28</text:p>
          </table:table-cell>
          <table:table-cell table:formula="of:=[Entrada.C202]" office:value-type="float" office:value="19">
            <text:p>19</text:p>
          </table:table-cell>
          <table:table-cell table:formula="of:=[Entrada.D202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96]*[.E196]" office:value-type="float" office:value="72">
            <text:p>72</text:p>
          </table:table-cell>
          <table:table-cell/>
          <table:table-cell table:formula="of:=[.E1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6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203];SEARCH(&quot;,&quot;;[Entrada.A203])-1))" office:value-type="float" office:value="28">
            <text:p>28</text:p>
          </table:table-cell>
          <table:table-cell table:formula="of:=VALUE(MID([Entrada.A203];SEARCH(&quot;,&quot;;[Entrada.A203])+1;100))" office:value-type="float" office:value="12">
            <text:p>12</text:p>
          </table:table-cell>
          <table:table-cell table:formula="of:=[Entrada.C203]" office:value-type="float" office:value="14">
            <text:p>14</text:p>
          </table:table-cell>
          <table:table-cell table:formula="of:=[Entrada.D203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97]*[.E197]" office:value-type="float" office:value="72">
            <text:p>72</text:p>
          </table:table-cell>
          <table:table-cell/>
          <table:table-cell table:formula="of:=[.E1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7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204];SEARCH(&quot;,&quot;;[Entrada.A204])-1))" office:value-type="float" office:value="31">
            <text:p>31</text:p>
          </table:table-cell>
          <table:table-cell table:formula="of:=VALUE(MID([Entrada.A204];SEARCH(&quot;,&quot;;[Entrada.A204])+1;100))" office:value-type="float" office:value="1">
            <text:p>1</text:p>
          </table:table-cell>
          <table:table-cell table:formula="of:=[Entrada.C204]" office:value-type="float" office:value="11">
            <text:p>11</text:p>
          </table:table-cell>
          <table:table-cell table:formula="of:=[Entrada.D204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98]*[.E198]" office:value-type="float" office:value="40">
            <text:p>40</text:p>
          </table:table-cell>
          <table:table-cell/>
          <table:table-cell table:formula="of:=[.E1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8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205];SEARCH(&quot;,&quot;;[Entrada.A205])-1))" office:value-type="float" office:value="40">
            <text:p>40</text:p>
          </table:table-cell>
          <table:table-cell table:formula="of:=VALUE(MID([Entrada.A205];SEARCH(&quot;,&quot;;[Entrada.A205])+1;100))" office:value-type="float" office:value="23">
            <text:p>23</text:p>
          </table:table-cell>
          <table:table-cell table:formula="of:=[Entrada.C205]" office:value-type="float" office:value="13">
            <text:p>13</text:p>
          </table:table-cell>
          <table:table-cell table:formula="of:=[Entrada.D205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99]*[.E199]" office:value-type="float" office:value="104">
            <text:p>104</text:p>
          </table:table-cell>
          <table:table-cell/>
          <table:table-cell table:formula="of:=[.E1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9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206];SEARCH(&quot;,&quot;;[Entrada.A206])-1))" office:value-type="float" office:value="21">
            <text:p>21</text:p>
          </table:table-cell>
          <table:table-cell table:formula="of:=VALUE(MID([Entrada.A206];SEARCH(&quot;,&quot;;[Entrada.A206])+1;100))" office:value-type="float" office:value="27">
            <text:p>27</text:p>
          </table:table-cell>
          <table:table-cell table:formula="of:=[Entrada.C206]" office:value-type="float" office:value="22">
            <text:p>22</text:p>
          </table:table-cell>
          <table:table-cell table:formula="of:=[Entrada.D206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200]*[.E200]" office:value-type="float" office:value="28">
            <text:p>28</text:p>
          </table:table-cell>
          <table:table-cell/>
          <table:table-cell table:formula="of:=[.E2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0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207];SEARCH(&quot;,&quot;;[Entrada.A207])-1))" office:value-type="float" office:value="4">
            <text:p>4</text:p>
          </table:table-cell>
          <table:table-cell table:formula="of:=VALUE(MID([Entrada.A207];SEARCH(&quot;,&quot;;[Entrada.A207])+1;100))" office:value-type="float" office:value="37">
            <text:p>37</text:p>
          </table:table-cell>
          <table:table-cell table:formula="of:=[Entrada.C207]" office:value-type="float" office:value="16">
            <text:p>16</text:p>
          </table:table-cell>
          <table:table-cell table:formula="of:=[Entrada.D207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201]*[.E201]" office:value-type="float" office:value="132">
            <text:p>132</text:p>
          </table:table-cell>
          <table:table-cell/>
          <table:table-cell table:formula="of:=[.E2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1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208];SEARCH(&quot;,&quot;;[Entrada.A208])-1))" office:value-type="float" office:value="8">
            <text:p>8</text:p>
          </table:table-cell>
          <table:table-cell table:formula="of:=VALUE(MID([Entrada.A208];SEARCH(&quot;,&quot;;[Entrada.A208])+1;100))" office:value-type="float" office:value="32">
            <text:p>32</text:p>
          </table:table-cell>
          <table:table-cell table:formula="of:=[Entrada.C208]" office:value-type="float" office:value="15">
            <text:p>15</text:p>
          </table:table-cell>
          <table:table-cell table:formula="of:=[Entrada.D208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202]*[.E202]" office:value-type="float" office:value="36">
            <text:p>36</text:p>
          </table:table-cell>
          <table:table-cell/>
          <table:table-cell table:formula="of:=[.E2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2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209];SEARCH(&quot;,&quot;;[Entrada.A209])-1))" office:value-type="float" office:value="7">
            <text:p>7</text:p>
          </table:table-cell>
          <table:table-cell table:formula="of:=VALUE(MID([Entrada.A209];SEARCH(&quot;,&quot;;[Entrada.A209])+1;100))" office:value-type="float" office:value="24">
            <text:p>24</text:p>
          </table:table-cell>
          <table:table-cell table:formula="of:=[Entrada.C209]" office:value-type="float" office:value="7">
            <text:p>7</text:p>
          </table:table-cell>
          <table:table-cell table:formula="of:=[Entrada.D209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203]*[.E203]" office:value-type="float" office:value="196">
            <text:p>196</text:p>
          </table:table-cell>
          <table:table-cell/>
          <table:table-cell table:formula="of:=[.E2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3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210];SEARCH(&quot;,&quot;;[Entrada.A210])-1))" office:value-type="float" office:value="33">
            <text:p>33</text:p>
          </table:table-cell>
          <table:table-cell table:formula="of:=VALUE(MID([Entrada.A210];SEARCH(&quot;,&quot;;[Entrada.A210])+1;100))" office:value-type="float" office:value="40">
            <text:p>40</text:p>
          </table:table-cell>
          <table:table-cell table:formula="of:=[Entrada.C210]" office:value-type="float" office:value="12">
            <text:p>12</text:p>
          </table:table-cell>
          <table:table-cell table:formula="of:=[Entrada.D210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204]*[.E204]" office:value-type="float" office:value="184">
            <text:p>184</text:p>
          </table:table-cell>
          <table:table-cell/>
          <table:table-cell table:formula="of:=[.E2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4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211];SEARCH(&quot;,&quot;;[Entrada.A211])-1))" office:value-type="float" office:value="16">
            <text:p>16</text:p>
          </table:table-cell>
          <table:table-cell table:formula="of:=VALUE(MID([Entrada.A211];SEARCH(&quot;,&quot;;[Entrada.A211])+1;100))" office:value-type="float" office:value="32">
            <text:p>32</text:p>
          </table:table-cell>
          <table:table-cell table:formula="of:=[Entrada.C211]" office:value-type="float" office:value="20">
            <text:p>20</text:p>
          </table:table-cell>
          <table:table-cell table:formula="of:=[Entrada.D211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205]*[.E205]" office:value-type="float" office:value="56">
            <text:p>56</text:p>
          </table:table-cell>
          <table:table-cell/>
          <table:table-cell table:formula="of:=[.E2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5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212];SEARCH(&quot;,&quot;;[Entrada.A212])-1))" office:value-type="float" office:value="36">
            <text:p>36</text:p>
          </table:table-cell>
          <table:table-cell table:formula="of:=VALUE(MID([Entrada.A212];SEARCH(&quot;,&quot;;[Entrada.A212])+1;100))" office:value-type="float" office:value="35">
            <text:p>35</text:p>
          </table:table-cell>
          <table:table-cell table:formula="of:=[Entrada.C212]" office:value-type="float" office:value="27">
            <text:p>27</text:p>
          </table:table-cell>
          <table:table-cell table:formula="of:=[Entrada.D212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206]*[.E206]" office:value-type="float" office:value="188">
            <text:p>188</text:p>
          </table:table-cell>
          <table:table-cell/>
          <table:table-cell table:formula="of:=[.E2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6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213];SEARCH(&quot;,&quot;;[Entrada.A213])-1))" office:value-type="float" office:value="22">
            <text:p>22</text:p>
          </table:table-cell>
          <table:table-cell table:formula="of:=VALUE(MID([Entrada.A213];SEARCH(&quot;,&quot;;[Entrada.A213])+1;100))" office:value-type="float" office:value="10">
            <text:p>10</text:p>
          </table:table-cell>
          <table:table-cell table:formula="of:=[Entrada.C213]" office:value-type="float" office:value="19">
            <text:p>19</text:p>
          </table:table-cell>
          <table:table-cell table:formula="of:=[Entrada.D213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207]*[.E207]" office:value-type="float" office:value="168">
            <text:p>168</text:p>
          </table:table-cell>
          <table:table-cell/>
          <table:table-cell table:formula="of:=[.E2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7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214];SEARCH(&quot;,&quot;;[Entrada.A214])-1))" office:value-type="float" office:value="9">
            <text:p>9</text:p>
          </table:table-cell>
          <table:table-cell table:formula="of:=VALUE(MID([Entrada.A214];SEARCH(&quot;,&quot;;[Entrada.A214])+1;100))" office:value-type="float" office:value="7">
            <text:p>7</text:p>
          </table:table-cell>
          <table:table-cell table:formula="of:=[Entrada.C214]" office:value-type="float" office:value="18">
            <text:p>18</text:p>
          </table:table-cell>
          <table:table-cell table:formula="of:=[Entrada.D214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208]*[.E208]" office:value-type="float" office:value="52">
            <text:p>52</text:p>
          </table:table-cell>
          <table:table-cell/>
          <table:table-cell table:formula="of:=[.E2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8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215];SEARCH(&quot;,&quot;;[Entrada.A215])-1))" office:value-type="float" office:value="15">
            <text:p>15</text:p>
          </table:table-cell>
          <table:table-cell table:formula="of:=VALUE(MID([Entrada.A215];SEARCH(&quot;,&quot;;[Entrada.A215])+1;100))" office:value-type="float" office:value="25">
            <text:p>25</text:p>
          </table:table-cell>
          <table:table-cell table:formula="of:=[Entrada.C215]" office:value-type="float" office:value="9">
            <text:p>9</text:p>
          </table:table-cell>
          <table:table-cell table:formula="of:=[Entrada.D215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209]*[.E209]" office:value-type="float" office:value="84">
            <text:p>84</text:p>
          </table:table-cell>
          <table:table-cell/>
          <table:table-cell table:formula="of:=[.E2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9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216];SEARCH(&quot;,&quot;;[Entrada.A216])-1))" office:value-type="float" office:value="37">
            <text:p>37</text:p>
          </table:table-cell>
          <table:table-cell table:formula="of:=VALUE(MID([Entrada.A216];SEARCH(&quot;,&quot;;[Entrada.A216])+1;100))" office:value-type="float" office:value="12">
            <text:p>12</text:p>
          </table:table-cell>
          <table:table-cell table:formula="of:=[Entrada.C216]" office:value-type="float" office:value="27">
            <text:p>27</text:p>
          </table:table-cell>
          <table:table-cell table:formula="of:=[Entrada.D216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210]*[.E210]" office:value-type="float" office:value="92">
            <text:p>92</text:p>
          </table:table-cell>
          <table:table-cell/>
          <table:table-cell table:formula="of:=[.E2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0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217];SEARCH(&quot;,&quot;;[Entrada.A217])-1))" office:value-type="float" office:value="24">
            <text:p>24</text:p>
          </table:table-cell>
          <table:table-cell table:formula="of:=VALUE(MID([Entrada.A217];SEARCH(&quot;,&quot;;[Entrada.A217])+1;100))" office:value-type="float" office:value="15">
            <text:p>15</text:p>
          </table:table-cell>
          <table:table-cell table:formula="of:=[Entrada.C217]" office:value-type="float" office:value="39">
            <text:p>39</text:p>
          </table:table-cell>
          <table:table-cell table:formula="of:=[Entrada.D217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211]*[.E211]" office:value-type="float" office:value="180">
            <text:p>180</text:p>
          </table:table-cell>
          <table:table-cell/>
          <table:table-cell table:formula="of:=[.E2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1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218];SEARCH(&quot;,&quot;;[Entrada.A218])-1))" office:value-type="float" office:value="13">
            <text:p>13</text:p>
          </table:table-cell>
          <table:table-cell table:formula="of:=VALUE(MID([Entrada.A218];SEARCH(&quot;,&quot;;[Entrada.A218])+1;100))" office:value-type="float" office:value="19">
            <text:p>19</text:p>
          </table:table-cell>
          <table:table-cell table:formula="of:=[Entrada.C218]" office:value-type="float" office:value="31">
            <text:p>31</text:p>
          </table:table-cell>
          <table:table-cell table:formula="of:=[Entrada.D218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212]*[.E212]" office:value-type="float" office:value="80">
            <text:p>80</text:p>
          </table:table-cell>
          <table:table-cell/>
          <table:table-cell table:formula="of:=[.E2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2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219];SEARCH(&quot;,&quot;;[Entrada.A219])-1))" office:value-type="float" office:value="3">
            <text:p>3</text:p>
          </table:table-cell>
          <table:table-cell table:formula="of:=VALUE(MID([Entrada.A219];SEARCH(&quot;,&quot;;[Entrada.A219])+1;100))" office:value-type="float" office:value="5">
            <text:p>5</text:p>
          </table:table-cell>
          <table:table-cell table:formula="of:=[Entrada.C219]" office:value-type="float" office:value="24">
            <text:p>24</text:p>
          </table:table-cell>
          <table:table-cell table:formula="of:=[Entrada.D219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213]*[.E213]" office:value-type="float" office:value="88">
            <text:p>88</text:p>
          </table:table-cell>
          <table:table-cell/>
          <table:table-cell table:formula="of:=[.E2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3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220];SEARCH(&quot;,&quot;;[Entrada.A220])-1))" office:value-type="float" office:value="28">
            <text:p>28</text:p>
          </table:table-cell>
          <table:table-cell table:formula="of:=VALUE(MID([Entrada.A220];SEARCH(&quot;,&quot;;[Entrada.A220])+1;100))" office:value-type="float" office:value="11">
            <text:p>11</text:p>
          </table:table-cell>
          <table:table-cell table:formula="of:=[Entrada.C220]" office:value-type="float" office:value="36">
            <text:p>36</text:p>
          </table:table-cell>
          <table:table-cell table:formula="of:=[Entrada.D220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214]*[.E214]" office:value-type="float" office:value="76">
            <text:p>76</text:p>
          </table:table-cell>
          <table:table-cell/>
          <table:table-cell table:formula="of:=[.E2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4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221];SEARCH(&quot;,&quot;;[Entrada.A221])-1))" office:value-type="float" office:value="31">
            <text:p>31</text:p>
          </table:table-cell>
          <table:table-cell table:formula="of:=VALUE(MID([Entrada.A221];SEARCH(&quot;,&quot;;[Entrada.A221])+1;100))" office:value-type="float" office:value="14">
            <text:p>14</text:p>
          </table:table-cell>
          <table:table-cell table:formula="of:=[Entrada.C221]" office:value-type="float" office:value="38">
            <text:p>38</text:p>
          </table:table-cell>
          <table:table-cell table:formula="of:=[Entrada.D221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215]*[.E215]" office:value-type="float" office:value="72">
            <text:p>72</text:p>
          </table:table-cell>
          <table:table-cell/>
          <table:table-cell table:formula="of:=[.E2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5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222];SEARCH(&quot;,&quot;;[Entrada.A222])-1))" office:value-type="float" office:value="40">
            <text:p>40</text:p>
          </table:table-cell>
          <table:table-cell table:formula="of:=VALUE(MID([Entrada.A222];SEARCH(&quot;,&quot;;[Entrada.A222])+1;100))" office:value-type="float" office:value="30">
            <text:p>30</text:p>
          </table:table-cell>
          <table:table-cell table:formula="of:=[Entrada.C222]" office:value-type="float" office:value="13">
            <text:p>13</text:p>
          </table:table-cell>
          <table:table-cell table:formula="of:=[Entrada.D222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216]*[.E216]" office:value-type="float" office:value="120">
            <text:p>120</text:p>
          </table:table-cell>
          <table:table-cell/>
          <table:table-cell table:formula="of:=[.E2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6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223];SEARCH(&quot;,&quot;;[Entrada.A223])-1))" office:value-type="float" office:value="21">
            <text:p>21</text:p>
          </table:table-cell>
          <table:table-cell table:formula="of:=VALUE(MID([Entrada.A223];SEARCH(&quot;,&quot;;[Entrada.A223])+1;100))" office:value-type="float" office:value="36">
            <text:p>36</text:p>
          </table:table-cell>
          <table:table-cell table:formula="of:=[Entrada.C223]" office:value-type="float" office:value="16">
            <text:p>16</text:p>
          </table:table-cell>
          <table:table-cell table:formula="of:=[Entrada.D223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217]*[.E217]" office:value-type="float" office:value="164">
            <text:p>164</text:p>
          </table:table-cell>
          <table:table-cell/>
          <table:table-cell table:formula="of:=[.E2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7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224];SEARCH(&quot;,&quot;;[Entrada.A224])-1))" office:value-type="float" office:value="7">
            <text:p>7</text:p>
          </table:table-cell>
          <table:table-cell table:formula="of:=VALUE(MID([Entrada.A224];SEARCH(&quot;,&quot;;[Entrada.A224])+1;100))" office:value-type="float" office:value="17">
            <text:p>17</text:p>
          </table:table-cell>
          <table:table-cell table:formula="of:=[Entrada.C224]" office:value-type="float" office:value="33">
            <text:p>33</text:p>
          </table:table-cell>
          <table:table-cell table:formula="of:=[Entrada.D224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218]*[.E218]" office:value-type="float" office:value="100">
            <text:p>100</text:p>
          </table:table-cell>
          <table:table-cell/>
          <table:table-cell table:formula="of:=[.E2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8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225];SEARCH(&quot;,&quot;;[Entrada.A225])-1))" office:value-type="float" office:value="29">
            <text:p>29</text:p>
          </table:table-cell>
          <table:table-cell table:formula="of:=VALUE(MID([Entrada.A225];SEARCH(&quot;,&quot;;[Entrada.A225])+1;100))" office:value-type="float" office:value="36">
            <text:p>36</text:p>
          </table:table-cell>
          <table:table-cell table:formula="of:=[Entrada.C225]" office:value-type="float" office:value="17">
            <text:p>17</text:p>
          </table:table-cell>
          <table:table-cell table:formula="of:=[Entrada.D225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219]*[.E219]" office:value-type="float" office:value="128">
            <text:p>128</text:p>
          </table:table-cell>
          <table:table-cell/>
          <table:table-cell table:formula="of:=[.E2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9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226];SEARCH(&quot;,&quot;;[Entrada.A226])-1))" office:value-type="float" office:value="16">
            <text:p>16</text:p>
          </table:table-cell>
          <table:table-cell table:formula="of:=VALUE(MID([Entrada.A226];SEARCH(&quot;,&quot;;[Entrada.A226])+1;100))" office:value-type="float" office:value="39">
            <text:p>39</text:p>
          </table:table-cell>
          <table:table-cell table:formula="of:=[Entrada.C226]" office:value-type="float" office:value="20">
            <text:p>20</text:p>
          </table:table-cell>
          <table:table-cell table:formula="of:=[Entrada.D226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220]*[.E220]" office:value-type="float" office:value="36">
            <text:p>36</text:p>
          </table:table-cell>
          <table:table-cell/>
          <table:table-cell table:formula="of:=[.E2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0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227];SEARCH(&quot;,&quot;;[Entrada.A227])-1))" office:value-type="float" office:value="22">
            <text:p>22</text:p>
          </table:table-cell>
          <table:table-cell table:formula="of:=VALUE(MID([Entrada.A227];SEARCH(&quot;,&quot;;[Entrada.A227])+1;100))" office:value-type="float" office:value="13">
            <text:p>13</text:p>
          </table:table-cell>
          <table:table-cell table:formula="of:=[Entrada.C227]" office:value-type="float" office:value="8">
            <text:p>8</text:p>
          </table:table-cell>
          <table:table-cell table:formula="of:=[Entrada.D227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221]*[.E221]" office:value-type="float" office:value="200">
            <text:p>200</text:p>
          </table:table-cell>
          <table:table-cell/>
          <table:table-cell table:formula="of:=[.E2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1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228];SEARCH(&quot;,&quot;;[Entrada.A228])-1))" office:value-type="float" office:value="9">
            <text:p>9</text:p>
          </table:table-cell>
          <table:table-cell table:formula="of:=VALUE(MID([Entrada.A228];SEARCH(&quot;,&quot;;[Entrada.A228])+1;100))" office:value-type="float" office:value="8">
            <text:p>8</text:p>
          </table:table-cell>
          <table:table-cell table:formula="of:=[Entrada.C228]" office:value-type="float" office:value="33">
            <text:p>33</text:p>
          </table:table-cell>
          <table:table-cell table:formula="of:=[Entrada.D228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222]*[.E222]" office:value-type="float" office:value="60">
            <text:p>60</text:p>
          </table:table-cell>
          <table:table-cell/>
          <table:table-cell table:formula="of:=[.E2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2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229];SEARCH(&quot;,&quot;;[Entrada.A229])-1))" office:value-type="float" office:value="24">
            <text:p>24</text:p>
          </table:table-cell>
          <table:table-cell table:formula="of:=VALUE(MID([Entrada.A229];SEARCH(&quot;,&quot;;[Entrada.A229])+1;100))" office:value-type="float" office:value="22">
            <text:p>22</text:p>
          </table:table-cell>
          <table:table-cell table:formula="of:=[Entrada.C229]" office:value-type="float" office:value="22">
            <text:p>22</text:p>
          </table:table-cell>
          <table:table-cell table:formula="of:=[Entrada.D229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223]*[.E223]" office:value-type="float" office:value="44">
            <text:p>44</text:p>
          </table:table-cell>
          <table:table-cell/>
          <table:table-cell table:formula="of:=[.E2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3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230];SEARCH(&quot;,&quot;;[Entrada.A230])-1))" office:value-type="float" office:value="13">
            <text:p>13</text:p>
          </table:table-cell>
          <table:table-cell table:formula="of:=VALUE(MID([Entrada.A230];SEARCH(&quot;,&quot;;[Entrada.A230])+1;100))" office:value-type="float" office:value="12">
            <text:p>12</text:p>
          </table:table-cell>
          <table:table-cell table:formula="of:=[Entrada.C230]" office:value-type="float" office:value="22">
            <text:p>22</text:p>
          </table:table-cell>
          <table:table-cell table:formula="of:=[Entrada.D230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224]*[.E224]" office:value-type="float" office:value="148">
            <text:p>148</text:p>
          </table:table-cell>
          <table:table-cell/>
          <table:table-cell table:formula="of:=[.E2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4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231];SEARCH(&quot;,&quot;;[Entrada.A231])-1))" office:value-type="float" office:value="38">
            <text:p>38</text:p>
          </table:table-cell>
          <table:table-cell table:formula="of:=VALUE(MID([Entrada.A231];SEARCH(&quot;,&quot;;[Entrada.A231])+1;100))" office:value-type="float" office:value="28">
            <text:p>28</text:p>
          </table:table-cell>
          <table:table-cell table:formula="of:=[Entrada.C231]" office:value-type="float" office:value="34">
            <text:p>34</text:p>
          </table:table-cell>
          <table:table-cell table:formula="of:=[Entrada.D231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225]*[.E225]" office:value-type="float" office:value="76">
            <text:p>76</text:p>
          </table:table-cell>
          <table:table-cell/>
          <table:table-cell table:formula="of:=[.E2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5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232];SEARCH(&quot;,&quot;;[Entrada.A232])-1))" office:value-type="float" office:value="3">
            <text:p>3</text:p>
          </table:table-cell>
          <table:table-cell table:formula="of:=VALUE(MID([Entrada.A232];SEARCH(&quot;,&quot;;[Entrada.A232])+1;100))" office:value-type="float" office:value="10">
            <text:p>10</text:p>
          </table:table-cell>
          <table:table-cell table:formula="of:=[Entrada.C232]" office:value-type="float" office:value="32">
            <text:p>32</text:p>
          </table:table-cell>
          <table:table-cell table:formula="of:=[Entrada.D232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226]*[.E226]" office:value-type="float" office:value="28">
            <text:p>28</text:p>
          </table:table-cell>
          <table:table-cell/>
          <table:table-cell table:formula="of:=[.E2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6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233];SEARCH(&quot;,&quot;;[Entrada.A233])-1))" office:value-type="float" office:value="28">
            <text:p>28</text:p>
          </table:table-cell>
          <table:table-cell table:formula="of:=VALUE(MID([Entrada.A233];SEARCH(&quot;,&quot;;[Entrada.A233])+1;100))" office:value-type="float" office:value="2">
            <text:p>2</text:p>
          </table:table-cell>
          <table:table-cell table:formula="of:=[Entrada.C233]" office:value-type="float" office:value="34">
            <text:p>34</text:p>
          </table:table-cell>
          <table:table-cell table:formula="of:=[Entrada.D233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227]*[.E227]" office:value-type="float" office:value="32">
            <text:p>32</text:p>
          </table:table-cell>
          <table:table-cell/>
          <table:table-cell table:formula="of:=[.E2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7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234];SEARCH(&quot;,&quot;;[Entrada.A234])-1))" office:value-type="float" office:value="40">
            <text:p>40</text:p>
          </table:table-cell>
          <table:table-cell table:formula="of:=VALUE(MID([Entrada.A234];SEARCH(&quot;,&quot;;[Entrada.A234])+1;100))" office:value-type="float" office:value="5">
            <text:p>5</text:p>
          </table:table-cell>
          <table:table-cell table:formula="of:=[Entrada.C234]" office:value-type="float" office:value="22">
            <text:p>22</text:p>
          </table:table-cell>
          <table:table-cell table:formula="of:=[Entrada.D234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228]*[.E228]" office:value-type="float" office:value="100">
            <text:p>100</text:p>
          </table:table-cell>
          <table:table-cell/>
          <table:table-cell table:formula="of:=[.E2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8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235];SEARCH(&quot;,&quot;;[Entrada.A235])-1))" office:value-type="float" office:value="7">
            <text:p>7</text:p>
          </table:table-cell>
          <table:table-cell table:formula="of:=VALUE(MID([Entrada.A235];SEARCH(&quot;,&quot;;[Entrada.A235])+1;100))" office:value-type="float" office:value="14">
            <text:p>14</text:p>
          </table:table-cell>
          <table:table-cell table:formula="of:=[Entrada.C235]" office:value-type="float" office:value="30">
            <text:p>30</text:p>
          </table:table-cell>
          <table:table-cell table:formula="of:=[Entrada.D235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229]*[.E229]" office:value-type="float" office:value="148">
            <text:p>148</text:p>
          </table:table-cell>
          <table:table-cell/>
          <table:table-cell table:formula="of:=[.E2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9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236];SEARCH(&quot;,&quot;;[Entrada.A236])-1))" office:value-type="float" office:value="16">
            <text:p>16</text:p>
          </table:table-cell>
          <table:table-cell table:formula="of:=VALUE(MID([Entrada.A236];SEARCH(&quot;,&quot;;[Entrada.A236])+1;100))" office:value-type="float" office:value="30">
            <text:p>30</text:p>
          </table:table-cell>
          <table:table-cell table:formula="of:=[Entrada.C236]" office:value-type="float" office:value="16">
            <text:p>16</text:p>
          </table:table-cell>
          <table:table-cell table:formula="of:=[Entrada.D236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230]*[.E230]" office:value-type="float" office:value="60">
            <text:p>60</text:p>
          </table:table-cell>
          <table:table-cell/>
          <table:table-cell table:formula="of:=[.E2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0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237];SEARCH(&quot;,&quot;;[Entrada.A237])-1))" office:value-type="float" office:value="22">
            <text:p>22</text:p>
          </table:table-cell>
          <table:table-cell table:formula="of:=VALUE(MID([Entrada.A237];SEARCH(&quot;,&quot;;[Entrada.A237])+1;100))" office:value-type="float" office:value="4">
            <text:p>4</text:p>
          </table:table-cell>
          <table:table-cell table:formula="of:=[Entrada.C237]" office:value-type="float" office:value="23">
            <text:p>23</text:p>
          </table:table-cell>
          <table:table-cell table:formula="of:=[Entrada.D237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231]*[.E231]" office:value-type="float" office:value="20">
            <text:p>20</text:p>
          </table:table-cell>
          <table:table-cell/>
          <table:table-cell table:formula="of:=[.E2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1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238];SEARCH(&quot;,&quot;;[Entrada.A238])-1))" office:value-type="float" office:value="34">
            <text:p>34</text:p>
          </table:table-cell>
          <table:table-cell table:formula="of:=VALUE(MID([Entrada.A238];SEARCH(&quot;,&quot;;[Entrada.A238])+1;100))" office:value-type="float" office:value="27">
            <text:p>27</text:p>
          </table:table-cell>
          <table:table-cell table:formula="of:=[Entrada.C238]" office:value-type="float" office:value="35">
            <text:p>35</text:p>
          </table:table-cell>
          <table:table-cell table:formula="of:=[Entrada.D238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232]*[.E232]" office:value-type="float" office:value="72">
            <text:p>72</text:p>
          </table:table-cell>
          <table:table-cell/>
          <table:table-cell table:formula="of:=[.E2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2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239];SEARCH(&quot;,&quot;;[Entrada.A239])-1))" office:value-type="float" office:value="24">
            <text:p>24</text:p>
          </table:table-cell>
          <table:table-cell table:formula="of:=VALUE(MID([Entrada.A239];SEARCH(&quot;,&quot;;[Entrada.A239])+1;100))" office:value-type="float" office:value="29">
            <text:p>29</text:p>
          </table:table-cell>
          <table:table-cell table:formula="of:=[Entrada.C239]" office:value-type="float" office:value="11">
            <text:p>11</text:p>
          </table:table-cell>
          <table:table-cell table:formula="of:=[Entrada.D239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233]*[.E233]" office:value-type="float" office:value="176">
            <text:p>176</text:p>
          </table:table-cell>
          <table:table-cell/>
          <table:table-cell table:formula="of:=[.E2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3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240];SEARCH(&quot;,&quot;;[Entrada.A240])-1))" office:value-type="float" office:value="10">
            <text:p>10</text:p>
          </table:table-cell>
          <table:table-cell table:formula="of:=VALUE(MID([Entrada.A240];SEARCH(&quot;,&quot;;[Entrada.A240])+1;100))" office:value-type="float" office:value="16">
            <text:p>16</text:p>
          </table:table-cell>
          <table:table-cell table:formula="of:=[Entrada.C240]" office:value-type="float" office:value="36">
            <text:p>36</text:p>
          </table:table-cell>
          <table:table-cell table:formula="of:=[Entrada.D240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234]*[.E234]" office:value-type="float" office:value="124">
            <text:p>124</text:p>
          </table:table-cell>
          <table:table-cell/>
          <table:table-cell table:formula="of:=[.E2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4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241];SEARCH(&quot;,&quot;;[Entrada.A241])-1))" office:value-type="float" office:value="13">
            <text:p>13</text:p>
          </table:table-cell>
          <table:table-cell table:formula="of:=VALUE(MID([Entrada.A241];SEARCH(&quot;,&quot;;[Entrada.A241])+1;100))" office:value-type="float" office:value="5">
            <text:p>5</text:p>
          </table:table-cell>
          <table:table-cell table:formula="of:=[Entrada.C241]" office:value-type="float" office:value="24">
            <text:p>24</text:p>
          </table:table-cell>
          <table:table-cell table:formula="of:=[Entrada.D241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235]*[.E235]" office:value-type="float" office:value="40">
            <text:p>40</text:p>
          </table:table-cell>
          <table:table-cell/>
          <table:table-cell table:formula="of:=[.E2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5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242];SEARCH(&quot;,&quot;;[Entrada.A242])-1))" office:value-type="float" office:value="38">
            <text:p>38</text:p>
          </table:table-cell>
          <table:table-cell table:formula="of:=VALUE(MID([Entrada.A242];SEARCH(&quot;,&quot;;[Entrada.A242])+1;100))" office:value-type="float" office:value="23">
            <text:p>23</text:p>
          </table:table-cell>
          <table:table-cell table:formula="of:=[Entrada.C242]" office:value-type="float" office:value="31">
            <text:p>31</text:p>
          </table:table-cell>
          <table:table-cell table:formula="of:=[Entrada.D242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236]*[.E236]" office:value-type="float" office:value="168">
            <text:p>168</text:p>
          </table:table-cell>
          <table:table-cell/>
          <table:table-cell table:formula="of:=[.E2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6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243];SEARCH(&quot;,&quot;;[Entrada.A243])-1))" office:value-type="float" office:value="25">
            <text:p>25</text:p>
          </table:table-cell>
          <table:table-cell table:formula="of:=VALUE(MID([Entrada.A243];SEARCH(&quot;,&quot;;[Entrada.A243])+1;100))" office:value-type="float" office:value="2">
            <text:p>2</text:p>
          </table:table-cell>
          <table:table-cell table:formula="of:=[Entrada.C243]" office:value-type="float" office:value="39">
            <text:p>39</text:p>
          </table:table-cell>
          <table:table-cell table:formula="of:=[Entrada.D243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237]*[.E237]" office:value-type="float" office:value="124">
            <text:p>124</text:p>
          </table:table-cell>
          <table:table-cell/>
          <table:table-cell table:formula="of:=[.E2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7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244];SEARCH(&quot;,&quot;;[Entrada.A244])-1))" office:value-type="float" office:value="28">
            <text:p>28</text:p>
          </table:table-cell>
          <table:table-cell table:formula="of:=VALUE(MID([Entrada.A244];SEARCH(&quot;,&quot;;[Entrada.A244])+1;100))" office:value-type="float" office:value="25">
            <text:p>25</text:p>
          </table:table-cell>
          <table:table-cell table:formula="of:=[Entrada.C244]" office:value-type="float" office:value="14">
            <text:p>14</text:p>
          </table:table-cell>
          <table:table-cell table:formula="of:=[Entrada.D244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238]*[.E238]" office:value-type="float" office:value="180">
            <text:p>180</text:p>
          </table:table-cell>
          <table:table-cell/>
          <table:table-cell table:formula="of:=[.E2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8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245];SEARCH(&quot;,&quot;;[Entrada.A245])-1))" office:value-type="float" office:value="40">
            <text:p>40</text:p>
          </table:table-cell>
          <table:table-cell table:formula="of:=VALUE(MID([Entrada.A245];SEARCH(&quot;,&quot;;[Entrada.A245])+1;100))" office:value-type="float" office:value="12">
            <text:p>12</text:p>
          </table:table-cell>
          <table:table-cell table:formula="of:=[Entrada.C245]" office:value-type="float" office:value="16">
            <text:p>16</text:p>
          </table:table-cell>
          <table:table-cell table:formula="of:=[Entrada.D245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239]*[.E239]" office:value-type="float" office:value="164">
            <text:p>164</text:p>
          </table:table-cell>
          <table:table-cell/>
          <table:table-cell table:formula="of:=[.E2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9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246];SEARCH(&quot;,&quot;;[Entrada.A246])-1))" office:value-type="float" office:value="26">
            <text:p>26</text:p>
          </table:table-cell>
          <table:table-cell table:formula="of:=VALUE(MID([Entrada.A246];SEARCH(&quot;,&quot;;[Entrada.A246])+1;100))" office:value-type="float" office:value="35">
            <text:p>35</text:p>
          </table:table-cell>
          <table:table-cell table:formula="of:=[Entrada.C246]" office:value-type="float" office:value="12">
            <text:p>12</text:p>
          </table:table-cell>
          <table:table-cell table:formula="of:=[Entrada.D246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240]*[.E240]" office:value-type="float" office:value="128">
            <text:p>128</text:p>
          </table:table-cell>
          <table:table-cell/>
          <table:table-cell table:formula="of:=[.E2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0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247];SEARCH(&quot;,&quot;;[Entrada.A247])-1))" office:value-type="float" office:value="16">
            <text:p>16</text:p>
          </table:table-cell>
          <table:table-cell table:formula="of:=VALUE(MID([Entrada.A247];SEARCH(&quot;,&quot;;[Entrada.A247])+1;100))" office:value-type="float" office:value="21">
            <text:p>21</text:p>
          </table:table-cell>
          <table:table-cell table:formula="of:=[Entrada.C247]" office:value-type="float" office:value="21">
            <text:p>21</text:p>
          </table:table-cell>
          <table:table-cell table:formula="of:=[Entrada.D247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241]*[.E241]" office:value-type="float" office:value="180">
            <text:p>180</text:p>
          </table:table-cell>
          <table:table-cell/>
          <table:table-cell table:formula="of:=[.E2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1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248];SEARCH(&quot;,&quot;;[Entrada.A248])-1))" office:value-type="float" office:value="22">
            <text:p>22</text:p>
          </table:table-cell>
          <table:table-cell table:formula="of:=VALUE(MID([Entrada.A248];SEARCH(&quot;,&quot;;[Entrada.A248])+1;100))" office:value-type="float" office:value="31">
            <text:p>31</text:p>
          </table:table-cell>
          <table:table-cell table:formula="of:=[Entrada.C248]" office:value-type="float" office:value="18">
            <text:p>18</text:p>
          </table:table-cell>
          <table:table-cell table:formula="of:=[Entrada.D248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242]*[.E242]" office:value-type="float" office:value="160">
            <text:p>160</text:p>
          </table:table-cell>
          <table:table-cell/>
          <table:table-cell table:formula="of:=[.E2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2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249];SEARCH(&quot;,&quot;;[Entrada.A249])-1))" office:value-type="float" office:value="12">
            <text:p>12</text:p>
          </table:table-cell>
          <table:table-cell table:formula="of:=VALUE(MID([Entrada.A249];SEARCH(&quot;,&quot;;[Entrada.A249])+1;100))" office:value-type="float" office:value="33">
            <text:p>33</text:p>
          </table:table-cell>
          <table:table-cell table:formula="of:=[Entrada.C249]" office:value-type="float" office:value="4">
            <text:p>4</text:p>
          </table:table-cell>
          <table:table-cell table:formula="of:=[Entrada.D249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243]*[.E243]" office:value-type="float" office:value="48">
            <text:p>48</text:p>
          </table:table-cell>
          <table:table-cell/>
          <table:table-cell table:formula="of:=[.E2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3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250];SEARCH(&quot;,&quot;;[Entrada.A250])-1))" office:value-type="float" office:value="34">
            <text:p>34</text:p>
          </table:table-cell>
          <table:table-cell table:formula="of:=VALUE(MID([Entrada.A250];SEARCH(&quot;,&quot;;[Entrada.A250])+1;100))" office:value-type="float" office:value="18">
            <text:p>18</text:p>
          </table:table-cell>
          <table:table-cell table:formula="of:=[Entrada.C250]" office:value-type="float" office:value="11">
            <text:p>11</text:p>
          </table:table-cell>
          <table:table-cell table:formula="of:=[Entrada.D250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244]*[.E244]" office:value-type="float" office:value="188">
            <text:p>188</text:p>
          </table:table-cell>
          <table:table-cell/>
          <table:table-cell table:formula="of:=[.E2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4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251];SEARCH(&quot;,&quot;;[Entrada.A251])-1))" office:value-type="float" office:value="37">
            <text:p>37</text:p>
          </table:table-cell>
          <table:table-cell table:formula="of:=VALUE(MID([Entrada.A251];SEARCH(&quot;,&quot;;[Entrada.A251])+1;100))" office:value-type="float" office:value="39">
            <text:p>39</text:p>
          </table:table-cell>
          <table:table-cell table:formula="of:=[Entrada.C251]" office:value-type="float" office:value="23">
            <text:p>23</text:p>
          </table:table-cell>
          <table:table-cell table:formula="of:=[Entrada.D251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245]*[.E245]" office:value-type="float" office:value="60">
            <text:p>60</text:p>
          </table:table-cell>
          <table:table-cell/>
          <table:table-cell table:formula="of:=[.E2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5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252];SEARCH(&quot;,&quot;;[Entrada.A252])-1))" office:value-type="float" office:value="10">
            <text:p>10</text:p>
          </table:table-cell>
          <table:table-cell table:formula="of:=VALUE(MID([Entrada.A252];SEARCH(&quot;,&quot;;[Entrada.A252])+1;100))" office:value-type="float" office:value="27">
            <text:p>27</text:p>
          </table:table-cell>
          <table:table-cell table:formula="of:=[Entrada.C252]" office:value-type="float" office:value="15">
            <text:p>15</text:p>
          </table:table-cell>
          <table:table-cell table:formula="of:=[Entrada.D252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246]*[.E246]" office:value-type="float" office:value="192">
            <text:p>192</text:p>
          </table:table-cell>
          <table:table-cell/>
          <table:table-cell table:formula="of:=[.E2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6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253];SEARCH(&quot;,&quot;;[Entrada.A253])-1))" office:value-type="float" office:value="35">
            <text:p>35</text:p>
          </table:table-cell>
          <table:table-cell table:formula="of:=VALUE(MID([Entrada.A253];SEARCH(&quot;,&quot;;[Entrada.A253])+1;100))" office:value-type="float" office:value="17">
            <text:p>17</text:p>
          </table:table-cell>
          <table:table-cell table:formula="of:=[Entrada.C253]" office:value-type="float" office:value="5">
            <text:p>5</text:p>
          </table:table-cell>
          <table:table-cell table:formula="of:=[Entrada.D253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247]*[.E247]" office:value-type="float" office:value="132">
            <text:p>132</text:p>
          </table:table-cell>
          <table:table-cell/>
          <table:table-cell table:formula="of:=[.E2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7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254];SEARCH(&quot;,&quot;;[Entrada.A254])-1))" office:value-type="float" office:value="38">
            <text:p>38</text:p>
          </table:table-cell>
          <table:table-cell table:formula="of:=VALUE(MID([Entrada.A254];SEARCH(&quot;,&quot;;[Entrada.A254])+1;100))" office:value-type="float" office:value="14">
            <text:p>14</text:p>
          </table:table-cell>
          <table:table-cell table:formula="of:=[Entrada.C254]" office:value-type="float" office:value="22">
            <text:p>22</text:p>
          </table:table-cell>
          <table:table-cell table:formula="of:=[Entrada.D254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248]*[.E248]" office:value-type="float" office:value="48">
            <text:p>48</text:p>
          </table:table-cell>
          <table:table-cell/>
          <table:table-cell table:formula="of:=[.E2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8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255];SEARCH(&quot;,&quot;;[Entrada.A255])-1))" office:value-type="float" office:value="25">
            <text:p>25</text:p>
          </table:table-cell>
          <table:table-cell table:formula="of:=VALUE(MID([Entrada.A255];SEARCH(&quot;,&quot;;[Entrada.A255])+1;100))" office:value-type="float" office:value="11">
            <text:p>11</text:p>
          </table:table-cell>
          <table:table-cell table:formula="of:=[Entrada.C255]" office:value-type="float" office:value="37">
            <text:p>37</text:p>
          </table:table-cell>
          <table:table-cell table:formula="of:=[Entrada.D255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249]*[.E249]" office:value-type="float" office:value="180">
            <text:p>180</text:p>
          </table:table-cell>
          <table:table-cell/>
          <table:table-cell table:formula="of:=[.E2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9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256];SEARCH(&quot;,&quot;;[Entrada.A256])-1))" office:value-type="float" office:value="28">
            <text:p>28</text:p>
          </table:table-cell>
          <table:table-cell table:formula="of:=VALUE(MID([Entrada.A256];SEARCH(&quot;,&quot;;[Entrada.A256])+1;100))" office:value-type="float" office:value="16">
            <text:p>16</text:p>
          </table:table-cell>
          <table:table-cell table:formula="of:=[Entrada.C256]" office:value-type="float" office:value="34">
            <text:p>34</text:p>
          </table:table-cell>
          <table:table-cell table:formula="of:=[Entrada.D256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250]*[.E250]" office:value-type="float" office:value="100">
            <text:p>100</text:p>
          </table:table-cell>
          <table:table-cell/>
          <table:table-cell table:formula="of:=[.E2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0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257];SEARCH(&quot;,&quot;;[Entrada.A257])-1))" office:value-type="float" office:value="14">
            <text:p>14</text:p>
          </table:table-cell>
          <table:table-cell table:formula="of:=VALUE(MID([Entrada.A257];SEARCH(&quot;,&quot;;[Entrada.A257])+1;100))" office:value-type="float" office:value="39">
            <text:p>39</text:p>
          </table:table-cell>
          <table:table-cell table:formula="of:=[Entrada.C257]" office:value-type="float" office:value="29">
            <text:p>29</text:p>
          </table:table-cell>
          <table:table-cell table:formula="of:=[Entrada.D257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251]*[.E251]" office:value-type="float" office:value="32">
            <text:p>32</text:p>
          </table:table-cell>
          <table:table-cell/>
          <table:table-cell table:formula="of:=[.E2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1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258];SEARCH(&quot;,&quot;;[Entrada.A258])-1))" office:value-type="float" office:value="4">
            <text:p>4</text:p>
          </table:table-cell>
          <table:table-cell table:formula="of:=VALUE(MID([Entrada.A258];SEARCH(&quot;,&quot;;[Entrada.A258])+1;100))" office:value-type="float" office:value="25">
            <text:p>25</text:p>
          </table:table-cell>
          <table:table-cell table:formula="of:=[Entrada.C258]" office:value-type="float" office:value="29">
            <text:p>29</text:p>
          </table:table-cell>
          <table:table-cell table:formula="of:=[Entrada.D258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252]*[.E252]" office:value-type="float" office:value="28">
            <text:p>28</text:p>
          </table:table-cell>
          <table:table-cell/>
          <table:table-cell table:formula="of:=[.E2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2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259];SEARCH(&quot;,&quot;;[Entrada.A259])-1))" office:value-type="float" office:value="29">
            <text:p>29</text:p>
          </table:table-cell>
          <table:table-cell table:formula="of:=VALUE(MID([Entrada.A259];SEARCH(&quot;,&quot;;[Entrada.A259])+1;100))" office:value-type="float" office:value="15">
            <text:p>15</text:p>
          </table:table-cell>
          <table:table-cell table:formula="of:=[Entrada.C259]" office:value-type="float" office:value="30">
            <text:p>30</text:p>
          </table:table-cell>
          <table:table-cell table:formula="of:=[Entrada.D259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253]*[.E253]" office:value-type="float" office:value="132">
            <text:p>132</text:p>
          </table:table-cell>
          <table:table-cell/>
          <table:table-cell table:formula="of:=[.E2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3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260];SEARCH(&quot;,&quot;;[Entrada.A260])-1))" office:value-type="float" office:value="16">
            <text:p>16</text:p>
          </table:table-cell>
          <table:table-cell table:formula="of:=VALUE(MID([Entrada.A260];SEARCH(&quot;,&quot;;[Entrada.A260])+1;100))" office:value-type="float" office:value="12">
            <text:p>12</text:p>
          </table:table-cell>
          <table:table-cell table:formula="of:=[Entrada.C260]" office:value-type="float" office:value="18">
            <text:p>18</text:p>
          </table:table-cell>
          <table:table-cell table:formula="of:=[Entrada.D260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254]*[.E254]" office:value-type="float" office:value="172">
            <text:p>172</text:p>
          </table:table-cell>
          <table:table-cell/>
          <table:table-cell table:formula="of:=[.E2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4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261];SEARCH(&quot;,&quot;;[Entrada.A261])-1))" office:value-type="float" office:value="19">
            <text:p>19</text:p>
          </table:table-cell>
          <table:table-cell table:formula="of:=VALUE(MID([Entrada.A261];SEARCH(&quot;,&quot;;[Entrada.A261])+1;100))" office:value-type="float" office:value="9">
            <text:p>9</text:p>
          </table:table-cell>
          <table:table-cell table:formula="of:=[Entrada.C261]" office:value-type="float" office:value="37">
            <text:p>37</text:p>
          </table:table-cell>
          <table:table-cell table:formula="of:=[Entrada.D261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255]*[.E255]" office:value-type="float" office:value="116">
            <text:p>116</text:p>
          </table:table-cell>
          <table:table-cell/>
          <table:table-cell table:formula="of:=[.E2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5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262];SEARCH(&quot;,&quot;;[Entrada.A262])-1))" office:value-type="float" office:value="9">
            <text:p>9</text:p>
          </table:table-cell>
          <table:table-cell table:formula="of:=VALUE(MID([Entrada.A262];SEARCH(&quot;,&quot;;[Entrada.A262])+1;100))" office:value-type="float" office:value="35">
            <text:p>35</text:p>
          </table:table-cell>
          <table:table-cell table:formula="of:=[Entrada.C262]" office:value-type="float" office:value="38">
            <text:p>38</text:p>
          </table:table-cell>
          <table:table-cell table:formula="of:=[Entrada.D262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256]*[.E256]" office:value-type="float" office:value="76">
            <text:p>76</text:p>
          </table:table-cell>
          <table:table-cell/>
          <table:table-cell table:formula="of:=[.E2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6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263];SEARCH(&quot;,&quot;;[Entrada.A263])-1))" office:value-type="float" office:value="17">
            <text:p>17</text:p>
          </table:table-cell>
          <table:table-cell table:formula="of:=VALUE(MID([Entrada.A263];SEARCH(&quot;,&quot;;[Entrada.A263])+1;100))" office:value-type="float" office:value="35">
            <text:p>35</text:p>
          </table:table-cell>
          <table:table-cell table:formula="of:=[Entrada.C263]" office:value-type="float" office:value="6">
            <text:p>6</text:p>
          </table:table-cell>
          <table:table-cell table:formula="of:=[Entrada.D263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257]*[.E257]" office:value-type="float" office:value="20">
            <text:p>20</text:p>
          </table:table-cell>
          <table:table-cell/>
          <table:table-cell table:formula="of:=[.E2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7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264];SEARCH(&quot;,&quot;;[Entrada.A264])-1))" office:value-type="float" office:value="37">
            <text:p>37</text:p>
          </table:table-cell>
          <table:table-cell table:formula="of:=VALUE(MID([Entrada.A264];SEARCH(&quot;,&quot;;[Entrada.A264])+1;100))" office:value-type="float" office:value="32">
            <text:p>32</text:p>
          </table:table-cell>
          <table:table-cell table:formula="of:=[Entrada.C264]" office:value-type="float" office:value="8">
            <text:p>8</text:p>
          </table:table-cell>
          <table:table-cell table:formula="of:=[Entrada.D264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258]*[.E258]" office:value-type="float" office:value="200">
            <text:p>200</text:p>
          </table:table-cell>
          <table:table-cell/>
          <table:table-cell table:formula="of:=[.E2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8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265];SEARCH(&quot;,&quot;;[Entrada.A265])-1))" office:value-type="float" office:value="10">
            <text:p>10</text:p>
          </table:table-cell>
          <table:table-cell table:formula="of:=VALUE(MID([Entrada.A265];SEARCH(&quot;,&quot;;[Entrada.A265])+1;100))" office:value-type="float" office:value="2">
            <text:p>2</text:p>
          </table:table-cell>
          <table:table-cell table:formula="of:=[Entrada.C265]" office:value-type="float" office:value="30">
            <text:p>30</text:p>
          </table:table-cell>
          <table:table-cell table:formula="of:=[Entrada.D265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259]*[.E259]" office:value-type="float" office:value="196">
            <text:p>196</text:p>
          </table:table-cell>
          <table:table-cell/>
          <table:table-cell table:formula="of:=[.E2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9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266];SEARCH(&quot;,&quot;;[Entrada.A266])-1))" office:value-type="float" office:value="35">
            <text:p>35</text:p>
          </table:table-cell>
          <table:table-cell table:formula="of:=VALUE(MID([Entrada.A266];SEARCH(&quot;,&quot;;[Entrada.A266])+1;100))" office:value-type="float" office:value="22">
            <text:p>22</text:p>
          </table:table-cell>
          <table:table-cell table:formula="of:=[Entrada.C266]" office:value-type="float" office:value="7">
            <text:p>7</text:p>
          </table:table-cell>
          <table:table-cell table:formula="of:=[Entrada.D266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260]*[.E260]" office:value-type="float" office:value="152">
            <text:p>152</text:p>
          </table:table-cell>
          <table:table-cell/>
          <table:table-cell table:formula="of:=[.E2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0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267];SEARCH(&quot;,&quot;;[Entrada.A267])-1))" office:value-type="float" office:value="38">
            <text:p>38</text:p>
          </table:table-cell>
          <table:table-cell table:formula="of:=VALUE(MID([Entrada.A267];SEARCH(&quot;,&quot;;[Entrada.A267])+1;100))" office:value-type="float" office:value="1">
            <text:p>1</text:p>
          </table:table-cell>
          <table:table-cell table:formula="of:=[Entrada.C267]" office:value-type="float" office:value="29">
            <text:p>29</text:p>
          </table:table-cell>
          <table:table-cell table:formula="of:=[Entrada.D267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261]*[.E261]" office:value-type="float" office:value="84">
            <text:p>84</text:p>
          </table:table-cell>
          <table:table-cell/>
          <table:table-cell table:formula="of:=[.E2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1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268];SEARCH(&quot;,&quot;;[Entrada.A268])-1))" office:value-type="float" office:value="25">
            <text:p>25</text:p>
          </table:table-cell>
          <table:table-cell table:formula="of:=VALUE(MID([Entrada.A268];SEARCH(&quot;,&quot;;[Entrada.A268])+1;100))" office:value-type="float" office:value="12">
            <text:p>12</text:p>
          </table:table-cell>
          <table:table-cell table:formula="of:=[Entrada.C268]" office:value-type="float" office:value="19">
            <text:p>19</text:p>
          </table:table-cell>
          <table:table-cell table:formula="of:=[Entrada.D268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262]*[.E262]" office:value-type="float" office:value="64">
            <text:p>64</text:p>
          </table:table-cell>
          <table:table-cell/>
          <table:table-cell table:formula="of:=[.E2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2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269];SEARCH(&quot;,&quot;;[Entrada.A269])-1))" office:value-type="float" office:value="1">
            <text:p>1</text:p>
          </table:table-cell>
          <table:table-cell table:formula="of:=VALUE(MID([Entrada.A269];SEARCH(&quot;,&quot;;[Entrada.A269])+1;100))" office:value-type="float" office:value="11">
            <text:p>11</text:p>
          </table:table-cell>
          <table:table-cell table:formula="of:=[Entrada.C269]" office:value-type="float" office:value="13">
            <text:p>13</text:p>
          </table:table-cell>
          <table:table-cell table:formula="of:=[Entrada.D269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263]*[.E263]" office:value-type="float" office:value="68">
            <text:p>68</text:p>
          </table:table-cell>
          <table:table-cell/>
          <table:table-cell table:formula="of:=[.E2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3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270];SEARCH(&quot;,&quot;;[Entrada.A270])-1))" office:value-type="float" office:value="29">
            <text:p>29</text:p>
          </table:table-cell>
          <table:table-cell table:formula="of:=VALUE(MID([Entrada.A270];SEARCH(&quot;,&quot;;[Entrada.A270])+1;100))" office:value-type="float" office:value="8">
            <text:p>8</text:p>
          </table:table-cell>
          <table:table-cell table:formula="of:=[Entrada.C270]" office:value-type="float" office:value="35">
            <text:p>35</text:p>
          </table:table-cell>
          <table:table-cell table:formula="of:=[Entrada.D270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264]*[.E264]" office:value-type="float" office:value="144">
            <text:p>144</text:p>
          </table:table-cell>
          <table:table-cell/>
          <table:table-cell table:formula="of:=[.E2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4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271];SEARCH(&quot;,&quot;;[Entrada.A271])-1))" office:value-type="float" office:value="16">
            <text:p>16</text:p>
          </table:table-cell>
          <table:table-cell table:formula="of:=VALUE(MID([Entrada.A271];SEARCH(&quot;,&quot;;[Entrada.A271])+1;100))" office:value-type="float" office:value="3">
            <text:p>3</text:p>
          </table:table-cell>
          <table:table-cell table:formula="of:=[Entrada.C271]" office:value-type="float" office:value="8">
            <text:p>8</text:p>
          </table:table-cell>
          <table:table-cell table:formula="of:=[Entrada.D271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265]*[.E265]" office:value-type="float" office:value="152">
            <text:p>152</text:p>
          </table:table-cell>
          <table:table-cell/>
          <table:table-cell table:formula="of:=[.E2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5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272];SEARCH(&quot;,&quot;;[Entrada.A272])-1))" office:value-type="float" office:value="19">
            <text:p>19</text:p>
          </table:table-cell>
          <table:table-cell table:formula="of:=VALUE(MID([Entrada.A272];SEARCH(&quot;,&quot;;[Entrada.A272])+1;100))" office:value-type="float" office:value="14">
            <text:p>14</text:p>
          </table:table-cell>
          <table:table-cell table:formula="of:=[Entrada.C272]" office:value-type="float" office:value="17">
            <text:p>17</text:p>
          </table:table-cell>
          <table:table-cell table:formula="of:=[Entrada.D272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266]*[.E266]" office:value-type="float" office:value="80">
            <text:p>80</text:p>
          </table:table-cell>
          <table:table-cell/>
          <table:table-cell table:formula="of:=[.E2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6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273];SEARCH(&quot;,&quot;;[Entrada.A273])-1))" office:value-type="float" office:value="9">
            <text:p>9</text:p>
          </table:table-cell>
          <table:table-cell table:formula="of:=VALUE(MID([Entrada.A273];SEARCH(&quot;,&quot;;[Entrada.A273])+1;100))" office:value-type="float" office:value="36">
            <text:p>36</text:p>
          </table:table-cell>
          <table:table-cell table:formula="of:=[Entrada.C273]" office:value-type="float" office:value="35">
            <text:p>35</text:p>
          </table:table-cell>
          <table:table-cell table:formula="of:=[Entrada.D273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267]*[.E267]" office:value-type="float" office:value="44">
            <text:p>44</text:p>
          </table:table-cell>
          <table:table-cell/>
          <table:table-cell table:formula="of:=[.E2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7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274];SEARCH(&quot;,&quot;;[Entrada.A274])-1))" office:value-type="float" office:value="34">
            <text:p>34</text:p>
          </table:table-cell>
          <table:table-cell table:formula="of:=VALUE(MID([Entrada.A274];SEARCH(&quot;,&quot;;[Entrada.A274])+1;100))" office:value-type="float" office:value="36">
            <text:p>36</text:p>
          </table:table-cell>
          <table:table-cell table:formula="of:=[Entrada.C274]" office:value-type="float" office:value="30">
            <text:p>30</text:p>
          </table:table-cell>
          <table:table-cell table:formula="of:=[Entrada.D274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268]*[.E268]" office:value-type="float" office:value="40">
            <text:p>40</text:p>
          </table:table-cell>
          <table:table-cell/>
          <table:table-cell table:formula="of:=[.E2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8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275];SEARCH(&quot;,&quot;;[Entrada.A275])-1))" office:value-type="float" office:value="17">
            <text:p>17</text:p>
          </table:table-cell>
          <table:table-cell table:formula="of:=VALUE(MID([Entrada.A275];SEARCH(&quot;,&quot;;[Entrada.A275])+1;100))" office:value-type="float" office:value="36">
            <text:p>36</text:p>
          </table:table-cell>
          <table:table-cell table:formula="of:=[Entrada.C275]" office:value-type="float" office:value="35">
            <text:p>35</text:p>
          </table:table-cell>
          <table:table-cell table:formula="of:=[Entrada.D275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269]*[.E269]" office:value-type="float" office:value="44">
            <text:p>44</text:p>
          </table:table-cell>
          <table:table-cell/>
          <table:table-cell table:formula="of:=[.E2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9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276];SEARCH(&quot;,&quot;;[Entrada.A276])-1))" office:value-type="float" office:value="10">
            <text:p>10</text:p>
          </table:table-cell>
          <table:table-cell table:formula="of:=VALUE(MID([Entrada.A276];SEARCH(&quot;,&quot;;[Entrada.A276])+1;100))" office:value-type="float" office:value="13">
            <text:p>13</text:p>
          </table:table-cell>
          <table:table-cell table:formula="of:=[Entrada.C276]" office:value-type="float" office:value="33">
            <text:p>33</text:p>
          </table:table-cell>
          <table:table-cell table:formula="of:=[Entrada.D276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270]*[.E270]" office:value-type="float" office:value="96">
            <text:p>96</text:p>
          </table:table-cell>
          <table:table-cell/>
          <table:table-cell table:formula="of:=[.E2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0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277];SEARCH(&quot;,&quot;;[Entrada.A277])-1))" office:value-type="float" office:value="35">
            <text:p>35</text:p>
          </table:table-cell>
          <table:table-cell table:formula="of:=VALUE(MID([Entrada.A277];SEARCH(&quot;,&quot;;[Entrada.A277])+1;100))" office:value-type="float" office:value="31">
            <text:p>31</text:p>
          </table:table-cell>
          <table:table-cell table:formula="of:=[Entrada.C277]" office:value-type="float" office:value="33">
            <text:p>33</text:p>
          </table:table-cell>
          <table:table-cell table:formula="of:=[Entrada.D277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271]*[.E271]" office:value-type="float" office:value="188">
            <text:p>188</text:p>
          </table:table-cell>
          <table:table-cell/>
          <table:table-cell table:formula="of:=[.E2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1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278];SEARCH(&quot;,&quot;;[Entrada.A278])-1))" office:value-type="float" office:value="25">
            <text:p>25</text:p>
          </table:table-cell>
          <table:table-cell table:formula="of:=VALUE(MID([Entrada.A278];SEARCH(&quot;,&quot;;[Entrada.A278])+1;100))" office:value-type="float" office:value="21">
            <text:p>21</text:p>
          </table:table-cell>
          <table:table-cell table:formula="of:=[Entrada.C278]" office:value-type="float" office:value="32">
            <text:p>32</text:p>
          </table:table-cell>
          <table:table-cell table:formula="of:=[Entrada.D278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272]*[.E272]" office:value-type="float" office:value="80">
            <text:p>80</text:p>
          </table:table-cell>
          <table:table-cell/>
          <table:table-cell table:formula="of:=[.E2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2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279];SEARCH(&quot;,&quot;;[Entrada.A279])-1))" office:value-type="float" office:value="1">
            <text:p>1</text:p>
          </table:table-cell>
          <table:table-cell table:formula="of:=VALUE(MID([Entrada.A279];SEARCH(&quot;,&quot;;[Entrada.A279])+1;100))" office:value-type="float" office:value="12">
            <text:p>12</text:p>
          </table:table-cell>
          <table:table-cell table:formula="of:=[Entrada.C279]" office:value-type="float" office:value="38">
            <text:p>38</text:p>
          </table:table-cell>
          <table:table-cell table:formula="of:=[Entrada.D279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273]*[.E273]" office:value-type="float" office:value="196">
            <text:p>196</text:p>
          </table:table-cell>
          <table:table-cell/>
          <table:table-cell table:formula="of:=[.E2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3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280];SEARCH(&quot;,&quot;;[Entrada.A280])-1))" office:value-type="float" office:value="4">
            <text:p>4</text:p>
          </table:table-cell>
          <table:table-cell table:formula="of:=VALUE(MID([Entrada.A280];SEARCH(&quot;,&quot;;[Entrada.A280])+1;100))" office:value-type="float" office:value="15">
            <text:p>15</text:p>
          </table:table-cell>
          <table:table-cell table:formula="of:=[Entrada.C280]" office:value-type="float" office:value="13">
            <text:p>13</text:p>
          </table:table-cell>
          <table:table-cell table:formula="of:=[Entrada.D280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274]*[.E274]" office:value-type="float" office:value="160">
            <text:p>160</text:p>
          </table:table-cell>
          <table:table-cell/>
          <table:table-cell table:formula="of:=[.E2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4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281];SEARCH(&quot;,&quot;;[Entrada.A281])-1))" office:value-type="float" office:value="29">
            <text:p>29</text:p>
          </table:table-cell>
          <table:table-cell table:formula="of:=VALUE(MID([Entrada.A281];SEARCH(&quot;,&quot;;[Entrada.A281])+1;100))" office:value-type="float" office:value="1">
            <text:p>1</text:p>
          </table:table-cell>
          <table:table-cell table:formula="of:=[Entrada.C281]" office:value-type="float" office:value="40">
            <text:p>40</text:p>
          </table:table-cell>
          <table:table-cell table:formula="of:=[Entrada.D281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275]*[.E275]" office:value-type="float" office:value="152">
            <text:p>152</text:p>
          </table:table-cell>
          <table:table-cell/>
          <table:table-cell table:formula="of:=[.E2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5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282];SEARCH(&quot;,&quot;;[Entrada.A282])-1))" office:value-type="float" office:value="19">
            <text:p>19</text:p>
          </table:table-cell>
          <table:table-cell table:formula="of:=VALUE(MID([Entrada.A282];SEARCH(&quot;,&quot;;[Entrada.A282])+1;100))" office:value-type="float" office:value="23">
            <text:p>23</text:p>
          </table:table-cell>
          <table:table-cell table:formula="of:=[Entrada.C282]" office:value-type="float" office:value="38">
            <text:p>38</text:p>
          </table:table-cell>
          <table:table-cell table:formula="of:=[Entrada.D282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276]*[.E276]" office:value-type="float" office:value="156">
            <text:p>156</text:p>
          </table:table-cell>
          <table:table-cell/>
          <table:table-cell table:formula="of:=[.E2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6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283];SEARCH(&quot;,&quot;;[Entrada.A283])-1))" office:value-type="float" office:value="2">
            <text:p>2</text:p>
          </table:table-cell>
          <table:table-cell table:formula="of:=VALUE(MID([Entrada.A283];SEARCH(&quot;,&quot;;[Entrada.A283])+1;100))" office:value-type="float" office:value="37">
            <text:p>37</text:p>
          </table:table-cell>
          <table:table-cell table:formula="of:=[Entrada.C283]" office:value-type="float" office:value="30">
            <text:p>30</text:p>
          </table:table-cell>
          <table:table-cell table:formula="of:=[Entrada.D283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277]*[.E277]" office:value-type="float" office:value="184">
            <text:p>184</text:p>
          </table:table-cell>
          <table:table-cell/>
          <table:table-cell table:formula="of:=[.E2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7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284];SEARCH(&quot;,&quot;;[Entrada.A284])-1))" office:value-type="float" office:value="22">
            <text:p>22</text:p>
          </table:table-cell>
          <table:table-cell table:formula="of:=VALUE(MID([Entrada.A284];SEARCH(&quot;,&quot;;[Entrada.A284])+1;100))" office:value-type="float" office:value="32">
            <text:p>32</text:p>
          </table:table-cell>
          <table:table-cell table:formula="of:=[Entrada.C284]" office:value-type="float" office:value="28">
            <text:p>28</text:p>
          </table:table-cell>
          <table:table-cell table:formula="of:=[Entrada.D284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278]*[.E278]" office:value-type="float" office:value="152">
            <text:p>152</text:p>
          </table:table-cell>
          <table:table-cell/>
          <table:table-cell table:formula="of:=[.E2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8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285];SEARCH(&quot;,&quot;;[Entrada.A285])-1))" office:value-type="float" office:value="5">
            <text:p>5</text:p>
          </table:table-cell>
          <table:table-cell table:formula="of:=VALUE(MID([Entrada.A285];SEARCH(&quot;,&quot;;[Entrada.A285])+1;100))" office:value-type="float" office:value="40">
            <text:p>40</text:p>
          </table:table-cell>
          <table:table-cell table:formula="of:=[Entrada.C285]" office:value-type="float" office:value="19">
            <text:p>19</text:p>
          </table:table-cell>
          <table:table-cell table:formula="of:=[Entrada.D285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279]*[.E279]" office:value-type="float" office:value="156">
            <text:p>156</text:p>
          </table:table-cell>
          <table:table-cell/>
          <table:table-cell table:formula="of:=[.E2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9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286];SEARCH(&quot;,&quot;;[Entrada.A286])-1))" office:value-type="float" office:value="30">
            <text:p>30</text:p>
          </table:table-cell>
          <table:table-cell table:formula="of:=VALUE(MID([Entrada.A286];SEARCH(&quot;,&quot;;[Entrada.A286])+1;100))" office:value-type="float" office:value="32">
            <text:p>32</text:p>
          </table:table-cell>
          <table:table-cell table:formula="of:=[Entrada.C286]" office:value-type="float" office:value="8">
            <text:p>8</text:p>
          </table:table-cell>
          <table:table-cell table:formula="of:=[Entrada.D286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280]*[.E280]" office:value-type="float" office:value="32">
            <text:p>32</text:p>
          </table:table-cell>
          <table:table-cell/>
          <table:table-cell table:formula="of:=[.E2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0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287];SEARCH(&quot;,&quot;;[Entrada.A287])-1))" office:value-type="float" office:value="17">
            <text:p>17</text:p>
          </table:table-cell>
          <table:table-cell table:formula="of:=VALUE(MID([Entrada.A287];SEARCH(&quot;,&quot;;[Entrada.A287])+1;100))" office:value-type="float" office:value="29">
            <text:p>29</text:p>
          </table:table-cell>
          <table:table-cell table:formula="of:=[Entrada.C287]" office:value-type="float" office:value="13">
            <text:p>13</text:p>
          </table:table-cell>
          <table:table-cell table:formula="of:=[Entrada.D287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281]*[.E281]" office:value-type="float" office:value="76">
            <text:p>76</text:p>
          </table:table-cell>
          <table:table-cell/>
          <table:table-cell table:formula="of:=[.E2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1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288];SEARCH(&quot;,&quot;;[Entrada.A288])-1))" office:value-type="float" office:value="32">
            <text:p>32</text:p>
          </table:table-cell>
          <table:table-cell table:formula="of:=VALUE(MID([Entrada.A288];SEARCH(&quot;,&quot;;[Entrada.A288])+1;100))" office:value-type="float" office:value="9">
            <text:p>9</text:p>
          </table:table-cell>
          <table:table-cell table:formula="of:=[Entrada.C288]" office:value-type="float" office:value="5">
            <text:p>5</text:p>
          </table:table-cell>
          <table:table-cell table:formula="of:=[Entrada.D288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282]*[.E282]" office:value-type="float" office:value="48">
            <text:p>48</text:p>
          </table:table-cell>
          <table:table-cell/>
          <table:table-cell table:formula="of:=[.E2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2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289];SEARCH(&quot;,&quot;;[Entrada.A289])-1))" office:value-type="float" office:value="35">
            <text:p>35</text:p>
          </table:table-cell>
          <table:table-cell table:formula="of:=VALUE(MID([Entrada.A289];SEARCH(&quot;,&quot;;[Entrada.A289])+1;100))" office:value-type="float" office:value="4">
            <text:p>4</text:p>
          </table:table-cell>
          <table:table-cell table:formula="of:=[Entrada.C289]" office:value-type="float" office:value="12">
            <text:p>12</text:p>
          </table:table-cell>
          <table:table-cell table:formula="of:=[Entrada.D289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283]*[.E283]" office:value-type="float" office:value="28">
            <text:p>28</text:p>
          </table:table-cell>
          <table:table-cell/>
          <table:table-cell table:formula="of:=[.E2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3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290];SEARCH(&quot;,&quot;;[Entrada.A290])-1))" office:value-type="float" office:value="25">
            <text:p>25</text:p>
          </table:table-cell>
          <table:table-cell table:formula="of:=VALUE(MID([Entrada.A290];SEARCH(&quot;,&quot;;[Entrada.A290])+1;100))" office:value-type="float" office:value="30">
            <text:p>30</text:p>
          </table:table-cell>
          <table:table-cell table:formula="of:=[Entrada.C290]" office:value-type="float" office:value="35">
            <text:p>35</text:p>
          </table:table-cell>
          <table:table-cell table:formula="of:=[Entrada.D290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284]*[.E284]" office:value-type="float" office:value="168">
            <text:p>168</text:p>
          </table:table-cell>
          <table:table-cell/>
          <table:table-cell table:formula="of:=[.E2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4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291];SEARCH(&quot;,&quot;;[Entrada.A291])-1))" office:value-type="float" office:value="11">
            <text:p>11</text:p>
          </table:table-cell>
          <table:table-cell table:formula="of:=VALUE(MID([Entrada.A291];SEARCH(&quot;,&quot;;[Entrada.A291])+1;100))" office:value-type="float" office:value="31">
            <text:p>31</text:p>
          </table:table-cell>
          <table:table-cell table:formula="of:=[Entrada.C291]" office:value-type="float" office:value="14">
            <text:p>14</text:p>
          </table:table-cell>
          <table:table-cell table:formula="of:=[Entrada.D291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285]*[.E285]" office:value-type="float" office:value="88">
            <text:p>88</text:p>
          </table:table-cell>
          <table:table-cell/>
          <table:table-cell table:formula="of:=[.E2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5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292];SEARCH(&quot;,&quot;;[Entrada.A292])-1))" office:value-type="float" office:value="1">
            <text:p>1</text:p>
          </table:table-cell>
          <table:table-cell table:formula="of:=VALUE(MID([Entrada.A292];SEARCH(&quot;,&quot;;[Entrada.A292])+1;100))" office:value-type="float" office:value="5">
            <text:p>5</text:p>
          </table:table-cell>
          <table:table-cell table:formula="of:=[Entrada.C292]" office:value-type="float" office:value="31">
            <text:p>31</text:p>
          </table:table-cell>
          <table:table-cell table:formula="of:=[Entrada.D292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286]*[.E286]" office:value-type="float" office:value="104">
            <text:p>104</text:p>
          </table:table-cell>
          <table:table-cell/>
          <table:table-cell table:formula="of:=[.E2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6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293];SEARCH(&quot;,&quot;;[Entrada.A293])-1))" office:value-type="float" office:value="39">
            <text:p>39</text:p>
          </table:table-cell>
          <table:table-cell table:formula="of:=VALUE(MID([Entrada.A293];SEARCH(&quot;,&quot;;[Entrada.A293])+1;100))" office:value-type="float" office:value="16">
            <text:p>16</text:p>
          </table:table-cell>
          <table:table-cell table:formula="of:=[Entrada.C293]" office:value-type="float" office:value="29">
            <text:p>29</text:p>
          </table:table-cell>
          <table:table-cell table:formula="of:=[Entrada.D293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287]*[.E287]" office:value-type="float" office:value="28">
            <text:p>28</text:p>
          </table:table-cell>
          <table:table-cell/>
          <table:table-cell table:formula="of:=[.E2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7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294];SEARCH(&quot;,&quot;;[Entrada.A294])-1))" office:value-type="float" office:value="26">
            <text:p>26</text:p>
          </table:table-cell>
          <table:table-cell table:formula="of:=VALUE(MID([Entrada.A294];SEARCH(&quot;,&quot;;[Entrada.A294])+1;100))" office:value-type="float" office:value="7">
            <text:p>7</text:p>
          </table:table-cell>
          <table:table-cell table:formula="of:=[Entrada.C294]" office:value-type="float" office:value="37">
            <text:p>37</text:p>
          </table:table-cell>
          <table:table-cell table:formula="of:=[Entrada.D294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288]*[.E288]" office:value-type="float" office:value="156">
            <text:p>156</text:p>
          </table:table-cell>
          <table:table-cell/>
          <table:table-cell table:formula="of:=[.E2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8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295];SEARCH(&quot;,&quot;;[Entrada.A295])-1))" office:value-type="float" office:value="29">
            <text:p>29</text:p>
          </table:table-cell>
          <table:table-cell table:formula="of:=VALUE(MID([Entrada.A295];SEARCH(&quot;,&quot;;[Entrada.A295])+1;100))" office:value-type="float" office:value="26">
            <text:p>26</text:p>
          </table:table-cell>
          <table:table-cell table:formula="of:=[Entrada.C295]" office:value-type="float" office:value="10">
            <text:p>10</text:p>
          </table:table-cell>
          <table:table-cell table:formula="of:=[Entrada.D295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289]*[.E289]" office:value-type="float" office:value="192">
            <text:p>192</text:p>
          </table:table-cell>
          <table:table-cell/>
          <table:table-cell table:formula="of:=[.E2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9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296];SEARCH(&quot;,&quot;;[Entrada.A296])-1))" office:value-type="float" office:value="19">
            <text:p>19</text:p>
          </table:table-cell>
          <table:table-cell table:formula="of:=VALUE(MID([Entrada.A296];SEARCH(&quot;,&quot;;[Entrada.A296])+1;100))" office:value-type="float" office:value="28">
            <text:p>28</text:p>
          </table:table-cell>
          <table:table-cell table:formula="of:=[Entrada.C296]" office:value-type="float" office:value="30">
            <text:p>30</text:p>
          </table:table-cell>
          <table:table-cell table:formula="of:=[Entrada.D296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290]*[.E290]" office:value-type="float" office:value="192">
            <text:p>192</text:p>
          </table:table-cell>
          <table:table-cell/>
          <table:table-cell table:formula="of:=[.E2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0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297];SEARCH(&quot;,&quot;;[Entrada.A297])-1))" office:value-type="float" office:value="5">
            <text:p>5</text:p>
          </table:table-cell>
          <table:table-cell table:formula="of:=VALUE(MID([Entrada.A297];SEARCH(&quot;,&quot;;[Entrada.A297])+1;100))" office:value-type="float" office:value="17">
            <text:p>17</text:p>
          </table:table-cell>
          <table:table-cell table:formula="of:=[Entrada.C297]" office:value-type="float" office:value="35">
            <text:p>35</text:p>
          </table:table-cell>
          <table:table-cell table:formula="of:=[Entrada.D297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291]*[.E291]" office:value-type="float" office:value="68">
            <text:p>68</text:p>
          </table:table-cell>
          <table:table-cell/>
          <table:table-cell table:formula="of:=[.E2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1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298];SEARCH(&quot;,&quot;;[Entrada.A298])-1))" office:value-type="float" office:value="23">
            <text:p>23</text:p>
          </table:table-cell>
          <table:table-cell table:formula="of:=VALUE(MID([Entrada.A298];SEARCH(&quot;,&quot;;[Entrada.A298])+1;100))" office:value-type="float" office:value="24">
            <text:p>24</text:p>
          </table:table-cell>
          <table:table-cell table:formula="of:=[Entrada.C298]" office:value-type="float" office:value="19">
            <text:p>19</text:p>
          </table:table-cell>
          <table:table-cell table:formula="of:=[Entrada.D298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292]*[.E292]" office:value-type="float" office:value="112">
            <text:p>112</text:p>
          </table:table-cell>
          <table:table-cell/>
          <table:table-cell table:formula="of:=[.E2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2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299];SEARCH(&quot;,&quot;;[Entrada.A299])-1))" office:value-type="float" office:value="13">
            <text:p>13</text:p>
          </table:table-cell>
          <table:table-cell table:formula="of:=VALUE(MID([Entrada.A299];SEARCH(&quot;,&quot;;[Entrada.A299])+1;100))" office:value-type="float" office:value="34">
            <text:p>34</text:p>
          </table:table-cell>
          <table:table-cell table:formula="of:=[Entrada.C299]" office:value-type="float" office:value="38">
            <text:p>38</text:p>
          </table:table-cell>
          <table:table-cell table:formula="of:=[Entrada.D299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293]*[.E293]" office:value-type="float" office:value="200">
            <text:p>200</text:p>
          </table:table-cell>
          <table:table-cell/>
          <table:table-cell table:formula="of:=[.E2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3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300];SEARCH(&quot;,&quot;;[Entrada.A300])-1))" office:value-type="float" office:value="35">
            <text:p>35</text:p>
          </table:table-cell>
          <table:table-cell table:formula="of:=VALUE(MID([Entrada.A300];SEARCH(&quot;,&quot;;[Entrada.A300])+1;100))" office:value-type="float" office:value="13">
            <text:p>13</text:p>
          </table:table-cell>
          <table:table-cell table:formula="of:=[Entrada.C300]" office:value-type="float" office:value="14">
            <text:p>14</text:p>
          </table:table-cell>
          <table:table-cell table:formula="of:=[Entrada.D300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294]*[.E294]" office:value-type="float" office:value="144">
            <text:p>144</text:p>
          </table:table-cell>
          <table:table-cell/>
          <table:table-cell table:formula="of:=[.E2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4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301];SEARCH(&quot;,&quot;;[Entrada.A301])-1))" office:value-type="float" office:value="11">
            <text:p>11</text:p>
          </table:table-cell>
          <table:table-cell table:formula="of:=VALUE(MID([Entrada.A301];SEARCH(&quot;,&quot;;[Entrada.A301])+1;100))" office:value-type="float" office:value="20">
            <text:p>20</text:p>
          </table:table-cell>
          <table:table-cell table:formula="of:=[Entrada.C301]" office:value-type="float" office:value="31">
            <text:p>31</text:p>
          </table:table-cell>
          <table:table-cell table:formula="of:=[Entrada.D301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295]*[.E295]" office:value-type="float" office:value="112">
            <text:p>112</text:p>
          </table:table-cell>
          <table:table-cell/>
          <table:table-cell table:formula="of:=[.E2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5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302];SEARCH(&quot;,&quot;;[Entrada.A302])-1))" office:value-type="float" office:value="14">
            <text:p>14</text:p>
          </table:table-cell>
          <table:table-cell table:formula="of:=VALUE(MID([Entrada.A302];SEARCH(&quot;,&quot;;[Entrada.A302])+1;100))" office:value-type="float" office:value="3">
            <text:p>3</text:p>
          </table:table-cell>
          <table:table-cell table:formula="of:=[Entrada.C302]" office:value-type="float" office:value="32">
            <text:p>32</text:p>
          </table:table-cell>
          <table:table-cell table:formula="of:=[Entrada.D302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296]*[.E296]" office:value-type="float" office:value="72">
            <text:p>72</text:p>
          </table:table-cell>
          <table:table-cell/>
          <table:table-cell table:formula="of:=[.E2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6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303];SEARCH(&quot;,&quot;;[Entrada.A303])-1))" office:value-type="float" office:value="36">
            <text:p>36</text:p>
          </table:table-cell>
          <table:table-cell table:formula="of:=VALUE(MID([Entrada.A303];SEARCH(&quot;,&quot;;[Entrada.A303])+1;100))" office:value-type="float" office:value="20">
            <text:p>20</text:p>
          </table:table-cell>
          <table:table-cell table:formula="of:=[Entrada.C303]" office:value-type="float" office:value="4">
            <text:p>4</text:p>
          </table:table-cell>
          <table:table-cell table:formula="of:=[Entrada.D303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297]*[.E297]" office:value-type="float" office:value="100">
            <text:p>100</text:p>
          </table:table-cell>
          <table:table-cell/>
          <table:table-cell table:formula="of:=[.E2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7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304];SEARCH(&quot;,&quot;;[Entrada.A304])-1))" office:value-type="float" office:value="1">
            <text:p>1</text:p>
          </table:table-cell>
          <table:table-cell table:formula="of:=VALUE(MID([Entrada.A304];SEARCH(&quot;,&quot;;[Entrada.A304])+1;100))" office:value-type="float" office:value="30">
            <text:p>30</text:p>
          </table:table-cell>
          <table:table-cell table:formula="of:=[Entrada.C304]" office:value-type="float" office:value="10">
            <text:p>10</text:p>
          </table:table-cell>
          <table:table-cell table:formula="of:=[Entrada.D304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298]*[.E298]" office:value-type="float" office:value="120">
            <text:p>120</text:p>
          </table:table-cell>
          <table:table-cell/>
          <table:table-cell table:formula="of:=[.E2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8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305];SEARCH(&quot;,&quot;;[Entrada.A305])-1))" office:value-type="float" office:value="39">
            <text:p>39</text:p>
          </table:table-cell>
          <table:table-cell table:formula="of:=VALUE(MID([Entrada.A305];SEARCH(&quot;,&quot;;[Entrada.A305])+1;100))" office:value-type="float" office:value="9">
            <text:p>9</text:p>
          </table:table-cell>
          <table:table-cell table:formula="of:=[Entrada.C305]" office:value-type="float" office:value="36">
            <text:p>36</text:p>
          </table:table-cell>
          <table:table-cell table:formula="of:=[Entrada.D305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299]*[.E299]" office:value-type="float" office:value="32">
            <text:p>32</text:p>
          </table:table-cell>
          <table:table-cell/>
          <table:table-cell table:formula="of:=[.E2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9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306];SEARCH(&quot;,&quot;;[Entrada.A306])-1))" office:value-type="float" office:value="26">
            <text:p>26</text:p>
          </table:table-cell>
          <table:table-cell table:formula="of:=VALUE(MID([Entrada.A306];SEARCH(&quot;,&quot;;[Entrada.A306])+1;100))" office:value-type="float" office:value="14">
            <text:p>14</text:p>
          </table:table-cell>
          <table:table-cell table:formula="of:=[Entrada.C306]" office:value-type="float" office:value="18">
            <text:p>18</text:p>
          </table:table-cell>
          <table:table-cell table:formula="of:=[Entrada.D306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300]*[.E300]" office:value-type="float" office:value="192">
            <text:p>192</text:p>
          </table:table-cell>
          <table:table-cell/>
          <table:table-cell table:formula="of:=[.E3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0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307];SEARCH(&quot;,&quot;;[Entrada.A307])-1))" office:value-type="float" office:value="29">
            <text:p>29</text:p>
          </table:table-cell>
          <table:table-cell table:formula="of:=VALUE(MID([Entrada.A307];SEARCH(&quot;,&quot;;[Entrada.A307])+1;100))" office:value-type="float" office:value="19">
            <text:p>19</text:p>
          </table:table-cell>
          <table:table-cell table:formula="of:=[Entrada.C307]" office:value-type="float" office:value="35">
            <text:p>35</text:p>
          </table:table-cell>
          <table:table-cell table:formula="of:=[Entrada.D307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301]*[.E301]" office:value-type="float" office:value="68">
            <text:p>68</text:p>
          </table:table-cell>
          <table:table-cell/>
          <table:table-cell table:formula="of:=[.E3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1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308];SEARCH(&quot;,&quot;;[Entrada.A308])-1))" office:value-type="float" office:value="15">
            <text:p>15</text:p>
          </table:table-cell>
          <table:table-cell table:formula="of:=VALUE(MID([Entrada.A308];SEARCH(&quot;,&quot;;[Entrada.A308])+1;100))" office:value-type="float" office:value="32">
            <text:p>32</text:p>
          </table:table-cell>
          <table:table-cell table:formula="of:=[Entrada.C308]" office:value-type="float" office:value="15">
            <text:p>15</text:p>
          </table:table-cell>
          <table:table-cell table:formula="of:=[Entrada.D308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302]*[.E302]" office:value-type="float" office:value="200">
            <text:p>200</text:p>
          </table:table-cell>
          <table:table-cell/>
          <table:table-cell table:formula="of:=[.E3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2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309];SEARCH(&quot;,&quot;;[Entrada.A309])-1))" office:value-type="float" office:value="19">
            <text:p>19</text:p>
          </table:table-cell>
          <table:table-cell table:formula="of:=VALUE(MID([Entrada.A309];SEARCH(&quot;,&quot;;[Entrada.A309])+1;100))" office:value-type="float" office:value="37">
            <text:p>37</text:p>
          </table:table-cell>
          <table:table-cell table:formula="of:=[Entrada.C309]" office:value-type="float" office:value="14">
            <text:p>14</text:p>
          </table:table-cell>
          <table:table-cell table:formula="of:=[Entrada.D309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303]*[.E303]" office:value-type="float" office:value="116">
            <text:p>116</text:p>
          </table:table-cell>
          <table:table-cell/>
          <table:table-cell table:formula="of:=[.E3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3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310];SEARCH(&quot;,&quot;;[Entrada.A310])-1))" office:value-type="float" office:value="27">
            <text:p>27</text:p>
          </table:table-cell>
          <table:table-cell table:formula="of:=VALUE(MID([Entrada.A310];SEARCH(&quot;,&quot;;[Entrada.A310])+1;100))" office:value-type="float" office:value="37">
            <text:p>37</text:p>
          </table:table-cell>
          <table:table-cell table:formula="of:=[Entrada.C310]" office:value-type="float" office:value="28">
            <text:p>28</text:p>
          </table:table-cell>
          <table:table-cell table:formula="of:=[Entrada.D310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304]*[.E304]" office:value-type="float" office:value="60">
            <text:p>60</text:p>
          </table:table-cell>
          <table:table-cell/>
          <table:table-cell table:formula="of:=[.E3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4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311];SEARCH(&quot;,&quot;;[Entrada.A311])-1))" office:value-type="float" office:value="30">
            <text:p>30</text:p>
          </table:table-cell>
          <table:table-cell table:formula="of:=VALUE(MID([Entrada.A311];SEARCH(&quot;,&quot;;[Entrada.A311])+1;100))" office:value-type="float" office:value="18">
            <text:p>18</text:p>
          </table:table-cell>
          <table:table-cell table:formula="of:=[Entrada.C311]" office:value-type="float" office:value="39">
            <text:p>39</text:p>
          </table:table-cell>
          <table:table-cell table:formula="of:=[Entrada.D311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305]*[.E305]" office:value-type="float" office:value="172">
            <text:p>172</text:p>
          </table:table-cell>
          <table:table-cell/>
          <table:table-cell table:formula="of:=[.E3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5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312];SEARCH(&quot;,&quot;;[Entrada.A312])-1))" office:value-type="float" office:value="17">
            <text:p>17</text:p>
          </table:table-cell>
          <table:table-cell table:formula="of:=VALUE(MID([Entrada.A312];SEARCH(&quot;,&quot;;[Entrada.A312])+1;100))" office:value-type="float" office:value="15">
            <text:p>15</text:p>
          </table:table-cell>
          <table:table-cell table:formula="of:=[Entrada.C312]" office:value-type="float" office:value="39">
            <text:p>39</text:p>
          </table:table-cell>
          <table:table-cell table:formula="of:=[Entrada.D312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306]*[.E306]" office:value-type="float" office:value="60">
            <text:p>60</text:p>
          </table:table-cell>
          <table:table-cell/>
          <table:table-cell table:formula="of:=[.E3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6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313];SEARCH(&quot;,&quot;;[Entrada.A313])-1))" office:value-type="float" office:value="23">
            <text:p>23</text:p>
          </table:table-cell>
          <table:table-cell table:formula="of:=VALUE(MID([Entrada.A313];SEARCH(&quot;,&quot;;[Entrada.A313])+1;100))" office:value-type="float" office:value="17">
            <text:p>17</text:p>
          </table:table-cell>
          <table:table-cell table:formula="of:=[Entrada.C313]" office:value-type="float" office:value="39">
            <text:p>39</text:p>
          </table:table-cell>
          <table:table-cell table:formula="of:=[Entrada.D313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307]*[.E307]" office:value-type="float" office:value="76">
            <text:p>76</text:p>
          </table:table-cell>
          <table:table-cell/>
          <table:table-cell table:formula="of:=[.E3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7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314];SEARCH(&quot;,&quot;;[Entrada.A314])-1))" office:value-type="float" office:value="10">
            <text:p>10</text:p>
          </table:table-cell>
          <table:table-cell table:formula="of:=VALUE(MID([Entrada.A314];SEARCH(&quot;,&quot;;[Entrada.A314])+1;100))" office:value-type="float" office:value="38">
            <text:p>38</text:p>
          </table:table-cell>
          <table:table-cell table:formula="of:=[Entrada.C314]" office:value-type="float" office:value="17">
            <text:p>17</text:p>
          </table:table-cell>
          <table:table-cell table:formula="of:=[Entrada.D314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308]*[.E308]" office:value-type="float" office:value="96">
            <text:p>96</text:p>
          </table:table-cell>
          <table:table-cell/>
          <table:table-cell table:formula="of:=[.E3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8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315];SEARCH(&quot;,&quot;;[Entrada.A315])-1))" office:value-type="float" office:value="32">
            <text:p>32</text:p>
          </table:table-cell>
          <table:table-cell table:formula="of:=VALUE(MID([Entrada.A315];SEARCH(&quot;,&quot;;[Entrada.A315])+1;100))" office:value-type="float" office:value="7">
            <text:p>7</text:p>
          </table:table-cell>
          <table:table-cell table:formula="of:=[Entrada.C315]" office:value-type="float" office:value="23">
            <text:p>23</text:p>
          </table:table-cell>
          <table:table-cell table:formula="of:=[Entrada.D315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309]*[.E309]" office:value-type="float" office:value="124">
            <text:p>124</text:p>
          </table:table-cell>
          <table:table-cell/>
          <table:table-cell table:formula="of:=[.E3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9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316];SEARCH(&quot;,&quot;;[Entrada.A316])-1))" office:value-type="float" office:value="8">
            <text:p>8</text:p>
          </table:table-cell>
          <table:table-cell table:formula="of:=VALUE(MID([Entrada.A316];SEARCH(&quot;,&quot;;[Entrada.A316])+1;100))" office:value-type="float" office:value="16">
            <text:p>16</text:p>
          </table:table-cell>
          <table:table-cell table:formula="of:=[Entrada.C316]" office:value-type="float" office:value="11">
            <text:p>11</text:p>
          </table:table-cell>
          <table:table-cell table:formula="of:=[Entrada.D316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310]*[.E310]" office:value-type="float" office:value="112">
            <text:p>112</text:p>
          </table:table-cell>
          <table:table-cell/>
          <table:table-cell table:formula="of:=[.E3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0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317];SEARCH(&quot;,&quot;;[Entrada.A317])-1))" office:value-type="float" office:value="11">
            <text:p>11</text:p>
          </table:table-cell>
          <table:table-cell table:formula="of:=VALUE(MID([Entrada.A317];SEARCH(&quot;,&quot;;[Entrada.A317])+1;100))" office:value-type="float" office:value="13">
            <text:p>13</text:p>
          </table:table-cell>
          <table:table-cell table:formula="of:=[Entrada.C317]" office:value-type="float" office:value="11">
            <text:p>11</text:p>
          </table:table-cell>
          <table:table-cell table:formula="of:=[Entrada.D317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311]*[.E311]" office:value-type="float" office:value="32">
            <text:p>32</text:p>
          </table:table-cell>
          <table:table-cell/>
          <table:table-cell table:formula="of:=[.E3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1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318];SEARCH(&quot;,&quot;;[Entrada.A318])-1))" office:value-type="float" office:value="14">
            <text:p>14</text:p>
          </table:table-cell>
          <table:table-cell table:formula="of:=VALUE(MID([Entrada.A318];SEARCH(&quot;,&quot;;[Entrada.A318])+1;100))" office:value-type="float" office:value="10">
            <text:p>10</text:p>
          </table:table-cell>
          <table:table-cell table:formula="of:=[Entrada.C318]" office:value-type="float" office:value="24">
            <text:p>24</text:p>
          </table:table-cell>
          <table:table-cell table:formula="of:=[Entrada.D318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312]*[.E312]" office:value-type="float" office:value="132">
            <text:p>132</text:p>
          </table:table-cell>
          <table:table-cell/>
          <table:table-cell table:formula="of:=[.E3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2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319];SEARCH(&quot;,&quot;;[Entrada.A319])-1))" office:value-type="float" office:value="36">
            <text:p>36</text:p>
          </table:table-cell>
          <table:table-cell table:formula="of:=VALUE(MID([Entrada.A319];SEARCH(&quot;,&quot;;[Entrada.A319])+1;100))" office:value-type="float" office:value="19">
            <text:p>19</text:p>
          </table:table-cell>
          <table:table-cell table:formula="of:=[Entrada.C319]" office:value-type="float" office:value="38">
            <text:p>38</text:p>
          </table:table-cell>
          <table:table-cell table:formula="of:=[Entrada.D319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313]*[.E313]" office:value-type="float" office:value="196">
            <text:p>196</text:p>
          </table:table-cell>
          <table:table-cell/>
          <table:table-cell table:formula="of:=[.E3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3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320];SEARCH(&quot;,&quot;;[Entrada.A320])-1))" office:value-type="float" office:value="1">
            <text:p>1</text:p>
          </table:table-cell>
          <table:table-cell table:formula="of:=VALUE(MID([Entrada.A320];SEARCH(&quot;,&quot;;[Entrada.A320])+1;100))" office:value-type="float" office:value="23">
            <text:p>23</text:p>
          </table:table-cell>
          <table:table-cell table:formula="of:=[Entrada.C320]" office:value-type="float" office:value="23">
            <text:p>23</text:p>
          </table:table-cell>
          <table:table-cell table:formula="of:=[Entrada.D320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314]*[.E314]" office:value-type="float" office:value="156">
            <text:p>156</text:p>
          </table:table-cell>
          <table:table-cell/>
          <table:table-cell table:formula="of:=[.E3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4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321];SEARCH(&quot;,&quot;;[Entrada.A321])-1))" office:value-type="float" office:value="26">
            <text:p>26</text:p>
          </table:table-cell>
          <table:table-cell table:formula="of:=VALUE(MID([Entrada.A321];SEARCH(&quot;,&quot;;[Entrada.A321])+1;100))" office:value-type="float" office:value="9">
            <text:p>9</text:p>
          </table:table-cell>
          <table:table-cell table:formula="of:=[Entrada.C321]" office:value-type="float" office:value="35">
            <text:p>35</text:p>
          </table:table-cell>
          <table:table-cell table:formula="of:=[Entrada.D321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315]*[.E315]" office:value-type="float" office:value="92">
            <text:p>92</text:p>
          </table:table-cell>
          <table:table-cell/>
          <table:table-cell table:formula="of:=[.E3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5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322];SEARCH(&quot;,&quot;;[Entrada.A322])-1))" office:value-type="float" office:value="2">
            <text:p>2</text:p>
          </table:table-cell>
          <table:table-cell table:formula="of:=VALUE(MID([Entrada.A322];SEARCH(&quot;,&quot;;[Entrada.A322])+1;100))" office:value-type="float" office:value="14">
            <text:p>14</text:p>
          </table:table-cell>
          <table:table-cell table:formula="of:=[Entrada.C322]" office:value-type="float" office:value="8">
            <text:p>8</text:p>
          </table:table-cell>
          <table:table-cell table:formula="of:=[Entrada.D322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316]*[.E316]" office:value-type="float" office:value="36">
            <text:p>36</text:p>
          </table:table-cell>
          <table:table-cell/>
          <table:table-cell table:formula="of:=[.E3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6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323];SEARCH(&quot;,&quot;;[Entrada.A323])-1))" office:value-type="float" office:value="5">
            <text:p>5</text:p>
          </table:table-cell>
          <table:table-cell table:formula="of:=VALUE(MID([Entrada.A323];SEARCH(&quot;,&quot;;[Entrada.A323])+1;100))" office:value-type="float" office:value="3">
            <text:p>3</text:p>
          </table:table-cell>
          <table:table-cell table:formula="of:=[Entrada.C323]" office:value-type="float" office:value="10">
            <text:p>10</text:p>
          </table:table-cell>
          <table:table-cell table:formula="of:=[Entrada.D323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317]*[.E317]" office:value-type="float" office:value="164">
            <text:p>164</text:p>
          </table:table-cell>
          <table:table-cell/>
          <table:table-cell table:formula="of:=[.E3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7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324];SEARCH(&quot;,&quot;;[Entrada.A324])-1))" office:value-type="float" office:value="30">
            <text:p>30</text:p>
          </table:table-cell>
          <table:table-cell table:formula="of:=VALUE(MID([Entrada.A324];SEARCH(&quot;,&quot;;[Entrada.A324])+1;100))" office:value-type="float" office:value="21">
            <text:p>21</text:p>
          </table:table-cell>
          <table:table-cell table:formula="of:=[Entrada.C324]" office:value-type="float" office:value="7">
            <text:p>7</text:p>
          </table:table-cell>
          <table:table-cell table:formula="of:=[Entrada.D324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318]*[.E318]" office:value-type="float" office:value="164">
            <text:p>164</text:p>
          </table:table-cell>
          <table:table-cell/>
          <table:table-cell table:formula="of:=[.E3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8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325];SEARCH(&quot;,&quot;;[Entrada.A325])-1))" office:value-type="float" office:value="20">
            <text:p>20</text:p>
          </table:table-cell>
          <table:table-cell table:formula="of:=VALUE(MID([Entrada.A325];SEARCH(&quot;,&quot;;[Entrada.A325])+1;100))" office:value-type="float" office:value="11">
            <text:p>11</text:p>
          </table:table-cell>
          <table:table-cell table:formula="of:=[Entrada.C325]" office:value-type="float" office:value="5">
            <text:p>5</text:p>
          </table:table-cell>
          <table:table-cell table:formula="of:=[Entrada.D325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319]*[.E319]" office:value-type="float" office:value="148">
            <text:p>148</text:p>
          </table:table-cell>
          <table:table-cell/>
          <table:table-cell table:formula="of:=[.E3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9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326];SEARCH(&quot;,&quot;;[Entrada.A326])-1))" office:value-type="float" office:value="6">
            <text:p>6</text:p>
          </table:table-cell>
          <table:table-cell table:formula="of:=VALUE(MID([Entrada.A326];SEARCH(&quot;,&quot;;[Entrada.A326])+1;100))" office:value-type="float" office:value="34">
            <text:p>34</text:p>
          </table:table-cell>
          <table:table-cell table:formula="of:=[Entrada.C326]" office:value-type="float" office:value="34">
            <text:p>34</text:p>
          </table:table-cell>
          <table:table-cell table:formula="of:=[Entrada.D326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320]*[.E320]" office:value-type="float" office:value="80">
            <text:p>80</text:p>
          </table:table-cell>
          <table:table-cell/>
          <table:table-cell table:formula="of:=[.E3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0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327];SEARCH(&quot;,&quot;;[Entrada.A327])-1))" office:value-type="float" office:value="10">
            <text:p>10</text:p>
          </table:table-cell>
          <table:table-cell table:formula="of:=VALUE(MID([Entrada.A327];SEARCH(&quot;,&quot;;[Entrada.A327])+1;100))" office:value-type="float" office:value="33">
            <text:p>33</text:p>
          </table:table-cell>
          <table:table-cell table:formula="of:=[Entrada.C327]" office:value-type="float" office:value="31">
            <text:p>31</text:p>
          </table:table-cell>
          <table:table-cell table:formula="of:=[Entrada.D327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321]*[.E321]" office:value-type="float" office:value="168">
            <text:p>168</text:p>
          </table:table-cell>
          <table:table-cell/>
          <table:table-cell table:formula="of:=[.E3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1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328];SEARCH(&quot;,&quot;;[Entrada.A328])-1))" office:value-type="float" office:value="32">
            <text:p>32</text:p>
          </table:table-cell>
          <table:table-cell table:formula="of:=VALUE(MID([Entrada.A328];SEARCH(&quot;,&quot;;[Entrada.A328])+1;100))" office:value-type="float" office:value="30">
            <text:p>30</text:p>
          </table:table-cell>
          <table:table-cell table:formula="of:=[Entrada.C328]" office:value-type="float" office:value="27">
            <text:p>27</text:p>
          </table:table-cell>
          <table:table-cell table:formula="of:=[Entrada.D328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322]*[.E322]" office:value-type="float" office:value="164">
            <text:p>164</text:p>
          </table:table-cell>
          <table:table-cell/>
          <table:table-cell table:formula="of:=[.E3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2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329];SEARCH(&quot;,&quot;;[Entrada.A329])-1))" office:value-type="float" office:value="18">
            <text:p>18</text:p>
          </table:table-cell>
          <table:table-cell table:formula="of:=VALUE(MID([Entrada.A329];SEARCH(&quot;,&quot;;[Entrada.A329])+1;100))" office:value-type="float" office:value="33">
            <text:p>33</text:p>
          </table:table-cell>
          <table:table-cell table:formula="of:=[Entrada.C329]" office:value-type="float" office:value="37">
            <text:p>37</text:p>
          </table:table-cell>
          <table:table-cell table:formula="of:=[Entrada.D329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323]*[.E323]" office:value-type="float" office:value="40">
            <text:p>40</text:p>
          </table:table-cell>
          <table:table-cell/>
          <table:table-cell table:formula="of:=[.E3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3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330];SEARCH(&quot;,&quot;;[Entrada.A330])-1))" office:value-type="float" office:value="38">
            <text:p>38</text:p>
          </table:table-cell>
          <table:table-cell table:formula="of:=VALUE(MID([Entrada.A330];SEARCH(&quot;,&quot;;[Entrada.A330])+1;100))" office:value-type="float" office:value="36">
            <text:p>36</text:p>
          </table:table-cell>
          <table:table-cell table:formula="of:=[Entrada.C330]" office:value-type="float" office:value="5">
            <text:p>5</text:p>
          </table:table-cell>
          <table:table-cell table:formula="of:=[Entrada.D330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324]*[.E324]" office:value-type="float" office:value="152">
            <text:p>152</text:p>
          </table:table-cell>
          <table:table-cell/>
          <table:table-cell table:formula="of:=[.E3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4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331];SEARCH(&quot;,&quot;;[Entrada.A331])-1))" office:value-type="float" office:value="8">
            <text:p>8</text:p>
          </table:table-cell>
          <table:table-cell table:formula="of:=VALUE(MID([Entrada.A331];SEARCH(&quot;,&quot;;[Entrada.A331])+1;100))" office:value-type="float" office:value="23">
            <text:p>23</text:p>
          </table:table-cell>
          <table:table-cell table:formula="of:=[Entrada.C331]" office:value-type="float" office:value="34">
            <text:p>34</text:p>
          </table:table-cell>
          <table:table-cell table:formula="of:=[Entrada.D331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325]*[.E325]" office:value-type="float" office:value="148">
            <text:p>148</text:p>
          </table:table-cell>
          <table:table-cell/>
          <table:table-cell table:formula="of:=[.E3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5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332];SEARCH(&quot;,&quot;;[Entrada.A332])-1))" office:value-type="float" office:value="14">
            <text:p>14</text:p>
          </table:table-cell>
          <table:table-cell table:formula="of:=VALUE(MID([Entrada.A332];SEARCH(&quot;,&quot;;[Entrada.A332])+1;100))" office:value-type="float" office:value="13">
            <text:p>13</text:p>
          </table:table-cell>
          <table:table-cell table:formula="of:=[Entrada.C332]" office:value-type="float" office:value="34">
            <text:p>34</text:p>
          </table:table-cell>
          <table:table-cell table:formula="of:=[Entrada.D332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326]*[.E326]" office:value-type="float" office:value="48">
            <text:p>48</text:p>
          </table:table-cell>
          <table:table-cell/>
          <table:table-cell table:formula="of:=[.E3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6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333];SEARCH(&quot;,&quot;;[Entrada.A333])-1))" office:value-type="float" office:value="36">
            <text:p>36</text:p>
          </table:table-cell>
          <table:table-cell table:formula="of:=VALUE(MID([Entrada.A333];SEARCH(&quot;,&quot;;[Entrada.A333])+1;100))" office:value-type="float" office:value="26">
            <text:p>26</text:p>
          </table:table-cell>
          <table:table-cell table:formula="of:=[Entrada.C333]" office:value-type="float" office:value="4">
            <text:p>4</text:p>
          </table:table-cell>
          <table:table-cell table:formula="of:=[Entrada.D333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327]*[.E327]" office:value-type="float" office:value="184">
            <text:p>184</text:p>
          </table:table-cell>
          <table:table-cell/>
          <table:table-cell table:formula="of:=[.E3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7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334];SEARCH(&quot;,&quot;;[Entrada.A334])-1))" office:value-type="float" office:value="26">
            <text:p>26</text:p>
          </table:table-cell>
          <table:table-cell table:formula="of:=VALUE(MID([Entrada.A334];SEARCH(&quot;,&quot;;[Entrada.A334])+1;100))" office:value-type="float" office:value="16">
            <text:p>16</text:p>
          </table:table-cell>
          <table:table-cell table:formula="of:=[Entrada.C334]" office:value-type="float" office:value="24">
            <text:p>24</text:p>
          </table:table-cell>
          <table:table-cell table:formula="of:=[Entrada.D334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328]*[.E328]" office:value-type="float" office:value="60">
            <text:p>60</text:p>
          </table:table-cell>
          <table:table-cell/>
          <table:table-cell table:formula="of:=[.E3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8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335];SEARCH(&quot;,&quot;;[Entrada.A335])-1))" office:value-type="float" office:value="2">
            <text:p>2</text:p>
          </table:table-cell>
          <table:table-cell table:formula="of:=VALUE(MID([Entrada.A335];SEARCH(&quot;,&quot;;[Entrada.A335])+1;100))" office:value-type="float" office:value="9">
            <text:p>9</text:p>
          </table:table-cell>
          <table:table-cell table:formula="of:=[Entrada.C335]" office:value-type="float" office:value="40">
            <text:p>40</text:p>
          </table:table-cell>
          <table:table-cell table:formula="of:=[Entrada.D335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329]*[.E329]" office:value-type="float" office:value="192">
            <text:p>192</text:p>
          </table:table-cell>
          <table:table-cell/>
          <table:table-cell table:formula="of:=[.E3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9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336];SEARCH(&quot;,&quot;;[Entrada.A336])-1))" office:value-type="float" office:value="24">
            <text:p>24</text:p>
          </table:table-cell>
          <table:table-cell table:formula="of:=VALUE(MID([Entrada.A336];SEARCH(&quot;,&quot;;[Entrada.A336])+1;100))" office:value-type="float" office:value="38">
            <text:p>38</text:p>
          </table:table-cell>
          <table:table-cell table:formula="of:=[Entrada.C336]" office:value-type="float" office:value="21">
            <text:p>21</text:p>
          </table:table-cell>
          <table:table-cell table:formula="of:=[Entrada.D336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330]*[.E330]" office:value-type="float" office:value="28">
            <text:p>28</text:p>
          </table:table-cell>
          <table:table-cell/>
          <table:table-cell table:formula="of:=[.E3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0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337];SEARCH(&quot;,&quot;;[Entrada.A337])-1))" office:value-type="float" office:value="5">
            <text:p>5</text:p>
          </table:table-cell>
          <table:table-cell table:formula="of:=VALUE(MID([Entrada.A337];SEARCH(&quot;,&quot;;[Entrada.A337])+1;100))" office:value-type="float" office:value="12">
            <text:p>12</text:p>
          </table:table-cell>
          <table:table-cell table:formula="of:=[Entrada.C337]" office:value-type="float" office:value="39">
            <text:p>39</text:p>
          </table:table-cell>
          <table:table-cell table:formula="of:=[Entrada.D337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331]*[.E331]" office:value-type="float" office:value="164">
            <text:p>164</text:p>
          </table:table-cell>
          <table:table-cell/>
          <table:table-cell table:formula="of:=[.E3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1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338];SEARCH(&quot;,&quot;;[Entrada.A338])-1))" office:value-type="float" office:value="30">
            <text:p>30</text:p>
          </table:table-cell>
          <table:table-cell table:formula="of:=VALUE(MID([Entrada.A338];SEARCH(&quot;,&quot;;[Entrada.A338])+1;100))" office:value-type="float" office:value="28">
            <text:p>28</text:p>
          </table:table-cell>
          <table:table-cell table:formula="of:=[Entrada.C338]" office:value-type="float" office:value="6">
            <text:p>6</text:p>
          </table:table-cell>
          <table:table-cell table:formula="of:=[Entrada.D338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332]*[.E332]" office:value-type="float" office:value="196">
            <text:p>196</text:p>
          </table:table-cell>
          <table:table-cell/>
          <table:table-cell table:formula="of:=[.E3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2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339];SEARCH(&quot;,&quot;;[Entrada.A339])-1))" office:value-type="float" office:value="20">
            <text:p>20</text:p>
          </table:table-cell>
          <table:table-cell table:formula="of:=VALUE(MID([Entrada.A339];SEARCH(&quot;,&quot;;[Entrada.A339])+1;100))" office:value-type="float" office:value="18">
            <text:p>18</text:p>
          </table:table-cell>
          <table:table-cell table:formula="of:=[Entrada.C339]" office:value-type="float" office:value="23">
            <text:p>23</text:p>
          </table:table-cell>
          <table:table-cell table:formula="of:=[Entrada.D339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333]*[.E333]" office:value-type="float" office:value="136">
            <text:p>136</text:p>
          </table:table-cell>
          <table:table-cell/>
          <table:table-cell table:formula="of:=[.E3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3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340];SEARCH(&quot;,&quot;;[Entrada.A340])-1))" office:value-type="float" office:value="23">
            <text:p>23</text:p>
          </table:table-cell>
          <table:table-cell table:formula="of:=VALUE(MID([Entrada.A340];SEARCH(&quot;,&quot;;[Entrada.A340])+1;100))" office:value-type="float" office:value="39">
            <text:p>39</text:p>
          </table:table-cell>
          <table:table-cell table:formula="of:=[Entrada.C340]" office:value-type="float" office:value="22">
            <text:p>22</text:p>
          </table:table-cell>
          <table:table-cell table:formula="of:=[Entrada.D340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334]*[.E334]" office:value-type="float" office:value="128">
            <text:p>128</text:p>
          </table:table-cell>
          <table:table-cell/>
          <table:table-cell table:formula="of:=[.E3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4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341];SEARCH(&quot;,&quot;;[Entrada.A341])-1))" office:value-type="float" office:value="6">
            <text:p>6</text:p>
          </table:table-cell>
          <table:table-cell table:formula="of:=VALUE(MID([Entrada.A341];SEARCH(&quot;,&quot;;[Entrada.A341])+1;100))" office:value-type="float" office:value="37">
            <text:p>37</text:p>
          </table:table-cell>
          <table:table-cell table:formula="of:=[Entrada.C341]" office:value-type="float" office:value="16">
            <text:p>16</text:p>
          </table:table-cell>
          <table:table-cell table:formula="of:=[Entrada.D341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335]*[.E335]" office:value-type="float" office:value="140">
            <text:p>140</text:p>
          </table:table-cell>
          <table:table-cell/>
          <table:table-cell table:formula="of:=[.E3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5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342];SEARCH(&quot;,&quot;;[Entrada.A342])-1))" office:value-type="float" office:value="10">
            <text:p>10</text:p>
          </table:table-cell>
          <table:table-cell table:formula="of:=VALUE(MID([Entrada.A342];SEARCH(&quot;,&quot;;[Entrada.A342])+1;100))" office:value-type="float" office:value="40">
            <text:p>40</text:p>
          </table:table-cell>
          <table:table-cell table:formula="of:=[Entrada.C342]" office:value-type="float" office:value="9">
            <text:p>9</text:p>
          </table:table-cell>
          <table:table-cell table:formula="of:=[Entrada.D342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336]*[.E336]" office:value-type="float" office:value="156">
            <text:p>156</text:p>
          </table:table-cell>
          <table:table-cell/>
          <table:table-cell table:formula="of:=[.E3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6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343];SEARCH(&quot;,&quot;;[Entrada.A343])-1))" office:value-type="float" office:value="32">
            <text:p>32</text:p>
          </table:table-cell>
          <table:table-cell table:formula="of:=VALUE(MID([Entrada.A343];SEARCH(&quot;,&quot;;[Entrada.A343])+1;100))" office:value-type="float" office:value="21">
            <text:p>21</text:p>
          </table:table-cell>
          <table:table-cell table:formula="of:=[Entrada.C343]" office:value-type="float" office:value="20">
            <text:p>20</text:p>
          </table:table-cell>
          <table:table-cell table:formula="of:=[Entrada.D343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337]*[.E337]" office:value-type="float" office:value="112">
            <text:p>112</text:p>
          </table:table-cell>
          <table:table-cell/>
          <table:table-cell table:formula="of:=[.E3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7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344];SEARCH(&quot;,&quot;;[Entrada.A344])-1))" office:value-type="float" office:value="35">
            <text:p>35</text:p>
          </table:table-cell>
          <table:table-cell table:formula="of:=VALUE(MID([Entrada.A344];SEARCH(&quot;,&quot;;[Entrada.A344])+1;100))" office:value-type="float" office:value="32">
            <text:p>32</text:p>
          </table:table-cell>
          <table:table-cell table:formula="of:=[Entrada.C344]" office:value-type="float" office:value="8">
            <text:p>8</text:p>
          </table:table-cell>
          <table:table-cell table:formula="of:=[Entrada.D344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338]*[.E338]" office:value-type="float" office:value="192">
            <text:p>192</text:p>
          </table:table-cell>
          <table:table-cell/>
          <table:table-cell table:formula="of:=[.E3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8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345];SEARCH(&quot;,&quot;;[Entrada.A345])-1))" office:value-type="float" office:value="18">
            <text:p>18</text:p>
          </table:table-cell>
          <table:table-cell table:formula="of:=VALUE(MID([Entrada.A345];SEARCH(&quot;,&quot;;[Entrada.A345])+1;100))" office:value-type="float" office:value="24">
            <text:p>24</text:p>
          </table:table-cell>
          <table:table-cell table:formula="of:=[Entrada.C345]" office:value-type="float" office:value="28">
            <text:p>28</text:p>
          </table:table-cell>
          <table:table-cell table:formula="of:=[Entrada.D345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339]*[.E339]" office:value-type="float" office:value="108">
            <text:p>108</text:p>
          </table:table-cell>
          <table:table-cell/>
          <table:table-cell table:formula="of:=[.E3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9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346];SEARCH(&quot;,&quot;;[Entrada.A346])-1))" office:value-type="float" office:value="8">
            <text:p>8</text:p>
          </table:table-cell>
          <table:table-cell table:formula="of:=VALUE(MID([Entrada.A346];SEARCH(&quot;,&quot;;[Entrada.A346])+1;100))" office:value-type="float" office:value="30">
            <text:p>30</text:p>
          </table:table-cell>
          <table:table-cell table:formula="of:=[Entrada.C346]" office:value-type="float" office:value="38">
            <text:p>38</text:p>
          </table:table-cell>
          <table:table-cell table:formula="of:=[Entrada.D346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340]*[.E340]" office:value-type="float" office:value="124">
            <text:p>124</text:p>
          </table:table-cell>
          <table:table-cell/>
          <table:table-cell table:formula="of:=[.E3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0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347];SEARCH(&quot;,&quot;;[Entrada.A347])-1))" office:value-type="float" office:value="33">
            <text:p>33</text:p>
          </table:table-cell>
          <table:table-cell table:formula="of:=VALUE(MID([Entrada.A347];SEARCH(&quot;,&quot;;[Entrada.A347])+1;100))" office:value-type="float" office:value="10">
            <text:p>10</text:p>
          </table:table-cell>
          <table:table-cell table:formula="of:=[Entrada.C347]" office:value-type="float" office:value="27">
            <text:p>27</text:p>
          </table:table-cell>
          <table:table-cell table:formula="of:=[Entrada.D347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341]*[.E341]" office:value-type="float" office:value="184">
            <text:p>184</text:p>
          </table:table-cell>
          <table:table-cell/>
          <table:table-cell table:formula="of:=[.E3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1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348];SEARCH(&quot;,&quot;;[Entrada.A348])-1))" office:value-type="float" office:value="14">
            <text:p>14</text:p>
          </table:table-cell>
          <table:table-cell table:formula="of:=VALUE(MID([Entrada.A348];SEARCH(&quot;,&quot;;[Entrada.A348])+1;100))" office:value-type="float" office:value="20">
            <text:p>20</text:p>
          </table:table-cell>
          <table:table-cell table:formula="of:=[Entrada.C348]" office:value-type="float" office:value="30">
            <text:p>30</text:p>
          </table:table-cell>
          <table:table-cell table:formula="of:=[Entrada.D348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342]*[.E342]" office:value-type="float" office:value="20">
            <text:p>20</text:p>
          </table:table-cell>
          <table:table-cell/>
          <table:table-cell table:formula="of:=[.E3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2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349];SEARCH(&quot;,&quot;;[Entrada.A349])-1))" office:value-type="float" office:value="36">
            <text:p>36</text:p>
          </table:table-cell>
          <table:table-cell table:formula="of:=VALUE(MID([Entrada.A349];SEARCH(&quot;,&quot;;[Entrada.A349])+1;100))" office:value-type="float" office:value="1">
            <text:p>1</text:p>
          </table:table-cell>
          <table:table-cell table:formula="of:=[Entrada.C349]" office:value-type="float" office:value="14">
            <text:p>14</text:p>
          </table:table-cell>
          <table:table-cell table:formula="of:=[Entrada.D349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343]*[.E343]" office:value-type="float" office:value="108">
            <text:p>108</text:p>
          </table:table-cell>
          <table:table-cell/>
          <table:table-cell table:formula="of:=[.E3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3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350];SEARCH(&quot;,&quot;;[Entrada.A350])-1))" office:value-type="float" office:value="26">
            <text:p>26</text:p>
          </table:table-cell>
          <table:table-cell table:formula="of:=VALUE(MID([Entrada.A350];SEARCH(&quot;,&quot;;[Entrada.A350])+1;100))" office:value-type="float" office:value="27">
            <text:p>27</text:p>
          </table:table-cell>
          <table:table-cell table:formula="of:=[Entrada.C350]" office:value-type="float" office:value="32">
            <text:p>32</text:p>
          </table:table-cell>
          <table:table-cell table:formula="of:=[Entrada.D350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344]*[.E344]" office:value-type="float" office:value="112">
            <text:p>112</text:p>
          </table:table-cell>
          <table:table-cell/>
          <table:table-cell table:formula="of:=[.E3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4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351];SEARCH(&quot;,&quot;;[Entrada.A351])-1))" office:value-type="float" office:value="12">
            <text:p>12</text:p>
          </table:table-cell>
          <table:table-cell table:formula="of:=VALUE(MID([Entrada.A351];SEARCH(&quot;,&quot;;[Entrada.A351])+1;100))" office:value-type="float" office:value="26">
            <text:p>26</text:p>
          </table:table-cell>
          <table:table-cell table:formula="of:=[Entrada.C351]" office:value-type="float" office:value="35">
            <text:p>35</text:p>
          </table:table-cell>
          <table:table-cell table:formula="of:=[Entrada.D351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345]*[.E345]" office:value-type="float" office:value="188">
            <text:p>188</text:p>
          </table:table-cell>
          <table:table-cell/>
          <table:table-cell table:formula="of:=[.E3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5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352];SEARCH(&quot;,&quot;;[Entrada.A352])-1))" office:value-type="float" office:value="27">
            <text:p>27</text:p>
          </table:table-cell>
          <table:table-cell table:formula="of:=VALUE(MID([Entrada.A352];SEARCH(&quot;,&quot;;[Entrada.A352])+1;100))" office:value-type="float" office:value="8">
            <text:p>8</text:p>
          </table:table-cell>
          <table:table-cell table:formula="of:=[Entrada.C352]" office:value-type="float" office:value="29">
            <text:p>29</text:p>
          </table:table-cell>
          <table:table-cell table:formula="of:=[Entrada.D352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346]*[.E346]" office:value-type="float" office:value="56">
            <text:p>56</text:p>
          </table:table-cell>
          <table:table-cell/>
          <table:table-cell table:formula="of:=[.E3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6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353];SEARCH(&quot;,&quot;;[Entrada.A353])-1))" office:value-type="float" office:value="20">
            <text:p>20</text:p>
          </table:table-cell>
          <table:table-cell table:formula="of:=VALUE(MID([Entrada.A353];SEARCH(&quot;,&quot;;[Entrada.A353])+1;100))" office:value-type="float" office:value="25">
            <text:p>25</text:p>
          </table:table-cell>
          <table:table-cell table:formula="of:=[Entrada.C353]" office:value-type="float" office:value="5">
            <text:p>5</text:p>
          </table:table-cell>
          <table:table-cell table:formula="of:=[Entrada.D353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347]*[.E347]" office:value-type="float" office:value="164">
            <text:p>164</text:p>
          </table:table-cell>
          <table:table-cell/>
          <table:table-cell table:formula="of:=[.E3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7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354];SEARCH(&quot;,&quot;;[Entrada.A354])-1))" office:value-type="float" office:value="3">
            <text:p>3</text:p>
          </table:table-cell>
          <table:table-cell table:formula="of:=VALUE(MID([Entrada.A354];SEARCH(&quot;,&quot;;[Entrada.A354])+1;100))" office:value-type="float" office:value="35">
            <text:p>35</text:p>
          </table:table-cell>
          <table:table-cell table:formula="of:=[Entrada.C354]" office:value-type="float" office:value="28">
            <text:p>28</text:p>
          </table:table-cell>
          <table:table-cell table:formula="of:=[Entrada.D354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348]*[.E348]" office:value-type="float" office:value="112">
            <text:p>112</text:p>
          </table:table-cell>
          <table:table-cell/>
          <table:table-cell table:formula="of:=[.E3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8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355];SEARCH(&quot;,&quot;;[Entrada.A355])-1))" office:value-type="float" office:value="18">
            <text:p>18</text:p>
          </table:table-cell>
          <table:table-cell table:formula="of:=VALUE(MID([Entrada.A355];SEARCH(&quot;,&quot;;[Entrada.A355])+1;100))" office:value-type="float" office:value="19">
            <text:p>19</text:p>
          </table:table-cell>
          <table:table-cell table:formula="of:=[Entrada.C355]" office:value-type="float" office:value="17">
            <text:p>17</text:p>
          </table:table-cell>
          <table:table-cell table:formula="of:=[Entrada.D355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349]*[.E349]" office:value-type="float" office:value="160">
            <text:p>160</text:p>
          </table:table-cell>
          <table:table-cell/>
          <table:table-cell table:formula="of:=[.E3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9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356];SEARCH(&quot;,&quot;;[Entrada.A356])-1))" office:value-type="float" office:value="21">
            <text:p>21</text:p>
          </table:table-cell>
          <table:table-cell table:formula="of:=VALUE(MID([Entrada.A356];SEARCH(&quot;,&quot;;[Entrada.A356])+1;100))" office:value-type="float" office:value="6">
            <text:p>6</text:p>
          </table:table-cell>
          <table:table-cell table:formula="of:=[Entrada.C356]" office:value-type="float" office:value="38">
            <text:p>38</text:p>
          </table:table-cell>
          <table:table-cell table:formula="of:=[Entrada.D356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350]*[.E350]" office:value-type="float" office:value="176">
            <text:p>176</text:p>
          </table:table-cell>
          <table:table-cell/>
          <table:table-cell table:formula="of:=[.E3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0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357];SEARCH(&quot;,&quot;;[Entrada.A357])-1))" office:value-type="float" office:value="8">
            <text:p>8</text:p>
          </table:table-cell>
          <table:table-cell table:formula="of:=VALUE(MID([Entrada.A357];SEARCH(&quot;,&quot;;[Entrada.A357])+1;100))" office:value-type="float" office:value="5">
            <text:p>5</text:p>
          </table:table-cell>
          <table:table-cell table:formula="of:=[Entrada.C357]" office:value-type="float" office:value="13">
            <text:p>13</text:p>
          </table:table-cell>
          <table:table-cell table:formula="of:=[Entrada.D357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351]*[.E351]" office:value-type="float" office:value="20">
            <text:p>20</text:p>
          </table:table-cell>
          <table:table-cell/>
          <table:table-cell table:formula="of:=[.E3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1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358];SEARCH(&quot;,&quot;;[Entrada.A358])-1))" office:value-type="float" office:value="14">
            <text:p>14</text:p>
          </table:table-cell>
          <table:table-cell table:formula="of:=VALUE(MID([Entrada.A358];SEARCH(&quot;,&quot;;[Entrada.A358])+1;100))" office:value-type="float" office:value="31">
            <text:p>31</text:p>
          </table:table-cell>
          <table:table-cell table:formula="of:=[Entrada.C358]" office:value-type="float" office:value="33">
            <text:p>33</text:p>
          </table:table-cell>
          <table:table-cell table:formula="of:=[Entrada.D358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352]*[.E352]" office:value-type="float" office:value="176">
            <text:p>176</text:p>
          </table:table-cell>
          <table:table-cell/>
          <table:table-cell table:formula="of:=[.E3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2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359];SEARCH(&quot;,&quot;;[Entrada.A359])-1))" office:value-type="float" office:value="36">
            <text:p>36</text:p>
          </table:table-cell>
          <table:table-cell table:formula="of:=VALUE(MID([Entrada.A359];SEARCH(&quot;,&quot;;[Entrada.A359])+1;100))" office:value-type="float" office:value="8">
            <text:p>8</text:p>
          </table:table-cell>
          <table:table-cell table:formula="of:=[Entrada.C359]" office:value-type="float" office:value="5">
            <text:p>5</text:p>
          </table:table-cell>
          <table:table-cell table:formula="of:=[Entrada.D359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353]*[.E353]" office:value-type="float" office:value="180">
            <text:p>180</text:p>
          </table:table-cell>
          <table:table-cell/>
          <table:table-cell table:formula="of:=[.E3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3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360];SEARCH(&quot;,&quot;;[Entrada.A360])-1))" office:value-type="float" office:value="12">
            <text:p>12</text:p>
          </table:table-cell>
          <table:table-cell table:formula="of:=VALUE(MID([Entrada.A360];SEARCH(&quot;,&quot;;[Entrada.A360])+1;100))" office:value-type="float" office:value="17">
            <text:p>17</text:p>
          </table:table-cell>
          <table:table-cell table:formula="of:=[Entrada.C360]" office:value-type="float" office:value="32">
            <text:p>32</text:p>
          </table:table-cell>
          <table:table-cell table:formula="of:=[Entrada.D360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354]*[.E354]" office:value-type="float" office:value="52">
            <text:p>52</text:p>
          </table:table-cell>
          <table:table-cell/>
          <table:table-cell table:formula="of:=[.E3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4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361];SEARCH(&quot;,&quot;;[Entrada.A361])-1))" office:value-type="float" office:value="15">
            <text:p>15</text:p>
          </table:table-cell>
          <table:table-cell table:formula="of:=VALUE(MID([Entrada.A361];SEARCH(&quot;,&quot;;[Entrada.A361])+1;100))" office:value-type="float" office:value="4">
            <text:p>4</text:p>
          </table:table-cell>
          <table:table-cell table:formula="of:=[Entrada.C361]" office:value-type="float" office:value="34">
            <text:p>34</text:p>
          </table:table-cell>
          <table:table-cell table:formula="of:=[Entrada.D361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355]*[.E355]" office:value-type="float" office:value="56">
            <text:p>56</text:p>
          </table:table-cell>
          <table:table-cell/>
          <table:table-cell table:formula="of:=[.E3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5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362];SEARCH(&quot;,&quot;;[Entrada.A362])-1))" office:value-type="float" office:value="37">
            <text:p>37</text:p>
          </table:table-cell>
          <table:table-cell table:formula="of:=VALUE(MID([Entrada.A362];SEARCH(&quot;,&quot;;[Entrada.A362])+1;100))" office:value-type="float" office:value="23">
            <text:p>23</text:p>
          </table:table-cell>
          <table:table-cell table:formula="of:=[Entrada.C362]" office:value-type="float" office:value="11">
            <text:p>11</text:p>
          </table:table-cell>
          <table:table-cell table:formula="of:=[Entrada.D362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356]*[.E356]" office:value-type="float" office:value="128">
            <text:p>128</text:p>
          </table:table-cell>
          <table:table-cell/>
          <table:table-cell table:formula="of:=[.E3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6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363];SEARCH(&quot;,&quot;;[Entrada.A363])-1))" office:value-type="float" office:value="2">
            <text:p>2</text:p>
          </table:table-cell>
          <table:table-cell table:formula="of:=VALUE(MID([Entrada.A363];SEARCH(&quot;,&quot;;[Entrada.A363])+1;100))" office:value-type="float" office:value="27">
            <text:p>27</text:p>
          </table:table-cell>
          <table:table-cell table:formula="of:=[Entrada.C363]" office:value-type="float" office:value="29">
            <text:p>29</text:p>
          </table:table-cell>
          <table:table-cell table:formula="of:=[Entrada.D363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357]*[.E357]" office:value-type="float" office:value="108">
            <text:p>108</text:p>
          </table:table-cell>
          <table:table-cell/>
          <table:table-cell table:formula="of:=[.E3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7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364];SEARCH(&quot;,&quot;;[Entrada.A364])-1))" office:value-type="float" office:value="27">
            <text:p>27</text:p>
          </table:table-cell>
          <table:table-cell table:formula="of:=VALUE(MID([Entrada.A364];SEARCH(&quot;,&quot;;[Entrada.A364])+1;100))" office:value-type="float" office:value="1">
            <text:p>1</text:p>
          </table:table-cell>
          <table:table-cell table:formula="of:=[Entrada.C364]" office:value-type="float" office:value="34">
            <text:p>34</text:p>
          </table:table-cell>
          <table:table-cell table:formula="of:=[Entrada.D364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358]*[.E358]" office:value-type="float" office:value="108">
            <text:p>108</text:p>
          </table:table-cell>
          <table:table-cell/>
          <table:table-cell table:formula="of:=[.E3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8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365];SEARCH(&quot;,&quot;;[Entrada.A365])-1))" office:value-type="float" office:value="30">
            <text:p>30</text:p>
          </table:table-cell>
          <table:table-cell table:formula="of:=VALUE(MID([Entrada.A365];SEARCH(&quot;,&quot;;[Entrada.A365])+1;100))" office:value-type="float" office:value="14">
            <text:p>14</text:p>
          </table:table-cell>
          <table:table-cell table:formula="of:=[Entrada.C365]" office:value-type="float" office:value="35">
            <text:p>35</text:p>
          </table:table-cell>
          <table:table-cell table:formula="of:=[Entrada.D365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359]*[.E359]" office:value-type="float" office:value="60">
            <text:p>60</text:p>
          </table:table-cell>
          <table:table-cell/>
          <table:table-cell table:formula="of:=[.E3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9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366];SEARCH(&quot;,&quot;;[Entrada.A366])-1))" office:value-type="float" office:value="20">
            <text:p>20</text:p>
          </table:table-cell>
          <table:table-cell table:formula="of:=VALUE(MID([Entrada.A366];SEARCH(&quot;,&quot;;[Entrada.A366])+1;100))" office:value-type="float" office:value="32">
            <text:p>32</text:p>
          </table:table-cell>
          <table:table-cell table:formula="of:=[Entrada.C366]" office:value-type="float" office:value="18">
            <text:p>18</text:p>
          </table:table-cell>
          <table:table-cell table:formula="of:=[Entrada.D366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360]*[.E360]" office:value-type="float" office:value="164">
            <text:p>164</text:p>
          </table:table-cell>
          <table:table-cell/>
          <table:table-cell table:formula="of:=[.E3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0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367];SEARCH(&quot;,&quot;;[Entrada.A367])-1))" office:value-type="float" office:value="3">
            <text:p>3</text:p>
          </table:table-cell>
          <table:table-cell table:formula="of:=VALUE(MID([Entrada.A367];SEARCH(&quot;,&quot;;[Entrada.A367])+1;100))" office:value-type="float" office:value="40">
            <text:p>40</text:p>
          </table:table-cell>
          <table:table-cell table:formula="of:=[Entrada.C367]" office:value-type="float" office:value="38">
            <text:p>38</text:p>
          </table:table-cell>
          <table:table-cell table:formula="of:=[Entrada.D367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361]*[.E361]" office:value-type="float" office:value="60">
            <text:p>60</text:p>
          </table:table-cell>
          <table:table-cell/>
          <table:table-cell table:formula="of:=[.E3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1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368];SEARCH(&quot;,&quot;;[Entrada.A368])-1))" office:value-type="float" office:value="32">
            <text:p>32</text:p>
          </table:table-cell>
          <table:table-cell table:formula="of:=VALUE(MID([Entrada.A368];SEARCH(&quot;,&quot;;[Entrada.A368])+1;100))" office:value-type="float" office:value="35">
            <text:p>35</text:p>
          </table:table-cell>
          <table:table-cell table:formula="of:=[Entrada.C368]" office:value-type="float" office:value="36">
            <text:p>36</text:p>
          </table:table-cell>
          <table:table-cell table:formula="of:=[Entrada.D368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362]*[.E362]" office:value-type="float" office:value="144">
            <text:p>144</text:p>
          </table:table-cell>
          <table:table-cell/>
          <table:table-cell table:formula="of:=[.E3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2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369];SEARCH(&quot;,&quot;;[Entrada.A369])-1))" office:value-type="float" office:value="31">
            <text:p>31</text:p>
          </table:table-cell>
          <table:table-cell table:formula="of:=VALUE(MID([Entrada.A369];SEARCH(&quot;,&quot;;[Entrada.A369])+1;100))" office:value-type="float" office:value="21">
            <text:p>21</text:p>
          </table:table-cell>
          <table:table-cell table:formula="of:=[Entrada.C369]" office:value-type="float" office:value="7">
            <text:p>7</text:p>
          </table:table-cell>
          <table:table-cell table:formula="of:=[Entrada.D369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363]*[.E363]" office:value-type="float" office:value="88">
            <text:p>88</text:p>
          </table:table-cell>
          <table:table-cell/>
          <table:table-cell table:formula="of:=[.E3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3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370];SEARCH(&quot;,&quot;;[Entrada.A370])-1))" office:value-type="float" office:value="18">
            <text:p>18</text:p>
          </table:table-cell>
          <table:table-cell table:formula="of:=VALUE(MID([Entrada.A370];SEARCH(&quot;,&quot;;[Entrada.A370])+1;100))" office:value-type="float" office:value="10">
            <text:p>10</text:p>
          </table:table-cell>
          <table:table-cell table:formula="of:=[Entrada.C370]" office:value-type="float" office:value="29">
            <text:p>29</text:p>
          </table:table-cell>
          <table:table-cell table:formula="of:=[Entrada.D370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364]*[.E364]" office:value-type="float" office:value="160">
            <text:p>160</text:p>
          </table:table-cell>
          <table:table-cell/>
          <table:table-cell table:formula="of:=[.E3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4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371];SEARCH(&quot;,&quot;;[Entrada.A371])-1))" office:value-type="float" office:value="40">
            <text:p>40</text:p>
          </table:table-cell>
          <table:table-cell table:formula="of:=VALUE(MID([Entrada.A371];SEARCH(&quot;,&quot;;[Entrada.A371])+1;100))" office:value-type="float" office:value="35">
            <text:p>35</text:p>
          </table:table-cell>
          <table:table-cell table:formula="of:=[Entrada.C371]" office:value-type="float" office:value="12">
            <text:p>12</text:p>
          </table:table-cell>
          <table:table-cell table:formula="of:=[Entrada.D371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365]*[.E365]" office:value-type="float" office:value="80">
            <text:p>80</text:p>
          </table:table-cell>
          <table:table-cell/>
          <table:table-cell table:formula="of:=[.E3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5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372];SEARCH(&quot;,&quot;;[Entrada.A372])-1))" office:value-type="float" office:value="21">
            <text:p>21</text:p>
          </table:table-cell>
          <table:table-cell table:formula="of:=VALUE(MID([Entrada.A372];SEARCH(&quot;,&quot;;[Entrada.A372])+1;100))" office:value-type="float" office:value="15">
            <text:p>15</text:p>
          </table:table-cell>
          <table:table-cell table:formula="of:=[Entrada.C372]" office:value-type="float" office:value="40">
            <text:p>40</text:p>
          </table:table-cell>
          <table:table-cell table:formula="of:=[Entrada.D372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366]*[.E366]" office:value-type="float" office:value="88">
            <text:p>88</text:p>
          </table:table-cell>
          <table:table-cell/>
          <table:table-cell table:formula="of:=[.E3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6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373];SEARCH(&quot;,&quot;;[Entrada.A373])-1))" office:value-type="float" office:value="8">
            <text:p>8</text:p>
          </table:table-cell>
          <table:table-cell table:formula="of:=VALUE(MID([Entrada.A373];SEARCH(&quot;,&quot;;[Entrada.A373])+1;100))" office:value-type="float" office:value="12">
            <text:p>12</text:p>
          </table:table-cell>
          <table:table-cell table:formula="of:=[Entrada.C373]" office:value-type="float" office:value="4">
            <text:p>4</text:p>
          </table:table-cell>
          <table:table-cell table:formula="of:=[Entrada.D373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367]*[.E367]" office:value-type="float" office:value="156">
            <text:p>156</text:p>
          </table:table-cell>
          <table:table-cell/>
          <table:table-cell table:formula="of:=[.E3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7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374];SEARCH(&quot;,&quot;;[Entrada.A374])-1))" office:value-type="float" office:value="33">
            <text:p>33</text:p>
          </table:table-cell>
          <table:table-cell table:formula="of:=VALUE(MID([Entrada.A374];SEARCH(&quot;,&quot;;[Entrada.A374])+1;100))" office:value-type="float" office:value="4">
            <text:p>4</text:p>
          </table:table-cell>
          <table:table-cell table:formula="of:=[Entrada.C374]" office:value-type="float" office:value="29">
            <text:p>29</text:p>
          </table:table-cell>
          <table:table-cell table:formula="of:=[Entrada.D374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368]*[.E368]" office:value-type="float" office:value="164">
            <text:p>164</text:p>
          </table:table-cell>
          <table:table-cell/>
          <table:table-cell table:formula="of:=[.E3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8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375];SEARCH(&quot;,&quot;;[Entrada.A375])-1))" office:value-type="float" office:value="12">
            <text:p>12</text:p>
          </table:table-cell>
          <table:table-cell table:formula="of:=VALUE(MID([Entrada.A375];SEARCH(&quot;,&quot;;[Entrada.A375])+1;100))" office:value-type="float" office:value="8">
            <text:p>8</text:p>
          </table:table-cell>
          <table:table-cell table:formula="of:=[Entrada.C375]" office:value-type="float" office:value="11">
            <text:p>11</text:p>
          </table:table-cell>
          <table:table-cell table:formula="of:=[Entrada.D375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369]*[.E369]" office:value-type="float" office:value="32">
            <text:p>32</text:p>
          </table:table-cell>
          <table:table-cell/>
          <table:table-cell table:formula="of:=[.E3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9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376];SEARCH(&quot;,&quot;;[Entrada.A376])-1))" office:value-type="float" office:value="27">
            <text:p>27</text:p>
          </table:table-cell>
          <table:table-cell table:formula="of:=VALUE(MID([Entrada.A376];SEARCH(&quot;,&quot;;[Entrada.A376])+1;100))" office:value-type="float" office:value="6">
            <text:p>6</text:p>
          </table:table-cell>
          <table:table-cell table:formula="of:=[Entrada.C376]" office:value-type="float" office:value="29">
            <text:p>29</text:p>
          </table:table-cell>
          <table:table-cell table:formula="of:=[Entrada.D376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370]*[.E370]" office:value-type="float" office:value="180">
            <text:p>180</text:p>
          </table:table-cell>
          <table:table-cell/>
          <table:table-cell table:formula="of:=[.E3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0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377];SEARCH(&quot;,&quot;;[Entrada.A377])-1))" office:value-type="float" office:value="3">
            <text:p>3</text:p>
          </table:table-cell>
          <table:table-cell table:formula="of:=VALUE(MID([Entrada.A377];SEARCH(&quot;,&quot;;[Entrada.A377])+1;100))" office:value-type="float" office:value="17">
            <text:p>17</text:p>
          </table:table-cell>
          <table:table-cell table:formula="of:=[Entrada.C377]" office:value-type="float" office:value="36">
            <text:p>36</text:p>
          </table:table-cell>
          <table:table-cell table:formula="of:=[Entrada.D377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371]*[.E371]" office:value-type="float" office:value="32">
            <text:p>32</text:p>
          </table:table-cell>
          <table:table-cell/>
          <table:table-cell table:formula="of:=[.E3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1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378];SEARCH(&quot;,&quot;;[Entrada.A378])-1))" office:value-type="float" office:value="6">
            <text:p>6</text:p>
          </table:table-cell>
          <table:table-cell table:formula="of:=VALUE(MID([Entrada.A378];SEARCH(&quot;,&quot;;[Entrada.A378])+1;100))" office:value-type="float" office:value="14">
            <text:p>14</text:p>
          </table:table-cell>
          <table:table-cell table:formula="of:=[Entrada.C378]" office:value-type="float" office:value="24">
            <text:p>24</text:p>
          </table:table-cell>
          <table:table-cell table:formula="of:=[Entrada.D378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372]*[.E372]" office:value-type="float" office:value="168">
            <text:p>168</text:p>
          </table:table-cell>
          <table:table-cell/>
          <table:table-cell table:formula="of:=[.E3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2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379];SEARCH(&quot;,&quot;;[Entrada.A379])-1))" office:value-type="float" office:value="31">
            <text:p>31</text:p>
          </table:table-cell>
          <table:table-cell table:formula="of:=VALUE(MID([Entrada.A379];SEARCH(&quot;,&quot;;[Entrada.A379])+1;100))" office:value-type="float" office:value="18">
            <text:p>18</text:p>
          </table:table-cell>
          <table:table-cell table:formula="of:=[Entrada.C379]" office:value-type="float" office:value="26">
            <text:p>26</text:p>
          </table:table-cell>
          <table:table-cell table:formula="of:=[Entrada.D379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373]*[.E373]" office:value-type="float" office:value="44">
            <text:p>44</text:p>
          </table:table-cell>
          <table:table-cell/>
          <table:table-cell table:formula="of:=[.E3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3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380];SEARCH(&quot;,&quot;;[Entrada.A380])-1))" office:value-type="float" office:value="18">
            <text:p>18</text:p>
          </table:table-cell>
          <table:table-cell table:formula="of:=VALUE(MID([Entrada.A380];SEARCH(&quot;,&quot;;[Entrada.A380])+1;100))" office:value-type="float" office:value="5">
            <text:p>5</text:p>
          </table:table-cell>
          <table:table-cell table:formula="of:=[Entrada.C380]" office:value-type="float" office:value="30">
            <text:p>30</text:p>
          </table:table-cell>
          <table:table-cell table:formula="of:=[Entrada.D380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374]*[.E374]" office:value-type="float" office:value="156">
            <text:p>156</text:p>
          </table:table-cell>
          <table:table-cell/>
          <table:table-cell table:formula="of:=[.E3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4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381];SEARCH(&quot;,&quot;;[Entrada.A381])-1))" office:value-type="float" office:value="33">
            <text:p>33</text:p>
          </table:table-cell>
          <table:table-cell table:formula="of:=VALUE(MID([Entrada.A381];SEARCH(&quot;,&quot;;[Entrada.A381])+1;100))" office:value-type="float" office:value="29">
            <text:p>29</text:p>
          </table:table-cell>
          <table:table-cell table:formula="of:=[Entrada.C381]" office:value-type="float" office:value="16">
            <text:p>16</text:p>
          </table:table-cell>
          <table:table-cell table:formula="of:=[Entrada.D381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375]*[.E375]" office:value-type="float" office:value="20">
            <text:p>20</text:p>
          </table:table-cell>
          <table:table-cell/>
          <table:table-cell table:formula="of:=[.E3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5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382];SEARCH(&quot;,&quot;;[Entrada.A382])-1))" office:value-type="float" office:value="39">
            <text:p>39</text:p>
          </table:table-cell>
          <table:table-cell table:formula="of:=VALUE(MID([Entrada.A382];SEARCH(&quot;,&quot;;[Entrada.A382])+1;100))" office:value-type="float" office:value="35">
            <text:p>35</text:p>
          </table:table-cell>
          <table:table-cell table:formula="of:=[Entrada.C382]" office:value-type="float" office:value="28">
            <text:p>28</text:p>
          </table:table-cell>
          <table:table-cell table:formula="of:=[Entrada.D382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376]*[.E376]" office:value-type="float" office:value="176">
            <text:p>176</text:p>
          </table:table-cell>
          <table:table-cell/>
          <table:table-cell table:formula="of:=[.E3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6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383];SEARCH(&quot;,&quot;;[Entrada.A383])-1))" office:value-type="float" office:value="9">
            <text:p>9</text:p>
          </table:table-cell>
          <table:table-cell table:formula="of:=VALUE(MID([Entrada.A383];SEARCH(&quot;,&quot;;[Entrada.A383])+1;100))" office:value-type="float" office:value="20">
            <text:p>20</text:p>
          </table:table-cell>
          <table:table-cell table:formula="of:=[Entrada.C383]" office:value-type="float" office:value="29">
            <text:p>29</text:p>
          </table:table-cell>
          <table:table-cell table:formula="of:=[Entrada.D383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377]*[.E377]" office:value-type="float" office:value="96">
            <text:p>96</text:p>
          </table:table-cell>
          <table:table-cell/>
          <table:table-cell table:formula="of:=[.E3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7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384];SEARCH(&quot;,&quot;;[Entrada.A384])-1))" office:value-type="float" office:value="15">
            <text:p>15</text:p>
          </table:table-cell>
          <table:table-cell table:formula="of:=VALUE(MID([Entrada.A384];SEARCH(&quot;,&quot;;[Entrada.A384])+1;100))" office:value-type="float" office:value="10">
            <text:p>10</text:p>
          </table:table-cell>
          <table:table-cell table:formula="of:=[Entrada.C384]" office:value-type="float" office:value="29">
            <text:p>29</text:p>
          </table:table-cell>
          <table:table-cell table:formula="of:=[Entrada.D384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378]*[.E378]" office:value-type="float" office:value="88">
            <text:p>88</text:p>
          </table:table-cell>
          <table:table-cell/>
          <table:table-cell table:formula="of:=[.E3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8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385];SEARCH(&quot;,&quot;;[Entrada.A385])-1))" office:value-type="float" office:value="37">
            <text:p>37</text:p>
          </table:table-cell>
          <table:table-cell table:formula="of:=VALUE(MID([Entrada.A385];SEARCH(&quot;,&quot;;[Entrada.A385])+1;100))" office:value-type="float" office:value="25">
            <text:p>25</text:p>
          </table:table-cell>
          <table:table-cell table:formula="of:=[Entrada.C385]" office:value-type="float" office:value="37">
            <text:p>37</text:p>
          </table:table-cell>
          <table:table-cell table:formula="of:=[Entrada.D385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379]*[.E379]" office:value-type="float" office:value="28">
            <text:p>28</text:p>
          </table:table-cell>
          <table:table-cell/>
          <table:table-cell table:formula="of:=[.E3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9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386];SEARCH(&quot;,&quot;;[Entrada.A386])-1))" office:value-type="float" office:value="27">
            <text:p>27</text:p>
          </table:table-cell>
          <table:table-cell table:formula="of:=VALUE(MID([Entrada.A386];SEARCH(&quot;,&quot;;[Entrada.A386])+1;100))" office:value-type="float" office:value="31">
            <text:p>31</text:p>
          </table:table-cell>
          <table:table-cell table:formula="of:=[Entrada.C386]" office:value-type="float" office:value="5">
            <text:p>5</text:p>
          </table:table-cell>
          <table:table-cell table:formula="of:=[Entrada.D386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380]*[.E380]" office:value-type="float" office:value="156">
            <text:p>156</text:p>
          </table:table-cell>
          <table:table-cell/>
          <table:table-cell table:formula="of:=[.E3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0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387];SEARCH(&quot;,&quot;;[Entrada.A387])-1))" office:value-type="float" office:value="3">
            <text:p>3</text:p>
          </table:table-cell>
          <table:table-cell table:formula="of:=VALUE(MID([Entrada.A387];SEARCH(&quot;,&quot;;[Entrada.A387])+1;100))" office:value-type="float" office:value="22">
            <text:p>22</text:p>
          </table:table-cell>
          <table:table-cell table:formula="of:=[Entrada.C387]" office:value-type="float" office:value="21">
            <text:p>21</text:p>
          </table:table-cell>
          <table:table-cell table:formula="of:=[Entrada.D387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381]*[.E381]" office:value-type="float" office:value="172">
            <text:p>172</text:p>
          </table:table-cell>
          <table:table-cell/>
          <table:table-cell table:formula="of:=[.E3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1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388];SEARCH(&quot;,&quot;;[Entrada.A388])-1))" office:value-type="float" office:value="25">
            <text:p>25</text:p>
          </table:table-cell>
          <table:table-cell table:formula="of:=VALUE(MID([Entrada.A388];SEARCH(&quot;,&quot;;[Entrada.A388])+1;100))" office:value-type="float" office:value="37">
            <text:p>37</text:p>
          </table:table-cell>
          <table:table-cell table:formula="of:=[Entrada.C388]" office:value-type="float" office:value="24">
            <text:p>24</text:p>
          </table:table-cell>
          <table:table-cell table:formula="of:=[Entrada.D388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382]*[.E382]" office:value-type="float" office:value="36">
            <text:p>36</text:p>
          </table:table-cell>
          <table:table-cell/>
          <table:table-cell table:formula="of:=[.E3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2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389];SEARCH(&quot;,&quot;;[Entrada.A389])-1))" office:value-type="float" office:value="31">
            <text:p>31</text:p>
          </table:table-cell>
          <table:table-cell table:formula="of:=VALUE(MID([Entrada.A389];SEARCH(&quot;,&quot;;[Entrada.A389])+1;100))" office:value-type="float" office:value="27">
            <text:p>27</text:p>
          </table:table-cell>
          <table:table-cell table:formula="of:=[Entrada.C389]" office:value-type="float" office:value="36">
            <text:p>36</text:p>
          </table:table-cell>
          <table:table-cell table:formula="of:=[Entrada.D389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383]*[.E383]" office:value-type="float" office:value="116">
            <text:p>116</text:p>
          </table:table-cell>
          <table:table-cell/>
          <table:table-cell table:formula="of:=[.E3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3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390];SEARCH(&quot;,&quot;;[Entrada.A390])-1))" office:value-type="float" office:value="40">
            <text:p>40</text:p>
          </table:table-cell>
          <table:table-cell table:formula="of:=VALUE(MID([Entrada.A390];SEARCH(&quot;,&quot;;[Entrada.A390])+1;100))" office:value-type="float" office:value="17">
            <text:p>17</text:p>
          </table:table-cell>
          <table:table-cell table:formula="of:=[Entrada.C390]" office:value-type="float" office:value="21">
            <text:p>21</text:p>
          </table:table-cell>
          <table:table-cell table:formula="of:=[Entrada.D390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384]*[.E384]" office:value-type="float" office:value="96">
            <text:p>96</text:p>
          </table:table-cell>
          <table:table-cell/>
          <table:table-cell table:formula="of:=[.E3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4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391];SEARCH(&quot;,&quot;;[Entrada.A391])-1))" office:value-type="float" office:value="21">
            <text:p>21</text:p>
          </table:table-cell>
          <table:table-cell table:formula="of:=VALUE(MID([Entrada.A391];SEARCH(&quot;,&quot;;[Entrada.A391])+1;100))" office:value-type="float" office:value="17">
            <text:p>17</text:p>
          </table:table-cell>
          <table:table-cell table:formula="of:=[Entrada.C391]" office:value-type="float" office:value="36">
            <text:p>36</text:p>
          </table:table-cell>
          <table:table-cell table:formula="of:=[Entrada.D391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385]*[.E385]" office:value-type="float" office:value="156">
            <text:p>156</text:p>
          </table:table-cell>
          <table:table-cell/>
          <table:table-cell table:formula="of:=[.E3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5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392];SEARCH(&quot;,&quot;;[Entrada.A392])-1))" office:value-type="float" office:value="7">
            <text:p>7</text:p>
          </table:table-cell>
          <table:table-cell table:formula="of:=VALUE(MID([Entrada.A392];SEARCH(&quot;,&quot;;[Entrada.A392])+1;100))" office:value-type="float" office:value="34">
            <text:p>34</text:p>
          </table:table-cell>
          <table:table-cell table:formula="of:=[Entrada.C392]" office:value-type="float" office:value="22">
            <text:p>22</text:p>
          </table:table-cell>
          <table:table-cell table:formula="of:=[Entrada.D392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386]*[.E386]" office:value-type="float" office:value="68">
            <text:p>68</text:p>
          </table:table-cell>
          <table:table-cell/>
          <table:table-cell table:formula="of:=[.E3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6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393];SEARCH(&quot;,&quot;;[Entrada.A393])-1))" office:value-type="float" office:value="33">
            <text:p>33</text:p>
          </table:table-cell>
          <table:table-cell table:formula="of:=VALUE(MID([Entrada.A393];SEARCH(&quot;,&quot;;[Entrada.A393])+1;100))" office:value-type="float" office:value="22">
            <text:p>22</text:p>
          </table:table-cell>
          <table:table-cell table:formula="of:=[Entrada.C393]" office:value-type="float" office:value="16">
            <text:p>16</text:p>
          </table:table-cell>
          <table:table-cell table:formula="of:=[Entrada.D393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387]*[.E387]" office:value-type="float" office:value="76">
            <text:p>76</text:p>
          </table:table-cell>
          <table:table-cell/>
          <table:table-cell table:formula="of:=[.E3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7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394];SEARCH(&quot;,&quot;;[Entrada.A394])-1))" office:value-type="float" office:value="36">
            <text:p>36</text:p>
          </table:table-cell>
          <table:table-cell table:formula="of:=VALUE(MID([Entrada.A394];SEARCH(&quot;,&quot;;[Entrada.A394])+1;100))" office:value-type="float" office:value="37">
            <text:p>37</text:p>
          </table:table-cell>
          <table:table-cell table:formula="of:=[Entrada.C394]" office:value-type="float" office:value="34">
            <text:p>34</text:p>
          </table:table-cell>
          <table:table-cell table:formula="of:=[Entrada.D394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388]*[.E388]" office:value-type="float" office:value="160">
            <text:p>160</text:p>
          </table:table-cell>
          <table:table-cell/>
          <table:table-cell table:formula="of:=[.E3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8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395];SEARCH(&quot;,&quot;;[Entrada.A395])-1))" office:value-type="float" office:value="34">
            <text:p>34</text:p>
          </table:table-cell>
          <table:table-cell table:formula="of:=VALUE(MID([Entrada.A395];SEARCH(&quot;,&quot;;[Entrada.A395])+1;100))" office:value-type="float" office:value="15">
            <text:p>15</text:p>
          </table:table-cell>
          <table:table-cell table:formula="of:=[Entrada.C395]" office:value-type="float" office:value="14">
            <text:p>14</text:p>
          </table:table-cell>
          <table:table-cell table:formula="of:=[Entrada.D395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389]*[.E389]" office:value-type="float" office:value="160">
            <text:p>160</text:p>
          </table:table-cell>
          <table:table-cell/>
          <table:table-cell table:formula="of:=[.E3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9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396];SEARCH(&quot;,&quot;;[Entrada.A396])-1))" office:value-type="float" office:value="15">
            <text:p>15</text:p>
          </table:table-cell>
          <table:table-cell table:formula="of:=VALUE(MID([Entrada.A396];SEARCH(&quot;,&quot;;[Entrada.A396])+1;100))" office:value-type="float" office:value="19">
            <text:p>19</text:p>
          </table:table-cell>
          <table:table-cell table:formula="of:=[Entrada.C396]" office:value-type="float" office:value="28">
            <text:p>28</text:p>
          </table:table-cell>
          <table:table-cell table:formula="of:=[Entrada.D396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390]*[.E390]" office:value-type="float" office:value="24">
            <text:p>24</text:p>
          </table:table-cell>
          <table:table-cell/>
          <table:table-cell table:formula="of:=[.E3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0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397];SEARCH(&quot;,&quot;;[Entrada.A397])-1))" office:value-type="float" office:value="37">
            <text:p>37</text:p>
          </table:table-cell>
          <table:table-cell table:formula="of:=VALUE(MID([Entrada.A397];SEARCH(&quot;,&quot;;[Entrada.A397])+1;100))" office:value-type="float" office:value="2">
            <text:p>2</text:p>
          </table:table-cell>
          <table:table-cell table:formula="of:=[Entrada.C397]" office:value-type="float" office:value="32">
            <text:p>32</text:p>
          </table:table-cell>
          <table:table-cell table:formula="of:=[Entrada.D397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391]*[.E391]" office:value-type="float" office:value="164">
            <text:p>164</text:p>
          </table:table-cell>
          <table:table-cell/>
          <table:table-cell table:formula="of:=[.E3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1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398];SEARCH(&quot;,&quot;;[Entrada.A398])-1))" office:value-type="float" office:value="24">
            <text:p>24</text:p>
          </table:table-cell>
          <table:table-cell table:formula="of:=VALUE(MID([Entrada.A398];SEARCH(&quot;,&quot;;[Entrada.A398])+1;100))" office:value-type="float" office:value="9">
            <text:p>9</text:p>
          </table:table-cell>
          <table:table-cell table:formula="of:=[Entrada.C398]" office:value-type="float" office:value="36">
            <text:p>36</text:p>
          </table:table-cell>
          <table:table-cell table:formula="of:=[Entrada.D398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392]*[.E392]" office:value-type="float" office:value="132">
            <text:p>132</text:p>
          </table:table-cell>
          <table:table-cell/>
          <table:table-cell table:formula="of:=[.E3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2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399];SEARCH(&quot;,&quot;;[Entrada.A399])-1))" office:value-type="float" office:value="27">
            <text:p>27</text:p>
          </table:table-cell>
          <table:table-cell table:formula="of:=VALUE(MID([Entrada.A399];SEARCH(&quot;,&quot;;[Entrada.A399])+1;100))" office:value-type="float" office:value="20">
            <text:p>20</text:p>
          </table:table-cell>
          <table:table-cell table:formula="of:=[Entrada.C399]" office:value-type="float" office:value="12">
            <text:p>12</text:p>
          </table:table-cell>
          <table:table-cell table:formula="of:=[Entrada.D399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393]*[.E393]" office:value-type="float" office:value="184">
            <text:p>184</text:p>
          </table:table-cell>
          <table:table-cell/>
          <table:table-cell table:formula="of:=[.E3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3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400];SEARCH(&quot;,&quot;;[Entrada.A400])-1))" office:value-type="float" office:value="13">
            <text:p>13</text:p>
          </table:table-cell>
          <table:table-cell table:formula="of:=VALUE(MID([Entrada.A400];SEARCH(&quot;,&quot;;[Entrada.A400])+1;100))" office:value-type="float" office:value="25">
            <text:p>25</text:p>
          </table:table-cell>
          <table:table-cell table:formula="of:=[Entrada.C400]" office:value-type="float" office:value="40">
            <text:p>40</text:p>
          </table:table-cell>
          <table:table-cell table:formula="of:=[Entrada.D400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394]*[.E394]" office:value-type="float" office:value="76">
            <text:p>76</text:p>
          </table:table-cell>
          <table:table-cell/>
          <table:table-cell table:formula="of:=[.E3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4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401];SEARCH(&quot;,&quot;;[Entrada.A401])-1))" office:value-type="float" office:value="28">
            <text:p>28</text:p>
          </table:table-cell>
          <table:table-cell table:formula="of:=VALUE(MID([Entrada.A401];SEARCH(&quot;,&quot;;[Entrada.A401])+1;100))" office:value-type="float" office:value="13">
            <text:p>13</text:p>
          </table:table-cell>
          <table:table-cell table:formula="of:=[Entrada.C401]" office:value-type="float" office:value="18">
            <text:p>18</text:p>
          </table:table-cell>
          <table:table-cell table:formula="of:=[Entrada.D401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395]*[.E395]" office:value-type="float" office:value="108">
            <text:p>108</text:p>
          </table:table-cell>
          <table:table-cell/>
          <table:table-cell table:formula="of:=[.E3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5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402];SEARCH(&quot;,&quot;;[Entrada.A402])-1))" office:value-type="float" office:value="40">
            <text:p>40</text:p>
          </table:table-cell>
          <table:table-cell table:formula="of:=VALUE(MID([Entrada.A402];SEARCH(&quot;,&quot;;[Entrada.A402])+1;100))" office:value-type="float" office:value="24">
            <text:p>24</text:p>
          </table:table-cell>
          <table:table-cell table:formula="of:=[Entrada.C402]" office:value-type="float" office:value="29">
            <text:p>29</text:p>
          </table:table-cell>
          <table:table-cell table:formula="of:=[Entrada.D402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396]*[.E396]" office:value-type="float" office:value="160">
            <text:p>160</text:p>
          </table:table-cell>
          <table:table-cell/>
          <table:table-cell table:formula="of:=[.E3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6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403];SEARCH(&quot;,&quot;;[Entrada.A403])-1))" office:value-type="float" office:value="21">
            <text:p>21</text:p>
          </table:table-cell>
          <table:table-cell table:formula="of:=VALUE(MID([Entrada.A403];SEARCH(&quot;,&quot;;[Entrada.A403])+1;100))" office:value-type="float" office:value="26">
            <text:p>26</text:p>
          </table:table-cell>
          <table:table-cell table:formula="of:=[Entrada.C403]" office:value-type="float" office:value="20">
            <text:p>20</text:p>
          </table:table-cell>
          <table:table-cell table:formula="of:=[Entrada.D403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397]*[.E397]" office:value-type="float" office:value="72">
            <text:p>72</text:p>
          </table:table-cell>
          <table:table-cell/>
          <table:table-cell table:formula="of:=[.E3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7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404];SEARCH(&quot;,&quot;;[Entrada.A404])-1))" office:value-type="float" office:value="4">
            <text:p>4</text:p>
          </table:table-cell>
          <table:table-cell table:formula="of:=VALUE(MID([Entrada.A404];SEARCH(&quot;,&quot;;[Entrada.A404])+1;100))" office:value-type="float" office:value="38">
            <text:p>38</text:p>
          </table:table-cell>
          <table:table-cell table:formula="of:=[Entrada.C404]" office:value-type="float" office:value="10">
            <text:p>10</text:p>
          </table:table-cell>
          <table:table-cell table:formula="of:=[Entrada.D404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398]*[.E398]" office:value-type="float" office:value="112">
            <text:p>112</text:p>
          </table:table-cell>
          <table:table-cell/>
          <table:table-cell table:formula="of:=[.E3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8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405];SEARCH(&quot;,&quot;;[Entrada.A405])-1))" office:value-type="float" office:value="7">
            <text:p>7</text:p>
          </table:table-cell>
          <table:table-cell table:formula="of:=VALUE(MID([Entrada.A405];SEARCH(&quot;,&quot;;[Entrada.A405])+1;100))" office:value-type="float" office:value="27">
            <text:p>27</text:p>
          </table:table-cell>
          <table:table-cell table:formula="of:=[Entrada.C405]" office:value-type="float" office:value="38">
            <text:p>38</text:p>
          </table:table-cell>
          <table:table-cell table:formula="of:=[Entrada.D405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399]*[.E399]" office:value-type="float" office:value="156">
            <text:p>156</text:p>
          </table:table-cell>
          <table:table-cell/>
          <table:table-cell table:formula="of:=[.E3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9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406];SEARCH(&quot;,&quot;;[Entrada.A406])-1))" office:value-type="float" office:value="22">
            <text:p>22</text:p>
          </table:table-cell>
          <table:table-cell table:formula="of:=VALUE(MID([Entrada.A406];SEARCH(&quot;,&quot;;[Entrada.A406])+1;100))" office:value-type="float" office:value="11">
            <text:p>11</text:p>
          </table:table-cell>
          <table:table-cell table:formula="of:=[Entrada.C406]" office:value-type="float" office:value="16">
            <text:p>16</text:p>
          </table:table-cell>
          <table:table-cell table:formula="of:=[Entrada.D406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400]*[.E400]" office:value-type="float" office:value="48">
            <text:p>48</text:p>
          </table:table-cell>
          <table:table-cell/>
          <table:table-cell table:formula="of:=[.E4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0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407];SEARCH(&quot;,&quot;;[Entrada.A407])-1))" office:value-type="float" office:value="9">
            <text:p>9</text:p>
          </table:table-cell>
          <table:table-cell table:formula="of:=VALUE(MID([Entrada.A407];SEARCH(&quot;,&quot;;[Entrada.A407])+1;100))" office:value-type="float" office:value="6">
            <text:p>6</text:p>
          </table:table-cell>
          <table:table-cell table:formula="of:=[Entrada.C407]" office:value-type="float" office:value="14">
            <text:p>14</text:p>
          </table:table-cell>
          <table:table-cell table:formula="of:=[Entrada.D407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401]*[.E401]" office:value-type="float" office:value="36">
            <text:p>36</text:p>
          </table:table-cell>
          <table:table-cell/>
          <table:table-cell table:formula="of:=[.E4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1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408];SEARCH(&quot;,&quot;;[Entrada.A408])-1))" office:value-type="float" office:value="34">
            <text:p>34</text:p>
          </table:table-cell>
          <table:table-cell table:formula="of:=VALUE(MID([Entrada.A408];SEARCH(&quot;,&quot;;[Entrada.A408])+1;100))" office:value-type="float" office:value="6">
            <text:p>6</text:p>
          </table:table-cell>
          <table:table-cell table:formula="of:=[Entrada.C408]" office:value-type="float" office:value="37">
            <text:p>37</text:p>
          </table:table-cell>
          <table:table-cell table:formula="of:=[Entrada.D408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402]*[.E402]" office:value-type="float" office:value="72">
            <text:p>72</text:p>
          </table:table-cell>
          <table:table-cell/>
          <table:table-cell table:formula="of:=[.E4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2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409];SEARCH(&quot;,&quot;;[Entrada.A409])-1))" office:value-type="float" office:value="37">
            <text:p>37</text:p>
          </table:table-cell>
          <table:table-cell table:formula="of:=VALUE(MID([Entrada.A409];SEARCH(&quot;,&quot;;[Entrada.A409])+1;100))" office:value-type="float" office:value="11">
            <text:p>11</text:p>
          </table:table-cell>
          <table:table-cell table:formula="of:=[Entrada.C409]" office:value-type="float" office:value="39">
            <text:p>39</text:p>
          </table:table-cell>
          <table:table-cell table:formula="of:=[Entrada.D409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403]*[.E403]" office:value-type="float" office:value="76">
            <text:p>76</text:p>
          </table:table-cell>
          <table:table-cell/>
          <table:table-cell table:formula="of:=[.E4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3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410];SEARCH(&quot;,&quot;;[Entrada.A410])-1))" office:value-type="float" office:value="24">
            <text:p>24</text:p>
          </table:table-cell>
          <table:table-cell table:formula="of:=VALUE(MID([Entrada.A410];SEARCH(&quot;,&quot;;[Entrada.A410])+1;100))" office:value-type="float" office:value="16">
            <text:p>16</text:p>
          </table:table-cell>
          <table:table-cell table:formula="of:=[Entrada.C410]" office:value-type="float" office:value="12">
            <text:p>12</text:p>
          </table:table-cell>
          <table:table-cell table:formula="of:=[Entrada.D410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404]*[.E404]" office:value-type="float" office:value="76">
            <text:p>76</text:p>
          </table:table-cell>
          <table:table-cell/>
          <table:table-cell table:formula="of:=[.E4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4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411];SEARCH(&quot;,&quot;;[Entrada.A411])-1))" office:value-type="float" office:value="13">
            <text:p>13</text:p>
          </table:table-cell>
          <table:table-cell table:formula="of:=VALUE(MID([Entrada.A411];SEARCH(&quot;,&quot;;[Entrada.A411])+1;100))" office:value-type="float" office:value="18">
            <text:p>18</text:p>
          </table:table-cell>
          <table:table-cell table:formula="of:=[Entrada.C411]" office:value-type="float" office:value="38">
            <text:p>38</text:p>
          </table:table-cell>
          <table:table-cell table:formula="of:=[Entrada.D411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405]*[.E405]" office:value-type="float" office:value="180">
            <text:p>180</text:p>
          </table:table-cell>
          <table:table-cell/>
          <table:table-cell table:formula="of:=[.E4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5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412];SEARCH(&quot;,&quot;;[Entrada.A412])-1))" office:value-type="float" office:value="38">
            <text:p>38</text:p>
          </table:table-cell>
          <table:table-cell table:formula="of:=VALUE(MID([Entrada.A412];SEARCH(&quot;,&quot;;[Entrada.A412])+1;100))" office:value-type="float" office:value="26">
            <text:p>26</text:p>
          </table:table-cell>
          <table:table-cell table:formula="of:=[Entrada.C412]" office:value-type="float" office:value="27">
            <text:p>27</text:p>
          </table:table-cell>
          <table:table-cell table:formula="of:=[Entrada.D412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406]*[.E406]" office:value-type="float" office:value="48">
            <text:p>48</text:p>
          </table:table-cell>
          <table:table-cell/>
          <table:table-cell table:formula="of:=[.E4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6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413];SEARCH(&quot;,&quot;;[Entrada.A413])-1))" office:value-type="float" office:value="3">
            <text:p>3</text:p>
          </table:table-cell>
          <table:table-cell table:formula="of:=VALUE(MID([Entrada.A413];SEARCH(&quot;,&quot;;[Entrada.A413])+1;100))" office:value-type="float" office:value="4">
            <text:p>4</text:p>
          </table:table-cell>
          <table:table-cell table:formula="of:=[Entrada.C413]" office:value-type="float" office:value="31">
            <text:p>31</text:p>
          </table:table-cell>
          <table:table-cell table:formula="of:=[Entrada.D413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407]*[.E407]" office:value-type="float" office:value="60">
            <text:p>60</text:p>
          </table:table-cell>
          <table:table-cell/>
          <table:table-cell table:formula="of:=[.E4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7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414];SEARCH(&quot;,&quot;;[Entrada.A414])-1))" office:value-type="float" office:value="28">
            <text:p>28</text:p>
          </table:table-cell>
          <table:table-cell table:formula="of:=VALUE(MID([Entrada.A414];SEARCH(&quot;,&quot;;[Entrada.A414])+1;100))" office:value-type="float" office:value="4">
            <text:p>4</text:p>
          </table:table-cell>
          <table:table-cell table:formula="of:=[Entrada.C414]" office:value-type="float" office:value="39">
            <text:p>39</text:p>
          </table:table-cell>
          <table:table-cell table:formula="of:=[Entrada.D414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408]*[.E408]" office:value-type="float" office:value="44">
            <text:p>44</text:p>
          </table:table-cell>
          <table:table-cell/>
          <table:table-cell table:formula="of:=[.E4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8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415];SEARCH(&quot;,&quot;;[Entrada.A415])-1))" office:value-type="float" office:value="31">
            <text:p>31</text:p>
          </table:table-cell>
          <table:table-cell table:formula="of:=VALUE(MID([Entrada.A415];SEARCH(&quot;,&quot;;[Entrada.A415])+1;100))" office:value-type="float" office:value="9">
            <text:p>9</text:p>
          </table:table-cell>
          <table:table-cell table:formula="of:=[Entrada.C415]" office:value-type="float" office:value="39">
            <text:p>39</text:p>
          </table:table-cell>
          <table:table-cell table:formula="of:=[Entrada.D415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409]*[.E409]" office:value-type="float" office:value="80">
            <text:p>80</text:p>
          </table:table-cell>
          <table:table-cell/>
          <table:table-cell table:formula="of:=[.E4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9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416];SEARCH(&quot;,&quot;;[Entrada.A416])-1))" office:value-type="float" office:value="40">
            <text:p>40</text:p>
          </table:table-cell>
          <table:table-cell table:formula="of:=VALUE(MID([Entrada.A416];SEARCH(&quot;,&quot;;[Entrada.A416])+1;100))" office:value-type="float" office:value="31">
            <text:p>31</text:p>
          </table:table-cell>
          <table:table-cell table:formula="of:=[Entrada.C416]" office:value-type="float" office:value="10">
            <text:p>10</text:p>
          </table:table-cell>
          <table:table-cell table:formula="of:=[Entrada.D416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410]*[.E410]" office:value-type="float" office:value="116">
            <text:p>116</text:p>
          </table:table-cell>
          <table:table-cell/>
          <table:table-cell table:formula="of:=[.E4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0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417];SEARCH(&quot;,&quot;;[Entrada.A417])-1))" office:value-type="float" office:value="8">
            <text:p>8</text:p>
          </table:table-cell>
          <table:table-cell table:formula="of:=VALUE(MID([Entrada.A417];SEARCH(&quot;,&quot;;[Entrada.A417])+1;100))" office:value-type="float" office:value="40">
            <text:p>40</text:p>
          </table:table-cell>
          <table:table-cell table:formula="of:=[Entrada.C417]" office:value-type="float" office:value="28">
            <text:p>28</text:p>
          </table:table-cell>
          <table:table-cell table:formula="of:=[Entrada.D417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411]*[.E411]" office:value-type="float" office:value="172">
            <text:p>172</text:p>
          </table:table-cell>
          <table:table-cell/>
          <table:table-cell table:formula="of:=[.E4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1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418];SEARCH(&quot;,&quot;;[Entrada.A418])-1))" office:value-type="float" office:value="7">
            <text:p>7</text:p>
          </table:table-cell>
          <table:table-cell table:formula="of:=VALUE(MID([Entrada.A418];SEARCH(&quot;,&quot;;[Entrada.A418])+1;100))" office:value-type="float" office:value="16">
            <text:p>16</text:p>
          </table:table-cell>
          <table:table-cell table:formula="of:=[Entrada.C418]" office:value-type="float" office:value="13">
            <text:p>13</text:p>
          </table:table-cell>
          <table:table-cell table:formula="of:=[Entrada.D418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412]*[.E412]" office:value-type="float" office:value="124">
            <text:p>124</text:p>
          </table:table-cell>
          <table:table-cell/>
          <table:table-cell table:formula="of:=[.E4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2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419];SEARCH(&quot;,&quot;;[Entrada.A419])-1))" office:value-type="float" office:value="29">
            <text:p>29</text:p>
          </table:table-cell>
          <table:table-cell table:formula="of:=VALUE(MID([Entrada.A419];SEARCH(&quot;,&quot;;[Entrada.A419])+1;100))" office:value-type="float" office:value="35">
            <text:p>35</text:p>
          </table:table-cell>
          <table:table-cell table:formula="of:=[Entrada.C419]" office:value-type="float" office:value="34">
            <text:p>34</text:p>
          </table:table-cell>
          <table:table-cell table:formula="of:=[Entrada.D419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413]*[.E413]" office:value-type="float" office:value="48">
            <text:p>48</text:p>
          </table:table-cell>
          <table:table-cell/>
          <table:table-cell table:formula="of:=[.E4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3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420];SEARCH(&quot;,&quot;;[Entrada.A420])-1))" office:value-type="float" office:value="33">
            <text:p>33</text:p>
          </table:table-cell>
          <table:table-cell table:formula="of:=VALUE(MID([Entrada.A420];SEARCH(&quot;,&quot;;[Entrada.A420])+1;100))" office:value-type="float" office:value="32">
            <text:p>32</text:p>
          </table:table-cell>
          <table:table-cell table:formula="of:=[Entrada.C420]" office:value-type="float" office:value="35">
            <text:p>35</text:p>
          </table:table-cell>
          <table:table-cell table:formula="of:=[Entrada.D420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414]*[.E414]" office:value-type="float" office:value="148">
            <text:p>148</text:p>
          </table:table-cell>
          <table:table-cell/>
          <table:table-cell table:formula="of:=[.E4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4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421];SEARCH(&quot;,&quot;;[Entrada.A421])-1))" office:value-type="float" office:value="22">
            <text:p>22</text:p>
          </table:table-cell>
          <table:table-cell table:formula="of:=VALUE(MID([Entrada.A421];SEARCH(&quot;,&quot;;[Entrada.A421])+1;100))" office:value-type="float" office:value="2">
            <text:p>2</text:p>
          </table:table-cell>
          <table:table-cell table:formula="of:=[Entrada.C421]" office:value-type="float" office:value="13">
            <text:p>13</text:p>
          </table:table-cell>
          <table:table-cell table:formula="of:=[Entrada.D421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415]*[.E415]" office:value-type="float" office:value="48">
            <text:p>48</text:p>
          </table:table-cell>
          <table:table-cell/>
          <table:table-cell table:formula="of:=[.E4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5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422];SEARCH(&quot;,&quot;;[Entrada.A422])-1))" office:value-type="float" office:value="9">
            <text:p>9</text:p>
          </table:table-cell>
          <table:table-cell table:formula="of:=VALUE(MID([Entrada.A422];SEARCH(&quot;,&quot;;[Entrada.A422])+1;100))" office:value-type="float" office:value="15">
            <text:p>15</text:p>
          </table:table-cell>
          <table:table-cell table:formula="of:=[Entrada.C422]" office:value-type="float" office:value="18">
            <text:p>18</text:p>
          </table:table-cell>
          <table:table-cell table:formula="of:=[Entrada.D422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416]*[.E416]" office:value-type="float" office:value="100">
            <text:p>100</text:p>
          </table:table-cell>
          <table:table-cell/>
          <table:table-cell table:formula="of:=[.E4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6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423];SEARCH(&quot;,&quot;;[Entrada.A423])-1))" office:value-type="float" office:value="34">
            <text:p>34</text:p>
          </table:table-cell>
          <table:table-cell table:formula="of:=VALUE(MID([Entrada.A423];SEARCH(&quot;,&quot;;[Entrada.A423])+1;100))" office:value-type="float" office:value="1">
            <text:p>1</text:p>
          </table:table-cell>
          <table:table-cell table:formula="of:=[Entrada.C423]" office:value-type="float" office:value="24">
            <text:p>24</text:p>
          </table:table-cell>
          <table:table-cell table:formula="of:=[Entrada.D423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417]*[.E417]" office:value-type="float" office:value="64">
            <text:p>64</text:p>
          </table:table-cell>
          <table:table-cell/>
          <table:table-cell table:formula="of:=[.E4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7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424];SEARCH(&quot;,&quot;;[Entrada.A424])-1))" office:value-type="float" office:value="24">
            <text:p>24</text:p>
          </table:table-cell>
          <table:table-cell table:formula="of:=VALUE(MID([Entrada.A424];SEARCH(&quot;,&quot;;[Entrada.A424])+1;100))" office:value-type="float" office:value="23">
            <text:p>23</text:p>
          </table:table-cell>
          <table:table-cell table:formula="of:=[Entrada.C424]" office:value-type="float" office:value="25">
            <text:p>25</text:p>
          </table:table-cell>
          <table:table-cell table:formula="of:=[Entrada.D424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418]*[.E418]" office:value-type="float" office:value="108">
            <text:p>108</text:p>
          </table:table-cell>
          <table:table-cell/>
          <table:table-cell table:formula="of:=[.E4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8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425];SEARCH(&quot;,&quot;;[Entrada.A425])-1))" office:value-type="float" office:value="10">
            <text:p>10</text:p>
          </table:table-cell>
          <table:table-cell table:formula="of:=VALUE(MID([Entrada.A425];SEARCH(&quot;,&quot;;[Entrada.A425])+1;100))" office:value-type="float" office:value="22">
            <text:p>22</text:p>
          </table:table-cell>
          <table:table-cell table:formula="of:=[Entrada.C425]" office:value-type="float" office:value="8">
            <text:p>8</text:p>
          </table:table-cell>
          <table:table-cell table:formula="of:=[Entrada.D425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419]*[.E419]" office:value-type="float" office:value="120">
            <text:p>120</text:p>
          </table:table-cell>
          <table:table-cell/>
          <table:table-cell table:formula="of:=[.E4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9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426];SEARCH(&quot;,&quot;;[Entrada.A426])-1))" office:value-type="float" office:value="13">
            <text:p>13</text:p>
          </table:table-cell>
          <table:table-cell table:formula="of:=VALUE(MID([Entrada.A426];SEARCH(&quot;,&quot;;[Entrada.A426])+1;100))" office:value-type="float" office:value="11">
            <text:p>11</text:p>
          </table:table-cell>
          <table:table-cell table:formula="of:=[Entrada.C426]" office:value-type="float" office:value="19">
            <text:p>19</text:p>
          </table:table-cell>
          <table:table-cell table:formula="of:=[Entrada.D426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420]*[.E420]" office:value-type="float" office:value="96">
            <text:p>96</text:p>
          </table:table-cell>
          <table:table-cell/>
          <table:table-cell table:formula="of:=[.E4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0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427];SEARCH(&quot;,&quot;;[Entrada.A427])-1))" office:value-type="float" office:value="38">
            <text:p>38</text:p>
          </table:table-cell>
          <table:table-cell table:formula="of:=VALUE(MID([Entrada.A427];SEARCH(&quot;,&quot;;[Entrada.A427])+1;100))" office:value-type="float" office:value="29">
            <text:p>29</text:p>
          </table:table-cell>
          <table:table-cell table:formula="of:=[Entrada.C427]" office:value-type="float" office:value="27">
            <text:p>27</text:p>
          </table:table-cell>
          <table:table-cell table:formula="of:=[Entrada.D427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421]*[.E421]" office:value-type="float" office:value="136">
            <text:p>136</text:p>
          </table:table-cell>
          <table:table-cell/>
          <table:table-cell table:formula="of:=[.E4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1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428];SEARCH(&quot;,&quot;;[Entrada.A428])-1))" office:value-type="float" office:value="3">
            <text:p>3</text:p>
          </table:table-cell>
          <table:table-cell table:formula="of:=VALUE(MID([Entrada.A428];SEARCH(&quot;,&quot;;[Entrada.A428])+1;100))" office:value-type="float" office:value="13">
            <text:p>13</text:p>
          </table:table-cell>
          <table:table-cell table:formula="of:=[Entrada.C428]" office:value-type="float" office:value="16">
            <text:p>16</text:p>
          </table:table-cell>
          <table:table-cell table:formula="of:=[Entrada.D428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422]*[.E422]" office:value-type="float" office:value="120">
            <text:p>120</text:p>
          </table:table-cell>
          <table:table-cell/>
          <table:table-cell table:formula="of:=[.E4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2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429];SEARCH(&quot;,&quot;;[Entrada.A429])-1))" office:value-type="float" office:value="28">
            <text:p>28</text:p>
          </table:table-cell>
          <table:table-cell table:formula="of:=VALUE(MID([Entrada.A429];SEARCH(&quot;,&quot;;[Entrada.A429])+1;100))" office:value-type="float" office:value="3">
            <text:p>3</text:p>
          </table:table-cell>
          <table:table-cell table:formula="of:=[Entrada.C429]" office:value-type="float" office:value="8">
            <text:p>8</text:p>
          </table:table-cell>
          <table:table-cell table:formula="of:=[Entrada.D429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423]*[.E423]" office:value-type="float" office:value="156">
            <text:p>156</text:p>
          </table:table-cell>
          <table:table-cell/>
          <table:table-cell table:formula="of:=[.E4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3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430];SEARCH(&quot;,&quot;;[Entrada.A430])-1))" office:value-type="float" office:value="1">
            <text:p>1</text:p>
          </table:table-cell>
          <table:table-cell table:formula="of:=VALUE(MID([Entrada.A430];SEARCH(&quot;,&quot;;[Entrada.A430])+1;100))" office:value-type="float" office:value="39">
            <text:p>39</text:p>
          </table:table-cell>
          <table:table-cell table:formula="of:=[Entrada.C430]" office:value-type="float" office:value="24">
            <text:p>24</text:p>
          </table:table-cell>
          <table:table-cell table:formula="of:=[Entrada.D430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424]*[.E424]" office:value-type="float" office:value="44">
            <text:p>44</text:p>
          </table:table-cell>
          <table:table-cell/>
          <table:table-cell table:formula="of:=[.E4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4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431];SEARCH(&quot;,&quot;;[Entrada.A431])-1))" office:value-type="float" office:value="40">
            <text:p>40</text:p>
          </table:table-cell>
          <table:table-cell table:formula="of:=VALUE(MID([Entrada.A431];SEARCH(&quot;,&quot;;[Entrada.A431])+1;100))" office:value-type="float" office:value="6">
            <text:p>6</text:p>
          </table:table-cell>
          <table:table-cell table:formula="of:=[Entrada.C431]" office:value-type="float" office:value="13">
            <text:p>13</text:p>
          </table:table-cell>
          <table:table-cell table:formula="of:=[Entrada.D431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425]*[.E425]" office:value-type="float" office:value="136">
            <text:p>136</text:p>
          </table:table-cell>
          <table:table-cell/>
          <table:table-cell table:formula="of:=[.E4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5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432];SEARCH(&quot;,&quot;;[Entrada.A432])-1))" office:value-type="float" office:value="4">
            <text:p>4</text:p>
          </table:table-cell>
          <table:table-cell table:formula="of:=VALUE(MID([Entrada.A432];SEARCH(&quot;,&quot;;[Entrada.A432])+1;100))" office:value-type="float" office:value="20">
            <text:p>20</text:p>
          </table:table-cell>
          <table:table-cell table:formula="of:=[Entrada.C432]" office:value-type="float" office:value="19">
            <text:p>19</text:p>
          </table:table-cell>
          <table:table-cell table:formula="of:=[Entrada.D432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426]*[.E426]" office:value-type="float" office:value="40">
            <text:p>40</text:p>
          </table:table-cell>
          <table:table-cell/>
          <table:table-cell table:formula="of:=[.E4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6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433];SEARCH(&quot;,&quot;;[Entrada.A433])-1))" office:value-type="float" office:value="7">
            <text:p>7</text:p>
          </table:table-cell>
          <table:table-cell table:formula="of:=VALUE(MID([Entrada.A433];SEARCH(&quot;,&quot;;[Entrada.A433])+1;100))" office:value-type="float" office:value="9">
            <text:p>9</text:p>
          </table:table-cell>
          <table:table-cell table:formula="of:=[Entrada.C433]" office:value-type="float" office:value="26">
            <text:p>26</text:p>
          </table:table-cell>
          <table:table-cell table:formula="of:=[Entrada.D433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427]*[.E427]" office:value-type="float" office:value="56">
            <text:p>56</text:p>
          </table:table-cell>
          <table:table-cell/>
          <table:table-cell table:formula="of:=[.E4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7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434];SEARCH(&quot;,&quot;;[Entrada.A434])-1))" office:value-type="float" office:value="16">
            <text:p>16</text:p>
          </table:table-cell>
          <table:table-cell table:formula="of:=VALUE(MID([Entrada.A434];SEARCH(&quot;,&quot;;[Entrada.A434])+1;100))" office:value-type="float" office:value="31">
            <text:p>31</text:p>
          </table:table-cell>
          <table:table-cell table:formula="of:=[Entrada.C434]" office:value-type="float" office:value="16">
            <text:p>16</text:p>
          </table:table-cell>
          <table:table-cell table:formula="of:=[Entrada.D434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428]*[.E428]" office:value-type="float" office:value="44">
            <text:p>44</text:p>
          </table:table-cell>
          <table:table-cell/>
          <table:table-cell table:formula="of:=[.E4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8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435];SEARCH(&quot;,&quot;;[Entrada.A435])-1))" office:value-type="float" office:value="34">
            <text:p>34</text:p>
          </table:table-cell>
          <table:table-cell table:formula="of:=VALUE(MID([Entrada.A435];SEARCH(&quot;,&quot;;[Entrada.A435])+1;100))" office:value-type="float" office:value="24">
            <text:p>24</text:p>
          </table:table-cell>
          <table:table-cell table:formula="of:=[Entrada.C435]" office:value-type="float" office:value="9">
            <text:p>9</text:p>
          </table:table-cell>
          <table:table-cell table:formula="of:=[Entrada.D435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429]*[.E429]" office:value-type="float" office:value="136">
            <text:p>136</text:p>
          </table:table-cell>
          <table:table-cell/>
          <table:table-cell table:formula="of:=[.E4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9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436];SEARCH(&quot;,&quot;;[Entrada.A436])-1))" office:value-type="float" office:value="24">
            <text:p>24</text:p>
          </table:table-cell>
          <table:table-cell table:formula="of:=VALUE(MID([Entrada.A436];SEARCH(&quot;,&quot;;[Entrada.A436])+1;100))" office:value-type="float" office:value="30">
            <text:p>30</text:p>
          </table:table-cell>
          <table:table-cell table:formula="of:=[Entrada.C436]" office:value-type="float" office:value="31">
            <text:p>31</text:p>
          </table:table-cell>
          <table:table-cell table:formula="of:=[Entrada.D436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430]*[.E430]" office:value-type="float" office:value="140">
            <text:p>140</text:p>
          </table:table-cell>
          <table:table-cell/>
          <table:table-cell table:formula="of:=[.E4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0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437];SEARCH(&quot;,&quot;;[Entrada.A437])-1))" office:value-type="float" office:value="10">
            <text:p>10</text:p>
          </table:table-cell>
          <table:table-cell table:formula="of:=VALUE(MID([Entrada.A437];SEARCH(&quot;,&quot;;[Entrada.A437])+1;100))" office:value-type="float" office:value="17">
            <text:p>17</text:p>
          </table:table-cell>
          <table:table-cell table:formula="of:=[Entrada.C437]" office:value-type="float" office:value="29">
            <text:p>29</text:p>
          </table:table-cell>
          <table:table-cell table:formula="of:=[Entrada.D437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431]*[.E431]" office:value-type="float" office:value="40">
            <text:p>40</text:p>
          </table:table-cell>
          <table:table-cell/>
          <table:table-cell table:formula="of:=[.E4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1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438];SEARCH(&quot;,&quot;;[Entrada.A438])-1))" office:value-type="float" office:value="13">
            <text:p>13</text:p>
          </table:table-cell>
          <table:table-cell table:formula="of:=VALUE(MID([Entrada.A438];SEARCH(&quot;,&quot;;[Entrada.A438])+1;100))" office:value-type="float" office:value="4">
            <text:p>4</text:p>
          </table:table-cell>
          <table:table-cell table:formula="of:=[Entrada.C438]" office:value-type="float" office:value="21">
            <text:p>21</text:p>
          </table:table-cell>
          <table:table-cell table:formula="of:=[Entrada.D438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432]*[.E432]" office:value-type="float" office:value="156">
            <text:p>156</text:p>
          </table:table-cell>
          <table:table-cell/>
          <table:table-cell table:formula="of:=[.E4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2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439];SEARCH(&quot;,&quot;;[Entrada.A439])-1))" office:value-type="float" office:value="38">
            <text:p>38</text:p>
          </table:table-cell>
          <table:table-cell table:formula="of:=VALUE(MID([Entrada.A439];SEARCH(&quot;,&quot;;[Entrada.A439])+1;100))" office:value-type="float" office:value="20">
            <text:p>20</text:p>
          </table:table-cell>
          <table:table-cell table:formula="of:=[Entrada.C439]" office:value-type="float" office:value="18">
            <text:p>18</text:p>
          </table:table-cell>
          <table:table-cell table:formula="of:=[Entrada.D439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433]*[.E433]" office:value-type="float" office:value="84">
            <text:p>84</text:p>
          </table:table-cell>
          <table:table-cell/>
          <table:table-cell table:formula="of:=[.E4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3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440];SEARCH(&quot;,&quot;;[Entrada.A440])-1))" office:value-type="float" office:value="25">
            <text:p>25</text:p>
          </table:table-cell>
          <table:table-cell table:formula="of:=VALUE(MID([Entrada.A440];SEARCH(&quot;,&quot;;[Entrada.A440])+1;100))" office:value-type="float" office:value="1">
            <text:p>1</text:p>
          </table:table-cell>
          <table:table-cell table:formula="of:=[Entrada.C440]" office:value-type="float" office:value="17">
            <text:p>17</text:p>
          </table:table-cell>
          <table:table-cell table:formula="of:=[Entrada.D440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434]*[.E434]" office:value-type="float" office:value="44">
            <text:p>44</text:p>
          </table:table-cell>
          <table:table-cell/>
          <table:table-cell table:formula="of:=[.E4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4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441];SEARCH(&quot;,&quot;;[Entrada.A441])-1))" office:value-type="float" office:value="28">
            <text:p>28</text:p>
          </table:table-cell>
          <table:table-cell table:formula="of:=VALUE(MID([Entrada.A441];SEARCH(&quot;,&quot;;[Entrada.A441])+1;100))" office:value-type="float" office:value="26">
            <text:p>26</text:p>
          </table:table-cell>
          <table:table-cell table:formula="of:=[Entrada.C441]" office:value-type="float" office:value="31">
            <text:p>31</text:p>
          </table:table-cell>
          <table:table-cell table:formula="of:=[Entrada.D441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435]*[.E435]" office:value-type="float" office:value="20">
            <text:p>20</text:p>
          </table:table-cell>
          <table:table-cell/>
          <table:table-cell table:formula="of:=[.E4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5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442];SEARCH(&quot;,&quot;;[Entrada.A442])-1))" office:value-type="float" office:value="40">
            <text:p>40</text:p>
          </table:table-cell>
          <table:table-cell table:formula="of:=VALUE(MID([Entrada.A442];SEARCH(&quot;,&quot;;[Entrada.A442])+1;100))" office:value-type="float" office:value="13">
            <text:p>13</text:p>
          </table:table-cell>
          <table:table-cell table:formula="of:=[Entrada.C442]" office:value-type="float" office:value="11">
            <text:p>11</text:p>
          </table:table-cell>
          <table:table-cell table:formula="of:=[Entrada.D442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436]*[.E436]" office:value-type="float" office:value="176">
            <text:p>176</text:p>
          </table:table-cell>
          <table:table-cell/>
          <table:table-cell table:formula="of:=[.E4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6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443];SEARCH(&quot;,&quot;;[Entrada.A443])-1))" office:value-type="float" office:value="26">
            <text:p>26</text:p>
          </table:table-cell>
          <table:table-cell table:formula="of:=VALUE(MID([Entrada.A443];SEARCH(&quot;,&quot;;[Entrada.A443])+1;100))" office:value-type="float" office:value="32">
            <text:p>32</text:p>
          </table:table-cell>
          <table:table-cell table:formula="of:=[Entrada.C443]" office:value-type="float" office:value="18">
            <text:p>18</text:p>
          </table:table-cell>
          <table:table-cell table:formula="of:=[Entrada.D443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437]*[.E437]" office:value-type="float" office:value="64">
            <text:p>64</text:p>
          </table:table-cell>
          <table:table-cell/>
          <table:table-cell table:formula="of:=[.E4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7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444];SEARCH(&quot;,&quot;;[Entrada.A444])-1))" office:value-type="float" office:value="7">
            <text:p>7</text:p>
          </table:table-cell>
          <table:table-cell table:formula="of:=VALUE(MID([Entrada.A444];SEARCH(&quot;,&quot;;[Entrada.A444])+1;100))" office:value-type="float" office:value="6">
            <text:p>6</text:p>
          </table:table-cell>
          <table:table-cell table:formula="of:=[Entrada.C444]" office:value-type="float" office:value="33">
            <text:p>33</text:p>
          </table:table-cell>
          <table:table-cell table:formula="of:=[Entrada.D444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438]*[.E438]" office:value-type="float" office:value="28">
            <text:p>28</text:p>
          </table:table-cell>
          <table:table-cell/>
          <table:table-cell table:formula="of:=[.E4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8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445];SEARCH(&quot;,&quot;;[Entrada.A445])-1))" office:value-type="float" office:value="16">
            <text:p>16</text:p>
          </table:table-cell>
          <table:table-cell table:formula="of:=VALUE(MID([Entrada.A445];SEARCH(&quot;,&quot;;[Entrada.A445])+1;100))" office:value-type="float" office:value="22">
            <text:p>22</text:p>
          </table:table-cell>
          <table:table-cell table:formula="of:=[Entrada.C445]" office:value-type="float" office:value="6">
            <text:p>6</text:p>
          </table:table-cell>
          <table:table-cell table:formula="of:=[Entrada.D445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439]*[.E439]" office:value-type="float" office:value="100">
            <text:p>100</text:p>
          </table:table-cell>
          <table:table-cell/>
          <table:table-cell table:formula="of:=[.E4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9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446];SEARCH(&quot;,&quot;;[Entrada.A446])-1))" office:value-type="float" office:value="19">
            <text:p>19</text:p>
          </table:table-cell>
          <table:table-cell table:formula="of:=VALUE(MID([Entrada.A446];SEARCH(&quot;,&quot;;[Entrada.A446])+1;100))" office:value-type="float" office:value="3">
            <text:p>3</text:p>
          </table:table-cell>
          <table:table-cell table:formula="of:=[Entrada.C446]" office:value-type="float" office:value="29">
            <text:p>29</text:p>
          </table:table-cell>
          <table:table-cell table:formula="of:=[Entrada.D446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440]*[.E440]" office:value-type="float" office:value="44">
            <text:p>44</text:p>
          </table:table-cell>
          <table:table-cell/>
          <table:table-cell table:formula="of:=[.E4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0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447];SEARCH(&quot;,&quot;;[Entrada.A447])-1))" office:value-type="float" office:value="22">
            <text:p>22</text:p>
          </table:table-cell>
          <table:table-cell table:formula="of:=VALUE(MID([Entrada.A447];SEARCH(&quot;,&quot;;[Entrada.A447])+1;100))" office:value-type="float" office:value="28">
            <text:p>28</text:p>
          </table:table-cell>
          <table:table-cell table:formula="of:=[Entrada.C447]" office:value-type="float" office:value="6">
            <text:p>6</text:p>
          </table:table-cell>
          <table:table-cell table:formula="of:=[Entrada.D447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441]*[.E441]" office:value-type="float" office:value="184">
            <text:p>184</text:p>
          </table:table-cell>
          <table:table-cell/>
          <table:table-cell table:formula="of:=[.E4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1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448];SEARCH(&quot;,&quot;;[Entrada.A448])-1))" office:value-type="float" office:value="12">
            <text:p>12</text:p>
          </table:table-cell>
          <table:table-cell table:formula="of:=VALUE(MID([Entrada.A448];SEARCH(&quot;,&quot;;[Entrada.A448])+1;100))" office:value-type="float" office:value="34">
            <text:p>34</text:p>
          </table:table-cell>
          <table:table-cell table:formula="of:=[Entrada.C448]" office:value-type="float" office:value="24">
            <text:p>24</text:p>
          </table:table-cell>
          <table:table-cell table:formula="of:=[Entrada.D448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442]*[.E442]" office:value-type="float" office:value="96">
            <text:p>96</text:p>
          </table:table-cell>
          <table:table-cell/>
          <table:table-cell table:formula="of:=[.E4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2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449];SEARCH(&quot;,&quot;;[Entrada.A449])-1))" office:value-type="float" office:value="10">
            <text:p>10</text:p>
          </table:table-cell>
          <table:table-cell table:formula="of:=VALUE(MID([Entrada.A449];SEARCH(&quot;,&quot;;[Entrada.A449])+1;100))" office:value-type="float" office:value="24">
            <text:p>24</text:p>
          </table:table-cell>
          <table:table-cell table:formula="of:=[Entrada.C449]" office:value-type="float" office:value="6">
            <text:p>6</text:p>
          </table:table-cell>
          <table:table-cell table:formula="of:=[Entrada.D449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443]*[.E443]" office:value-type="float" office:value="56">
            <text:p>56</text:p>
          </table:table-cell>
          <table:table-cell/>
          <table:table-cell table:formula="of:=[.E4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3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450];SEARCH(&quot;,&quot;;[Entrada.A450])-1))" office:value-type="float" office:value="35">
            <text:p>35</text:p>
          </table:table-cell>
          <table:table-cell table:formula="of:=VALUE(MID([Entrada.A450];SEARCH(&quot;,&quot;;[Entrada.A450])+1;100))" office:value-type="float" office:value="16">
            <text:p>16</text:p>
          </table:table-cell>
          <table:table-cell table:formula="of:=[Entrada.C450]" office:value-type="float" office:value="38">
            <text:p>38</text:p>
          </table:table-cell>
          <table:table-cell table:formula="of:=[Entrada.D450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444]*[.E444]" office:value-type="float" office:value="68">
            <text:p>68</text:p>
          </table:table-cell>
          <table:table-cell/>
          <table:table-cell table:formula="of:=[.E4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4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451];SEARCH(&quot;,&quot;;[Entrada.A451])-1))" office:value-type="float" office:value="38">
            <text:p>38</text:p>
          </table:table-cell>
          <table:table-cell table:formula="of:=VALUE(MID([Entrada.A451];SEARCH(&quot;,&quot;;[Entrada.A451])+1;100))" office:value-type="float" office:value="15">
            <text:p>15</text:p>
          </table:table-cell>
          <table:table-cell table:formula="of:=[Entrada.C451]" office:value-type="float" office:value="19">
            <text:p>19</text:p>
          </table:table-cell>
          <table:table-cell table:formula="of:=[Entrada.D451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445]*[.E445]" office:value-type="float" office:value="116">
            <text:p>116</text:p>
          </table:table-cell>
          <table:table-cell/>
          <table:table-cell table:formula="of:=[.E4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5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452];SEARCH(&quot;,&quot;;[Entrada.A452])-1))" office:value-type="float" office:value="25">
            <text:p>25</text:p>
          </table:table-cell>
          <table:table-cell table:formula="of:=VALUE(MID([Entrada.A452];SEARCH(&quot;,&quot;;[Entrada.A452])+1;100))" office:value-type="float" office:value="10">
            <text:p>10</text:p>
          </table:table-cell>
          <table:table-cell table:formula="of:=[Entrada.C452]" office:value-type="float" office:value="4">
            <text:p>4</text:p>
          </table:table-cell>
          <table:table-cell table:formula="of:=[Entrada.D452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446]*[.E446]" office:value-type="float" office:value="112">
            <text:p>112</text:p>
          </table:table-cell>
          <table:table-cell/>
          <table:table-cell table:formula="of:=[.E4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6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453];SEARCH(&quot;,&quot;;[Entrada.A453])-1))" office:value-type="float" office:value="28">
            <text:p>28</text:p>
          </table:table-cell>
          <table:table-cell table:formula="of:=VALUE(MID([Entrada.A453];SEARCH(&quot;,&quot;;[Entrada.A453])+1;100))" office:value-type="float" office:value="17">
            <text:p>17</text:p>
          </table:table-cell>
          <table:table-cell table:formula="of:=[Entrada.C453]" office:value-type="float" office:value="24">
            <text:p>24</text:p>
          </table:table-cell>
          <table:table-cell table:formula="of:=[Entrada.D453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447]*[.E447]" office:value-type="float" office:value="96">
            <text:p>96</text:p>
          </table:table-cell>
          <table:table-cell/>
          <table:table-cell table:formula="of:=[.E4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7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454];SEARCH(&quot;,&quot;;[Entrada.A454])-1))" office:value-type="float" office:value="14">
            <text:p>14</text:p>
          </table:table-cell>
          <table:table-cell table:formula="of:=VALUE(MID([Entrada.A454];SEARCH(&quot;,&quot;;[Entrada.A454])+1;100))" office:value-type="float" office:value="36">
            <text:p>36</text:p>
          </table:table-cell>
          <table:table-cell table:formula="of:=[Entrada.C454]" office:value-type="float" office:value="24">
            <text:p>24</text:p>
          </table:table-cell>
          <table:table-cell table:formula="of:=[Entrada.D454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448]*[.E448]" office:value-type="float" office:value="164">
            <text:p>164</text:p>
          </table:table-cell>
          <table:table-cell/>
          <table:table-cell table:formula="of:=[.E4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8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455];SEARCH(&quot;,&quot;;[Entrada.A455])-1))" office:value-type="float" office:value="29">
            <text:p>29</text:p>
          </table:table-cell>
          <table:table-cell table:formula="of:=VALUE(MID([Entrada.A455];SEARCH(&quot;,&quot;;[Entrada.A455])+1;100))" office:value-type="float" office:value="14">
            <text:p>14</text:p>
          </table:table-cell>
          <table:table-cell table:formula="of:=[Entrada.C455]" office:value-type="float" office:value="15">
            <text:p>15</text:p>
          </table:table-cell>
          <table:table-cell table:formula="of:=[Entrada.D455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449]*[.E449]" office:value-type="float" office:value="196">
            <text:p>196</text:p>
          </table:table-cell>
          <table:table-cell/>
          <table:table-cell table:formula="of:=[.E4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9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456];SEARCH(&quot;,&quot;;[Entrada.A456])-1))" office:value-type="float" office:value="16">
            <text:p>16</text:p>
          </table:table-cell>
          <table:table-cell table:formula="of:=VALUE(MID([Entrada.A456];SEARCH(&quot;,&quot;;[Entrada.A456])+1;100))" office:value-type="float" office:value="13">
            <text:p>13</text:p>
          </table:table-cell>
          <table:table-cell table:formula="of:=[Entrada.C456]" office:value-type="float" office:value="8">
            <text:p>8</text:p>
          </table:table-cell>
          <table:table-cell table:formula="of:=[Entrada.D456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450]*[.E450]" office:value-type="float" office:value="124">
            <text:p>124</text:p>
          </table:table-cell>
          <table:table-cell/>
          <table:table-cell table:formula="of:=[.E4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0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457];SEARCH(&quot;,&quot;;[Entrada.A457])-1))" office:value-type="float" office:value="19">
            <text:p>19</text:p>
          </table:table-cell>
          <table:table-cell table:formula="of:=VALUE(MID([Entrada.A457];SEARCH(&quot;,&quot;;[Entrada.A457])+1;100))" office:value-type="float" office:value="8">
            <text:p>8</text:p>
          </table:table-cell>
          <table:table-cell table:formula="of:=[Entrada.C457]" office:value-type="float" office:value="17">
            <text:p>17</text:p>
          </table:table-cell>
          <table:table-cell table:formula="of:=[Entrada.D457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451]*[.E451]" office:value-type="float" office:value="36">
            <text:p>36</text:p>
          </table:table-cell>
          <table:table-cell/>
          <table:table-cell table:formula="of:=[.E4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1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458];SEARCH(&quot;,&quot;;[Entrada.A458])-1))" office:value-type="float" office:value="22">
            <text:p>22</text:p>
          </table:table-cell>
          <table:table-cell table:formula="of:=VALUE(MID([Entrada.A458];SEARCH(&quot;,&quot;;[Entrada.A458])+1;100))" office:value-type="float" office:value="23">
            <text:p>23</text:p>
          </table:table-cell>
          <table:table-cell table:formula="of:=[Entrada.C458]" office:value-type="float" office:value="33">
            <text:p>33</text:p>
          </table:table-cell>
          <table:table-cell table:formula="of:=[Entrada.D458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452]*[.E452]" office:value-type="float" office:value="32">
            <text:p>32</text:p>
          </table:table-cell>
          <table:table-cell/>
          <table:table-cell table:formula="of:=[.E4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2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459];SEARCH(&quot;,&quot;;[Entrada.A459])-1))" office:value-type="float" office:value="5">
            <text:p>5</text:p>
          </table:table-cell>
          <table:table-cell table:formula="of:=VALUE(MID([Entrada.A459];SEARCH(&quot;,&quot;;[Entrada.A459])+1;100))" office:value-type="float" office:value="37">
            <text:p>37</text:p>
          </table:table-cell>
          <table:table-cell table:formula="of:=[Entrada.C459]" office:value-type="float" office:value="14">
            <text:p>14</text:p>
          </table:table-cell>
          <table:table-cell table:formula="of:=[Entrada.D459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453]*[.E453]" office:value-type="float" office:value="172">
            <text:p>172</text:p>
          </table:table-cell>
          <table:table-cell/>
          <table:table-cell table:formula="of:=[.E4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3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460];SEARCH(&quot;,&quot;;[Entrada.A460])-1))" office:value-type="float" office:value="9">
            <text:p>9</text:p>
          </table:table-cell>
          <table:table-cell table:formula="of:=VALUE(MID([Entrada.A460];SEARCH(&quot;,&quot;;[Entrada.A460])+1;100))" office:value-type="float" office:value="34">
            <text:p>34</text:p>
          </table:table-cell>
          <table:table-cell table:formula="of:=[Entrada.C460]" office:value-type="float" office:value="35">
            <text:p>35</text:p>
          </table:table-cell>
          <table:table-cell table:formula="of:=[Entrada.D460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454]*[.E454]" office:value-type="float" office:value="40">
            <text:p>40</text:p>
          </table:table-cell>
          <table:table-cell/>
          <table:table-cell table:formula="of:=[.E4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4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461];SEARCH(&quot;,&quot;;[Entrada.A461])-1))" office:value-type="float" office:value="17">
            <text:p>17</text:p>
          </table:table-cell>
          <table:table-cell table:formula="of:=VALUE(MID([Entrada.A461];SEARCH(&quot;,&quot;;[Entrada.A461])+1;100))" office:value-type="float" office:value="34">
            <text:p>34</text:p>
          </table:table-cell>
          <table:table-cell table:formula="of:=[Entrada.C461]" office:value-type="float" office:value="27">
            <text:p>27</text:p>
          </table:table-cell>
          <table:table-cell table:formula="of:=[Entrada.D461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455]*[.E455]" office:value-type="float" office:value="68">
            <text:p>68</text:p>
          </table:table-cell>
          <table:table-cell/>
          <table:table-cell table:formula="of:=[.E4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5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462];SEARCH(&quot;,&quot;;[Entrada.A462])-1))" office:value-type="float" office:value="23">
            <text:p>23</text:p>
          </table:table-cell>
          <table:table-cell table:formula="of:=VALUE(MID([Entrada.A462];SEARCH(&quot;,&quot;;[Entrada.A462])+1;100))" office:value-type="float" office:value="12">
            <text:p>12</text:p>
          </table:table-cell>
          <table:table-cell table:formula="of:=[Entrada.C462]" office:value-type="float" office:value="23">
            <text:p>23</text:p>
          </table:table-cell>
          <table:table-cell table:formula="of:=[Entrada.D462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456]*[.E456]" office:value-type="float" office:value="144">
            <text:p>144</text:p>
          </table:table-cell>
          <table:table-cell/>
          <table:table-cell table:formula="of:=[.E4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6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463];SEARCH(&quot;,&quot;;[Entrada.A463])-1))" office:value-type="float" office:value="10">
            <text:p>10</text:p>
          </table:table-cell>
          <table:table-cell table:formula="of:=VALUE(MID([Entrada.A463];SEARCH(&quot;,&quot;;[Entrada.A463])+1;100))" office:value-type="float" office:value="3">
            <text:p>3</text:p>
          </table:table-cell>
          <table:table-cell table:formula="of:=[Entrada.C463]" office:value-type="float" office:value="8">
            <text:p>8</text:p>
          </table:table-cell>
          <table:table-cell table:formula="of:=[Entrada.D463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457]*[.E457]" office:value-type="float" office:value="156">
            <text:p>156</text:p>
          </table:table-cell>
          <table:table-cell/>
          <table:table-cell table:formula="of:=[.E4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7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464];SEARCH(&quot;,&quot;;[Entrada.A464])-1))" office:value-type="float" office:value="35">
            <text:p>35</text:p>
          </table:table-cell>
          <table:table-cell table:formula="of:=VALUE(MID([Entrada.A464];SEARCH(&quot;,&quot;;[Entrada.A464])+1;100))" office:value-type="float" office:value="25">
            <text:p>25</text:p>
          </table:table-cell>
          <table:table-cell table:formula="of:=[Entrada.C464]" office:value-type="float" office:value="18">
            <text:p>18</text:p>
          </table:table-cell>
          <table:table-cell table:formula="of:=[Entrada.D464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458]*[.E458]" office:value-type="float" office:value="92">
            <text:p>92</text:p>
          </table:table-cell>
          <table:table-cell/>
          <table:table-cell table:formula="of:=[.E4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8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465];SEARCH(&quot;,&quot;;[Entrada.A465])-1))" office:value-type="float" office:value="38">
            <text:p>38</text:p>
          </table:table-cell>
          <table:table-cell table:formula="of:=VALUE(MID([Entrada.A465];SEARCH(&quot;,&quot;;[Entrada.A465])+1;100))" office:value-type="float" office:value="6">
            <text:p>6</text:p>
          </table:table-cell>
          <table:table-cell table:formula="of:=[Entrada.C465]" office:value-type="float" office:value="29">
            <text:p>29</text:p>
          </table:table-cell>
          <table:table-cell table:formula="of:=[Entrada.D465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459]*[.E459]" office:value-type="float" office:value="144">
            <text:p>144</text:p>
          </table:table-cell>
          <table:table-cell/>
          <table:table-cell table:formula="of:=[.E4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9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466];SEARCH(&quot;,&quot;;[Entrada.A466])-1))" office:value-type="float" office:value="25">
            <text:p>25</text:p>
          </table:table-cell>
          <table:table-cell table:formula="of:=VALUE(MID([Entrada.A466];SEARCH(&quot;,&quot;;[Entrada.A466])+1;100))" office:value-type="float" office:value="19">
            <text:p>19</text:p>
          </table:table-cell>
          <table:table-cell table:formula="of:=[Entrada.C466]" office:value-type="float" office:value="9">
            <text:p>9</text:p>
          </table:table-cell>
          <table:table-cell table:formula="of:=[Entrada.D466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460]*[.E460]" office:value-type="float" office:value="128">
            <text:p>128</text:p>
          </table:table-cell>
          <table:table-cell/>
          <table:table-cell table:formula="of:=[.E4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0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467];SEARCH(&quot;,&quot;;[Entrada.A467])-1))" office:value-type="float" office:value="1">
            <text:p>1</text:p>
          </table:table-cell>
          <table:table-cell table:formula="of:=VALUE(MID([Entrada.A467];SEARCH(&quot;,&quot;;[Entrada.A467])+1;100))" office:value-type="float" office:value="10">
            <text:p>10</text:p>
          </table:table-cell>
          <table:table-cell table:formula="of:=[Entrada.C467]" office:value-type="float" office:value="32">
            <text:p>32</text:p>
          </table:table-cell>
          <table:table-cell table:formula="of:=[Entrada.D467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461]*[.E461]" office:value-type="float" office:value="100">
            <text:p>100</text:p>
          </table:table-cell>
          <table:table-cell/>
          <table:table-cell table:formula="of:=[.E4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1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468];SEARCH(&quot;,&quot;;[Entrada.A468])-1))" office:value-type="float" office:value="39">
            <text:p>39</text:p>
          </table:table-cell>
          <table:table-cell table:formula="of:=VALUE(MID([Entrada.A468];SEARCH(&quot;,&quot;;[Entrada.A468])+1;100))" office:value-type="float" office:value="29">
            <text:p>29</text:p>
          </table:table-cell>
          <table:table-cell table:formula="of:=[Entrada.C468]" office:value-type="float" office:value="38">
            <text:p>38</text:p>
          </table:table-cell>
          <table:table-cell table:formula="of:=[Entrada.D468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462]*[.E462]" office:value-type="float" office:value="200">
            <text:p>200</text:p>
          </table:table-cell>
          <table:table-cell/>
          <table:table-cell table:formula="of:=[.E4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2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469];SEARCH(&quot;,&quot;;[Entrada.A469])-1))" office:value-type="float" office:value="4">
            <text:p>4</text:p>
          </table:table-cell>
          <table:table-cell table:formula="of:=VALUE(MID([Entrada.A469];SEARCH(&quot;,&quot;;[Entrada.A469])+1;100))" office:value-type="float" office:value="1">
            <text:p>1</text:p>
          </table:table-cell>
          <table:table-cell table:formula="of:=[Entrada.C469]" office:value-type="float" office:value="40">
            <text:p>40</text:p>
          </table:table-cell>
          <table:table-cell table:formula="of:=[Entrada.D469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463]*[.E463]" office:value-type="float" office:value="200">
            <text:p>200</text:p>
          </table:table-cell>
          <table:table-cell/>
          <table:table-cell table:formula="of:=[.E4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3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470];SEARCH(&quot;,&quot;;[Entrada.A470])-1))" office:value-type="float" office:value="16">
            <text:p>16</text:p>
          </table:table-cell>
          <table:table-cell table:formula="of:=VALUE(MID([Entrada.A470];SEARCH(&quot;,&quot;;[Entrada.A470])+1;100))" office:value-type="float" office:value="4">
            <text:p>4</text:p>
          </table:table-cell>
          <table:table-cell table:formula="of:=[Entrada.C470]" office:value-type="float" office:value="10">
            <text:p>10</text:p>
          </table:table-cell>
          <table:table-cell table:formula="of:=[Entrada.D470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464]*[.E464]" office:value-type="float" office:value="184">
            <text:p>184</text:p>
          </table:table-cell>
          <table:table-cell/>
          <table:table-cell table:formula="of:=[.E4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4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471];SEARCH(&quot;,&quot;;[Entrada.A471])-1))" office:value-type="float" office:value="19">
            <text:p>19</text:p>
          </table:table-cell>
          <table:table-cell table:formula="of:=VALUE(MID([Entrada.A471];SEARCH(&quot;,&quot;;[Entrada.A471])+1;100))" office:value-type="float" office:value="17">
            <text:p>17</text:p>
          </table:table-cell>
          <table:table-cell table:formula="of:=[Entrada.C471]" office:value-type="float" office:value="12">
            <text:p>12</text:p>
          </table:table-cell>
          <table:table-cell table:formula="of:=[Entrada.D471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465]*[.E465]" office:value-type="float" office:value="200">
            <text:p>200</text:p>
          </table:table-cell>
          <table:table-cell/>
          <table:table-cell table:formula="of:=[.E4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5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472];SEARCH(&quot;,&quot;;[Entrada.A472])-1))" office:value-type="float" office:value="34">
            <text:p>34</text:p>
          </table:table-cell>
          <table:table-cell table:formula="of:=VALUE(MID([Entrada.A472];SEARCH(&quot;,&quot;;[Entrada.A472])+1;100))" office:value-type="float" office:value="37">
            <text:p>37</text:p>
          </table:table-cell>
          <table:table-cell table:formula="of:=[Entrada.C472]" office:value-type="float" office:value="11">
            <text:p>11</text:p>
          </table:table-cell>
          <table:table-cell table:formula="of:=[Entrada.D472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466]*[.E466]" office:value-type="float" office:value="152">
            <text:p>152</text:p>
          </table:table-cell>
          <table:table-cell/>
          <table:table-cell table:formula="of:=[.E4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6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473];SEARCH(&quot;,&quot;;[Entrada.A473])-1))" office:value-type="float" office:value="17">
            <text:p>17</text:p>
          </table:table-cell>
          <table:table-cell table:formula="of:=VALUE(MID([Entrada.A473];SEARCH(&quot;,&quot;;[Entrada.A473])+1;100))" office:value-type="float" office:value="27">
            <text:p>27</text:p>
          </table:table-cell>
          <table:table-cell table:formula="of:=[Entrada.C473]" office:value-type="float" office:value="21">
            <text:p>21</text:p>
          </table:table-cell>
          <table:table-cell table:formula="of:=[Entrada.D473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467]*[.E467]" office:value-type="float" office:value="116">
            <text:p>116</text:p>
          </table:table-cell>
          <table:table-cell/>
          <table:table-cell table:formula="of:=[.E4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7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474];SEARCH(&quot;,&quot;;[Entrada.A474])-1))" office:value-type="float" office:value="37">
            <text:p>37</text:p>
          </table:table-cell>
          <table:table-cell table:formula="of:=VALUE(MID([Entrada.A474];SEARCH(&quot;,&quot;;[Entrada.A474])+1;100))" office:value-type="float" office:value="40">
            <text:p>40</text:p>
          </table:table-cell>
          <table:table-cell table:formula="of:=[Entrada.C474]" office:value-type="float" office:value="6">
            <text:p>6</text:p>
          </table:table-cell>
          <table:table-cell table:formula="of:=[Entrada.D474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468]*[.E468]" office:value-type="float" office:value="140">
            <text:p>140</text:p>
          </table:table-cell>
          <table:table-cell/>
          <table:table-cell table:formula="of:=[.E4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8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475];SEARCH(&quot;,&quot;;[Entrada.A475])-1))" office:value-type="float" office:value="23">
            <text:p>23</text:p>
          </table:table-cell>
          <table:table-cell table:formula="of:=VALUE(MID([Entrada.A475];SEARCH(&quot;,&quot;;[Entrada.A475])+1;100))" office:value-type="float" office:value="5">
            <text:p>5</text:p>
          </table:table-cell>
          <table:table-cell table:formula="of:=[Entrada.C475]" office:value-type="float" office:value="4">
            <text:p>4</text:p>
          </table:table-cell>
          <table:table-cell table:formula="of:=[Entrada.D475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469]*[.E469]" office:value-type="float" office:value="128">
            <text:p>128</text:p>
          </table:table-cell>
          <table:table-cell/>
          <table:table-cell table:formula="of:=[.E4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9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476];SEARCH(&quot;,&quot;;[Entrada.A476])-1))" office:value-type="float" office:value="35">
            <text:p>35</text:p>
          </table:table-cell>
          <table:table-cell table:formula="of:=VALUE(MID([Entrada.A476];SEARCH(&quot;,&quot;;[Entrada.A476])+1;100))" office:value-type="float" office:value="30">
            <text:p>30</text:p>
          </table:table-cell>
          <table:table-cell table:formula="of:=[Entrada.C476]" office:value-type="float" office:value="16">
            <text:p>16</text:p>
          </table:table-cell>
          <table:table-cell table:formula="of:=[Entrada.D476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470]*[.E470]" office:value-type="float" office:value="136">
            <text:p>136</text:p>
          </table:table-cell>
          <table:table-cell/>
          <table:table-cell table:formula="of:=[.E4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0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477];SEARCH(&quot;,&quot;;[Entrada.A477])-1))" office:value-type="float" office:value="25">
            <text:p>25</text:p>
          </table:table-cell>
          <table:table-cell table:formula="of:=VALUE(MID([Entrada.A477];SEARCH(&quot;,&quot;;[Entrada.A477])+1;100))" office:value-type="float" office:value="20">
            <text:p>20</text:p>
          </table:table-cell>
          <table:table-cell table:formula="of:=[Entrada.C477]" office:value-type="float" office:value="17">
            <text:p>17</text:p>
          </table:table-cell>
          <table:table-cell table:formula="of:=[Entrada.D477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471]*[.E471]" office:value-type="float" office:value="100">
            <text:p>100</text:p>
          </table:table-cell>
          <table:table-cell/>
          <table:table-cell table:formula="of:=[.E4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1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478];SEARCH(&quot;,&quot;;[Entrada.A478])-1))" office:value-type="float" office:value="11">
            <text:p>11</text:p>
          </table:table-cell>
          <table:table-cell table:formula="of:=VALUE(MID([Entrada.A478];SEARCH(&quot;,&quot;;[Entrada.A478])+1;100))" office:value-type="float" office:value="25">
            <text:p>25</text:p>
          </table:table-cell>
          <table:table-cell table:formula="of:=[Entrada.C478]" office:value-type="float" office:value="35">
            <text:p>35</text:p>
          </table:table-cell>
          <table:table-cell table:formula="of:=[Entrada.D478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472]*[.E472]" office:value-type="float" office:value="44">
            <text:p>44</text:p>
          </table:table-cell>
          <table:table-cell/>
          <table:table-cell table:formula="of:=[.E4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2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479];SEARCH(&quot;,&quot;;[Entrada.A479])-1))" office:value-type="float" office:value="1">
            <text:p>1</text:p>
          </table:table-cell>
          <table:table-cell table:formula="of:=VALUE(MID([Entrada.A479];SEARCH(&quot;,&quot;;[Entrada.A479])+1;100))" office:value-type="float" office:value="3">
            <text:p>3</text:p>
          </table:table-cell>
          <table:table-cell table:formula="of:=[Entrada.C479]" office:value-type="float" office:value="5">
            <text:p>5</text:p>
          </table:table-cell>
          <table:table-cell table:formula="of:=[Entrada.D479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473]*[.E473]" office:value-type="float" office:value="140">
            <text:p>140</text:p>
          </table:table-cell>
          <table:table-cell/>
          <table:table-cell table:formula="of:=[.E4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3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480];SEARCH(&quot;,&quot;;[Entrada.A480])-1))" office:value-type="float" office:value="39">
            <text:p>39</text:p>
          </table:table-cell>
          <table:table-cell table:formula="of:=VALUE(MID([Entrada.A480];SEARCH(&quot;,&quot;;[Entrada.A480])+1;100))" office:value-type="float" office:value="26">
            <text:p>26</text:p>
          </table:table-cell>
          <table:table-cell table:formula="of:=[Entrada.C480]" office:value-type="float" office:value="35">
            <text:p>35</text:p>
          </table:table-cell>
          <table:table-cell table:formula="of:=[Entrada.D480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474]*[.E474]" office:value-type="float" office:value="24">
            <text:p>24</text:p>
          </table:table-cell>
          <table:table-cell/>
          <table:table-cell table:formula="of:=[.E4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4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481];SEARCH(&quot;,&quot;;[Entrada.A481])-1))" office:value-type="float" office:value="4">
            <text:p>4</text:p>
          </table:table-cell>
          <table:table-cell table:formula="of:=VALUE(MID([Entrada.A481];SEARCH(&quot;,&quot;;[Entrada.A481])+1;100))" office:value-type="float" office:value="8">
            <text:p>8</text:p>
          </table:table-cell>
          <table:table-cell table:formula="of:=[Entrada.C481]" office:value-type="float" office:value="9">
            <text:p>9</text:p>
          </table:table-cell>
          <table:table-cell table:formula="of:=[Entrada.D481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475]*[.E475]" office:value-type="float" office:value="156">
            <text:p>156</text:p>
          </table:table-cell>
          <table:table-cell/>
          <table:table-cell table:formula="of:=[.E4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5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482];SEARCH(&quot;,&quot;;[Entrada.A482])-1))" office:value-type="float" office:value="19">
            <text:p>19</text:p>
          </table:table-cell>
          <table:table-cell table:formula="of:=VALUE(MID([Entrada.A482];SEARCH(&quot;,&quot;;[Entrada.A482])+1;100))" office:value-type="float" office:value="22">
            <text:p>22</text:p>
          </table:table-cell>
          <table:table-cell table:formula="of:=[Entrada.C482]" office:value-type="float" office:value="17">
            <text:p>17</text:p>
          </table:table-cell>
          <table:table-cell table:formula="of:=[Entrada.D482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476]*[.E476]" office:value-type="float" office:value="20">
            <text:p>20</text:p>
          </table:table-cell>
          <table:table-cell/>
          <table:table-cell table:formula="of:=[.E4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6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483];SEARCH(&quot;,&quot;;[Entrada.A483])-1))" office:value-type="float" office:value="2">
            <text:p>2</text:p>
          </table:table-cell>
          <table:table-cell table:formula="of:=VALUE(MID([Entrada.A483];SEARCH(&quot;,&quot;;[Entrada.A483])+1;100))" office:value-type="float" office:value="34">
            <text:p>34</text:p>
          </table:table-cell>
          <table:table-cell table:formula="of:=[Entrada.C483]" office:value-type="float" office:value="12">
            <text:p>12</text:p>
          </table:table-cell>
          <table:table-cell table:formula="of:=[Entrada.D483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477]*[.E477]" office:value-type="float" office:value="24">
            <text:p>24</text:p>
          </table:table-cell>
          <table:table-cell/>
          <table:table-cell table:formula="of:=[.E4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7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484];SEARCH(&quot;,&quot;;[Entrada.A484])-1))" office:value-type="float" office:value="22">
            <text:p>22</text:p>
          </table:table-cell>
          <table:table-cell table:formula="of:=VALUE(MID([Entrada.A484];SEARCH(&quot;,&quot;;[Entrada.A484])+1;100))" office:value-type="float" office:value="33">
            <text:p>33</text:p>
          </table:table-cell>
          <table:table-cell table:formula="of:=[Entrada.C484]" office:value-type="float" office:value="24">
            <text:p>24</text:p>
          </table:table-cell>
          <table:table-cell table:formula="of:=[Entrada.D484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478]*[.E478]" office:value-type="float" office:value="32">
            <text:p>32</text:p>
          </table:table-cell>
          <table:table-cell/>
          <table:table-cell table:formula="of:=[.E4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8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485];SEARCH(&quot;,&quot;;[Entrada.A485])-1))" office:value-type="float" office:value="5">
            <text:p>5</text:p>
          </table:table-cell>
          <table:table-cell table:formula="of:=VALUE(MID([Entrada.A485];SEARCH(&quot;,&quot;;[Entrada.A485])+1;100))" office:value-type="float" office:value="23">
            <text:p>23</text:p>
          </table:table-cell>
          <table:table-cell table:formula="of:=[Entrada.C485]" office:value-type="float" office:value="38">
            <text:p>38</text:p>
          </table:table-cell>
          <table:table-cell table:formula="of:=[Entrada.D485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479]*[.E479]" office:value-type="float" office:value="24">
            <text:p>24</text:p>
          </table:table-cell>
          <table:table-cell/>
          <table:table-cell table:formula="of:=[.E4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9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486];SEARCH(&quot;,&quot;;[Entrada.A486])-1))" office:value-type="float" office:value="30">
            <text:p>30</text:p>
          </table:table-cell>
          <table:table-cell table:formula="of:=VALUE(MID([Entrada.A486];SEARCH(&quot;,&quot;;[Entrada.A486])+1;100))" office:value-type="float" office:value="33">
            <text:p>33</text:p>
          </table:table-cell>
          <table:table-cell table:formula="of:=[Entrada.C486]" office:value-type="float" office:value="11">
            <text:p>11</text:p>
          </table:table-cell>
          <table:table-cell table:formula="of:=[Entrada.D486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480]*[.E480]" office:value-type="float" office:value="172">
            <text:p>172</text:p>
          </table:table-cell>
          <table:table-cell/>
          <table:table-cell table:formula="of:=[.E4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0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487];SEARCH(&quot;,&quot;;[Entrada.A487])-1))" office:value-type="float" office:value="17">
            <text:p>17</text:p>
          </table:table-cell>
          <table:table-cell table:formula="of:=VALUE(MID([Entrada.A487];SEARCH(&quot;,&quot;;[Entrada.A487])+1;100))" office:value-type="float" office:value="28">
            <text:p>28</text:p>
          </table:table-cell>
          <table:table-cell table:formula="of:=[Entrada.C487]" office:value-type="float" office:value="38">
            <text:p>38</text:p>
          </table:table-cell>
          <table:table-cell table:formula="of:=[Entrada.D487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481]*[.E481]" office:value-type="float" office:value="160">
            <text:p>160</text:p>
          </table:table-cell>
          <table:table-cell/>
          <table:table-cell table:formula="of:=[.E4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1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488];SEARCH(&quot;,&quot;;[Entrada.A488])-1))" office:value-type="float" office:value="23">
            <text:p>23</text:p>
          </table:table-cell>
          <table:table-cell table:formula="of:=VALUE(MID([Entrada.A488];SEARCH(&quot;,&quot;;[Entrada.A488])+1;100))" office:value-type="float" office:value="2">
            <text:p>2</text:p>
          </table:table-cell>
          <table:table-cell table:formula="of:=[Entrada.C488]" office:value-type="float" office:value="28">
            <text:p>28</text:p>
          </table:table-cell>
          <table:table-cell table:formula="of:=[Entrada.D488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482]*[.E482]" office:value-type="float" office:value="68">
            <text:p>68</text:p>
          </table:table-cell>
          <table:table-cell/>
          <table:table-cell table:formula="of:=[.E4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2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489];SEARCH(&quot;,&quot;;[Entrada.A489])-1))" office:value-type="float" office:value="13">
            <text:p>13</text:p>
          </table:table-cell>
          <table:table-cell table:formula="of:=VALUE(MID([Entrada.A489];SEARCH(&quot;,&quot;;[Entrada.A489])+1;100))" office:value-type="float" office:value="40">
            <text:p>40</text:p>
          </table:table-cell>
          <table:table-cell table:formula="of:=[Entrada.C489]" office:value-type="float" office:value="26">
            <text:p>26</text:p>
          </table:table-cell>
          <table:table-cell table:formula="of:=[Entrada.D489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483]*[.E483]" office:value-type="float" office:value="184">
            <text:p>184</text:p>
          </table:table-cell>
          <table:table-cell/>
          <table:table-cell table:formula="of:=[.E4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3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490];SEARCH(&quot;,&quot;;[Entrada.A490])-1))" office:value-type="float" office:value="35">
            <text:p>35</text:p>
          </table:table-cell>
          <table:table-cell table:formula="of:=VALUE(MID([Entrada.A490];SEARCH(&quot;,&quot;;[Entrada.A490])+1;100))" office:value-type="float" office:value="7">
            <text:p>7</text:p>
          </table:table-cell>
          <table:table-cell table:formula="of:=[Entrada.C490]" office:value-type="float" office:value="12">
            <text:p>12</text:p>
          </table:table-cell>
          <table:table-cell table:formula="of:=[Entrada.D490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484]*[.E484]" office:value-type="float" office:value="56">
            <text:p>56</text:p>
          </table:table-cell>
          <table:table-cell/>
          <table:table-cell table:formula="of:=[.E4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4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491];SEARCH(&quot;,&quot;;[Entrada.A491])-1))" office:value-type="float" office:value="25">
            <text:p>25</text:p>
          </table:table-cell>
          <table:table-cell table:formula="of:=VALUE(MID([Entrada.A491];SEARCH(&quot;,&quot;;[Entrada.A491])+1;100))" office:value-type="float" office:value="29">
            <text:p>29</text:p>
          </table:table-cell>
          <table:table-cell table:formula="of:=[Entrada.C491]" office:value-type="float" office:value="38">
            <text:p>38</text:p>
          </table:table-cell>
          <table:table-cell table:formula="of:=[Entrada.D491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485]*[.E485]" office:value-type="float" office:value="88">
            <text:p>88</text:p>
          </table:table-cell>
          <table:table-cell/>
          <table:table-cell table:formula="of:=[.E4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5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492];SEARCH(&quot;,&quot;;[Entrada.A492])-1))" office:value-type="float" office:value="11">
            <text:p>11</text:p>
          </table:table-cell>
          <table:table-cell table:formula="of:=VALUE(MID([Entrada.A492];SEARCH(&quot;,&quot;;[Entrada.A492])+1;100))" office:value-type="float" office:value="30">
            <text:p>30</text:p>
          </table:table-cell>
          <table:table-cell table:formula="of:=[Entrada.C492]" office:value-type="float" office:value="17">
            <text:p>17</text:p>
          </table:table-cell>
          <table:table-cell table:formula="of:=[Entrada.D492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486]*[.E486]" office:value-type="float" office:value="28">
            <text:p>28</text:p>
          </table:table-cell>
          <table:table-cell/>
          <table:table-cell table:formula="of:=[.E4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6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493];SEARCH(&quot;,&quot;;[Entrada.A493])-1))" office:value-type="float" office:value="1">
            <text:p>1</text:p>
          </table:table-cell>
          <table:table-cell table:formula="of:=VALUE(MID([Entrada.A493];SEARCH(&quot;,&quot;;[Entrada.A493])+1;100))" office:value-type="float" office:value="4">
            <text:p>4</text:p>
          </table:table-cell>
          <table:table-cell table:formula="of:=[Entrada.C493]" office:value-type="float" office:value="6">
            <text:p>6</text:p>
          </table:table-cell>
          <table:table-cell table:formula="of:=[Entrada.D493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487]*[.E487]" office:value-type="float" office:value="80">
            <text:p>80</text:p>
          </table:table-cell>
          <table:table-cell/>
          <table:table-cell table:formula="of:=[.E4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7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494];SEARCH(&quot;,&quot;;[Entrada.A494])-1))" office:value-type="float" office:value="39">
            <text:p>39</text:p>
          </table:table-cell>
          <table:table-cell table:formula="of:=VALUE(MID([Entrada.A494];SEARCH(&quot;,&quot;;[Entrada.A494])+1;100))" office:value-type="float" office:value="19">
            <text:p>19</text:p>
          </table:table-cell>
          <table:table-cell table:formula="of:=[Entrada.C494]" office:value-type="float" office:value="22">
            <text:p>22</text:p>
          </table:table-cell>
          <table:table-cell table:formula="of:=[Entrada.D494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488]*[.E488]" office:value-type="float" office:value="144">
            <text:p>144</text:p>
          </table:table-cell>
          <table:table-cell/>
          <table:table-cell table:formula="of:=[.E4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8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495];SEARCH(&quot;,&quot;;[Entrada.A495])-1))" office:value-type="float" office:value="26">
            <text:p>26</text:p>
          </table:table-cell>
          <table:table-cell table:formula="of:=VALUE(MID([Entrada.A495];SEARCH(&quot;,&quot;;[Entrada.A495])+1;100))" office:value-type="float" office:value="4">
            <text:p>4</text:p>
          </table:table-cell>
          <table:table-cell table:formula="of:=[Entrada.C495]" office:value-type="float" office:value="17">
            <text:p>17</text:p>
          </table:table-cell>
          <table:table-cell table:formula="of:=[Entrada.D495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489]*[.E489]" office:value-type="float" office:value="200">
            <text:p>200</text:p>
          </table:table-cell>
          <table:table-cell/>
          <table:table-cell table:formula="of:=[.E4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9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496];SEARCH(&quot;,&quot;;[Entrada.A496])-1))" office:value-type="float" office:value="29">
            <text:p>29</text:p>
          </table:table-cell>
          <table:table-cell table:formula="of:=VALUE(MID([Entrada.A496];SEARCH(&quot;,&quot;;[Entrada.A496])+1;100))" office:value-type="float" office:value="25">
            <text:p>25</text:p>
          </table:table-cell>
          <table:table-cell table:formula="of:=[Entrada.C496]" office:value-type="float" office:value="32">
            <text:p>32</text:p>
          </table:table-cell>
          <table:table-cell table:formula="of:=[Entrada.D496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490]*[.E490]" office:value-type="float" office:value="116">
            <text:p>116</text:p>
          </table:table-cell>
          <table:table-cell/>
          <table:table-cell table:formula="of:=[.E4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0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497];SEARCH(&quot;,&quot;;[Entrada.A497])-1))" office:value-type="float" office:value="5">
            <text:p>5</text:p>
          </table:table-cell>
          <table:table-cell table:formula="of:=VALUE(MID([Entrada.A497];SEARCH(&quot;,&quot;;[Entrada.A497])+1;100))" office:value-type="float" office:value="16">
            <text:p>16</text:p>
          </table:table-cell>
          <table:table-cell table:formula="of:=[Entrada.C497]" office:value-type="float" office:value="4">
            <text:p>4</text:p>
          </table:table-cell>
          <table:table-cell table:formula="of:=[Entrada.D497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491]*[.E491]" office:value-type="float" office:value="132">
            <text:p>132</text:p>
          </table:table-cell>
          <table:table-cell/>
          <table:table-cell table:formula="of:=[.E4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1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498];SEARCH(&quot;,&quot;;[Entrada.A498])-1))" office:value-type="float" office:value="30">
            <text:p>30</text:p>
          </table:table-cell>
          <table:table-cell table:formula="of:=VALUE(MID([Entrada.A498];SEARCH(&quot;,&quot;;[Entrada.A498])+1;100))" office:value-type="float" office:value="40">
            <text:p>40</text:p>
          </table:table-cell>
          <table:table-cell table:formula="of:=[Entrada.C498]" office:value-type="float" office:value="34">
            <text:p>34</text:p>
          </table:table-cell>
          <table:table-cell table:formula="of:=[Entrada.D498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492]*[.E492]" office:value-type="float" office:value="156">
            <text:p>156</text:p>
          </table:table-cell>
          <table:table-cell/>
          <table:table-cell table:formula="of:=[.E4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2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499];SEARCH(&quot;,&quot;;[Entrada.A499])-1))" office:value-type="float" office:value="17">
            <text:p>17</text:p>
          </table:table-cell>
          <table:table-cell table:formula="of:=VALUE(MID([Entrada.A499];SEARCH(&quot;,&quot;;[Entrada.A499])+1;100))" office:value-type="float" office:value="21">
            <text:p>21</text:p>
          </table:table-cell>
          <table:table-cell table:formula="of:=[Entrada.C499]" office:value-type="float" office:value="18">
            <text:p>18</text:p>
          </table:table-cell>
          <table:table-cell table:formula="of:=[Entrada.D499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493]*[.E493]" office:value-type="float" office:value="76">
            <text:p>76</text:p>
          </table:table-cell>
          <table:table-cell/>
          <table:table-cell table:formula="of:=[.E4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3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500];SEARCH(&quot;,&quot;;[Entrada.A500])-1))" office:value-type="float" office:value="20">
            <text:p>20</text:p>
          </table:table-cell>
          <table:table-cell table:formula="of:=VALUE(MID([Entrada.A500];SEARCH(&quot;,&quot;;[Entrada.A500])+1;100))" office:value-type="float" office:value="6">
            <text:p>6</text:p>
          </table:table-cell>
          <table:table-cell table:formula="of:=[Entrada.C500]" office:value-type="float" office:value="23">
            <text:p>23</text:p>
          </table:table-cell>
          <table:table-cell table:formula="of:=[Entrada.D500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494]*[.E494]" office:value-type="float" office:value="140">
            <text:p>140</text:p>
          </table:table-cell>
          <table:table-cell/>
          <table:table-cell table:formula="of:=[.E4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4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501];SEARCH(&quot;,&quot;;[Entrada.A501])-1))" office:value-type="float" office:value="23">
            <text:p>23</text:p>
          </table:table-cell>
          <table:table-cell table:formula="of:=VALUE(MID([Entrada.A501];SEARCH(&quot;,&quot;;[Entrada.A501])+1;100))" office:value-type="float" office:value="27">
            <text:p>27</text:p>
          </table:table-cell>
          <table:table-cell table:formula="of:=[Entrada.C501]" office:value-type="float" office:value="17">
            <text:p>17</text:p>
          </table:table-cell>
          <table:table-cell table:formula="of:=[Entrada.D501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495]*[.E495]" office:value-type="float" office:value="176">
            <text:p>176</text:p>
          </table:table-cell>
          <table:table-cell/>
          <table:table-cell table:formula="of:=[.E4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5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502];SEARCH(&quot;,&quot;;[Entrada.A502])-1))" office:value-type="float" office:value="32">
            <text:p>32</text:p>
          </table:table-cell>
          <table:table-cell table:formula="of:=VALUE(MID([Entrada.A502];SEARCH(&quot;,&quot;;[Entrada.A502])+1;100))" office:value-type="float" office:value="1">
            <text:p>1</text:p>
          </table:table-cell>
          <table:table-cell table:formula="of:=[Entrada.C502]" office:value-type="float" office:value="37">
            <text:p>37</text:p>
          </table:table-cell>
          <table:table-cell table:formula="of:=[Entrada.D502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496]*[.E496]" office:value-type="float" office:value="200">
            <text:p>200</text:p>
          </table:table-cell>
          <table:table-cell/>
          <table:table-cell table:formula="of:=[.E4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6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503];SEARCH(&quot;,&quot;;[Entrada.A503])-1))" office:value-type="float" office:value="13">
            <text:p>13</text:p>
          </table:table-cell>
          <table:table-cell table:formula="of:=VALUE(MID([Entrada.A503];SEARCH(&quot;,&quot;;[Entrada.A503])+1;100))" office:value-type="float" office:value="33">
            <text:p>33</text:p>
          </table:table-cell>
          <table:table-cell table:formula="of:=[Entrada.C503]" office:value-type="float" office:value="13">
            <text:p>13</text:p>
          </table:table-cell>
          <table:table-cell table:formula="of:=[Entrada.D503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497]*[.E497]" office:value-type="float" office:value="52">
            <text:p>52</text:p>
          </table:table-cell>
          <table:table-cell/>
          <table:table-cell table:formula="of:=[.E4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7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504];SEARCH(&quot;,&quot;;[Entrada.A504])-1))" office:value-type="float" office:value="35">
            <text:p>35</text:p>
          </table:table-cell>
          <table:table-cell table:formula="of:=VALUE(MID([Entrada.A504];SEARCH(&quot;,&quot;;[Entrada.A504])+1;100))" office:value-type="float" office:value="12">
            <text:p>12</text:p>
          </table:table-cell>
          <table:table-cell table:formula="of:=[Entrada.C504]" office:value-type="float" office:value="18">
            <text:p>18</text:p>
          </table:table-cell>
          <table:table-cell table:formula="of:=[Entrada.D504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498]*[.E498]" office:value-type="float" office:value="188">
            <text:p>188</text:p>
          </table:table-cell>
          <table:table-cell/>
          <table:table-cell table:formula="of:=[.E4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8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505];SEARCH(&quot;,&quot;;[Entrada.A505])-1))" office:value-type="float" office:value="11">
            <text:p>11</text:p>
          </table:table-cell>
          <table:table-cell table:formula="of:=VALUE(MID([Entrada.A505];SEARCH(&quot;,&quot;;[Entrada.A505])+1;100))" office:value-type="float" office:value="23">
            <text:p>23</text:p>
          </table:table-cell>
          <table:table-cell table:formula="of:=[Entrada.C505]" office:value-type="float" office:value="22">
            <text:p>22</text:p>
          </table:table-cell>
          <table:table-cell table:formula="of:=[Entrada.D505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499]*[.E499]" office:value-type="float" office:value="100">
            <text:p>100</text:p>
          </table:table-cell>
          <table:table-cell/>
          <table:table-cell table:formula="of:=[.E4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9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506];SEARCH(&quot;,&quot;;[Entrada.A506])-1))" office:value-type="float" office:value="36">
            <text:p>36</text:p>
          </table:table-cell>
          <table:table-cell table:formula="of:=VALUE(MID([Entrada.A506];SEARCH(&quot;,&quot;;[Entrada.A506])+1;100))" office:value-type="float" office:value="21">
            <text:p>21</text:p>
          </table:table-cell>
          <table:table-cell table:formula="of:=[Entrada.C506]" office:value-type="float" office:value="5">
            <text:p>5</text:p>
          </table:table-cell>
          <table:table-cell table:formula="of:=[Entrada.D506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500]*[.E500]" office:value-type="float" office:value="128">
            <text:p>128</text:p>
          </table:table-cell>
          <table:table-cell/>
          <table:table-cell table:formula="of:=[.E5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0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507];SEARCH(&quot;,&quot;;[Entrada.A507])-1))" office:value-type="float" office:value="1">
            <text:p>1</text:p>
          </table:table-cell>
          <table:table-cell table:formula="of:=VALUE(MID([Entrada.A507];SEARCH(&quot;,&quot;;[Entrada.A507])+1;100))" office:value-type="float" office:value="29">
            <text:p>29</text:p>
          </table:table-cell>
          <table:table-cell table:formula="of:=[Entrada.C507]" office:value-type="float" office:value="40">
            <text:p>40</text:p>
          </table:table-cell>
          <table:table-cell table:formula="of:=[Entrada.D507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501]*[.E501]" office:value-type="float" office:value="176">
            <text:p>176</text:p>
          </table:table-cell>
          <table:table-cell/>
          <table:table-cell table:formula="of:=[.E5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1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508];SEARCH(&quot;,&quot;;[Entrada.A508])-1))" office:value-type="float" office:value="39">
            <text:p>39</text:p>
          </table:table-cell>
          <table:table-cell table:formula="of:=VALUE(MID([Entrada.A508];SEARCH(&quot;,&quot;;[Entrada.A508])+1;100))" office:value-type="float" office:value="8">
            <text:p>8</text:p>
          </table:table-cell>
          <table:table-cell table:formula="of:=[Entrada.C508]" office:value-type="float" office:value="5">
            <text:p>5</text:p>
          </table:table-cell>
          <table:table-cell table:formula="of:=[Entrada.D508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502]*[.E502]" office:value-type="float" office:value="32">
            <text:p>32</text:p>
          </table:table-cell>
          <table:table-cell/>
          <table:table-cell table:formula="of:=[.E5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2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509];SEARCH(&quot;,&quot;;[Entrada.A509])-1))" office:value-type="float" office:value="26">
            <text:p>26</text:p>
          </table:table-cell>
          <table:table-cell table:formula="of:=VALUE(MID([Entrada.A509];SEARCH(&quot;,&quot;;[Entrada.A509])+1;100))" office:value-type="float" office:value="15">
            <text:p>15</text:p>
          </table:table-cell>
          <table:table-cell table:formula="of:=[Entrada.C509]" office:value-type="float" office:value="24">
            <text:p>24</text:p>
          </table:table-cell>
          <table:table-cell table:formula="of:=[Entrada.D509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503]*[.E503]" office:value-type="float" office:value="132">
            <text:p>132</text:p>
          </table:table-cell>
          <table:table-cell/>
          <table:table-cell table:formula="of:=[.E5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3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510];SEARCH(&quot;,&quot;;[Entrada.A510])-1))" office:value-type="float" office:value="29">
            <text:p>29</text:p>
          </table:table-cell>
          <table:table-cell table:formula="of:=VALUE(MID([Entrada.A510];SEARCH(&quot;,&quot;;[Entrada.A510])+1;100))" office:value-type="float" office:value="18">
            <text:p>18</text:p>
          </table:table-cell>
          <table:table-cell table:formula="of:=[Entrada.C510]" office:value-type="float" office:value="26">
            <text:p>26</text:p>
          </table:table-cell>
          <table:table-cell table:formula="of:=[Entrada.D510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504]*[.E504]" office:value-type="float" office:value="132">
            <text:p>132</text:p>
          </table:table-cell>
          <table:table-cell/>
          <table:table-cell table:formula="of:=[.E5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4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511];SEARCH(&quot;,&quot;;[Entrada.A511])-1))" office:value-type="float" office:value="15">
            <text:p>15</text:p>
          </table:table-cell>
          <table:table-cell table:formula="of:=VALUE(MID([Entrada.A511];SEARCH(&quot;,&quot;;[Entrada.A511])+1;100))" office:value-type="float" office:value="35">
            <text:p>35</text:p>
          </table:table-cell>
          <table:table-cell table:formula="of:=[Entrada.C511]" office:value-type="float" office:value="10">
            <text:p>10</text:p>
          </table:table-cell>
          <table:table-cell table:formula="of:=[Entrada.D511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505]*[.E505]" office:value-type="float" office:value="120">
            <text:p>120</text:p>
          </table:table-cell>
          <table:table-cell/>
          <table:table-cell table:formula="of:=[.E5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5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512];SEARCH(&quot;,&quot;;[Entrada.A512])-1))" office:value-type="float" office:value="19">
            <text:p>19</text:p>
          </table:table-cell>
          <table:table-cell table:formula="of:=VALUE(MID([Entrada.A512];SEARCH(&quot;,&quot;;[Entrada.A512])+1;100))" office:value-type="float" office:value="36">
            <text:p>36</text:p>
          </table:table-cell>
          <table:table-cell table:formula="of:=[Entrada.C512]" office:value-type="float" office:value="29">
            <text:p>29</text:p>
          </table:table-cell>
          <table:table-cell table:formula="of:=[Entrada.D512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506]*[.E506]" office:value-type="float" office:value="68">
            <text:p>68</text:p>
          </table:table-cell>
          <table:table-cell/>
          <table:table-cell table:formula="of:=[.E5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6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513];SEARCH(&quot;,&quot;;[Entrada.A513])-1))" office:value-type="float" office:value="5">
            <text:p>5</text:p>
          </table:table-cell>
          <table:table-cell table:formula="of:=VALUE(MID([Entrada.A513];SEARCH(&quot;,&quot;;[Entrada.A513])+1;100))" office:value-type="float" office:value="25">
            <text:p>25</text:p>
          </table:table-cell>
          <table:table-cell table:formula="of:=[Entrada.C513]" office:value-type="float" office:value="27">
            <text:p>27</text:p>
          </table:table-cell>
          <table:table-cell table:formula="of:=[Entrada.D513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507]*[.E507]" office:value-type="float" office:value="192">
            <text:p>192</text:p>
          </table:table-cell>
          <table:table-cell/>
          <table:table-cell table:formula="of:=[.E5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7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514];SEARCH(&quot;,&quot;;[Entrada.A514])-1))" office:value-type="float" office:value="27">
            <text:p>27</text:p>
          </table:table-cell>
          <table:table-cell table:formula="of:=VALUE(MID([Entrada.A514];SEARCH(&quot;,&quot;;[Entrada.A514])+1;100))" office:value-type="float" office:value="36">
            <text:p>36</text:p>
          </table:table-cell>
          <table:table-cell table:formula="of:=[Entrada.C514]" office:value-type="float" office:value="14">
            <text:p>14</text:p>
          </table:table-cell>
          <table:table-cell table:formula="of:=[Entrada.D514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508]*[.E508]" office:value-type="float" office:value="48">
            <text:p>48</text:p>
          </table:table-cell>
          <table:table-cell/>
          <table:table-cell table:formula="of:=[.E5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8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515];SEARCH(&quot;,&quot;;[Entrada.A515])-1))" office:value-type="float" office:value="30">
            <text:p>30</text:p>
          </table:table-cell>
          <table:table-cell table:formula="of:=VALUE(MID([Entrada.A515];SEARCH(&quot;,&quot;;[Entrada.A515])+1;100))" office:value-type="float" office:value="19">
            <text:p>19</text:p>
          </table:table-cell>
          <table:table-cell table:formula="of:=[Entrada.C515]" office:value-type="float" office:value="16">
            <text:p>16</text:p>
          </table:table-cell>
          <table:table-cell table:formula="of:=[Entrada.D515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509]*[.E509]" office:value-type="float" office:value="188">
            <text:p>188</text:p>
          </table:table-cell>
          <table:table-cell/>
          <table:table-cell table:formula="of:=[.E5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9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516];SEARCH(&quot;,&quot;;[Entrada.A516])-1))" office:value-type="float" office:value="17">
            <text:p>17</text:p>
          </table:table-cell>
          <table:table-cell table:formula="of:=VALUE(MID([Entrada.A516];SEARCH(&quot;,&quot;;[Entrada.A516])+1;100))" office:value-type="float" office:value="14">
            <text:p>14</text:p>
          </table:table-cell>
          <table:table-cell table:formula="of:=[Entrada.C516]" office:value-type="float" office:value="11">
            <text:p>11</text:p>
          </table:table-cell>
          <table:table-cell table:formula="of:=[Entrada.D516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510]*[.E510]" office:value-type="float" office:value="196">
            <text:p>196</text:p>
          </table:table-cell>
          <table:table-cell/>
          <table:table-cell table:formula="of:=[.E5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0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517];SEARCH(&quot;,&quot;;[Entrada.A517])-1))" office:value-type="float" office:value="20">
            <text:p>20</text:p>
          </table:table-cell>
          <table:table-cell table:formula="of:=VALUE(MID([Entrada.A517];SEARCH(&quot;,&quot;;[Entrada.A517])+1;100))" office:value-type="float" office:value="13">
            <text:p>13</text:p>
          </table:table-cell>
          <table:table-cell table:formula="of:=[Entrada.C517]" office:value-type="float" office:value="22">
            <text:p>22</text:p>
          </table:table-cell>
          <table:table-cell table:formula="of:=[Entrada.D517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511]*[.E511]" office:value-type="float" office:value="108">
            <text:p>108</text:p>
          </table:table-cell>
          <table:table-cell/>
          <table:table-cell table:formula="of:=[.E5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1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518];SEARCH(&quot;,&quot;;[Entrada.A518])-1))" office:value-type="float" office:value="23">
            <text:p>23</text:p>
          </table:table-cell>
          <table:table-cell table:formula="of:=VALUE(MID([Entrada.A518];SEARCH(&quot;,&quot;;[Entrada.A518])+1;100))" office:value-type="float" office:value="16">
            <text:p>16</text:p>
          </table:table-cell>
          <table:table-cell table:formula="of:=[Entrada.C518]" office:value-type="float" office:value="31">
            <text:p>31</text:p>
          </table:table-cell>
          <table:table-cell table:formula="of:=[Entrada.D518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512]*[.E512]" office:value-type="float" office:value="44">
            <text:p>44</text:p>
          </table:table-cell>
          <table:table-cell/>
          <table:table-cell table:formula="of:=[.E5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2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519];SEARCH(&quot;,&quot;;[Entrada.A519])-1))" office:value-type="float" office:value="6">
            <text:p>6</text:p>
          </table:table-cell>
          <table:table-cell table:formula="of:=VALUE(MID([Entrada.A519];SEARCH(&quot;,&quot;;[Entrada.A519])+1;100))" office:value-type="float" office:value="40">
            <text:p>40</text:p>
          </table:table-cell>
          <table:table-cell table:formula="of:=[Entrada.C519]" office:value-type="float" office:value="34">
            <text:p>34</text:p>
          </table:table-cell>
          <table:table-cell table:formula="of:=[Entrada.D519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513]*[.E513]" office:value-type="float" office:value="196">
            <text:p>196</text:p>
          </table:table-cell>
          <table:table-cell/>
          <table:table-cell table:formula="of:=[.E5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3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520];SEARCH(&quot;,&quot;;[Entrada.A520])-1))" office:value-type="float" office:value="10">
            <text:p>10</text:p>
          </table:table-cell>
          <table:table-cell table:formula="of:=VALUE(MID([Entrada.A520];SEARCH(&quot;,&quot;;[Entrada.A520])+1;100))" office:value-type="float" office:value="39">
            <text:p>39</text:p>
          </table:table-cell>
          <table:table-cell table:formula="of:=[Entrada.C520]" office:value-type="float" office:value="31">
            <text:p>31</text:p>
          </table:table-cell>
          <table:table-cell table:formula="of:=[Entrada.D520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514]*[.E514]" office:value-type="float" office:value="124">
            <text:p>124</text:p>
          </table:table-cell>
          <table:table-cell/>
          <table:table-cell table:formula="of:=[.E5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4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521];SEARCH(&quot;,&quot;;[Entrada.A521])-1))" office:value-type="float" office:value="32">
            <text:p>32</text:p>
          </table:table-cell>
          <table:table-cell table:formula="of:=VALUE(MID([Entrada.A521];SEARCH(&quot;,&quot;;[Entrada.A521])+1;100))" office:value-type="float" office:value="24">
            <text:p>24</text:p>
          </table:table-cell>
          <table:table-cell table:formula="of:=[Entrada.C521]" office:value-type="float" office:value="7">
            <text:p>7</text:p>
          </table:table-cell>
          <table:table-cell table:formula="of:=[Entrada.D521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515]*[.E515]" office:value-type="float" office:value="148">
            <text:p>148</text:p>
          </table:table-cell>
          <table:table-cell/>
          <table:table-cell table:formula="of:=[.E5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5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522];SEARCH(&quot;,&quot;;[Entrada.A522])-1))" office:value-type="float" office:value="38">
            <text:p>38</text:p>
          </table:table-cell>
          <table:table-cell table:formula="of:=VALUE(MID([Entrada.A522];SEARCH(&quot;,&quot;;[Entrada.A522])+1;100))" office:value-type="float" office:value="34">
            <text:p>34</text:p>
          </table:table-cell>
          <table:table-cell table:formula="of:=[Entrada.C522]" office:value-type="float" office:value="33">
            <text:p>33</text:p>
          </table:table-cell>
          <table:table-cell table:formula="of:=[Entrada.D522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516]*[.E516]" office:value-type="float" office:value="36">
            <text:p>36</text:p>
          </table:table-cell>
          <table:table-cell/>
          <table:table-cell table:formula="of:=[.E5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6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523];SEARCH(&quot;,&quot;;[Entrada.A523])-1))" office:value-type="float" office:value="8">
            <text:p>8</text:p>
          </table:table-cell>
          <table:table-cell table:formula="of:=VALUE(MID([Entrada.A523];SEARCH(&quot;,&quot;;[Entrada.A523])+1;100))" office:value-type="float" office:value="17">
            <text:p>17</text:p>
          </table:table-cell>
          <table:table-cell table:formula="of:=[Entrada.C523]" office:value-type="float" office:value="28">
            <text:p>28</text:p>
          </table:table-cell>
          <table:table-cell table:formula="of:=[Entrada.D523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517]*[.E517]" office:value-type="float" office:value="156">
            <text:p>156</text:p>
          </table:table-cell>
          <table:table-cell/>
          <table:table-cell table:formula="of:=[.E5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7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524];SEARCH(&quot;,&quot;;[Entrada.A524])-1))" office:value-type="float" office:value="11">
            <text:p>11</text:p>
          </table:table-cell>
          <table:table-cell table:formula="of:=VALUE(MID([Entrada.A524];SEARCH(&quot;,&quot;;[Entrada.A524])+1;100))" office:value-type="float" office:value="12">
            <text:p>12</text:p>
          </table:table-cell>
          <table:table-cell table:formula="of:=[Entrada.C524]" office:value-type="float" office:value="36">
            <text:p>36</text:p>
          </table:table-cell>
          <table:table-cell table:formula="of:=[Entrada.D524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518]*[.E518]" office:value-type="float" office:value="44">
            <text:p>44</text:p>
          </table:table-cell>
          <table:table-cell/>
          <table:table-cell table:formula="of:=[.E5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8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525];SEARCH(&quot;,&quot;;[Entrada.A525])-1))" office:value-type="float" office:value="14">
            <text:p>14</text:p>
          </table:table-cell>
          <table:table-cell table:formula="of:=VALUE(MID([Entrada.A525];SEARCH(&quot;,&quot;;[Entrada.A525])+1;100))" office:value-type="float" office:value="11">
            <text:p>11</text:p>
          </table:table-cell>
          <table:table-cell table:formula="of:=[Entrada.C525]" office:value-type="float" office:value="11">
            <text:p>11</text:p>
          </table:table-cell>
          <table:table-cell table:formula="of:=[Entrada.D525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519]*[.E519]" office:value-type="float" office:value="92">
            <text:p>92</text:p>
          </table:table-cell>
          <table:table-cell/>
          <table:table-cell table:formula="of:=[.E5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9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526];SEARCH(&quot;,&quot;;[Entrada.A526])-1))" office:value-type="float" office:value="36">
            <text:p>36</text:p>
          </table:table-cell>
          <table:table-cell table:formula="of:=VALUE(MID([Entrada.A526];SEARCH(&quot;,&quot;;[Entrada.A526])+1;100))" office:value-type="float" office:value="28">
            <text:p>28</text:p>
          </table:table-cell>
          <table:table-cell table:formula="of:=[Entrada.C526]" office:value-type="float" office:value="29">
            <text:p>29</text:p>
          </table:table-cell>
          <table:table-cell table:formula="of:=[Entrada.D526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520]*[.E520]" office:value-type="float" office:value="168">
            <text:p>168</text:p>
          </table:table-cell>
          <table:table-cell/>
          <table:table-cell table:formula="of:=[.E5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0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527];SEARCH(&quot;,&quot;;[Entrada.A527])-1))" office:value-type="float" office:value="1">
            <text:p>1</text:p>
          </table:table-cell>
          <table:table-cell table:formula="of:=VALUE(MID([Entrada.A527];SEARCH(&quot;,&quot;;[Entrada.A527])+1;100))" office:value-type="float" office:value="22">
            <text:p>22</text:p>
          </table:table-cell>
          <table:table-cell table:formula="of:=[Entrada.C527]" office:value-type="float" office:value="27">
            <text:p>27</text:p>
          </table:table-cell>
          <table:table-cell table:formula="of:=[Entrada.D527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521]*[.E521]" office:value-type="float" office:value="52">
            <text:p>52</text:p>
          </table:table-cell>
          <table:table-cell/>
          <table:table-cell table:formula="of:=[.E5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1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528];SEARCH(&quot;,&quot;;[Entrada.A528])-1))" office:value-type="float" office:value="39">
            <text:p>39</text:p>
          </table:table-cell>
          <table:table-cell table:formula="of:=VALUE(MID([Entrada.A528];SEARCH(&quot;,&quot;;[Entrada.A528])+1;100))" office:value-type="float" office:value="1">
            <text:p>1</text:p>
          </table:table-cell>
          <table:table-cell table:formula="of:=[Entrada.C528]" office:value-type="float" office:value="23">
            <text:p>23</text:p>
          </table:table-cell>
          <table:table-cell table:formula="of:=[Entrada.D528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522]*[.E522]" office:value-type="float" office:value="76">
            <text:p>76</text:p>
          </table:table-cell>
          <table:table-cell/>
          <table:table-cell table:formula="of:=[.E5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2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529];SEARCH(&quot;,&quot;;[Entrada.A529])-1))" office:value-type="float" office:value="26">
            <text:p>26</text:p>
          </table:table-cell>
          <table:table-cell table:formula="of:=VALUE(MID([Entrada.A529];SEARCH(&quot;,&quot;;[Entrada.A529])+1;100))" office:value-type="float" office:value="22">
            <text:p>22</text:p>
          </table:table-cell>
          <table:table-cell table:formula="of:=[Entrada.C529]" office:value-type="float" office:value="4">
            <text:p>4</text:p>
          </table:table-cell>
          <table:table-cell table:formula="of:=[Entrada.D529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523]*[.E523]" office:value-type="float" office:value="132">
            <text:p>132</text:p>
          </table:table-cell>
          <table:table-cell/>
          <table:table-cell table:formula="of:=[.E5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3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530];SEARCH(&quot;,&quot;;[Entrada.A530])-1))" office:value-type="float" office:value="15">
            <text:p>15</text:p>
          </table:table-cell>
          <table:table-cell table:formula="of:=VALUE(MID([Entrada.A530];SEARCH(&quot;,&quot;;[Entrada.A530])+1;100))" office:value-type="float" office:value="40">
            <text:p>40</text:p>
          </table:table-cell>
          <table:table-cell table:formula="of:=[Entrada.C530]" office:value-type="float" office:value="34">
            <text:p>34</text:p>
          </table:table-cell>
          <table:table-cell table:formula="of:=[Entrada.D530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524]*[.E524]" office:value-type="float" office:value="156">
            <text:p>156</text:p>
          </table:table-cell>
          <table:table-cell/>
          <table:table-cell table:formula="of:=[.E5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4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531];SEARCH(&quot;,&quot;;[Entrada.A531])-1))" office:value-type="float" office:value="2">
            <text:p>2</text:p>
          </table:table-cell>
          <table:table-cell table:formula="of:=VALUE(MID([Entrada.A531];SEARCH(&quot;,&quot;;[Entrada.A531])+1;100))" office:value-type="float" office:value="15">
            <text:p>15</text:p>
          </table:table-cell>
          <table:table-cell table:formula="of:=[Entrada.C531]" office:value-type="float" office:value="27">
            <text:p>27</text:p>
          </table:table-cell>
          <table:table-cell table:formula="of:=[Entrada.D531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525]*[.E525]" office:value-type="float" office:value="36">
            <text:p>36</text:p>
          </table:table-cell>
          <table:table-cell/>
          <table:table-cell table:formula="of:=[.E5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5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532];SEARCH(&quot;,&quot;;[Entrada.A532])-1))" office:value-type="float" office:value="24">
            <text:p>24</text:p>
          </table:table-cell>
          <table:table-cell table:formula="of:=VALUE(MID([Entrada.A532];SEARCH(&quot;,&quot;;[Entrada.A532])+1;100))" office:value-type="float" office:value="32">
            <text:p>32</text:p>
          </table:table-cell>
          <table:table-cell table:formula="of:=[Entrada.C532]" office:value-type="float" office:value="30">
            <text:p>30</text:p>
          </table:table-cell>
          <table:table-cell table:formula="of:=[Entrada.D532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526]*[.E526]" office:value-type="float" office:value="192">
            <text:p>192</text:p>
          </table:table-cell>
          <table:table-cell/>
          <table:table-cell table:formula="of:=[.E5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6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533];SEARCH(&quot;,&quot;;[Entrada.A533])-1))" office:value-type="float" office:value="5">
            <text:p>5</text:p>
          </table:table-cell>
          <table:table-cell table:formula="of:=VALUE(MID([Entrada.A533];SEARCH(&quot;,&quot;;[Entrada.A533])+1;100))" office:value-type="float" office:value="2">
            <text:p>2</text:p>
          </table:table-cell>
          <table:table-cell table:formula="of:=[Entrada.C533]" office:value-type="float" office:value="10">
            <text:p>10</text:p>
          </table:table-cell>
          <table:table-cell table:formula="of:=[Entrada.D533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527]*[.E527]" office:value-type="float" office:value="20">
            <text:p>20</text:p>
          </table:table-cell>
          <table:table-cell/>
          <table:table-cell table:formula="of:=[.E5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7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534];SEARCH(&quot;,&quot;;[Entrada.A534])-1))" office:value-type="float" office:value="30">
            <text:p>30</text:p>
          </table:table-cell>
          <table:table-cell table:formula="of:=VALUE(MID([Entrada.A534];SEARCH(&quot;,&quot;;[Entrada.A534])+1;100))" office:value-type="float" office:value="26">
            <text:p>26</text:p>
          </table:table-cell>
          <table:table-cell table:formula="of:=[Entrada.C534]" office:value-type="float" office:value="21">
            <text:p>21</text:p>
          </table:table-cell>
          <table:table-cell table:formula="of:=[Entrada.D534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528]*[.E528]" office:value-type="float" office:value="48">
            <text:p>48</text:p>
          </table:table-cell>
          <table:table-cell/>
          <table:table-cell table:formula="of:=[.E5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8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535];SEARCH(&quot;,&quot;;[Entrada.A535])-1))" office:value-type="float" office:value="17">
            <text:p>17</text:p>
          </table:table-cell>
          <table:table-cell table:formula="of:=VALUE(MID([Entrada.A535];SEARCH(&quot;,&quot;;[Entrada.A535])+1;100))" office:value-type="float" office:value="7">
            <text:p>7</text:p>
          </table:table-cell>
          <table:table-cell table:formula="of:=[Entrada.C535]" office:value-type="float" office:value="21">
            <text:p>21</text:p>
          </table:table-cell>
          <table:table-cell table:formula="of:=[Entrada.D535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529]*[.E529]" office:value-type="float" office:value="32">
            <text:p>32</text:p>
          </table:table-cell>
          <table:table-cell/>
          <table:table-cell table:formula="of:=[.E5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9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536];SEARCH(&quot;,&quot;;[Entrada.A536])-1))" office:value-type="float" office:value="6">
            <text:p>6</text:p>
          </table:table-cell>
          <table:table-cell table:formula="of:=VALUE(MID([Entrada.A536];SEARCH(&quot;,&quot;;[Entrada.A536])+1;100))" office:value-type="float" office:value="35">
            <text:p>35</text:p>
          </table:table-cell>
          <table:table-cell table:formula="of:=[Entrada.C536]" office:value-type="float" office:value="22">
            <text:p>22</text:p>
          </table:table-cell>
          <table:table-cell table:formula="of:=[Entrada.D536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530]*[.E530]" office:value-type="float" office:value="112">
            <text:p>112</text:p>
          </table:table-cell>
          <table:table-cell/>
          <table:table-cell table:formula="of:=[.E5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0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537];SEARCH(&quot;,&quot;;[Entrada.A537])-1))" office:value-type="float" office:value="32">
            <text:p>32</text:p>
          </table:table-cell>
          <table:table-cell table:formula="of:=VALUE(MID([Entrada.A537];SEARCH(&quot;,&quot;;[Entrada.A537])+1;100))" office:value-type="float" office:value="31">
            <text:p>31</text:p>
          </table:table-cell>
          <table:table-cell table:formula="of:=[Entrada.C537]" office:value-type="float" office:value="28">
            <text:p>28</text:p>
          </table:table-cell>
          <table:table-cell table:formula="of:=[Entrada.D537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531]*[.E531]" office:value-type="float" office:value="176">
            <text:p>176</text:p>
          </table:table-cell>
          <table:table-cell/>
          <table:table-cell table:formula="of:=[.E5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1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538];SEARCH(&quot;,&quot;;[Entrada.A538])-1))" office:value-type="float" office:value="18">
            <text:p>18</text:p>
          </table:table-cell>
          <table:table-cell table:formula="of:=VALUE(MID([Entrada.A538];SEARCH(&quot;,&quot;;[Entrada.A538])+1;100))" office:value-type="float" office:value="30">
            <text:p>30</text:p>
          </table:table-cell>
          <table:table-cell table:formula="of:=[Entrada.C538]" office:value-type="float" office:value="15">
            <text:p>15</text:p>
          </table:table-cell>
          <table:table-cell table:formula="of:=[Entrada.D538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532]*[.E532]" office:value-type="float" office:value="68">
            <text:p>68</text:p>
          </table:table-cell>
          <table:table-cell/>
          <table:table-cell table:formula="of:=[.E5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2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539];SEARCH(&quot;,&quot;;[Entrada.A539])-1))" office:value-type="float" office:value="8">
            <text:p>8</text:p>
          </table:table-cell>
          <table:table-cell table:formula="of:=VALUE(MID([Entrada.A539];SEARCH(&quot;,&quot;;[Entrada.A539])+1;100))" office:value-type="float" office:value="24">
            <text:p>24</text:p>
          </table:table-cell>
          <table:table-cell table:formula="of:=[Entrada.C539]" office:value-type="float" office:value="8">
            <text:p>8</text:p>
          </table:table-cell>
          <table:table-cell table:formula="of:=[Entrada.D539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533]*[.E533]" office:value-type="float" office:value="164">
            <text:p>164</text:p>
          </table:table-cell>
          <table:table-cell/>
          <table:table-cell table:formula="of:=[.E5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3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540];SEARCH(&quot;,&quot;;[Entrada.A540])-1))" office:value-type="float" office:value="14">
            <text:p>14</text:p>
          </table:table-cell>
          <table:table-cell table:formula="of:=VALUE(MID([Entrada.A540];SEARCH(&quot;,&quot;;[Entrada.A540])+1;100))" office:value-type="float" office:value="18">
            <text:p>18</text:p>
          </table:table-cell>
          <table:table-cell table:formula="of:=[Entrada.C540]" office:value-type="float" office:value="20">
            <text:p>20</text:p>
          </table:table-cell>
          <table:table-cell table:formula="of:=[Entrada.D540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534]*[.E534]" office:value-type="float" office:value="192">
            <text:p>192</text:p>
          </table:table-cell>
          <table:table-cell/>
          <table:table-cell table:formula="of:=[.E5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4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541];SEARCH(&quot;,&quot;;[Entrada.A541])-1))" office:value-type="float" office:value="36">
            <text:p>36</text:p>
          </table:table-cell>
          <table:table-cell table:formula="of:=VALUE(MID([Entrada.A541];SEARCH(&quot;,&quot;;[Entrada.A541])+1;100))" office:value-type="float" office:value="27">
            <text:p>27</text:p>
          </table:table-cell>
          <table:table-cell table:formula="of:=[Entrada.C541]" office:value-type="float" office:value="25">
            <text:p>25</text:p>
          </table:table-cell>
          <table:table-cell table:formula="of:=[Entrada.D541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535]*[.E535]" office:value-type="float" office:value="148">
            <text:p>148</text:p>
          </table:table-cell>
          <table:table-cell/>
          <table:table-cell table:formula="of:=[.E5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5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542];SEARCH(&quot;,&quot;;[Entrada.A542])-1))" office:value-type="float" office:value="26">
            <text:p>26</text:p>
          </table:table-cell>
          <table:table-cell table:formula="of:=VALUE(MID([Entrada.A542];SEARCH(&quot;,&quot;;[Entrada.A542])+1;100))" office:value-type="float" office:value="17">
            <text:p>17</text:p>
          </table:table-cell>
          <table:table-cell table:formula="of:=[Entrada.C542]" office:value-type="float" office:value="12">
            <text:p>12</text:p>
          </table:table-cell>
          <table:table-cell table:formula="of:=[Entrada.D542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536]*[.E536]" office:value-type="float" office:value="192">
            <text:p>192</text:p>
          </table:table-cell>
          <table:table-cell/>
          <table:table-cell table:formula="of:=[.E5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6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543];SEARCH(&quot;,&quot;;[Entrada.A543])-1))" office:value-type="float" office:value="12">
            <text:p>12</text:p>
          </table:table-cell>
          <table:table-cell table:formula="of:=VALUE(MID([Entrada.A543];SEARCH(&quot;,&quot;;[Entrada.A543])+1;100))" office:value-type="float" office:value="28">
            <text:p>28</text:p>
          </table:table-cell>
          <table:table-cell table:formula="of:=[Entrada.C543]" office:value-type="float" office:value="35">
            <text:p>35</text:p>
          </table:table-cell>
          <table:table-cell table:formula="of:=[Entrada.D543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537]*[.E537]" office:value-type="float" office:value="80">
            <text:p>80</text:p>
          </table:table-cell>
          <table:table-cell/>
          <table:table-cell table:formula="of:=[.E5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7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544];SEARCH(&quot;,&quot;;[Entrada.A544])-1))" office:value-type="float" office:value="2">
            <text:p>2</text:p>
          </table:table-cell>
          <table:table-cell table:formula="of:=VALUE(MID([Entrada.A544];SEARCH(&quot;,&quot;;[Entrada.A544])+1;100))" office:value-type="float" office:value="6">
            <text:p>6</text:p>
          </table:table-cell>
          <table:table-cell table:formula="of:=[Entrada.C544]" office:value-type="float" office:value="21">
            <text:p>21</text:p>
          </table:table-cell>
          <table:table-cell table:formula="of:=[Entrada.D544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538]*[.E538]" office:value-type="float" office:value="28">
            <text:p>28</text:p>
          </table:table-cell>
          <table:table-cell/>
          <table:table-cell table:formula="of:=[.E5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8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545];SEARCH(&quot;,&quot;;[Entrada.A545])-1))" office:value-type="float" office:value="24">
            <text:p>24</text:p>
          </table:table-cell>
          <table:table-cell table:formula="of:=VALUE(MID([Entrada.A545];SEARCH(&quot;,&quot;;[Entrada.A545])+1;100))" office:value-type="float" office:value="39">
            <text:p>39</text:p>
          </table:table-cell>
          <table:table-cell table:formula="of:=[Entrada.C545]" office:value-type="float" office:value="14">
            <text:p>14</text:p>
          </table:table-cell>
          <table:table-cell table:formula="of:=[Entrada.D545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539]*[.E539]" office:value-type="float" office:value="144">
            <text:p>144</text:p>
          </table:table-cell>
          <table:table-cell/>
          <table:table-cell table:formula="of:=[.E5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9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546];SEARCH(&quot;,&quot;;[Entrada.A546])-1))" office:value-type="float" office:value="5">
            <text:p>5</text:p>
          </table:table-cell>
          <table:table-cell table:formula="of:=VALUE(MID([Entrada.A546];SEARCH(&quot;,&quot;;[Entrada.A546])+1;100))" office:value-type="float" office:value="11">
            <text:p>11</text:p>
          </table:table-cell>
          <table:table-cell table:formula="of:=[Entrada.C546]" office:value-type="float" office:value="25">
            <text:p>25</text:p>
          </table:table-cell>
          <table:table-cell table:formula="of:=[Entrada.D546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540]*[.E540]" office:value-type="float" office:value="40">
            <text:p>40</text:p>
          </table:table-cell>
          <table:table-cell/>
          <table:table-cell table:formula="of:=[.E5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0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547];SEARCH(&quot;,&quot;;[Entrada.A547])-1))" office:value-type="float" office:value="20">
            <text:p>20</text:p>
          </table:table-cell>
          <table:table-cell table:formula="of:=VALUE(MID([Entrada.A547];SEARCH(&quot;,&quot;;[Entrada.A547])+1;100))" office:value-type="float" office:value="19">
            <text:p>19</text:p>
          </table:table-cell>
          <table:table-cell table:formula="of:=[Entrada.C547]" office:value-type="float" office:value="5">
            <text:p>5</text:p>
          </table:table-cell>
          <table:table-cell table:formula="of:=[Entrada.D547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541]*[.E541]" office:value-type="float" office:value="132">
            <text:p>132</text:p>
          </table:table-cell>
          <table:table-cell/>
          <table:table-cell table:formula="of:=[.E5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1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548];SEARCH(&quot;,&quot;;[Entrada.A548])-1))" office:value-type="float" office:value="23">
            <text:p>23</text:p>
          </table:table-cell>
          <table:table-cell table:formula="of:=VALUE(MID([Entrada.A548];SEARCH(&quot;,&quot;;[Entrada.A548])+1;100))" office:value-type="float" office:value="38">
            <text:p>38</text:p>
          </table:table-cell>
          <table:table-cell table:formula="of:=[Entrada.C548]" office:value-type="float" office:value="32">
            <text:p>32</text:p>
          </table:table-cell>
          <table:table-cell table:formula="of:=[Entrada.D548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542]*[.E542]" office:value-type="float" office:value="192">
            <text:p>192</text:p>
          </table:table-cell>
          <table:table-cell/>
          <table:table-cell table:formula="of:=[.E5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2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549];SEARCH(&quot;,&quot;;[Entrada.A549])-1))" office:value-type="float" office:value="6">
            <text:p>6</text:p>
          </table:table-cell>
          <table:table-cell table:formula="of:=VALUE(MID([Entrada.A549];SEARCH(&quot;,&quot;;[Entrada.A549])+1;100))" office:value-type="float" office:value="26">
            <text:p>26</text:p>
          </table:table-cell>
          <table:table-cell table:formula="of:=[Entrada.C549]" office:value-type="float" office:value="29">
            <text:p>29</text:p>
          </table:table-cell>
          <table:table-cell table:formula="of:=[Entrada.D549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543]*[.E543]" office:value-type="float" office:value="112">
            <text:p>112</text:p>
          </table:table-cell>
          <table:table-cell/>
          <table:table-cell table:formula="of:=[.E5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3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550];SEARCH(&quot;,&quot;;[Entrada.A550])-1))" office:value-type="float" office:value="32">
            <text:p>32</text:p>
          </table:table-cell>
          <table:table-cell table:formula="of:=VALUE(MID([Entrada.A550];SEARCH(&quot;,&quot;;[Entrada.A550])+1;100))" office:value-type="float" office:value="22">
            <text:p>22</text:p>
          </table:table-cell>
          <table:table-cell table:formula="of:=[Entrada.C550]" office:value-type="float" office:value="33">
            <text:p>33</text:p>
          </table:table-cell>
          <table:table-cell table:formula="of:=[Entrada.D550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544]*[.E544]" office:value-type="float" office:value="64">
            <text:p>64</text:p>
          </table:table-cell>
          <table:table-cell/>
          <table:table-cell table:formula="of:=[.E5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4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551];SEARCH(&quot;,&quot;;[Entrada.A551])-1))" office:value-type="float" office:value="31">
            <text:p>31</text:p>
          </table:table-cell>
          <table:table-cell table:formula="of:=VALUE(MID([Entrada.A551];SEARCH(&quot;,&quot;;[Entrada.A551])+1;100))" office:value-type="float" office:value="38">
            <text:p>38</text:p>
          </table:table-cell>
          <table:table-cell table:formula="of:=[Entrada.C551]" office:value-type="float" office:value="27">
            <text:p>27</text:p>
          </table:table-cell>
          <table:table-cell table:formula="of:=[Entrada.D551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545]*[.E545]" office:value-type="float" office:value="48">
            <text:p>48</text:p>
          </table:table-cell>
          <table:table-cell/>
          <table:table-cell table:formula="of:=[.E5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5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552];SEARCH(&quot;,&quot;;[Entrada.A552])-1))" office:value-type="float" office:value="18">
            <text:p>18</text:p>
          </table:table-cell>
          <table:table-cell table:formula="of:=VALUE(MID([Entrada.A552];SEARCH(&quot;,&quot;;[Entrada.A552])+1;100))" office:value-type="float" office:value="25">
            <text:p>25</text:p>
          </table:table-cell>
          <table:table-cell table:formula="of:=[Entrada.C552]" office:value-type="float" office:value="14">
            <text:p>14</text:p>
          </table:table-cell>
          <table:table-cell table:formula="of:=[Entrada.D552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546]*[.E546]" office:value-type="float" office:value="180">
            <text:p>180</text:p>
          </table:table-cell>
          <table:table-cell/>
          <table:table-cell table:formula="of:=[.E5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6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553];SEARCH(&quot;,&quot;;[Entrada.A553])-1))" office:value-type="float" office:value="14">
            <text:p>14</text:p>
          </table:table-cell>
          <table:table-cell table:formula="of:=VALUE(MID([Entrada.A553];SEARCH(&quot;,&quot;;[Entrada.A553])+1;100))" office:value-type="float" office:value="21">
            <text:p>21</text:p>
          </table:table-cell>
          <table:table-cell table:formula="of:=[Entrada.C553]" office:value-type="float" office:value="24">
            <text:p>24</text:p>
          </table:table-cell>
          <table:table-cell table:formula="of:=[Entrada.D553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547]*[.E547]" office:value-type="float" office:value="56">
            <text:p>56</text:p>
          </table:table-cell>
          <table:table-cell/>
          <table:table-cell table:formula="of:=[.E5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7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554];SEARCH(&quot;,&quot;;[Entrada.A554])-1))" office:value-type="float" office:value="36">
            <text:p>36</text:p>
          </table:table-cell>
          <table:table-cell table:formula="of:=VALUE(MID([Entrada.A554];SEARCH(&quot;,&quot;;[Entrada.A554])+1;100))" office:value-type="float" office:value="2">
            <text:p>2</text:p>
          </table:table-cell>
          <table:table-cell table:formula="of:=[Entrada.C554]" office:value-type="float" office:value="25">
            <text:p>25</text:p>
          </table:table-cell>
          <table:table-cell table:formula="of:=[Entrada.D554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548]*[.E548]" office:value-type="float" office:value="100">
            <text:p>100</text:p>
          </table:table-cell>
          <table:table-cell/>
          <table:table-cell table:formula="of:=[.E5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8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555];SEARCH(&quot;,&quot;;[Entrada.A555])-1))" office:value-type="float" office:value="26">
            <text:p>26</text:p>
          </table:table-cell>
          <table:table-cell table:formula="of:=VALUE(MID([Entrada.A555];SEARCH(&quot;,&quot;;[Entrada.A555])+1;100))" office:value-type="float" office:value="24">
            <text:p>24</text:p>
          </table:table-cell>
          <table:table-cell table:formula="of:=[Entrada.C555]" office:value-type="float" office:value="34">
            <text:p>34</text:p>
          </table:table-cell>
          <table:table-cell table:formula="of:=[Entrada.D555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549]*[.E549]" office:value-type="float" office:value="156">
            <text:p>156</text:p>
          </table:table-cell>
          <table:table-cell/>
          <table:table-cell table:formula="of:=[.E5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9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556];SEARCH(&quot;,&quot;;[Entrada.A556])-1))" office:value-type="float" office:value="12">
            <text:p>12</text:p>
          </table:table-cell>
          <table:table-cell table:formula="of:=VALUE(MID([Entrada.A556];SEARCH(&quot;,&quot;;[Entrada.A556])+1;100))" office:value-type="float" office:value="27">
            <text:p>27</text:p>
          </table:table-cell>
          <table:table-cell table:formula="of:=[Entrada.C556]" office:value-type="float" office:value="38">
            <text:p>38</text:p>
          </table:table-cell>
          <table:table-cell table:formula="of:=[Entrada.D556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550]*[.E550]" office:value-type="float" office:value="112">
            <text:p>112</text:p>
          </table:table-cell>
          <table:table-cell/>
          <table:table-cell table:formula="of:=[.E5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0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557];SEARCH(&quot;,&quot;;[Entrada.A557])-1))" office:value-type="float" office:value="2">
            <text:p>2</text:p>
          </table:table-cell>
          <table:table-cell table:formula="of:=VALUE(MID([Entrada.A557];SEARCH(&quot;,&quot;;[Entrada.A557])+1;100))" office:value-type="float" office:value="1">
            <text:p>1</text:p>
          </table:table-cell>
          <table:table-cell table:formula="of:=[Entrada.C557]" office:value-type="float" office:value="36">
            <text:p>36</text:p>
          </table:table-cell>
          <table:table-cell table:formula="of:=[Entrada.D557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551]*[.E551]" office:value-type="float" office:value="160">
            <text:p>160</text:p>
          </table:table-cell>
          <table:table-cell/>
          <table:table-cell table:formula="of:=[.E5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1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558];SEARCH(&quot;,&quot;;[Entrada.A558])-1))" office:value-type="float" office:value="27">
            <text:p>27</text:p>
          </table:table-cell>
          <table:table-cell table:formula="of:=VALUE(MID([Entrada.A558];SEARCH(&quot;,&quot;;[Entrada.A558])+1;100))" office:value-type="float" office:value="11">
            <text:p>11</text:p>
          </table:table-cell>
          <table:table-cell table:formula="of:=[Entrada.C558]" office:value-type="float" office:value="14">
            <text:p>14</text:p>
          </table:table-cell>
          <table:table-cell table:formula="of:=[Entrada.D558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552]*[.E552]" office:value-type="float" office:value="104">
            <text:p>104</text:p>
          </table:table-cell>
          <table:table-cell/>
          <table:table-cell table:formula="of:=[.E5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2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559];SEARCH(&quot;,&quot;;[Entrada.A559])-1))" office:value-type="float" office:value="30">
            <text:p>30</text:p>
          </table:table-cell>
          <table:table-cell table:formula="of:=VALUE(MID([Entrada.A559];SEARCH(&quot;,&quot;;[Entrada.A559])+1;100))" office:value-type="float" office:value="4">
            <text:p>4</text:p>
          </table:table-cell>
          <table:table-cell table:formula="of:=[Entrada.C559]" office:value-type="float" office:value="13">
            <text:p>13</text:p>
          </table:table-cell>
          <table:table-cell table:formula="of:=[Entrada.D559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553]*[.E553]" office:value-type="float" office:value="116">
            <text:p>116</text:p>
          </table:table-cell>
          <table:table-cell/>
          <table:table-cell table:formula="of:=[.E5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3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560];SEARCH(&quot;,&quot;;[Entrada.A560])-1))" office:value-type="float" office:value="20">
            <text:p>20</text:p>
          </table:table-cell>
          <table:table-cell table:formula="of:=VALUE(MID([Entrada.A560];SEARCH(&quot;,&quot;;[Entrada.A560])+1;100))" office:value-type="float" office:value="26">
            <text:p>26</text:p>
          </table:table-cell>
          <table:table-cell table:formula="of:=[Entrada.C560]" office:value-type="float" office:value="15">
            <text:p>15</text:p>
          </table:table-cell>
          <table:table-cell table:formula="of:=[Entrada.D560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554]*[.E554]" office:value-type="float" office:value="52">
            <text:p>52</text:p>
          </table:table-cell>
          <table:table-cell/>
          <table:table-cell table:formula="of:=[.E5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4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561];SEARCH(&quot;,&quot;;[Entrada.A561])-1))" office:value-type="float" office:value="3">
            <text:p>3</text:p>
          </table:table-cell>
          <table:table-cell table:formula="of:=VALUE(MID([Entrada.A561];SEARCH(&quot;,&quot;;[Entrada.A561])+1;100))" office:value-type="float" office:value="34">
            <text:p>34</text:p>
          </table:table-cell>
          <table:table-cell table:formula="of:=[Entrada.C561]" office:value-type="float" office:value="24">
            <text:p>24</text:p>
          </table:table-cell>
          <table:table-cell table:formula="of:=[Entrada.D561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555]*[.E555]" office:value-type="float" office:value="44">
            <text:p>44</text:p>
          </table:table-cell>
          <table:table-cell/>
          <table:table-cell table:formula="of:=[.E5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5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562];SEARCH(&quot;,&quot;;[Entrada.A562])-1))" office:value-type="float" office:value="6">
            <text:p>6</text:p>
          </table:table-cell>
          <table:table-cell table:formula="of:=VALUE(MID([Entrada.A562];SEARCH(&quot;,&quot;;[Entrada.A562])+1;100))" office:value-type="float" office:value="29">
            <text:p>29</text:p>
          </table:table-cell>
          <table:table-cell table:formula="of:=[Entrada.C562]" office:value-type="float" office:value="40">
            <text:p>40</text:p>
          </table:table-cell>
          <table:table-cell table:formula="of:=[Entrada.D562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556]*[.E556]" office:value-type="float" office:value="152">
            <text:p>152</text:p>
          </table:table-cell>
          <table:table-cell/>
          <table:table-cell table:formula="of:=[.E5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6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563];SEARCH(&quot;,&quot;;[Entrada.A563])-1))" office:value-type="float" office:value="35">
            <text:p>35</text:p>
          </table:table-cell>
          <table:table-cell table:formula="of:=VALUE(MID([Entrada.A563];SEARCH(&quot;,&quot;;[Entrada.A563])+1;100))" office:value-type="float" office:value="40">
            <text:p>40</text:p>
          </table:table-cell>
          <table:table-cell table:formula="of:=[Entrada.C563]" office:value-type="float" office:value="31">
            <text:p>31</text:p>
          </table:table-cell>
          <table:table-cell table:formula="of:=[Entrada.D563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557]*[.E557]" office:value-type="float" office:value="92">
            <text:p>92</text:p>
          </table:table-cell>
          <table:table-cell/>
          <table:table-cell table:formula="of:=[.E5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7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564];SEARCH(&quot;,&quot;;[Entrada.A564])-1))" office:value-type="float" office:value="18">
            <text:p>18</text:p>
          </table:table-cell>
          <table:table-cell table:formula="of:=VALUE(MID([Entrada.A564];SEARCH(&quot;,&quot;;[Entrada.A564])+1;100))" office:value-type="float" office:value="16">
            <text:p>16</text:p>
          </table:table-cell>
          <table:table-cell table:formula="of:=[Entrada.C564]" office:value-type="float" office:value="27">
            <text:p>27</text:p>
          </table:table-cell>
          <table:table-cell table:formula="of:=[Entrada.D564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558]*[.E558]" office:value-type="float" office:value="172">
            <text:p>172</text:p>
          </table:table-cell>
          <table:table-cell/>
          <table:table-cell table:formula="of:=[.E5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8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565];SEARCH(&quot;,&quot;;[Entrada.A565])-1))" office:value-type="float" office:value="21">
            <text:p>21</text:p>
          </table:table-cell>
          <table:table-cell table:formula="of:=VALUE(MID([Entrada.A565];SEARCH(&quot;,&quot;;[Entrada.A565])+1;100))" office:value-type="float" office:value="5">
            <text:p>5</text:p>
          </table:table-cell>
          <table:table-cell table:formula="of:=[Entrada.C565]" office:value-type="float" office:value="29">
            <text:p>29</text:p>
          </table:table-cell>
          <table:table-cell table:formula="of:=[Entrada.D565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559]*[.E559]" office:value-type="float" office:value="56">
            <text:p>56</text:p>
          </table:table-cell>
          <table:table-cell/>
          <table:table-cell table:formula="of:=[.E5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9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566];SEARCH(&quot;,&quot;;[Entrada.A566])-1))" office:value-type="float" office:value="8">
            <text:p>8</text:p>
          </table:table-cell>
          <table:table-cell table:formula="of:=VALUE(MID([Entrada.A566];SEARCH(&quot;,&quot;;[Entrada.A566])+1;100))" office:value-type="float" office:value="6">
            <text:p>6</text:p>
          </table:table-cell>
          <table:table-cell table:formula="of:=[Entrada.C566]" office:value-type="float" office:value="10">
            <text:p>10</text:p>
          </table:table-cell>
          <table:table-cell table:formula="of:=[Entrada.D566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560]*[.E560]" office:value-type="float" office:value="100">
            <text:p>100</text:p>
          </table:table-cell>
          <table:table-cell/>
          <table:table-cell table:formula="of:=[.E5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0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567];SEARCH(&quot;,&quot;;[Entrada.A567])-1))" office:value-type="float" office:value="33">
            <text:p>33</text:p>
          </table:table-cell>
          <table:table-cell table:formula="of:=VALUE(MID([Entrada.A567];SEARCH(&quot;,&quot;;[Entrada.A567])+1;100))" office:value-type="float" office:value="2">
            <text:p>2</text:p>
          </table:table-cell>
          <table:table-cell table:formula="of:=[Entrada.C567]" office:value-type="float" office:value="9">
            <text:p>9</text:p>
          </table:table-cell>
          <table:table-cell table:formula="of:=[Entrada.D567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561]*[.E561]" office:value-type="float" office:value="56">
            <text:p>56</text:p>
          </table:table-cell>
          <table:table-cell/>
          <table:table-cell table:formula="of:=[.E5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1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568];SEARCH(&quot;,&quot;;[Entrada.A568])-1))" office:value-type="float" office:value="14">
            <text:p>14</text:p>
          </table:table-cell>
          <table:table-cell table:formula="of:=VALUE(MID([Entrada.A568];SEARCH(&quot;,&quot;;[Entrada.A568])+1;100))" office:value-type="float" office:value="28">
            <text:p>28</text:p>
          </table:table-cell>
          <table:table-cell table:formula="of:=[Entrada.C568]" office:value-type="float" office:value="4">
            <text:p>4</text:p>
          </table:table-cell>
          <table:table-cell table:formula="of:=[Entrada.D568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562]*[.E562]" office:value-type="float" office:value="80">
            <text:p>80</text:p>
          </table:table-cell>
          <table:table-cell/>
          <table:table-cell table:formula="of:=[.E5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2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569];SEARCH(&quot;,&quot;;[Entrada.A569])-1))" office:value-type="float" office:value="36">
            <text:p>36</text:p>
          </table:table-cell>
          <table:table-cell table:formula="of:=VALUE(MID([Entrada.A569];SEARCH(&quot;,&quot;;[Entrada.A569])+1;100))" office:value-type="float" office:value="9">
            <text:p>9</text:p>
          </table:table-cell>
          <table:table-cell table:formula="of:=[Entrada.C569]" office:value-type="float" office:value="16">
            <text:p>16</text:p>
          </table:table-cell>
          <table:table-cell table:formula="of:=[Entrada.D569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563]*[.E563]" office:value-type="float" office:value="200">
            <text:p>200</text:p>
          </table:table-cell>
          <table:table-cell/>
          <table:table-cell table:formula="of:=[.E5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3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570];SEARCH(&quot;,&quot;;[Entrada.A570])-1))" office:value-type="float" office:value="12">
            <text:p>12</text:p>
          </table:table-cell>
          <table:table-cell table:formula="of:=VALUE(MID([Entrada.A570];SEARCH(&quot;,&quot;;[Entrada.A570])+1;100))" office:value-type="float" office:value="18">
            <text:p>18</text:p>
          </table:table-cell>
          <table:table-cell table:formula="of:=[Entrada.C570]" office:value-type="float" office:value="4">
            <text:p>4</text:p>
          </table:table-cell>
          <table:table-cell table:formula="of:=[Entrada.D570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564]*[.E564]" office:value-type="float" office:value="20">
            <text:p>20</text:p>
          </table:table-cell>
          <table:table-cell/>
          <table:table-cell table:formula="of:=[.E5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4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571];SEARCH(&quot;,&quot;;[Entrada.A571])-1))" office:value-type="float" office:value="37">
            <text:p>37</text:p>
          </table:table-cell>
          <table:table-cell table:formula="of:=VALUE(MID([Entrada.A571];SEARCH(&quot;,&quot;;[Entrada.A571])+1;100))" office:value-type="float" office:value="22">
            <text:p>22</text:p>
          </table:table-cell>
          <table:table-cell table:formula="of:=[Entrada.C571]" office:value-type="float" office:value="17">
            <text:p>17</text:p>
          </table:table-cell>
          <table:table-cell table:formula="of:=[Entrada.D571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565]*[.E565]" office:value-type="float" office:value="28">
            <text:p>28</text:p>
          </table:table-cell>
          <table:table-cell/>
          <table:table-cell table:formula="of:=[.E5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5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572];SEARCH(&quot;,&quot;;[Entrada.A572])-1))" office:value-type="float" office:value="2">
            <text:p>2</text:p>
          </table:table-cell>
          <table:table-cell table:formula="of:=VALUE(MID([Entrada.A572];SEARCH(&quot;,&quot;;[Entrada.A572])+1;100))" office:value-type="float" office:value="24">
            <text:p>24</text:p>
          </table:table-cell>
          <table:table-cell table:formula="of:=[Entrada.C572]" office:value-type="float" office:value="18">
            <text:p>18</text:p>
          </table:table-cell>
          <table:table-cell table:formula="of:=[Entrada.D572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566]*[.E566]" office:value-type="float" office:value="36">
            <text:p>36</text:p>
          </table:table-cell>
          <table:table-cell/>
          <table:table-cell table:formula="of:=[.E5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6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573];SEARCH(&quot;,&quot;;[Entrada.A573])-1))" office:value-type="float" office:value="30">
            <text:p>30</text:p>
          </table:table-cell>
          <table:table-cell table:formula="of:=VALUE(MID([Entrada.A573];SEARCH(&quot;,&quot;;[Entrada.A573])+1;100))" office:value-type="float" office:value="15">
            <text:p>15</text:p>
          </table:table-cell>
          <table:table-cell table:formula="of:=[Entrada.C573]" office:value-type="float" office:value="8">
            <text:p>8</text:p>
          </table:table-cell>
          <table:table-cell table:formula="of:=[Entrada.D573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567]*[.E567]" office:value-type="float" office:value="56">
            <text:p>56</text:p>
          </table:table-cell>
          <table:table-cell/>
          <table:table-cell table:formula="of:=[.E5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7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574];SEARCH(&quot;,&quot;;[Entrada.A574])-1))" office:value-type="float" office:value="20">
            <text:p>20</text:p>
          </table:table-cell>
          <table:table-cell table:formula="of:=VALUE(MID([Entrada.A574];SEARCH(&quot;,&quot;;[Entrada.A574])+1;100))" office:value-type="float" office:value="33">
            <text:p>33</text:p>
          </table:table-cell>
          <table:table-cell table:formula="of:=[Entrada.C574]" office:value-type="float" office:value="37">
            <text:p>37</text:p>
          </table:table-cell>
          <table:table-cell table:formula="of:=[Entrada.D574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568]*[.E568]" office:value-type="float" office:value="112">
            <text:p>112</text:p>
          </table:table-cell>
          <table:table-cell/>
          <table:table-cell table:formula="of:=[.E5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8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575];SEARCH(&quot;,&quot;;[Entrada.A575])-1))" office:value-type="float" office:value="6">
            <text:p>6</text:p>
          </table:table-cell>
          <table:table-cell table:formula="of:=VALUE(MID([Entrada.A575];SEARCH(&quot;,&quot;;[Entrada.A575])+1;100))" office:value-type="float" office:value="20">
            <text:p>20</text:p>
          </table:table-cell>
          <table:table-cell table:formula="of:=[Entrada.C575]" office:value-type="float" office:value="37">
            <text:p>37</text:p>
          </table:table-cell>
          <table:table-cell table:formula="of:=[Entrada.D575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569]*[.E569]" office:value-type="float" office:value="136">
            <text:p>136</text:p>
          </table:table-cell>
          <table:table-cell/>
          <table:table-cell table:formula="of:=[.E5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9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576];SEARCH(&quot;,&quot;;[Entrada.A576])-1))" office:value-type="float" office:value="28">
            <text:p>28</text:p>
          </table:table-cell>
          <table:table-cell table:formula="of:=VALUE(MID([Entrada.A576];SEARCH(&quot;,&quot;;[Entrada.A576])+1;100))" office:value-type="float" office:value="33">
            <text:p>33</text:p>
          </table:table-cell>
          <table:table-cell table:formula="of:=[Entrada.C576]" office:value-type="float" office:value="36">
            <text:p>36</text:p>
          </table:table-cell>
          <table:table-cell table:formula="of:=[Entrada.D576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570]*[.E570]" office:value-type="float" office:value="24">
            <text:p>24</text:p>
          </table:table-cell>
          <table:table-cell/>
          <table:table-cell table:formula="of:=[.E5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0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577];SEARCH(&quot;,&quot;;[Entrada.A577])-1))" office:value-type="float" office:value="32">
            <text:p>32</text:p>
          </table:table-cell>
          <table:table-cell table:formula="of:=VALUE(MID([Entrada.A577];SEARCH(&quot;,&quot;;[Entrada.A577])+1;100))" office:value-type="float" office:value="36">
            <text:p>36</text:p>
          </table:table-cell>
          <table:table-cell table:formula="of:=[Entrada.C577]" office:value-type="float" office:value="4">
            <text:p>4</text:p>
          </table:table-cell>
          <table:table-cell table:formula="of:=[Entrada.D577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571]*[.E571]" office:value-type="float" office:value="172">
            <text:p>172</text:p>
          </table:table-cell>
          <table:table-cell/>
          <table:table-cell table:formula="of:=[.E5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1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578];SEARCH(&quot;,&quot;;[Entrada.A578])-1))" office:value-type="float" office:value="31">
            <text:p>31</text:p>
          </table:table-cell>
          <table:table-cell table:formula="of:=VALUE(MID([Entrada.A578];SEARCH(&quot;,&quot;;[Entrada.A578])+1;100))" office:value-type="float" office:value="20">
            <text:p>20</text:p>
          </table:table-cell>
          <table:table-cell table:formula="of:=[Entrada.C578]" office:value-type="float" office:value="29">
            <text:p>29</text:p>
          </table:table-cell>
          <table:table-cell table:formula="of:=[Entrada.D578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572]*[.E572]" office:value-type="float" office:value="116">
            <text:p>116</text:p>
          </table:table-cell>
          <table:table-cell/>
          <table:table-cell table:formula="of:=[.E5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2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579];SEARCH(&quot;,&quot;;[Entrada.A579])-1))" office:value-type="float" office:value="40">
            <text:p>40</text:p>
          </table:table-cell>
          <table:table-cell table:formula="of:=VALUE(MID([Entrada.A579];SEARCH(&quot;,&quot;;[Entrada.A579])+1;100))" office:value-type="float" office:value="36">
            <text:p>36</text:p>
          </table:table-cell>
          <table:table-cell table:formula="of:=[Entrada.C579]" office:value-type="float" office:value="37">
            <text:p>37</text:p>
          </table:table-cell>
          <table:table-cell table:formula="of:=[Entrada.D579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573]*[.E573]" office:value-type="float" office:value="112">
            <text:p>112</text:p>
          </table:table-cell>
          <table:table-cell/>
          <table:table-cell table:formula="of:=[.E5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3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580];SEARCH(&quot;,&quot;;[Entrada.A580])-1))" office:value-type="float" office:value="21">
            <text:p>21</text:p>
          </table:table-cell>
          <table:table-cell table:formula="of:=VALUE(MID([Entrada.A580];SEARCH(&quot;,&quot;;[Entrada.A580])+1;100))" office:value-type="float" office:value="14">
            <text:p>14</text:p>
          </table:table-cell>
          <table:table-cell table:formula="of:=[Entrada.C580]" office:value-type="float" office:value="21">
            <text:p>21</text:p>
          </table:table-cell>
          <table:table-cell table:formula="of:=[Entrada.D580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574]*[.E574]" office:value-type="float" office:value="188">
            <text:p>188</text:p>
          </table:table-cell>
          <table:table-cell/>
          <table:table-cell table:formula="of:=[.E5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4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581];SEARCH(&quot;,&quot;;[Entrada.A581])-1))" office:value-type="float" office:value="8">
            <text:p>8</text:p>
          </table:table-cell>
          <table:table-cell table:formula="of:=VALUE(MID([Entrada.A581];SEARCH(&quot;,&quot;;[Entrada.A581])+1;100))" office:value-type="float" office:value="13">
            <text:p>13</text:p>
          </table:table-cell>
          <table:table-cell table:formula="of:=[Entrada.C581]" office:value-type="float" office:value="37">
            <text:p>37</text:p>
          </table:table-cell>
          <table:table-cell table:formula="of:=[Entrada.D581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575]*[.E575]" office:value-type="float" office:value="44">
            <text:p>44</text:p>
          </table:table-cell>
          <table:table-cell/>
          <table:table-cell table:formula="of:=[.E5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5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582];SEARCH(&quot;,&quot;;[Entrada.A582])-1))" office:value-type="float" office:value="11">
            <text:p>11</text:p>
          </table:table-cell>
          <table:table-cell table:formula="of:=VALUE(MID([Entrada.A582];SEARCH(&quot;,&quot;;[Entrada.A582])+1;100))" office:value-type="float" office:value="40">
            <text:p>40</text:p>
          </table:table-cell>
          <table:table-cell table:formula="of:=[Entrada.C582]" office:value-type="float" office:value="12">
            <text:p>12</text:p>
          </table:table-cell>
          <table:table-cell table:formula="of:=[Entrada.D582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576]*[.E576]" office:value-type="float" office:value="132">
            <text:p>132</text:p>
          </table:table-cell>
          <table:table-cell/>
          <table:table-cell table:formula="of:=[.E5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6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583];SEARCH(&quot;,&quot;;[Entrada.A583])-1))" office:value-type="float" office:value="33">
            <text:p>33</text:p>
          </table:table-cell>
          <table:table-cell table:formula="of:=VALUE(MID([Entrada.A583];SEARCH(&quot;,&quot;;[Entrada.A583])+1;100))" office:value-type="float" office:value="27">
            <text:p>27</text:p>
          </table:table-cell>
          <table:table-cell table:formula="of:=[Entrada.C583]" office:value-type="float" office:value="4">
            <text:p>4</text:p>
          </table:table-cell>
          <table:table-cell table:formula="of:=[Entrada.D583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577]*[.E577]" office:value-type="float" office:value="100">
            <text:p>100</text:p>
          </table:table-cell>
          <table:table-cell/>
          <table:table-cell table:formula="of:=[.E5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7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584];SEARCH(&quot;,&quot;;[Entrada.A584])-1))" office:value-type="float" office:value="39">
            <text:p>39</text:p>
          </table:table-cell>
          <table:table-cell table:formula="of:=VALUE(MID([Entrada.A584];SEARCH(&quot;,&quot;;[Entrada.A584])+1;100))" office:value-type="float" office:value="37">
            <text:p>37</text:p>
          </table:table-cell>
          <table:table-cell table:formula="of:=[Entrada.C584]" office:value-type="float" office:value="21">
            <text:p>21</text:p>
          </table:table-cell>
          <table:table-cell table:formula="of:=[Entrada.D584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578]*[.E578]" office:value-type="float" office:value="116">
            <text:p>116</text:p>
          </table:table-cell>
          <table:table-cell/>
          <table:table-cell table:formula="of:=[.E5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8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585];SEARCH(&quot;,&quot;;[Entrada.A585])-1))" office:value-type="float" office:value="9">
            <text:p>9</text:p>
          </table:table-cell>
          <table:table-cell table:formula="of:=VALUE(MID([Entrada.A585];SEARCH(&quot;,&quot;;[Entrada.A585])+1;100))" office:value-type="float" office:value="18">
            <text:p>18</text:p>
          </table:table-cell>
          <table:table-cell table:formula="of:=[Entrada.C585]" office:value-type="float" office:value="37">
            <text:p>37</text:p>
          </table:table-cell>
          <table:table-cell table:formula="of:=[Entrada.D585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579]*[.E579]" office:value-type="float" office:value="88">
            <text:p>88</text:p>
          </table:table-cell>
          <table:table-cell/>
          <table:table-cell table:formula="of:=[.E5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9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586];SEARCH(&quot;,&quot;;[Entrada.A586])-1))" office:value-type="float" office:value="12">
            <text:p>12</text:p>
          </table:table-cell>
          <table:table-cell table:formula="of:=VALUE(MID([Entrada.A586];SEARCH(&quot;,&quot;;[Entrada.A586])+1;100))" office:value-type="float" office:value="9">
            <text:p>9</text:p>
          </table:table-cell>
          <table:table-cell table:formula="of:=[Entrada.C586]" office:value-type="float" office:value="16">
            <text:p>16</text:p>
          </table:table-cell>
          <table:table-cell table:formula="of:=[Entrada.D586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580]*[.E580]" office:value-type="float" office:value="188">
            <text:p>188</text:p>
          </table:table-cell>
          <table:table-cell/>
          <table:table-cell table:formula="of:=[.E5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0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587];SEARCH(&quot;,&quot;;[Entrada.A587])-1))" office:value-type="float" office:value="15">
            <text:p>15</text:p>
          </table:table-cell>
          <table:table-cell table:formula="of:=VALUE(MID([Entrada.A587];SEARCH(&quot;,&quot;;[Entrada.A587])+1;100))" office:value-type="float" office:value="12">
            <text:p>12</text:p>
          </table:table-cell>
          <table:table-cell table:formula="of:=[Entrada.C587]" office:value-type="float" office:value="39">
            <text:p>39</text:p>
          </table:table-cell>
          <table:table-cell table:formula="of:=[Entrada.D587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581]*[.E581]" office:value-type="float" office:value="160">
            <text:p>160</text:p>
          </table:table-cell>
          <table:table-cell/>
          <table:table-cell table:formula="of:=[.E5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1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588];SEARCH(&quot;,&quot;;[Entrada.A588])-1))" office:value-type="float" office:value="37">
            <text:p>37</text:p>
          </table:table-cell>
          <table:table-cell table:formula="of:=VALUE(MID([Entrada.A588];SEARCH(&quot;,&quot;;[Entrada.A588])+1;100))" office:value-type="float" office:value="31">
            <text:p>31</text:p>
          </table:table-cell>
          <table:table-cell table:formula="of:=[Entrada.C588]" office:value-type="float" office:value="4">
            <text:p>4</text:p>
          </table:table-cell>
          <table:table-cell table:formula="of:=[Entrada.D588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582]*[.E582]" office:value-type="float" office:value="188">
            <text:p>188</text:p>
          </table:table-cell>
          <table:table-cell/>
          <table:table-cell table:formula="of:=[.E5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2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589];SEARCH(&quot;,&quot;;[Entrada.A589])-1))" office:value-type="float" office:value="2">
            <text:p>2</text:p>
          </table:table-cell>
          <table:table-cell table:formula="of:=VALUE(MID([Entrada.A589];SEARCH(&quot;,&quot;;[Entrada.A589])+1;100))" office:value-type="float" office:value="19">
            <text:p>19</text:p>
          </table:table-cell>
          <table:table-cell table:formula="of:=[Entrada.C589]" office:value-type="float" office:value="5">
            <text:p>5</text:p>
          </table:table-cell>
          <table:table-cell table:formula="of:=[Entrada.D589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583]*[.E583]" office:value-type="float" office:value="116">
            <text:p>116</text:p>
          </table:table-cell>
          <table:table-cell/>
          <table:table-cell table:formula="of:=[.E5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3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590];SEARCH(&quot;,&quot;;[Entrada.A590])-1))" office:value-type="float" office:value="27">
            <text:p>27</text:p>
          </table:table-cell>
          <table:table-cell table:formula="of:=VALUE(MID([Entrada.A590];SEARCH(&quot;,&quot;;[Entrada.A590])+1;100))" office:value-type="float" office:value="25">
            <text:p>25</text:p>
          </table:table-cell>
          <table:table-cell table:formula="of:=[Entrada.C590]" office:value-type="float" office:value="10">
            <text:p>10</text:p>
          </table:table-cell>
          <table:table-cell table:formula="of:=[Entrada.D590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584]*[.E584]" office:value-type="float" office:value="152">
            <text:p>152</text:p>
          </table:table-cell>
          <table:table-cell/>
          <table:table-cell table:formula="of:=[.E5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4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591];SEARCH(&quot;,&quot;;[Entrada.A591])-1))" office:value-type="float" office:value="20">
            <text:p>20</text:p>
          </table:table-cell>
          <table:table-cell table:formula="of:=VALUE(MID([Entrada.A591];SEARCH(&quot;,&quot;;[Entrada.A591])+1;100))" office:value-type="float" office:value="40">
            <text:p>40</text:p>
          </table:table-cell>
          <table:table-cell table:formula="of:=[Entrada.C591]" office:value-type="float" office:value="37">
            <text:p>37</text:p>
          </table:table-cell>
          <table:table-cell table:formula="of:=[Entrada.D591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585]*[.E585]" office:value-type="float" office:value="180">
            <text:p>180</text:p>
          </table:table-cell>
          <table:table-cell/>
          <table:table-cell table:formula="of:=[.E5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5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592];SEARCH(&quot;,&quot;;[Entrada.A592])-1))" office:value-type="float" office:value="3">
            <text:p>3</text:p>
          </table:table-cell>
          <table:table-cell table:formula="of:=VALUE(MID([Entrada.A592];SEARCH(&quot;,&quot;;[Entrada.A592])+1;100))" office:value-type="float" office:value="16">
            <text:p>16</text:p>
          </table:table-cell>
          <table:table-cell table:formula="of:=[Entrada.C592]" office:value-type="float" office:value="32">
            <text:p>32</text:p>
          </table:table-cell>
          <table:table-cell table:formula="of:=[Entrada.D592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586]*[.E586]" office:value-type="float" office:value="172">
            <text:p>172</text:p>
          </table:table-cell>
          <table:table-cell/>
          <table:table-cell table:formula="of:=[.E5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6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593];SEARCH(&quot;,&quot;;[Entrada.A593])-1))" office:value-type="float" office:value="6">
            <text:p>6</text:p>
          </table:table-cell>
          <table:table-cell table:formula="of:=VALUE(MID([Entrada.A593];SEARCH(&quot;,&quot;;[Entrada.A593])+1;100))" office:value-type="float" office:value="15">
            <text:p>15</text:p>
          </table:table-cell>
          <table:table-cell table:formula="of:=[Entrada.C593]" office:value-type="float" office:value="31">
            <text:p>31</text:p>
          </table:table-cell>
          <table:table-cell table:formula="of:=[Entrada.D593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587]*[.E587]" office:value-type="float" office:value="36">
            <text:p>36</text:p>
          </table:table-cell>
          <table:table-cell/>
          <table:table-cell table:formula="of:=[.E5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7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594];SEARCH(&quot;,&quot;;[Entrada.A594])-1))" office:value-type="float" office:value="31">
            <text:p>31</text:p>
          </table:table-cell>
          <table:table-cell table:formula="of:=VALUE(MID([Entrada.A594];SEARCH(&quot;,&quot;;[Entrada.A594])+1;100))" office:value-type="float" office:value="29">
            <text:p>29</text:p>
          </table:table-cell>
          <table:table-cell table:formula="of:=[Entrada.C594]" office:value-type="float" office:value="23">
            <text:p>23</text:p>
          </table:table-cell>
          <table:table-cell table:formula="of:=[Entrada.D594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588]*[.E588]" office:value-type="float" office:value="96">
            <text:p>96</text:p>
          </table:table-cell>
          <table:table-cell/>
          <table:table-cell table:formula="of:=[.E5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8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595];SEARCH(&quot;,&quot;;[Entrada.A595])-1))" office:value-type="float" office:value="18">
            <text:p>18</text:p>
          </table:table-cell>
          <table:table-cell table:formula="of:=VALUE(MID([Entrada.A595];SEARCH(&quot;,&quot;;[Entrada.A595])+1;100))" office:value-type="float" office:value="2">
            <text:p>2</text:p>
          </table:table-cell>
          <table:table-cell table:formula="of:=[Entrada.C595]" office:value-type="float" office:value="23">
            <text:p>23</text:p>
          </table:table-cell>
          <table:table-cell table:formula="of:=[Entrada.D595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589]*[.E589]" office:value-type="float" office:value="76">
            <text:p>76</text:p>
          </table:table-cell>
          <table:table-cell/>
          <table:table-cell table:formula="of:=[.E5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9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596];SEARCH(&quot;,&quot;;[Entrada.A596])-1))" office:value-type="float" office:value="21">
            <text:p>21</text:p>
          </table:table-cell>
          <table:table-cell table:formula="of:=VALUE(MID([Entrada.A596];SEARCH(&quot;,&quot;;[Entrada.A596])+1;100))" office:value-type="float" office:value="23">
            <text:p>23</text:p>
          </table:table-cell>
          <table:table-cell table:formula="of:=[Entrada.C596]" office:value-type="float" office:value="8">
            <text:p>8</text:p>
          </table:table-cell>
          <table:table-cell table:formula="of:=[Entrada.D596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590]*[.E590]" office:value-type="float" office:value="144">
            <text:p>144</text:p>
          </table:table-cell>
          <table:table-cell/>
          <table:table-cell table:formula="of:=[.E5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0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597];SEARCH(&quot;,&quot;;[Entrada.A597])-1))" office:value-type="float" office:value="7">
            <text:p>7</text:p>
          </table:table-cell>
          <table:table-cell table:formula="of:=VALUE(MID([Entrada.A597];SEARCH(&quot;,&quot;;[Entrada.A597])+1;100))" office:value-type="float" office:value="36">
            <text:p>36</text:p>
          </table:table-cell>
          <table:table-cell table:formula="of:=[Entrada.C597]" office:value-type="float" office:value="9">
            <text:p>9</text:p>
          </table:table-cell>
          <table:table-cell table:formula="of:=[Entrada.D597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591]*[.E591]" office:value-type="float" office:value="184">
            <text:p>184</text:p>
          </table:table-cell>
          <table:table-cell/>
          <table:table-cell table:formula="of:=[.E5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1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598];SEARCH(&quot;,&quot;;[Entrada.A598])-1))" office:value-type="float" office:value="11">
            <text:p>11</text:p>
          </table:table-cell>
          <table:table-cell table:formula="of:=VALUE(MID([Entrada.A598];SEARCH(&quot;,&quot;;[Entrada.A598])+1;100))" office:value-type="float" office:value="33">
            <text:p>33</text:p>
          </table:table-cell>
          <table:table-cell table:formula="of:=[Entrada.C598]" office:value-type="float" office:value="10">
            <text:p>10</text:p>
          </table:table-cell>
          <table:table-cell table:formula="of:=[Entrada.D598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592]*[.E592]" office:value-type="float" office:value="168">
            <text:p>168</text:p>
          </table:table-cell>
          <table:table-cell/>
          <table:table-cell table:formula="of:=[.E5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2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599];SEARCH(&quot;,&quot;;[Entrada.A599])-1))" office:value-type="float" office:value="33">
            <text:p>33</text:p>
          </table:table-cell>
          <table:table-cell table:formula="of:=VALUE(MID([Entrada.A599];SEARCH(&quot;,&quot;;[Entrada.A599])+1;100))" office:value-type="float" office:value="28">
            <text:p>28</text:p>
          </table:table-cell>
          <table:table-cell table:formula="of:=[Entrada.C599]" office:value-type="float" office:value="15">
            <text:p>15</text:p>
          </table:table-cell>
          <table:table-cell table:formula="of:=[Entrada.D599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593]*[.E593]" office:value-type="float" office:value="184">
            <text:p>184</text:p>
          </table:table-cell>
          <table:table-cell/>
          <table:table-cell table:formula="of:=[.E5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3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600];SEARCH(&quot;,&quot;;[Entrada.A600])-1))" office:value-type="float" office:value="39">
            <text:p>39</text:p>
          </table:table-cell>
          <table:table-cell table:formula="of:=VALUE(MID([Entrada.A600];SEARCH(&quot;,&quot;;[Entrada.A600])+1;100))" office:value-type="float" office:value="34">
            <text:p>34</text:p>
          </table:table-cell>
          <table:table-cell table:formula="of:=[Entrada.C600]" office:value-type="float" office:value="8">
            <text:p>8</text:p>
          </table:table-cell>
          <table:table-cell table:formula="of:=[Entrada.D600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594]*[.E594]" office:value-type="float" office:value="112">
            <text:p>112</text:p>
          </table:table-cell>
          <table:table-cell/>
          <table:table-cell table:formula="of:=[.E5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4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601];SEARCH(&quot;,&quot;;[Entrada.A601])-1))" office:value-type="float" office:value="9">
            <text:p>9</text:p>
          </table:table-cell>
          <table:table-cell table:formula="of:=VALUE(MID([Entrada.A601];SEARCH(&quot;,&quot;;[Entrada.A601])+1;100))" office:value-type="float" office:value="27">
            <text:p>27</text:p>
          </table:table-cell>
          <table:table-cell table:formula="of:=[Entrada.C601]" office:value-type="float" office:value="10">
            <text:p>10</text:p>
          </table:table-cell>
          <table:table-cell table:formula="of:=[Entrada.D601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595]*[.E595]" office:value-type="float" office:value="48">
            <text:p>48</text:p>
          </table:table-cell>
          <table:table-cell/>
          <table:table-cell table:formula="of:=[.E5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5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602];SEARCH(&quot;,&quot;;[Entrada.A602])-1))" office:value-type="float" office:value="15">
            <text:p>15</text:p>
          </table:table-cell>
          <table:table-cell table:formula="of:=VALUE(MID([Entrada.A602];SEARCH(&quot;,&quot;;[Entrada.A602])+1;100))" office:value-type="float" office:value="21">
            <text:p>21</text:p>
          </table:table-cell>
          <table:table-cell table:formula="of:=[Entrada.C602]" office:value-type="float" office:value="19">
            <text:p>19</text:p>
          </table:table-cell>
          <table:table-cell table:formula="of:=[Entrada.D602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596]*[.E596]" office:value-type="float" office:value="80">
            <text:p>80</text:p>
          </table:table-cell>
          <table:table-cell/>
          <table:table-cell table:formula="of:=[.E5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6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603];SEARCH(&quot;,&quot;;[Entrada.A603])-1))" office:value-type="float" office:value="37">
            <text:p>37</text:p>
          </table:table-cell>
          <table:table-cell table:formula="of:=VALUE(MID([Entrada.A603];SEARCH(&quot;,&quot;;[Entrada.A603])+1;100))" office:value-type="float" office:value="24">
            <text:p>24</text:p>
          </table:table-cell>
          <table:table-cell table:formula="of:=[Entrada.C603]" office:value-type="float" office:value="16">
            <text:p>16</text:p>
          </table:table-cell>
          <table:table-cell table:formula="of:=[Entrada.D603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597]*[.E597]" office:value-type="float" office:value="52">
            <text:p>52</text:p>
          </table:table-cell>
          <table:table-cell/>
          <table:table-cell table:formula="of:=[.E5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7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604];SEARCH(&quot;,&quot;;[Entrada.A604])-1))" office:value-type="float" office:value="24">
            <text:p>24</text:p>
          </table:table-cell>
          <table:table-cell table:formula="of:=VALUE(MID([Entrada.A604];SEARCH(&quot;,&quot;;[Entrada.A604])+1;100))" office:value-type="float" office:value="3">
            <text:p>3</text:p>
          </table:table-cell>
          <table:table-cell table:formula="of:=[Entrada.C604]" office:value-type="float" office:value="35">
            <text:p>35</text:p>
          </table:table-cell>
          <table:table-cell table:formula="of:=[Entrada.D604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598]*[.E598]" office:value-type="float" office:value="184">
            <text:p>184</text:p>
          </table:table-cell>
          <table:table-cell/>
          <table:table-cell table:formula="of:=[.E5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8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605];SEARCH(&quot;,&quot;;[Entrada.A605])-1))" office:value-type="float" office:value="27">
            <text:p>27</text:p>
          </table:table-cell>
          <table:table-cell table:formula="of:=VALUE(MID([Entrada.A605];SEARCH(&quot;,&quot;;[Entrada.A605])+1;100))" office:value-type="float" office:value="30">
            <text:p>30</text:p>
          </table:table-cell>
          <table:table-cell table:formula="of:=[Entrada.C605]" office:value-type="float" office:value="23">
            <text:p>23</text:p>
          </table:table-cell>
          <table:table-cell table:formula="of:=[Entrada.D605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599]*[.E599]" office:value-type="float" office:value="172">
            <text:p>172</text:p>
          </table:table-cell>
          <table:table-cell/>
          <table:table-cell table:formula="of:=[.E5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9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606];SEARCH(&quot;,&quot;;[Entrada.A606])-1))" office:value-type="float" office:value="13">
            <text:p>13</text:p>
          </table:table-cell>
          <table:table-cell table:formula="of:=VALUE(MID([Entrada.A606];SEARCH(&quot;,&quot;;[Entrada.A606])+1;100))" office:value-type="float" office:value="31">
            <text:p>31</text:p>
          </table:table-cell>
          <table:table-cell table:formula="of:=[Entrada.C606]" office:value-type="float" office:value="11">
            <text:p>11</text:p>
          </table:table-cell>
          <table:table-cell table:formula="of:=[Entrada.D606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600]*[.E600]" office:value-type="float" office:value="196">
            <text:p>196</text:p>
          </table:table-cell>
          <table:table-cell/>
          <table:table-cell table:formula="of:=[.E6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0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607];SEARCH(&quot;,&quot;;[Entrada.A607])-1))" office:value-type="float" office:value="3">
            <text:p>3</text:p>
          </table:table-cell>
          <table:table-cell table:formula="of:=VALUE(MID([Entrada.A607];SEARCH(&quot;,&quot;;[Entrada.A607])+1;100))" office:value-type="float" office:value="25">
            <text:p>25</text:p>
          </table:table-cell>
          <table:table-cell table:formula="of:=[Entrada.C607]" office:value-type="float" office:value="27">
            <text:p>27</text:p>
          </table:table-cell>
          <table:table-cell table:formula="of:=[Entrada.D607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601]*[.E601]" office:value-type="float" office:value="116">
            <text:p>116</text:p>
          </table:table-cell>
          <table:table-cell/>
          <table:table-cell table:formula="of:=[.E6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1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608];SEARCH(&quot;,&quot;;[Entrada.A608])-1))" office:value-type="float" office:value="25">
            <text:p>25</text:p>
          </table:table-cell>
          <table:table-cell table:formula="of:=VALUE(MID([Entrada.A608];SEARCH(&quot;,&quot;;[Entrada.A608])+1;100))" office:value-type="float" office:value="36">
            <text:p>36</text:p>
          </table:table-cell>
          <table:table-cell table:formula="of:=[Entrada.C608]" office:value-type="float" office:value="27">
            <text:p>27</text:p>
          </table:table-cell>
          <table:table-cell table:formula="of:=[Entrada.D608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602]*[.E602]" office:value-type="float" office:value="148">
            <text:p>148</text:p>
          </table:table-cell>
          <table:table-cell/>
          <table:table-cell table:formula="of:=[.E6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2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609];SEARCH(&quot;,&quot;;[Entrada.A609])-1))" office:value-type="float" office:value="31">
            <text:p>31</text:p>
          </table:table-cell>
          <table:table-cell table:formula="of:=VALUE(MID([Entrada.A609];SEARCH(&quot;,&quot;;[Entrada.A609])+1;100))" office:value-type="float" office:value="26">
            <text:p>26</text:p>
          </table:table-cell>
          <table:table-cell table:formula="of:=[Entrada.C609]" office:value-type="float" office:value="7">
            <text:p>7</text:p>
          </table:table-cell>
          <table:table-cell table:formula="of:=[Entrada.D609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603]*[.E603]" office:value-type="float" office:value="132">
            <text:p>132</text:p>
          </table:table-cell>
          <table:table-cell/>
          <table:table-cell table:formula="of:=[.E6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3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610];SEARCH(&quot;,&quot;;[Entrada.A610])-1))" office:value-type="float" office:value="40">
            <text:p>40</text:p>
          </table:table-cell>
          <table:table-cell table:formula="of:=VALUE(MID([Entrada.A610];SEARCH(&quot;,&quot;;[Entrada.A610])+1;100))" office:value-type="float" office:value="18">
            <text:p>18</text:p>
          </table:table-cell>
          <table:table-cell table:formula="of:=[Entrada.C610]" office:value-type="float" office:value="32">
            <text:p>32</text:p>
          </table:table-cell>
          <table:table-cell table:formula="of:=[Entrada.D610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604]*[.E604]" office:value-type="float" office:value="152">
            <text:p>152</text:p>
          </table:table-cell>
          <table:table-cell/>
          <table:table-cell table:formula="of:=[.E6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4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611];SEARCH(&quot;,&quot;;[Entrada.A611])-1))" office:value-type="float" office:value="21">
            <text:p>21</text:p>
          </table:table-cell>
          <table:table-cell table:formula="of:=VALUE(MID([Entrada.A611];SEARCH(&quot;,&quot;;[Entrada.A611])+1;100))" office:value-type="float" office:value="16">
            <text:p>16</text:p>
          </table:table-cell>
          <table:table-cell table:formula="of:=[Entrada.C611]" office:value-type="float" office:value="7">
            <text:p>7</text:p>
          </table:table-cell>
          <table:table-cell table:formula="of:=[Entrada.D611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605]*[.E605]" office:value-type="float" office:value="200">
            <text:p>200</text:p>
          </table:table-cell>
          <table:table-cell/>
          <table:table-cell table:formula="of:=[.E6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5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612];SEARCH(&quot;,&quot;;[Entrada.A612])-1))" office:value-type="float" office:value="7">
            <text:p>7</text:p>
          </table:table-cell>
          <table:table-cell table:formula="of:=VALUE(MID([Entrada.A612];SEARCH(&quot;,&quot;;[Entrada.A612])+1;100))" office:value-type="float" office:value="29">
            <text:p>29</text:p>
          </table:table-cell>
          <table:table-cell table:formula="of:=[Entrada.C612]" office:value-type="float" office:value="37">
            <text:p>37</text:p>
          </table:table-cell>
          <table:table-cell table:formula="of:=[Entrada.D612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606]*[.E606]" office:value-type="float" office:value="76">
            <text:p>76</text:p>
          </table:table-cell>
          <table:table-cell/>
          <table:table-cell table:formula="of:=[.E6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6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613];SEARCH(&quot;,&quot;;[Entrada.A613])-1))" office:value-type="float" office:value="11">
            <text:p>11</text:p>
          </table:table-cell>
          <table:table-cell table:formula="of:=VALUE(MID([Entrada.A613];SEARCH(&quot;,&quot;;[Entrada.A613])+1;100))" office:value-type="float" office:value="38">
            <text:p>38</text:p>
          </table:table-cell>
          <table:table-cell table:formula="of:=[Entrada.C613]" office:value-type="float" office:value="21">
            <text:p>21</text:p>
          </table:table-cell>
          <table:table-cell table:formula="of:=[Entrada.D613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607]*[.E607]" office:value-type="float" office:value="136">
            <text:p>136</text:p>
          </table:table-cell>
          <table:table-cell/>
          <table:table-cell table:formula="of:=[.E6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7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614];SEARCH(&quot;,&quot;;[Entrada.A614])-1))" office:value-type="float" office:value="33">
            <text:p>33</text:p>
          </table:table-cell>
          <table:table-cell table:formula="of:=VALUE(MID([Entrada.A614];SEARCH(&quot;,&quot;;[Entrada.A614])+1;100))" office:value-type="float" office:value="21">
            <text:p>21</text:p>
          </table:table-cell>
          <table:table-cell table:formula="of:=[Entrada.C614]" office:value-type="float" office:value="18">
            <text:p>18</text:p>
          </table:table-cell>
          <table:table-cell table:formula="of:=[Entrada.D614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608]*[.E608]" office:value-type="float" office:value="132">
            <text:p>132</text:p>
          </table:table-cell>
          <table:table-cell/>
          <table:table-cell table:formula="of:=[.E6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8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615];SEARCH(&quot;,&quot;;[Entrada.A615])-1))" office:value-type="float" office:value="36">
            <text:p>36</text:p>
          </table:table-cell>
          <table:table-cell table:formula="of:=VALUE(MID([Entrada.A615];SEARCH(&quot;,&quot;;[Entrada.A615])+1;100))" office:value-type="float" office:value="38">
            <text:p>38</text:p>
          </table:table-cell>
          <table:table-cell table:formula="of:=[Entrada.C615]" office:value-type="float" office:value="19">
            <text:p>19</text:p>
          </table:table-cell>
          <table:table-cell table:formula="of:=[Entrada.D615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609]*[.E609]" office:value-type="float" office:value="112">
            <text:p>112</text:p>
          </table:table-cell>
          <table:table-cell/>
          <table:table-cell table:formula="of:=[.E6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9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616];SEARCH(&quot;,&quot;;[Entrada.A616])-1))" office:value-type="float" office:value="9">
            <text:p>9</text:p>
          </table:table-cell>
          <table:table-cell table:formula="of:=VALUE(MID([Entrada.A616];SEARCH(&quot;,&quot;;[Entrada.A616])+1;100))" office:value-type="float" office:value="28">
            <text:p>28</text:p>
          </table:table-cell>
          <table:table-cell table:formula="of:=[Entrada.C616]" office:value-type="float" office:value="33">
            <text:p>33</text:p>
          </table:table-cell>
          <table:table-cell table:formula="of:=[Entrada.D616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610]*[.E610]" office:value-type="float" office:value="20">
            <text:p>20</text:p>
          </table:table-cell>
          <table:table-cell/>
          <table:table-cell table:formula="of:=[.E6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0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617];SEARCH(&quot;,&quot;;[Entrada.A617])-1))" office:value-type="float" office:value="34">
            <text:p>34</text:p>
          </table:table-cell>
          <table:table-cell table:formula="of:=VALUE(MID([Entrada.A617];SEARCH(&quot;,&quot;;[Entrada.A617])+1;100))" office:value-type="float" office:value="12">
            <text:p>12</text:p>
          </table:table-cell>
          <table:table-cell table:formula="of:=[Entrada.C617]" office:value-type="float" office:value="7">
            <text:p>7</text:p>
          </table:table-cell>
          <table:table-cell table:formula="of:=[Entrada.D617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611]*[.E611]" office:value-type="float" office:value="200">
            <text:p>200</text:p>
          </table:table-cell>
          <table:table-cell/>
          <table:table-cell table:formula="of:=[.E6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1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618];SEARCH(&quot;,&quot;;[Entrada.A618])-1))" office:value-type="float" office:value="15">
            <text:p>15</text:p>
          </table:table-cell>
          <table:table-cell table:formula="of:=VALUE(MID([Entrada.A618];SEARCH(&quot;,&quot;;[Entrada.A618])+1;100))" office:value-type="float" office:value="18">
            <text:p>18</text:p>
          </table:table-cell>
          <table:table-cell table:formula="of:=[Entrada.C618]" office:value-type="float" office:value="19">
            <text:p>19</text:p>
          </table:table-cell>
          <table:table-cell table:formula="of:=[Entrada.D618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612]*[.E612]" office:value-type="float" office:value="116">
            <text:p>116</text:p>
          </table:table-cell>
          <table:table-cell/>
          <table:table-cell table:formula="of:=[.E6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2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619];SEARCH(&quot;,&quot;;[Entrada.A619])-1))" office:value-type="float" office:value="37">
            <text:p>37</text:p>
          </table:table-cell>
          <table:table-cell table:formula="of:=VALUE(MID([Entrada.A619];SEARCH(&quot;,&quot;;[Entrada.A619])+1;100))" office:value-type="float" office:value="1">
            <text:p>1</text:p>
          </table:table-cell>
          <table:table-cell table:formula="of:=[Entrada.C619]" office:value-type="float" office:value="8">
            <text:p>8</text:p>
          </table:table-cell>
          <table:table-cell table:formula="of:=[Entrada.D619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613]*[.E613]" office:value-type="float" office:value="180">
            <text:p>180</text:p>
          </table:table-cell>
          <table:table-cell/>
          <table:table-cell table:formula="of:=[.E6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3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620];SEARCH(&quot;,&quot;;[Entrada.A620])-1))" office:value-type="float" office:value="24">
            <text:p>24</text:p>
          </table:table-cell>
          <table:table-cell table:formula="of:=VALUE(MID([Entrada.A620];SEARCH(&quot;,&quot;;[Entrada.A620])+1;100))" office:value-type="float" office:value="10">
            <text:p>10</text:p>
          </table:table-cell>
          <table:table-cell table:formula="of:=[Entrada.C620]" office:value-type="float" office:value="7">
            <text:p>7</text:p>
          </table:table-cell>
          <table:table-cell table:formula="of:=[Entrada.D620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614]*[.E614]" office:value-type="float" office:value="184">
            <text:p>184</text:p>
          </table:table-cell>
          <table:table-cell/>
          <table:table-cell table:formula="of:=[.E6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4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621];SEARCH(&quot;,&quot;;[Entrada.A621])-1))" office:value-type="float" office:value="27">
            <text:p>27</text:p>
          </table:table-cell>
          <table:table-cell table:formula="of:=VALUE(MID([Entrada.A621];SEARCH(&quot;,&quot;;[Entrada.A621])+1;100))" office:value-type="float" office:value="23">
            <text:p>23</text:p>
          </table:table-cell>
          <table:table-cell table:formula="of:=[Entrada.C621]" office:value-type="float" office:value="17">
            <text:p>17</text:p>
          </table:table-cell>
          <table:table-cell table:formula="of:=[Entrada.D621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615]*[.E615]" office:value-type="float" office:value="116">
            <text:p>116</text:p>
          </table:table-cell>
          <table:table-cell/>
          <table:table-cell table:formula="of:=[.E6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5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622];SEARCH(&quot;,&quot;;[Entrada.A622])-1))" office:value-type="float" office:value="13">
            <text:p>13</text:p>
          </table:table-cell>
          <table:table-cell table:formula="of:=VALUE(MID([Entrada.A622];SEARCH(&quot;,&quot;;[Entrada.A622])+1;100))" office:value-type="float" office:value="24">
            <text:p>24</text:p>
          </table:table-cell>
          <table:table-cell table:formula="of:=[Entrada.C622]" office:value-type="float" office:value="25">
            <text:p>25</text:p>
          </table:table-cell>
          <table:table-cell table:formula="of:=[Entrada.D622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616]*[.E616]" office:value-type="float" office:value="140">
            <text:p>140</text:p>
          </table:table-cell>
          <table:table-cell/>
          <table:table-cell table:formula="of:=[.E6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6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623];SEARCH(&quot;,&quot;;[Entrada.A623])-1))" office:value-type="float" office:value="3">
            <text:p>3</text:p>
          </table:table-cell>
          <table:table-cell table:formula="of:=VALUE(MID([Entrada.A623];SEARCH(&quot;,&quot;;[Entrada.A623])+1;100))" office:value-type="float" office:value="30">
            <text:p>30</text:p>
          </table:table-cell>
          <table:table-cell table:formula="of:=[Entrada.C623]" office:value-type="float" office:value="5">
            <text:p>5</text:p>
          </table:table-cell>
          <table:table-cell table:formula="of:=[Entrada.D623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617]*[.E617]" office:value-type="float" office:value="28">
            <text:p>28</text:p>
          </table:table-cell>
          <table:table-cell/>
          <table:table-cell table:formula="of:=[.E6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7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624];SEARCH(&quot;,&quot;;[Entrada.A624])-1))" office:value-type="float" office:value="28">
            <text:p>28</text:p>
          </table:table-cell>
          <table:table-cell table:formula="of:=VALUE(MID([Entrada.A624];SEARCH(&quot;,&quot;;[Entrada.A624])+1;100))" office:value-type="float" office:value="14">
            <text:p>14</text:p>
          </table:table-cell>
          <table:table-cell table:formula="of:=[Entrada.C624]" office:value-type="float" office:value="26">
            <text:p>26</text:p>
          </table:table-cell>
          <table:table-cell table:formula="of:=[Entrada.D624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618]*[.E618]" office:value-type="float" office:value="76">
            <text:p>76</text:p>
          </table:table-cell>
          <table:table-cell/>
          <table:table-cell table:formula="of:=[.E6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8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625];SEARCH(&quot;,&quot;;[Entrada.A625])-1))" office:value-type="float" office:value="31">
            <text:p>31</text:p>
          </table:table-cell>
          <table:table-cell table:formula="of:=VALUE(MID([Entrada.A625];SEARCH(&quot;,&quot;;[Entrada.A625])+1;100))" office:value-type="float" office:value="3">
            <text:p>3</text:p>
          </table:table-cell>
          <table:table-cell table:formula="of:=[Entrada.C625]" office:value-type="float" office:value="12">
            <text:p>12</text:p>
          </table:table-cell>
          <table:table-cell table:formula="of:=[Entrada.D625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619]*[.E619]" office:value-type="float" office:value="100">
            <text:p>100</text:p>
          </table:table-cell>
          <table:table-cell/>
          <table:table-cell table:formula="of:=[.E6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9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626];SEARCH(&quot;,&quot;;[Entrada.A626])-1))" office:value-type="float" office:value="40">
            <text:p>40</text:p>
          </table:table-cell>
          <table:table-cell table:formula="of:=VALUE(MID([Entrada.A626];SEARCH(&quot;,&quot;;[Entrada.A626])+1;100))" office:value-type="float" office:value="25">
            <text:p>25</text:p>
          </table:table-cell>
          <table:table-cell table:formula="of:=[Entrada.C626]" office:value-type="float" office:value="21">
            <text:p>21</text:p>
          </table:table-cell>
          <table:table-cell table:formula="of:=[Entrada.D626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620]*[.E620]" office:value-type="float" office:value="136">
            <text:p>136</text:p>
          </table:table-cell>
          <table:table-cell/>
          <table:table-cell table:formula="of:=[.E6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0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627];SEARCH(&quot;,&quot;;[Entrada.A627])-1))" office:value-type="float" office:value="4">
            <text:p>4</text:p>
          </table:table-cell>
          <table:table-cell table:formula="of:=VALUE(MID([Entrada.A627];SEARCH(&quot;,&quot;;[Entrada.A627])+1;100))" office:value-type="float" office:value="39">
            <text:p>39</text:p>
          </table:table-cell>
          <table:table-cell table:formula="of:=[Entrada.C627]" office:value-type="float" office:value="14">
            <text:p>14</text:p>
          </table:table-cell>
          <table:table-cell table:formula="of:=[Entrada.D627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621]*[.E621]" office:value-type="float" office:value="160">
            <text:p>160</text:p>
          </table:table-cell>
          <table:table-cell/>
          <table:table-cell table:formula="of:=[.E6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1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628];SEARCH(&quot;,&quot;;[Entrada.A628])-1))" office:value-type="float" office:value="7">
            <text:p>7</text:p>
          </table:table-cell>
          <table:table-cell table:formula="of:=VALUE(MID([Entrada.A628];SEARCH(&quot;,&quot;;[Entrada.A628])+1;100))" office:value-type="float" office:value="26">
            <text:p>26</text:p>
          </table:table-cell>
          <table:table-cell table:formula="of:=[Entrada.C628]" office:value-type="float" office:value="21">
            <text:p>21</text:p>
          </table:table-cell>
          <table:table-cell table:formula="of:=[Entrada.D628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622]*[.E622]" office:value-type="float" office:value="52">
            <text:p>52</text:p>
          </table:table-cell>
          <table:table-cell/>
          <table:table-cell table:formula="of:=[.E6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2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629];SEARCH(&quot;,&quot;;[Entrada.A629])-1))" office:value-type="float" office:value="16">
            <text:p>16</text:p>
          </table:table-cell>
          <table:table-cell table:formula="of:=VALUE(MID([Entrada.A629];SEARCH(&quot;,&quot;;[Entrada.A629])+1;100))" office:value-type="float" office:value="34">
            <text:p>34</text:p>
          </table:table-cell>
          <table:table-cell table:formula="of:=[Entrada.C629]" office:value-type="float" office:value="11">
            <text:p>11</text:p>
          </table:table-cell>
          <table:table-cell table:formula="of:=[Entrada.D629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623]*[.E623]" office:value-type="float" office:value="24">
            <text:p>24</text:p>
          </table:table-cell>
          <table:table-cell/>
          <table:table-cell table:formula="of:=[.E6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3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630];SEARCH(&quot;,&quot;;[Entrada.A630])-1))" office:value-type="float" office:value="22">
            <text:p>22</text:p>
          </table:table-cell>
          <table:table-cell table:formula="of:=VALUE(MID([Entrada.A630];SEARCH(&quot;,&quot;;[Entrada.A630])+1;100))" office:value-type="float" office:value="8">
            <text:p>8</text:p>
          </table:table-cell>
          <table:table-cell table:formula="of:=[Entrada.C630]" office:value-type="float" office:value="17">
            <text:p>17</text:p>
          </table:table-cell>
          <table:table-cell table:formula="of:=[Entrada.D630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624]*[.E624]" office:value-type="float" office:value="124">
            <text:p>124</text:p>
          </table:table-cell>
          <table:table-cell/>
          <table:table-cell table:formula="of:=[.E6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4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631];SEARCH(&quot;,&quot;;[Entrada.A631])-1))" office:value-type="float" office:value="9">
            <text:p>9</text:p>
          </table:table-cell>
          <table:table-cell table:formula="of:=VALUE(MID([Entrada.A631];SEARCH(&quot;,&quot;;[Entrada.A631])+1;100))" office:value-type="float" office:value="5">
            <text:p>5</text:p>
          </table:table-cell>
          <table:table-cell table:formula="of:=[Entrada.C631]" office:value-type="float" office:value="27">
            <text:p>27</text:p>
          </table:table-cell>
          <table:table-cell table:formula="of:=[Entrada.D631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625]*[.E625]" office:value-type="float" office:value="160">
            <text:p>160</text:p>
          </table:table-cell>
          <table:table-cell/>
          <table:table-cell table:formula="of:=[.E6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5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632];SEARCH(&quot;,&quot;;[Entrada.A632])-1))" office:value-type="float" office:value="34">
            <text:p>34</text:p>
          </table:table-cell>
          <table:table-cell table:formula="of:=VALUE(MID([Entrada.A632];SEARCH(&quot;,&quot;;[Entrada.A632])+1;100))" office:value-type="float" office:value="7">
            <text:p>7</text:p>
          </table:table-cell>
          <table:table-cell table:formula="of:=[Entrada.C632]" office:value-type="float" office:value="12">
            <text:p>12</text:p>
          </table:table-cell>
          <table:table-cell table:formula="of:=[Entrada.D632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626]*[.E626]" office:value-type="float" office:value="56">
            <text:p>56</text:p>
          </table:table-cell>
          <table:table-cell/>
          <table:table-cell table:formula="of:=[.E6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6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633];SEARCH(&quot;,&quot;;[Entrada.A633])-1))" office:value-type="float" office:value="15">
            <text:p>15</text:p>
          </table:table-cell>
          <table:table-cell table:formula="of:=VALUE(MID([Entrada.A633];SEARCH(&quot;,&quot;;[Entrada.A633])+1;100))" office:value-type="float" office:value="27">
            <text:p>27</text:p>
          </table:table-cell>
          <table:table-cell table:formula="of:=[Entrada.C633]" office:value-type="float" office:value="26">
            <text:p>26</text:p>
          </table:table-cell>
          <table:table-cell table:formula="of:=[Entrada.D633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627]*[.E627]" office:value-type="float" office:value="180">
            <text:p>180</text:p>
          </table:table-cell>
          <table:table-cell/>
          <table:table-cell table:formula="of:=[.E6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7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634];SEARCH(&quot;,&quot;;[Entrada.A634])-1))" office:value-type="float" office:value="37">
            <text:p>37</text:p>
          </table:table-cell>
          <table:table-cell table:formula="of:=VALUE(MID([Entrada.A634];SEARCH(&quot;,&quot;;[Entrada.A634])+1;100))" office:value-type="float" office:value="10">
            <text:p>10</text:p>
          </table:table-cell>
          <table:table-cell table:formula="of:=[Entrada.C634]" office:value-type="float" office:value="10">
            <text:p>10</text:p>
          </table:table-cell>
          <table:table-cell table:formula="of:=[Entrada.D634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628]*[.E628]" office:value-type="float" office:value="108">
            <text:p>108</text:p>
          </table:table-cell>
          <table:table-cell/>
          <table:table-cell table:formula="of:=[.E6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8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635];SEARCH(&quot;,&quot;;[Entrada.A635])-1))" office:value-type="float" office:value="24">
            <text:p>24</text:p>
          </table:table-cell>
          <table:table-cell table:formula="of:=VALUE(MID([Entrada.A635];SEARCH(&quot;,&quot;;[Entrada.A635])+1;100))" office:value-type="float" office:value="17">
            <text:p>17</text:p>
          </table:table-cell>
          <table:table-cell table:formula="of:=[Entrada.C635]" office:value-type="float" office:value="21">
            <text:p>21</text:p>
          </table:table-cell>
          <table:table-cell table:formula="of:=[Entrada.D635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629]*[.E629]" office:value-type="float" office:value="164">
            <text:p>164</text:p>
          </table:table-cell>
          <table:table-cell/>
          <table:table-cell table:formula="of:=[.E6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9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636];SEARCH(&quot;,&quot;;[Entrada.A636])-1))" office:value-type="float" office:value="38">
            <text:p>38</text:p>
          </table:table-cell>
          <table:table-cell table:formula="of:=VALUE(MID([Entrada.A636];SEARCH(&quot;,&quot;;[Entrada.A636])+1;100))" office:value-type="float" office:value="27">
            <text:p>27</text:p>
          </table:table-cell>
          <table:table-cell table:formula="of:=[Entrada.C636]" office:value-type="float" office:value="33">
            <text:p>33</text:p>
          </table:table-cell>
          <table:table-cell table:formula="of:=[Entrada.D636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630]*[.E630]" office:value-type="float" office:value="32">
            <text:p>32</text:p>
          </table:table-cell>
          <table:table-cell/>
          <table:table-cell table:formula="of:=[.E6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0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637];SEARCH(&quot;,&quot;;[Entrada.A637])-1))" office:value-type="float" office:value="3">
            <text:p>3</text:p>
          </table:table-cell>
          <table:table-cell table:formula="of:=VALUE(MID([Entrada.A637];SEARCH(&quot;,&quot;;[Entrada.A637])+1;100))" office:value-type="float" office:value="7">
            <text:p>7</text:p>
          </table:table-cell>
          <table:table-cell table:formula="of:=[Entrada.C637]" office:value-type="float" office:value="22">
            <text:p>22</text:p>
          </table:table-cell>
          <table:table-cell table:formula="of:=[Entrada.D637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631]*[.E631]" office:value-type="float" office:value="116">
            <text:p>116</text:p>
          </table:table-cell>
          <table:table-cell/>
          <table:table-cell table:formula="of:=[.E6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1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638];SEARCH(&quot;,&quot;;[Entrada.A638])-1))" office:value-type="float" office:value="28">
            <text:p>28</text:p>
          </table:table-cell>
          <table:table-cell table:formula="of:=VALUE(MID([Entrada.A638];SEARCH(&quot;,&quot;;[Entrada.A638])+1;100))" office:value-type="float" office:value="5">
            <text:p>5</text:p>
          </table:table-cell>
          <table:table-cell table:formula="of:=[Entrada.C638]" office:value-type="float" office:value="17">
            <text:p>17</text:p>
          </table:table-cell>
          <table:table-cell table:formula="of:=[Entrada.D638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632]*[.E632]" office:value-type="float" office:value="140">
            <text:p>140</text:p>
          </table:table-cell>
          <table:table-cell/>
          <table:table-cell table:formula="of:=[.E6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2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639];SEARCH(&quot;,&quot;;[Entrada.A639])-1))" office:value-type="float" office:value="21">
            <text:p>21</text:p>
          </table:table-cell>
          <table:table-cell table:formula="of:=VALUE(MID([Entrada.A639];SEARCH(&quot;,&quot;;[Entrada.A639])+1;100))" office:value-type="float" office:value="34">
            <text:p>34</text:p>
          </table:table-cell>
          <table:table-cell table:formula="of:=[Entrada.C639]" office:value-type="float" office:value="19">
            <text:p>19</text:p>
          </table:table-cell>
          <table:table-cell table:formula="of:=[Entrada.D639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633]*[.E633]" office:value-type="float" office:value="180">
            <text:p>180</text:p>
          </table:table-cell>
          <table:table-cell/>
          <table:table-cell table:formula="of:=[.E6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3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640];SEARCH(&quot;,&quot;;[Entrada.A640])-1))" office:value-type="float" office:value="7">
            <text:p>7</text:p>
          </table:table-cell>
          <table:table-cell table:formula="of:=VALUE(MID([Entrada.A640];SEARCH(&quot;,&quot;;[Entrada.A640])+1;100))" office:value-type="float" office:value="19">
            <text:p>19</text:p>
          </table:table-cell>
          <table:table-cell table:formula="of:=[Entrada.C640]" office:value-type="float" office:value="17">
            <text:p>17</text:p>
          </table:table-cell>
          <table:table-cell table:formula="of:=[Entrada.D640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634]*[.E634]" office:value-type="float" office:value="24">
            <text:p>24</text:p>
          </table:table-cell>
          <table:table-cell/>
          <table:table-cell table:formula="of:=[.E6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4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641];SEARCH(&quot;,&quot;;[Entrada.A641])-1))" office:value-type="float" office:value="29">
            <text:p>29</text:p>
          </table:table-cell>
          <table:table-cell table:formula="of:=VALUE(MID([Entrada.A641];SEARCH(&quot;,&quot;;[Entrada.A641])+1;100))" office:value-type="float" office:value="34">
            <text:p>34</text:p>
          </table:table-cell>
          <table:table-cell table:formula="of:=[Entrada.C641]" office:value-type="float" office:value="24">
            <text:p>24</text:p>
          </table:table-cell>
          <table:table-cell table:formula="of:=[Entrada.D641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635]*[.E635]" office:value-type="float" office:value="152">
            <text:p>152</text:p>
          </table:table-cell>
          <table:table-cell/>
          <table:table-cell table:formula="of:=[.E6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5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642];SEARCH(&quot;,&quot;;[Entrada.A642])-1))" office:value-type="float" office:value="33">
            <text:p>33</text:p>
          </table:table-cell>
          <table:table-cell table:formula="of:=VALUE(MID([Entrada.A642];SEARCH(&quot;,&quot;;[Entrada.A642])+1;100))" office:value-type="float" office:value="39">
            <text:p>39</text:p>
          </table:table-cell>
          <table:table-cell table:formula="of:=[Entrada.C642]" office:value-type="float" office:value="5">
            <text:p>5</text:p>
          </table:table-cell>
          <table:table-cell table:formula="of:=[Entrada.D642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636]*[.E636]" office:value-type="float" office:value="196">
            <text:p>196</text:p>
          </table:table-cell>
          <table:table-cell/>
          <table:table-cell table:formula="of:=[.E6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6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643];SEARCH(&quot;,&quot;;[Entrada.A643])-1))" office:value-type="float" office:value="16">
            <text:p>16</text:p>
          </table:table-cell>
          <table:table-cell table:formula="of:=VALUE(MID([Entrada.A643];SEARCH(&quot;,&quot;;[Entrada.A643])+1;100))" office:value-type="float" office:value="25">
            <text:p>25</text:p>
          </table:table-cell>
          <table:table-cell table:formula="of:=[Entrada.C643]" office:value-type="float" office:value="27">
            <text:p>27</text:p>
          </table:table-cell>
          <table:table-cell table:formula="of:=[Entrada.D643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637]*[.E637]" office:value-type="float" office:value="88">
            <text:p>88</text:p>
          </table:table-cell>
          <table:table-cell/>
          <table:table-cell table:formula="of:=[.E6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7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644];SEARCH(&quot;,&quot;;[Entrada.A644])-1))" office:value-type="float" office:value="9">
            <text:p>9</text:p>
          </table:table-cell>
          <table:table-cell table:formula="of:=VALUE(MID([Entrada.A644];SEARCH(&quot;,&quot;;[Entrada.A644])+1;100))" office:value-type="float" office:value="14">
            <text:p>14</text:p>
          </table:table-cell>
          <table:table-cell table:formula="of:=[Entrada.C644]" office:value-type="float" office:value="26">
            <text:p>26</text:p>
          </table:table-cell>
          <table:table-cell table:formula="of:=[Entrada.D644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638]*[.E638]" office:value-type="float" office:value="152">
            <text:p>152</text:p>
          </table:table-cell>
          <table:table-cell/>
          <table:table-cell table:formula="of:=[.E6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8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645];SEARCH(&quot;,&quot;;[Entrada.A645])-1))" office:value-type="float" office:value="10">
            <text:p>10</text:p>
          </table:table-cell>
          <table:table-cell table:formula="of:=VALUE(MID([Entrada.A645];SEARCH(&quot;,&quot;;[Entrada.A645])+1;100))" office:value-type="float" office:value="23">
            <text:p>23</text:p>
          </table:table-cell>
          <table:table-cell table:formula="of:=[Entrada.C645]" office:value-type="float" office:value="16">
            <text:p>16</text:p>
          </table:table-cell>
          <table:table-cell table:formula="of:=[Entrada.D645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639]*[.E639]" office:value-type="float" office:value="164">
            <text:p>164</text:p>
          </table:table-cell>
          <table:table-cell/>
          <table:table-cell table:formula="of:=[.E6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9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646];SEARCH(&quot;,&quot;;[Entrada.A646])-1))" office:value-type="float" office:value="13">
            <text:p>13</text:p>
          </table:table-cell>
          <table:table-cell table:formula="of:=VALUE(MID([Entrada.A646];SEARCH(&quot;,&quot;;[Entrada.A646])+1;100))" office:value-type="float" office:value="10">
            <text:p>10</text:p>
          </table:table-cell>
          <table:table-cell table:formula="of:=[Entrada.C646]" office:value-type="float" office:value="8">
            <text:p>8</text:p>
          </table:table-cell>
          <table:table-cell table:formula="of:=[Entrada.D646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640]*[.E640]" office:value-type="float" office:value="188">
            <text:p>188</text:p>
          </table:table-cell>
          <table:table-cell/>
          <table:table-cell table:formula="of:=[.E6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0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647];SEARCH(&quot;,&quot;;[Entrada.A647])-1))" office:value-type="float" office:value="3">
            <text:p>3</text:p>
          </table:table-cell>
          <table:table-cell table:formula="of:=VALUE(MID([Entrada.A647];SEARCH(&quot;,&quot;;[Entrada.A647])+1;100))" office:value-type="float" office:value="12">
            <text:p>12</text:p>
          </table:table-cell>
          <table:table-cell table:formula="of:=[Entrada.C647]" office:value-type="float" office:value="35">
            <text:p>35</text:p>
          </table:table-cell>
          <table:table-cell table:formula="of:=[Entrada.D647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641]*[.E641]" office:value-type="float" office:value="168">
            <text:p>168</text:p>
          </table:table-cell>
          <table:table-cell/>
          <table:table-cell table:formula="of:=[.E6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1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648];SEARCH(&quot;,&quot;;[Entrada.A648])-1))" office:value-type="float" office:value="1">
            <text:p>1</text:p>
          </table:table-cell>
          <table:table-cell table:formula="of:=VALUE(MID([Entrada.A648];SEARCH(&quot;,&quot;;[Entrada.A648])+1;100))" office:value-type="float" office:value="38">
            <text:p>38</text:p>
          </table:table-cell>
          <table:table-cell table:formula="of:=[Entrada.C648]" office:value-type="float" office:value="6">
            <text:p>6</text:p>
          </table:table-cell>
          <table:table-cell table:formula="of:=[Entrada.D648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642]*[.E642]" office:value-type="float" office:value="132">
            <text:p>132</text:p>
          </table:table-cell>
          <table:table-cell/>
          <table:table-cell table:formula="of:=[.E6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2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649];SEARCH(&quot;,&quot;;[Entrada.A649])-1))" office:value-type="float" office:value="40">
            <text:p>40</text:p>
          </table:table-cell>
          <table:table-cell table:formula="of:=VALUE(MID([Entrada.A649];SEARCH(&quot;,&quot;;[Entrada.A649])+1;100))" office:value-type="float" office:value="7">
            <text:p>7</text:p>
          </table:table-cell>
          <table:table-cell table:formula="of:=[Entrada.C649]" office:value-type="float" office:value="10">
            <text:p>10</text:p>
          </table:table-cell>
          <table:table-cell table:formula="of:=[Entrada.D649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643]*[.E643]" office:value-type="float" office:value="72">
            <text:p>72</text:p>
          </table:table-cell>
          <table:table-cell/>
          <table:table-cell table:formula="of:=[.E6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3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650];SEARCH(&quot;,&quot;;[Entrada.A650])-1))" office:value-type="float" office:value="4">
            <text:p>4</text:p>
          </table:table-cell>
          <table:table-cell table:formula="of:=VALUE(MID([Entrada.A650];SEARCH(&quot;,&quot;;[Entrada.A650])+1;100))" office:value-type="float" office:value="21">
            <text:p>21</text:p>
          </table:table-cell>
          <table:table-cell table:formula="of:=[Entrada.C650]" office:value-type="float" office:value="11">
            <text:p>11</text:p>
          </table:table-cell>
          <table:table-cell table:formula="of:=[Entrada.D650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644]*[.E644]" office:value-type="float" office:value="20">
            <text:p>20</text:p>
          </table:table-cell>
          <table:table-cell/>
          <table:table-cell table:formula="of:=[.E6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4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651];SEARCH(&quot;,&quot;;[Entrada.A651])-1))" office:value-type="float" office:value="7">
            <text:p>7</text:p>
          </table:table-cell>
          <table:table-cell table:formula="of:=VALUE(MID([Entrada.A651];SEARCH(&quot;,&quot;;[Entrada.A651])+1;100))" office:value-type="float" office:value="8">
            <text:p>8</text:p>
          </table:table-cell>
          <table:table-cell table:formula="of:=[Entrada.C651]" office:value-type="float" office:value="31">
            <text:p>31</text:p>
          </table:table-cell>
          <table:table-cell table:formula="of:=[Entrada.D651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645]*[.E645]" office:value-type="float" office:value="76">
            <text:p>76</text:p>
          </table:table-cell>
          <table:table-cell/>
          <table:table-cell table:formula="of:=[.E6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5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652];SEARCH(&quot;,&quot;;[Entrada.A652])-1))" office:value-type="float" office:value="22">
            <text:p>22</text:p>
          </table:table-cell>
          <table:table-cell table:formula="of:=VALUE(MID([Entrada.A652];SEARCH(&quot;,&quot;;[Entrada.A652])+1;100))" office:value-type="float" office:value="26">
            <text:p>26</text:p>
          </table:table-cell>
          <table:table-cell table:formula="of:=[Entrada.C652]" office:value-type="float" office:value="24">
            <text:p>24</text:p>
          </table:table-cell>
          <table:table-cell table:formula="of:=[Entrada.D652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646]*[.E646]" office:value-type="float" office:value="68">
            <text:p>68</text:p>
          </table:table-cell>
          <table:table-cell/>
          <table:table-cell table:formula="of:=[.E6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6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653];SEARCH(&quot;,&quot;;[Entrada.A653])-1))" office:value-type="float" office:value="12">
            <text:p>12</text:p>
          </table:table-cell>
          <table:table-cell table:formula="of:=VALUE(MID([Entrada.A653];SEARCH(&quot;,&quot;;[Entrada.A653])+1;100))" office:value-type="float" office:value="36">
            <text:p>36</text:p>
          </table:table-cell>
          <table:table-cell table:formula="of:=[Entrada.C653]" office:value-type="float" office:value="20">
            <text:p>20</text:p>
          </table:table-cell>
          <table:table-cell table:formula="of:=[Entrada.D653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647]*[.E647]" office:value-type="float" office:value="148">
            <text:p>148</text:p>
          </table:table-cell>
          <table:table-cell/>
          <table:table-cell table:formula="of:=[.E6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7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654];SEARCH(&quot;,&quot;;[Entrada.A654])-1))" office:value-type="float" office:value="34">
            <text:p>34</text:p>
          </table:table-cell>
          <table:table-cell table:formula="of:=VALUE(MID([Entrada.A654];SEARCH(&quot;,&quot;;[Entrada.A654])+1;100))" office:value-type="float" office:value="25">
            <text:p>25</text:p>
          </table:table-cell>
          <table:table-cell table:formula="of:=[Entrada.C654]" office:value-type="float" office:value="19">
            <text:p>19</text:p>
          </table:table-cell>
          <table:table-cell table:formula="of:=[Entrada.D654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648]*[.E648]" office:value-type="float" office:value="168">
            <text:p>168</text:p>
          </table:table-cell>
          <table:table-cell/>
          <table:table-cell table:formula="of:=[.E6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8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655];SEARCH(&quot;,&quot;;[Entrada.A655])-1))" office:value-type="float" office:value="24">
            <text:p>24</text:p>
          </table:table-cell>
          <table:table-cell table:formula="of:=VALUE(MID([Entrada.A655];SEARCH(&quot;,&quot;;[Entrada.A655])+1;100))" office:value-type="float" office:value="31">
            <text:p>31</text:p>
          </table:table-cell>
          <table:table-cell table:formula="of:=[Entrada.C655]" office:value-type="float" office:value="28">
            <text:p>28</text:p>
          </table:table-cell>
          <table:table-cell table:formula="of:=[Entrada.D655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649]*[.E649]" office:value-type="float" office:value="180">
            <text:p>180</text:p>
          </table:table-cell>
          <table:table-cell/>
          <table:table-cell table:formula="of:=[.E6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9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656];SEARCH(&quot;,&quot;;[Entrada.A656])-1))" office:value-type="float" office:value="13">
            <text:p>13</text:p>
          </table:table-cell>
          <table:table-cell table:formula="of:=VALUE(MID([Entrada.A656];SEARCH(&quot;,&quot;;[Entrada.A656])+1;100))" office:value-type="float" office:value="3">
            <text:p>3</text:p>
          </table:table-cell>
          <table:table-cell table:formula="of:=[Entrada.C656]" office:value-type="float" office:value="23">
            <text:p>23</text:p>
          </table:table-cell>
          <table:table-cell table:formula="of:=[Entrada.D656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650]*[.E650]" office:value-type="float" office:value="92">
            <text:p>92</text:p>
          </table:table-cell>
          <table:table-cell/>
          <table:table-cell table:formula="of:=[.E6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0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657];SEARCH(&quot;,&quot;;[Entrada.A657])-1))" office:value-type="float" office:value="38">
            <text:p>38</text:p>
          </table:table-cell>
          <table:table-cell table:formula="of:=VALUE(MID([Entrada.A657];SEARCH(&quot;,&quot;;[Entrada.A657])+1;100))" office:value-type="float" office:value="21">
            <text:p>21</text:p>
          </table:table-cell>
          <table:table-cell table:formula="of:=[Entrada.C657]" office:value-type="float" office:value="30">
            <text:p>30</text:p>
          </table:table-cell>
          <table:table-cell table:formula="of:=[Entrada.D657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651]*[.E651]" office:value-type="float" office:value="72">
            <text:p>72</text:p>
          </table:table-cell>
          <table:table-cell/>
          <table:table-cell table:formula="of:=[.E6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1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658];SEARCH(&quot;,&quot;;[Entrada.A658])-1))" office:value-type="float" office:value="28">
            <text:p>28</text:p>
          </table:table-cell>
          <table:table-cell table:formula="of:=VALUE(MID([Entrada.A658];SEARCH(&quot;,&quot;;[Entrada.A658])+1;100))" office:value-type="float" office:value="27">
            <text:p>27</text:p>
          </table:table-cell>
          <table:table-cell table:formula="of:=[Entrada.C658]" office:value-type="float" office:value="30">
            <text:p>30</text:p>
          </table:table-cell>
          <table:table-cell table:formula="of:=[Entrada.D658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652]*[.E652]" office:value-type="float" office:value="104">
            <text:p>104</text:p>
          </table:table-cell>
          <table:table-cell/>
          <table:table-cell table:formula="of:=[.E6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2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659];SEARCH(&quot;,&quot;;[Entrada.A659])-1))" office:value-type="float" office:value="14">
            <text:p>14</text:p>
          </table:table-cell>
          <table:table-cell table:formula="of:=VALUE(MID([Entrada.A659];SEARCH(&quot;,&quot;;[Entrada.A659])+1;100))" office:value-type="float" office:value="34">
            <text:p>34</text:p>
          </table:table-cell>
          <table:table-cell table:formula="of:=[Entrada.C659]" office:value-type="float" office:value="38">
            <text:p>38</text:p>
          </table:table-cell>
          <table:table-cell table:formula="of:=[Entrada.D659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653]*[.E653]" office:value-type="float" office:value="176">
            <text:p>176</text:p>
          </table:table-cell>
          <table:table-cell/>
          <table:table-cell table:formula="of:=[.E6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3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660];SEARCH(&quot;,&quot;;[Entrada.A660])-1))" office:value-type="float" office:value="40">
            <text:p>40</text:p>
          </table:table-cell>
          <table:table-cell table:formula="of:=VALUE(MID([Entrada.A660];SEARCH(&quot;,&quot;;[Entrada.A660])+1;100))" office:value-type="float" office:value="14">
            <text:p>14</text:p>
          </table:table-cell>
          <table:table-cell table:formula="of:=[Entrada.C660]" office:value-type="float" office:value="39">
            <text:p>39</text:p>
          </table:table-cell>
          <table:table-cell table:formula="of:=[Entrada.D660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654]*[.E654]" office:value-type="float" office:value="36">
            <text:p>36</text:p>
          </table:table-cell>
          <table:table-cell/>
          <table:table-cell table:formula="of:=[.E6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4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661];SEARCH(&quot;,&quot;;[Entrada.A661])-1))" office:value-type="float" office:value="4">
            <text:p>4</text:p>
          </table:table-cell>
          <table:table-cell table:formula="of:=VALUE(MID([Entrada.A661];SEARCH(&quot;,&quot;;[Entrada.A661])+1;100))" office:value-type="float" office:value="28">
            <text:p>28</text:p>
          </table:table-cell>
          <table:table-cell table:formula="of:=[Entrada.C661]" office:value-type="float" office:value="10">
            <text:p>10</text:p>
          </table:table-cell>
          <table:table-cell table:formula="of:=[Entrada.D661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655]*[.E655]" office:value-type="float" office:value="80">
            <text:p>80</text:p>
          </table:table-cell>
          <table:table-cell/>
          <table:table-cell table:formula="of:=[.E6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5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662];SEARCH(&quot;,&quot;;[Entrada.A662])-1))" office:value-type="float" office:value="26">
            <text:p>26</text:p>
          </table:table-cell>
          <table:table-cell table:formula="of:=VALUE(MID([Entrada.A662];SEARCH(&quot;,&quot;;[Entrada.A662])+1;100))" office:value-type="float" office:value="33">
            <text:p>33</text:p>
          </table:table-cell>
          <table:table-cell table:formula="of:=[Entrada.C662]" office:value-type="float" office:value="15">
            <text:p>15</text:p>
          </table:table-cell>
          <table:table-cell table:formula="of:=[Entrada.D662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656]*[.E656]" office:value-type="float" office:value="140">
            <text:p>140</text:p>
          </table:table-cell>
          <table:table-cell/>
          <table:table-cell table:formula="of:=[.E6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6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663];SEARCH(&quot;,&quot;;[Entrada.A663])-1))" office:value-type="float" office:value="7">
            <text:p>7</text:p>
          </table:table-cell>
          <table:table-cell table:formula="of:=VALUE(MID([Entrada.A663];SEARCH(&quot;,&quot;;[Entrada.A663])+1;100))" office:value-type="float" office:value="1">
            <text:p>1</text:p>
          </table:table-cell>
          <table:table-cell table:formula="of:=[Entrada.C663]" office:value-type="float" office:value="13">
            <text:p>13</text:p>
          </table:table-cell>
          <table:table-cell table:formula="of:=[Entrada.D663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657]*[.E657]" office:value-type="float" office:value="140">
            <text:p>140</text:p>
          </table:table-cell>
          <table:table-cell/>
          <table:table-cell table:formula="of:=[.E6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7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664];SEARCH(&quot;,&quot;;[Entrada.A664])-1))" office:value-type="float" office:value="16">
            <text:p>16</text:p>
          </table:table-cell>
          <table:table-cell table:formula="of:=VALUE(MID([Entrada.A664];SEARCH(&quot;,&quot;;[Entrada.A664])+1;100))" office:value-type="float" office:value="23">
            <text:p>23</text:p>
          </table:table-cell>
          <table:table-cell table:formula="of:=[Entrada.C664]" office:value-type="float" office:value="6">
            <text:p>6</text:p>
          </table:table-cell>
          <table:table-cell table:formula="of:=[Entrada.D664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658]*[.E658]" office:value-type="float" office:value="200">
            <text:p>200</text:p>
          </table:table-cell>
          <table:table-cell/>
          <table:table-cell table:formula="of:=[.E6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8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665];SEARCH(&quot;,&quot;;[Entrada.A665])-1))" office:value-type="float" office:value="19">
            <text:p>19</text:p>
          </table:table-cell>
          <table:table-cell table:formula="of:=VALUE(MID([Entrada.A665];SEARCH(&quot;,&quot;;[Entrada.A665])+1;100))" office:value-type="float" office:value="2">
            <text:p>2</text:p>
          </table:table-cell>
          <table:table-cell table:formula="of:=[Entrada.C665]" office:value-type="float" office:value="9">
            <text:p>9</text:p>
          </table:table-cell>
          <table:table-cell table:formula="of:=[Entrada.D665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659]*[.E659]" office:value-type="float" office:value="192">
            <text:p>192</text:p>
          </table:table-cell>
          <table:table-cell/>
          <table:table-cell table:formula="of:=[.E6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9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666];SEARCH(&quot;,&quot;;[Entrada.A666])-1))" office:value-type="float" office:value="22">
            <text:p>22</text:p>
          </table:table-cell>
          <table:table-cell table:formula="of:=VALUE(MID([Entrada.A666];SEARCH(&quot;,&quot;;[Entrada.A666])+1;100))" office:value-type="float" office:value="29">
            <text:p>29</text:p>
          </table:table-cell>
          <table:table-cell table:formula="of:=[Entrada.C666]" office:value-type="float" office:value="22">
            <text:p>22</text:p>
          </table:table-cell>
          <table:table-cell table:formula="of:=[Entrada.D666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660]*[.E660]" office:value-type="float" office:value="104">
            <text:p>104</text:p>
          </table:table-cell>
          <table:table-cell/>
          <table:table-cell table:formula="of:=[.E6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0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667];SEARCH(&quot;,&quot;;[Entrada.A667])-1))" office:value-type="float" office:value="12">
            <text:p>12</text:p>
          </table:table-cell>
          <table:table-cell table:formula="of:=VALUE(MID([Entrada.A667];SEARCH(&quot;,&quot;;[Entrada.A667])+1;100))" office:value-type="float" office:value="35">
            <text:p>35</text:p>
          </table:table-cell>
          <table:table-cell table:formula="of:=[Entrada.C667]" office:value-type="float" office:value="29">
            <text:p>29</text:p>
          </table:table-cell>
          <table:table-cell table:formula="of:=[Entrada.D667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661]*[.E661]" office:value-type="float" office:value="144">
            <text:p>144</text:p>
          </table:table-cell>
          <table:table-cell/>
          <table:table-cell table:formula="of:=[.E6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1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668];SEARCH(&quot;,&quot;;[Entrada.A668])-1))" office:value-type="float" office:value="34">
            <text:p>34</text:p>
          </table:table-cell>
          <table:table-cell table:formula="of:=VALUE(MID([Entrada.A668];SEARCH(&quot;,&quot;;[Entrada.A668])+1;100))" office:value-type="float" office:value="16">
            <text:p>16</text:p>
          </table:table-cell>
          <table:table-cell table:formula="of:=[Entrada.C668]" office:value-type="float" office:value="10">
            <text:p>10</text:p>
          </table:table-cell>
          <table:table-cell table:formula="of:=[Entrada.D668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662]*[.E662]" office:value-type="float" office:value="68">
            <text:p>68</text:p>
          </table:table-cell>
          <table:table-cell/>
          <table:table-cell table:formula="of:=[.E6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2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669];SEARCH(&quot;,&quot;;[Entrada.A669])-1))" office:value-type="float" office:value="17">
            <text:p>17</text:p>
          </table:table-cell>
          <table:table-cell table:formula="of:=VALUE(MID([Entrada.A669];SEARCH(&quot;,&quot;;[Entrada.A669])+1;100))" office:value-type="float" office:value="40">
            <text:p>40</text:p>
          </table:table-cell>
          <table:table-cell table:formula="of:=[Entrada.C669]" office:value-type="float" office:value="25">
            <text:p>25</text:p>
          </table:table-cell>
          <table:table-cell table:formula="of:=[Entrada.D669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663]*[.E663]" office:value-type="float" office:value="152">
            <text:p>152</text:p>
          </table:table-cell>
          <table:table-cell/>
          <table:table-cell table:formula="of:=[.E6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3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670];SEARCH(&quot;,&quot;;[Entrada.A670])-1))" office:value-type="float" office:value="10">
            <text:p>10</text:p>
          </table:table-cell>
          <table:table-cell table:formula="of:=VALUE(MID([Entrada.A670];SEARCH(&quot;,&quot;;[Entrada.A670])+1;100))" office:value-type="float" office:value="25">
            <text:p>25</text:p>
          </table:table-cell>
          <table:table-cell table:formula="of:=[Entrada.C670]" office:value-type="float" office:value="9">
            <text:p>9</text:p>
          </table:table-cell>
          <table:table-cell table:formula="of:=[Entrada.D670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664]*[.E664]" office:value-type="float" office:value="28">
            <text:p>28</text:p>
          </table:table-cell>
          <table:table-cell/>
          <table:table-cell table:formula="of:=[.E6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4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671];SEARCH(&quot;,&quot;;[Entrada.A671])-1))" office:value-type="float" office:value="38">
            <text:p>38</text:p>
          </table:table-cell>
          <table:table-cell table:formula="of:=VALUE(MID([Entrada.A671];SEARCH(&quot;,&quot;;[Entrada.A671])+1;100))" office:value-type="float" office:value="12">
            <text:p>12</text:p>
          </table:table-cell>
          <table:table-cell table:formula="of:=[Entrada.C671]" office:value-type="float" office:value="40">
            <text:p>40</text:p>
          </table:table-cell>
          <table:table-cell table:formula="of:=[Entrada.D671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665]*[.E665]" office:value-type="float" office:value="92">
            <text:p>92</text:p>
          </table:table-cell>
          <table:table-cell/>
          <table:table-cell table:formula="of:=[.E6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5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672];SEARCH(&quot;,&quot;;[Entrada.A672])-1))" office:value-type="float" office:value="28">
            <text:p>28</text:p>
          </table:table-cell>
          <table:table-cell table:formula="of:=VALUE(MID([Entrada.A672];SEARCH(&quot;,&quot;;[Entrada.A672])+1;100))" office:value-type="float" office:value="18">
            <text:p>18</text:p>
          </table:table-cell>
          <table:table-cell table:formula="of:=[Entrada.C672]" office:value-type="float" office:value="15">
            <text:p>15</text:p>
          </table:table-cell>
          <table:table-cell table:formula="of:=[Entrada.D672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666]*[.E666]" office:value-type="float" office:value="116">
            <text:p>116</text:p>
          </table:table-cell>
          <table:table-cell/>
          <table:table-cell table:formula="of:=[.E6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6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673];SEARCH(&quot;,&quot;;[Entrada.A673])-1))" office:value-type="float" office:value="14">
            <text:p>14</text:p>
          </table:table-cell>
          <table:table-cell table:formula="of:=VALUE(MID([Entrada.A673];SEARCH(&quot;,&quot;;[Entrada.A673])+1;100))" office:value-type="float" office:value="37">
            <text:p>37</text:p>
          </table:table-cell>
          <table:table-cell table:formula="of:=[Entrada.C673]" office:value-type="float" office:value="38">
            <text:p>38</text:p>
          </table:table-cell>
          <table:table-cell table:formula="of:=[Entrada.D673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667]*[.E667]" office:value-type="float" office:value="48">
            <text:p>48</text:p>
          </table:table-cell>
          <table:table-cell/>
          <table:table-cell table:formula="of:=[.E6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7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674];SEARCH(&quot;,&quot;;[Entrada.A674])-1))" office:value-type="float" office:value="4">
            <text:p>4</text:p>
          </table:table-cell>
          <table:table-cell table:formula="of:=VALUE(MID([Entrada.A674];SEARCH(&quot;,&quot;;[Entrada.A674])+1;100))" office:value-type="float" office:value="27">
            <text:p>27</text:p>
          </table:table-cell>
          <table:table-cell table:formula="of:=[Entrada.C674]" office:value-type="float" office:value="12">
            <text:p>12</text:p>
          </table:table-cell>
          <table:table-cell table:formula="of:=[Entrada.D674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668]*[.E668]" office:value-type="float" office:value="36">
            <text:p>36</text:p>
          </table:table-cell>
          <table:table-cell/>
          <table:table-cell table:formula="of:=[.E6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8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675];SEARCH(&quot;,&quot;;[Entrada.A675])-1))" office:value-type="float" office:value="29">
            <text:p>29</text:p>
          </table:table-cell>
          <table:table-cell table:formula="of:=VALUE(MID([Entrada.A675];SEARCH(&quot;,&quot;;[Entrada.A675])+1;100))" office:value-type="float" office:value="13">
            <text:p>13</text:p>
          </table:table-cell>
          <table:table-cell table:formula="of:=[Entrada.C675]" office:value-type="float" office:value="13">
            <text:p>13</text:p>
          </table:table-cell>
          <table:table-cell table:formula="of:=[Entrada.D675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669]*[.E669]" office:value-type="float" office:value="20">
            <text:p>20</text:p>
          </table:table-cell>
          <table:table-cell/>
          <table:table-cell table:formula="of:=[.E6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9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676];SEARCH(&quot;,&quot;;[Entrada.A676])-1))" office:value-type="float" office:value="19">
            <text:p>19</text:p>
          </table:table-cell>
          <table:table-cell table:formula="of:=VALUE(MID([Entrada.A676];SEARCH(&quot;,&quot;;[Entrada.A676])+1;100))" office:value-type="float" office:value="11">
            <text:p>11</text:p>
          </table:table-cell>
          <table:table-cell table:formula="of:=[Entrada.C676]" office:value-type="float" office:value="12">
            <text:p>12</text:p>
          </table:table-cell>
          <table:table-cell table:formula="of:=[Entrada.D676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670]*[.E670]" office:value-type="float" office:value="176">
            <text:p>176</text:p>
          </table:table-cell>
          <table:table-cell/>
          <table:table-cell table:formula="of:=[.E6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0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677];SEARCH(&quot;,&quot;;[Entrada.A677])-1))" office:value-type="float" office:value="22">
            <text:p>22</text:p>
          </table:table-cell>
          <table:table-cell table:formula="of:=VALUE(MID([Entrada.A677];SEARCH(&quot;,&quot;;[Entrada.A677])+1;100))" office:value-type="float" office:value="20">
            <text:p>20</text:p>
          </table:table-cell>
          <table:table-cell table:formula="of:=[Entrada.C677]" office:value-type="float" office:value="5">
            <text:p>5</text:p>
          </table:table-cell>
          <table:table-cell table:formula="of:=[Entrada.D677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671]*[.E671]" office:value-type="float" office:value="124">
            <text:p>124</text:p>
          </table:table-cell>
          <table:table-cell/>
          <table:table-cell table:formula="of:=[.E6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1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678];SEARCH(&quot;,&quot;;[Entrada.A678])-1))" office:value-type="float" office:value="5">
            <text:p>5</text:p>
          </table:table-cell>
          <table:table-cell table:formula="of:=VALUE(MID([Entrada.A678];SEARCH(&quot;,&quot;;[Entrada.A678])+1;100))" office:value-type="float" office:value="36">
            <text:p>36</text:p>
          </table:table-cell>
          <table:table-cell table:formula="of:=[Entrada.C678]" office:value-type="float" office:value="15">
            <text:p>15</text:p>
          </table:table-cell>
          <table:table-cell table:formula="of:=[Entrada.D678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672]*[.E672]" office:value-type="float" office:value="184">
            <text:p>184</text:p>
          </table:table-cell>
          <table:table-cell/>
          <table:table-cell table:formula="of:=[.E6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2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679];SEARCH(&quot;,&quot;;[Entrada.A679])-1))" office:value-type="float" office:value="9">
            <text:p>9</text:p>
          </table:table-cell>
          <table:table-cell table:formula="of:=VALUE(MID([Entrada.A679];SEARCH(&quot;,&quot;;[Entrada.A679])+1;100))" office:value-type="float" office:value="33">
            <text:p>33</text:p>
          </table:table-cell>
          <table:table-cell table:formula="of:=[Entrada.C679]" office:value-type="float" office:value="37">
            <text:p>37</text:p>
          </table:table-cell>
          <table:table-cell table:formula="of:=[Entrada.D679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673]*[.E673]" office:value-type="float" office:value="32">
            <text:p>32</text:p>
          </table:table-cell>
          <table:table-cell/>
          <table:table-cell table:formula="of:=[.E6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3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680];SEARCH(&quot;,&quot;;[Entrada.A680])-1))" office:value-type="float" office:value="23">
            <text:p>23</text:p>
          </table:table-cell>
          <table:table-cell table:formula="of:=VALUE(MID([Entrada.A680];SEARCH(&quot;,&quot;;[Entrada.A680])+1;100))" office:value-type="float" office:value="15">
            <text:p>15</text:p>
          </table:table-cell>
          <table:table-cell table:formula="of:=[Entrada.C680]" office:value-type="float" office:value="24">
            <text:p>24</text:p>
          </table:table-cell>
          <table:table-cell table:formula="of:=[Entrada.D680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674]*[.E674]" office:value-type="float" office:value="192">
            <text:p>192</text:p>
          </table:table-cell>
          <table:table-cell/>
          <table:table-cell table:formula="of:=[.E6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4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681];SEARCH(&quot;,&quot;;[Entrada.A681])-1))" office:value-type="float" office:value="35">
            <text:p>35</text:p>
          </table:table-cell>
          <table:table-cell table:formula="of:=VALUE(MID([Entrada.A681];SEARCH(&quot;,&quot;;[Entrada.A681])+1;100))" office:value-type="float" office:value="24">
            <text:p>24</text:p>
          </table:table-cell>
          <table:table-cell table:formula="of:=[Entrada.C681]" office:value-type="float" office:value="12">
            <text:p>12</text:p>
          </table:table-cell>
          <table:table-cell table:formula="of:=[Entrada.D681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675]*[.E675]" office:value-type="float" office:value="88">
            <text:p>88</text:p>
          </table:table-cell>
          <table:table-cell/>
          <table:table-cell table:formula="of:=[.E6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5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682];SEARCH(&quot;,&quot;;[Entrada.A682])-1))" office:value-type="float" office:value="25">
            <text:p>25</text:p>
          </table:table-cell>
          <table:table-cell table:formula="of:=VALUE(MID([Entrada.A682];SEARCH(&quot;,&quot;;[Entrada.A682])+1;100))" office:value-type="float" office:value="18">
            <text:p>18</text:p>
          </table:table-cell>
          <table:table-cell table:formula="of:=[Entrada.C682]" office:value-type="float" office:value="7">
            <text:p>7</text:p>
          </table:table-cell>
          <table:table-cell table:formula="of:=[Entrada.D682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676]*[.E676]" office:value-type="float" office:value="172">
            <text:p>172</text:p>
          </table:table-cell>
          <table:table-cell/>
          <table:table-cell table:formula="of:=[.E6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6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683];SEARCH(&quot;,&quot;;[Entrada.A683])-1))" office:value-type="float" office:value="1">
            <text:p>1</text:p>
          </table:table-cell>
          <table:table-cell table:formula="of:=VALUE(MID([Entrada.A683];SEARCH(&quot;,&quot;;[Entrada.A683])+1;100))" office:value-type="float" office:value="9">
            <text:p>9</text:p>
          </table:table-cell>
          <table:table-cell table:formula="of:=[Entrada.C683]" office:value-type="float" office:value="30">
            <text:p>30</text:p>
          </table:table-cell>
          <table:table-cell table:formula="of:=[Entrada.D683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677]*[.E677]" office:value-type="float" office:value="192">
            <text:p>192</text:p>
          </table:table-cell>
          <table:table-cell/>
          <table:table-cell table:formula="of:=[.E6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7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684];SEARCH(&quot;,&quot;;[Entrada.A684])-1))" office:value-type="float" office:value="39">
            <text:p>39</text:p>
          </table:table-cell>
          <table:table-cell table:formula="of:=VALUE(MID([Entrada.A684];SEARCH(&quot;,&quot;;[Entrada.A684])+1;100))" office:value-type="float" office:value="28">
            <text:p>28</text:p>
          </table:table-cell>
          <table:table-cell table:formula="of:=[Entrada.C684]" office:value-type="float" office:value="13">
            <text:p>13</text:p>
          </table:table-cell>
          <table:table-cell table:formula="of:=[Entrada.D684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678]*[.E678]" office:value-type="float" office:value="148">
            <text:p>148</text:p>
          </table:table-cell>
          <table:table-cell/>
          <table:table-cell table:formula="of:=[.E6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8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685];SEARCH(&quot;,&quot;;[Entrada.A685])-1))" office:value-type="float" office:value="4">
            <text:p>4</text:p>
          </table:table-cell>
          <table:table-cell table:formula="of:=VALUE(MID([Entrada.A685];SEARCH(&quot;,&quot;;[Entrada.A685])+1;100))" office:value-type="float" office:value="2">
            <text:p>2</text:p>
          </table:table-cell>
          <table:table-cell table:formula="of:=[Entrada.C685]" office:value-type="float" office:value="12">
            <text:p>12</text:p>
          </table:table-cell>
          <table:table-cell table:formula="of:=[Entrada.D685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679]*[.E679]" office:value-type="float" office:value="72">
            <text:p>72</text:p>
          </table:table-cell>
          <table:table-cell/>
          <table:table-cell table:formula="of:=[.E6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9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686];SEARCH(&quot;,&quot;;[Entrada.A686])-1))" office:value-type="float" office:value="29">
            <text:p>29</text:p>
          </table:table-cell>
          <table:table-cell table:formula="of:=VALUE(MID([Entrada.A686];SEARCH(&quot;,&quot;;[Entrada.A686])+1;100))" office:value-type="float" office:value="6">
            <text:p>6</text:p>
          </table:table-cell>
          <table:table-cell table:formula="of:=[Entrada.C686]" office:value-type="float" office:value="40">
            <text:p>40</text:p>
          </table:table-cell>
          <table:table-cell table:formula="of:=[Entrada.D686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680]*[.E680]" office:value-type="float" office:value="168">
            <text:p>168</text:p>
          </table:table-cell>
          <table:table-cell/>
          <table:table-cell table:formula="of:=[.E6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0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687];SEARCH(&quot;,&quot;;[Entrada.A687])-1))" office:value-type="float" office:value="16">
            <text:p>16</text:p>
          </table:table-cell>
          <table:table-cell table:formula="of:=VALUE(MID([Entrada.A687];SEARCH(&quot;,&quot;;[Entrada.A687])+1;100))" office:value-type="float" office:value="5">
            <text:p>5</text:p>
          </table:table-cell>
          <table:table-cell table:formula="of:=[Entrada.C687]" office:value-type="float" office:value="17">
            <text:p>17</text:p>
          </table:table-cell>
          <table:table-cell table:formula="of:=[Entrada.D687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681]*[.E681]" office:value-type="float" office:value="20">
            <text:p>20</text:p>
          </table:table-cell>
          <table:table-cell/>
          <table:table-cell table:formula="of:=[.E6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1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688];SEARCH(&quot;,&quot;;[Entrada.A688])-1))" office:value-type="float" office:value="19">
            <text:p>19</text:p>
          </table:table-cell>
          <table:table-cell table:formula="of:=VALUE(MID([Entrada.A688];SEARCH(&quot;,&quot;;[Entrada.A688])+1;100))" office:value-type="float" office:value="16">
            <text:p>16</text:p>
          </table:table-cell>
          <table:table-cell table:formula="of:=[Entrada.C688]" office:value-type="float" office:value="25">
            <text:p>25</text:p>
          </table:table-cell>
          <table:table-cell table:formula="of:=[Entrada.D688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682]*[.E682]" office:value-type="float" office:value="92">
            <text:p>92</text:p>
          </table:table-cell>
          <table:table-cell/>
          <table:table-cell table:formula="of:=[.E6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2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689];SEARCH(&quot;,&quot;;[Entrada.A689])-1))" office:value-type="float" office:value="2">
            <text:p>2</text:p>
          </table:table-cell>
          <table:table-cell table:formula="of:=VALUE(MID([Entrada.A689];SEARCH(&quot;,&quot;;[Entrada.A689])+1;100))" office:value-type="float" office:value="40">
            <text:p>40</text:p>
          </table:table-cell>
          <table:table-cell table:formula="of:=[Entrada.C689]" office:value-type="float" office:value="18">
            <text:p>18</text:p>
          </table:table-cell>
          <table:table-cell table:formula="of:=[Entrada.D689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683]*[.E683]" office:value-type="float" office:value="120">
            <text:p>120</text:p>
          </table:table-cell>
          <table:table-cell/>
          <table:table-cell table:formula="of:=[.E6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3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690];SEARCH(&quot;,&quot;;[Entrada.A690])-1))" office:value-type="float" office:value="17">
            <text:p>17</text:p>
          </table:table-cell>
          <table:table-cell table:formula="of:=VALUE(MID([Entrada.A690];SEARCH(&quot;,&quot;;[Entrada.A690])+1;100))" office:value-type="float" office:value="26">
            <text:p>26</text:p>
          </table:table-cell>
          <table:table-cell table:formula="of:=[Entrada.C690]" office:value-type="float" office:value="16">
            <text:p>16</text:p>
          </table:table-cell>
          <table:table-cell table:formula="of:=[Entrada.D690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684]*[.E684]" office:value-type="float" office:value="48">
            <text:p>48</text:p>
          </table:table-cell>
          <table:table-cell/>
          <table:table-cell table:formula="of:=[.E6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4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691];SEARCH(&quot;,&quot;;[Entrada.A691])-1))" office:value-type="float" office:value="23">
            <text:p>23</text:p>
          </table:table-cell>
          <table:table-cell table:formula="of:=VALUE(MID([Entrada.A691];SEARCH(&quot;,&quot;;[Entrada.A691])+1;100))" office:value-type="float" office:value="4">
            <text:p>4</text:p>
          </table:table-cell>
          <table:table-cell table:formula="of:=[Entrada.C691]" office:value-type="float" office:value="22">
            <text:p>22</text:p>
          </table:table-cell>
          <table:table-cell table:formula="of:=[Entrada.D691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685]*[.E685]" office:value-type="float" office:value="148">
            <text:p>148</text:p>
          </table:table-cell>
          <table:table-cell/>
          <table:table-cell table:formula="of:=[.E6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5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692];SEARCH(&quot;,&quot;;[Entrada.A692])-1))" office:value-type="float" office:value="10">
            <text:p>10</text:p>
          </table:table-cell>
          <table:table-cell table:formula="of:=VALUE(MID([Entrada.A692];SEARCH(&quot;,&quot;;[Entrada.A692])+1;100))" office:value-type="float" office:value="11">
            <text:p>11</text:p>
          </table:table-cell>
          <table:table-cell table:formula="of:=[Entrada.C692]" office:value-type="float" office:value="34">
            <text:p>34</text:p>
          </table:table-cell>
          <table:table-cell table:formula="of:=[Entrada.D692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686]*[.E686]" office:value-type="float" office:value="188">
            <text:p>188</text:p>
          </table:table-cell>
          <table:table-cell/>
          <table:table-cell table:formula="of:=[.E6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6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693];SEARCH(&quot;,&quot;;[Entrada.A693])-1))" office:value-type="float" office:value="35">
            <text:p>35</text:p>
          </table:table-cell>
          <table:table-cell table:formula="of:=VALUE(MID([Entrada.A693];SEARCH(&quot;,&quot;;[Entrada.A693])+1;100))" office:value-type="float" office:value="1">
            <text:p>1</text:p>
          </table:table-cell>
          <table:table-cell table:formula="of:=[Entrada.C693]" office:value-type="float" office:value="24">
            <text:p>24</text:p>
          </table:table-cell>
          <table:table-cell table:formula="of:=[Entrada.D693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687]*[.E687]" office:value-type="float" office:value="128">
            <text:p>128</text:p>
          </table:table-cell>
          <table:table-cell/>
          <table:table-cell table:formula="of:=[.E6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7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694];SEARCH(&quot;,&quot;;[Entrada.A694])-1))" office:value-type="float" office:value="25">
            <text:p>25</text:p>
          </table:table-cell>
          <table:table-cell table:formula="of:=VALUE(MID([Entrada.A694];SEARCH(&quot;,&quot;;[Entrada.A694])+1;100))" office:value-type="float" office:value="27">
            <text:p>27</text:p>
          </table:table-cell>
          <table:table-cell table:formula="of:=[Entrada.C694]" office:value-type="float" office:value="18">
            <text:p>18</text:p>
          </table:table-cell>
          <table:table-cell table:formula="of:=[Entrada.D694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688]*[.E688]" office:value-type="float" office:value="32">
            <text:p>32</text:p>
          </table:table-cell>
          <table:table-cell/>
          <table:table-cell table:formula="of:=[.E6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8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695];SEARCH(&quot;,&quot;;[Entrada.A695])-1))" office:value-type="float" office:value="11">
            <text:p>11</text:p>
          </table:table-cell>
          <table:table-cell table:formula="of:=VALUE(MID([Entrada.A695];SEARCH(&quot;,&quot;;[Entrada.A695])+1;100))" office:value-type="float" office:value="24">
            <text:p>24</text:p>
          </table:table-cell>
          <table:table-cell table:formula="of:=[Entrada.C695]" office:value-type="float" office:value="10">
            <text:p>10</text:p>
          </table:table-cell>
          <table:table-cell table:formula="of:=[Entrada.D695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689]*[.E689]" office:value-type="float" office:value="68">
            <text:p>68</text:p>
          </table:table-cell>
          <table:table-cell/>
          <table:table-cell table:formula="of:=[.E6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9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696];SEARCH(&quot;,&quot;;[Entrada.A696])-1))" office:value-type="float" office:value="1">
            <text:p>1</text:p>
          </table:table-cell>
          <table:table-cell table:formula="of:=VALUE(MID([Entrada.A696];SEARCH(&quot;,&quot;;[Entrada.A696])+1;100))" office:value-type="float" office:value="2">
            <text:p>2</text:p>
          </table:table-cell>
          <table:table-cell table:formula="of:=[Entrada.C696]" office:value-type="float" office:value="40">
            <text:p>40</text:p>
          </table:table-cell>
          <table:table-cell table:formula="of:=[Entrada.D696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690]*[.E690]" office:value-type="float" office:value="44">
            <text:p>44</text:p>
          </table:table-cell>
          <table:table-cell/>
          <table:table-cell table:formula="of:=[.E6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0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697];SEARCH(&quot;,&quot;;[Entrada.A697])-1))" office:value-type="float" office:value="39">
            <text:p>39</text:p>
          </table:table-cell>
          <table:table-cell table:formula="of:=VALUE(MID([Entrada.A697];SEARCH(&quot;,&quot;;[Entrada.A697])+1;100))" office:value-type="float" office:value="21">
            <text:p>21</text:p>
          </table:table-cell>
          <table:table-cell table:formula="of:=[Entrada.C697]" office:value-type="float" office:value="36">
            <text:p>36</text:p>
          </table:table-cell>
          <table:table-cell table:formula="of:=[Entrada.D697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691]*[.E691]" office:value-type="float" office:value="136">
            <text:p>136</text:p>
          </table:table-cell>
          <table:table-cell/>
          <table:table-cell table:formula="of:=[.E6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1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698];SEARCH(&quot;,&quot;;[Entrada.A698])-1))" office:value-type="float" office:value="4">
            <text:p>4</text:p>
          </table:table-cell>
          <table:table-cell table:formula="of:=VALUE(MID([Entrada.A698];SEARCH(&quot;,&quot;;[Entrada.A698])+1;100))" office:value-type="float" office:value="9">
            <text:p>9</text:p>
          </table:table-cell>
          <table:table-cell table:formula="of:=[Entrada.C698]" office:value-type="float" office:value="29">
            <text:p>29</text:p>
          </table:table-cell>
          <table:table-cell table:formula="of:=[Entrada.D698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692]*[.E692]" office:value-type="float" office:value="144">
            <text:p>144</text:p>
          </table:table-cell>
          <table:table-cell/>
          <table:table-cell table:formula="of:=[.E6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2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699];SEARCH(&quot;,&quot;;[Entrada.A699])-1))" office:value-type="float" office:value="29">
            <text:p>29</text:p>
          </table:table-cell>
          <table:table-cell table:formula="of:=VALUE(MID([Entrada.A699];SEARCH(&quot;,&quot;;[Entrada.A699])+1;100))" office:value-type="float" office:value="31">
            <text:p>31</text:p>
          </table:table-cell>
          <table:table-cell table:formula="of:=[Entrada.C699]" office:value-type="float" office:value="32">
            <text:p>32</text:p>
          </table:table-cell>
          <table:table-cell table:formula="of:=[Entrada.D699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693]*[.E693]" office:value-type="float" office:value="100">
            <text:p>100</text:p>
          </table:table-cell>
          <table:table-cell/>
          <table:table-cell table:formula="of:=[.E6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3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700];SEARCH(&quot;,&quot;;[Entrada.A700])-1))" office:value-type="float" office:value="2">
            <text:p>2</text:p>
          </table:table-cell>
          <table:table-cell table:formula="of:=VALUE(MID([Entrada.A700];SEARCH(&quot;,&quot;;[Entrada.A700])+1;100))" office:value-type="float" office:value="35">
            <text:p>35</text:p>
          </table:table-cell>
          <table:table-cell table:formula="of:=[Entrada.C700]" office:value-type="float" office:value="35">
            <text:p>35</text:p>
          </table:table-cell>
          <table:table-cell table:formula="of:=[Entrada.D700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694]*[.E694]" office:value-type="float" office:value="200">
            <text:p>200</text:p>
          </table:table-cell>
          <table:table-cell/>
          <table:table-cell table:formula="of:=[.E6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4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701];SEARCH(&quot;,&quot;;[Entrada.A701])-1))" office:value-type="float" office:value="22">
            <text:p>22</text:p>
          </table:table-cell>
          <table:table-cell table:formula="of:=VALUE(MID([Entrada.A701];SEARCH(&quot;,&quot;;[Entrada.A701])+1;100))" office:value-type="float" office:value="38">
            <text:p>38</text:p>
          </table:table-cell>
          <table:table-cell table:formula="of:=[Entrada.C701]" office:value-type="float" office:value="12">
            <text:p>12</text:p>
          </table:table-cell>
          <table:table-cell table:formula="of:=[Entrada.D701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695]*[.E695]" office:value-type="float" office:value="112">
            <text:p>112</text:p>
          </table:table-cell>
          <table:table-cell/>
          <table:table-cell table:formula="of:=[.E6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5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702];SEARCH(&quot;,&quot;;[Entrada.A702])-1))" office:value-type="float" office:value="5">
            <text:p>5</text:p>
          </table:table-cell>
          <table:table-cell table:formula="of:=VALUE(MID([Entrada.A702];SEARCH(&quot;,&quot;;[Entrada.A702])+1;100))" office:value-type="float" office:value="22">
            <text:p>22</text:p>
          </table:table-cell>
          <table:table-cell table:formula="of:=[Entrada.C702]" office:value-type="float" office:value="24">
            <text:p>24</text:p>
          </table:table-cell>
          <table:table-cell table:formula="of:=[Entrada.D702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696]*[.E696]" office:value-type="float" office:value="44">
            <text:p>44</text:p>
          </table:table-cell>
          <table:table-cell/>
          <table:table-cell table:formula="of:=[.E6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6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703];SEARCH(&quot;,&quot;;[Entrada.A703])-1))" office:value-type="float" office:value="30">
            <text:p>30</text:p>
          </table:table-cell>
          <table:table-cell table:formula="of:=VALUE(MID([Entrada.A703];SEARCH(&quot;,&quot;;[Entrada.A703])+1;100))" office:value-type="float" office:value="38">
            <text:p>38</text:p>
          </table:table-cell>
          <table:table-cell table:formula="of:=[Entrada.C703]" office:value-type="float" office:value="28">
            <text:p>28</text:p>
          </table:table-cell>
          <table:table-cell table:formula="of:=[Entrada.D703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697]*[.E697]" office:value-type="float" office:value="108">
            <text:p>108</text:p>
          </table:table-cell>
          <table:table-cell/>
          <table:table-cell table:formula="of:=[.E6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7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704];SEARCH(&quot;,&quot;;[Entrada.A704])-1))" office:value-type="float" office:value="17">
            <text:p>17</text:p>
          </table:table-cell>
          <table:table-cell table:formula="of:=VALUE(MID([Entrada.A704];SEARCH(&quot;,&quot;;[Entrada.A704])+1;100))" office:value-type="float" office:value="19">
            <text:p>19</text:p>
          </table:table-cell>
          <table:table-cell table:formula="of:=[Entrada.C704]" office:value-type="float" office:value="15">
            <text:p>15</text:p>
          </table:table-cell>
          <table:table-cell table:formula="of:=[Entrada.D704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698]*[.E698]" office:value-type="float" office:value="140">
            <text:p>140</text:p>
          </table:table-cell>
          <table:table-cell/>
          <table:table-cell table:formula="of:=[.E6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8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705];SEARCH(&quot;,&quot;;[Entrada.A705])-1))" office:value-type="float" office:value="23">
            <text:p>23</text:p>
          </table:table-cell>
          <table:table-cell table:formula="of:=VALUE(MID([Entrada.A705];SEARCH(&quot;,&quot;;[Entrada.A705])+1;100))" office:value-type="float" office:value="29">
            <text:p>29</text:p>
          </table:table-cell>
          <table:table-cell table:formula="of:=[Entrada.C705]" office:value-type="float" office:value="4">
            <text:p>4</text:p>
          </table:table-cell>
          <table:table-cell table:formula="of:=[Entrada.D705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699]*[.E699]" office:value-type="float" office:value="144">
            <text:p>144</text:p>
          </table:table-cell>
          <table:table-cell/>
          <table:table-cell table:formula="of:=[.E6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9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706];SEARCH(&quot;,&quot;;[Entrada.A706])-1))" office:value-type="float" office:value="32">
            <text:p>32</text:p>
          </table:table-cell>
          <table:table-cell table:formula="of:=VALUE(MID([Entrada.A706];SEARCH(&quot;,&quot;;[Entrada.A706])+1;100))" office:value-type="float" office:value="11">
            <text:p>11</text:p>
          </table:table-cell>
          <table:table-cell table:formula="of:=[Entrada.C706]" office:value-type="float" office:value="17">
            <text:p>17</text:p>
          </table:table-cell>
          <table:table-cell table:formula="of:=[Entrada.D706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700]*[.E700]" office:value-type="float" office:value="160">
            <text:p>160</text:p>
          </table:table-cell>
          <table:table-cell/>
          <table:table-cell table:formula="of:=[.E7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0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707];SEARCH(&quot;,&quot;;[Entrada.A707])-1))" office:value-type="float" office:value="13">
            <text:p>13</text:p>
          </table:table-cell>
          <table:table-cell table:formula="of:=VALUE(MID([Entrada.A707];SEARCH(&quot;,&quot;;[Entrada.A707])+1;100))" office:value-type="float" office:value="39">
            <text:p>39</text:p>
          </table:table-cell>
          <table:table-cell table:formula="of:=[Entrada.C707]" office:value-type="float" office:value="12">
            <text:p>12</text:p>
          </table:table-cell>
          <table:table-cell table:formula="of:=[Entrada.D707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701]*[.E701]" office:value-type="float" office:value="108">
            <text:p>108</text:p>
          </table:table-cell>
          <table:table-cell/>
          <table:table-cell table:formula="of:=[.E7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1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708];SEARCH(&quot;,&quot;;[Entrada.A708])-1))" office:value-type="float" office:value="25">
            <text:p>25</text:p>
          </table:table-cell>
          <table:table-cell table:formula="of:=VALUE(MID([Entrada.A708];SEARCH(&quot;,&quot;;[Entrada.A708])+1;100))" office:value-type="float" office:value="28">
            <text:p>28</text:p>
          </table:table-cell>
          <table:table-cell table:formula="of:=[Entrada.C708]" office:value-type="float" office:value="34">
            <text:p>34</text:p>
          </table:table-cell>
          <table:table-cell table:formula="of:=[Entrada.D708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702]*[.E702]" office:value-type="float" office:value="144">
            <text:p>144</text:p>
          </table:table-cell>
          <table:table-cell/>
          <table:table-cell table:formula="of:=[.E7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2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709];SEARCH(&quot;,&quot;;[Entrada.A709])-1))" office:value-type="float" office:value="11">
            <text:p>11</text:p>
          </table:table-cell>
          <table:table-cell table:formula="of:=VALUE(MID([Entrada.A709];SEARCH(&quot;,&quot;;[Entrada.A709])+1;100))" office:value-type="float" office:value="17">
            <text:p>17</text:p>
          </table:table-cell>
          <table:table-cell table:formula="of:=[Entrada.C709]" office:value-type="float" office:value="37">
            <text:p>37</text:p>
          </table:table-cell>
          <table:table-cell table:formula="of:=[Entrada.D709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703]*[.E703]" office:value-type="float" office:value="196">
            <text:p>196</text:p>
          </table:table-cell>
          <table:table-cell/>
          <table:table-cell table:formula="of:=[.E7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3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710];SEARCH(&quot;,&quot;;[Entrada.A710])-1))" office:value-type="float" office:value="26">
            <text:p>26</text:p>
          </table:table-cell>
          <table:table-cell table:formula="of:=VALUE(MID([Entrada.A710];SEARCH(&quot;,&quot;;[Entrada.A710])+1;100))" office:value-type="float" office:value="5">
            <text:p>5</text:p>
          </table:table-cell>
          <table:table-cell table:formula="of:=[Entrada.C710]" office:value-type="float" office:value="29">
            <text:p>29</text:p>
          </table:table-cell>
          <table:table-cell table:formula="of:=[Entrada.D710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704]*[.E704]" office:value-type="float" office:value="24">
            <text:p>24</text:p>
          </table:table-cell>
          <table:table-cell/>
          <table:table-cell table:formula="of:=[.E7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4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711];SEARCH(&quot;,&quot;;[Entrada.A711])-1))" office:value-type="float" office:value="29">
            <text:p>29</text:p>
          </table:table-cell>
          <table:table-cell table:formula="of:=VALUE(MID([Entrada.A711];SEARCH(&quot;,&quot;;[Entrada.A711])+1;100))" office:value-type="float" office:value="24">
            <text:p>24</text:p>
          </table:table-cell>
          <table:table-cell table:formula="of:=[Entrada.C711]" office:value-type="float" office:value="8">
            <text:p>8</text:p>
          </table:table-cell>
          <table:table-cell table:formula="of:=[Entrada.D711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705]*[.E705]" office:value-type="float" office:value="200">
            <text:p>200</text:p>
          </table:table-cell>
          <table:table-cell/>
          <table:table-cell table:formula="of:=[.E7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5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712];SEARCH(&quot;,&quot;;[Entrada.A712])-1))" office:value-type="float" office:value="15">
            <text:p>15</text:p>
          </table:table-cell>
          <table:table-cell table:formula="of:=VALUE(MID([Entrada.A712];SEARCH(&quot;,&quot;;[Entrada.A712])+1;100))" office:value-type="float" office:value="37">
            <text:p>37</text:p>
          </table:table-cell>
          <table:table-cell table:formula="of:=[Entrada.C712]" office:value-type="float" office:value="38">
            <text:p>38</text:p>
          </table:table-cell>
          <table:table-cell table:formula="of:=[Entrada.D712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706]*[.E706]" office:value-type="float" office:value="32">
            <text:p>32</text:p>
          </table:table-cell>
          <table:table-cell/>
          <table:table-cell table:formula="of:=[.E7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6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713];SEARCH(&quot;,&quot;;[Entrada.A713])-1))" office:value-type="float" office:value="19">
            <text:p>19</text:p>
          </table:table-cell>
          <table:table-cell table:formula="of:=VALUE(MID([Entrada.A713];SEARCH(&quot;,&quot;;[Entrada.A713])+1;100))" office:value-type="float" office:value="30">
            <text:p>30</text:p>
          </table:table-cell>
          <table:table-cell table:formula="of:=[Entrada.C713]" office:value-type="float" office:value="38">
            <text:p>38</text:p>
          </table:table-cell>
          <table:table-cell table:formula="of:=[Entrada.D713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707]*[.E707]" office:value-type="float" office:value="108">
            <text:p>108</text:p>
          </table:table-cell>
          <table:table-cell/>
          <table:table-cell table:formula="of:=[.E7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7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714];SEARCH(&quot;,&quot;;[Entrada.A714])-1))" office:value-type="float" office:value="5">
            <text:p>5</text:p>
          </table:table-cell>
          <table:table-cell table:formula="of:=VALUE(MID([Entrada.A714];SEARCH(&quot;,&quot;;[Entrada.A714])+1;100))" office:value-type="float" office:value="31">
            <text:p>31</text:p>
          </table:table-cell>
          <table:table-cell table:formula="of:=[Entrada.C714]" office:value-type="float" office:value="18">
            <text:p>18</text:p>
          </table:table-cell>
          <table:table-cell table:formula="of:=[Entrada.D714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708]*[.E708]" office:value-type="float" office:value="48">
            <text:p>48</text:p>
          </table:table-cell>
          <table:table-cell/>
          <table:table-cell table:formula="of:=[.E7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8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715];SEARCH(&quot;,&quot;;[Entrada.A715])-1))" office:value-type="float" office:value="17">
            <text:p>17</text:p>
          </table:table-cell>
          <table:table-cell table:formula="of:=VALUE(MID([Entrada.A715];SEARCH(&quot;,&quot;;[Entrada.A715])+1;100))" office:value-type="float" office:value="20">
            <text:p>20</text:p>
          </table:table-cell>
          <table:table-cell table:formula="of:=[Entrada.C715]" office:value-type="float" office:value="26">
            <text:p>26</text:p>
          </table:table-cell>
          <table:table-cell table:formula="of:=[Entrada.D715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709]*[.E709]" office:value-type="float" office:value="200">
            <text:p>200</text:p>
          </table:table-cell>
          <table:table-cell/>
          <table:table-cell table:formula="of:=[.E7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9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716];SEARCH(&quot;,&quot;;[Entrada.A716])-1))" office:value-type="float" office:value="23">
            <text:p>23</text:p>
          </table:table-cell>
          <table:table-cell table:formula="of:=VALUE(MID([Entrada.A716];SEARCH(&quot;,&quot;;[Entrada.A716])+1;100))" office:value-type="float" office:value="26">
            <text:p>26</text:p>
          </table:table-cell>
          <table:table-cell table:formula="of:=[Entrada.C716]" office:value-type="float" office:value="32">
            <text:p>32</text:p>
          </table:table-cell>
          <table:table-cell table:formula="of:=[Entrada.D716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710]*[.E710]" office:value-type="float" office:value="44">
            <text:p>44</text:p>
          </table:table-cell>
          <table:table-cell/>
          <table:table-cell table:formula="of:=[.E7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0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717];SEARCH(&quot;,&quot;;[Entrada.A717])-1))" office:value-type="float" office:value="32">
            <text:p>32</text:p>
          </table:table-cell>
          <table:table-cell table:formula="of:=VALUE(MID([Entrada.A717];SEARCH(&quot;,&quot;;[Entrada.A717])+1;100))" office:value-type="float" office:value="2">
            <text:p>2</text:p>
          </table:table-cell>
          <table:table-cell table:formula="of:=[Entrada.C717]" office:value-type="float" office:value="40">
            <text:p>40</text:p>
          </table:table-cell>
          <table:table-cell table:formula="of:=[Entrada.D717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711]*[.E711]" office:value-type="float" office:value="140">
            <text:p>140</text:p>
          </table:table-cell>
          <table:table-cell/>
          <table:table-cell table:formula="of:=[.E7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1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718];SEARCH(&quot;,&quot;;[Entrada.A718])-1))" office:value-type="float" office:value="13">
            <text:p>13</text:p>
          </table:table-cell>
          <table:table-cell table:formula="of:=VALUE(MID([Entrada.A718];SEARCH(&quot;,&quot;;[Entrada.A718])+1;100))" office:value-type="float" office:value="32">
            <text:p>32</text:p>
          </table:table-cell>
          <table:table-cell table:formula="of:=[Entrada.C718]" office:value-type="float" office:value="9">
            <text:p>9</text:p>
          </table:table-cell>
          <table:table-cell table:formula="of:=[Entrada.D718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712]*[.E712]" office:value-type="float" office:value="40">
            <text:p>40</text:p>
          </table:table-cell>
          <table:table-cell/>
          <table:table-cell table:formula="of:=[.E7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2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719];SEARCH(&quot;,&quot;;[Entrada.A719])-1))" office:value-type="float" office:value="35">
            <text:p>35</text:p>
          </table:table-cell>
          <table:table-cell table:formula="of:=VALUE(MID([Entrada.A719];SEARCH(&quot;,&quot;;[Entrada.A719])+1;100))" office:value-type="float" office:value="15">
            <text:p>15</text:p>
          </table:table-cell>
          <table:table-cell table:formula="of:=[Entrada.C719]" office:value-type="float" office:value="39">
            <text:p>39</text:p>
          </table:table-cell>
          <table:table-cell table:formula="of:=[Entrada.D719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713]*[.E713]" office:value-type="float" office:value="128">
            <text:p>128</text:p>
          </table:table-cell>
          <table:table-cell/>
          <table:table-cell table:formula="of:=[.E7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3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720];SEARCH(&quot;,&quot;;[Entrada.A720])-1))" office:value-type="float" office:value="38">
            <text:p>38</text:p>
          </table:table-cell>
          <table:table-cell table:formula="of:=VALUE(MID([Entrada.A720];SEARCH(&quot;,&quot;;[Entrada.A720])+1;100))" office:value-type="float" office:value="40">
            <text:p>40</text:p>
          </table:table-cell>
          <table:table-cell table:formula="of:=[Entrada.C720]" office:value-type="float" office:value="30">
            <text:p>30</text:p>
          </table:table-cell>
          <table:table-cell table:formula="of:=[Entrada.D720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714]*[.E714]" office:value-type="float" office:value="40">
            <text:p>40</text:p>
          </table:table-cell>
          <table:table-cell/>
          <table:table-cell table:formula="of:=[.E7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4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721];SEARCH(&quot;,&quot;;[Entrada.A721])-1))" office:value-type="float" office:value="11">
            <text:p>11</text:p>
          </table:table-cell>
          <table:table-cell table:formula="of:=VALUE(MID([Entrada.A721];SEARCH(&quot;,&quot;;[Entrada.A721])+1;100))" office:value-type="float" office:value="22">
            <text:p>22</text:p>
          </table:table-cell>
          <table:table-cell table:formula="of:=[Entrada.C721]" office:value-type="float" office:value="20">
            <text:p>20</text:p>
          </table:table-cell>
          <table:table-cell table:formula="of:=[Entrada.D721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715]*[.E715]" office:value-type="float" office:value="168">
            <text:p>168</text:p>
          </table:table-cell>
          <table:table-cell/>
          <table:table-cell table:formula="of:=[.E7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5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722];SEARCH(&quot;,&quot;;[Entrada.A722])-1))" office:value-type="float" office:value="14">
            <text:p>14</text:p>
          </table:table-cell>
          <table:table-cell table:formula="of:=VALUE(MID([Entrada.A722];SEARCH(&quot;,&quot;;[Entrada.A722])+1;100))" office:value-type="float" office:value="1">
            <text:p>1</text:p>
          </table:table-cell>
          <table:table-cell table:formula="of:=[Entrada.C722]" office:value-type="float" office:value="6">
            <text:p>6</text:p>
          </table:table-cell>
          <table:table-cell table:formula="of:=[Entrada.D722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716]*[.E716]" office:value-type="float" office:value="36">
            <text:p>36</text:p>
          </table:table-cell>
          <table:table-cell/>
          <table:table-cell table:formula="of:=[.E7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6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723];SEARCH(&quot;,&quot;;[Entrada.A723])-1))" office:value-type="float" office:value="36">
            <text:p>36</text:p>
          </table:table-cell>
          <table:table-cell table:formula="of:=VALUE(MID([Entrada.A723];SEARCH(&quot;,&quot;;[Entrada.A723])+1;100))" office:value-type="float" office:value="22">
            <text:p>22</text:p>
          </table:table-cell>
          <table:table-cell table:formula="of:=[Entrada.C723]" office:value-type="float" office:value="16">
            <text:p>16</text:p>
          </table:table-cell>
          <table:table-cell table:formula="of:=[Entrada.D723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717]*[.E717]" office:value-type="float" office:value="148">
            <text:p>148</text:p>
          </table:table-cell>
          <table:table-cell/>
          <table:table-cell table:formula="of:=[.E7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7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724];SEARCH(&quot;,&quot;;[Entrada.A724])-1))" office:value-type="float" office:value="1">
            <text:p>1</text:p>
          </table:table-cell>
          <table:table-cell table:formula="of:=VALUE(MID([Entrada.A724];SEARCH(&quot;,&quot;;[Entrada.A724])+1;100))" office:value-type="float" office:value="28">
            <text:p>28</text:p>
          </table:table-cell>
          <table:table-cell table:formula="of:=[Entrada.C724]" office:value-type="float" office:value="30">
            <text:p>30</text:p>
          </table:table-cell>
          <table:table-cell table:formula="of:=[Entrada.D724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718]*[.E718]" office:value-type="float" office:value="44">
            <text:p>44</text:p>
          </table:table-cell>
          <table:table-cell/>
          <table:table-cell table:formula="of:=[.E7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8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725];SEARCH(&quot;,&quot;;[Entrada.A725])-1))" office:value-type="float" office:value="39">
            <text:p>39</text:p>
          </table:table-cell>
          <table:table-cell table:formula="of:=VALUE(MID([Entrada.A725];SEARCH(&quot;,&quot;;[Entrada.A725])+1;100))" office:value-type="float" office:value="11">
            <text:p>11</text:p>
          </table:table-cell>
          <table:table-cell table:formula="of:=[Entrada.C725]" office:value-type="float" office:value="36">
            <text:p>36</text:p>
          </table:table-cell>
          <table:table-cell table:formula="of:=[Entrada.D725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719]*[.E719]" office:value-type="float" office:value="92">
            <text:p>92</text:p>
          </table:table-cell>
          <table:table-cell/>
          <table:table-cell table:formula="of:=[.E7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9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726];SEARCH(&quot;,&quot;;[Entrada.A726])-1))" office:value-type="float" office:value="26">
            <text:p>26</text:p>
          </table:table-cell>
          <table:table-cell table:formula="of:=VALUE(MID([Entrada.A726];SEARCH(&quot;,&quot;;[Entrada.A726])+1;100))" office:value-type="float" office:value="12">
            <text:p>12</text:p>
          </table:table-cell>
          <table:table-cell table:formula="of:=[Entrada.C726]" office:value-type="float" office:value="19">
            <text:p>19</text:p>
          </table:table-cell>
          <table:table-cell table:formula="of:=[Entrada.D726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720]*[.E720]" office:value-type="float" office:value="92">
            <text:p>92</text:p>
          </table:table-cell>
          <table:table-cell/>
          <table:table-cell table:formula="of:=[.E7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0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727];SEARCH(&quot;,&quot;;[Entrada.A727])-1))" office:value-type="float" office:value="29">
            <text:p>29</text:p>
          </table:table-cell>
          <table:table-cell table:formula="of:=VALUE(MID([Entrada.A727];SEARCH(&quot;,&quot;;[Entrada.A727])+1;100))" office:value-type="float" office:value="17">
            <text:p>17</text:p>
          </table:table-cell>
          <table:table-cell table:formula="of:=[Entrada.C727]" office:value-type="float" office:value="33">
            <text:p>33</text:p>
          </table:table-cell>
          <table:table-cell table:formula="of:=[Entrada.D727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721]*[.E721]" office:value-type="float" office:value="120">
            <text:p>120</text:p>
          </table:table-cell>
          <table:table-cell/>
          <table:table-cell table:formula="of:=[.E7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1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728];SEARCH(&quot;,&quot;;[Entrada.A728])-1))" office:value-type="float" office:value="15">
            <text:p>15</text:p>
          </table:table-cell>
          <table:table-cell table:formula="of:=VALUE(MID([Entrada.A728];SEARCH(&quot;,&quot;;[Entrada.A728])+1;100))" office:value-type="float" office:value="34">
            <text:p>34</text:p>
          </table:table-cell>
          <table:table-cell table:formula="of:=[Entrada.C728]" office:value-type="float" office:value="19">
            <text:p>19</text:p>
          </table:table-cell>
          <table:table-cell table:formula="of:=[Entrada.D728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722]*[.E722]" office:value-type="float" office:value="84">
            <text:p>84</text:p>
          </table:table-cell>
          <table:table-cell/>
          <table:table-cell table:formula="of:=[.E7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2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729];SEARCH(&quot;,&quot;;[Entrada.A729])-1))" office:value-type="float" office:value="5">
            <text:p>5</text:p>
          </table:table-cell>
          <table:table-cell table:formula="of:=VALUE(MID([Entrada.A729];SEARCH(&quot;,&quot;;[Entrada.A729])+1;100))" office:value-type="float" office:value="24">
            <text:p>24</text:p>
          </table:table-cell>
          <table:table-cell table:formula="of:=[Entrada.C729]" office:value-type="float" office:value="39">
            <text:p>39</text:p>
          </table:table-cell>
          <table:table-cell table:formula="of:=[Entrada.D729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723]*[.E723]" office:value-type="float" office:value="40">
            <text:p>40</text:p>
          </table:table-cell>
          <table:table-cell/>
          <table:table-cell table:formula="of:=[.E7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3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730];SEARCH(&quot;,&quot;;[Entrada.A730])-1))" office:value-type="float" office:value="27">
            <text:p>27</text:p>
          </table:table-cell>
          <table:table-cell table:formula="of:=VALUE(MID([Entrada.A730];SEARCH(&quot;,&quot;;[Entrada.A730])+1;100))" office:value-type="float" office:value="39">
            <text:p>39</text:p>
          </table:table-cell>
          <table:table-cell table:formula="of:=[Entrada.C730]" office:value-type="float" office:value="34">
            <text:p>34</text:p>
          </table:table-cell>
          <table:table-cell table:formula="of:=[Entrada.D730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724]*[.E724]" office:value-type="float" office:value="20">
            <text:p>20</text:p>
          </table:table-cell>
          <table:table-cell/>
          <table:table-cell table:formula="of:=[.E7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4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731];SEARCH(&quot;,&quot;;[Entrada.A731])-1))" office:value-type="float" office:value="30">
            <text:p>30</text:p>
          </table:table-cell>
          <table:table-cell table:formula="of:=VALUE(MID([Entrada.A731];SEARCH(&quot;,&quot;;[Entrada.A731])+1;100))" office:value-type="float" office:value="16">
            <text:p>16</text:p>
          </table:table-cell>
          <table:table-cell table:formula="of:=[Entrada.C731]" office:value-type="float" office:value="31">
            <text:p>31</text:p>
          </table:table-cell>
          <table:table-cell table:formula="of:=[Entrada.D731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725]*[.E725]" office:value-type="float" office:value="176">
            <text:p>176</text:p>
          </table:table-cell>
          <table:table-cell/>
          <table:table-cell table:formula="of:=[.E7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5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732];SEARCH(&quot;,&quot;;[Entrada.A732])-1))" office:value-type="float" office:value="17">
            <text:p>17</text:p>
          </table:table-cell>
          <table:table-cell table:formula="of:=VALUE(MID([Entrada.A732];SEARCH(&quot;,&quot;;[Entrada.A732])+1;100))" office:value-type="float" office:value="13">
            <text:p>13</text:p>
          </table:table-cell>
          <table:table-cell table:formula="of:=[Entrada.C732]" office:value-type="float" office:value="8">
            <text:p>8</text:p>
          </table:table-cell>
          <table:table-cell table:formula="of:=[Entrada.D732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726]*[.E726]" office:value-type="float" office:value="148">
            <text:p>148</text:p>
          </table:table-cell>
          <table:table-cell/>
          <table:table-cell table:formula="of:=[.E7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6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733];SEARCH(&quot;,&quot;;[Entrada.A733])-1))" office:value-type="float" office:value="20">
            <text:p>20</text:p>
          </table:table-cell>
          <table:table-cell table:formula="of:=VALUE(MID([Entrada.A733];SEARCH(&quot;,&quot;;[Entrada.A733])+1;100))" office:value-type="float" office:value="14">
            <text:p>14</text:p>
          </table:table-cell>
          <table:table-cell table:formula="of:=[Entrada.C733]" office:value-type="float" office:value="17">
            <text:p>17</text:p>
          </table:table-cell>
          <table:table-cell table:formula="of:=[Entrada.D733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727]*[.E727]" office:value-type="float" office:value="152">
            <text:p>152</text:p>
          </table:table-cell>
          <table:table-cell/>
          <table:table-cell table:formula="of:=[.E7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7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734];SEARCH(&quot;,&quot;;[Entrada.A734])-1))" office:value-type="float" office:value="23">
            <text:p>23</text:p>
          </table:table-cell>
          <table:table-cell table:formula="of:=VALUE(MID([Entrada.A734];SEARCH(&quot;,&quot;;[Entrada.A734])+1;100))" office:value-type="float" office:value="19">
            <text:p>19</text:p>
          </table:table-cell>
          <table:table-cell table:formula="of:=[Entrada.C734]" office:value-type="float" office:value="23">
            <text:p>23</text:p>
          </table:table-cell>
          <table:table-cell table:formula="of:=[Entrada.D734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728]*[.E728]" office:value-type="float" office:value="76">
            <text:p>76</text:p>
          </table:table-cell>
          <table:table-cell/>
          <table:table-cell table:formula="of:=[.E7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8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735];SEARCH(&quot;,&quot;;[Entrada.A735])-1))" office:value-type="float" office:value="10">
            <text:p>10</text:p>
          </table:table-cell>
          <table:table-cell table:formula="of:=VALUE(MID([Entrada.A735];SEARCH(&quot;,&quot;;[Entrada.A735])+1;100))" office:value-type="float" office:value="36">
            <text:p>36</text:p>
          </table:table-cell>
          <table:table-cell table:formula="of:=[Entrada.C735]" office:value-type="float" office:value="7">
            <text:p>7</text:p>
          </table:table-cell>
          <table:table-cell table:formula="of:=[Entrada.D735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729]*[.E729]" office:value-type="float" office:value="84">
            <text:p>84</text:p>
          </table:table-cell>
          <table:table-cell/>
          <table:table-cell table:formula="of:=[.E7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9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736];SEARCH(&quot;,&quot;;[Entrada.A736])-1))" office:value-type="float" office:value="32">
            <text:p>32</text:p>
          </table:table-cell>
          <table:table-cell table:formula="of:=VALUE(MID([Entrada.A736];SEARCH(&quot;,&quot;;[Entrada.A736])+1;100))" office:value-type="float" office:value="25">
            <text:p>25</text:p>
          </table:table-cell>
          <table:table-cell table:formula="of:=[Entrada.C736]" office:value-type="float" office:value="30">
            <text:p>30</text:p>
          </table:table-cell>
          <table:table-cell table:formula="of:=[Entrada.D736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730]*[.E730]" office:value-type="float" office:value="120">
            <text:p>120</text:p>
          </table:table-cell>
          <table:table-cell/>
          <table:table-cell table:formula="of:=[.E7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0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737];SEARCH(&quot;,&quot;;[Entrada.A737])-1))" office:value-type="float" office:value="38">
            <text:p>38</text:p>
          </table:table-cell>
          <table:table-cell table:formula="of:=VALUE(MID([Entrada.A737];SEARCH(&quot;,&quot;;[Entrada.A737])+1;100))" office:value-type="float" office:value="35">
            <text:p>35</text:p>
          </table:table-cell>
          <table:table-cell table:formula="of:=[Entrada.C737]" office:value-type="float" office:value="6">
            <text:p>6</text:p>
          </table:table-cell>
          <table:table-cell table:formula="of:=[Entrada.D737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731]*[.E731]" office:value-type="float" office:value="92">
            <text:p>92</text:p>
          </table:table-cell>
          <table:table-cell/>
          <table:table-cell table:formula="of:=[.E7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1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738];SEARCH(&quot;,&quot;;[Entrada.A738])-1))" office:value-type="float" office:value="11">
            <text:p>11</text:p>
          </table:table-cell>
          <table:table-cell table:formula="of:=VALUE(MID([Entrada.A738];SEARCH(&quot;,&quot;;[Entrada.A738])+1;100))" office:value-type="float" office:value="15">
            <text:p>15</text:p>
          </table:table-cell>
          <table:table-cell table:formula="of:=[Entrada.C738]" office:value-type="float" office:value="14">
            <text:p>14</text:p>
          </table:table-cell>
          <table:table-cell table:formula="of:=[Entrada.D738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732]*[.E732]" office:value-type="float" office:value="200">
            <text:p>200</text:p>
          </table:table-cell>
          <table:table-cell/>
          <table:table-cell table:formula="of:=[.E7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2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739];SEARCH(&quot;,&quot;;[Entrada.A739])-1))" office:value-type="float" office:value="14">
            <text:p>14</text:p>
          </table:table-cell>
          <table:table-cell table:formula="of:=VALUE(MID([Entrada.A739];SEARCH(&quot;,&quot;;[Entrada.A739])+1;100))" office:value-type="float" office:value="8">
            <text:p>8</text:p>
          </table:table-cell>
          <table:table-cell table:formula="of:=[Entrada.C739]" office:value-type="float" office:value="38">
            <text:p>38</text:p>
          </table:table-cell>
          <table:table-cell table:formula="of:=[Entrada.D739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733]*[.E733]" office:value-type="float" office:value="40">
            <text:p>40</text:p>
          </table:table-cell>
          <table:table-cell/>
          <table:table-cell table:formula="of:=[.E7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3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740];SEARCH(&quot;,&quot;;[Entrada.A740])-1))" office:value-type="float" office:value="36">
            <text:p>36</text:p>
          </table:table-cell>
          <table:table-cell table:formula="of:=VALUE(MID([Entrada.A740];SEARCH(&quot;,&quot;;[Entrada.A740])+1;100))" office:value-type="float" office:value="29">
            <text:p>29</text:p>
          </table:table-cell>
          <table:table-cell table:formula="of:=[Entrada.C740]" office:value-type="float" office:value="20">
            <text:p>20</text:p>
          </table:table-cell>
          <table:table-cell table:formula="of:=[Entrada.D740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734]*[.E734]" office:value-type="float" office:value="140">
            <text:p>140</text:p>
          </table:table-cell>
          <table:table-cell/>
          <table:table-cell table:formula="of:=[.E7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4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741];SEARCH(&quot;,&quot;;[Entrada.A741])-1))" office:value-type="float" office:value="1">
            <text:p>1</text:p>
          </table:table-cell>
          <table:table-cell table:formula="of:=VALUE(MID([Entrada.A741];SEARCH(&quot;,&quot;;[Entrada.A741])+1;100))" office:value-type="float" office:value="21">
            <text:p>21</text:p>
          </table:table-cell>
          <table:table-cell table:formula="of:=[Entrada.C741]" office:value-type="float" office:value="5">
            <text:p>5</text:p>
          </table:table-cell>
          <table:table-cell table:formula="of:=[Entrada.D741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735]*[.E735]" office:value-type="float" office:value="196">
            <text:p>196</text:p>
          </table:table-cell>
          <table:table-cell/>
          <table:table-cell table:formula="of:=[.E7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5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742];SEARCH(&quot;,&quot;;[Entrada.A742])-1))" office:value-type="float" office:value="26">
            <text:p>26</text:p>
          </table:table-cell>
          <table:table-cell table:formula="of:=VALUE(MID([Entrada.A742];SEARCH(&quot;,&quot;;[Entrada.A742])+1;100))" office:value-type="float" office:value="23">
            <text:p>23</text:p>
          </table:table-cell>
          <table:table-cell table:formula="of:=[Entrada.C742]" office:value-type="float" office:value="23">
            <text:p>23</text:p>
          </table:table-cell>
          <table:table-cell table:formula="of:=[Entrada.D742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736]*[.E736]" office:value-type="float" office:value="72">
            <text:p>72</text:p>
          </table:table-cell>
          <table:table-cell/>
          <table:table-cell table:formula="of:=[.E7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6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743];SEARCH(&quot;,&quot;;[Entrada.A743])-1))" office:value-type="float" office:value="2">
            <text:p>2</text:p>
          </table:table-cell>
          <table:table-cell table:formula="of:=VALUE(MID([Entrada.A743];SEARCH(&quot;,&quot;;[Entrada.A743])+1;100))" office:value-type="float" office:value="12">
            <text:p>12</text:p>
          </table:table-cell>
          <table:table-cell table:formula="of:=[Entrada.C743]" office:value-type="float" office:value="18">
            <text:p>18</text:p>
          </table:table-cell>
          <table:table-cell table:formula="of:=[Entrada.D743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737]*[.E737]" office:value-type="float" office:value="120">
            <text:p>120</text:p>
          </table:table-cell>
          <table:table-cell/>
          <table:table-cell table:formula="of:=[.E7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7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744];SEARCH(&quot;,&quot;;[Entrada.A744])-1))" office:value-type="float" office:value="24">
            <text:p>24</text:p>
          </table:table-cell>
          <table:table-cell table:formula="of:=VALUE(MID([Entrada.A744];SEARCH(&quot;,&quot;;[Entrada.A744])+1;100))" office:value-type="float" office:value="33">
            <text:p>33</text:p>
          </table:table-cell>
          <table:table-cell table:formula="of:=[Entrada.C744]" office:value-type="float" office:value="5">
            <text:p>5</text:p>
          </table:table-cell>
          <table:table-cell table:formula="of:=[Entrada.D744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738]*[.E738]" office:value-type="float" office:value="132">
            <text:p>132</text:p>
          </table:table-cell>
          <table:table-cell/>
          <table:table-cell table:formula="of:=[.E7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8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745];SEARCH(&quot;,&quot;;[Entrada.A745])-1))" office:value-type="float" office:value="5">
            <text:p>5</text:p>
          </table:table-cell>
          <table:table-cell table:formula="of:=VALUE(MID([Entrada.A745];SEARCH(&quot;,&quot;;[Entrada.A745])+1;100))" office:value-type="float" office:value="1">
            <text:p>1</text:p>
          </table:table-cell>
          <table:table-cell table:formula="of:=[Entrada.C745]" office:value-type="float" office:value="34">
            <text:p>34</text:p>
          </table:table-cell>
          <table:table-cell table:formula="of:=[Entrada.D745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739]*[.E739]" office:value-type="float" office:value="96">
            <text:p>96</text:p>
          </table:table-cell>
          <table:table-cell/>
          <table:table-cell table:formula="of:=[.E7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9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746];SEARCH(&quot;,&quot;;[Entrada.A746])-1))" office:value-type="float" office:value="30">
            <text:p>30</text:p>
          </table:table-cell>
          <table:table-cell table:formula="of:=VALUE(MID([Entrada.A746];SEARCH(&quot;,&quot;;[Entrada.A746])+1;100))" office:value-type="float" office:value="27">
            <text:p>27</text:p>
          </table:table-cell>
          <table:table-cell table:formula="of:=[Entrada.C746]" office:value-type="float" office:value="40">
            <text:p>40</text:p>
          </table:table-cell>
          <table:table-cell table:formula="of:=[Entrada.D746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740]*[.E740]" office:value-type="float" office:value="100">
            <text:p>100</text:p>
          </table:table-cell>
          <table:table-cell/>
          <table:table-cell table:formula="of:=[.E7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0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747];SEARCH(&quot;,&quot;;[Entrada.A747])-1))" office:value-type="float" office:value="17">
            <text:p>17</text:p>
          </table:table-cell>
          <table:table-cell table:formula="of:=VALUE(MID([Entrada.A747];SEARCH(&quot;,&quot;;[Entrada.A747])+1;100))" office:value-type="float" office:value="6">
            <text:p>6</text:p>
          </table:table-cell>
          <table:table-cell table:formula="of:=[Entrada.C747]" office:value-type="float" office:value="39">
            <text:p>39</text:p>
          </table:table-cell>
          <table:table-cell table:formula="of:=[Entrada.D747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741]*[.E741]" office:value-type="float" office:value="108">
            <text:p>108</text:p>
          </table:table-cell>
          <table:table-cell/>
          <table:table-cell table:formula="of:=[.E7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1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748];SEARCH(&quot;,&quot;;[Entrada.A748])-1))" office:value-type="float" office:value="23">
            <text:p>23</text:p>
          </table:table-cell>
          <table:table-cell table:formula="of:=VALUE(MID([Entrada.A748];SEARCH(&quot;,&quot;;[Entrada.A748])+1;100))" office:value-type="float" office:value="40">
            <text:p>40</text:p>
          </table:table-cell>
          <table:table-cell table:formula="of:=[Entrada.C748]" office:value-type="float" office:value="11">
            <text:p>11</text:p>
          </table:table-cell>
          <table:table-cell table:formula="of:=[Entrada.D748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742]*[.E742]" office:value-type="float" office:value="88">
            <text:p>88</text:p>
          </table:table-cell>
          <table:table-cell/>
          <table:table-cell table:formula="of:=[.E7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2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749];SEARCH(&quot;,&quot;;[Entrada.A749])-1))" office:value-type="float" office:value="6">
            <text:p>6</text:p>
          </table:table-cell>
          <table:table-cell table:formula="of:=VALUE(MID([Entrada.A749];SEARCH(&quot;,&quot;;[Entrada.A749])+1;100))" office:value-type="float" office:value="32">
            <text:p>32</text:p>
          </table:table-cell>
          <table:table-cell table:formula="of:=[Entrada.C749]" office:value-type="float" office:value="26">
            <text:p>26</text:p>
          </table:table-cell>
          <table:table-cell table:formula="of:=[Entrada.D749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743]*[.E743]" office:value-type="float" office:value="44">
            <text:p>44</text:p>
          </table:table-cell>
          <table:table-cell/>
          <table:table-cell table:formula="of:=[.E7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3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750];SEARCH(&quot;,&quot;;[Entrada.A750])-1))" office:value-type="float" office:value="32">
            <text:p>32</text:p>
          </table:table-cell>
          <table:table-cell table:formula="of:=VALUE(MID([Entrada.A750];SEARCH(&quot;,&quot;;[Entrada.A750])+1;100))" office:value-type="float" office:value="16">
            <text:p>16</text:p>
          </table:table-cell>
          <table:table-cell table:formula="of:=[Entrada.C750]" office:value-type="float" office:value="14">
            <text:p>14</text:p>
          </table:table-cell>
          <table:table-cell table:formula="of:=[Entrada.D750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744]*[.E744]" office:value-type="float" office:value="80">
            <text:p>80</text:p>
          </table:table-cell>
          <table:table-cell/>
          <table:table-cell table:formula="of:=[.E7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4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751];SEARCH(&quot;,&quot;;[Entrada.A751])-1))" office:value-type="float" office:value="18">
            <text:p>18</text:p>
          </table:table-cell>
          <table:table-cell table:formula="of:=VALUE(MID([Entrada.A751];SEARCH(&quot;,&quot;;[Entrada.A751])+1;100))" office:value-type="float" office:value="31">
            <text:p>31</text:p>
          </table:table-cell>
          <table:table-cell table:formula="of:=[Entrada.C751]" office:value-type="float" office:value="26">
            <text:p>26</text:p>
          </table:table-cell>
          <table:table-cell table:formula="of:=[Entrada.D751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745]*[.E745]" office:value-type="float" office:value="104">
            <text:p>104</text:p>
          </table:table-cell>
          <table:table-cell/>
          <table:table-cell table:formula="of:=[.E7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5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752];SEARCH(&quot;,&quot;;[Entrada.A752])-1))" office:value-type="float" office:value="8">
            <text:p>8</text:p>
          </table:table-cell>
          <table:table-cell table:formula="of:=VALUE(MID([Entrada.A752];SEARCH(&quot;,&quot;;[Entrada.A752])+1;100))" office:value-type="float" office:value="25">
            <text:p>25</text:p>
          </table:table-cell>
          <table:table-cell table:formula="of:=[Entrada.C752]" office:value-type="float" office:value="25">
            <text:p>25</text:p>
          </table:table-cell>
          <table:table-cell table:formula="of:=[Entrada.D752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746]*[.E746]" office:value-type="float" office:value="40">
            <text:p>40</text:p>
          </table:table-cell>
          <table:table-cell/>
          <table:table-cell table:formula="of:=[.E7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6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753];SEARCH(&quot;,&quot;;[Entrada.A753])-1))" office:value-type="float" office:value="11">
            <text:p>11</text:p>
          </table:table-cell>
          <table:table-cell table:formula="of:=VALUE(MID([Entrada.A753];SEARCH(&quot;,&quot;;[Entrada.A753])+1;100))" office:value-type="float" office:value="4">
            <text:p>4</text:p>
          </table:table-cell>
          <table:table-cell table:formula="of:=[Entrada.C753]" office:value-type="float" office:value="18">
            <text:p>18</text:p>
          </table:table-cell>
          <table:table-cell table:formula="of:=[Entrada.D753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747]*[.E747]" office:value-type="float" office:value="96">
            <text:p>96</text:p>
          </table:table-cell>
          <table:table-cell/>
          <table:table-cell table:formula="of:=[.E7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7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754];SEARCH(&quot;,&quot;;[Entrada.A754])-1))" office:value-type="float" office:value="14">
            <text:p>14</text:p>
          </table:table-cell>
          <table:table-cell table:formula="of:=VALUE(MID([Entrada.A754];SEARCH(&quot;,&quot;;[Entrada.A754])+1;100))" office:value-type="float" office:value="19">
            <text:p>19</text:p>
          </table:table-cell>
          <table:table-cell table:formula="of:=[Entrada.C754]" office:value-type="float" office:value="13">
            <text:p>13</text:p>
          </table:table-cell>
          <table:table-cell table:formula="of:=[Entrada.D754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748]*[.E748]" office:value-type="float" office:value="20">
            <text:p>20</text:p>
          </table:table-cell>
          <table:table-cell/>
          <table:table-cell table:formula="of:=[.E7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8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755];SEARCH(&quot;,&quot;;[Entrada.A755])-1))" office:value-type="float" office:value="36">
            <text:p>36</text:p>
          </table:table-cell>
          <table:table-cell table:formula="of:=VALUE(MID([Entrada.A755];SEARCH(&quot;,&quot;;[Entrada.A755])+1;100))" office:value-type="float" office:value="4">
            <text:p>4</text:p>
          </table:table-cell>
          <table:table-cell table:formula="of:=[Entrada.C755]" office:value-type="float" office:value="10">
            <text:p>10</text:p>
          </table:table-cell>
          <table:table-cell table:formula="of:=[Entrada.D755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749]*[.E749]" office:value-type="float" office:value="76">
            <text:p>76</text:p>
          </table:table-cell>
          <table:table-cell/>
          <table:table-cell table:formula="of:=[.E7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9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756];SEARCH(&quot;,&quot;;[Entrada.A756])-1))" office:value-type="float" office:value="26">
            <text:p>26</text:p>
          </table:table-cell>
          <table:table-cell table:formula="of:=VALUE(MID([Entrada.A756];SEARCH(&quot;,&quot;;[Entrada.A756])+1;100))" office:value-type="float" office:value="30">
            <text:p>30</text:p>
          </table:table-cell>
          <table:table-cell table:formula="of:=[Entrada.C756]" office:value-type="float" office:value="10">
            <text:p>10</text:p>
          </table:table-cell>
          <table:table-cell table:formula="of:=[Entrada.D756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750]*[.E750]" office:value-type="float" office:value="188">
            <text:p>188</text:p>
          </table:table-cell>
          <table:table-cell/>
          <table:table-cell table:formula="of:=[.E7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0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757];SEARCH(&quot;,&quot;;[Entrada.A757])-1))" office:value-type="float" office:value="2">
            <text:p>2</text:p>
          </table:table-cell>
          <table:table-cell table:formula="of:=VALUE(MID([Entrada.A757];SEARCH(&quot;,&quot;;[Entrada.A757])+1;100))" office:value-type="float" office:value="7">
            <text:p>7</text:p>
          </table:table-cell>
          <table:table-cell table:formula="of:=[Entrada.C757]" office:value-type="float" office:value="4">
            <text:p>4</text:p>
          </table:table-cell>
          <table:table-cell table:formula="of:=[Entrada.D757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751]*[.E751]" office:value-type="float" office:value="100">
            <text:p>100</text:p>
          </table:table-cell>
          <table:table-cell/>
          <table:table-cell table:formula="of:=[.E7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1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758];SEARCH(&quot;,&quot;;[Entrada.A758])-1))" office:value-type="float" office:value="24">
            <text:p>24</text:p>
          </table:table-cell>
          <table:table-cell table:formula="of:=VALUE(MID([Entrada.A758];SEARCH(&quot;,&quot;;[Entrada.A758])+1;100))" office:value-type="float" office:value="40">
            <text:p>40</text:p>
          </table:table-cell>
          <table:table-cell table:formula="of:=[Entrada.C758]" office:value-type="float" office:value="23">
            <text:p>23</text:p>
          </table:table-cell>
          <table:table-cell table:formula="of:=[Entrada.D758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752]*[.E752]" office:value-type="float" office:value="128">
            <text:p>128</text:p>
          </table:table-cell>
          <table:table-cell/>
          <table:table-cell table:formula="of:=[.E7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2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759];SEARCH(&quot;,&quot;;[Entrada.A759])-1))" office:value-type="float" office:value="5">
            <text:p>5</text:p>
          </table:table-cell>
          <table:table-cell table:formula="of:=VALUE(MID([Entrada.A759];SEARCH(&quot;,&quot;;[Entrada.A759])+1;100))" office:value-type="float" office:value="10">
            <text:p>10</text:p>
          </table:table-cell>
          <table:table-cell table:formula="of:=[Entrada.C759]" office:value-type="float" office:value="28">
            <text:p>28</text:p>
          </table:table-cell>
          <table:table-cell table:formula="of:=[Entrada.D759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753]*[.E753]" office:value-type="float" office:value="84">
            <text:p>84</text:p>
          </table:table-cell>
          <table:table-cell/>
          <table:table-cell table:formula="of:=[.E7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3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760];SEARCH(&quot;,&quot;;[Entrada.A760])-1))" office:value-type="float" office:value="30">
            <text:p>30</text:p>
          </table:table-cell>
          <table:table-cell table:formula="of:=VALUE(MID([Entrada.A760];SEARCH(&quot;,&quot;;[Entrada.A760])+1;100))" office:value-type="float" office:value="2">
            <text:p>2</text:p>
          </table:table-cell>
          <table:table-cell table:formula="of:=[Entrada.C760]" office:value-type="float" office:value="10">
            <text:p>10</text:p>
          </table:table-cell>
          <table:table-cell table:formula="of:=[Entrada.D760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754]*[.E754]" office:value-type="float" office:value="164">
            <text:p>164</text:p>
          </table:table-cell>
          <table:table-cell/>
          <table:table-cell table:formula="of:=[.E7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4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761];SEARCH(&quot;,&quot;;[Entrada.A761])-1))" office:value-type="float" office:value="20">
            <text:p>20</text:p>
          </table:table-cell>
          <table:table-cell table:formula="of:=VALUE(MID([Entrada.A761];SEARCH(&quot;,&quot;;[Entrada.A761])+1;100))" office:value-type="float" office:value="28">
            <text:p>28</text:p>
          </table:table-cell>
          <table:table-cell table:formula="of:=[Entrada.C761]" office:value-type="float" office:value="18">
            <text:p>18</text:p>
          </table:table-cell>
          <table:table-cell table:formula="of:=[Entrada.D761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755]*[.E755]" office:value-type="float" office:value="184">
            <text:p>184</text:p>
          </table:table-cell>
          <table:table-cell/>
          <table:table-cell table:formula="of:=[.E7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5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762];SEARCH(&quot;,&quot;;[Entrada.A762])-1))" office:value-type="float" office:value="6">
            <text:p>6</text:p>
          </table:table-cell>
          <table:table-cell table:formula="of:=VALUE(MID([Entrada.A762];SEARCH(&quot;,&quot;;[Entrada.A762])+1;100))" office:value-type="float" office:value="27">
            <text:p>27</text:p>
          </table:table-cell>
          <table:table-cell table:formula="of:=[Entrada.C762]" office:value-type="float" office:value="30">
            <text:p>30</text:p>
          </table:table-cell>
          <table:table-cell table:formula="of:=[Entrada.D762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756]*[.E756]" office:value-type="float" office:value="116">
            <text:p>116</text:p>
          </table:table-cell>
          <table:table-cell/>
          <table:table-cell table:formula="of:=[.E7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6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763];SEARCH(&quot;,&quot;;[Entrada.A763])-1))" office:value-type="float" office:value="32">
            <text:p>32</text:p>
          </table:table-cell>
          <table:table-cell table:formula="of:=VALUE(MID([Entrada.A763];SEARCH(&quot;,&quot;;[Entrada.A763])+1;100))" office:value-type="float" office:value="23">
            <text:p>23</text:p>
          </table:table-cell>
          <table:table-cell table:formula="of:=[Entrada.C763]" office:value-type="float" office:value="34">
            <text:p>34</text:p>
          </table:table-cell>
          <table:table-cell table:formula="of:=[Entrada.D763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757]*[.E757]" office:value-type="float" office:value="184">
            <text:p>184</text:p>
          </table:table-cell>
          <table:table-cell/>
          <table:table-cell table:formula="of:=[.E7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7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764];SEARCH(&quot;,&quot;;[Entrada.A764])-1))" office:value-type="float" office:value="31">
            <text:p>31</text:p>
          </table:table-cell>
          <table:table-cell table:formula="of:=VALUE(MID([Entrada.A764];SEARCH(&quot;,&quot;;[Entrada.A764])+1;100))" office:value-type="float" office:value="33">
            <text:p>33</text:p>
          </table:table-cell>
          <table:table-cell table:formula="of:=[Entrada.C764]" office:value-type="float" office:value="37">
            <text:p>37</text:p>
          </table:table-cell>
          <table:table-cell table:formula="of:=[Entrada.D764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758]*[.E758]" office:value-type="float" office:value="28">
            <text:p>28</text:p>
          </table:table-cell>
          <table:table-cell/>
          <table:table-cell table:formula="of:=[.E7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8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765];SEARCH(&quot;,&quot;;[Entrada.A765])-1))" office:value-type="float" office:value="35">
            <text:p>35</text:p>
          </table:table-cell>
          <table:table-cell table:formula="of:=VALUE(MID([Entrada.A765];SEARCH(&quot;,&quot;;[Entrada.A765])+1;100))" office:value-type="float" office:value="34">
            <text:p>34</text:p>
          </table:table-cell>
          <table:table-cell table:formula="of:=[Entrada.C765]" office:value-type="float" office:value="35">
            <text:p>35</text:p>
          </table:table-cell>
          <table:table-cell table:formula="of:=[Entrada.D765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759]*[.E759]" office:value-type="float" office:value="52">
            <text:p>52</text:p>
          </table:table-cell>
          <table:table-cell/>
          <table:table-cell table:formula="of:=[.E7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9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766];SEARCH(&quot;,&quot;;[Entrada.A766])-1))" office:value-type="float" office:value="18">
            <text:p>18</text:p>
          </table:table-cell>
          <table:table-cell table:formula="of:=VALUE(MID([Entrada.A766];SEARCH(&quot;,&quot;;[Entrada.A766])+1;100))" office:value-type="float" office:value="22">
            <text:p>22</text:p>
          </table:table-cell>
          <table:table-cell table:formula="of:=[Entrada.C766]" office:value-type="float" office:value="8">
            <text:p>8</text:p>
          </table:table-cell>
          <table:table-cell table:formula="of:=[Entrada.D766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760]*[.E760]" office:value-type="float" office:value="96">
            <text:p>96</text:p>
          </table:table-cell>
          <table:table-cell/>
          <table:table-cell table:formula="of:=[.E7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0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767];SEARCH(&quot;,&quot;;[Entrada.A767])-1))" office:value-type="float" office:value="12">
            <text:p>12</text:p>
          </table:table-cell>
          <table:table-cell table:formula="of:=VALUE(MID([Entrada.A767];SEARCH(&quot;,&quot;;[Entrada.A767])+1;100))" office:value-type="float" office:value="20">
            <text:p>20</text:p>
          </table:table-cell>
          <table:table-cell table:formula="of:=[Entrada.C767]" office:value-type="float" office:value="16">
            <text:p>16</text:p>
          </table:table-cell>
          <table:table-cell table:formula="of:=[Entrada.D767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761]*[.E761]" office:value-type="float" office:value="200">
            <text:p>200</text:p>
          </table:table-cell>
          <table:table-cell/>
          <table:table-cell table:formula="of:=[.E7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1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768];SEARCH(&quot;,&quot;;[Entrada.A768])-1))" office:value-type="float" office:value="27">
            <text:p>27</text:p>
          </table:table-cell>
          <table:table-cell table:formula="of:=VALUE(MID([Entrada.A768];SEARCH(&quot;,&quot;;[Entrada.A768])+1;100))" office:value-type="float" office:value="10">
            <text:p>10</text:p>
          </table:table-cell>
          <table:table-cell table:formula="of:=[Entrada.C768]" office:value-type="float" office:value="27">
            <text:p>27</text:p>
          </table:table-cell>
          <table:table-cell table:formula="of:=[Entrada.D768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762]*[.E762]" office:value-type="float" office:value="36">
            <text:p>36</text:p>
          </table:table-cell>
          <table:table-cell/>
          <table:table-cell table:formula="of:=[.E7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2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769];SEARCH(&quot;,&quot;;[Entrada.A769])-1))" office:value-type="float" office:value="30">
            <text:p>30</text:p>
          </table:table-cell>
          <table:table-cell table:formula="of:=VALUE(MID([Entrada.A769];SEARCH(&quot;,&quot;;[Entrada.A769])+1;100))" office:value-type="float" office:value="5">
            <text:p>5</text:p>
          </table:table-cell>
          <table:table-cell table:formula="of:=[Entrada.C769]" office:value-type="float" office:value="32">
            <text:p>32</text:p>
          </table:table-cell>
          <table:table-cell table:formula="of:=[Entrada.D769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763]*[.E763]" office:value-type="float" office:value="160">
            <text:p>160</text:p>
          </table:table-cell>
          <table:table-cell/>
          <table:table-cell table:formula="of:=[.E7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3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770];SEARCH(&quot;,&quot;;[Entrada.A770])-1))" office:value-type="float" office:value="20">
            <text:p>20</text:p>
          </table:table-cell>
          <table:table-cell table:formula="of:=VALUE(MID([Entrada.A770];SEARCH(&quot;,&quot;;[Entrada.A770])+1;100))" office:value-type="float" office:value="27">
            <text:p>27</text:p>
          </table:table-cell>
          <table:table-cell table:formula="of:=[Entrada.C770]" office:value-type="float" office:value="30">
            <text:p>30</text:p>
          </table:table-cell>
          <table:table-cell table:formula="of:=[Entrada.D770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764]*[.E764]" office:value-type="float" office:value="104">
            <text:p>104</text:p>
          </table:table-cell>
          <table:table-cell/>
          <table:table-cell table:formula="of:=[.E7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4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771];SEARCH(&quot;,&quot;;[Entrada.A771])-1))" office:value-type="float" office:value="3">
            <text:p>3</text:p>
          </table:table-cell>
          <table:table-cell table:formula="of:=VALUE(MID([Entrada.A771];SEARCH(&quot;,&quot;;[Entrada.A771])+1;100))" office:value-type="float" office:value="37">
            <text:p>37</text:p>
          </table:table-cell>
          <table:table-cell table:formula="of:=[Entrada.C771]" office:value-type="float" office:value="37">
            <text:p>37</text:p>
          </table:table-cell>
          <table:table-cell table:formula="of:=[Entrada.D771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765]*[.E765]" office:value-type="float" office:value="120">
            <text:p>120</text:p>
          </table:table-cell>
          <table:table-cell/>
          <table:table-cell table:formula="of:=[.E7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5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772];SEARCH(&quot;,&quot;;[Entrada.A772])-1))" office:value-type="float" office:value="6">
            <text:p>6</text:p>
          </table:table-cell>
          <table:table-cell table:formula="of:=VALUE(MID([Entrada.A772];SEARCH(&quot;,&quot;;[Entrada.A772])+1;100))" office:value-type="float" office:value="18">
            <text:p>18</text:p>
          </table:table-cell>
          <table:table-cell table:formula="of:=[Entrada.C772]" office:value-type="float" office:value="13">
            <text:p>13</text:p>
          </table:table-cell>
          <table:table-cell table:formula="of:=[Entrada.D772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766]*[.E766]" office:value-type="float" office:value="152">
            <text:p>152</text:p>
          </table:table-cell>
          <table:table-cell/>
          <table:table-cell table:formula="of:=[.E7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6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773];SEARCH(&quot;,&quot;;[Entrada.A773])-1))" office:value-type="float" office:value="18">
            <text:p>18</text:p>
          </table:table-cell>
          <table:table-cell table:formula="of:=VALUE(MID([Entrada.A773];SEARCH(&quot;,&quot;;[Entrada.A773])+1;100))" office:value-type="float" office:value="17">
            <text:p>17</text:p>
          </table:table-cell>
          <table:table-cell table:formula="of:=[Entrada.C773]" office:value-type="float" office:value="13">
            <text:p>13</text:p>
          </table:table-cell>
          <table:table-cell table:formula="of:=[Entrada.D773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767]*[.E767]" office:value-type="float" office:value="144">
            <text:p>144</text:p>
          </table:table-cell>
          <table:table-cell/>
          <table:table-cell table:formula="of:=[.E7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7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774];SEARCH(&quot;,&quot;;[Entrada.A774])-1))" office:value-type="float" office:value="21">
            <text:p>21</text:p>
          </table:table-cell>
          <table:table-cell table:formula="of:=VALUE(MID([Entrada.A774];SEARCH(&quot;,&quot;;[Entrada.A774])+1;100))" office:value-type="float" office:value="4">
            <text:p>4</text:p>
          </table:table-cell>
          <table:table-cell table:formula="of:=[Entrada.C774]" office:value-type="float" office:value="9">
            <text:p>9</text:p>
          </table:table-cell>
          <table:table-cell table:formula="of:=[Entrada.D774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768]*[.E768]" office:value-type="float" office:value="32">
            <text:p>32</text:p>
          </table:table-cell>
          <table:table-cell/>
          <table:table-cell table:formula="of:=[.E7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8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775];SEARCH(&quot;,&quot;;[Entrada.A775])-1))" office:value-type="float" office:value="8">
            <text:p>8</text:p>
          </table:table-cell>
          <table:table-cell table:formula="of:=VALUE(MID([Entrada.A775];SEARCH(&quot;,&quot;;[Entrada.A775])+1;100))" office:value-type="float" office:value="7">
            <text:p>7</text:p>
          </table:table-cell>
          <table:table-cell table:formula="of:=[Entrada.C775]" office:value-type="float" office:value="15">
            <text:p>15</text:p>
          </table:table-cell>
          <table:table-cell table:formula="of:=[Entrada.D775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769]*[.E769]" office:value-type="float" office:value="28">
            <text:p>28</text:p>
          </table:table-cell>
          <table:table-cell/>
          <table:table-cell table:formula="of:=[.E7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9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776];SEARCH(&quot;,&quot;;[Entrada.A776])-1))" office:value-type="float" office:value="33">
            <text:p>33</text:p>
          </table:table-cell>
          <table:table-cell table:formula="of:=VALUE(MID([Entrada.A776];SEARCH(&quot;,&quot;;[Entrada.A776])+1;100))" office:value-type="float" office:value="1">
            <text:p>1</text:p>
          </table:table-cell>
          <table:table-cell table:formula="of:=[Entrada.C776]" office:value-type="float" office:value="13">
            <text:p>13</text:p>
          </table:table-cell>
          <table:table-cell table:formula="of:=[Entrada.D776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770]*[.E770]" office:value-type="float" office:value="100">
            <text:p>100</text:p>
          </table:table-cell>
          <table:table-cell/>
          <table:table-cell table:formula="of:=[.E7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0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777];SEARCH(&quot;,&quot;;[Entrada.A777])-1))" office:value-type="float" office:value="14">
            <text:p>14</text:p>
          </table:table-cell>
          <table:table-cell table:formula="of:=VALUE(MID([Entrada.A777];SEARCH(&quot;,&quot;;[Entrada.A777])+1;100))" office:value-type="float" office:value="29">
            <text:p>29</text:p>
          </table:table-cell>
          <table:table-cell table:formula="of:=[Entrada.C777]" office:value-type="float" office:value="27">
            <text:p>27</text:p>
          </table:table-cell>
          <table:table-cell table:formula="of:=[Entrada.D777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771]*[.E771]" office:value-type="float" office:value="48">
            <text:p>48</text:p>
          </table:table-cell>
          <table:table-cell/>
          <table:table-cell table:formula="of:=[.E7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1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778];SEARCH(&quot;,&quot;;[Entrada.A778])-1))" office:value-type="float" office:value="36">
            <text:p>36</text:p>
          </table:table-cell>
          <table:table-cell table:formula="of:=VALUE(MID([Entrada.A778];SEARCH(&quot;,&quot;;[Entrada.A778])+1;100))" office:value-type="float" office:value="10">
            <text:p>10</text:p>
          </table:table-cell>
          <table:table-cell table:formula="of:=[Entrada.C778]" office:value-type="float" office:value="8">
            <text:p>8</text:p>
          </table:table-cell>
          <table:table-cell table:formula="of:=[Entrada.D778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772]*[.E772]" office:value-type="float" office:value="80">
            <text:p>80</text:p>
          </table:table-cell>
          <table:table-cell/>
          <table:table-cell table:formula="of:=[.E7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2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779];SEARCH(&quot;,&quot;;[Entrada.A779])-1))" office:value-type="float" office:value="12">
            <text:p>12</text:p>
          </table:table-cell>
          <table:table-cell table:formula="of:=VALUE(MID([Entrada.A779];SEARCH(&quot;,&quot;;[Entrada.A779])+1;100))" office:value-type="float" office:value="19">
            <text:p>19</text:p>
          </table:table-cell>
          <table:table-cell table:formula="of:=[Entrada.C779]" office:value-type="float" office:value="9">
            <text:p>9</text:p>
          </table:table-cell>
          <table:table-cell table:formula="of:=[Entrada.D779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773]*[.E773]" office:value-type="float" office:value="184">
            <text:p>184</text:p>
          </table:table-cell>
          <table:table-cell/>
          <table:table-cell table:formula="of:=[.E7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3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780];SEARCH(&quot;,&quot;;[Entrada.A780])-1))" office:value-type="float" office:value="37">
            <text:p>37</text:p>
          </table:table-cell>
          <table:table-cell table:formula="of:=VALUE(MID([Entrada.A780];SEARCH(&quot;,&quot;;[Entrada.A780])+1;100))" office:value-type="float" office:value="21">
            <text:p>21</text:p>
          </table:table-cell>
          <table:table-cell table:formula="of:=[Entrada.C780]" office:value-type="float" office:value="6">
            <text:p>6</text:p>
          </table:table-cell>
          <table:table-cell table:formula="of:=[Entrada.D780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774]*[.E774]" office:value-type="float" office:value="20">
            <text:p>20</text:p>
          </table:table-cell>
          <table:table-cell/>
          <table:table-cell table:formula="of:=[.E7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4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781];SEARCH(&quot;,&quot;;[Entrada.A781])-1))" office:value-type="float" office:value="2">
            <text:p>2</text:p>
          </table:table-cell>
          <table:table-cell table:formula="of:=VALUE(MID([Entrada.A781];SEARCH(&quot;,&quot;;[Entrada.A781])+1;100))" office:value-type="float" office:value="25">
            <text:p>25</text:p>
          </table:table-cell>
          <table:table-cell table:formula="of:=[Entrada.C781]" office:value-type="float" office:value="39">
            <text:p>39</text:p>
          </table:table-cell>
          <table:table-cell table:formula="of:=[Entrada.D781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775]*[.E775]" office:value-type="float" office:value="192">
            <text:p>192</text:p>
          </table:table-cell>
          <table:table-cell/>
          <table:table-cell table:formula="of:=[.E7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5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782];SEARCH(&quot;,&quot;;[Entrada.A782])-1))" office:value-type="float" office:value="27">
            <text:p>27</text:p>
          </table:table-cell>
          <table:table-cell table:formula="of:=VALUE(MID([Entrada.A782];SEARCH(&quot;,&quot;;[Entrada.A782])+1;100))" office:value-type="float" office:value="3">
            <text:p>3</text:p>
          </table:table-cell>
          <table:table-cell table:formula="of:=[Entrada.C782]" office:value-type="float" office:value="34">
            <text:p>34</text:p>
          </table:table-cell>
          <table:table-cell table:formula="of:=[Entrada.D782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776]*[.E776]" office:value-type="float" office:value="184">
            <text:p>184</text:p>
          </table:table-cell>
          <table:table-cell/>
          <table:table-cell table:formula="of:=[.E7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6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783];SEARCH(&quot;,&quot;;[Entrada.A783])-1))" office:value-type="float" office:value="30">
            <text:p>30</text:p>
          </table:table-cell>
          <table:table-cell table:formula="of:=VALUE(MID([Entrada.A783];SEARCH(&quot;,&quot;;[Entrada.A783])+1;100))" office:value-type="float" office:value="12">
            <text:p>12</text:p>
          </table:table-cell>
          <table:table-cell table:formula="of:=[Entrada.C783]" office:value-type="float" office:value="20">
            <text:p>20</text:p>
          </table:table-cell>
          <table:table-cell table:formula="of:=[Entrada.D783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777]*[.E777]" office:value-type="float" office:value="108">
            <text:p>108</text:p>
          </table:table-cell>
          <table:table-cell/>
          <table:table-cell table:formula="of:=[.E7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7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784];SEARCH(&quot;,&quot;;[Entrada.A784])-1))" office:value-type="float" office:value="32">
            <text:p>32</text:p>
          </table:table-cell>
          <table:table-cell table:formula="of:=VALUE(MID([Entrada.A784];SEARCH(&quot;,&quot;;[Entrada.A784])+1;100))" office:value-type="float" office:value="37">
            <text:p>37</text:p>
          </table:table-cell>
          <table:table-cell table:formula="of:=[Entrada.C784]" office:value-type="float" office:value="20">
            <text:p>20</text:p>
          </table:table-cell>
          <table:table-cell table:formula="of:=[Entrada.D784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778]*[.E778]" office:value-type="float" office:value="28">
            <text:p>28</text:p>
          </table:table-cell>
          <table:table-cell/>
          <table:table-cell table:formula="of:=[.E7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8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785];SEARCH(&quot;,&quot;;[Entrada.A785])-1))" office:value-type="float" office:value="31">
            <text:p>31</text:p>
          </table:table-cell>
          <table:table-cell table:formula="of:=VALUE(MID([Entrada.A785];SEARCH(&quot;,&quot;;[Entrada.A785])+1;100))" office:value-type="float" office:value="23">
            <text:p>23</text:p>
          </table:table-cell>
          <table:table-cell table:formula="of:=[Entrada.C785]" office:value-type="float" office:value="16">
            <text:p>16</text:p>
          </table:table-cell>
          <table:table-cell table:formula="of:=[Entrada.D785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779]*[.E779]" office:value-type="float" office:value="68">
            <text:p>68</text:p>
          </table:table-cell>
          <table:table-cell/>
          <table:table-cell table:formula="of:=[.E7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9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786];SEARCH(&quot;,&quot;;[Entrada.A786])-1))" office:value-type="float" office:value="18">
            <text:p>18</text:p>
          </table:table-cell>
          <table:table-cell table:formula="of:=VALUE(MID([Entrada.A786];SEARCH(&quot;,&quot;;[Entrada.A786])+1;100))" office:value-type="float" office:value="8">
            <text:p>8</text:p>
          </table:table-cell>
          <table:table-cell table:formula="of:=[Entrada.C786]" office:value-type="float" office:value="19">
            <text:p>19</text:p>
          </table:table-cell>
          <table:table-cell table:formula="of:=[Entrada.D786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780]*[.E780]" office:value-type="float" office:value="84">
            <text:p>84</text:p>
          </table:table-cell>
          <table:table-cell/>
          <table:table-cell table:formula="of:=[.E7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0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787];SEARCH(&quot;,&quot;;[Entrada.A787])-1))" office:value-type="float" office:value="40">
            <text:p>40</text:p>
          </table:table-cell>
          <table:table-cell table:formula="of:=VALUE(MID([Entrada.A787];SEARCH(&quot;,&quot;;[Entrada.A787])+1;100))" office:value-type="float" office:value="37">
            <text:p>37</text:p>
          </table:table-cell>
          <table:table-cell table:formula="of:=[Entrada.C787]" office:value-type="float" office:value="27">
            <text:p>27</text:p>
          </table:table-cell>
          <table:table-cell table:formula="of:=[Entrada.D787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781]*[.E781]" office:value-type="float" office:value="76">
            <text:p>76</text:p>
          </table:table-cell>
          <table:table-cell/>
          <table:table-cell table:formula="of:=[.E7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1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788];SEARCH(&quot;,&quot;;[Entrada.A788])-1))" office:value-type="float" office:value="8">
            <text:p>8</text:p>
          </table:table-cell>
          <table:table-cell table:formula="of:=VALUE(MID([Entrada.A788];SEARCH(&quot;,&quot;;[Entrada.A788])+1;100))" office:value-type="float" office:value="14">
            <text:p>14</text:p>
          </table:table-cell>
          <table:table-cell table:formula="of:=[Entrada.C788]" office:value-type="float" office:value="13">
            <text:p>13</text:p>
          </table:table-cell>
          <table:table-cell table:formula="of:=[Entrada.D788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782]*[.E782]" office:value-type="float" office:value="36">
            <text:p>36</text:p>
          </table:table-cell>
          <table:table-cell/>
          <table:table-cell table:formula="of:=[.E7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2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789];SEARCH(&quot;,&quot;;[Entrada.A789])-1))" office:value-type="float" office:value="33">
            <text:p>33</text:p>
          </table:table-cell>
          <table:table-cell table:formula="of:=VALUE(MID([Entrada.A789];SEARCH(&quot;,&quot;;[Entrada.A789])+1;100))" office:value-type="float" office:value="26">
            <text:p>26</text:p>
          </table:table-cell>
          <table:table-cell table:formula="of:=[Entrada.C789]" office:value-type="float" office:value="37">
            <text:p>37</text:p>
          </table:table-cell>
          <table:table-cell table:formula="of:=[Entrada.D789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783]*[.E783]" office:value-type="float" office:value="176">
            <text:p>176</text:p>
          </table:table-cell>
          <table:table-cell/>
          <table:table-cell table:formula="of:=[.E7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3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790];SEARCH(&quot;,&quot;;[Entrada.A790])-1))" office:value-type="float" office:value="39">
            <text:p>39</text:p>
          </table:table-cell>
          <table:table-cell table:formula="of:=VALUE(MID([Entrada.A790];SEARCH(&quot;,&quot;;[Entrada.A790])+1;100))" office:value-type="float" office:value="36">
            <text:p>36</text:p>
          </table:table-cell>
          <table:table-cell table:formula="of:=[Entrada.C790]" office:value-type="float" office:value="31">
            <text:p>31</text:p>
          </table:table-cell>
          <table:table-cell table:formula="of:=[Entrada.D790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784]*[.E784]" office:value-type="float" office:value="56">
            <text:p>56</text:p>
          </table:table-cell>
          <table:table-cell/>
          <table:table-cell table:formula="of:=[.E7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4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791];SEARCH(&quot;,&quot;;[Entrada.A791])-1))" office:value-type="float" office:value="9">
            <text:p>9</text:p>
          </table:table-cell>
          <table:table-cell table:formula="of:=VALUE(MID([Entrada.A791];SEARCH(&quot;,&quot;;[Entrada.A791])+1;100))" office:value-type="float" office:value="17">
            <text:p>17</text:p>
          </table:table-cell>
          <table:table-cell table:formula="of:=[Entrada.C791]" office:value-type="float" office:value="37">
            <text:p>37</text:p>
          </table:table-cell>
          <table:table-cell table:formula="of:=[Entrada.D791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785]*[.E785]" office:value-type="float" office:value="108">
            <text:p>108</text:p>
          </table:table-cell>
          <table:table-cell/>
          <table:table-cell table:formula="of:=[.E7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5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792];SEARCH(&quot;,&quot;;[Entrada.A792])-1))" office:value-type="float" office:value="12">
            <text:p>12</text:p>
          </table:table-cell>
          <table:table-cell table:formula="of:=VALUE(MID([Entrada.A792];SEARCH(&quot;,&quot;;[Entrada.A792])+1;100))" office:value-type="float" office:value="10">
            <text:p>10</text:p>
          </table:table-cell>
          <table:table-cell table:formula="of:=[Entrada.C792]" office:value-type="float" office:value="18">
            <text:p>18</text:p>
          </table:table-cell>
          <table:table-cell table:formula="of:=[Entrada.D792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786]*[.E786]" office:value-type="float" office:value="136">
            <text:p>136</text:p>
          </table:table-cell>
          <table:table-cell/>
          <table:table-cell table:formula="of:=[.E7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6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793];SEARCH(&quot;,&quot;;[Entrada.A793])-1))" office:value-type="float" office:value="37">
            <text:p>37</text:p>
          </table:table-cell>
          <table:table-cell table:formula="of:=VALUE(MID([Entrada.A793];SEARCH(&quot;,&quot;;[Entrada.A793])+1;100))" office:value-type="float" office:value="30">
            <text:p>30</text:p>
          </table:table-cell>
          <table:table-cell table:formula="of:=[Entrada.C793]" office:value-type="float" office:value="24">
            <text:p>24</text:p>
          </table:table-cell>
          <table:table-cell table:formula="of:=[Entrada.D793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787]*[.E787]" office:value-type="float" office:value="188">
            <text:p>188</text:p>
          </table:table-cell>
          <table:table-cell/>
          <table:table-cell table:formula="of:=[.E7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7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794];SEARCH(&quot;,&quot;;[Entrada.A794])-1))" office:value-type="float" office:value="2">
            <text:p>2</text:p>
          </table:table-cell>
          <table:table-cell table:formula="of:=VALUE(MID([Entrada.A794];SEARCH(&quot;,&quot;;[Entrada.A794])+1;100))" office:value-type="float" office:value="16">
            <text:p>16</text:p>
          </table:table-cell>
          <table:table-cell table:formula="of:=[Entrada.C794]" office:value-type="float" office:value="39">
            <text:p>39</text:p>
          </table:table-cell>
          <table:table-cell table:formula="of:=[Entrada.D794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788]*[.E788]" office:value-type="float" office:value="60">
            <text:p>60</text:p>
          </table:table-cell>
          <table:table-cell/>
          <table:table-cell table:formula="of:=[.E7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8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795];SEARCH(&quot;,&quot;;[Entrada.A795])-1))" office:value-type="float" office:value="27">
            <text:p>27</text:p>
          </table:table-cell>
          <table:table-cell table:formula="of:=VALUE(MID([Entrada.A795];SEARCH(&quot;,&quot;;[Entrada.A795])+1;100))" office:value-type="float" office:value="24">
            <text:p>24</text:p>
          </table:table-cell>
          <table:table-cell table:formula="of:=[Entrada.C795]" office:value-type="float" office:value="38">
            <text:p>38</text:p>
          </table:table-cell>
          <table:table-cell table:formula="of:=[Entrada.D795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789]*[.E789]" office:value-type="float" office:value="128">
            <text:p>128</text:p>
          </table:table-cell>
          <table:table-cell/>
          <table:table-cell table:formula="of:=[.E7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9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796];SEARCH(&quot;,&quot;;[Entrada.A796])-1))" office:value-type="float" office:value="3">
            <text:p>3</text:p>
          </table:table-cell>
          <table:table-cell table:formula="of:=VALUE(MID([Entrada.A796];SEARCH(&quot;,&quot;;[Entrada.A796])+1;100))" office:value-type="float" office:value="19">
            <text:p>19</text:p>
          </table:table-cell>
          <table:table-cell table:formula="of:=[Entrada.C796]" office:value-type="float" office:value="16">
            <text:p>16</text:p>
          </table:table-cell>
          <table:table-cell table:formula="of:=[Entrada.D796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790]*[.E790]" office:value-type="float" office:value="68">
            <text:p>68</text:p>
          </table:table-cell>
          <table:table-cell/>
          <table:table-cell table:formula="of:=[.E7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0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797];SEARCH(&quot;,&quot;;[Entrada.A797])-1))" office:value-type="float" office:value="25">
            <text:p>25</text:p>
          </table:table-cell>
          <table:table-cell table:formula="of:=VALUE(MID([Entrada.A797];SEARCH(&quot;,&quot;;[Entrada.A797])+1;100))" office:value-type="float" office:value="34">
            <text:p>34</text:p>
          </table:table-cell>
          <table:table-cell table:formula="of:=[Entrada.C797]" office:value-type="float" office:value="14">
            <text:p>14</text:p>
          </table:table-cell>
          <table:table-cell table:formula="of:=[Entrada.D797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791]*[.E791]" office:value-type="float" office:value="68">
            <text:p>68</text:p>
          </table:table-cell>
          <table:table-cell/>
          <table:table-cell table:formula="of:=[.E7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1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798];SEARCH(&quot;,&quot;;[Entrada.A798])-1))" office:value-type="float" office:value="6">
            <text:p>6</text:p>
          </table:table-cell>
          <table:table-cell table:formula="of:=VALUE(MID([Entrada.A798];SEARCH(&quot;,&quot;;[Entrada.A798])+1;100))" office:value-type="float" office:value="12">
            <text:p>12</text:p>
          </table:table-cell>
          <table:table-cell table:formula="of:=[Entrada.C798]" office:value-type="float" office:value="7">
            <text:p>7</text:p>
          </table:table-cell>
          <table:table-cell table:formula="of:=[Entrada.D798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792]*[.E792]" office:value-type="float" office:value="200">
            <text:p>200</text:p>
          </table:table-cell>
          <table:table-cell/>
          <table:table-cell table:formula="of:=[.E7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2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799];SEARCH(&quot;,&quot;;[Entrada.A799])-1))" office:value-type="float" office:value="31">
            <text:p>31</text:p>
          </table:table-cell>
          <table:table-cell table:formula="of:=VALUE(MID([Entrada.A799];SEARCH(&quot;,&quot;;[Entrada.A799])+1;100))" office:value-type="float" office:value="28">
            <text:p>28</text:p>
          </table:table-cell>
          <table:table-cell table:formula="of:=[Entrada.C799]" office:value-type="float" office:value="31">
            <text:p>31</text:p>
          </table:table-cell>
          <table:table-cell table:formula="of:=[Entrada.D799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793]*[.E793]" office:value-type="float" office:value="176">
            <text:p>176</text:p>
          </table:table-cell>
          <table:table-cell/>
          <table:table-cell table:formula="of:=[.E7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3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800];SEARCH(&quot;,&quot;;[Entrada.A800])-1))" office:value-type="float" office:value="21">
            <text:p>21</text:p>
          </table:table-cell>
          <table:table-cell table:formula="of:=VALUE(MID([Entrada.A800];SEARCH(&quot;,&quot;;[Entrada.A800])+1;100))" office:value-type="float" office:value="22">
            <text:p>22</text:p>
          </table:table-cell>
          <table:table-cell table:formula="of:=[Entrada.C800]" office:value-type="float" office:value="29">
            <text:p>29</text:p>
          </table:table-cell>
          <table:table-cell table:formula="of:=[Entrada.D800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794]*[.E794]" office:value-type="float" office:value="184">
            <text:p>184</text:p>
          </table:table-cell>
          <table:table-cell/>
          <table:table-cell table:formula="of:=[.E7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4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801];SEARCH(&quot;,&quot;;[Entrada.A801])-1))" office:value-type="float" office:value="7">
            <text:p>7</text:p>
          </table:table-cell>
          <table:table-cell table:formula="of:=VALUE(MID([Entrada.A801];SEARCH(&quot;,&quot;;[Entrada.A801])+1;100))" office:value-type="float" office:value="39">
            <text:p>39</text:p>
          </table:table-cell>
          <table:table-cell table:formula="of:=[Entrada.C801]" office:value-type="float" office:value="27">
            <text:p>27</text:p>
          </table:table-cell>
          <table:table-cell table:formula="of:=[Entrada.D801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795]*[.E795]" office:value-type="float" office:value="156">
            <text:p>156</text:p>
          </table:table-cell>
          <table:table-cell/>
          <table:table-cell table:formula="of:=[.E7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5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802];SEARCH(&quot;,&quot;;[Entrada.A802])-1))" office:value-type="float" office:value="33">
            <text:p>33</text:p>
          </table:table-cell>
          <table:table-cell table:formula="of:=VALUE(MID([Entrada.A802];SEARCH(&quot;,&quot;;[Entrada.A802])+1;100))" office:value-type="float" office:value="19">
            <text:p>19</text:p>
          </table:table-cell>
          <table:table-cell table:formula="of:=[Entrada.C802]" office:value-type="float" office:value="15">
            <text:p>15</text:p>
          </table:table-cell>
          <table:table-cell table:formula="of:=[Entrada.D802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796]*[.E796]" office:value-type="float" office:value="80">
            <text:p>80</text:p>
          </table:table-cell>
          <table:table-cell/>
          <table:table-cell table:formula="of:=[.E7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6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803];SEARCH(&quot;,&quot;;[Entrada.A803])-1))" office:value-type="float" office:value="9">
            <text:p>9</text:p>
          </table:table-cell>
          <table:table-cell table:formula="of:=VALUE(MID([Entrada.A803];SEARCH(&quot;,&quot;;[Entrada.A803])+1;100))" office:value-type="float" office:value="26">
            <text:p>26</text:p>
          </table:table-cell>
          <table:table-cell table:formula="of:=[Entrada.C803]" office:value-type="float" office:value="40">
            <text:p>40</text:p>
          </table:table-cell>
          <table:table-cell table:formula="of:=[Entrada.D803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797]*[.E797]" office:value-type="float" office:value="80">
            <text:p>80</text:p>
          </table:table-cell>
          <table:table-cell/>
          <table:table-cell table:formula="of:=[.E7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7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804];SEARCH(&quot;,&quot;;[Entrada.A804])-1))" office:value-type="float" office:value="12">
            <text:p>12</text:p>
          </table:table-cell>
          <table:table-cell table:formula="of:=VALUE(MID([Entrada.A804];SEARCH(&quot;,&quot;;[Entrada.A804])+1;100))" office:value-type="float" office:value="1">
            <text:p>1</text:p>
          </table:table-cell>
          <table:table-cell table:formula="of:=[Entrada.C804]" office:value-type="float" office:value="30">
            <text:p>30</text:p>
          </table:table-cell>
          <table:table-cell table:formula="of:=[Entrada.D804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798]*[.E798]" office:value-type="float" office:value="68">
            <text:p>68</text:p>
          </table:table-cell>
          <table:table-cell/>
          <table:table-cell table:formula="of:=[.E7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8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805];SEARCH(&quot;,&quot;;[Entrada.A805])-1))" office:value-type="float" office:value="15">
            <text:p>15</text:p>
          </table:table-cell>
          <table:table-cell table:formula="of:=VALUE(MID([Entrada.A805];SEARCH(&quot;,&quot;;[Entrada.A805])+1;100))" office:value-type="float" office:value="20">
            <text:p>20</text:p>
          </table:table-cell>
          <table:table-cell table:formula="of:=[Entrada.C805]" office:value-type="float" office:value="35">
            <text:p>35</text:p>
          </table:table-cell>
          <table:table-cell table:formula="of:=[Entrada.D805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799]*[.E799]" office:value-type="float" office:value="92">
            <text:p>92</text:p>
          </table:table-cell>
          <table:table-cell/>
          <table:table-cell table:formula="of:=[.E7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9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806];SEARCH(&quot;,&quot;;[Entrada.A806])-1))" office:value-type="float" office:value="37">
            <text:p>37</text:p>
          </table:table-cell>
          <table:table-cell table:formula="of:=VALUE(MID([Entrada.A806];SEARCH(&quot;,&quot;;[Entrada.A806])+1;100))" office:value-type="float" office:value="7">
            <text:p>7</text:p>
          </table:table-cell>
          <table:table-cell table:formula="of:=[Entrada.C806]" office:value-type="float" office:value="39">
            <text:p>39</text:p>
          </table:table-cell>
          <table:table-cell table:formula="of:=[Entrada.D806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800]*[.E800]" office:value-type="float" office:value="100">
            <text:p>100</text:p>
          </table:table-cell>
          <table:table-cell/>
          <table:table-cell table:formula="of:=[.E8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0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807];SEARCH(&quot;,&quot;;[Entrada.A807])-1))" office:value-type="float" office:value="24">
            <text:p>24</text:p>
          </table:table-cell>
          <table:table-cell table:formula="of:=VALUE(MID([Entrada.A807];SEARCH(&quot;,&quot;;[Entrada.A807])+1;100))" office:value-type="float" office:value="4">
            <text:p>4</text:p>
          </table:table-cell>
          <table:table-cell table:formula="of:=[Entrada.C807]" office:value-type="float" office:value="14">
            <text:p>14</text:p>
          </table:table-cell>
          <table:table-cell table:formula="of:=[Entrada.D807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801]*[.E801]" office:value-type="float" office:value="24">
            <text:p>24</text:p>
          </table:table-cell>
          <table:table-cell/>
          <table:table-cell table:formula="of:=[.E8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1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808];SEARCH(&quot;,&quot;;[Entrada.A808])-1))" office:value-type="float" office:value="27">
            <text:p>27</text:p>
          </table:table-cell>
          <table:table-cell table:formula="of:=VALUE(MID([Entrada.A808];SEARCH(&quot;,&quot;;[Entrada.A808])+1;100))" office:value-type="float" office:value="17">
            <text:p>17</text:p>
          </table:table-cell>
          <table:table-cell table:formula="of:=[Entrada.C808]" office:value-type="float" office:value="18">
            <text:p>18</text:p>
          </table:table-cell>
          <table:table-cell table:formula="of:=[Entrada.D808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802]*[.E802]" office:value-type="float" office:value="164">
            <text:p>164</text:p>
          </table:table-cell>
          <table:table-cell/>
          <table:table-cell table:formula="of:=[.E8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2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809];SEARCH(&quot;,&quot;;[Entrada.A809])-1))" office:value-type="float" office:value="13">
            <text:p>13</text:p>
          </table:table-cell>
          <table:table-cell table:formula="of:=VALUE(MID([Entrada.A809];SEARCH(&quot;,&quot;;[Entrada.A809])+1;100))" office:value-type="float" office:value="30">
            <text:p>30</text:p>
          </table:table-cell>
          <table:table-cell table:formula="of:=[Entrada.C809]" office:value-type="float" office:value="30">
            <text:p>30</text:p>
          </table:table-cell>
          <table:table-cell table:formula="of:=[Entrada.D809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803]*[.E803]" office:value-type="float" office:value="20">
            <text:p>20</text:p>
          </table:table-cell>
          <table:table-cell/>
          <table:table-cell table:formula="of:=[.E8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3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810];SEARCH(&quot;,&quot;;[Entrada.A810])-1))" office:value-type="float" office:value="3">
            <text:p>3</text:p>
          </table:table-cell>
          <table:table-cell table:formula="of:=VALUE(MID([Entrada.A810];SEARCH(&quot;,&quot;;[Entrada.A810])+1;100))" office:value-type="float" office:value="24">
            <text:p>24</text:p>
          </table:table-cell>
          <table:table-cell table:formula="of:=[Entrada.C810]" office:value-type="float" office:value="39">
            <text:p>39</text:p>
          </table:table-cell>
          <table:table-cell table:formula="of:=[Entrada.D810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804]*[.E804]" office:value-type="float" office:value="184">
            <text:p>184</text:p>
          </table:table-cell>
          <table:table-cell/>
          <table:table-cell table:formula="of:=[.E8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4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811];SEARCH(&quot;,&quot;;[Entrada.A811])-1))" office:value-type="float" office:value="6">
            <text:p>6</text:p>
          </table:table-cell>
          <table:table-cell table:formula="of:=VALUE(MID([Entrada.A811];SEARCH(&quot;,&quot;;[Entrada.A811])+1;100))" office:value-type="float" office:value="7">
            <text:p>7</text:p>
          </table:table-cell>
          <table:table-cell table:formula="of:=[Entrada.C811]" office:value-type="float" office:value="22">
            <text:p>22</text:p>
          </table:table-cell>
          <table:table-cell table:formula="of:=[Entrada.D811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805]*[.E805]" office:value-type="float" office:value="168">
            <text:p>168</text:p>
          </table:table-cell>
          <table:table-cell/>
          <table:table-cell table:formula="of:=[.E8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5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812];SEARCH(&quot;,&quot;;[Entrada.A812])-1))" office:value-type="float" office:value="31">
            <text:p>31</text:p>
          </table:table-cell>
          <table:table-cell table:formula="of:=VALUE(MID([Entrada.A812];SEARCH(&quot;,&quot;;[Entrada.A812])+1;100))" office:value-type="float" office:value="5">
            <text:p>5</text:p>
          </table:table-cell>
          <table:table-cell table:formula="of:=[Entrada.C812]" office:value-type="float" office:value="9">
            <text:p>9</text:p>
          </table:table-cell>
          <table:table-cell table:formula="of:=[Entrada.D812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806]*[.E806]" office:value-type="float" office:value="200">
            <text:p>200</text:p>
          </table:table-cell>
          <table:table-cell/>
          <table:table-cell table:formula="of:=[.E8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6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813];SEARCH(&quot;,&quot;;[Entrada.A813])-1))" office:value-type="float" office:value="40">
            <text:p>40</text:p>
          </table:table-cell>
          <table:table-cell table:formula="of:=VALUE(MID([Entrada.A813];SEARCH(&quot;,&quot;;[Entrada.A813])+1;100))" office:value-type="float" office:value="19">
            <text:p>19</text:p>
          </table:table-cell>
          <table:table-cell table:formula="of:=[Entrada.C813]" office:value-type="float" office:value="28">
            <text:p>28</text:p>
          </table:table-cell>
          <table:table-cell table:formula="of:=[Entrada.D813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807]*[.E807]" office:value-type="float" office:value="164">
            <text:p>164</text:p>
          </table:table-cell>
          <table:table-cell/>
          <table:table-cell table:formula="of:=[.E8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7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814];SEARCH(&quot;,&quot;;[Entrada.A814])-1))" office:value-type="float" office:value="21">
            <text:p>21</text:p>
          </table:table-cell>
          <table:table-cell table:formula="of:=VALUE(MID([Entrada.A814];SEARCH(&quot;,&quot;;[Entrada.A814])+1;100))" office:value-type="float" office:value="31">
            <text:p>31</text:p>
          </table:table-cell>
          <table:table-cell table:formula="of:=[Entrada.C814]" office:value-type="float" office:value="32">
            <text:p>32</text:p>
          </table:table-cell>
          <table:table-cell table:formula="of:=[Entrada.D814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808]*[.E808]" office:value-type="float" office:value="100">
            <text:p>100</text:p>
          </table:table-cell>
          <table:table-cell/>
          <table:table-cell table:formula="of:=[.E8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8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815];SEARCH(&quot;,&quot;;[Entrada.A815])-1))" office:value-type="float" office:value="7">
            <text:p>7</text:p>
          </table:table-cell>
          <table:table-cell table:formula="of:=VALUE(MID([Entrada.A815];SEARCH(&quot;,&quot;;[Entrada.A815])+1;100))" office:value-type="float" office:value="28">
            <text:p>28</text:p>
          </table:table-cell>
          <table:table-cell table:formula="of:=[Entrada.C815]" office:value-type="float" office:value="21">
            <text:p>21</text:p>
          </table:table-cell>
          <table:table-cell table:formula="of:=[Entrada.D815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809]*[.E809]" office:value-type="float" office:value="160">
            <text:p>160</text:p>
          </table:table-cell>
          <table:table-cell/>
          <table:table-cell table:formula="of:=[.E8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9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816];SEARCH(&quot;,&quot;;[Entrada.A816])-1))" office:value-type="float" office:value="33">
            <text:p>33</text:p>
          </table:table-cell>
          <table:table-cell table:formula="of:=VALUE(MID([Entrada.A816];SEARCH(&quot;,&quot;;[Entrada.A816])+1;100))" office:value-type="float" office:value="20">
            <text:p>20</text:p>
          </table:table-cell>
          <table:table-cell table:formula="of:=[Entrada.C816]" office:value-type="float" office:value="39">
            <text:p>39</text:p>
          </table:table-cell>
          <table:table-cell table:formula="of:=[Entrada.D816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810]*[.E810]" office:value-type="float" office:value="48">
            <text:p>48</text:p>
          </table:table-cell>
          <table:table-cell/>
          <table:table-cell table:formula="of:=[.E8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0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817];SEARCH(&quot;,&quot;;[Entrada.A817])-1))" office:value-type="float" office:value="34">
            <text:p>34</text:p>
          </table:table-cell>
          <table:table-cell table:formula="of:=VALUE(MID([Entrada.A817];SEARCH(&quot;,&quot;;[Entrada.A817])+1;100))" office:value-type="float" office:value="13">
            <text:p>13</text:p>
          </table:table-cell>
          <table:table-cell table:formula="of:=[Entrada.C817]" office:value-type="float" office:value="23">
            <text:p>23</text:p>
          </table:table-cell>
          <table:table-cell table:formula="of:=[Entrada.D817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811]*[.E811]" office:value-type="float" office:value="148">
            <text:p>148</text:p>
          </table:table-cell>
          <table:table-cell/>
          <table:table-cell table:formula="of:=[.E8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1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818];SEARCH(&quot;,&quot;;[Entrada.A818])-1))" office:value-type="float" office:value="15">
            <text:p>15</text:p>
          </table:table-cell>
          <table:table-cell table:formula="of:=VALUE(MID([Entrada.A818];SEARCH(&quot;,&quot;;[Entrada.A818])+1;100))" office:value-type="float" office:value="29">
            <text:p>29</text:p>
          </table:table-cell>
          <table:table-cell table:formula="of:=[Entrada.C818]" office:value-type="float" office:value="33">
            <text:p>33</text:p>
          </table:table-cell>
          <table:table-cell table:formula="of:=[Entrada.D818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812]*[.E812]" office:value-type="float" office:value="164">
            <text:p>164</text:p>
          </table:table-cell>
          <table:table-cell/>
          <table:table-cell table:formula="of:=[.E8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2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819];SEARCH(&quot;,&quot;;[Entrada.A819])-1))" office:value-type="float" office:value="24">
            <text:p>24</text:p>
          </table:table-cell>
          <table:table-cell table:formula="of:=VALUE(MID([Entrada.A819];SEARCH(&quot;,&quot;;[Entrada.A819])+1;100))" office:value-type="float" office:value="11">
            <text:p>11</text:p>
          </table:table-cell>
          <table:table-cell table:formula="of:=[Entrada.C819]" office:value-type="float" office:value="25">
            <text:p>25</text:p>
          </table:table-cell>
          <table:table-cell table:formula="of:=[Entrada.D819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813]*[.E813]" office:value-type="float" office:value="100">
            <text:p>100</text:p>
          </table:table-cell>
          <table:table-cell/>
          <table:table-cell table:formula="of:=[.E8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3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820];SEARCH(&quot;,&quot;;[Entrada.A820])-1))" office:value-type="float" office:value="27">
            <text:p>27</text:p>
          </table:table-cell>
          <table:table-cell table:formula="of:=VALUE(MID([Entrada.A820];SEARCH(&quot;,&quot;;[Entrada.A820])+1;100))" office:value-type="float" office:value="22">
            <text:p>22</text:p>
          </table:table-cell>
          <table:table-cell table:formula="of:=[Entrada.C820]" office:value-type="float" office:value="5">
            <text:p>5</text:p>
          </table:table-cell>
          <table:table-cell table:formula="of:=[Entrada.D820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814]*[.E814]" office:value-type="float" office:value="176">
            <text:p>176</text:p>
          </table:table-cell>
          <table:table-cell/>
          <table:table-cell table:formula="of:=[.E8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4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821];SEARCH(&quot;,&quot;;[Entrada.A821])-1))" office:value-type="float" office:value="13">
            <text:p>13</text:p>
          </table:table-cell>
          <table:table-cell table:formula="of:=VALUE(MID([Entrada.A821];SEARCH(&quot;,&quot;;[Entrada.A821])+1;100))" office:value-type="float" office:value="23">
            <text:p>23</text:p>
          </table:table-cell>
          <table:table-cell table:formula="of:=[Entrada.C821]" office:value-type="float" office:value="39">
            <text:p>39</text:p>
          </table:table-cell>
          <table:table-cell table:formula="of:=[Entrada.D821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815]*[.E815]" office:value-type="float" office:value="60">
            <text:p>60</text:p>
          </table:table-cell>
          <table:table-cell/>
          <table:table-cell table:formula="of:=[.E8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5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822];SEARCH(&quot;,&quot;;[Entrada.A822])-1))" office:value-type="float" office:value="3">
            <text:p>3</text:p>
          </table:table-cell>
          <table:table-cell table:formula="of:=VALUE(MID([Entrada.A822];SEARCH(&quot;,&quot;;[Entrada.A822])+1;100))" office:value-type="float" office:value="1">
            <text:p>1</text:p>
          </table:table-cell>
          <table:table-cell table:formula="of:=[Entrada.C822]" office:value-type="float" office:value="7">
            <text:p>7</text:p>
          </table:table-cell>
          <table:table-cell table:formula="of:=[Entrada.D822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816]*[.E816]" office:value-type="float" office:value="152">
            <text:p>152</text:p>
          </table:table-cell>
          <table:table-cell/>
          <table:table-cell table:formula="of:=[.E8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6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823];SEARCH(&quot;,&quot;;[Entrada.A823])-1))" office:value-type="float" office:value="28">
            <text:p>28</text:p>
          </table:table-cell>
          <table:table-cell table:formula="of:=VALUE(MID([Entrada.A823];SEARCH(&quot;,&quot;;[Entrada.A823])+1;100))" office:value-type="float" office:value="15">
            <text:p>15</text:p>
          </table:table-cell>
          <table:table-cell table:formula="of:=[Entrada.C823]" office:value-type="float" office:value="17">
            <text:p>17</text:p>
          </table:table-cell>
          <table:table-cell table:formula="of:=[Entrada.D823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817]*[.E817]" office:value-type="float" office:value="192">
            <text:p>192</text:p>
          </table:table-cell>
          <table:table-cell/>
          <table:table-cell table:formula="of:=[.E8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7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824];SEARCH(&quot;,&quot;;[Entrada.A824])-1))" office:value-type="float" office:value="31">
            <text:p>31</text:p>
          </table:table-cell>
          <table:table-cell table:formula="of:=VALUE(MID([Entrada.A824];SEARCH(&quot;,&quot;;[Entrada.A824])+1;100))" office:value-type="float" office:value="2">
            <text:p>2</text:p>
          </table:table-cell>
          <table:table-cell table:formula="of:=[Entrada.C824]" office:value-type="float" office:value="32">
            <text:p>32</text:p>
          </table:table-cell>
          <table:table-cell table:formula="of:=[Entrada.D824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818]*[.E818]" office:value-type="float" office:value="68">
            <text:p>68</text:p>
          </table:table-cell>
          <table:table-cell/>
          <table:table-cell table:formula="of:=[.E8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8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825];SEARCH(&quot;,&quot;;[Entrada.A825])-1))" office:value-type="float" office:value="21">
            <text:p>21</text:p>
          </table:table-cell>
          <table:table-cell table:formula="of:=VALUE(MID([Entrada.A825];SEARCH(&quot;,&quot;;[Entrada.A825])+1;100))" office:value-type="float" office:value="24">
            <text:p>24</text:p>
          </table:table-cell>
          <table:table-cell table:formula="of:=[Entrada.C825]" office:value-type="float" office:value="24">
            <text:p>24</text:p>
          </table:table-cell>
          <table:table-cell table:formula="of:=[Entrada.D825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819]*[.E819]" office:value-type="float" office:value="200">
            <text:p>200</text:p>
          </table:table-cell>
          <table:table-cell/>
          <table:table-cell table:formula="of:=[.E8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9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826];SEARCH(&quot;,&quot;;[Entrada.A826])-1))" office:value-type="float" office:value="4">
            <text:p>4</text:p>
          </table:table-cell>
          <table:table-cell table:formula="of:=VALUE(MID([Entrada.A826];SEARCH(&quot;,&quot;;[Entrada.A826])+1;100))" office:value-type="float" office:value="32">
            <text:p>32</text:p>
          </table:table-cell>
          <table:table-cell table:formula="of:=[Entrada.C826]" office:value-type="float" office:value="23">
            <text:p>23</text:p>
          </table:table-cell>
          <table:table-cell table:formula="of:=[Entrada.D826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820]*[.E820]" office:value-type="float" office:value="36">
            <text:p>36</text:p>
          </table:table-cell>
          <table:table-cell/>
          <table:table-cell table:formula="of:=[.E8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0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827];SEARCH(&quot;,&quot;;[Entrada.A827])-1))" office:value-type="float" office:value="8">
            <text:p>8</text:p>
          </table:table-cell>
          <table:table-cell table:formula="of:=VALUE(MID([Entrada.A827];SEARCH(&quot;,&quot;;[Entrada.A827])+1;100))" office:value-type="float" office:value="35">
            <text:p>35</text:p>
          </table:table-cell>
          <table:table-cell table:formula="of:=[Entrada.C827]" office:value-type="float" office:value="11">
            <text:p>11</text:p>
          </table:table-cell>
          <table:table-cell table:formula="of:=[Entrada.D827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821]*[.E821]" office:value-type="float" office:value="20">
            <text:p>20</text:p>
          </table:table-cell>
          <table:table-cell/>
          <table:table-cell table:formula="of:=[.E8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1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828];SEARCH(&quot;,&quot;;[Entrada.A828])-1))" office:value-type="float" office:value="7">
            <text:p>7</text:p>
          </table:table-cell>
          <table:table-cell table:formula="of:=VALUE(MID([Entrada.A828];SEARCH(&quot;,&quot;;[Entrada.A828])+1;100))" office:value-type="float" office:value="21">
            <text:p>21</text:p>
          </table:table-cell>
          <table:table-cell table:formula="of:=[Entrada.C828]" office:value-type="float" office:value="37">
            <text:p>37</text:p>
          </table:table-cell>
          <table:table-cell table:formula="of:=[Entrada.D828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822]*[.E822]" office:value-type="float" office:value="28">
            <text:p>28</text:p>
          </table:table-cell>
          <table:table-cell/>
          <table:table-cell table:formula="of:=[.E8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2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829];SEARCH(&quot;,&quot;;[Entrada.A829])-1))" office:value-type="float" office:value="16">
            <text:p>16</text:p>
          </table:table-cell>
          <table:table-cell table:formula="of:=VALUE(MID([Entrada.A829];SEARCH(&quot;,&quot;;[Entrada.A829])+1;100))" office:value-type="float" office:value="35">
            <text:p>35</text:p>
          </table:table-cell>
          <table:table-cell table:formula="of:=[Entrada.C829]" office:value-type="float" office:value="15">
            <text:p>15</text:p>
          </table:table-cell>
          <table:table-cell table:formula="of:=[Entrada.D829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823]*[.E823]" office:value-type="float" office:value="156">
            <text:p>156</text:p>
          </table:table-cell>
          <table:table-cell/>
          <table:table-cell table:formula="of:=[.E8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3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830];SEARCH(&quot;,&quot;;[Entrada.A830])-1))" office:value-type="float" office:value="22">
            <text:p>22</text:p>
          </table:table-cell>
          <table:table-cell table:formula="of:=VALUE(MID([Entrada.A830];SEARCH(&quot;,&quot;;[Entrada.A830])+1;100))" office:value-type="float" office:value="9">
            <text:p>9</text:p>
          </table:table-cell>
          <table:table-cell table:formula="of:=[Entrada.C830]" office:value-type="float" office:value="23">
            <text:p>23</text:p>
          </table:table-cell>
          <table:table-cell table:formula="of:=[Entrada.D830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824]*[.E824]" office:value-type="float" office:value="124">
            <text:p>124</text:p>
          </table:table-cell>
          <table:table-cell/>
          <table:table-cell table:formula="of:=[.E8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4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831];SEARCH(&quot;,&quot;;[Entrada.A831])-1))" office:value-type="float" office:value="9">
            <text:p>9</text:p>
          </table:table-cell>
          <table:table-cell table:formula="of:=VALUE(MID([Entrada.A831];SEARCH(&quot;,&quot;;[Entrada.A831])+1;100))" office:value-type="float" office:value="4">
            <text:p>4</text:p>
          </table:table-cell>
          <table:table-cell table:formula="of:=[Entrada.C831]" office:value-type="float" office:value="33">
            <text:p>33</text:p>
          </table:table-cell>
          <table:table-cell table:formula="of:=[Entrada.D831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825]*[.E825]" office:value-type="float" office:value="52">
            <text:p>52</text:p>
          </table:table-cell>
          <table:table-cell/>
          <table:table-cell table:formula="of:=[.E8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5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832];SEARCH(&quot;,&quot;;[Entrada.A832])-1))" office:value-type="float" office:value="34">
            <text:p>34</text:p>
          </table:table-cell>
          <table:table-cell table:formula="of:=VALUE(MID([Entrada.A832];SEARCH(&quot;,&quot;;[Entrada.A832])+1;100))" office:value-type="float" office:value="4">
            <text:p>4</text:p>
          </table:table-cell>
          <table:table-cell table:formula="of:=[Entrada.C832]" office:value-type="float" office:value="13">
            <text:p>13</text:p>
          </table:table-cell>
          <table:table-cell table:formula="of:=[Entrada.D832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826]*[.E826]" office:value-type="float" office:value="168">
            <text:p>168</text:p>
          </table:table-cell>
          <table:table-cell/>
          <table:table-cell table:formula="of:=[.E8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6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833];SEARCH(&quot;,&quot;;[Entrada.A833])-1))" office:value-type="float" office:value="15">
            <text:p>15</text:p>
          </table:table-cell>
          <table:table-cell table:formula="of:=VALUE(MID([Entrada.A833];SEARCH(&quot;,&quot;;[Entrada.A833])+1;100))" office:value-type="float" office:value="26">
            <text:p>26</text:p>
          </table:table-cell>
          <table:table-cell table:formula="of:=[Entrada.C833]" office:value-type="float" office:value="12">
            <text:p>12</text:p>
          </table:table-cell>
          <table:table-cell table:formula="of:=[Entrada.D833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827]*[.E827]" office:value-type="float" office:value="200">
            <text:p>200</text:p>
          </table:table-cell>
          <table:table-cell/>
          <table:table-cell table:formula="of:=[.E8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7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834];SEARCH(&quot;,&quot;;[Entrada.A834])-1))" office:value-type="float" office:value="37">
            <text:p>37</text:p>
          </table:table-cell>
          <table:table-cell table:formula="of:=VALUE(MID([Entrada.A834];SEARCH(&quot;,&quot;;[Entrada.A834])+1;100))" office:value-type="float" office:value="9">
            <text:p>9</text:p>
          </table:table-cell>
          <table:table-cell table:formula="of:=[Entrada.C834]" office:value-type="float" office:value="24">
            <text:p>24</text:p>
          </table:table-cell>
          <table:table-cell table:formula="of:=[Entrada.D834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828]*[.E828]" office:value-type="float" office:value="124">
            <text:p>124</text:p>
          </table:table-cell>
          <table:table-cell/>
          <table:table-cell table:formula="of:=[.E8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8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835];SEARCH(&quot;,&quot;;[Entrada.A835])-1))" office:value-type="float" office:value="24">
            <text:p>24</text:p>
          </table:table-cell>
          <table:table-cell table:formula="of:=VALUE(MID([Entrada.A835];SEARCH(&quot;,&quot;;[Entrada.A835])+1;100))" office:value-type="float" office:value="18">
            <text:p>18</text:p>
          </table:table-cell>
          <table:table-cell table:formula="of:=[Entrada.C835]" office:value-type="float" office:value="12">
            <text:p>12</text:p>
          </table:table-cell>
          <table:table-cell table:formula="of:=[Entrada.D835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829]*[.E829]" office:value-type="float" office:value="140">
            <text:p>140</text:p>
          </table:table-cell>
          <table:table-cell/>
          <table:table-cell table:formula="of:=[.E8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9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836];SEARCH(&quot;,&quot;;[Entrada.A836])-1))" office:value-type="float" office:value="13">
            <text:p>13</text:p>
          </table:table-cell>
          <table:table-cell table:formula="of:=VALUE(MID([Entrada.A836];SEARCH(&quot;,&quot;;[Entrada.A836])+1;100))" office:value-type="float" office:value="16">
            <text:p>16</text:p>
          </table:table-cell>
          <table:table-cell table:formula="of:=[Entrada.C836]" office:value-type="float" office:value="14">
            <text:p>14</text:p>
          </table:table-cell>
          <table:table-cell table:formula="of:=[Entrada.D836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830]*[.E830]" office:value-type="float" office:value="168">
            <text:p>168</text:p>
          </table:table-cell>
          <table:table-cell/>
          <table:table-cell table:formula="of:=[.E8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0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837];SEARCH(&quot;,&quot;;[Entrada.A837])-1))" office:value-type="float" office:value="38">
            <text:p>38</text:p>
          </table:table-cell>
          <table:table-cell table:formula="of:=VALUE(MID([Entrada.A837];SEARCH(&quot;,&quot;;[Entrada.A837])+1;100))" office:value-type="float" office:value="24">
            <text:p>24</text:p>
          </table:table-cell>
          <table:table-cell table:formula="of:=[Entrada.C837]" office:value-type="float" office:value="40">
            <text:p>40</text:p>
          </table:table-cell>
          <table:table-cell table:formula="of:=[Entrada.D837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831]*[.E831]" office:value-type="float" office:value="168">
            <text:p>168</text:p>
          </table:table-cell>
          <table:table-cell/>
          <table:table-cell table:formula="of:=[.E8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1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838];SEARCH(&quot;,&quot;;[Entrada.A838])-1))" office:value-type="float" office:value="3">
            <text:p>3</text:p>
          </table:table-cell>
          <table:table-cell table:formula="of:=VALUE(MID([Entrada.A838];SEARCH(&quot;,&quot;;[Entrada.A838])+1;100))" office:value-type="float" office:value="6">
            <text:p>6</text:p>
          </table:table-cell>
          <table:table-cell table:formula="of:=[Entrada.C838]" office:value-type="float" office:value="5">
            <text:p>5</text:p>
          </table:table-cell>
          <table:table-cell table:formula="of:=[Entrada.D838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832]*[.E832]" office:value-type="float" office:value="112">
            <text:p>112</text:p>
          </table:table-cell>
          <table:table-cell/>
          <table:table-cell table:formula="of:=[.E8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2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839];SEARCH(&quot;,&quot;;[Entrada.A839])-1))" office:value-type="float" office:value="28">
            <text:p>28</text:p>
          </table:table-cell>
          <table:table-cell table:formula="of:=VALUE(MID([Entrada.A839];SEARCH(&quot;,&quot;;[Entrada.A839])+1;100))" office:value-type="float" office:value="6">
            <text:p>6</text:p>
          </table:table-cell>
          <table:table-cell table:formula="of:=[Entrada.C839]" office:value-type="float" office:value="23">
            <text:p>23</text:p>
          </table:table-cell>
          <table:table-cell table:formula="of:=[Entrada.D839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833]*[.E833]" office:value-type="float" office:value="184">
            <text:p>184</text:p>
          </table:table-cell>
          <table:table-cell/>
          <table:table-cell table:formula="of:=[.E8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3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840];SEARCH(&quot;,&quot;;[Entrada.A840])-1))" office:value-type="float" office:value="31">
            <text:p>31</text:p>
          </table:table-cell>
          <table:table-cell table:formula="of:=VALUE(MID([Entrada.A840];SEARCH(&quot;,&quot;;[Entrada.A840])+1;100))" office:value-type="float" office:value="11">
            <text:p>11</text:p>
          </table:table-cell>
          <table:table-cell table:formula="of:=[Entrada.C840]" office:value-type="float" office:value="26">
            <text:p>26</text:p>
          </table:table-cell>
          <table:table-cell table:formula="of:=[Entrada.D840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834]*[.E834]" office:value-type="float" office:value="28">
            <text:p>28</text:p>
          </table:table-cell>
          <table:table-cell/>
          <table:table-cell table:formula="of:=[.E8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4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841];SEARCH(&quot;,&quot;;[Entrada.A841])-1))" office:value-type="float" office:value="40">
            <text:p>40</text:p>
          </table:table-cell>
          <table:table-cell table:formula="of:=VALUE(MID([Entrada.A841];SEARCH(&quot;,&quot;;[Entrada.A841])+1;100))" office:value-type="float" office:value="1">
            <text:p>1</text:p>
          </table:table-cell>
          <table:table-cell table:formula="of:=[Entrada.C841]" office:value-type="float" office:value="24">
            <text:p>24</text:p>
          </table:table-cell>
          <table:table-cell table:formula="of:=[Entrada.D841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835]*[.E835]" office:value-type="float" office:value="24">
            <text:p>24</text:p>
          </table:table-cell>
          <table:table-cell/>
          <table:table-cell table:formula="of:=[.E8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5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842];SEARCH(&quot;,&quot;;[Entrada.A842])-1))" office:value-type="float" office:value="21">
            <text:p>21</text:p>
          </table:table-cell>
          <table:table-cell table:formula="of:=VALUE(MID([Entrada.A842];SEARCH(&quot;,&quot;;[Entrada.A842])+1;100))" office:value-type="float" office:value="33">
            <text:p>33</text:p>
          </table:table-cell>
          <table:table-cell table:formula="of:=[Entrada.C842]" office:value-type="float" office:value="34">
            <text:p>34</text:p>
          </table:table-cell>
          <table:table-cell table:formula="of:=[Entrada.D842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836]*[.E836]" office:value-type="float" office:value="112">
            <text:p>112</text:p>
          </table:table-cell>
          <table:table-cell/>
          <table:table-cell table:formula="of:=[.E8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6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843];SEARCH(&quot;,&quot;;[Entrada.A843])-1))" office:value-type="float" office:value="29">
            <text:p>29</text:p>
          </table:table-cell>
          <table:table-cell table:formula="of:=VALUE(MID([Entrada.A843];SEARCH(&quot;,&quot;;[Entrada.A843])+1;100))" office:value-type="float" office:value="33">
            <text:p>33</text:p>
          </table:table-cell>
          <table:table-cell table:formula="of:=[Entrada.C843]" office:value-type="float" office:value="24">
            <text:p>24</text:p>
          </table:table-cell>
          <table:table-cell table:formula="of:=[Entrada.D843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837]*[.E837]" office:value-type="float" office:value="48">
            <text:p>48</text:p>
          </table:table-cell>
          <table:table-cell/>
          <table:table-cell table:formula="of:=[.E8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7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844];SEARCH(&quot;,&quot;;[Entrada.A844])-1))" office:value-type="float" office:value="16">
            <text:p>16</text:p>
          </table:table-cell>
          <table:table-cell table:formula="of:=VALUE(MID([Entrada.A844];SEARCH(&quot;,&quot;;[Entrada.A844])+1;100))" office:value-type="float" office:value="26">
            <text:p>26</text:p>
          </table:table-cell>
          <table:table-cell table:formula="of:=[Entrada.C844]" office:value-type="float" office:value="31">
            <text:p>31</text:p>
          </table:table-cell>
          <table:table-cell table:formula="of:=[Entrada.D844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838]*[.E838]" office:value-type="float" office:value="136">
            <text:p>136</text:p>
          </table:table-cell>
          <table:table-cell/>
          <table:table-cell table:formula="of:=[.E8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8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845];SEARCH(&quot;,&quot;;[Entrada.A845])-1))" office:value-type="float" office:value="9">
            <text:p>9</text:p>
          </table:table-cell>
          <table:table-cell table:formula="of:=VALUE(MID([Entrada.A845];SEARCH(&quot;,&quot;;[Entrada.A845])+1;100))" office:value-type="float" office:value="13">
            <text:p>13</text:p>
          </table:table-cell>
          <table:table-cell table:formula="of:=[Entrada.C845]" office:value-type="float" office:value="6">
            <text:p>6</text:p>
          </table:table-cell>
          <table:table-cell table:formula="of:=[Entrada.D845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839]*[.E839]" office:value-type="float" office:value="116">
            <text:p>116</text:p>
          </table:table-cell>
          <table:table-cell/>
          <table:table-cell table:formula="of:=[.E8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9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846];SEARCH(&quot;,&quot;;[Entrada.A846])-1))" office:value-type="float" office:value="34">
            <text:p>34</text:p>
          </table:table-cell>
          <table:table-cell table:formula="of:=VALUE(MID([Entrada.A846];SEARCH(&quot;,&quot;;[Entrada.A846])+1;100))" office:value-type="float" office:value="31">
            <text:p>31</text:p>
          </table:table-cell>
          <table:table-cell table:formula="of:=[Entrada.C846]" office:value-type="float" office:value="9">
            <text:p>9</text:p>
          </table:table-cell>
          <table:table-cell table:formula="of:=[Entrada.D846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840]*[.E840]" office:value-type="float" office:value="160">
            <text:p>160</text:p>
          </table:table-cell>
          <table:table-cell/>
          <table:table-cell table:formula="of:=[.E8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0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847];SEARCH(&quot;,&quot;;[Entrada.A847])-1))" office:value-type="float" office:value="24">
            <text:p>24</text:p>
          </table:table-cell>
          <table:table-cell table:formula="of:=VALUE(MID([Entrada.A847];SEARCH(&quot;,&quot;;[Entrada.A847])+1;100))" office:value-type="float" office:value="25">
            <text:p>25</text:p>
          </table:table-cell>
          <table:table-cell table:formula="of:=[Entrada.C847]" office:value-type="float" office:value="11">
            <text:p>11</text:p>
          </table:table-cell>
          <table:table-cell table:formula="of:=[Entrada.D847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841]*[.E841]" office:value-type="float" office:value="56">
            <text:p>56</text:p>
          </table:table-cell>
          <table:table-cell/>
          <table:table-cell table:formula="of:=[.E8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1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848];SEARCH(&quot;,&quot;;[Entrada.A848])-1))" office:value-type="float" office:value="10">
            <text:p>10</text:p>
          </table:table-cell>
          <table:table-cell table:formula="of:=VALUE(MID([Entrada.A848];SEARCH(&quot;,&quot;;[Entrada.A848])+1;100))" office:value-type="float" office:value="20">
            <text:p>20</text:p>
          </table:table-cell>
          <table:table-cell table:formula="of:=[Entrada.C848]" office:value-type="float" office:value="15">
            <text:p>15</text:p>
          </table:table-cell>
          <table:table-cell table:formula="of:=[Entrada.D848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842]*[.E842]" office:value-type="float" office:value="136">
            <text:p>136</text:p>
          </table:table-cell>
          <table:table-cell/>
          <table:table-cell table:formula="of:=[.E8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2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849];SEARCH(&quot;,&quot;;[Entrada.A849])-1))" office:value-type="float" office:value="13">
            <text:p>13</text:p>
          </table:table-cell>
          <table:table-cell table:formula="of:=VALUE(MID([Entrada.A849];SEARCH(&quot;,&quot;;[Entrada.A849])+1;100))" office:value-type="float" office:value="9">
            <text:p>9</text:p>
          </table:table-cell>
          <table:table-cell table:formula="of:=[Entrada.C849]" office:value-type="float" office:value="22">
            <text:p>22</text:p>
          </table:table-cell>
          <table:table-cell table:formula="of:=[Entrada.D849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843]*[.E843]" office:value-type="float" office:value="136">
            <text:p>136</text:p>
          </table:table-cell>
          <table:table-cell/>
          <table:table-cell table:formula="of:=[.E8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3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850];SEARCH(&quot;,&quot;;[Entrada.A850])-1))" office:value-type="float" office:value="3">
            <text:p>3</text:p>
          </table:table-cell>
          <table:table-cell table:formula="of:=VALUE(MID([Entrada.A850];SEARCH(&quot;,&quot;;[Entrada.A850])+1;100))" office:value-type="float" office:value="15">
            <text:p>15</text:p>
          </table:table-cell>
          <table:table-cell table:formula="of:=[Entrada.C850]" office:value-type="float" office:value="23">
            <text:p>23</text:p>
          </table:table-cell>
          <table:table-cell table:formula="of:=[Entrada.D850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844]*[.E844]" office:value-type="float" office:value="84">
            <text:p>84</text:p>
          </table:table-cell>
          <table:table-cell/>
          <table:table-cell table:formula="of:=[.E8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4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851];SEARCH(&quot;,&quot;;[Entrada.A851])-1))" office:value-type="float" office:value="28">
            <text:p>28</text:p>
          </table:table-cell>
          <table:table-cell table:formula="of:=VALUE(MID([Entrada.A851];SEARCH(&quot;,&quot;;[Entrada.A851])+1;100))" office:value-type="float" office:value="29">
            <text:p>29</text:p>
          </table:table-cell>
          <table:table-cell table:formula="of:=[Entrada.C851]" office:value-type="float" office:value="22">
            <text:p>22</text:p>
          </table:table-cell>
          <table:table-cell table:formula="of:=[Entrada.D851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845]*[.E845]" office:value-type="float" office:value="104">
            <text:p>104</text:p>
          </table:table-cell>
          <table:table-cell/>
          <table:table-cell table:formula="of:=[.E8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5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852];SEARCH(&quot;,&quot;;[Entrada.A852])-1))" office:value-type="float" office:value="1">
            <text:p>1</text:p>
          </table:table-cell>
          <table:table-cell table:formula="of:=VALUE(MID([Entrada.A852];SEARCH(&quot;,&quot;;[Entrada.A852])+1;100))" office:value-type="float" office:value="37">
            <text:p>37</text:p>
          </table:table-cell>
          <table:table-cell table:formula="of:=[Entrada.C852]" office:value-type="float" office:value="18">
            <text:p>18</text:p>
          </table:table-cell>
          <table:table-cell table:formula="of:=[Entrada.D852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846]*[.E846]" office:value-type="float" office:value="120">
            <text:p>120</text:p>
          </table:table-cell>
          <table:table-cell/>
          <table:table-cell table:formula="of:=[.E8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6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853];SEARCH(&quot;,&quot;;[Entrada.A853])-1))" office:value-type="float" office:value="40">
            <text:p>40</text:p>
          </table:table-cell>
          <table:table-cell table:formula="of:=VALUE(MID([Entrada.A853];SEARCH(&quot;,&quot;;[Entrada.A853])+1;100))" office:value-type="float" office:value="8">
            <text:p>8</text:p>
          </table:table-cell>
          <table:table-cell table:formula="of:=[Entrada.C853]" office:value-type="float" office:value="35">
            <text:p>35</text:p>
          </table:table-cell>
          <table:table-cell table:formula="of:=[Entrada.D853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847]*[.E847]" office:value-type="float" office:value="96">
            <text:p>96</text:p>
          </table:table-cell>
          <table:table-cell/>
          <table:table-cell table:formula="of:=[.E8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7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854];SEARCH(&quot;,&quot;;[Entrada.A854])-1))" office:value-type="float" office:value="26">
            <text:p>26</text:p>
          </table:table-cell>
          <table:table-cell table:formula="of:=VALUE(MID([Entrada.A854];SEARCH(&quot;,&quot;;[Entrada.A854])+1;100))" office:value-type="float" office:value="39">
            <text:p>39</text:p>
          </table:table-cell>
          <table:table-cell table:formula="of:=[Entrada.C854]" office:value-type="float" office:value="20">
            <text:p>20</text:p>
          </table:table-cell>
          <table:table-cell table:formula="of:=[Entrada.D854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848]*[.E848]" office:value-type="float" office:value="48">
            <text:p>48</text:p>
          </table:table-cell>
          <table:table-cell/>
          <table:table-cell table:formula="of:=[.E8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8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855];SEARCH(&quot;,&quot;;[Entrada.A855])-1))" office:value-type="float" office:value="7">
            <text:p>7</text:p>
          </table:table-cell>
          <table:table-cell table:formula="of:=VALUE(MID([Entrada.A855];SEARCH(&quot;,&quot;;[Entrada.A855])+1;100))" office:value-type="float" office:value="11">
            <text:p>11</text:p>
          </table:table-cell>
          <table:table-cell table:formula="of:=[Entrada.C855]" office:value-type="float" office:value="17">
            <text:p>17</text:p>
          </table:table-cell>
          <table:table-cell table:formula="of:=[Entrada.D855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849]*[.E849]" office:value-type="float" office:value="60">
            <text:p>60</text:p>
          </table:table-cell>
          <table:table-cell/>
          <table:table-cell table:formula="of:=[.E8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9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856];SEARCH(&quot;,&quot;;[Entrada.A856])-1))" office:value-type="float" office:value="22">
            <text:p>22</text:p>
          </table:table-cell>
          <table:table-cell table:formula="of:=VALUE(MID([Entrada.A856];SEARCH(&quot;,&quot;;[Entrada.A856])+1;100))" office:value-type="float" office:value="27">
            <text:p>27</text:p>
          </table:table-cell>
          <table:table-cell table:formula="of:=[Entrada.C856]" office:value-type="float" office:value="13">
            <text:p>13</text:p>
          </table:table-cell>
          <table:table-cell table:formula="of:=[Entrada.D856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850]*[.E850]" office:value-type="float" office:value="104">
            <text:p>104</text:p>
          </table:table-cell>
          <table:table-cell/>
          <table:table-cell table:formula="of:=[.E8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0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857];SEARCH(&quot;,&quot;;[Entrada.A857])-1))" office:value-type="float" office:value="12">
            <text:p>12</text:p>
          </table:table-cell>
          <table:table-cell table:formula="of:=VALUE(MID([Entrada.A857];SEARCH(&quot;,&quot;;[Entrada.A857])+1;100))" office:value-type="float" office:value="37">
            <text:p>37</text:p>
          </table:table-cell>
          <table:table-cell table:formula="of:=[Entrada.C857]" office:value-type="float" office:value="27">
            <text:p>27</text:p>
          </table:table-cell>
          <table:table-cell table:formula="of:=[Entrada.D857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851]*[.E851]" office:value-type="float" office:value="68">
            <text:p>68</text:p>
          </table:table-cell>
          <table:table-cell/>
          <table:table-cell table:formula="of:=[.E8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1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858];SEARCH(&quot;,&quot;;[Entrada.A858])-1))" office:value-type="float" office:value="34">
            <text:p>34</text:p>
          </table:table-cell>
          <table:table-cell table:formula="of:=VALUE(MID([Entrada.A858];SEARCH(&quot;,&quot;;[Entrada.A858])+1;100))" office:value-type="float" office:value="22">
            <text:p>22</text:p>
          </table:table-cell>
          <table:table-cell table:formula="of:=[Entrada.C858]" office:value-type="float" office:value="35">
            <text:p>35</text:p>
          </table:table-cell>
          <table:table-cell table:formula="of:=[Entrada.D858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852]*[.E852]" office:value-type="float" office:value="104">
            <text:p>104</text:p>
          </table:table-cell>
          <table:table-cell/>
          <table:table-cell table:formula="of:=[.E8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2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859];SEARCH(&quot;,&quot;;[Entrada.A859])-1))" office:value-type="float" office:value="10">
            <text:p>10</text:p>
          </table:table-cell>
          <table:table-cell table:formula="of:=VALUE(MID([Entrada.A859];SEARCH(&quot;,&quot;;[Entrada.A859])+1;100))" office:value-type="float" office:value="31">
            <text:p>31</text:p>
          </table:table-cell>
          <table:table-cell table:formula="of:=[Entrada.C859]" office:value-type="float" office:value="17">
            <text:p>17</text:p>
          </table:table-cell>
          <table:table-cell table:formula="of:=[Entrada.D859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853]*[.E853]" office:value-type="float" office:value="100">
            <text:p>100</text:p>
          </table:table-cell>
          <table:table-cell/>
          <table:table-cell table:formula="of:=[.E8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3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860];SEARCH(&quot;,&quot;;[Entrada.A860])-1))" office:value-type="float" office:value="13">
            <text:p>13</text:p>
          </table:table-cell>
          <table:table-cell table:formula="of:=VALUE(MID([Entrada.A860];SEARCH(&quot;,&quot;;[Entrada.A860])+1;100))" office:value-type="float" office:value="2">
            <text:p>2</text:p>
          </table:table-cell>
          <table:table-cell table:formula="of:=[Entrada.C860]" office:value-type="float" office:value="18">
            <text:p>18</text:p>
          </table:table-cell>
          <table:table-cell table:formula="of:=[Entrada.D860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854]*[.E854]" office:value-type="float" office:value="92">
            <text:p>92</text:p>
          </table:table-cell>
          <table:table-cell/>
          <table:table-cell table:formula="of:=[.E8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4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861];SEARCH(&quot;,&quot;;[Entrada.A861])-1))" office:value-type="float" office:value="38">
            <text:p>38</text:p>
          </table:table-cell>
          <table:table-cell table:formula="of:=VALUE(MID([Entrada.A861];SEARCH(&quot;,&quot;;[Entrada.A861])+1;100))" office:value-type="float" office:value="10">
            <text:p>10</text:p>
          </table:table-cell>
          <table:table-cell table:formula="of:=[Entrada.C861]" office:value-type="float" office:value="28">
            <text:p>28</text:p>
          </table:table-cell>
          <table:table-cell table:formula="of:=[Entrada.D861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855]*[.E855]" office:value-type="float" office:value="92">
            <text:p>92</text:p>
          </table:table-cell>
          <table:table-cell/>
          <table:table-cell table:formula="of:=[.E8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5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862];SEARCH(&quot;,&quot;;[Entrada.A862])-1))" office:value-type="float" office:value="25">
            <text:p>25</text:p>
          </table:table-cell>
          <table:table-cell table:formula="of:=VALUE(MID([Entrada.A862];SEARCH(&quot;,&quot;;[Entrada.A862])+1;100))" office:value-type="float" office:value="7">
            <text:p>7</text:p>
          </table:table-cell>
          <table:table-cell table:formula="of:=[Entrada.C862]" office:value-type="float" office:value="22">
            <text:p>22</text:p>
          </table:table-cell>
          <table:table-cell table:formula="of:=[Entrada.D862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856]*[.E856]" office:value-type="float" office:value="84">
            <text:p>84</text:p>
          </table:table-cell>
          <table:table-cell/>
          <table:table-cell table:formula="of:=[.E8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6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863];SEARCH(&quot;,&quot;;[Entrada.A863])-1))" office:value-type="float" office:value="28">
            <text:p>28</text:p>
          </table:table-cell>
          <table:table-cell table:formula="of:=VALUE(MID([Entrada.A863];SEARCH(&quot;,&quot;;[Entrada.A863])+1;100))" office:value-type="float" office:value="20">
            <text:p>20</text:p>
          </table:table-cell>
          <table:table-cell table:formula="of:=[Entrada.C863]" office:value-type="float" office:value="19">
            <text:p>19</text:p>
          </table:table-cell>
          <table:table-cell table:formula="of:=[Entrada.D863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857]*[.E857]" office:value-type="float" office:value="112">
            <text:p>112</text:p>
          </table:table-cell>
          <table:table-cell/>
          <table:table-cell table:formula="of:=[.E8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7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864];SEARCH(&quot;,&quot;;[Entrada.A864])-1))" office:value-type="float" office:value="14">
            <text:p>14</text:p>
          </table:table-cell>
          <table:table-cell table:formula="of:=VALUE(MID([Entrada.A864];SEARCH(&quot;,&quot;;[Entrada.A864])+1;100))" office:value-type="float" office:value="35">
            <text:p>35</text:p>
          </table:table-cell>
          <table:table-cell table:formula="of:=[Entrada.C864]" office:value-type="float" office:value="39">
            <text:p>39</text:p>
          </table:table-cell>
          <table:table-cell table:formula="of:=[Entrada.D864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858]*[.E858]" office:value-type="float" office:value="44">
            <text:p>44</text:p>
          </table:table-cell>
          <table:table-cell/>
          <table:table-cell table:formula="of:=[.E8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8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865];SEARCH(&quot;,&quot;;[Entrada.A865])-1))" office:value-type="float" office:value="40">
            <text:p>40</text:p>
          </table:table-cell>
          <table:table-cell table:formula="of:=VALUE(MID([Entrada.A865];SEARCH(&quot;,&quot;;[Entrada.A865])+1;100))" office:value-type="float" office:value="15">
            <text:p>15</text:p>
          </table:table-cell>
          <table:table-cell table:formula="of:=[Entrada.C865]" office:value-type="float" office:value="26">
            <text:p>26</text:p>
          </table:table-cell>
          <table:table-cell table:formula="of:=[Entrada.D865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859]*[.E859]" office:value-type="float" office:value="52">
            <text:p>52</text:p>
          </table:table-cell>
          <table:table-cell/>
          <table:table-cell table:formula="of:=[.E8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9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866];SEARCH(&quot;,&quot;;[Entrada.A866])-1))" office:value-type="float" office:value="4">
            <text:p>4</text:p>
          </table:table-cell>
          <table:table-cell table:formula="of:=VALUE(MID([Entrada.A866];SEARCH(&quot;,&quot;;[Entrada.A866])+1;100))" office:value-type="float" office:value="29">
            <text:p>29</text:p>
          </table:table-cell>
          <table:table-cell table:formula="of:=[Entrada.C866]" office:value-type="float" office:value="9">
            <text:p>9</text:p>
          </table:table-cell>
          <table:table-cell table:formula="of:=[Entrada.D866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860]*[.E860]" office:value-type="float" office:value="120">
            <text:p>120</text:p>
          </table:table-cell>
          <table:table-cell/>
          <table:table-cell table:formula="of:=[.E8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0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867];SEARCH(&quot;,&quot;;[Entrada.A867])-1))" office:value-type="float" office:value="16">
            <text:p>16</text:p>
          </table:table-cell>
          <table:table-cell table:formula="of:=VALUE(MID([Entrada.A867];SEARCH(&quot;,&quot;;[Entrada.A867])+1;100))" office:value-type="float" office:value="8">
            <text:p>8</text:p>
          </table:table-cell>
          <table:table-cell table:formula="of:=[Entrada.C867]" office:value-type="float" office:value="22">
            <text:p>22</text:p>
          </table:table-cell>
          <table:table-cell table:formula="of:=[Entrada.D867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861]*[.E861]" office:value-type="float" office:value="44">
            <text:p>44</text:p>
          </table:table-cell>
          <table:table-cell/>
          <table:table-cell table:formula="of:=[.E8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1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868];SEARCH(&quot;,&quot;;[Entrada.A868])-1))" office:value-type="float" office:value="19">
            <text:p>19</text:p>
          </table:table-cell>
          <table:table-cell table:formula="of:=VALUE(MID([Entrada.A868];SEARCH(&quot;,&quot;;[Entrada.A868])+1;100))" office:value-type="float" office:value="5">
            <text:p>5</text:p>
          </table:table-cell>
          <table:table-cell table:formula="of:=[Entrada.C868]" office:value-type="float" office:value="5">
            <text:p>5</text:p>
          </table:table-cell>
          <table:table-cell table:formula="of:=[Entrada.D868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862]*[.E862]" office:value-type="float" office:value="196">
            <text:p>196</text:p>
          </table:table-cell>
          <table:table-cell/>
          <table:table-cell table:formula="of:=[.E8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2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869];SEARCH(&quot;,&quot;;[Entrada.A869])-1))" office:value-type="float" office:value="22">
            <text:p>22</text:p>
          </table:table-cell>
          <table:table-cell table:formula="of:=VALUE(MID([Entrada.A869];SEARCH(&quot;,&quot;;[Entrada.A869])+1;100))" office:value-type="float" office:value="18">
            <text:p>18</text:p>
          </table:table-cell>
          <table:table-cell table:formula="of:=[Entrada.C869]" office:value-type="float" office:value="9">
            <text:p>9</text:p>
          </table:table-cell>
          <table:table-cell table:formula="of:=[Entrada.D869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863]*[.E863]" office:value-type="float" office:value="144">
            <text:p>144</text:p>
          </table:table-cell>
          <table:table-cell/>
          <table:table-cell table:formula="of:=[.E8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3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870];SEARCH(&quot;,&quot;;[Entrada.A870])-1))" office:value-type="float" office:value="34">
            <text:p>34</text:p>
          </table:table-cell>
          <table:table-cell table:formula="of:=VALUE(MID([Entrada.A870];SEARCH(&quot;,&quot;;[Entrada.A870])+1;100))" office:value-type="float" office:value="17">
            <text:p>17</text:p>
          </table:table-cell>
          <table:table-cell table:formula="of:=[Entrada.C870]" office:value-type="float" office:value="29">
            <text:p>29</text:p>
          </table:table-cell>
          <table:table-cell table:formula="of:=[Entrada.D870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864]*[.E864]" office:value-type="float" office:value="92">
            <text:p>92</text:p>
          </table:table-cell>
          <table:table-cell/>
          <table:table-cell table:formula="of:=[.E8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4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871];SEARCH(&quot;,&quot;;[Entrada.A871])-1))" office:value-type="float" office:value="10">
            <text:p>10</text:p>
          </table:table-cell>
          <table:table-cell table:formula="of:=VALUE(MID([Entrada.A871];SEARCH(&quot;,&quot;;[Entrada.A871])+1;100))" office:value-type="float" office:value="6">
            <text:p>6</text:p>
          </table:table-cell>
          <table:table-cell table:formula="of:=[Entrada.C871]" office:value-type="float" office:value="7">
            <text:p>7</text:p>
          </table:table-cell>
          <table:table-cell table:formula="of:=[Entrada.D871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865]*[.E865]" office:value-type="float" office:value="56">
            <text:p>56</text:p>
          </table:table-cell>
          <table:table-cell/>
          <table:table-cell table:formula="of:=[.E8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5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872];SEARCH(&quot;,&quot;;[Entrada.A872])-1))" office:value-type="float" office:value="35">
            <text:p>35</text:p>
          </table:table-cell>
          <table:table-cell table:formula="of:=VALUE(MID([Entrada.A872];SEARCH(&quot;,&quot;;[Entrada.A872])+1;100))" office:value-type="float" office:value="18">
            <text:p>18</text:p>
          </table:table-cell>
          <table:table-cell table:formula="of:=[Entrada.C872]" office:value-type="float" office:value="37">
            <text:p>37</text:p>
          </table:table-cell>
          <table:table-cell table:formula="of:=[Entrada.D872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866]*[.E866]" office:value-type="float" office:value="36">
            <text:p>36</text:p>
          </table:table-cell>
          <table:table-cell/>
          <table:table-cell table:formula="of:=[.E8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6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873];SEARCH(&quot;,&quot;;[Entrada.A873])-1))" office:value-type="float" office:value="38">
            <text:p>38</text:p>
          </table:table-cell>
          <table:table-cell table:formula="of:=VALUE(MID([Entrada.A873];SEARCH(&quot;,&quot;;[Entrada.A873])+1;100))" office:value-type="float" office:value="13">
            <text:p>13</text:p>
          </table:table-cell>
          <table:table-cell table:formula="of:=[Entrada.C873]" office:value-type="float" office:value="25">
            <text:p>25</text:p>
          </table:table-cell>
          <table:table-cell table:formula="of:=[Entrada.D873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867]*[.E867]" office:value-type="float" office:value="116">
            <text:p>116</text:p>
          </table:table-cell>
          <table:table-cell/>
          <table:table-cell table:formula="of:=[.E8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7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874];SEARCH(&quot;,&quot;;[Entrada.A874])-1))" office:value-type="float" office:value="25">
            <text:p>25</text:p>
          </table:table-cell>
          <table:table-cell table:formula="of:=VALUE(MID([Entrada.A874];SEARCH(&quot;,&quot;;[Entrada.A874])+1;100))" office:value-type="float" office:value="8">
            <text:p>8</text:p>
          </table:table-cell>
          <table:table-cell table:formula="of:=[Entrada.C874]" office:value-type="float" office:value="17">
            <text:p>17</text:p>
          </table:table-cell>
          <table:table-cell table:formula="of:=[Entrada.D874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868]*[.E868]" office:value-type="float" office:value="88">
            <text:p>88</text:p>
          </table:table-cell>
          <table:table-cell/>
          <table:table-cell table:formula="of:=[.E8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8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875];SEARCH(&quot;,&quot;;[Entrada.A875])-1))" office:value-type="float" office:value="28">
            <text:p>28</text:p>
          </table:table-cell>
          <table:table-cell table:formula="of:=VALUE(MID([Entrada.A875];SEARCH(&quot;,&quot;;[Entrada.A875])+1;100))" office:value-type="float" office:value="19">
            <text:p>19</text:p>
          </table:table-cell>
          <table:table-cell table:formula="of:=[Entrada.C875]" office:value-type="float" office:value="34">
            <text:p>34</text:p>
          </table:table-cell>
          <table:table-cell table:formula="of:=[Entrada.D875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869]*[.E869]" office:value-type="float" office:value="108">
            <text:p>108</text:p>
          </table:table-cell>
          <table:table-cell/>
          <table:table-cell table:formula="of:=[.E8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9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876];SEARCH(&quot;,&quot;;[Entrada.A876])-1))" office:value-type="float" office:value="29">
            <text:p>29</text:p>
          </table:table-cell>
          <table:table-cell table:formula="of:=VALUE(MID([Entrada.A876];SEARCH(&quot;,&quot;;[Entrada.A876])+1;100))" office:value-type="float" office:value="12">
            <text:p>12</text:p>
          </table:table-cell>
          <table:table-cell table:formula="of:=[Entrada.C876]" office:value-type="float" office:value="34">
            <text:p>34</text:p>
          </table:table-cell>
          <table:table-cell table:formula="of:=[Entrada.D876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870]*[.E870]" office:value-type="float" office:value="20">
            <text:p>20</text:p>
          </table:table-cell>
          <table:table-cell/>
          <table:table-cell table:formula="of:=[.E8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0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877];SEARCH(&quot;,&quot;;[Entrada.A877])-1))" office:value-type="float" office:value="16">
            <text:p>16</text:p>
          </table:table-cell>
          <table:table-cell table:formula="of:=VALUE(MID([Entrada.A877];SEARCH(&quot;,&quot;;[Entrada.A877])+1;100))" office:value-type="float" office:value="15">
            <text:p>15</text:p>
          </table:table-cell>
          <table:table-cell table:formula="of:=[Entrada.C877]" office:value-type="float" office:value="38">
            <text:p>38</text:p>
          </table:table-cell>
          <table:table-cell table:formula="of:=[Entrada.D877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871]*[.E871]" office:value-type="float" office:value="104">
            <text:p>104</text:p>
          </table:table-cell>
          <table:table-cell/>
          <table:table-cell table:formula="of:=[.E8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1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878];SEARCH(&quot;,&quot;;[Entrada.A878])-1))" office:value-type="float" office:value="19">
            <text:p>19</text:p>
          </table:table-cell>
          <table:table-cell table:formula="of:=VALUE(MID([Entrada.A878];SEARCH(&quot;,&quot;;[Entrada.A878])+1;100))" office:value-type="float" office:value="10">
            <text:p>10</text:p>
          </table:table-cell>
          <table:table-cell table:formula="of:=[Entrada.C878]" office:value-type="float" office:value="10">
            <text:p>10</text:p>
          </table:table-cell>
          <table:table-cell table:formula="of:=[Entrada.D878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872]*[.E872]" office:value-type="float" office:value="24">
            <text:p>24</text:p>
          </table:table-cell>
          <table:table-cell/>
          <table:table-cell table:formula="of:=[.E8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2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879];SEARCH(&quot;,&quot;;[Entrada.A879])-1))" office:value-type="float" office:value="5">
            <text:p>5</text:p>
          </table:table-cell>
          <table:table-cell table:formula="of:=VALUE(MID([Entrada.A879];SEARCH(&quot;,&quot;;[Entrada.A879])+1;100))" office:value-type="float" office:value="35">
            <text:p>35</text:p>
          </table:table-cell>
          <table:table-cell table:formula="of:=[Entrada.C879]" office:value-type="float" office:value="35">
            <text:p>35</text:p>
          </table:table-cell>
          <table:table-cell table:formula="of:=[Entrada.D879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873]*[.E873]" office:value-type="float" office:value="168">
            <text:p>168</text:p>
          </table:table-cell>
          <table:table-cell/>
          <table:table-cell table:formula="of:=[.E8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3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880];SEARCH(&quot;,&quot;;[Entrada.A880])-1))" office:value-type="float" office:value="9">
            <text:p>9</text:p>
          </table:table-cell>
          <table:table-cell table:formula="of:=VALUE(MID([Entrada.A880];SEARCH(&quot;,&quot;;[Entrada.A880])+1;100))" office:value-type="float" office:value="32">
            <text:p>32</text:p>
          </table:table-cell>
          <table:table-cell table:formula="of:=[Entrada.C880]" office:value-type="float" office:value="37">
            <text:p>37</text:p>
          </table:table-cell>
          <table:table-cell table:formula="of:=[Entrada.D880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874]*[.E874]" office:value-type="float" office:value="60">
            <text:p>60</text:p>
          </table:table-cell>
          <table:table-cell/>
          <table:table-cell table:formula="of:=[.E8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4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881];SEARCH(&quot;,&quot;;[Entrada.A881])-1))" office:value-type="float" office:value="34">
            <text:p>34</text:p>
          </table:table-cell>
          <table:table-cell table:formula="of:=VALUE(MID([Entrada.A881];SEARCH(&quot;,&quot;;[Entrada.A881])+1;100))" office:value-type="float" office:value="40">
            <text:p>40</text:p>
          </table:table-cell>
          <table:table-cell table:formula="of:=[Entrada.C881]" office:value-type="float" office:value="4">
            <text:p>4</text:p>
          </table:table-cell>
          <table:table-cell table:formula="of:=[Entrada.D881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875]*[.E875]" office:value-type="float" office:value="164">
            <text:p>164</text:p>
          </table:table-cell>
          <table:table-cell/>
          <table:table-cell table:formula="of:=[.E8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5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882];SEARCH(&quot;,&quot;;[Entrada.A882])-1))" office:value-type="float" office:value="17">
            <text:p>17</text:p>
          </table:table-cell>
          <table:table-cell table:formula="of:=VALUE(MID([Entrada.A882];SEARCH(&quot;,&quot;;[Entrada.A882])+1;100))" office:value-type="float" office:value="32">
            <text:p>32</text:p>
          </table:table-cell>
          <table:table-cell table:formula="of:=[Entrada.C882]" office:value-type="float" office:value="27">
            <text:p>27</text:p>
          </table:table-cell>
          <table:table-cell table:formula="of:=[Entrada.D882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876]*[.E876]" office:value-type="float" office:value="64">
            <text:p>64</text:p>
          </table:table-cell>
          <table:table-cell/>
          <table:table-cell table:formula="of:=[.E8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6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883];SEARCH(&quot;,&quot;;[Entrada.A883])-1))" office:value-type="float" office:value="23">
            <text:p>23</text:p>
          </table:table-cell>
          <table:table-cell table:formula="of:=VALUE(MID([Entrada.A883];SEARCH(&quot;,&quot;;[Entrada.A883])+1;100))" office:value-type="float" office:value="14">
            <text:p>14</text:p>
          </table:table-cell>
          <table:table-cell table:formula="of:=[Entrada.C883]" office:value-type="float" office:value="13">
            <text:p>13</text:p>
          </table:table-cell>
          <table:table-cell table:formula="of:=[Entrada.D883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877]*[.E877]" office:value-type="float" office:value="160">
            <text:p>160</text:p>
          </table:table-cell>
          <table:table-cell/>
          <table:table-cell table:formula="of:=[.E8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7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884];SEARCH(&quot;,&quot;;[Entrada.A884])-1))" office:value-type="float" office:value="35">
            <text:p>35</text:p>
          </table:table-cell>
          <table:table-cell table:formula="of:=VALUE(MID([Entrada.A884];SEARCH(&quot;,&quot;;[Entrada.A884])+1;100))" office:value-type="float" office:value="27">
            <text:p>27</text:p>
          </table:table-cell>
          <table:table-cell table:formula="of:=[Entrada.C884]" office:value-type="float" office:value="37">
            <text:p>37</text:p>
          </table:table-cell>
          <table:table-cell table:formula="of:=[Entrada.D884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878]*[.E878]" office:value-type="float" office:value="44">
            <text:p>44</text:p>
          </table:table-cell>
          <table:table-cell/>
          <table:table-cell table:formula="of:=[.E8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8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885];SEARCH(&quot;,&quot;;[Entrada.A885])-1))" office:value-type="float" office:value="38">
            <text:p>38</text:p>
          </table:table-cell>
          <table:table-cell table:formula="of:=VALUE(MID([Entrada.A885];SEARCH(&quot;,&quot;;[Entrada.A885])+1;100))" office:value-type="float" office:value="4">
            <text:p>4</text:p>
          </table:table-cell>
          <table:table-cell table:formula="of:=[Entrada.C885]" office:value-type="float" office:value="28">
            <text:p>28</text:p>
          </table:table-cell>
          <table:table-cell table:formula="of:=[Entrada.D885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879]*[.E879]" office:value-type="float" office:value="88">
            <text:p>88</text:p>
          </table:table-cell>
          <table:table-cell/>
          <table:table-cell table:formula="of:=[.E8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9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886];SEARCH(&quot;,&quot;;[Entrada.A886])-1))" office:value-type="float" office:value="1">
            <text:p>1</text:p>
          </table:table-cell>
          <table:table-cell table:formula="of:=VALUE(MID([Entrada.A886];SEARCH(&quot;,&quot;;[Entrada.A886])+1;100))" office:value-type="float" office:value="8">
            <text:p>8</text:p>
          </table:table-cell>
          <table:table-cell table:formula="of:=[Entrada.C886]" office:value-type="float" office:value="17">
            <text:p>17</text:p>
          </table:table-cell>
          <table:table-cell table:formula="of:=[Entrada.D886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880]*[.E880]" office:value-type="float" office:value="76">
            <text:p>76</text:p>
          </table:table-cell>
          <table:table-cell/>
          <table:table-cell table:formula="of:=[.E8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0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887];SEARCH(&quot;,&quot;;[Entrada.A887])-1))" office:value-type="float" office:value="39">
            <text:p>39</text:p>
          </table:table-cell>
          <table:table-cell table:formula="of:=VALUE(MID([Entrada.A887];SEARCH(&quot;,&quot;;[Entrada.A887])+1;100))" office:value-type="float" office:value="31">
            <text:p>31</text:p>
          </table:table-cell>
          <table:table-cell table:formula="of:=[Entrada.C887]" office:value-type="float" office:value="13">
            <text:p>13</text:p>
          </table:table-cell>
          <table:table-cell table:formula="of:=[Entrada.D887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881]*[.E881]" office:value-type="float" office:value="140">
            <text:p>140</text:p>
          </table:table-cell>
          <table:table-cell/>
          <table:table-cell table:formula="of:=[.E8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1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888];SEARCH(&quot;,&quot;;[Entrada.A888])-1))" office:value-type="float" office:value="4">
            <text:p>4</text:p>
          </table:table-cell>
          <table:table-cell table:formula="of:=VALUE(MID([Entrada.A888];SEARCH(&quot;,&quot;;[Entrada.A888])+1;100))" office:value-type="float" office:value="3">
            <text:p>3</text:p>
          </table:table-cell>
          <table:table-cell table:formula="of:=[Entrada.C888]" office:value-type="float" office:value="24">
            <text:p>24</text:p>
          </table:table-cell>
          <table:table-cell table:formula="of:=[Entrada.D888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882]*[.E882]" office:value-type="float" office:value="168">
            <text:p>168</text:p>
          </table:table-cell>
          <table:table-cell/>
          <table:table-cell table:formula="of:=[.E8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2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889];SEARCH(&quot;,&quot;;[Entrada.A889])-1))" office:value-type="float" office:value="29">
            <text:p>29</text:p>
          </table:table-cell>
          <table:table-cell table:formula="of:=VALUE(MID([Entrada.A889];SEARCH(&quot;,&quot;;[Entrada.A889])+1;100))" office:value-type="float" office:value="5">
            <text:p>5</text:p>
          </table:table-cell>
          <table:table-cell table:formula="of:=[Entrada.C889]" office:value-type="float" office:value="21">
            <text:p>21</text:p>
          </table:table-cell>
          <table:table-cell table:formula="of:=[Entrada.D889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883]*[.E883]" office:value-type="float" office:value="132">
            <text:p>132</text:p>
          </table:table-cell>
          <table:table-cell/>
          <table:table-cell table:formula="of:=[.E8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3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890];SEARCH(&quot;,&quot;;[Entrada.A890])-1))" office:value-type="float" office:value="16">
            <text:p>16</text:p>
          </table:table-cell>
          <table:table-cell table:formula="of:=VALUE(MID([Entrada.A890];SEARCH(&quot;,&quot;;[Entrada.A890])+1;100))" office:value-type="float" office:value="6">
            <text:p>6</text:p>
          </table:table-cell>
          <table:table-cell table:formula="of:=[Entrada.C890]" office:value-type="float" office:value="34">
            <text:p>34</text:p>
          </table:table-cell>
          <table:table-cell table:formula="of:=[Entrada.D890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884]*[.E884]" office:value-type="float" office:value="152">
            <text:p>152</text:p>
          </table:table-cell>
          <table:table-cell/>
          <table:table-cell table:formula="of:=[.E8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4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891];SEARCH(&quot;,&quot;;[Entrada.A891])-1))" office:value-type="float" office:value="34">
            <text:p>34</text:p>
          </table:table-cell>
          <table:table-cell table:formula="of:=VALUE(MID([Entrada.A891];SEARCH(&quot;,&quot;;[Entrada.A891])+1;100))" office:value-type="float" office:value="35">
            <text:p>35</text:p>
          </table:table-cell>
          <table:table-cell table:formula="of:=[Entrada.C891]" office:value-type="float" office:value="9">
            <text:p>9</text:p>
          </table:table-cell>
          <table:table-cell table:formula="of:=[Entrada.D891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885]*[.E885]" office:value-type="float" office:value="196">
            <text:p>196</text:p>
          </table:table-cell>
          <table:table-cell/>
          <table:table-cell table:formula="of:=[.E8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5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892];SEARCH(&quot;,&quot;;[Entrada.A892])-1))" office:value-type="float" office:value="23">
            <text:p>23</text:p>
          </table:table-cell>
          <table:table-cell table:formula="of:=VALUE(MID([Entrada.A892];SEARCH(&quot;,&quot;;[Entrada.A892])+1;100))" office:value-type="float" office:value="7">
            <text:p>7</text:p>
          </table:table-cell>
          <table:table-cell table:formula="of:=[Entrada.C892]" office:value-type="float" office:value="15">
            <text:p>15</text:p>
          </table:table-cell>
          <table:table-cell table:formula="of:=[Entrada.D892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886]*[.E886]" office:value-type="float" office:value="88">
            <text:p>88</text:p>
          </table:table-cell>
          <table:table-cell/>
          <table:table-cell table:formula="of:=[.E8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6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893];SEARCH(&quot;,&quot;;[Entrada.A893])-1))" office:value-type="float" office:value="10">
            <text:p>10</text:p>
          </table:table-cell>
          <table:table-cell table:formula="of:=VALUE(MID([Entrada.A893];SEARCH(&quot;,&quot;;[Entrada.A893])+1;100))" office:value-type="float" office:value="8">
            <text:p>8</text:p>
          </table:table-cell>
          <table:table-cell table:formula="of:=[Entrada.C893]" office:value-type="float" office:value="39">
            <text:p>39</text:p>
          </table:table-cell>
          <table:table-cell table:formula="of:=[Entrada.D893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887]*[.E887]" office:value-type="float" office:value="28">
            <text:p>28</text:p>
          </table:table-cell>
          <table:table-cell/>
          <table:table-cell table:formula="of:=[.E8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7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894];SEARCH(&quot;,&quot;;[Entrada.A894])-1))" office:value-type="float" office:value="25">
            <text:p>25</text:p>
          </table:table-cell>
          <table:table-cell table:formula="of:=VALUE(MID([Entrada.A894];SEARCH(&quot;,&quot;;[Entrada.A894])+1;100))" office:value-type="float" office:value="26">
            <text:p>26</text:p>
          </table:table-cell>
          <table:table-cell table:formula="of:=[Entrada.C894]" office:value-type="float" office:value="9">
            <text:p>9</text:p>
          </table:table-cell>
          <table:table-cell table:formula="of:=[Entrada.D894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888]*[.E888]" office:value-type="float" office:value="144">
            <text:p>144</text:p>
          </table:table-cell>
          <table:table-cell/>
          <table:table-cell table:formula="of:=[.E8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8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895];SEARCH(&quot;,&quot;;[Entrada.A895])-1))" office:value-type="float" office:value="11">
            <text:p>11</text:p>
          </table:table-cell>
          <table:table-cell table:formula="of:=VALUE(MID([Entrada.A895];SEARCH(&quot;,&quot;;[Entrada.A895])+1;100))" office:value-type="float" office:value="27">
            <text:p>27</text:p>
          </table:table-cell>
          <table:table-cell table:formula="of:=[Entrada.C895]" office:value-type="float" office:value="13">
            <text:p>13</text:p>
          </table:table-cell>
          <table:table-cell table:formula="of:=[Entrada.D895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889]*[.E889]" office:value-type="float" office:value="120">
            <text:p>120</text:p>
          </table:table-cell>
          <table:table-cell/>
          <table:table-cell table:formula="of:=[.E8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9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896];SEARCH(&quot;,&quot;;[Entrada.A896])-1))" office:value-type="float" office:value="39">
            <text:p>39</text:p>
          </table:table-cell>
          <table:table-cell table:formula="of:=VALUE(MID([Entrada.A896];SEARCH(&quot;,&quot;;[Entrada.A896])+1;100))" office:value-type="float" office:value="20">
            <text:p>20</text:p>
          </table:table-cell>
          <table:table-cell table:formula="of:=[Entrada.C896]" office:value-type="float" office:value="6">
            <text:p>6</text:p>
          </table:table-cell>
          <table:table-cell table:formula="of:=[Entrada.D896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890]*[.E890]" office:value-type="float" office:value="32">
            <text:p>32</text:p>
          </table:table-cell>
          <table:table-cell/>
          <table:table-cell table:formula="of:=[.E8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0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897];SEARCH(&quot;,&quot;;[Entrada.A897])-1))" office:value-type="float" office:value="4">
            <text:p>4</text:p>
          </table:table-cell>
          <table:table-cell table:formula="of:=VALUE(MID([Entrada.A897];SEARCH(&quot;,&quot;;[Entrada.A897])+1;100))" office:value-type="float" office:value="10">
            <text:p>10</text:p>
          </table:table-cell>
          <table:table-cell table:formula="of:=[Entrada.C897]" office:value-type="float" office:value="29">
            <text:p>29</text:p>
          </table:table-cell>
          <table:table-cell table:formula="of:=[Entrada.D897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891]*[.E891]" office:value-type="float" office:value="160">
            <text:p>160</text:p>
          </table:table-cell>
          <table:table-cell/>
          <table:table-cell table:formula="of:=[.E8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1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898];SEARCH(&quot;,&quot;;[Entrada.A898])-1))" office:value-type="float" office:value="29">
            <text:p>29</text:p>
          </table:table-cell>
          <table:table-cell table:formula="of:=VALUE(MID([Entrada.A898];SEARCH(&quot;,&quot;;[Entrada.A898])+1;100))" office:value-type="float" office:value="30">
            <text:p>30</text:p>
          </table:table-cell>
          <table:table-cell table:formula="of:=[Entrada.C898]" office:value-type="float" office:value="5">
            <text:p>5</text:p>
          </table:table-cell>
          <table:table-cell table:formula="of:=[Entrada.D898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892]*[.E892]" office:value-type="float" office:value="140">
            <text:p>140</text:p>
          </table:table-cell>
          <table:table-cell/>
          <table:table-cell table:formula="of:=[.E8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2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899];SEARCH(&quot;,&quot;;[Entrada.A899])-1))" office:value-type="float" office:value="19">
            <text:p>19</text:p>
          </table:table-cell>
          <table:table-cell table:formula="of:=VALUE(MID([Entrada.A899];SEARCH(&quot;,&quot;;[Entrada.A899])+1;100))" office:value-type="float" office:value="24">
            <text:p>24</text:p>
          </table:table-cell>
          <table:table-cell table:formula="of:=[Entrada.C899]" office:value-type="float" office:value="18">
            <text:p>18</text:p>
          </table:table-cell>
          <table:table-cell table:formula="of:=[Entrada.D899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893]*[.E893]" office:value-type="float" office:value="124">
            <text:p>124</text:p>
          </table:table-cell>
          <table:table-cell/>
          <table:table-cell table:formula="of:=[.E8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3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900];SEARCH(&quot;,&quot;;[Entrada.A900])-1))" office:value-type="float" office:value="2">
            <text:p>2</text:p>
          </table:table-cell>
          <table:table-cell table:formula="of:=VALUE(MID([Entrada.A900];SEARCH(&quot;,&quot;;[Entrada.A900])+1;100))" office:value-type="float" office:value="32">
            <text:p>32</text:p>
          </table:table-cell>
          <table:table-cell table:formula="of:=[Entrada.C900]" office:value-type="float" office:value="6">
            <text:p>6</text:p>
          </table:table-cell>
          <table:table-cell table:formula="of:=[Entrada.D900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894]*[.E894]" office:value-type="float" office:value="112">
            <text:p>112</text:p>
          </table:table-cell>
          <table:table-cell/>
          <table:table-cell table:formula="of:=[.E8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4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901];SEARCH(&quot;,&quot;;[Entrada.A901])-1))" office:value-type="float" office:value="22">
            <text:p>22</text:p>
          </table:table-cell>
          <table:table-cell table:formula="of:=VALUE(MID([Entrada.A901];SEARCH(&quot;,&quot;;[Entrada.A901])+1;100))" office:value-type="float" office:value="39">
            <text:p>39</text:p>
          </table:table-cell>
          <table:table-cell table:formula="of:=[Entrada.C901]" office:value-type="float" office:value="14">
            <text:p>14</text:p>
          </table:table-cell>
          <table:table-cell table:formula="of:=[Entrada.D901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895]*[.E895]" office:value-type="float" office:value="68">
            <text:p>68</text:p>
          </table:table-cell>
          <table:table-cell/>
          <table:table-cell table:formula="of:=[.E8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5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902];SEARCH(&quot;,&quot;;[Entrada.A902])-1))" office:value-type="float" office:value="5">
            <text:p>5</text:p>
          </table:table-cell>
          <table:table-cell table:formula="of:=VALUE(MID([Entrada.A902];SEARCH(&quot;,&quot;;[Entrada.A902])+1;100))" office:value-type="float" office:value="21">
            <text:p>21</text:p>
          </table:table-cell>
          <table:table-cell table:formula="of:=[Entrada.C902]" office:value-type="float" office:value="4">
            <text:p>4</text:p>
          </table:table-cell>
          <table:table-cell table:formula="of:=[Entrada.D902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896]*[.E896]" office:value-type="float" office:value="76">
            <text:p>76</text:p>
          </table:table-cell>
          <table:table-cell/>
          <table:table-cell table:formula="of:=[.E8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6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903];SEARCH(&quot;,&quot;;[Entrada.A903])-1))" office:value-type="float" office:value="30">
            <text:p>30</text:p>
          </table:table-cell>
          <table:table-cell table:formula="of:=VALUE(MID([Entrada.A903];SEARCH(&quot;,&quot;;[Entrada.A903])+1;100))" office:value-type="float" office:value="39">
            <text:p>39</text:p>
          </table:table-cell>
          <table:table-cell table:formula="of:=[Entrada.C903]" office:value-type="float" office:value="26">
            <text:p>26</text:p>
          </table:table-cell>
          <table:table-cell table:formula="of:=[Entrada.D903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897]*[.E897]" office:value-type="float" office:value="168">
            <text:p>168</text:p>
          </table:table-cell>
          <table:table-cell/>
          <table:table-cell table:formula="of:=[.E8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7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904];SEARCH(&quot;,&quot;;[Entrada.A904])-1))" office:value-type="float" office:value="17">
            <text:p>17</text:p>
          </table:table-cell>
          <table:table-cell table:formula="of:=VALUE(MID([Entrada.A904];SEARCH(&quot;,&quot;;[Entrada.A904])+1;100))" office:value-type="float" office:value="18">
            <text:p>18</text:p>
          </table:table-cell>
          <table:table-cell table:formula="of:=[Entrada.C904]" office:value-type="float" office:value="5">
            <text:p>5</text:p>
          </table:table-cell>
          <table:table-cell table:formula="of:=[Entrada.D904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898]*[.E898]" office:value-type="float" office:value="44">
            <text:p>44</text:p>
          </table:table-cell>
          <table:table-cell/>
          <table:table-cell table:formula="of:=[.E8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8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905];SEARCH(&quot;,&quot;;[Entrada.A905])-1))" office:value-type="float" office:value="23">
            <text:p>23</text:p>
          </table:table-cell>
          <table:table-cell table:formula="of:=VALUE(MID([Entrada.A905];SEARCH(&quot;,&quot;;[Entrada.A905])+1;100))" office:value-type="float" office:value="28">
            <text:p>28</text:p>
          </table:table-cell>
          <table:table-cell table:formula="of:=[Entrada.C905]" office:value-type="float" office:value="38">
            <text:p>38</text:p>
          </table:table-cell>
          <table:table-cell table:formula="of:=[Entrada.D905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899]*[.E899]" office:value-type="float" office:value="40">
            <text:p>40</text:p>
          </table:table-cell>
          <table:table-cell/>
          <table:table-cell table:formula="of:=[.E8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9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906];SEARCH(&quot;,&quot;;[Entrada.A906])-1))" office:value-type="float" office:value="32">
            <text:p>32</text:p>
          </table:table-cell>
          <table:table-cell table:formula="of:=VALUE(MID([Entrada.A906];SEARCH(&quot;,&quot;;[Entrada.A906])+1;100))" office:value-type="float" office:value="12">
            <text:p>12</text:p>
          </table:table-cell>
          <table:table-cell table:formula="of:=[Entrada.C906]" office:value-type="float" office:value="19">
            <text:p>19</text:p>
          </table:table-cell>
          <table:table-cell table:formula="of:=[Entrada.D906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900]*[.E900]" office:value-type="float" office:value="164">
            <text:p>164</text:p>
          </table:table-cell>
          <table:table-cell/>
          <table:table-cell table:formula="of:=[.E9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0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907];SEARCH(&quot;,&quot;;[Entrada.A907])-1))" office:value-type="float" office:value="13">
            <text:p>13</text:p>
          </table:table-cell>
          <table:table-cell table:formula="of:=VALUE(MID([Entrada.A907];SEARCH(&quot;,&quot;;[Entrada.A907])+1;100))" office:value-type="float" office:value="38">
            <text:p>38</text:p>
          </table:table-cell>
          <table:table-cell table:formula="of:=[Entrada.C907]" office:value-type="float" office:value="27">
            <text:p>27</text:p>
          </table:table-cell>
          <table:table-cell table:formula="of:=[Entrada.D907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901]*[.E901]" office:value-type="float" office:value="44">
            <text:p>44</text:p>
          </table:table-cell>
          <table:table-cell/>
          <table:table-cell table:formula="of:=[.E9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1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908];SEARCH(&quot;,&quot;;[Entrada.A908])-1))" office:value-type="float" office:value="35">
            <text:p>35</text:p>
          </table:table-cell>
          <table:table-cell table:formula="of:=VALUE(MID([Entrada.A908];SEARCH(&quot;,&quot;;[Entrada.A908])+1;100))" office:value-type="float" office:value="9">
            <text:p>9</text:p>
          </table:table-cell>
          <table:table-cell table:formula="of:=[Entrada.C908]" office:value-type="float" office:value="32">
            <text:p>32</text:p>
          </table:table-cell>
          <table:table-cell table:formula="of:=[Entrada.D908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902]*[.E902]" office:value-type="float" office:value="68">
            <text:p>68</text:p>
          </table:table-cell>
          <table:table-cell/>
          <table:table-cell table:formula="of:=[.E9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2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909];SEARCH(&quot;,&quot;;[Entrada.A909])-1))" office:value-type="float" office:value="11">
            <text:p>11</text:p>
          </table:table-cell>
          <table:table-cell table:formula="of:=VALUE(MID([Entrada.A909];SEARCH(&quot;,&quot;;[Entrada.A909])+1;100))" office:value-type="float" office:value="16">
            <text:p>16</text:p>
          </table:table-cell>
          <table:table-cell table:formula="of:=[Entrada.C909]" office:value-type="float" office:value="19">
            <text:p>19</text:p>
          </table:table-cell>
          <table:table-cell table:formula="of:=[Entrada.D909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903]*[.E903]" office:value-type="float" office:value="176">
            <text:p>176</text:p>
          </table:table-cell>
          <table:table-cell/>
          <table:table-cell table:formula="of:=[.E9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3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910];SEARCH(&quot;,&quot;;[Entrada.A910])-1))" office:value-type="float" office:value="1">
            <text:p>1</text:p>
          </table:table-cell>
          <table:table-cell table:formula="of:=VALUE(MID([Entrada.A910];SEARCH(&quot;,&quot;;[Entrada.A910])+1;100))" office:value-type="float" office:value="26">
            <text:p>26</text:p>
          </table:table-cell>
          <table:table-cell table:formula="of:=[Entrada.C910]" office:value-type="float" office:value="16">
            <text:p>16</text:p>
          </table:table-cell>
          <table:table-cell table:formula="of:=[Entrada.D910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904]*[.E904]" office:value-type="float" office:value="152">
            <text:p>152</text:p>
          </table:table-cell>
          <table:table-cell/>
          <table:table-cell table:formula="of:=[.E9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4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911];SEARCH(&quot;,&quot;;[Entrada.A911])-1))" office:value-type="float" office:value="39">
            <text:p>39</text:p>
          </table:table-cell>
          <table:table-cell table:formula="of:=VALUE(MID([Entrada.A911];SEARCH(&quot;,&quot;;[Entrada.A911])+1;100))" office:value-type="float" office:value="13">
            <text:p>13</text:p>
          </table:table-cell>
          <table:table-cell table:formula="of:=[Entrada.C911]" office:value-type="float" office:value="10">
            <text:p>10</text:p>
          </table:table-cell>
          <table:table-cell table:formula="of:=[Entrada.D911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905]*[.E905]" office:value-type="float" office:value="164">
            <text:p>164</text:p>
          </table:table-cell>
          <table:table-cell/>
          <table:table-cell table:formula="of:=[.E9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5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912];SEARCH(&quot;,&quot;;[Entrada.A912])-1))" office:value-type="float" office:value="26">
            <text:p>26</text:p>
          </table:table-cell>
          <table:table-cell table:formula="of:=VALUE(MID([Entrada.A912];SEARCH(&quot;,&quot;;[Entrada.A912])+1;100))" office:value-type="float" office:value="2">
            <text:p>2</text:p>
          </table:table-cell>
          <table:table-cell table:formula="of:=[Entrada.C912]" office:value-type="float" office:value="26">
            <text:p>26</text:p>
          </table:table-cell>
          <table:table-cell table:formula="of:=[Entrada.D912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906]*[.E906]" office:value-type="float" office:value="80">
            <text:p>80</text:p>
          </table:table-cell>
          <table:table-cell/>
          <table:table-cell table:formula="of:=[.E9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6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913];SEARCH(&quot;,&quot;;[Entrada.A913])-1))" office:value-type="float" office:value="29">
            <text:p>29</text:p>
          </table:table-cell>
          <table:table-cell table:formula="of:=VALUE(MID([Entrada.A913];SEARCH(&quot;,&quot;;[Entrada.A913])+1;100))" office:value-type="float" office:value="23">
            <text:p>23</text:p>
          </table:table-cell>
          <table:table-cell table:formula="of:=[Entrada.C913]" office:value-type="float" office:value="9">
            <text:p>9</text:p>
          </table:table-cell>
          <table:table-cell table:formula="of:=[Entrada.D913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907]*[.E907]" office:value-type="float" office:value="144">
            <text:p>144</text:p>
          </table:table-cell>
          <table:table-cell/>
          <table:table-cell table:formula="of:=[.E9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7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914];SEARCH(&quot;,&quot;;[Entrada.A914])-1))" office:value-type="float" office:value="15">
            <text:p>15</text:p>
          </table:table-cell>
          <table:table-cell table:formula="of:=VALUE(MID([Entrada.A914];SEARCH(&quot;,&quot;;[Entrada.A914])+1;100))" office:value-type="float" office:value="36">
            <text:p>36</text:p>
          </table:table-cell>
          <table:table-cell table:formula="of:=[Entrada.C914]" office:value-type="float" office:value="27">
            <text:p>27</text:p>
          </table:table-cell>
          <table:table-cell table:formula="of:=[Entrada.D914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908]*[.E908]" office:value-type="float" office:value="104">
            <text:p>104</text:p>
          </table:table-cell>
          <table:table-cell/>
          <table:table-cell table:formula="of:=[.E9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8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915];SEARCH(&quot;,&quot;;[Entrada.A915])-1))" office:value-type="float" office:value="19">
            <text:p>19</text:p>
          </table:table-cell>
          <table:table-cell table:formula="of:=VALUE(MID([Entrada.A915];SEARCH(&quot;,&quot;;[Entrada.A915])+1;100))" office:value-type="float" office:value="33">
            <text:p>33</text:p>
          </table:table-cell>
          <table:table-cell table:formula="of:=[Entrada.C915]" office:value-type="float" office:value="40">
            <text:p>40</text:p>
          </table:table-cell>
          <table:table-cell table:formula="of:=[Entrada.D915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909]*[.E909]" office:value-type="float" office:value="160">
            <text:p>160</text:p>
          </table:table-cell>
          <table:table-cell/>
          <table:table-cell table:formula="of:=[.E9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9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916];SEARCH(&quot;,&quot;;[Entrada.A916])-1))" office:value-type="float" office:value="5">
            <text:p>5</text:p>
          </table:table-cell>
          <table:table-cell table:formula="of:=VALUE(MID([Entrada.A916];SEARCH(&quot;,&quot;;[Entrada.A916])+1;100))" office:value-type="float" office:value="30">
            <text:p>30</text:p>
          </table:table-cell>
          <table:table-cell table:formula="of:=[Entrada.C916]" office:value-type="float" office:value="5">
            <text:p>5</text:p>
          </table:table-cell>
          <table:table-cell table:formula="of:=[Entrada.D916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910]*[.E910]" office:value-type="float" office:value="184">
            <text:p>184</text:p>
          </table:table-cell>
          <table:table-cell/>
          <table:table-cell table:formula="of:=[.E9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0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917];SEARCH(&quot;,&quot;;[Entrada.A917])-1))" office:value-type="float" office:value="27">
            <text:p>27</text:p>
          </table:table-cell>
          <table:table-cell table:formula="of:=VALUE(MID([Entrada.A917];SEARCH(&quot;,&quot;;[Entrada.A917])+1;100))" office:value-type="float" office:value="33">
            <text:p>33</text:p>
          </table:table-cell>
          <table:table-cell table:formula="of:=[Entrada.C917]" office:value-type="float" office:value="17">
            <text:p>17</text:p>
          </table:table-cell>
          <table:table-cell table:formula="of:=[Entrada.D917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911]*[.E911]" office:value-type="float" office:value="104">
            <text:p>104</text:p>
          </table:table-cell>
          <table:table-cell/>
          <table:table-cell table:formula="of:=[.E9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1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918];SEARCH(&quot;,&quot;;[Entrada.A918])-1))" office:value-type="float" office:value="17">
            <text:p>17</text:p>
          </table:table-cell>
          <table:table-cell table:formula="of:=VALUE(MID([Entrada.A918];SEARCH(&quot;,&quot;;[Entrada.A918])+1;100))" office:value-type="float" office:value="11">
            <text:p>11</text:p>
          </table:table-cell>
          <table:table-cell table:formula="of:=[Entrada.C918]" office:value-type="float" office:value="20">
            <text:p>20</text:p>
          </table:table-cell>
          <table:table-cell table:formula="of:=[Entrada.D918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912]*[.E912]" office:value-type="float" office:value="36">
            <text:p>36</text:p>
          </table:table-cell>
          <table:table-cell/>
          <table:table-cell table:formula="of:=[.E9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2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919];SEARCH(&quot;,&quot;;[Entrada.A919])-1))" office:value-type="float" office:value="23">
            <text:p>23</text:p>
          </table:table-cell>
          <table:table-cell table:formula="of:=VALUE(MID([Entrada.A919];SEARCH(&quot;,&quot;;[Entrada.A919])+1;100))" office:value-type="float" office:value="21">
            <text:p>21</text:p>
          </table:table-cell>
          <table:table-cell table:formula="of:=[Entrada.C919]" office:value-type="float" office:value="7">
            <text:p>7</text:p>
          </table:table-cell>
          <table:table-cell table:formula="of:=[Entrada.D919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913]*[.E913]" office:value-type="float" office:value="84">
            <text:p>84</text:p>
          </table:table-cell>
          <table:table-cell/>
          <table:table-cell table:formula="of:=[.E9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3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920];SEARCH(&quot;,&quot;;[Entrada.A920])-1))" office:value-type="float" office:value="32">
            <text:p>32</text:p>
          </table:table-cell>
          <table:table-cell table:formula="of:=VALUE(MID([Entrada.A920];SEARCH(&quot;,&quot;;[Entrada.A920])+1;100))" office:value-type="float" office:value="3">
            <text:p>3</text:p>
          </table:table-cell>
          <table:table-cell table:formula="of:=[Entrada.C920]" office:value-type="float" office:value="21">
            <text:p>21</text:p>
          </table:table-cell>
          <table:table-cell table:formula="of:=[Entrada.D920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914]*[.E914]" office:value-type="float" office:value="188">
            <text:p>188</text:p>
          </table:table-cell>
          <table:table-cell/>
          <table:table-cell table:formula="of:=[.E9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4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921];SEARCH(&quot;,&quot;;[Entrada.A921])-1))" office:value-type="float" office:value="35">
            <text:p>35</text:p>
          </table:table-cell>
          <table:table-cell table:formula="of:=VALUE(MID([Entrada.A921];SEARCH(&quot;,&quot;;[Entrada.A921])+1;100))" office:value-type="float" office:value="14">
            <text:p>14</text:p>
          </table:table-cell>
          <table:table-cell table:formula="of:=[Entrada.C921]" office:value-type="float" office:value="15">
            <text:p>15</text:p>
          </table:table-cell>
          <table:table-cell table:formula="of:=[Entrada.D921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915]*[.E915]" office:value-type="float" office:value="104">
            <text:p>104</text:p>
          </table:table-cell>
          <table:table-cell/>
          <table:table-cell table:formula="of:=[.E9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5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922];SEARCH(&quot;,&quot;;[Entrada.A922])-1))" office:value-type="float" office:value="11">
            <text:p>11</text:p>
          </table:table-cell>
          <table:table-cell table:formula="of:=VALUE(MID([Entrada.A922];SEARCH(&quot;,&quot;;[Entrada.A922])+1;100))" office:value-type="float" office:value="9">
            <text:p>9</text:p>
          </table:table-cell>
          <table:table-cell table:formula="of:=[Entrada.C922]" office:value-type="float" office:value="40">
            <text:p>40</text:p>
          </table:table-cell>
          <table:table-cell table:formula="of:=[Entrada.D922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916]*[.E916]" office:value-type="float" office:value="196">
            <text:p>196</text:p>
          </table:table-cell>
          <table:table-cell/>
          <table:table-cell table:formula="of:=[.E9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6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923];SEARCH(&quot;,&quot;;[Entrada.A923])-1))" office:value-type="float" office:value="14">
            <text:p>14</text:p>
          </table:table-cell>
          <table:table-cell table:formula="of:=VALUE(MID([Entrada.A923];SEARCH(&quot;,&quot;;[Entrada.A923])+1;100))" office:value-type="float" office:value="6">
            <text:p>6</text:p>
          </table:table-cell>
          <table:table-cell table:formula="of:=[Entrada.C923]" office:value-type="float" office:value="31">
            <text:p>31</text:p>
          </table:table-cell>
          <table:table-cell table:formula="of:=[Entrada.D923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917]*[.E917]" office:value-type="float" office:value="60">
            <text:p>60</text:p>
          </table:table-cell>
          <table:table-cell/>
          <table:table-cell table:formula="of:=[.E9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7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924];SEARCH(&quot;,&quot;;[Entrada.A924])-1))" office:value-type="float" office:value="36">
            <text:p>36</text:p>
          </table:table-cell>
          <table:table-cell table:formula="of:=VALUE(MID([Entrada.A924];SEARCH(&quot;,&quot;;[Entrada.A924])+1;100))" office:value-type="float" office:value="23">
            <text:p>23</text:p>
          </table:table-cell>
          <table:table-cell table:formula="of:=[Entrada.C924]" office:value-type="float" office:value="17">
            <text:p>17</text:p>
          </table:table-cell>
          <table:table-cell table:formula="of:=[Entrada.D924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918]*[.E918]" office:value-type="float" office:value="20">
            <text:p>20</text:p>
          </table:table-cell>
          <table:table-cell/>
          <table:table-cell table:formula="of:=[.E9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8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925];SEARCH(&quot;,&quot;;[Entrada.A925])-1))" office:value-type="float" office:value="1">
            <text:p>1</text:p>
          </table:table-cell>
          <table:table-cell table:formula="of:=VALUE(MID([Entrada.A925];SEARCH(&quot;,&quot;;[Entrada.A925])+1;100))" office:value-type="float" office:value="19">
            <text:p>19</text:p>
          </table:table-cell>
          <table:table-cell table:formula="of:=[Entrada.C925]" office:value-type="float" office:value="12">
            <text:p>12</text:p>
          </table:table-cell>
          <table:table-cell table:formula="of:=[Entrada.D925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919]*[.E919]" office:value-type="float" office:value="116">
            <text:p>116</text:p>
          </table:table-cell>
          <table:table-cell/>
          <table:table-cell table:formula="of:=[.E9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9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926];SEARCH(&quot;,&quot;;[Entrada.A926])-1))" office:value-type="float" office:value="26">
            <text:p>26</text:p>
          </table:table-cell>
          <table:table-cell table:formula="of:=VALUE(MID([Entrada.A926];SEARCH(&quot;,&quot;;[Entrada.A926])+1;100))" office:value-type="float" office:value="13">
            <text:p>13</text:p>
          </table:table-cell>
          <table:table-cell table:formula="of:=[Entrada.C926]" office:value-type="float" office:value="33">
            <text:p>33</text:p>
          </table:table-cell>
          <table:table-cell table:formula="of:=[Entrada.D926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920]*[.E920]" office:value-type="float" office:value="152">
            <text:p>152</text:p>
          </table:table-cell>
          <table:table-cell/>
          <table:table-cell table:formula="of:=[.E9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0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927];SEARCH(&quot;,&quot;;[Entrada.A927])-1))" office:value-type="float" office:value="29">
            <text:p>29</text:p>
          </table:table-cell>
          <table:table-cell table:formula="of:=VALUE(MID([Entrada.A927];SEARCH(&quot;,&quot;;[Entrada.A927])+1;100))" office:value-type="float" office:value="16">
            <text:p>16</text:p>
          </table:table-cell>
          <table:table-cell table:formula="of:=[Entrada.C927]" office:value-type="float" office:value="10">
            <text:p>10</text:p>
          </table:table-cell>
          <table:table-cell table:formula="of:=[Entrada.D927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921]*[.E921]" office:value-type="float" office:value="108">
            <text:p>108</text:p>
          </table:table-cell>
          <table:table-cell/>
          <table:table-cell table:formula="of:=[.E9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1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928];SEARCH(&quot;,&quot;;[Entrada.A928])-1))" office:value-type="float" office:value="19">
            <text:p>19</text:p>
          </table:table-cell>
          <table:table-cell table:formula="of:=VALUE(MID([Entrada.A928];SEARCH(&quot;,&quot;;[Entrada.A928])+1;100))" office:value-type="float" office:value="38">
            <text:p>38</text:p>
          </table:table-cell>
          <table:table-cell table:formula="of:=[Entrada.C928]" office:value-type="float" office:value="28">
            <text:p>28</text:p>
          </table:table-cell>
          <table:table-cell table:formula="of:=[Entrada.D928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922]*[.E922]" office:value-type="float" office:value="176">
            <text:p>176</text:p>
          </table:table-cell>
          <table:table-cell/>
          <table:table-cell table:formula="of:=[.E9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2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929];SEARCH(&quot;,&quot;;[Entrada.A929])-1))" office:value-type="float" office:value="5">
            <text:p>5</text:p>
          </table:table-cell>
          <table:table-cell table:formula="of:=VALUE(MID([Entrada.A929];SEARCH(&quot;,&quot;;[Entrada.A929])+1;100))" office:value-type="float" office:value="7">
            <text:p>7</text:p>
          </table:table-cell>
          <table:table-cell table:formula="of:=[Entrada.C929]" office:value-type="float" office:value="36">
            <text:p>36</text:p>
          </table:table-cell>
          <table:table-cell table:formula="of:=[Entrada.D929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923]*[.E923]" office:value-type="float" office:value="112">
            <text:p>112</text:p>
          </table:table-cell>
          <table:table-cell/>
          <table:table-cell table:formula="of:=[.E9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3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930];SEARCH(&quot;,&quot;;[Entrada.A930])-1))" office:value-type="float" office:value="27">
            <text:p>27</text:p>
          </table:table-cell>
          <table:table-cell table:formula="of:=VALUE(MID([Entrada.A930];SEARCH(&quot;,&quot;;[Entrada.A930])+1;100))" office:value-type="float" office:value="38">
            <text:p>38</text:p>
          </table:table-cell>
          <table:table-cell table:formula="of:=[Entrada.C930]" office:value-type="float" office:value="40">
            <text:p>40</text:p>
          </table:table-cell>
          <table:table-cell table:formula="of:=[Entrada.D930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924]*[.E924]" office:value-type="float" office:value="36">
            <text:p>36</text:p>
          </table:table-cell>
          <table:table-cell/>
          <table:table-cell table:formula="of:=[.E9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4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931];SEARCH(&quot;,&quot;;[Entrada.A931])-1))" office:value-type="float" office:value="30">
            <text:p>30</text:p>
          </table:table-cell>
          <table:table-cell table:formula="of:=VALUE(MID([Entrada.A931];SEARCH(&quot;,&quot;;[Entrada.A931])+1;100))" office:value-type="float" office:value="17">
            <text:p>17</text:p>
          </table:table-cell>
          <table:table-cell table:formula="of:=[Entrada.C931]" office:value-type="float" office:value="34">
            <text:p>34</text:p>
          </table:table-cell>
          <table:table-cell table:formula="of:=[Entrada.D931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925]*[.E925]" office:value-type="float" office:value="64">
            <text:p>64</text:p>
          </table:table-cell>
          <table:table-cell/>
          <table:table-cell table:formula="of:=[.E9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5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932];SEARCH(&quot;,&quot;;[Entrada.A932])-1))" office:value-type="float" office:value="17">
            <text:p>17</text:p>
          </table:table-cell>
          <table:table-cell table:formula="of:=VALUE(MID([Entrada.A932];SEARCH(&quot;,&quot;;[Entrada.A932])+1;100))" office:value-type="float" office:value="12">
            <text:p>12</text:p>
          </table:table-cell>
          <table:table-cell table:formula="of:=[Entrada.C932]" office:value-type="float" office:value="11">
            <text:p>11</text:p>
          </table:table-cell>
          <table:table-cell table:formula="of:=[Entrada.D932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926]*[.E926]" office:value-type="float" office:value="36">
            <text:p>36</text:p>
          </table:table-cell>
          <table:table-cell/>
          <table:table-cell table:formula="of:=[.E9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6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933];SEARCH(&quot;,&quot;;[Entrada.A933])-1))" office:value-type="float" office:value="20">
            <text:p>20</text:p>
          </table:table-cell>
          <table:table-cell table:formula="of:=VALUE(MID([Entrada.A933];SEARCH(&quot;,&quot;;[Entrada.A933])+1;100))" office:value-type="float" office:value="15">
            <text:p>15</text:p>
          </table:table-cell>
          <table:table-cell table:formula="of:=[Entrada.C933]" office:value-type="float" office:value="38">
            <text:p>38</text:p>
          </table:table-cell>
          <table:table-cell table:formula="of:=[Entrada.D933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927]*[.E927]" office:value-type="float" office:value="96">
            <text:p>96</text:p>
          </table:table-cell>
          <table:table-cell/>
          <table:table-cell table:formula="of:=[.E9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7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934];SEARCH(&quot;,&quot;;[Entrada.A934])-1))" office:value-type="float" office:value="23">
            <text:p>23</text:p>
          </table:table-cell>
          <table:table-cell table:formula="of:=VALUE(MID([Entrada.A934];SEARCH(&quot;,&quot;;[Entrada.A934])+1;100))" office:value-type="float" office:value="18">
            <text:p>18</text:p>
          </table:table-cell>
          <table:table-cell table:formula="of:=[Entrada.C934]" office:value-type="float" office:value="9">
            <text:p>9</text:p>
          </table:table-cell>
          <table:table-cell table:formula="of:=[Entrada.D934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928]*[.E928]" office:value-type="float" office:value="168">
            <text:p>168</text:p>
          </table:table-cell>
          <table:table-cell/>
          <table:table-cell table:formula="of:=[.E9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8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935];SEARCH(&quot;,&quot;;[Entrada.A935])-1))" office:value-type="float" office:value="10">
            <text:p>10</text:p>
          </table:table-cell>
          <table:table-cell table:formula="of:=VALUE(MID([Entrada.A935];SEARCH(&quot;,&quot;;[Entrada.A935])+1;100))" office:value-type="float" office:value="37">
            <text:p>37</text:p>
          </table:table-cell>
          <table:table-cell table:formula="of:=[Entrada.C935]" office:value-type="float" office:value="39">
            <text:p>39</text:p>
          </table:table-cell>
          <table:table-cell table:formula="of:=[Entrada.D935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929]*[.E929]" office:value-type="float" office:value="152">
            <text:p>152</text:p>
          </table:table-cell>
          <table:table-cell/>
          <table:table-cell table:formula="of:=[.E9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9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936];SEARCH(&quot;,&quot;;[Entrada.A936])-1))" office:value-type="float" office:value="32">
            <text:p>32</text:p>
          </table:table-cell>
          <table:table-cell table:formula="of:=VALUE(MID([Entrada.A936];SEARCH(&quot;,&quot;;[Entrada.A936])+1;100))" office:value-type="float" office:value="26">
            <text:p>26</text:p>
          </table:table-cell>
          <table:table-cell table:formula="of:=[Entrada.C936]" office:value-type="float" office:value="36">
            <text:p>36</text:p>
          </table:table-cell>
          <table:table-cell table:formula="of:=[Entrada.D936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930]*[.E930]" office:value-type="float" office:value="68">
            <text:p>68</text:p>
          </table:table-cell>
          <table:table-cell/>
          <table:table-cell table:formula="of:=[.E9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0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937];SEARCH(&quot;,&quot;;[Entrada.A937])-1))" office:value-type="float" office:value="18">
            <text:p>18</text:p>
          </table:table-cell>
          <table:table-cell table:formula="of:=VALUE(MID([Entrada.A937];SEARCH(&quot;,&quot;;[Entrada.A937])+1;100))" office:value-type="float" office:value="37">
            <text:p>37</text:p>
          </table:table-cell>
          <table:table-cell table:formula="of:=[Entrada.C937]" office:value-type="float" office:value="23">
            <text:p>23</text:p>
          </table:table-cell>
          <table:table-cell table:formula="of:=[Entrada.D937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931]*[.E931]" office:value-type="float" office:value="164">
            <text:p>164</text:p>
          </table:table-cell>
          <table:table-cell/>
          <table:table-cell table:formula="of:=[.E9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1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938];SEARCH(&quot;,&quot;;[Entrada.A938])-1))" office:value-type="float" office:value="38">
            <text:p>38</text:p>
          </table:table-cell>
          <table:table-cell table:formula="of:=VALUE(MID([Entrada.A938];SEARCH(&quot;,&quot;;[Entrada.A938])+1;100))" office:value-type="float" office:value="32">
            <text:p>32</text:p>
          </table:table-cell>
          <table:table-cell table:formula="of:=[Entrada.C938]" office:value-type="float" office:value="6">
            <text:p>6</text:p>
          </table:table-cell>
          <table:table-cell table:formula="of:=[Entrada.D938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932]*[.E932]" office:value-type="float" office:value="92">
            <text:p>92</text:p>
          </table:table-cell>
          <table:table-cell/>
          <table:table-cell table:formula="of:=[.E9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2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939];SEARCH(&quot;,&quot;;[Entrada.A939])-1))" office:value-type="float" office:value="8">
            <text:p>8</text:p>
          </table:table-cell>
          <table:table-cell table:formula="of:=VALUE(MID([Entrada.A939];SEARCH(&quot;,&quot;;[Entrada.A939])+1;100))" office:value-type="float" office:value="19">
            <text:p>19</text:p>
          </table:table-cell>
          <table:table-cell table:formula="of:=[Entrada.C939]" office:value-type="float" office:value="40">
            <text:p>40</text:p>
          </table:table-cell>
          <table:table-cell table:formula="of:=[Entrada.D939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933]*[.E933]" office:value-type="float" office:value="100">
            <text:p>100</text:p>
          </table:table-cell>
          <table:table-cell/>
          <table:table-cell table:formula="of:=[.E9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3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940];SEARCH(&quot;,&quot;;[Entrada.A940])-1))" office:value-type="float" office:value="14">
            <text:p>14</text:p>
          </table:table-cell>
          <table:table-cell table:formula="of:=VALUE(MID([Entrada.A940];SEARCH(&quot;,&quot;;[Entrada.A940])+1;100))" office:value-type="float" office:value="9">
            <text:p>9</text:p>
          </table:table-cell>
          <table:table-cell table:formula="of:=[Entrada.C940]" office:value-type="float" office:value="40">
            <text:p>40</text:p>
          </table:table-cell>
          <table:table-cell table:formula="of:=[Entrada.D940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934]*[.E934]" office:value-type="float" office:value="24">
            <text:p>24</text:p>
          </table:table-cell>
          <table:table-cell/>
          <table:table-cell table:formula="of:=[.E9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4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941];SEARCH(&quot;,&quot;;[Entrada.A941])-1))" office:value-type="float" office:value="36">
            <text:p>36</text:p>
          </table:table-cell>
          <table:table-cell table:formula="of:=VALUE(MID([Entrada.A941];SEARCH(&quot;,&quot;;[Entrada.A941])+1;100))" office:value-type="float" office:value="30">
            <text:p>30</text:p>
          </table:table-cell>
          <table:table-cell table:formula="of:=[Entrada.C941]" office:value-type="float" office:value="18">
            <text:p>18</text:p>
          </table:table-cell>
          <table:table-cell table:formula="of:=[Entrada.D941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935]*[.E935]" office:value-type="float" office:value="64">
            <text:p>64</text:p>
          </table:table-cell>
          <table:table-cell/>
          <table:table-cell table:formula="of:=[.E9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5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942];SEARCH(&quot;,&quot;;[Entrada.A942])-1))" office:value-type="float" office:value="1">
            <text:p>1</text:p>
          </table:table-cell>
          <table:table-cell table:formula="of:=VALUE(MID([Entrada.A942];SEARCH(&quot;,&quot;;[Entrada.A942])+1;100))" office:value-type="float" office:value="20">
            <text:p>20</text:p>
          </table:table-cell>
          <table:table-cell table:formula="of:=[Entrada.C942]" office:value-type="float" office:value="11">
            <text:p>11</text:p>
          </table:table-cell>
          <table:table-cell table:formula="of:=[Entrada.D942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936]*[.E936]" office:value-type="float" office:value="32">
            <text:p>32</text:p>
          </table:table-cell>
          <table:table-cell/>
          <table:table-cell table:formula="of:=[.E9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6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943];SEARCH(&quot;,&quot;;[Entrada.A943])-1))" office:value-type="float" office:value="39">
            <text:p>39</text:p>
          </table:table-cell>
          <table:table-cell table:formula="of:=VALUE(MID([Entrada.A943];SEARCH(&quot;,&quot;;[Entrada.A943])+1;100))" office:value-type="float" office:value="3">
            <text:p>3</text:p>
          </table:table-cell>
          <table:table-cell table:formula="of:=[Entrada.C943]" office:value-type="float" office:value="12">
            <text:p>12</text:p>
          </table:table-cell>
          <table:table-cell table:formula="of:=[Entrada.D943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937]*[.E937]" office:value-type="float" office:value="92">
            <text:p>92</text:p>
          </table:table-cell>
          <table:table-cell/>
          <table:table-cell table:formula="of:=[.E9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7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944];SEARCH(&quot;,&quot;;[Entrada.A944])-1))" office:value-type="float" office:value="26">
            <text:p>26</text:p>
          </table:table-cell>
          <table:table-cell table:formula="of:=VALUE(MID([Entrada.A944];SEARCH(&quot;,&quot;;[Entrada.A944])+1;100))" office:value-type="float" office:value="20">
            <text:p>20</text:p>
          </table:table-cell>
          <table:table-cell table:formula="of:=[Entrada.C944]" office:value-type="float" office:value="30">
            <text:p>30</text:p>
          </table:table-cell>
          <table:table-cell table:formula="of:=[Entrada.D944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938]*[.E938]" office:value-type="float" office:value="48">
            <text:p>48</text:p>
          </table:table-cell>
          <table:table-cell/>
          <table:table-cell table:formula="of:=[.E9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8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945];SEARCH(&quot;,&quot;;[Entrada.A945])-1))" office:value-type="float" office:value="2">
            <text:p>2</text:p>
          </table:table-cell>
          <table:table-cell table:formula="of:=VALUE(MID([Entrada.A945];SEARCH(&quot;,&quot;;[Entrada.A945])+1;100))" office:value-type="float" office:value="13">
            <text:p>13</text:p>
          </table:table-cell>
          <table:table-cell table:formula="of:=[Entrada.C945]" office:value-type="float" office:value="28">
            <text:p>28</text:p>
          </table:table-cell>
          <table:table-cell table:formula="of:=[Entrada.D945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939]*[.E939]" office:value-type="float" office:value="192">
            <text:p>192</text:p>
          </table:table-cell>
          <table:table-cell/>
          <table:table-cell table:formula="of:=[.E9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9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946];SEARCH(&quot;,&quot;;[Entrada.A946])-1))" office:value-type="float" office:value="24">
            <text:p>24</text:p>
          </table:table-cell>
          <table:table-cell table:formula="of:=VALUE(MID([Entrada.A946];SEARCH(&quot;,&quot;;[Entrada.A946])+1;100))" office:value-type="float" office:value="34">
            <text:p>34</text:p>
          </table:table-cell>
          <table:table-cell table:formula="of:=[Entrada.C946]" office:value-type="float" office:value="34">
            <text:p>34</text:p>
          </table:table-cell>
          <table:table-cell table:formula="of:=[Entrada.D946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940]*[.E940]" office:value-type="float" office:value="36">
            <text:p>36</text:p>
          </table:table-cell>
          <table:table-cell/>
          <table:table-cell table:formula="of:=[.E9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0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947];SEARCH(&quot;,&quot;;[Entrada.A947])-1))" office:value-type="float" office:value="17">
            <text:p>17</text:p>
          </table:table-cell>
          <table:table-cell table:formula="of:=VALUE(MID([Entrada.A947];SEARCH(&quot;,&quot;;[Entrada.A947])+1;100))" office:value-type="float" office:value="5">
            <text:p>5</text:p>
          </table:table-cell>
          <table:table-cell table:formula="of:=[Entrada.C947]" office:value-type="float" office:value="27">
            <text:p>27</text:p>
          </table:table-cell>
          <table:table-cell table:formula="of:=[Entrada.D947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941]*[.E941]" office:value-type="float" office:value="20">
            <text:p>20</text:p>
          </table:table-cell>
          <table:table-cell/>
          <table:table-cell table:formula="of:=[.E9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1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948];SEARCH(&quot;,&quot;;[Entrada.A948])-1))" office:value-type="float" office:value="20">
            <text:p>20</text:p>
          </table:table-cell>
          <table:table-cell table:formula="of:=VALUE(MID([Entrada.A948];SEARCH(&quot;,&quot;;[Entrada.A948])+1;100))" office:value-type="float" office:value="22">
            <text:p>22</text:p>
          </table:table-cell>
          <table:table-cell table:formula="of:=[Entrada.C948]" office:value-type="float" office:value="26">
            <text:p>26</text:p>
          </table:table-cell>
          <table:table-cell table:formula="of:=[Entrada.D948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942]*[.E942]" office:value-type="float" office:value="52">
            <text:p>52</text:p>
          </table:table-cell>
          <table:table-cell/>
          <table:table-cell table:formula="of:=[.E9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2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949];SEARCH(&quot;,&quot;;[Entrada.A949])-1))" office:value-type="float" office:value="6">
            <text:p>6</text:p>
          </table:table-cell>
          <table:table-cell table:formula="of:=VALUE(MID([Entrada.A949];SEARCH(&quot;,&quot;;[Entrada.A949])+1;100))" office:value-type="float" office:value="33">
            <text:p>33</text:p>
          </table:table-cell>
          <table:table-cell table:formula="of:=[Entrada.C949]" office:value-type="float" office:value="13">
            <text:p>13</text:p>
          </table:table-cell>
          <table:table-cell table:formula="of:=[Entrada.D949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943]*[.E943]" office:value-type="float" office:value="136">
            <text:p>136</text:p>
          </table:table-cell>
          <table:table-cell/>
          <table:table-cell table:formula="of:=[.E9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3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950];SEARCH(&quot;,&quot;;[Entrada.A950])-1))" office:value-type="float" office:value="32">
            <text:p>32</text:p>
          </table:table-cell>
          <table:table-cell table:formula="of:=VALUE(MID([Entrada.A950];SEARCH(&quot;,&quot;;[Entrada.A950])+1;100))" office:value-type="float" office:value="17">
            <text:p>17</text:p>
          </table:table-cell>
          <table:table-cell table:formula="of:=[Entrada.C950]" office:value-type="float" office:value="22">
            <text:p>22</text:p>
          </table:table-cell>
          <table:table-cell table:formula="of:=[Entrada.D950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944]*[.E944]" office:value-type="float" office:value="80">
            <text:p>80</text:p>
          </table:table-cell>
          <table:table-cell/>
          <table:table-cell table:formula="of:=[.E9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4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951];SEARCH(&quot;,&quot;;[Entrada.A951])-1))" office:value-type="float" office:value="18">
            <text:p>18</text:p>
          </table:table-cell>
          <table:table-cell table:formula="of:=VALUE(MID([Entrada.A951];SEARCH(&quot;,&quot;;[Entrada.A951])+1;100))" office:value-type="float" office:value="28">
            <text:p>28</text:p>
          </table:table-cell>
          <table:table-cell table:formula="of:=[Entrada.C951]" office:value-type="float" office:value="12">
            <text:p>12</text:p>
          </table:table-cell>
          <table:table-cell table:formula="of:=[Entrada.D951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945]*[.E945]" office:value-type="float" office:value="108">
            <text:p>108</text:p>
          </table:table-cell>
          <table:table-cell/>
          <table:table-cell table:formula="of:=[.E9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5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952];SEARCH(&quot;,&quot;;[Entrada.A952])-1))" office:value-type="float" office:value="8">
            <text:p>8</text:p>
          </table:table-cell>
          <table:table-cell table:formula="of:=VALUE(MID([Entrada.A952];SEARCH(&quot;,&quot;;[Entrada.A952])+1;100))" office:value-type="float" office:value="26">
            <text:p>26</text:p>
          </table:table-cell>
          <table:table-cell table:formula="of:=[Entrada.C952]" office:value-type="float" office:value="37">
            <text:p>37</text:p>
          </table:table-cell>
          <table:table-cell table:formula="of:=[Entrada.D952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946]*[.E946]" office:value-type="float" office:value="52">
            <text:p>52</text:p>
          </table:table-cell>
          <table:table-cell/>
          <table:table-cell table:formula="of:=[.E9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6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953];SEARCH(&quot;,&quot;;[Entrada.A953])-1))" office:value-type="float" office:value="11">
            <text:p>11</text:p>
          </table:table-cell>
          <table:table-cell table:formula="of:=VALUE(MID([Entrada.A953];SEARCH(&quot;,&quot;;[Entrada.A953])+1;100))" office:value-type="float" office:value="7">
            <text:p>7</text:p>
          </table:table-cell>
          <table:table-cell table:formula="of:=[Entrada.C953]" office:value-type="float" office:value="36">
            <text:p>36</text:p>
          </table:table-cell>
          <table:table-cell table:formula="of:=[Entrada.D953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947]*[.E947]" office:value-type="float" office:value="88">
            <text:p>88</text:p>
          </table:table-cell>
          <table:table-cell/>
          <table:table-cell table:formula="of:=[.E9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7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954];SEARCH(&quot;,&quot;;[Entrada.A954])-1))" office:value-type="float" office:value="14">
            <text:p>14</text:p>
          </table:table-cell>
          <table:table-cell table:formula="of:=VALUE(MID([Entrada.A954];SEARCH(&quot;,&quot;;[Entrada.A954])+1;100))" office:value-type="float" office:value="16">
            <text:p>16</text:p>
          </table:table-cell>
          <table:table-cell table:formula="of:=[Entrada.C954]" office:value-type="float" office:value="14">
            <text:p>14</text:p>
          </table:table-cell>
          <table:table-cell table:formula="of:=[Entrada.D954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948]*[.E948]" office:value-type="float" office:value="140">
            <text:p>140</text:p>
          </table:table-cell>
          <table:table-cell/>
          <table:table-cell table:formula="of:=[.E9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8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955];SEARCH(&quot;,&quot;;[Entrada.A955])-1))" office:value-type="float" office:value="36">
            <text:p>36</text:p>
          </table:table-cell>
          <table:table-cell table:formula="of:=VALUE(MID([Entrada.A955];SEARCH(&quot;,&quot;;[Entrada.A955])+1;100))" office:value-type="float" office:value="5">
            <text:p>5</text:p>
          </table:table-cell>
          <table:table-cell table:formula="of:=[Entrada.C955]" office:value-type="float" office:value="23">
            <text:p>23</text:p>
          </table:table-cell>
          <table:table-cell table:formula="of:=[Entrada.D955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949]*[.E949]" office:value-type="float" office:value="188">
            <text:p>188</text:p>
          </table:table-cell>
          <table:table-cell/>
          <table:table-cell table:formula="of:=[.E9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9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956];SEARCH(&quot;,&quot;;[Entrada.A956])-1))" office:value-type="float" office:value="26">
            <text:p>26</text:p>
          </table:table-cell>
          <table:table-cell table:formula="of:=VALUE(MID([Entrada.A956];SEARCH(&quot;,&quot;;[Entrada.A956])+1;100))" office:value-type="float" office:value="31">
            <text:p>31</text:p>
          </table:table-cell>
          <table:table-cell table:formula="of:=[Entrada.C956]" office:value-type="float" office:value="12">
            <text:p>12</text:p>
          </table:table-cell>
          <table:table-cell table:formula="of:=[Entrada.D956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950]*[.E950]" office:value-type="float" office:value="136">
            <text:p>136</text:p>
          </table:table-cell>
          <table:table-cell/>
          <table:table-cell table:formula="of:=[.E9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0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957];SEARCH(&quot;,&quot;;[Entrada.A957])-1))" office:value-type="float" office:value="12">
            <text:p>12</text:p>
          </table:table-cell>
          <table:table-cell table:formula="of:=VALUE(MID([Entrada.A957];SEARCH(&quot;,&quot;;[Entrada.A957])+1;100))" office:value-type="float" office:value="30">
            <text:p>30</text:p>
          </table:table-cell>
          <table:table-cell table:formula="of:=[Entrada.C957]" office:value-type="float" office:value="24">
            <text:p>24</text:p>
          </table:table-cell>
          <table:table-cell table:formula="of:=[Entrada.D957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951]*[.E951]" office:value-type="float" office:value="136">
            <text:p>136</text:p>
          </table:table-cell>
          <table:table-cell/>
          <table:table-cell table:formula="of:=[.E9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1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958];SEARCH(&quot;,&quot;;[Entrada.A958])-1))" office:value-type="float" office:value="2">
            <text:p>2</text:p>
          </table:table-cell>
          <table:table-cell table:formula="of:=VALUE(MID([Entrada.A958];SEARCH(&quot;,&quot;;[Entrada.A958])+1;100))" office:value-type="float" office:value="4">
            <text:p>4</text:p>
          </table:table-cell>
          <table:table-cell table:formula="of:=[Entrada.C958]" office:value-type="float" office:value="17">
            <text:p>17</text:p>
          </table:table-cell>
          <table:table-cell table:formula="of:=[Entrada.D958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952]*[.E952]" office:value-type="float" office:value="104">
            <text:p>104</text:p>
          </table:table-cell>
          <table:table-cell/>
          <table:table-cell table:formula="of:=[.E9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2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959];SEARCH(&quot;,&quot;;[Entrada.A959])-1))" office:value-type="float" office:value="5">
            <text:p>5</text:p>
          </table:table-cell>
          <table:table-cell table:formula="of:=VALUE(MID([Entrada.A959];SEARCH(&quot;,&quot;;[Entrada.A959])+1;100))" office:value-type="float" office:value="9">
            <text:p>9</text:p>
          </table:table-cell>
          <table:table-cell table:formula="of:=[Entrada.C959]" office:value-type="float" office:value="39">
            <text:p>39</text:p>
          </table:table-cell>
          <table:table-cell table:formula="of:=[Entrada.D959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953]*[.E953]" office:value-type="float" office:value="64">
            <text:p>64</text:p>
          </table:table-cell>
          <table:table-cell/>
          <table:table-cell table:formula="of:=[.E9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3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960];SEARCH(&quot;,&quot;;[Entrada.A960])-1))" office:value-type="float" office:value="20">
            <text:p>20</text:p>
          </table:table-cell>
          <table:table-cell table:formula="of:=VALUE(MID([Entrada.A960];SEARCH(&quot;,&quot;;[Entrada.A960])+1;100))" office:value-type="float" office:value="29">
            <text:p>29</text:p>
          </table:table-cell>
          <table:table-cell table:formula="of:=[Entrada.C960]" office:value-type="float" office:value="26">
            <text:p>26</text:p>
          </table:table-cell>
          <table:table-cell table:formula="of:=[Entrada.D960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954]*[.E954]" office:value-type="float" office:value="136">
            <text:p>136</text:p>
          </table:table-cell>
          <table:table-cell/>
          <table:table-cell table:formula="of:=[.E9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4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961];SEARCH(&quot;,&quot;;[Entrada.A961])-1))" office:value-type="float" office:value="23">
            <text:p>23</text:p>
          </table:table-cell>
          <table:table-cell table:formula="of:=VALUE(MID([Entrada.A961];SEARCH(&quot;,&quot;;[Entrada.A961])+1;100))" office:value-type="float" office:value="32">
            <text:p>32</text:p>
          </table:table-cell>
          <table:table-cell table:formula="of:=[Entrada.C961]" office:value-type="float" office:value="32">
            <text:p>32</text:p>
          </table:table-cell>
          <table:table-cell table:formula="of:=[Entrada.D961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955]*[.E955]" office:value-type="float" office:value="140">
            <text:p>140</text:p>
          </table:table-cell>
          <table:table-cell/>
          <table:table-cell table:formula="of:=[.E9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5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962];SEARCH(&quot;,&quot;;[Entrada.A962])-1))" office:value-type="float" office:value="6">
            <text:p>6</text:p>
          </table:table-cell>
          <table:table-cell table:formula="of:=VALUE(MID([Entrada.A962];SEARCH(&quot;,&quot;;[Entrada.A962])+1;100))" office:value-type="float" office:value="24">
            <text:p>24</text:p>
          </table:table-cell>
          <table:table-cell table:formula="of:=[Entrada.C962]" office:value-type="float" office:value="28">
            <text:p>28</text:p>
          </table:table-cell>
          <table:table-cell table:formula="of:=[Entrada.D962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956]*[.E956]" office:value-type="float" office:value="164">
            <text:p>164</text:p>
          </table:table-cell>
          <table:table-cell/>
          <table:table-cell table:formula="of:=[.E9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6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963];SEARCH(&quot;,&quot;;[Entrada.A963])-1))" office:value-type="float" office:value="32">
            <text:p>32</text:p>
          </table:table-cell>
          <table:table-cell table:formula="of:=VALUE(MID([Entrada.A963];SEARCH(&quot;,&quot;;[Entrada.A963])+1;100))" office:value-type="float" office:value="40">
            <text:p>40</text:p>
          </table:table-cell>
          <table:table-cell table:formula="of:=[Entrada.C963]" office:value-type="float" office:value="37">
            <text:p>37</text:p>
          </table:table-cell>
          <table:table-cell table:formula="of:=[Entrada.D963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957]*[.E957]" office:value-type="float" office:value="156">
            <text:p>156</text:p>
          </table:table-cell>
          <table:table-cell/>
          <table:table-cell table:formula="of:=[.E9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7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964];SEARCH(&quot;,&quot;;[Entrada.A964])-1))" office:value-type="float" office:value="31">
            <text:p>31</text:p>
          </table:table-cell>
          <table:table-cell table:formula="of:=VALUE(MID([Entrada.A964];SEARCH(&quot;,&quot;;[Entrada.A964])+1;100))" office:value-type="float" office:value="32">
            <text:p>32</text:p>
          </table:table-cell>
          <table:table-cell table:formula="of:=[Entrada.C964]" office:value-type="float" office:value="10">
            <text:p>10</text:p>
          </table:table-cell>
          <table:table-cell table:formula="of:=[Entrada.D964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958]*[.E958]" office:value-type="float" office:value="80">
            <text:p>80</text:p>
          </table:table-cell>
          <table:table-cell/>
          <table:table-cell table:formula="of:=[.E9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8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965];SEARCH(&quot;,&quot;;[Entrada.A965])-1))" office:value-type="float" office:value="35">
            <text:p>35</text:p>
          </table:table-cell>
          <table:table-cell table:formula="of:=VALUE(MID([Entrada.A965];SEARCH(&quot;,&quot;;[Entrada.A965])+1;100))" office:value-type="float" office:value="37">
            <text:p>37</text:p>
          </table:table-cell>
          <table:table-cell table:formula="of:=[Entrada.C965]" office:value-type="float" office:value="5">
            <text:p>5</text:p>
          </table:table-cell>
          <table:table-cell table:formula="of:=[Entrada.D965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959]*[.E959]" office:value-type="float" office:value="104">
            <text:p>104</text:p>
          </table:table-cell>
          <table:table-cell/>
          <table:table-cell table:formula="of:=[.E9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9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966];SEARCH(&quot;,&quot;;[Entrada.A966])-1))" office:value-type="float" office:value="14">
            <text:p>14</text:p>
          </table:table-cell>
          <table:table-cell table:formula="of:=VALUE(MID([Entrada.A966];SEARCH(&quot;,&quot;;[Entrada.A966])+1;100))" office:value-type="float" office:value="27">
            <text:p>27</text:p>
          </table:table-cell>
          <table:table-cell table:formula="of:=[Entrada.C966]" office:value-type="float" office:value="29">
            <text:p>29</text:p>
          </table:table-cell>
          <table:table-cell table:formula="of:=[Entrada.D966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960]*[.E960]" office:value-type="float" office:value="124">
            <text:p>124</text:p>
          </table:table-cell>
          <table:table-cell/>
          <table:table-cell table:formula="of:=[.E9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0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967];SEARCH(&quot;,&quot;;[Entrada.A967])-1))" office:value-type="float" office:value="36">
            <text:p>36</text:p>
          </table:table-cell>
          <table:table-cell table:formula="of:=VALUE(MID([Entrada.A967];SEARCH(&quot;,&quot;;[Entrada.A967])+1;100))" office:value-type="float" office:value="12">
            <text:p>12</text:p>
          </table:table-cell>
          <table:table-cell table:formula="of:=[Entrada.C967]" office:value-type="float" office:value="28">
            <text:p>28</text:p>
          </table:table-cell>
          <table:table-cell table:formula="of:=[Entrada.D967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961]*[.E961]" office:value-type="float" office:value="172">
            <text:p>172</text:p>
          </table:table-cell>
          <table:table-cell/>
          <table:table-cell table:formula="of:=[.E9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1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968];SEARCH(&quot;,&quot;;[Entrada.A968])-1))" office:value-type="float" office:value="12">
            <text:p>12</text:p>
          </table:table-cell>
          <table:table-cell table:formula="of:=VALUE(MID([Entrada.A968];SEARCH(&quot;,&quot;;[Entrada.A968])+1;100))" office:value-type="float" office:value="21">
            <text:p>21</text:p>
          </table:table-cell>
          <table:table-cell table:formula="of:=[Entrada.C968]" office:value-type="float" office:value="12">
            <text:p>12</text:p>
          </table:table-cell>
          <table:table-cell table:formula="of:=[Entrada.D968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962]*[.E962]" office:value-type="float" office:value="116">
            <text:p>116</text:p>
          </table:table-cell>
          <table:table-cell/>
          <table:table-cell table:formula="of:=[.E9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2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969];SEARCH(&quot;,&quot;;[Entrada.A969])-1))" office:value-type="float" office:value="2">
            <text:p>2</text:p>
          </table:table-cell>
          <table:table-cell table:formula="of:=VALUE(MID([Entrada.A969];SEARCH(&quot;,&quot;;[Entrada.A969])+1;100))" office:value-type="float" office:value="31">
            <text:p>31</text:p>
          </table:table-cell>
          <table:table-cell table:formula="of:=[Entrada.C969]" office:value-type="float" office:value="22">
            <text:p>22</text:p>
          </table:table-cell>
          <table:table-cell table:formula="of:=[Entrada.D969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963]*[.E963]" office:value-type="float" office:value="160">
            <text:p>160</text:p>
          </table:table-cell>
          <table:table-cell/>
          <table:table-cell table:formula="of:=[.E9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3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970];SEARCH(&quot;,&quot;;[Entrada.A970])-1))" office:value-type="float" office:value="27">
            <text:p>27</text:p>
          </table:table-cell>
          <table:table-cell table:formula="of:=VALUE(MID([Entrada.A970];SEARCH(&quot;,&quot;;[Entrada.A970])+1;100))" office:value-type="float" office:value="13">
            <text:p>13</text:p>
          </table:table-cell>
          <table:table-cell table:formula="of:=[Entrada.C970]" office:value-type="float" office:value="39">
            <text:p>39</text:p>
          </table:table-cell>
          <table:table-cell table:formula="of:=[Entrada.D970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964]*[.E964]" office:value-type="float" office:value="56">
            <text:p>56</text:p>
          </table:table-cell>
          <table:table-cell/>
          <table:table-cell table:formula="of:=[.E9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4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971];SEARCH(&quot;,&quot;;[Entrada.A971])-1))" office:value-type="float" office:value="30">
            <text:p>30</text:p>
          </table:table-cell>
          <table:table-cell table:formula="of:=VALUE(MID([Entrada.A971];SEARCH(&quot;,&quot;;[Entrada.A971])+1;100))" office:value-type="float" office:value="10">
            <text:p>10</text:p>
          </table:table-cell>
          <table:table-cell table:formula="of:=[Entrada.C971]" office:value-type="float" office:value="6">
            <text:p>6</text:p>
          </table:table-cell>
          <table:table-cell table:formula="of:=[Entrada.D971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965]*[.E965]" office:value-type="float" office:value="108">
            <text:p>108</text:p>
          </table:table-cell>
          <table:table-cell/>
          <table:table-cell table:formula="of:=[.E9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5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972];SEARCH(&quot;,&quot;;[Entrada.A972])-1))" office:value-type="float" office:value="20">
            <text:p>20</text:p>
          </table:table-cell>
          <table:table-cell table:formula="of:=VALUE(MID([Entrada.A972];SEARCH(&quot;,&quot;;[Entrada.A972])+1;100))" office:value-type="float" office:value="36">
            <text:p>36</text:p>
          </table:table-cell>
          <table:table-cell table:formula="of:=[Entrada.C972]" office:value-type="float" office:value="34">
            <text:p>34</text:p>
          </table:table-cell>
          <table:table-cell table:formula="of:=[Entrada.D972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966]*[.E966]" office:value-type="float" office:value="40">
            <text:p>40</text:p>
          </table:table-cell>
          <table:table-cell/>
          <table:table-cell table:formula="of:=[.E9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6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973];SEARCH(&quot;,&quot;;[Entrada.A973])-1))" office:value-type="float" office:value="3">
            <text:p>3</text:p>
          </table:table-cell>
          <table:table-cell table:formula="of:=VALUE(MID([Entrada.A973];SEARCH(&quot;,&quot;;[Entrada.A973])+1;100))" office:value-type="float" office:value="36">
            <text:p>36</text:p>
          </table:table-cell>
          <table:table-cell table:formula="of:=[Entrada.C973]" office:value-type="float" office:value="12">
            <text:p>12</text:p>
          </table:table-cell>
          <table:table-cell table:formula="of:=[Entrada.D973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967]*[.E967]" office:value-type="float" office:value="120">
            <text:p>120</text:p>
          </table:table-cell>
          <table:table-cell/>
          <table:table-cell table:formula="of:=[.E9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7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974];SEARCH(&quot;,&quot;;[Entrada.A974])-1))" office:value-type="float" office:value="6">
            <text:p>6</text:p>
          </table:table-cell>
          <table:table-cell table:formula="of:=VALUE(MID([Entrada.A974];SEARCH(&quot;,&quot;;[Entrada.A974])+1;100))" office:value-type="float" office:value="19">
            <text:p>19</text:p>
          </table:table-cell>
          <table:table-cell table:formula="of:=[Entrada.C974]" office:value-type="float" office:value="5">
            <text:p>5</text:p>
          </table:table-cell>
          <table:table-cell table:formula="of:=[Entrada.D974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968]*[.E968]" office:value-type="float" office:value="24">
            <text:p>24</text:p>
          </table:table-cell>
          <table:table-cell/>
          <table:table-cell table:formula="of:=[.E9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8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975];SEARCH(&quot;,&quot;;[Entrada.A975])-1))" office:value-type="float" office:value="28">
            <text:p>28</text:p>
          </table:table-cell>
          <table:table-cell table:formula="of:=VALUE(MID([Entrada.A975];SEARCH(&quot;,&quot;;[Entrada.A975])+1;100))" office:value-type="float" office:value="36">
            <text:p>36</text:p>
          </table:table-cell>
          <table:table-cell table:formula="of:=[Entrada.C975]" office:value-type="float" office:value="21">
            <text:p>21</text:p>
          </table:table-cell>
          <table:table-cell table:formula="of:=[Entrada.D975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969]*[.E969]" office:value-type="float" office:value="52">
            <text:p>52</text:p>
          </table:table-cell>
          <table:table-cell/>
          <table:table-cell table:formula="of:=[.E9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9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976];SEARCH(&quot;,&quot;;[Entrada.A976])-1))" office:value-type="float" office:value="18">
            <text:p>18</text:p>
          </table:table-cell>
          <table:table-cell table:formula="of:=VALUE(MID([Entrada.A976];SEARCH(&quot;,&quot;;[Entrada.A976])+1;100))" office:value-type="float" office:value="14">
            <text:p>14</text:p>
          </table:table-cell>
          <table:table-cell table:formula="of:=[Entrada.C976]" office:value-type="float" office:value="31">
            <text:p>31</text:p>
          </table:table-cell>
          <table:table-cell table:formula="of:=[Entrada.D976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970]*[.E970]" office:value-type="float" office:value="124">
            <text:p>124</text:p>
          </table:table-cell>
          <table:table-cell/>
          <table:table-cell table:formula="of:=[.E9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0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977];SEARCH(&quot;,&quot;;[Entrada.A977])-1))" office:value-type="float" office:value="21">
            <text:p>21</text:p>
          </table:table-cell>
          <table:table-cell table:formula="of:=VALUE(MID([Entrada.A977];SEARCH(&quot;,&quot;;[Entrada.A977])+1;100))" office:value-type="float" office:value="3">
            <text:p>3</text:p>
          </table:table-cell>
          <table:table-cell table:formula="of:=[Entrada.C977]" office:value-type="float" office:value="39">
            <text:p>39</text:p>
          </table:table-cell>
          <table:table-cell table:formula="of:=[Entrada.D977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971]*[.E971]" office:value-type="float" office:value="140">
            <text:p>140</text:p>
          </table:table-cell>
          <table:table-cell/>
          <table:table-cell table:formula="of:=[.E9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1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978];SEARCH(&quot;,&quot;;[Entrada.A978])-1))" office:value-type="float" office:value="36">
            <text:p>36</text:p>
          </table:table-cell>
          <table:table-cell table:formula="of:=VALUE(MID([Entrada.A978];SEARCH(&quot;,&quot;;[Entrada.A978])+1;100))" office:value-type="float" office:value="11">
            <text:p>11</text:p>
          </table:table-cell>
          <table:table-cell table:formula="of:=[Entrada.C978]" office:value-type="float" office:value="31">
            <text:p>31</text:p>
          </table:table-cell>
          <table:table-cell table:formula="of:=[Entrada.D978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972]*[.E972]" office:value-type="float" office:value="116">
            <text:p>116</text:p>
          </table:table-cell>
          <table:table-cell/>
          <table:table-cell table:formula="of:=[.E9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2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979];SEARCH(&quot;,&quot;;[Entrada.A979])-1))" office:value-type="float" office:value="15">
            <text:p>15</text:p>
          </table:table-cell>
          <table:table-cell table:formula="of:=VALUE(MID([Entrada.A979];SEARCH(&quot;,&quot;;[Entrada.A979])+1;100))" office:value-type="float" office:value="1">
            <text:p>1</text:p>
          </table:table-cell>
          <table:table-cell table:formula="of:=[Entrada.C979]" office:value-type="float" office:value="36">
            <text:p>36</text:p>
          </table:table-cell>
          <table:table-cell table:formula="of:=[Entrada.D979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973]*[.E973]" office:value-type="float" office:value="180">
            <text:p>180</text:p>
          </table:table-cell>
          <table:table-cell/>
          <table:table-cell table:formula="of:=[.E9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3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980];SEARCH(&quot;,&quot;;[Entrada.A980])-1))" office:value-type="float" office:value="2">
            <text:p>2</text:p>
          </table:table-cell>
          <table:table-cell table:formula="of:=VALUE(MID([Entrada.A980];SEARCH(&quot;,&quot;;[Entrada.A980])+1;100))" office:value-type="float" office:value="22">
            <text:p>22</text:p>
          </table:table-cell>
          <table:table-cell table:formula="of:=[Entrada.C980]" office:value-type="float" office:value="8">
            <text:p>8</text:p>
          </table:table-cell>
          <table:table-cell table:formula="of:=[Entrada.D980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974]*[.E974]" office:value-type="float" office:value="136">
            <text:p>136</text:p>
          </table:table-cell>
          <table:table-cell/>
          <table:table-cell table:formula="of:=[.E9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4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981];SEARCH(&quot;,&quot;;[Entrada.A981])-1))" office:value-type="float" office:value="27">
            <text:p>27</text:p>
          </table:table-cell>
          <table:table-cell table:formula="of:=VALUE(MID([Entrada.A981];SEARCH(&quot;,&quot;;[Entrada.A981])+1;100))" office:value-type="float" office:value="2">
            <text:p>2</text:p>
          </table:table-cell>
          <table:table-cell table:formula="of:=[Entrada.C981]" office:value-type="float" office:value="12">
            <text:p>12</text:p>
          </table:table-cell>
          <table:table-cell table:formula="of:=[Entrada.D981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975]*[.E975]" office:value-type="float" office:value="24">
            <text:p>24</text:p>
          </table:table-cell>
          <table:table-cell/>
          <table:table-cell table:formula="of:=[.E9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5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982];SEARCH(&quot;,&quot;;[Entrada.A982])-1))" office:value-type="float" office:value="30">
            <text:p>30</text:p>
          </table:table-cell>
          <table:table-cell table:formula="of:=VALUE(MID([Entrada.A982];SEARCH(&quot;,&quot;;[Entrada.A982])+1;100))" office:value-type="float" office:value="13">
            <text:p>13</text:p>
          </table:table-cell>
          <table:table-cell table:formula="of:=[Entrada.C982]" office:value-type="float" office:value="34">
            <text:p>34</text:p>
          </table:table-cell>
          <table:table-cell table:formula="of:=[Entrada.D982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976]*[.E976]" office:value-type="float" office:value="28">
            <text:p>28</text:p>
          </table:table-cell>
          <table:table-cell/>
          <table:table-cell table:formula="of:=[.E9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6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983];SEARCH(&quot;,&quot;;[Entrada.A983])-1))" office:value-type="float" office:value="6">
            <text:p>6</text:p>
          </table:table-cell>
          <table:table-cell table:formula="of:=VALUE(MID([Entrada.A983];SEARCH(&quot;,&quot;;[Entrada.A983])+1;100))" office:value-type="float" office:value="10">
            <text:p>10</text:p>
          </table:table-cell>
          <table:table-cell table:formula="of:=[Entrada.C983]" office:value-type="float" office:value="10">
            <text:p>10</text:p>
          </table:table-cell>
          <table:table-cell table:formula="of:=[Entrada.D983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977]*[.E977]" office:value-type="float" office:value="188">
            <text:p>188</text:p>
          </table:table-cell>
          <table:table-cell/>
          <table:table-cell table:formula="of:=[.E9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7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984];SEARCH(&quot;,&quot;;[Entrada.A984])-1))" office:value-type="float" office:value="28">
            <text:p>28</text:p>
          </table:table-cell>
          <table:table-cell table:formula="of:=VALUE(MID([Entrada.A984];SEARCH(&quot;,&quot;;[Entrada.A984])+1;100))" office:value-type="float" office:value="35">
            <text:p>35</text:p>
          </table:table-cell>
          <table:table-cell table:formula="of:=[Entrada.C984]" office:value-type="float" office:value="34">
            <text:p>34</text:p>
          </table:table-cell>
          <table:table-cell table:formula="of:=[Entrada.D984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978]*[.E978]" office:value-type="float" office:value="152">
            <text:p>152</text:p>
          </table:table-cell>
          <table:table-cell/>
          <table:table-cell table:formula="of:=[.E9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8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985];SEARCH(&quot;,&quot;;[Entrada.A985])-1))" office:value-type="float" office:value="32">
            <text:p>32</text:p>
          </table:table-cell>
          <table:table-cell table:formula="of:=VALUE(MID([Entrada.A985];SEARCH(&quot;,&quot;;[Entrada.A985])+1;100))" office:value-type="float" office:value="38">
            <text:p>38</text:p>
          </table:table-cell>
          <table:table-cell table:formula="of:=[Entrada.C985]" office:value-type="float" office:value="16">
            <text:p>16</text:p>
          </table:table-cell>
          <table:table-cell table:formula="of:=[Entrada.D985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979]*[.E979]" office:value-type="float" office:value="64">
            <text:p>64</text:p>
          </table:table-cell>
          <table:table-cell/>
          <table:table-cell table:formula="of:=[.E9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9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986];SEARCH(&quot;,&quot;;[Entrada.A986])-1))" office:value-type="float" office:value="31">
            <text:p>31</text:p>
          </table:table-cell>
          <table:table-cell table:formula="of:=VALUE(MID([Entrada.A986];SEARCH(&quot;,&quot;;[Entrada.A986])+1;100))" office:value-type="float" office:value="22">
            <text:p>22</text:p>
          </table:table-cell>
          <table:table-cell table:formula="of:=[Entrada.C986]" office:value-type="float" office:value="21">
            <text:p>21</text:p>
          </table:table-cell>
          <table:table-cell table:formula="of:=[Entrada.D986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980]*[.E980]" office:value-type="float" office:value="144">
            <text:p>144</text:p>
          </table:table-cell>
          <table:table-cell/>
          <table:table-cell table:formula="of:=[.E9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0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987];SEARCH(&quot;,&quot;;[Entrada.A987])-1))" office:value-type="float" office:value="18">
            <text:p>18</text:p>
          </table:table-cell>
          <table:table-cell table:formula="of:=VALUE(MID([Entrada.A987];SEARCH(&quot;,&quot;;[Entrada.A987])+1;100))" office:value-type="float" office:value="9">
            <text:p>9</text:p>
          </table:table-cell>
          <table:table-cell table:formula="of:=[Entrada.C987]" office:value-type="float" office:value="32">
            <text:p>32</text:p>
          </table:table-cell>
          <table:table-cell table:formula="of:=[Entrada.D987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981]*[.E981]" office:value-type="float" office:value="32">
            <text:p>32</text:p>
          </table:table-cell>
          <table:table-cell/>
          <table:table-cell table:formula="of:=[.E9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1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988];SEARCH(&quot;,&quot;;[Entrada.A988])-1))" office:value-type="float" office:value="21">
            <text:p>21</text:p>
          </table:table-cell>
          <table:table-cell table:formula="of:=VALUE(MID([Entrada.A988];SEARCH(&quot;,&quot;;[Entrada.A988])+1;100))" office:value-type="float" office:value="12">
            <text:p>12</text:p>
          </table:table-cell>
          <table:table-cell table:formula="of:=[Entrada.C988]" office:value-type="float" office:value="35">
            <text:p>35</text:p>
          </table:table-cell>
          <table:table-cell table:formula="of:=[Entrada.D988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982]*[.E982]" office:value-type="float" office:value="48">
            <text:p>48</text:p>
          </table:table-cell>
          <table:table-cell/>
          <table:table-cell table:formula="of:=[.E9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2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989];SEARCH(&quot;,&quot;;[Entrada.A989])-1))" office:value-type="float" office:value="8">
            <text:p>8</text:p>
          </table:table-cell>
          <table:table-cell table:formula="of:=VALUE(MID([Entrada.A989];SEARCH(&quot;,&quot;;[Entrada.A989])+1;100))" office:value-type="float" office:value="15">
            <text:p>15</text:p>
          </table:table-cell>
          <table:table-cell table:formula="of:=[Entrada.C989]" office:value-type="float" office:value="8">
            <text:p>8</text:p>
          </table:table-cell>
          <table:table-cell table:formula="of:=[Entrada.D989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983]*[.E983]" office:value-type="float" office:value="52">
            <text:p>52</text:p>
          </table:table-cell>
          <table:table-cell/>
          <table:table-cell table:formula="of:=[.E9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3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990];SEARCH(&quot;,&quot;;[Entrada.A990])-1))" office:value-type="float" office:value="9">
            <text:p>9</text:p>
          </table:table-cell>
          <table:table-cell table:formula="of:=VALUE(MID([Entrada.A990];SEARCH(&quot;,&quot;;[Entrada.A990])+1;100))" office:value-type="float" office:value="16">
            <text:p>16</text:p>
          </table:table-cell>
          <table:table-cell table:formula="of:=[Entrada.C990]" office:value-type="float" office:value="27">
            <text:p>27</text:p>
          </table:table-cell>
          <table:table-cell table:formula="of:=[Entrada.D990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984]*[.E984]" office:value-type="float" office:value="40">
            <text:p>40</text:p>
          </table:table-cell>
          <table:table-cell/>
          <table:table-cell table:formula="of:=[.E9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4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991];SEARCH(&quot;,&quot;;[Entrada.A991])-1))" office:value-type="float" office:value="12">
            <text:p>12</text:p>
          </table:table-cell>
          <table:table-cell table:formula="of:=VALUE(MID([Entrada.A991];SEARCH(&quot;,&quot;;[Entrada.A991])+1;100))" office:value-type="float" office:value="11">
            <text:p>11</text:p>
          </table:table-cell>
          <table:table-cell table:formula="of:=[Entrada.C991]" office:value-type="float" office:value="25">
            <text:p>25</text:p>
          </table:table-cell>
          <table:table-cell table:formula="of:=[Entrada.D991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985]*[.E985]" office:value-type="float" office:value="28">
            <text:p>28</text:p>
          </table:table-cell>
          <table:table-cell/>
          <table:table-cell table:formula="of:=[.E9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5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992];SEARCH(&quot;,&quot;;[Entrada.A992])-1))" office:value-type="float" office:value="15">
            <text:p>15</text:p>
          </table:table-cell>
          <table:table-cell table:formula="of:=VALUE(MID([Entrada.A992];SEARCH(&quot;,&quot;;[Entrada.A992])+1;100))" office:value-type="float" office:value="14">
            <text:p>14</text:p>
          </table:table-cell>
          <table:table-cell table:formula="of:=[Entrada.C992]" office:value-type="float" office:value="39">
            <text:p>39</text:p>
          </table:table-cell>
          <table:table-cell table:formula="of:=[Entrada.D992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986]*[.E986]" office:value-type="float" office:value="176">
            <text:p>176</text:p>
          </table:table-cell>
          <table:table-cell/>
          <table:table-cell table:formula="of:=[.E9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6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993];SEARCH(&quot;,&quot;;[Entrada.A993])-1))" office:value-type="float" office:value="37">
            <text:p>37</text:p>
          </table:table-cell>
          <table:table-cell table:formula="of:=VALUE(MID([Entrada.A993];SEARCH(&quot;,&quot;;[Entrada.A993])+1;100))" office:value-type="float" office:value="29">
            <text:p>29</text:p>
          </table:table-cell>
          <table:table-cell table:formula="of:=[Entrada.C993]" office:value-type="float" office:value="8">
            <text:p>8</text:p>
          </table:table-cell>
          <table:table-cell table:formula="of:=[Entrada.D993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987]*[.E987]" office:value-type="float" office:value="128">
            <text:p>128</text:p>
          </table:table-cell>
          <table:table-cell/>
          <table:table-cell table:formula="of:=[.E9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7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994];SEARCH(&quot;,&quot;;[Entrada.A994])-1))" office:value-type="float" office:value="2">
            <text:p>2</text:p>
          </table:table-cell>
          <table:table-cell table:formula="of:=VALUE(MID([Entrada.A994];SEARCH(&quot;,&quot;;[Entrada.A994])+1;100))" office:value-type="float" office:value="17">
            <text:p>17</text:p>
          </table:table-cell>
          <table:table-cell table:formula="of:=[Entrada.C994]" office:value-type="float" office:value="29">
            <text:p>29</text:p>
          </table:table-cell>
          <table:table-cell table:formula="of:=[Entrada.D994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988]*[.E988]" office:value-type="float" office:value="136">
            <text:p>136</text:p>
          </table:table-cell>
          <table:table-cell/>
          <table:table-cell table:formula="of:=[.E9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8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995];SEARCH(&quot;,&quot;;[Entrada.A995])-1))" office:value-type="float" office:value="3">
            <text:p>3</text:p>
          </table:table-cell>
          <table:table-cell table:formula="of:=VALUE(MID([Entrada.A995];SEARCH(&quot;,&quot;;[Entrada.A995])+1;100))" office:value-type="float" office:value="18">
            <text:p>18</text:p>
          </table:table-cell>
          <table:table-cell table:formula="of:=[Entrada.C995]" office:value-type="float" office:value="17">
            <text:p>17</text:p>
          </table:table-cell>
          <table:table-cell table:formula="of:=[Entrada.D995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989]*[.E989]" office:value-type="float" office:value="168">
            <text:p>168</text:p>
          </table:table-cell>
          <table:table-cell/>
          <table:table-cell table:formula="of:=[.E9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9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996];SEARCH(&quot;,&quot;;[Entrada.A996])-1))" office:value-type="float" office:value="25">
            <text:p>25</text:p>
          </table:table-cell>
          <table:table-cell table:formula="of:=VALUE(MID([Entrada.A996];SEARCH(&quot;,&quot;;[Entrada.A996])+1;100))" office:value-type="float" office:value="33">
            <text:p>33</text:p>
          </table:table-cell>
          <table:table-cell table:formula="of:=[Entrada.C996]" office:value-type="float" office:value="4">
            <text:p>4</text:p>
          </table:table-cell>
          <table:table-cell table:formula="of:=[Entrada.D996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990]*[.E990]" office:value-type="float" office:value="52">
            <text:p>52</text:p>
          </table:table-cell>
          <table:table-cell/>
          <table:table-cell table:formula="of:=[.E9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0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997];SEARCH(&quot;,&quot;;[Entrada.A997])-1))" office:value-type="float" office:value="6">
            <text:p>6</text:p>
          </table:table-cell>
          <table:table-cell table:formula="of:=VALUE(MID([Entrada.A997];SEARCH(&quot;,&quot;;[Entrada.A997])+1;100))" office:value-type="float" office:value="13">
            <text:p>13</text:p>
          </table:table-cell>
          <table:table-cell table:formula="of:=[Entrada.C997]" office:value-type="float" office:value="13">
            <text:p>13</text:p>
          </table:table-cell>
          <table:table-cell table:formula="of:=[Entrada.D997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991]*[.E991]" office:value-type="float" office:value="24">
            <text:p>24</text:p>
          </table:table-cell>
          <table:table-cell/>
          <table:table-cell table:formula="of:=[.E9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1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998];SEARCH(&quot;,&quot;;[Entrada.A998])-1))" office:value-type="float" office:value="7">
            <text:p>7</text:p>
          </table:table-cell>
          <table:table-cell table:formula="of:=VALUE(MID([Entrada.A998];SEARCH(&quot;,&quot;;[Entrada.A998])+1;100))" office:value-type="float" office:value="38">
            <text:p>38</text:p>
          </table:table-cell>
          <table:table-cell table:formula="of:=[Entrada.C998]" office:value-type="float" office:value="39">
            <text:p>39</text:p>
          </table:table-cell>
          <table:table-cell table:formula="of:=[Entrada.D998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992]*[.E992]" office:value-type="float" office:value="112">
            <text:p>112</text:p>
          </table:table-cell>
          <table:table-cell/>
          <table:table-cell table:formula="of:=[.E9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2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999];SEARCH(&quot;,&quot;;[Entrada.A999])-1))" office:value-type="float" office:value="11">
            <text:p>11</text:p>
          </table:table-cell>
          <table:table-cell table:formula="of:=VALUE(MID([Entrada.A999];SEARCH(&quot;,&quot;;[Entrada.A999])+1;100))" office:value-type="float" office:value="35">
            <text:p>35</text:p>
          </table:table-cell>
          <table:table-cell table:formula="of:=[Entrada.C999]" office:value-type="float" office:value="13">
            <text:p>13</text:p>
          </table:table-cell>
          <table:table-cell table:formula="of:=[Entrada.D999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993]*[.E993]" office:value-type="float" office:value="40">
            <text:p>40</text:p>
          </table:table-cell>
          <table:table-cell/>
          <table:table-cell table:formula="of:=[.E9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3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000];SEARCH(&quot;,&quot;;[Entrada.A1000])-1))" office:value-type="float" office:value="33">
            <text:p>33</text:p>
          </table:table-cell>
          <table:table-cell table:formula="of:=VALUE(MID([Entrada.A1000];SEARCH(&quot;,&quot;;[Entrada.A1000])+1;100))" office:value-type="float" office:value="18">
            <text:p>18</text:p>
          </table:table-cell>
          <table:table-cell table:formula="of:=[Entrada.C1000]" office:value-type="float" office:value="39">
            <text:p>39</text:p>
          </table:table-cell>
          <table:table-cell table:formula="of:=[Entrada.D1000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994]*[.E994]" office:value-type="float" office:value="140">
            <text:p>140</text:p>
          </table:table-cell>
          <table:table-cell/>
          <table:table-cell table:formula="of:=[.E9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4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001];SEARCH(&quot;,&quot;;[Entrada.A1001])-1))" office:value-type="float" office:value="9">
            <text:p>9</text:p>
          </table:table-cell>
          <table:table-cell table:formula="of:=VALUE(MID([Entrada.A1001];SEARCH(&quot;,&quot;;[Entrada.A1001])+1;100))" office:value-type="float" office:value="25">
            <text:p>25</text:p>
          </table:table-cell>
          <table:table-cell table:formula="of:=[Entrada.C1001]" office:value-type="float" office:value="21">
            <text:p>21</text:p>
          </table:table-cell>
          <table:table-cell table:formula="of:=[Entrada.D1001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995]*[.E995]" office:value-type="float" office:value="128">
            <text:p>128</text:p>
          </table:table-cell>
          <table:table-cell/>
          <table:table-cell table:formula="of:=[.E9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5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002];SEARCH(&quot;,&quot;;[Entrada.A1002])-1))" office:value-type="float" office:value="12">
            <text:p>12</text:p>
          </table:table-cell>
          <table:table-cell table:formula="of:=VALUE(MID([Entrada.A1002];SEARCH(&quot;,&quot;;[Entrada.A1002])+1;100))" office:value-type="float" office:value="2">
            <text:p>2</text:p>
          </table:table-cell>
          <table:table-cell table:formula="of:=[Entrada.C1002]" office:value-type="float" office:value="4">
            <text:p>4</text:p>
          </table:table-cell>
          <table:table-cell table:formula="of:=[Entrada.D1002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996]*[.E996]" office:value-type="float" office:value="68">
            <text:p>68</text:p>
          </table:table-cell>
          <table:table-cell/>
          <table:table-cell table:formula="of:=[.E9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6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003];SEARCH(&quot;,&quot;;[Entrada.A1003])-1))" office:value-type="float" office:value="15">
            <text:p>15</text:p>
          </table:table-cell>
          <table:table-cell table:formula="of:=VALUE(MID([Entrada.A1003];SEARCH(&quot;,&quot;;[Entrada.A1003])+1;100))" office:value-type="float" office:value="23">
            <text:p>23</text:p>
          </table:table-cell>
          <table:table-cell table:formula="of:=[Entrada.C1003]" office:value-type="float" office:value="32">
            <text:p>32</text:p>
          </table:table-cell>
          <table:table-cell table:formula="of:=[Entrada.D1003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997]*[.E997]" office:value-type="float" office:value="104">
            <text:p>104</text:p>
          </table:table-cell>
          <table:table-cell/>
          <table:table-cell table:formula="of:=[.E9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7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004];SEARCH(&quot;,&quot;;[Entrada.A1004])-1))" office:value-type="float" office:value="37">
            <text:p>37</text:p>
          </table:table-cell>
          <table:table-cell table:formula="of:=VALUE(MID([Entrada.A1004];SEARCH(&quot;,&quot;;[Entrada.A1004])+1;100))" office:value-type="float" office:value="6">
            <text:p>6</text:p>
          </table:table-cell>
          <table:table-cell table:formula="of:=[Entrada.C1004]" office:value-type="float" office:value="15">
            <text:p>15</text:p>
          </table:table-cell>
          <table:table-cell table:formula="of:=[Entrada.D1004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998]*[.E998]" office:value-type="float" office:value="96">
            <text:p>96</text:p>
          </table:table-cell>
          <table:table-cell/>
          <table:table-cell table:formula="of:=[.E9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8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005];SEARCH(&quot;,&quot;;[Entrada.A1005])-1))" office:value-type="float" office:value="24">
            <text:p>24</text:p>
          </table:table-cell>
          <table:table-cell table:formula="of:=VALUE(MID([Entrada.A1005];SEARCH(&quot;,&quot;;[Entrada.A1005])+1;100))" office:value-type="float" office:value="5">
            <text:p>5</text:p>
          </table:table-cell>
          <table:table-cell table:formula="of:=[Entrada.C1005]" office:value-type="float" office:value="38">
            <text:p>38</text:p>
          </table:table-cell>
          <table:table-cell table:formula="of:=[Entrada.D1005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999]*[.E999]" office:value-type="float" office:value="52">
            <text:p>52</text:p>
          </table:table-cell>
          <table:table-cell/>
          <table:table-cell table:formula="of:=[.E9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9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006];SEARCH(&quot;,&quot;;[Entrada.A1006])-1))" office:value-type="float" office:value="27">
            <text:p>27</text:p>
          </table:table-cell>
          <table:table-cell table:formula="of:=VALUE(MID([Entrada.A1006];SEARCH(&quot;,&quot;;[Entrada.A1006])+1;100))" office:value-type="float" office:value="16">
            <text:p>16</text:p>
          </table:table-cell>
          <table:table-cell table:formula="of:=[Entrada.C1006]" office:value-type="float" office:value="37">
            <text:p>37</text:p>
          </table:table-cell>
          <table:table-cell table:formula="of:=[Entrada.D1006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1000]*[.E1000]" office:value-type="float" office:value="60">
            <text:p>60</text:p>
          </table:table-cell>
          <table:table-cell/>
          <table:table-cell table:formula="of:=[.E10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0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007];SEARCH(&quot;,&quot;;[Entrada.A1007])-1))" office:value-type="float" office:value="13">
            <text:p>13</text:p>
          </table:table-cell>
          <table:table-cell table:formula="of:=VALUE(MID([Entrada.A1007];SEARCH(&quot;,&quot;;[Entrada.A1007])+1;100))" office:value-type="float" office:value="29">
            <text:p>29</text:p>
          </table:table-cell>
          <table:table-cell table:formula="of:=[Entrada.C1007]" office:value-type="float" office:value="36">
            <text:p>36</text:p>
          </table:table-cell>
          <table:table-cell table:formula="of:=[Entrada.D1007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1001]*[.E1001]" office:value-type="float" office:value="192">
            <text:p>192</text:p>
          </table:table-cell>
          <table:table-cell/>
          <table:table-cell table:formula="of:=[.E10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1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008];SEARCH(&quot;,&quot;;[Entrada.A1008])-1))" office:value-type="float" office:value="3">
            <text:p>3</text:p>
          </table:table-cell>
          <table:table-cell table:formula="of:=VALUE(MID([Entrada.A1008];SEARCH(&quot;,&quot;;[Entrada.A1008])+1;100))" office:value-type="float" office:value="27">
            <text:p>27</text:p>
          </table:table-cell>
          <table:table-cell table:formula="of:=[Entrada.C1008]" office:value-type="float" office:value="31">
            <text:p>31</text:p>
          </table:table-cell>
          <table:table-cell table:formula="of:=[Entrada.D1008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002]*[.E1002]" office:value-type="float" office:value="160">
            <text:p>160</text:p>
          </table:table-cell>
          <table:table-cell/>
          <table:table-cell table:formula="of:=[.E10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2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009];SEARCH(&quot;,&quot;;[Entrada.A1009])-1))" office:value-type="float" office:value="6">
            <text:p>6</text:p>
          </table:table-cell>
          <table:table-cell table:formula="of:=VALUE(MID([Entrada.A1009];SEARCH(&quot;,&quot;;[Entrada.A1009])+1;100))" office:value-type="float" office:value="4">
            <text:p>4</text:p>
          </table:table-cell>
          <table:table-cell table:formula="of:=[Entrada.C1009]" office:value-type="float" office:value="28">
            <text:p>28</text:p>
          </table:table-cell>
          <table:table-cell table:formula="of:=[Entrada.D1009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1003]*[.E1003]" office:value-type="float" office:value="60">
            <text:p>60</text:p>
          </table:table-cell>
          <table:table-cell/>
          <table:table-cell table:formula="of:=[.E10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3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010];SEARCH(&quot;,&quot;;[Entrada.A1010])-1))" office:value-type="float" office:value="31">
            <text:p>31</text:p>
          </table:table-cell>
          <table:table-cell table:formula="of:=VALUE(MID([Entrada.A1010];SEARCH(&quot;,&quot;;[Entrada.A1010])+1;100))" office:value-type="float" office:value="4">
            <text:p>4</text:p>
          </table:table-cell>
          <table:table-cell table:formula="of:=[Entrada.C1010]" office:value-type="float" office:value="31">
            <text:p>31</text:p>
          </table:table-cell>
          <table:table-cell table:formula="of:=[Entrada.D1010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004]*[.E1004]" office:value-type="float" office:value="68">
            <text:p>68</text:p>
          </table:table-cell>
          <table:table-cell/>
          <table:table-cell table:formula="of:=[.E10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4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011];SEARCH(&quot;,&quot;;[Entrada.A1011])-1))" office:value-type="float" office:value="40">
            <text:p>40</text:p>
          </table:table-cell>
          <table:table-cell table:formula="of:=VALUE(MID([Entrada.A1011];SEARCH(&quot;,&quot;;[Entrada.A1011])+1;100))" office:value-type="float" office:value="20">
            <text:p>20</text:p>
          </table:table-cell>
          <table:table-cell table:formula="of:=[Entrada.C1011]" office:value-type="float" office:value="24">
            <text:p>24</text:p>
          </table:table-cell>
          <table:table-cell table:formula="of:=[Entrada.D1011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005]*[.E1005]" office:value-type="float" office:value="160">
            <text:p>160</text:p>
          </table:table-cell>
          <table:table-cell/>
          <table:table-cell table:formula="of:=[.E10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5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012];SEARCH(&quot;,&quot;;[Entrada.A1012])-1))" office:value-type="float" office:value="21">
            <text:p>21</text:p>
          </table:table-cell>
          <table:table-cell table:formula="of:=VALUE(MID([Entrada.A1012];SEARCH(&quot;,&quot;;[Entrada.A1012])+1;100))" office:value-type="float" office:value="30">
            <text:p>30</text:p>
          </table:table-cell>
          <table:table-cell table:formula="of:=[Entrada.C1012]" office:value-type="float" office:value="20">
            <text:p>20</text:p>
          </table:table-cell>
          <table:table-cell table:formula="of:=[Entrada.D1012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006]*[.E1006]" office:value-type="float" office:value="48">
            <text:p>48</text:p>
          </table:table-cell>
          <table:table-cell/>
          <table:table-cell table:formula="of:=[.E10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6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013];SEARCH(&quot;,&quot;;[Entrada.A1013])-1))" office:value-type="float" office:value="7">
            <text:p>7</text:p>
          </table:table-cell>
          <table:table-cell table:formula="of:=VALUE(MID([Entrada.A1013];SEARCH(&quot;,&quot;;[Entrada.A1013])+1;100))" office:value-type="float" office:value="31">
            <text:p>31</text:p>
          </table:table-cell>
          <table:table-cell table:formula="of:=[Entrada.C1013]" office:value-type="float" office:value="37">
            <text:p>37</text:p>
          </table:table-cell>
          <table:table-cell table:formula="of:=[Entrada.D1013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007]*[.E1007]" office:value-type="float" office:value="188">
            <text:p>188</text:p>
          </table:table-cell>
          <table:table-cell/>
          <table:table-cell table:formula="of:=[.E10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7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014];SEARCH(&quot;,&quot;;[Entrada.A1014])-1))" office:value-type="float" office:value="36">
            <text:p>36</text:p>
          </table:table-cell>
          <table:table-cell table:formula="of:=VALUE(MID([Entrada.A1014];SEARCH(&quot;,&quot;;[Entrada.A1014])+1;100))" office:value-type="float" office:value="32">
            <text:p>32</text:p>
          </table:table-cell>
          <table:table-cell table:formula="of:=[Entrada.C1014]" office:value-type="float" office:value="18">
            <text:p>18</text:p>
          </table:table-cell>
          <table:table-cell table:formula="of:=[Entrada.D1014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1008]*[.E1008]" office:value-type="float" office:value="124">
            <text:p>124</text:p>
          </table:table-cell>
          <table:table-cell/>
          <table:table-cell table:formula="of:=[.E10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8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015];SEARCH(&quot;,&quot;;[Entrada.A1015])-1))" office:value-type="float" office:value="9">
            <text:p>9</text:p>
          </table:table-cell>
          <table:table-cell table:formula="of:=VALUE(MID([Entrada.A1015];SEARCH(&quot;,&quot;;[Entrada.A1015])+1;100))" office:value-type="float" office:value="2">
            <text:p>2</text:p>
          </table:table-cell>
          <table:table-cell table:formula="of:=[Entrada.C1015]" office:value-type="float" office:value="36">
            <text:p>36</text:p>
          </table:table-cell>
          <table:table-cell table:formula="of:=[Entrada.D1015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009]*[.E1009]" office:value-type="float" office:value="48">
            <text:p>48</text:p>
          </table:table-cell>
          <table:table-cell/>
          <table:table-cell table:formula="of:=[.E10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9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016];SEARCH(&quot;,&quot;;[Entrada.A1016])-1))" office:value-type="float" office:value="34">
            <text:p>34</text:p>
          </table:table-cell>
          <table:table-cell table:formula="of:=VALUE(MID([Entrada.A1016];SEARCH(&quot;,&quot;;[Entrada.A1016])+1;100))" office:value-type="float" office:value="10">
            <text:p>10</text:p>
          </table:table-cell>
          <table:table-cell table:formula="of:=[Entrada.C1016]" office:value-type="float" office:value="12">
            <text:p>12</text:p>
          </table:table-cell>
          <table:table-cell table:formula="of:=[Entrada.D1016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010]*[.E1010]" office:value-type="float" office:value="148">
            <text:p>148</text:p>
          </table:table-cell>
          <table:table-cell/>
          <table:table-cell table:formula="of:=[.E10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0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017];SEARCH(&quot;,&quot;;[Entrada.A1017])-1))" office:value-type="float" office:value="15">
            <text:p>15</text:p>
          </table:table-cell>
          <table:table-cell table:formula="of:=VALUE(MID([Entrada.A1017];SEARCH(&quot;,&quot;;[Entrada.A1017])+1;100))" office:value-type="float" office:value="28">
            <text:p>28</text:p>
          </table:table-cell>
          <table:table-cell table:formula="of:=[Entrada.C1017]" office:value-type="float" office:value="13">
            <text:p>13</text:p>
          </table:table-cell>
          <table:table-cell table:formula="of:=[Entrada.D1017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1011]*[.E1011]" office:value-type="float" office:value="184">
            <text:p>184</text:p>
          </table:table-cell>
          <table:table-cell/>
          <table:table-cell table:formula="of:=[.E10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1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018];SEARCH(&quot;,&quot;;[Entrada.A1018])-1))" office:value-type="float" office:value="24">
            <text:p>24</text:p>
          </table:table-cell>
          <table:table-cell table:formula="of:=VALUE(MID([Entrada.A1018];SEARCH(&quot;,&quot;;[Entrada.A1018])+1;100))" office:value-type="float" office:value="12">
            <text:p>12</text:p>
          </table:table-cell>
          <table:table-cell table:formula="of:=[Entrada.C1018]" office:value-type="float" office:value="5">
            <text:p>5</text:p>
          </table:table-cell>
          <table:table-cell table:formula="of:=[Entrada.D1018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1012]*[.E1012]" office:value-type="float" office:value="184">
            <text:p>184</text:p>
          </table:table-cell>
          <table:table-cell/>
          <table:table-cell table:formula="of:=[.E10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2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019];SEARCH(&quot;,&quot;;[Entrada.A1019])-1))" office:value-type="float" office:value="13">
            <text:p>13</text:p>
          </table:table-cell>
          <table:table-cell table:formula="of:=VALUE(MID([Entrada.A1019];SEARCH(&quot;,&quot;;[Entrada.A1019])+1;100))" office:value-type="float" office:value="22">
            <text:p>22</text:p>
          </table:table-cell>
          <table:table-cell table:formula="of:=[Entrada.C1019]" office:value-type="float" office:value="30">
            <text:p>30</text:p>
          </table:table-cell>
          <table:table-cell table:formula="of:=[Entrada.D1019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013]*[.E1013]" office:value-type="float" office:value="68">
            <text:p>68</text:p>
          </table:table-cell>
          <table:table-cell/>
          <table:table-cell table:formula="of:=[.E10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3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020];SEARCH(&quot;,&quot;;[Entrada.A1020])-1))" office:value-type="float" office:value="28">
            <text:p>28</text:p>
          </table:table-cell>
          <table:table-cell table:formula="of:=VALUE(MID([Entrada.A1020];SEARCH(&quot;,&quot;;[Entrada.A1020])+1;100))" office:value-type="float" office:value="8">
            <text:p>8</text:p>
          </table:table-cell>
          <table:table-cell table:formula="of:=[Entrada.C1020]" office:value-type="float" office:value="39">
            <text:p>39</text:p>
          </table:table-cell>
          <table:table-cell table:formula="of:=[Entrada.D1020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014]*[.E1014]" office:value-type="float" office:value="76">
            <text:p>76</text:p>
          </table:table-cell>
          <table:table-cell/>
          <table:table-cell table:formula="of:=[.E10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4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021];SEARCH(&quot;,&quot;;[Entrada.A1021])-1))" office:value-type="float" office:value="31">
            <text:p>31</text:p>
          </table:table-cell>
          <table:table-cell table:formula="of:=VALUE(MID([Entrada.A1021];SEARCH(&quot;,&quot;;[Entrada.A1021])+1;100))" office:value-type="float" office:value="13">
            <text:p>13</text:p>
          </table:table-cell>
          <table:table-cell table:formula="of:=[Entrada.C1021]" office:value-type="float" office:value="23">
            <text:p>23</text:p>
          </table:table-cell>
          <table:table-cell table:formula="of:=[Entrada.D1021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015]*[.E1015]" office:value-type="float" office:value="48">
            <text:p>48</text:p>
          </table:table-cell>
          <table:table-cell/>
          <table:table-cell table:formula="of:=[.E10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5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022];SEARCH(&quot;,&quot;;[Entrada.A1022])-1))" office:value-type="float" office:value="40">
            <text:p>40</text:p>
          </table:table-cell>
          <table:table-cell table:formula="of:=VALUE(MID([Entrada.A1022];SEARCH(&quot;,&quot;;[Entrada.A1022])+1;100))" office:value-type="float" office:value="27">
            <text:p>27</text:p>
          </table:table-cell>
          <table:table-cell table:formula="of:=[Entrada.C1022]" office:value-type="float" office:value="19">
            <text:p>19</text:p>
          </table:table-cell>
          <table:table-cell table:formula="of:=[Entrada.D1022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016]*[.E1016]" office:value-type="float" office:value="20">
            <text:p>20</text:p>
          </table:table-cell>
          <table:table-cell/>
          <table:table-cell table:formula="of:=[.E10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6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1023];SEARCH(&quot;,&quot;;[Entrada.A1023])-1))" office:value-type="float" office:value="21">
            <text:p>21</text:p>
          </table:table-cell>
          <table:table-cell table:formula="of:=VALUE(MID([Entrada.A1023];SEARCH(&quot;,&quot;;[Entrada.A1023])+1;100))" office:value-type="float" office:value="39">
            <text:p>39</text:p>
          </table:table-cell>
          <table:table-cell table:formula="of:=[Entrada.C1023]" office:value-type="float" office:value="26">
            <text:p>26</text:p>
          </table:table-cell>
          <table:table-cell table:formula="of:=[Entrada.D1023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017]*[.E1017]" office:value-type="float" office:value="132">
            <text:p>132</text:p>
          </table:table-cell>
          <table:table-cell/>
          <table:table-cell table:formula="of:=[.E10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7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024];SEARCH(&quot;,&quot;;[Entrada.A1024])-1))" office:value-type="float" office:value="4">
            <text:p>4</text:p>
          </table:table-cell>
          <table:table-cell table:formula="of:=VALUE(MID([Entrada.A1024];SEARCH(&quot;,&quot;;[Entrada.A1024])+1;100))" office:value-type="float" office:value="33">
            <text:p>33</text:p>
          </table:table-cell>
          <table:table-cell table:formula="of:=[Entrada.C1024]" office:value-type="float" office:value="35">
            <text:p>35</text:p>
          </table:table-cell>
          <table:table-cell table:formula="of:=[Entrada.D1024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018]*[.E1018]" office:value-type="float" office:value="28">
            <text:p>28</text:p>
          </table:table-cell>
          <table:table-cell/>
          <table:table-cell table:formula="of:=[.E10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8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025];SEARCH(&quot;,&quot;;[Entrada.A1025])-1))" office:value-type="float" office:value="8">
            <text:p>8</text:p>
          </table:table-cell>
          <table:table-cell table:formula="of:=VALUE(MID([Entrada.A1025];SEARCH(&quot;,&quot;;[Entrada.A1025])+1;100))" office:value-type="float" office:value="36">
            <text:p>36</text:p>
          </table:table-cell>
          <table:table-cell table:formula="of:=[Entrada.C1025]" office:value-type="float" office:value="13">
            <text:p>13</text:p>
          </table:table-cell>
          <table:table-cell table:formula="of:=[Entrada.D1025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019]*[.E1019]" office:value-type="float" office:value="20">
            <text:p>20</text:p>
          </table:table-cell>
          <table:table-cell/>
          <table:table-cell table:formula="of:=[.E10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9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026];SEARCH(&quot;,&quot;;[Entrada.A1026])-1))" office:value-type="float" office:value="7">
            <text:p>7</text:p>
          </table:table-cell>
          <table:table-cell table:formula="of:=VALUE(MID([Entrada.A1026];SEARCH(&quot;,&quot;;[Entrada.A1026])+1;100))" office:value-type="float" office:value="20">
            <text:p>20</text:p>
          </table:table-cell>
          <table:table-cell table:formula="of:=[Entrada.C1026]" office:value-type="float" office:value="16">
            <text:p>16</text:p>
          </table:table-cell>
          <table:table-cell table:formula="of:=[Entrada.D1026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020]*[.E1020]" office:value-type="float" office:value="20">
            <text:p>20</text:p>
          </table:table-cell>
          <table:table-cell/>
          <table:table-cell table:formula="of:=[.E10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0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027];SEARCH(&quot;,&quot;;[Entrada.A1027])-1))" office:value-type="float" office:value="29">
            <text:p>29</text:p>
          </table:table-cell>
          <table:table-cell table:formula="of:=VALUE(MID([Entrada.A1027];SEARCH(&quot;,&quot;;[Entrada.A1027])+1;100))" office:value-type="float" office:value="39">
            <text:p>39</text:p>
          </table:table-cell>
          <table:table-cell table:formula="of:=[Entrada.C1027]" office:value-type="float" office:value="20">
            <text:p>20</text:p>
          </table:table-cell>
          <table:table-cell table:formula="of:=[Entrada.D1027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1021]*[.E1021]" office:value-type="float" office:value="164">
            <text:p>164</text:p>
          </table:table-cell>
          <table:table-cell/>
          <table:table-cell table:formula="of:=[.E10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1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028];SEARCH(&quot;,&quot;;[Entrada.A1028])-1))" office:value-type="float" office:value="16">
            <text:p>16</text:p>
          </table:table-cell>
          <table:table-cell table:formula="of:=VALUE(MID([Entrada.A1028];SEARCH(&quot;,&quot;;[Entrada.A1028])+1;100))" office:value-type="float" office:value="36">
            <text:p>36</text:p>
          </table:table-cell>
          <table:table-cell table:formula="of:=[Entrada.C1028]" office:value-type="float" office:value="7">
            <text:p>7</text:p>
          </table:table-cell>
          <table:table-cell table:formula="of:=[Entrada.D1028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1022]*[.E1022]" office:value-type="float" office:value="164">
            <text:p>164</text:p>
          </table:table-cell>
          <table:table-cell/>
          <table:table-cell table:formula="of:=[.E10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2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029];SEARCH(&quot;,&quot;;[Entrada.A1029])-1))" office:value-type="float" office:value="9">
            <text:p>9</text:p>
          </table:table-cell>
          <table:table-cell table:formula="of:=VALUE(MID([Entrada.A1029];SEARCH(&quot;,&quot;;[Entrada.A1029])+1;100))" office:value-type="float" office:value="11">
            <text:p>11</text:p>
          </table:table-cell>
          <table:table-cell table:formula="of:=[Entrada.C1029]" office:value-type="float" office:value="21">
            <text:p>21</text:p>
          </table:table-cell>
          <table:table-cell table:formula="of:=[Entrada.D1029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023]*[.E1023]" office:value-type="float" office:value="180">
            <text:p>180</text:p>
          </table:table-cell>
          <table:table-cell/>
          <table:table-cell table:formula="of:=[.E10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3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030];SEARCH(&quot;,&quot;;[Entrada.A1030])-1))" office:value-type="float" office:value="37">
            <text:p>37</text:p>
          </table:table-cell>
          <table:table-cell table:formula="of:=VALUE(MID([Entrada.A1030];SEARCH(&quot;,&quot;;[Entrada.A1030])+1;100))" office:value-type="float" office:value="8">
            <text:p>8</text:p>
          </table:table-cell>
          <table:table-cell table:formula="of:=[Entrada.C1030]" office:value-type="float" office:value="40">
            <text:p>40</text:p>
          </table:table-cell>
          <table:table-cell table:formula="of:=[Entrada.D1030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024]*[.E1024]" office:value-type="float" office:value="112">
            <text:p>112</text:p>
          </table:table-cell>
          <table:table-cell/>
          <table:table-cell table:formula="of:=[.E10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4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031];SEARCH(&quot;,&quot;;[Entrada.A1031])-1))" office:value-type="float" office:value="24">
            <text:p>24</text:p>
          </table:table-cell>
          <table:table-cell table:formula="of:=VALUE(MID([Entrada.A1031];SEARCH(&quot;,&quot;;[Entrada.A1031])+1;100))" office:value-type="float" office:value="19">
            <text:p>19</text:p>
          </table:table-cell>
          <table:table-cell table:formula="of:=[Entrada.C1031]" office:value-type="float" office:value="10">
            <text:p>10</text:p>
          </table:table-cell>
          <table:table-cell table:formula="of:=[Entrada.D1031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025]*[.E1025]" office:value-type="float" office:value="152">
            <text:p>152</text:p>
          </table:table-cell>
          <table:table-cell/>
          <table:table-cell table:formula="of:=[.E10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5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032];SEARCH(&quot;,&quot;;[Entrada.A1032])-1))" office:value-type="float" office:value="13">
            <text:p>13</text:p>
          </table:table-cell>
          <table:table-cell table:formula="of:=VALUE(MID([Entrada.A1032];SEARCH(&quot;,&quot;;[Entrada.A1032])+1;100))" office:value-type="float" office:value="15">
            <text:p>15</text:p>
          </table:table-cell>
          <table:table-cell table:formula="of:=[Entrada.C1032]" office:value-type="float" office:value="17">
            <text:p>17</text:p>
          </table:table-cell>
          <table:table-cell table:formula="of:=[Entrada.D1032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1026]*[.E1026]" office:value-type="float" office:value="144">
            <text:p>144</text:p>
          </table:table-cell>
          <table:table-cell/>
          <table:table-cell table:formula="of:=[.E10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6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033];SEARCH(&quot;,&quot;;[Entrada.A1033])-1))" office:value-type="float" office:value="38">
            <text:p>38</text:p>
          </table:table-cell>
          <table:table-cell table:formula="of:=VALUE(MID([Entrada.A1033];SEARCH(&quot;,&quot;;[Entrada.A1033])+1;100))" office:value-type="float" office:value="25">
            <text:p>25</text:p>
          </table:table-cell>
          <table:table-cell table:formula="of:=[Entrada.C1033]" office:value-type="float" office:value="22">
            <text:p>22</text:p>
          </table:table-cell>
          <table:table-cell table:formula="of:=[Entrada.D1033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027]*[.E1027]" office:value-type="float" office:value="64">
            <text:p>64</text:p>
          </table:table-cell>
          <table:table-cell/>
          <table:table-cell table:formula="of:=[.E10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7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034];SEARCH(&quot;,&quot;;[Entrada.A1034])-1))" office:value-type="float" office:value="3">
            <text:p>3</text:p>
          </table:table-cell>
          <table:table-cell table:formula="of:=VALUE(MID([Entrada.A1034];SEARCH(&quot;,&quot;;[Entrada.A1034])+1;100))" office:value-type="float" office:value="9">
            <text:p>9</text:p>
          </table:table-cell>
          <table:table-cell table:formula="of:=[Entrada.C1034]" office:value-type="float" office:value="20">
            <text:p>20</text:p>
          </table:table-cell>
          <table:table-cell table:formula="of:=[Entrada.D1034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028]*[.E1028]" office:value-type="float" office:value="28">
            <text:p>28</text:p>
          </table:table-cell>
          <table:table-cell/>
          <table:table-cell table:formula="of:=[.E10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8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035];SEARCH(&quot;,&quot;;[Entrada.A1035])-1))" office:value-type="float" office:value="28">
            <text:p>28</text:p>
          </table:table-cell>
          <table:table-cell table:formula="of:=VALUE(MID([Entrada.A1035];SEARCH(&quot;,&quot;;[Entrada.A1035])+1;100))" office:value-type="float" office:value="7">
            <text:p>7</text:p>
          </table:table-cell>
          <table:table-cell table:formula="of:=[Entrada.C1035]" office:value-type="float" office:value="30">
            <text:p>30</text:p>
          </table:table-cell>
          <table:table-cell table:formula="of:=[Entrada.D1035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1029]*[.E1029]" office:value-type="float" office:value="108">
            <text:p>108</text:p>
          </table:table-cell>
          <table:table-cell/>
          <table:table-cell table:formula="of:=[.E10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9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036];SEARCH(&quot;,&quot;;[Entrada.A1036])-1))" office:value-type="float" office:value="1">
            <text:p>1</text:p>
          </table:table-cell>
          <table:table-cell table:formula="of:=VALUE(MID([Entrada.A1036];SEARCH(&quot;,&quot;;[Entrada.A1036])+1;100))" office:value-type="float" office:value="35">
            <text:p>35</text:p>
          </table:table-cell>
          <table:table-cell table:formula="of:=[Entrada.C1036]" office:value-type="float" office:value="29">
            <text:p>29</text:p>
          </table:table-cell>
          <table:table-cell table:formula="of:=[Entrada.D1036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1030]*[.E1030]" office:value-type="float" office:value="36">
            <text:p>36</text:p>
          </table:table-cell>
          <table:table-cell/>
          <table:table-cell table:formula="of:=[.E10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0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037];SEARCH(&quot;,&quot;;[Entrada.A1037])-1))" office:value-type="float" office:value="21">
            <text:p>21</text:p>
          </table:table-cell>
          <table:table-cell table:formula="of:=VALUE(MID([Entrada.A1037];SEARCH(&quot;,&quot;;[Entrada.A1037])+1;100))" office:value-type="float" office:value="32">
            <text:p>32</text:p>
          </table:table-cell>
          <table:table-cell table:formula="of:=[Entrada.C1037]" office:value-type="float" office:value="39">
            <text:p>39</text:p>
          </table:table-cell>
          <table:table-cell table:formula="of:=[Entrada.D1037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031]*[.E1031]" office:value-type="float" office:value="20">
            <text:p>20</text:p>
          </table:table-cell>
          <table:table-cell/>
          <table:table-cell table:formula="of:=[.E10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1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038];SEARCH(&quot;,&quot;;[Entrada.A1038])-1))" office:value-type="float" office:value="4">
            <text:p>4</text:p>
          </table:table-cell>
          <table:table-cell table:formula="of:=VALUE(MID([Entrada.A1038];SEARCH(&quot;,&quot;;[Entrada.A1038])+1;100))" office:value-type="float" office:value="40">
            <text:p>40</text:p>
          </table:table-cell>
          <table:table-cell table:formula="of:=[Entrada.C1038]" office:value-type="float" office:value="16">
            <text:p>16</text:p>
          </table:table-cell>
          <table:table-cell table:formula="of:=[Entrada.D1038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032]*[.E1032]" office:value-type="float" office:value="88">
            <text:p>88</text:p>
          </table:table-cell>
          <table:table-cell/>
          <table:table-cell table:formula="of:=[.E10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2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039];SEARCH(&quot;,&quot;;[Entrada.A1039])-1))" office:value-type="float" office:value="7">
            <text:p>7</text:p>
          </table:table-cell>
          <table:table-cell table:formula="of:=VALUE(MID([Entrada.A1039];SEARCH(&quot;,&quot;;[Entrada.A1039])+1;100))" office:value-type="float" office:value="13">
            <text:p>13</text:p>
          </table:table-cell>
          <table:table-cell table:formula="of:=[Entrada.C1039]" office:value-type="float" office:value="14">
            <text:p>14</text:p>
          </table:table-cell>
          <table:table-cell table:formula="of:=[Entrada.D1039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033]*[.E1033]" office:value-type="float" office:value="72">
            <text:p>72</text:p>
          </table:table-cell>
          <table:table-cell/>
          <table:table-cell table:formula="of:=[.E10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3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040];SEARCH(&quot;,&quot;;[Entrada.A1040])-1))" office:value-type="float" office:value="33">
            <text:p>33</text:p>
          </table:table-cell>
          <table:table-cell table:formula="of:=VALUE(MID([Entrada.A1040];SEARCH(&quot;,&quot;;[Entrada.A1040])+1;100))" office:value-type="float" office:value="37">
            <text:p>37</text:p>
          </table:table-cell>
          <table:table-cell table:formula="of:=[Entrada.C1040]" office:value-type="float" office:value="33">
            <text:p>33</text:p>
          </table:table-cell>
          <table:table-cell table:formula="of:=[Entrada.D1040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1034]*[.E1034]" office:value-type="float" office:value="84">
            <text:p>84</text:p>
          </table:table-cell>
          <table:table-cell/>
          <table:table-cell table:formula="of:=[.E10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4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041];SEARCH(&quot;,&quot;;[Entrada.A1041])-1))" office:value-type="float" office:value="16">
            <text:p>16</text:p>
          </table:table-cell>
          <table:table-cell table:formula="of:=VALUE(MID([Entrada.A1041];SEARCH(&quot;,&quot;;[Entrada.A1041])+1;100))" office:value-type="float" office:value="27">
            <text:p>27</text:p>
          </table:table-cell>
          <table:table-cell table:formula="of:=[Entrada.C1041]" office:value-type="float" office:value="4">
            <text:p>4</text:p>
          </table:table-cell>
          <table:table-cell table:formula="of:=[Entrada.D1041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035]*[.E1035]" office:value-type="float" office:value="32">
            <text:p>32</text:p>
          </table:table-cell>
          <table:table-cell/>
          <table:table-cell table:formula="of:=[.E10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5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042];SEARCH(&quot;,&quot;;[Entrada.A1042])-1))" office:value-type="float" office:value="22">
            <text:p>22</text:p>
          </table:table-cell>
          <table:table-cell table:formula="of:=VALUE(MID([Entrada.A1042];SEARCH(&quot;,&quot;;[Entrada.A1042])+1;100))" office:value-type="float" office:value="1">
            <text:p>1</text:p>
          </table:table-cell>
          <table:table-cell table:formula="of:=[Entrada.C1042]" office:value-type="float" office:value="34">
            <text:p>34</text:p>
          </table:table-cell>
          <table:table-cell table:formula="of:=[Entrada.D1042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036]*[.E1036]" office:value-type="float" office:value="196">
            <text:p>196</text:p>
          </table:table-cell>
          <table:table-cell/>
          <table:table-cell table:formula="of:=[.E10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6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043];SEARCH(&quot;,&quot;;[Entrada.A1043])-1))" office:value-type="float" office:value="34">
            <text:p>34</text:p>
          </table:table-cell>
          <table:table-cell table:formula="of:=VALUE(MID([Entrada.A1043];SEARCH(&quot;,&quot;;[Entrada.A1043])+1;100))" office:value-type="float" office:value="28">
            <text:p>28</text:p>
          </table:table-cell>
          <table:table-cell table:formula="of:=[Entrada.C1043]" office:value-type="float" office:value="39">
            <text:p>39</text:p>
          </table:table-cell>
          <table:table-cell table:formula="of:=[Entrada.D1043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037]*[.E1037]" office:value-type="float" office:value="24">
            <text:p>24</text:p>
          </table:table-cell>
          <table:table-cell/>
          <table:table-cell table:formula="of:=[.E10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7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044];SEARCH(&quot;,&quot;;[Entrada.A1044])-1))" office:value-type="float" office:value="24">
            <text:p>24</text:p>
          </table:table-cell>
          <table:table-cell table:formula="of:=VALUE(MID([Entrada.A1044];SEARCH(&quot;,&quot;;[Entrada.A1044])+1;100))" office:value-type="float" office:value="26">
            <text:p>26</text:p>
          </table:table-cell>
          <table:table-cell table:formula="of:=[Entrada.C1044]" office:value-type="float" office:value="7">
            <text:p>7</text:p>
          </table:table-cell>
          <table:table-cell table:formula="of:=[Entrada.D1044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038]*[.E1038]" office:value-type="float" office:value="188">
            <text:p>188</text:p>
          </table:table-cell>
          <table:table-cell/>
          <table:table-cell table:formula="of:=[.E10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8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045];SEARCH(&quot;,&quot;;[Entrada.A1045])-1))" office:value-type="float" office:value="10">
            <text:p>10</text:p>
          </table:table-cell>
          <table:table-cell table:formula="of:=VALUE(MID([Entrada.A1045];SEARCH(&quot;,&quot;;[Entrada.A1045])+1;100))" office:value-type="float" office:value="21">
            <text:p>21</text:p>
          </table:table-cell>
          <table:table-cell table:formula="of:=[Entrada.C1045]" office:value-type="float" office:value="28">
            <text:p>28</text:p>
          </table:table-cell>
          <table:table-cell table:formula="of:=[Entrada.D1045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039]*[.E1039]" office:value-type="float" office:value="32">
            <text:p>32</text:p>
          </table:table-cell>
          <table:table-cell/>
          <table:table-cell table:formula="of:=[.E10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9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046];SEARCH(&quot;,&quot;;[Entrada.A1046])-1))" office:value-type="float" office:value="13">
            <text:p>13</text:p>
          </table:table-cell>
          <table:table-cell table:formula="of:=VALUE(MID([Entrada.A1046];SEARCH(&quot;,&quot;;[Entrada.A1046])+1;100))" office:value-type="float" office:value="8">
            <text:p>8</text:p>
          </table:table-cell>
          <table:table-cell table:formula="of:=[Entrada.C1046]" office:value-type="float" office:value="5">
            <text:p>5</text:p>
          </table:table-cell>
          <table:table-cell table:formula="of:=[Entrada.D1046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040]*[.E1040]" office:value-type="float" office:value="188">
            <text:p>188</text:p>
          </table:table-cell>
          <table:table-cell/>
          <table:table-cell table:formula="of:=[.E10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0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047];SEARCH(&quot;,&quot;;[Entrada.A1047])-1))" office:value-type="float" office:value="38">
            <text:p>38</text:p>
          </table:table-cell>
          <table:table-cell table:formula="of:=VALUE(MID([Entrada.A1047];SEARCH(&quot;,&quot;;[Entrada.A1047])+1;100))" office:value-type="float" office:value="16">
            <text:p>16</text:p>
          </table:table-cell>
          <table:table-cell table:formula="of:=[Entrada.C1047]" office:value-type="float" office:value="24">
            <text:p>24</text:p>
          </table:table-cell>
          <table:table-cell table:formula="of:=[Entrada.D1047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1041]*[.E1041]" office:value-type="float" office:value="60">
            <text:p>60</text:p>
          </table:table-cell>
          <table:table-cell/>
          <table:table-cell table:formula="of:=[.E10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1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048];SEARCH(&quot;,&quot;;[Entrada.A1048])-1))" office:value-type="float" office:value="3">
            <text:p>3</text:p>
          </table:table-cell>
          <table:table-cell table:formula="of:=VALUE(MID([Entrada.A1048];SEARCH(&quot;,&quot;;[Entrada.A1048])+1;100))" office:value-type="float" office:value="14">
            <text:p>14</text:p>
          </table:table-cell>
          <table:table-cell table:formula="of:=[Entrada.C1048]" office:value-type="float" office:value="20">
            <text:p>20</text:p>
          </table:table-cell>
          <table:table-cell table:formula="of:=[Entrada.D1048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042]*[.E1042]" office:value-type="float" office:value="24">
            <text:p>24</text:p>
          </table:table-cell>
          <table:table-cell/>
          <table:table-cell table:formula="of:=[.E10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2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049];SEARCH(&quot;,&quot;;[Entrada.A1049])-1))" office:value-type="float" office:value="28">
            <text:p>28</text:p>
          </table:table-cell>
          <table:table-cell table:formula="of:=VALUE(MID([Entrada.A1049];SEARCH(&quot;,&quot;;[Entrada.A1049])+1;100))" office:value-type="float" office:value="30">
            <text:p>30</text:p>
          </table:table-cell>
          <table:table-cell table:formula="of:=[Entrada.C1049]" office:value-type="float" office:value="11">
            <text:p>11</text:p>
          </table:table-cell>
          <table:table-cell table:formula="of:=[Entrada.D1049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1043]*[.E1043]" office:value-type="float" office:value="60">
            <text:p>60</text:p>
          </table:table-cell>
          <table:table-cell/>
          <table:table-cell table:formula="of:=[.E10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3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050];SEARCH(&quot;,&quot;;[Entrada.A1050])-1))" office:value-type="float" office:value="40">
            <text:p>40</text:p>
          </table:table-cell>
          <table:table-cell table:formula="of:=VALUE(MID([Entrada.A1050];SEARCH(&quot;,&quot;;[Entrada.A1050])+1;100))" office:value-type="float" office:value="9">
            <text:p>9</text:p>
          </table:table-cell>
          <table:table-cell table:formula="of:=[Entrada.C1050]" office:value-type="float" office:value="24">
            <text:p>24</text:p>
          </table:table-cell>
          <table:table-cell table:formula="of:=[Entrada.D1050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044]*[.E1044]" office:value-type="float" office:value="120">
            <text:p>120</text:p>
          </table:table-cell>
          <table:table-cell/>
          <table:table-cell table:formula="of:=[.E10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4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051];SEARCH(&quot;,&quot;;[Entrada.A1051])-1))" office:value-type="float" office:value="4">
            <text:p>4</text:p>
          </table:table-cell>
          <table:table-cell table:formula="of:=VALUE(MID([Entrada.A1051];SEARCH(&quot;,&quot;;[Entrada.A1051])+1;100))" office:value-type="float" office:value="23">
            <text:p>23</text:p>
          </table:table-cell>
          <table:table-cell table:formula="of:=[Entrada.C1051]" office:value-type="float" office:value="21">
            <text:p>21</text:p>
          </table:table-cell>
          <table:table-cell table:formula="of:=[Entrada.D1051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1045]*[.E1045]" office:value-type="float" office:value="44">
            <text:p>44</text:p>
          </table:table-cell>
          <table:table-cell/>
          <table:table-cell table:formula="of:=[.E10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5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052];SEARCH(&quot;,&quot;;[Entrada.A1052])-1))" office:value-type="float" office:value="26">
            <text:p>26</text:p>
          </table:table-cell>
          <table:table-cell table:formula="of:=VALUE(MID([Entrada.A1052];SEARCH(&quot;,&quot;;[Entrada.A1052])+1;100))" office:value-type="float" office:value="36">
            <text:p>36</text:p>
          </table:table-cell>
          <table:table-cell table:formula="of:=[Entrada.C1052]" office:value-type="float" office:value="7">
            <text:p>7</text:p>
          </table:table-cell>
          <table:table-cell table:formula="of:=[Entrada.D1052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046]*[.E1046]" office:value-type="float" office:value="120">
            <text:p>120</text:p>
          </table:table-cell>
          <table:table-cell/>
          <table:table-cell table:formula="of:=[.E10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6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053];SEARCH(&quot;,&quot;;[Entrada.A1053])-1))" office:value-type="float" office:value="7">
            <text:p>7</text:p>
          </table:table-cell>
          <table:table-cell table:formula="of:=VALUE(MID([Entrada.A1053];SEARCH(&quot;,&quot;;[Entrada.A1053])+1;100))" office:value-type="float" office:value="10">
            <text:p>10</text:p>
          </table:table-cell>
          <table:table-cell table:formula="of:=[Entrada.C1053]" office:value-type="float" office:value="8">
            <text:p>8</text:p>
          </table:table-cell>
          <table:table-cell table:formula="of:=[Entrada.D1053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047]*[.E1047]" office:value-type="float" office:value="140">
            <text:p>140</text:p>
          </table:table-cell>
          <table:table-cell/>
          <table:table-cell table:formula="of:=[.E10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7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054];SEARCH(&quot;,&quot;;[Entrada.A1054])-1))" office:value-type="float" office:value="16">
            <text:p>16</text:p>
          </table:table-cell>
          <table:table-cell table:formula="of:=VALUE(MID([Entrada.A1054];SEARCH(&quot;,&quot;;[Entrada.A1054])+1;100))" office:value-type="float" office:value="18">
            <text:p>18</text:p>
          </table:table-cell>
          <table:table-cell table:formula="of:=[Entrada.C1054]" office:value-type="float" office:value="19">
            <text:p>19</text:p>
          </table:table-cell>
          <table:table-cell table:formula="of:=[Entrada.D1054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048]*[.E1048]" office:value-type="float" office:value="20">
            <text:p>20</text:p>
          </table:table-cell>
          <table:table-cell/>
          <table:table-cell table:formula="of:=[.E10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8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1055];SEARCH(&quot;,&quot;;[Entrada.A1055])-1))" office:value-type="float" office:value="22">
            <text:p>22</text:p>
          </table:table-cell>
          <table:table-cell table:formula="of:=VALUE(MID([Entrada.A1055];SEARCH(&quot;,&quot;;[Entrada.A1055])+1;100))" office:value-type="float" office:value="24">
            <text:p>24</text:p>
          </table:table-cell>
          <table:table-cell table:formula="of:=[Entrada.C1055]" office:value-type="float" office:value="36">
            <text:p>36</text:p>
          </table:table-cell>
          <table:table-cell table:formula="of:=[Entrada.D1055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049]*[.E1049]" office:value-type="float" office:value="196">
            <text:p>196</text:p>
          </table:table-cell>
          <table:table-cell/>
          <table:table-cell table:formula="of:=[.E10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9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056];SEARCH(&quot;,&quot;;[Entrada.A1056])-1))" office:value-type="float" office:value="34">
            <text:p>34</text:p>
          </table:table-cell>
          <table:table-cell table:formula="of:=VALUE(MID([Entrada.A1056];SEARCH(&quot;,&quot;;[Entrada.A1056])+1;100))" office:value-type="float" office:value="23">
            <text:p>23</text:p>
          </table:table-cell>
          <table:table-cell table:formula="of:=[Entrada.C1056]" office:value-type="float" office:value="15">
            <text:p>15</text:p>
          </table:table-cell>
          <table:table-cell table:formula="of:=[Entrada.D1056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050]*[.E1050]" office:value-type="float" office:value="188">
            <text:p>188</text:p>
          </table:table-cell>
          <table:table-cell/>
          <table:table-cell table:formula="of:=[.E10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0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057];SEARCH(&quot;,&quot;;[Entrada.A1057])-1))" office:value-type="float" office:value="10">
            <text:p>10</text:p>
          </table:table-cell>
          <table:table-cell table:formula="of:=VALUE(MID([Entrada.A1057];SEARCH(&quot;,&quot;;[Entrada.A1057])+1;100))" office:value-type="float" office:value="28">
            <text:p>28</text:p>
          </table:table-cell>
          <table:table-cell table:formula="of:=[Entrada.C1057]" office:value-type="float" office:value="36">
            <text:p>36</text:p>
          </table:table-cell>
          <table:table-cell table:formula="of:=[Entrada.D1057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051]*[.E1051]" office:value-type="float" office:value="104">
            <text:p>104</text:p>
          </table:table-cell>
          <table:table-cell/>
          <table:table-cell table:formula="of:=[.E10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1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058];SEARCH(&quot;,&quot;;[Entrada.A1058])-1))" office:value-type="float" office:value="13">
            <text:p>13</text:p>
          </table:table-cell>
          <table:table-cell table:formula="of:=VALUE(MID([Entrada.A1058];SEARCH(&quot;,&quot;;[Entrada.A1058])+1;100))" office:value-type="float" office:value="1">
            <text:p>1</text:p>
          </table:table-cell>
          <table:table-cell table:formula="of:=[Entrada.C1058]" office:value-type="float" office:value="31">
            <text:p>31</text:p>
          </table:table-cell>
          <table:table-cell table:formula="of:=[Entrada.D1058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1052]*[.E1052]" office:value-type="float" office:value="124">
            <text:p>124</text:p>
          </table:table-cell>
          <table:table-cell/>
          <table:table-cell table:formula="of:=[.E10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2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059];SEARCH(&quot;,&quot;;[Entrada.A1059])-1))" office:value-type="float" office:value="38">
            <text:p>38</text:p>
          </table:table-cell>
          <table:table-cell table:formula="of:=VALUE(MID([Entrada.A1059];SEARCH(&quot;,&quot;;[Entrada.A1059])+1;100))" office:value-type="float" office:value="11">
            <text:p>11</text:p>
          </table:table-cell>
          <table:table-cell table:formula="of:=[Entrada.C1059]" office:value-type="float" office:value="6">
            <text:p>6</text:p>
          </table:table-cell>
          <table:table-cell table:formula="of:=[Entrada.D1059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053]*[.E1053]" office:value-type="float" office:value="196">
            <text:p>196</text:p>
          </table:table-cell>
          <table:table-cell/>
          <table:table-cell table:formula="of:=[.E10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3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060];SEARCH(&quot;,&quot;;[Entrada.A1060])-1))" office:value-type="float" office:value="25">
            <text:p>25</text:p>
          </table:table-cell>
          <table:table-cell table:formula="of:=VALUE(MID([Entrada.A1060];SEARCH(&quot;,&quot;;[Entrada.A1060])+1;100))" office:value-type="float" office:value="6">
            <text:p>6</text:p>
          </table:table-cell>
          <table:table-cell table:formula="of:=[Entrada.C1060]" office:value-type="float" office:value="32">
            <text:p>32</text:p>
          </table:table-cell>
          <table:table-cell table:formula="of:=[Entrada.D1060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054]*[.E1054]" office:value-type="float" office:value="100">
            <text:p>100</text:p>
          </table:table-cell>
          <table:table-cell/>
          <table:table-cell table:formula="of:=[.E10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4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061];SEARCH(&quot;,&quot;;[Entrada.A1061])-1))" office:value-type="float" office:value="28">
            <text:p>28</text:p>
          </table:table-cell>
          <table:table-cell table:formula="of:=VALUE(MID([Entrada.A1061];SEARCH(&quot;,&quot;;[Entrada.A1061])+1;100))" office:value-type="float" office:value="21">
            <text:p>21</text:p>
          </table:table-cell>
          <table:table-cell table:formula="of:=[Entrada.C1061]" office:value-type="float" office:value="12">
            <text:p>12</text:p>
          </table:table-cell>
          <table:table-cell table:formula="of:=[Entrada.D1061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055]*[.E1055]" office:value-type="float" office:value="64">
            <text:p>64</text:p>
          </table:table-cell>
          <table:table-cell/>
          <table:table-cell table:formula="of:=[.E10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5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062];SEARCH(&quot;,&quot;;[Entrada.A1062])-1))" office:value-type="float" office:value="4">
            <text:p>4</text:p>
          </table:table-cell>
          <table:table-cell table:formula="of:=VALUE(MID([Entrada.A1062];SEARCH(&quot;,&quot;;[Entrada.A1062])+1;100))" office:value-type="float" office:value="30">
            <text:p>30</text:p>
          </table:table-cell>
          <table:table-cell table:formula="of:=[Entrada.C1062]" office:value-type="float" office:value="16">
            <text:p>16</text:p>
          </table:table-cell>
          <table:table-cell table:formula="of:=[Entrada.D1062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056]*[.E1056]" office:value-type="float" office:value="72">
            <text:p>72</text:p>
          </table:table-cell>
          <table:table-cell/>
          <table:table-cell table:formula="of:=[.E10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6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063];SEARCH(&quot;,&quot;;[Entrada.A1063])-1))" office:value-type="float" office:value="7">
            <text:p>7</text:p>
          </table:table-cell>
          <table:table-cell table:formula="of:=VALUE(MID([Entrada.A1063];SEARCH(&quot;,&quot;;[Entrada.A1063])+1;100))" office:value-type="float" office:value="3">
            <text:p>3</text:p>
          </table:table-cell>
          <table:table-cell table:formula="of:=[Entrada.C1063]" office:value-type="float" office:value="18">
            <text:p>18</text:p>
          </table:table-cell>
          <table:table-cell table:formula="of:=[Entrada.D1063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057]*[.E1057]" office:value-type="float" office:value="32">
            <text:p>32</text:p>
          </table:table-cell>
          <table:table-cell/>
          <table:table-cell table:formula="of:=[.E10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7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064];SEARCH(&quot;,&quot;;[Entrada.A1064])-1))" office:value-type="float" office:value="16">
            <text:p>16</text:p>
          </table:table-cell>
          <table:table-cell table:formula="of:=VALUE(MID([Entrada.A1064];SEARCH(&quot;,&quot;;[Entrada.A1064])+1;100))" office:value-type="float" office:value="9">
            <text:p>9</text:p>
          </table:table-cell>
          <table:table-cell table:formula="of:=[Entrada.C1064]" office:value-type="float" office:value="11">
            <text:p>11</text:p>
          </table:table-cell>
          <table:table-cell table:formula="of:=[Entrada.D1064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058]*[.E1058]" office:value-type="float" office:value="20">
            <text:p>20</text:p>
          </table:table-cell>
          <table:table-cell/>
          <table:table-cell table:formula="of:=[.E10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8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065];SEARCH(&quot;,&quot;;[Entrada.A1065])-1))" office:value-type="float" office:value="19">
            <text:p>19</text:p>
          </table:table-cell>
          <table:table-cell table:formula="of:=VALUE(MID([Entrada.A1065];SEARCH(&quot;,&quot;;[Entrada.A1065])+1;100))" office:value-type="float" office:value="4">
            <text:p>4</text:p>
          </table:table-cell>
          <table:table-cell table:formula="of:=[Entrada.C1065]" office:value-type="float" office:value="13">
            <text:p>13</text:p>
          </table:table-cell>
          <table:table-cell table:formula="of:=[Entrada.D1065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059]*[.E1059]" office:value-type="float" office:value="180">
            <text:p>180</text:p>
          </table:table-cell>
          <table:table-cell/>
          <table:table-cell table:formula="of:=[.E10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9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066];SEARCH(&quot;,&quot;;[Entrada.A1066])-1))" office:value-type="float" office:value="22">
            <text:p>22</text:p>
          </table:table-cell>
          <table:table-cell table:formula="of:=VALUE(MID([Entrada.A1066];SEARCH(&quot;,&quot;;[Entrada.A1066])+1;100))" office:value-type="float" office:value="19">
            <text:p>19</text:p>
          </table:table-cell>
          <table:table-cell table:formula="of:=[Entrada.C1066]" office:value-type="float" office:value="4">
            <text:p>4</text:p>
          </table:table-cell>
          <table:table-cell table:formula="of:=[Entrada.D1066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060]*[.E1060]" office:value-type="float" office:value="172">
            <text:p>172</text:p>
          </table:table-cell>
          <table:table-cell/>
          <table:table-cell table:formula="of:=[.E10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0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067];SEARCH(&quot;,&quot;;[Entrada.A1067])-1))" office:value-type="float" office:value="37">
            <text:p>37</text:p>
          </table:table-cell>
          <table:table-cell table:formula="of:=VALUE(MID([Entrada.A1067];SEARCH(&quot;,&quot;;[Entrada.A1067])+1;100))" office:value-type="float" office:value="35">
            <text:p>35</text:p>
          </table:table-cell>
          <table:table-cell table:formula="of:=[Entrada.C1067]" office:value-type="float" office:value="16">
            <text:p>16</text:p>
          </table:table-cell>
          <table:table-cell table:formula="of:=[Entrada.D1067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1061]*[.E1061]" office:value-type="float" office:value="36">
            <text:p>36</text:p>
          </table:table-cell>
          <table:table-cell/>
          <table:table-cell table:formula="of:=[.E10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1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068];SEARCH(&quot;,&quot;;[Entrada.A1068])-1))" office:value-type="float" office:value="10">
            <text:p>10</text:p>
          </table:table-cell>
          <table:table-cell table:formula="of:=VALUE(MID([Entrada.A1068];SEARCH(&quot;,&quot;;[Entrada.A1068])+1;100))" office:value-type="float" office:value="7">
            <text:p>7</text:p>
          </table:table-cell>
          <table:table-cell table:formula="of:=[Entrada.C1068]" office:value-type="float" office:value="11">
            <text:p>11</text:p>
          </table:table-cell>
          <table:table-cell table:formula="of:=[Entrada.D1068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1062]*[.E1062]" office:value-type="float" office:value="52">
            <text:p>52</text:p>
          </table:table-cell>
          <table:table-cell/>
          <table:table-cell table:formula="of:=[.E10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2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069];SEARCH(&quot;,&quot;;[Entrada.A1069])-1))" office:value-type="float" office:value="35">
            <text:p>35</text:p>
          </table:table-cell>
          <table:table-cell table:formula="of:=VALUE(MID([Entrada.A1069];SEARCH(&quot;,&quot;;[Entrada.A1069])+1;100))" office:value-type="float" office:value="21">
            <text:p>21</text:p>
          </table:table-cell>
          <table:table-cell table:formula="of:=[Entrada.C1069]" office:value-type="float" office:value="6">
            <text:p>6</text:p>
          </table:table-cell>
          <table:table-cell table:formula="of:=[Entrada.D1069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063]*[.E1063]" office:value-type="float" office:value="20">
            <text:p>20</text:p>
          </table:table-cell>
          <table:table-cell/>
          <table:table-cell table:formula="of:=[.E10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3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070];SEARCH(&quot;,&quot;;[Entrada.A1070])-1))" office:value-type="float" office:value="38">
            <text:p>38</text:p>
          </table:table-cell>
          <table:table-cell table:formula="of:=VALUE(MID([Entrada.A1070];SEARCH(&quot;,&quot;;[Entrada.A1070])+1;100))" office:value-type="float" office:value="2">
            <text:p>2</text:p>
          </table:table-cell>
          <table:table-cell table:formula="of:=[Entrada.C1070]" office:value-type="float" office:value="21">
            <text:p>21</text:p>
          </table:table-cell>
          <table:table-cell table:formula="of:=[Entrada.D1070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064]*[.E1064]" office:value-type="float" office:value="64">
            <text:p>64</text:p>
          </table:table-cell>
          <table:table-cell/>
          <table:table-cell table:formula="of:=[.E10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4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071];SEARCH(&quot;,&quot;;[Entrada.A1071])-1))" office:value-type="float" office:value="25">
            <text:p>25</text:p>
          </table:table-cell>
          <table:table-cell table:formula="of:=VALUE(MID([Entrada.A1071];SEARCH(&quot;,&quot;;[Entrada.A1071])+1;100))" office:value-type="float" office:value="15">
            <text:p>15</text:p>
          </table:table-cell>
          <table:table-cell table:formula="of:=[Entrada.C1071]" office:value-type="float" office:value="13">
            <text:p>13</text:p>
          </table:table-cell>
          <table:table-cell table:formula="of:=[Entrada.D1071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065]*[.E1065]" office:value-type="float" office:value="140">
            <text:p>140</text:p>
          </table:table-cell>
          <table:table-cell/>
          <table:table-cell table:formula="of:=[.E10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5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072];SEARCH(&quot;,&quot;;[Entrada.A1072])-1))" office:value-type="float" office:value="4">
            <text:p>4</text:p>
          </table:table-cell>
          <table:table-cell table:formula="of:=VALUE(MID([Entrada.A1072];SEARCH(&quot;,&quot;;[Entrada.A1072])+1;100))" office:value-type="float" office:value="5">
            <text:p>5</text:p>
          </table:table-cell>
          <table:table-cell table:formula="of:=[Entrada.C1072]" office:value-type="float" office:value="23">
            <text:p>23</text:p>
          </table:table-cell>
          <table:table-cell table:formula="of:=[Entrada.D1072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066]*[.E1066]" office:value-type="float" office:value="88">
            <text:p>88</text:p>
          </table:table-cell>
          <table:table-cell/>
          <table:table-cell table:formula="of:=[.E10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6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073];SEARCH(&quot;,&quot;;[Entrada.A1073])-1))" office:value-type="float" office:value="29">
            <text:p>29</text:p>
          </table:table-cell>
          <table:table-cell table:formula="of:=VALUE(MID([Entrada.A1073];SEARCH(&quot;,&quot;;[Entrada.A1073])+1;100))" office:value-type="float" office:value="11">
            <text:p>11</text:p>
          </table:table-cell>
          <table:table-cell table:formula="of:=[Entrada.C1073]" office:value-type="float" office:value="10">
            <text:p>10</text:p>
          </table:table-cell>
          <table:table-cell table:formula="of:=[Entrada.D1073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067]*[.E1067]" office:value-type="float" office:value="104">
            <text:p>104</text:p>
          </table:table-cell>
          <table:table-cell/>
          <table:table-cell table:formula="of:=[.E10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7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074];SEARCH(&quot;,&quot;;[Entrada.A1074])-1))" office:value-type="float" office:value="19">
            <text:p>19</text:p>
          </table:table-cell>
          <table:table-cell table:formula="of:=VALUE(MID([Entrada.A1074];SEARCH(&quot;,&quot;;[Entrada.A1074])+1;100))" office:value-type="float" office:value="13">
            <text:p>13</text:p>
          </table:table-cell>
          <table:table-cell table:formula="of:=[Entrada.C1074]" office:value-type="float" office:value="28">
            <text:p>28</text:p>
          </table:table-cell>
          <table:table-cell table:formula="of:=[Entrada.D1074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068]*[.E1068]" office:value-type="float" office:value="152">
            <text:p>152</text:p>
          </table:table-cell>
          <table:table-cell/>
          <table:table-cell table:formula="of:=[.E10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8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075];SEARCH(&quot;,&quot;;[Entrada.A1075])-1))" office:value-type="float" office:value="5">
            <text:p>5</text:p>
          </table:table-cell>
          <table:table-cell table:formula="of:=VALUE(MID([Entrada.A1075];SEARCH(&quot;,&quot;;[Entrada.A1075])+1;100))" office:value-type="float" office:value="34">
            <text:p>34</text:p>
          </table:table-cell>
          <table:table-cell table:formula="of:=[Entrada.C1075]" office:value-type="float" office:value="9">
            <text:p>9</text:p>
          </table:table-cell>
          <table:table-cell table:formula="of:=[Entrada.D1075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1069]*[.E1069]" office:value-type="float" office:value="176">
            <text:p>176</text:p>
          </table:table-cell>
          <table:table-cell/>
          <table:table-cell table:formula="of:=[.E10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9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076];SEARCH(&quot;,&quot;;[Entrada.A1076])-1))" office:value-type="float" office:value="9">
            <text:p>9</text:p>
          </table:table-cell>
          <table:table-cell table:formula="of:=VALUE(MID([Entrada.A1076];SEARCH(&quot;,&quot;;[Entrada.A1076])+1;100))" office:value-type="float" office:value="39">
            <text:p>39</text:p>
          </table:table-cell>
          <table:table-cell table:formula="of:=[Entrada.C1076]" office:value-type="float" office:value="18">
            <text:p>18</text:p>
          </table:table-cell>
          <table:table-cell table:formula="of:=[Entrada.D1076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1070]*[.E1070]" office:value-type="float" office:value="128">
            <text:p>128</text:p>
          </table:table-cell>
          <table:table-cell/>
          <table:table-cell table:formula="of:=[.E10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0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077];SEARCH(&quot;,&quot;;[Entrada.A1077])-1))" office:value-type="float" office:value="17">
            <text:p>17</text:p>
          </table:table-cell>
          <table:table-cell table:formula="of:=VALUE(MID([Entrada.A1077];SEARCH(&quot;,&quot;;[Entrada.A1077])+1;100))" office:value-type="float" office:value="39">
            <text:p>39</text:p>
          </table:table-cell>
          <table:table-cell table:formula="of:=[Entrada.C1077]" office:value-type="float" office:value="10">
            <text:p>10</text:p>
          </table:table-cell>
          <table:table-cell table:formula="of:=[Entrada.D1077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071]*[.E1071]" office:value-type="float" office:value="172">
            <text:p>172</text:p>
          </table:table-cell>
          <table:table-cell/>
          <table:table-cell table:formula="of:=[.E10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1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078];SEARCH(&quot;,&quot;;[Entrada.A1078])-1))" office:value-type="float" office:value="23">
            <text:p>23</text:p>
          </table:table-cell>
          <table:table-cell table:formula="of:=VALUE(MID([Entrada.A1078];SEARCH(&quot;,&quot;;[Entrada.A1078])+1;100))" office:value-type="float" office:value="9">
            <text:p>9</text:p>
          </table:table-cell>
          <table:table-cell table:formula="of:=[Entrada.C1078]" office:value-type="float" office:value="18">
            <text:p>18</text:p>
          </table:table-cell>
          <table:table-cell table:formula="of:=[Entrada.D1078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072]*[.E1072]" office:value-type="float" office:value="40">
            <text:p>40</text:p>
          </table:table-cell>
          <table:table-cell/>
          <table:table-cell table:formula="of:=[.E10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2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079];SEARCH(&quot;,&quot;;[Entrada.A1079])-1))" office:value-type="float" office:value="10">
            <text:p>10</text:p>
          </table:table-cell>
          <table:table-cell table:formula="of:=VALUE(MID([Entrada.A1079];SEARCH(&quot;,&quot;;[Entrada.A1079])+1;100))" office:value-type="float" office:value="14">
            <text:p>14</text:p>
          </table:table-cell>
          <table:table-cell table:formula="of:=[Entrada.C1079]" office:value-type="float" office:value="30">
            <text:p>30</text:p>
          </table:table-cell>
          <table:table-cell table:formula="of:=[Entrada.D1079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073]*[.E1073]" office:value-type="float" office:value="40">
            <text:p>40</text:p>
          </table:table-cell>
          <table:table-cell/>
          <table:table-cell table:formula="of:=[.E10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3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080];SEARCH(&quot;,&quot;;[Entrada.A1080])-1))" office:value-type="float" office:value="35">
            <text:p>35</text:p>
          </table:table-cell>
          <table:table-cell table:formula="of:=VALUE(MID([Entrada.A1080];SEARCH(&quot;,&quot;;[Entrada.A1080])+1;100))" office:value-type="float" office:value="26">
            <text:p>26</text:p>
          </table:table-cell>
          <table:table-cell table:formula="of:=[Entrada.C1080]" office:value-type="float" office:value="33">
            <text:p>33</text:p>
          </table:table-cell>
          <table:table-cell table:formula="of:=[Entrada.D1080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074]*[.E1074]" office:value-type="float" office:value="136">
            <text:p>136</text:p>
          </table:table-cell>
          <table:table-cell/>
          <table:table-cell table:formula="of:=[.E10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4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081];SEARCH(&quot;,&quot;;[Entrada.A1081])-1))" office:value-type="float" office:value="38">
            <text:p>38</text:p>
          </table:table-cell>
          <table:table-cell table:formula="of:=VALUE(MID([Entrada.A1081];SEARCH(&quot;,&quot;;[Entrada.A1081])+1;100))" office:value-type="float" office:value="5">
            <text:p>5</text:p>
          </table:table-cell>
          <table:table-cell table:formula="of:=[Entrada.C1081]" office:value-type="float" office:value="30">
            <text:p>30</text:p>
          </table:table-cell>
          <table:table-cell table:formula="of:=[Entrada.D1081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075]*[.E1075]" office:value-type="float" office:value="196">
            <text:p>196</text:p>
          </table:table-cell>
          <table:table-cell/>
          <table:table-cell table:formula="of:=[.E10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5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082];SEARCH(&quot;,&quot;;[Entrada.A1082])-1))" office:value-type="float" office:value="25">
            <text:p>25</text:p>
          </table:table-cell>
          <table:table-cell table:formula="of:=VALUE(MID([Entrada.A1082];SEARCH(&quot;,&quot;;[Entrada.A1082])+1;100))" office:value-type="float" office:value="16">
            <text:p>16</text:p>
          </table:table-cell>
          <table:table-cell table:formula="of:=[Entrada.C1082]" office:value-type="float" office:value="24">
            <text:p>24</text:p>
          </table:table-cell>
          <table:table-cell table:formula="of:=[Entrada.D1082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076]*[.E1076]" office:value-type="float" office:value="140">
            <text:p>140</text:p>
          </table:table-cell>
          <table:table-cell/>
          <table:table-cell table:formula="of:=[.E10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6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083];SEARCH(&quot;,&quot;;[Entrada.A1083])-1))" office:value-type="float" office:value="1">
            <text:p>1</text:p>
          </table:table-cell>
          <table:table-cell table:formula="of:=VALUE(MID([Entrada.A1083];SEARCH(&quot;,&quot;;[Entrada.A1083])+1;100))" office:value-type="float" office:value="15">
            <text:p>15</text:p>
          </table:table-cell>
          <table:table-cell table:formula="of:=[Entrada.C1083]" office:value-type="float" office:value="5">
            <text:p>5</text:p>
          </table:table-cell>
          <table:table-cell table:formula="of:=[Entrada.D1083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077]*[.E1077]" office:value-type="float" office:value="72">
            <text:p>72</text:p>
          </table:table-cell>
          <table:table-cell/>
          <table:table-cell table:formula="of:=[.E10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7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084];SEARCH(&quot;,&quot;;[Entrada.A1084])-1))" office:value-type="float" office:value="39">
            <text:p>39</text:p>
          </table:table-cell>
          <table:table-cell table:formula="of:=VALUE(MID([Entrada.A1084];SEARCH(&quot;,&quot;;[Entrada.A1084])+1;100))" office:value-type="float" office:value="30">
            <text:p>30</text:p>
          </table:table-cell>
          <table:table-cell table:formula="of:=[Entrada.C1084]" office:value-type="float" office:value="6">
            <text:p>6</text:p>
          </table:table-cell>
          <table:table-cell table:formula="of:=[Entrada.D1084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1078]*[.E1078]" office:value-type="float" office:value="128">
            <text:p>128</text:p>
          </table:table-cell>
          <table:table-cell/>
          <table:table-cell table:formula="of:=[.E10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8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085];SEARCH(&quot;,&quot;;[Entrada.A1085])-1))" office:value-type="float" office:value="4">
            <text:p>4</text:p>
          </table:table-cell>
          <table:table-cell table:formula="of:=VALUE(MID([Entrada.A1085];SEARCH(&quot;,&quot;;[Entrada.A1085])+1;100))" office:value-type="float" office:value="12">
            <text:p>12</text:p>
          </table:table-cell>
          <table:table-cell table:formula="of:=[Entrada.C1085]" office:value-type="float" office:value="37">
            <text:p>37</text:p>
          </table:table-cell>
          <table:table-cell table:formula="of:=[Entrada.D1085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1079]*[.E1079]" office:value-type="float" office:value="176">
            <text:p>176</text:p>
          </table:table-cell>
          <table:table-cell/>
          <table:table-cell table:formula="of:=[.E10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9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086];SEARCH(&quot;,&quot;;[Entrada.A1086])-1))" office:value-type="float" office:value="29">
            <text:p>29</text:p>
          </table:table-cell>
          <table:table-cell table:formula="of:=VALUE(MID([Entrada.A1086];SEARCH(&quot;,&quot;;[Entrada.A1086])+1;100))" office:value-type="float" office:value="4">
            <text:p>4</text:p>
          </table:table-cell>
          <table:table-cell table:formula="of:=[Entrada.C1086]" office:value-type="float" office:value="27">
            <text:p>27</text:p>
          </table:table-cell>
          <table:table-cell table:formula="of:=[Entrada.D1086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080]*[.E1080]" office:value-type="float" office:value="120">
            <text:p>120</text:p>
          </table:table-cell>
          <table:table-cell/>
          <table:table-cell table:formula="of:=[.E10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0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087];SEARCH(&quot;,&quot;;[Entrada.A1087])-1))" office:value-type="float" office:value="16">
            <text:p>16</text:p>
          </table:table-cell>
          <table:table-cell table:formula="of:=VALUE(MID([Entrada.A1087];SEARCH(&quot;,&quot;;[Entrada.A1087])+1;100))" office:value-type="float" office:value="7">
            <text:p>7</text:p>
          </table:table-cell>
          <table:table-cell table:formula="of:=[Entrada.C1087]" office:value-type="float" office:value="4">
            <text:p>4</text:p>
          </table:table-cell>
          <table:table-cell table:formula="of:=[Entrada.D1087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081]*[.E1081]" office:value-type="float" office:value="24">
            <text:p>24</text:p>
          </table:table-cell>
          <table:table-cell/>
          <table:table-cell table:formula="of:=[.E10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1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088];SEARCH(&quot;,&quot;;[Entrada.A1088])-1))" office:value-type="float" office:value="2">
            <text:p>2</text:p>
          </table:table-cell>
          <table:table-cell table:formula="of:=VALUE(MID([Entrada.A1088];SEARCH(&quot;,&quot;;[Entrada.A1088])+1;100))" office:value-type="float" office:value="38">
            <text:p>38</text:p>
          </table:table-cell>
          <table:table-cell table:formula="of:=[Entrada.C1088]" office:value-type="float" office:value="35">
            <text:p>35</text:p>
          </table:table-cell>
          <table:table-cell table:formula="of:=[Entrada.D1088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082]*[.E1082]" office:value-type="float" office:value="120">
            <text:p>120</text:p>
          </table:table-cell>
          <table:table-cell/>
          <table:table-cell table:formula="of:=[.E10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2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089];SEARCH(&quot;,&quot;;[Entrada.A1089])-1))" office:value-type="float" office:value="9">
            <text:p>9</text:p>
          </table:table-cell>
          <table:table-cell table:formula="of:=VALUE(MID([Entrada.A1089];SEARCH(&quot;,&quot;;[Entrada.A1089])+1;100))" office:value-type="float" office:value="40">
            <text:p>40</text:p>
          </table:table-cell>
          <table:table-cell table:formula="of:=[Entrada.C1089]" office:value-type="float" office:value="16">
            <text:p>16</text:p>
          </table:table-cell>
          <table:table-cell table:formula="of:=[Entrada.D1089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083]*[.E1083]" office:value-type="float" office:value="172">
            <text:p>172</text:p>
          </table:table-cell>
          <table:table-cell/>
          <table:table-cell table:formula="of:=[.E10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3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090];SEARCH(&quot;,&quot;;[Entrada.A1090])-1))" office:value-type="float" office:value="34">
            <text:p>34</text:p>
          </table:table-cell>
          <table:table-cell table:formula="of:=VALUE(MID([Entrada.A1090];SEARCH(&quot;,&quot;;[Entrada.A1090])+1;100))" office:value-type="float" office:value="32">
            <text:p>32</text:p>
          </table:table-cell>
          <table:table-cell table:formula="of:=[Entrada.C1090]" office:value-type="float" office:value="12">
            <text:p>12</text:p>
          </table:table-cell>
          <table:table-cell table:formula="of:=[Entrada.D1090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084]*[.E1084]" office:value-type="float" office:value="64">
            <text:p>64</text:p>
          </table:table-cell>
          <table:table-cell/>
          <table:table-cell table:formula="of:=[.E10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4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091];SEARCH(&quot;,&quot;;[Entrada.A1091])-1))" office:value-type="float" office:value="17">
            <text:p>17</text:p>
          </table:table-cell>
          <table:table-cell table:formula="of:=VALUE(MID([Entrada.A1091];SEARCH(&quot;,&quot;;[Entrada.A1091])+1;100))" office:value-type="float" office:value="24">
            <text:p>24</text:p>
          </table:table-cell>
          <table:table-cell table:formula="of:=[Entrada.C1091]" office:value-type="float" office:value="10">
            <text:p>10</text:p>
          </table:table-cell>
          <table:table-cell table:formula="of:=[Entrada.D1091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085]*[.E1085]" office:value-type="float" office:value="28">
            <text:p>28</text:p>
          </table:table-cell>
          <table:table-cell/>
          <table:table-cell table:formula="of:=[.E10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5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092];SEARCH(&quot;,&quot;;[Entrada.A1092])-1))" office:value-type="float" office:value="23">
            <text:p>23</text:p>
          </table:table-cell>
          <table:table-cell table:formula="of:=VALUE(MID([Entrada.A1092];SEARCH(&quot;,&quot;;[Entrada.A1092])+1;100))" office:value-type="float" office:value="6">
            <text:p>6</text:p>
          </table:table-cell>
          <table:table-cell table:formula="of:=[Entrada.C1092]" office:value-type="float" office:value="31">
            <text:p>31</text:p>
          </table:table-cell>
          <table:table-cell table:formula="of:=[Entrada.D1092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086]*[.E1086]" office:value-type="float" office:value="132">
            <text:p>132</text:p>
          </table:table-cell>
          <table:table-cell/>
          <table:table-cell table:formula="of:=[.E10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6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093];SEARCH(&quot;,&quot;;[Entrada.A1093])-1))" office:value-type="float" office:value="10">
            <text:p>10</text:p>
          </table:table-cell>
          <table:table-cell table:formula="of:=VALUE(MID([Entrada.A1093];SEARCH(&quot;,&quot;;[Entrada.A1093])+1;100))" office:value-type="float" office:value="9">
            <text:p>9</text:p>
          </table:table-cell>
          <table:table-cell table:formula="of:=[Entrada.C1093]" office:value-type="float" office:value="7">
            <text:p>7</text:p>
          </table:table-cell>
          <table:table-cell table:formula="of:=[Entrada.D1093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087]*[.E1087]" office:value-type="float" office:value="120">
            <text:p>120</text:p>
          </table:table-cell>
          <table:table-cell/>
          <table:table-cell table:formula="of:=[.E10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7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094];SEARCH(&quot;,&quot;;[Entrada.A1094])-1))" office:value-type="float" office:value="35">
            <text:p>35</text:p>
          </table:table-cell>
          <table:table-cell table:formula="of:=VALUE(MID([Entrada.A1094];SEARCH(&quot;,&quot;;[Entrada.A1094])+1;100))" office:value-type="float" office:value="3">
            <text:p>3</text:p>
          </table:table-cell>
          <table:table-cell table:formula="of:=[Entrada.C1094]" office:value-type="float" office:value="33">
            <text:p>33</text:p>
          </table:table-cell>
          <table:table-cell table:formula="of:=[Entrada.D1094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088]*[.E1088]" office:value-type="float" office:value="136">
            <text:p>136</text:p>
          </table:table-cell>
          <table:table-cell/>
          <table:table-cell table:formula="of:=[.E10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8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095];SEARCH(&quot;,&quot;;[Entrada.A1095])-1))" office:value-type="float" office:value="11">
            <text:p>11</text:p>
          </table:table-cell>
          <table:table-cell table:formula="of:=VALUE(MID([Entrada.A1095];SEARCH(&quot;,&quot;;[Entrada.A1095])+1;100))" office:value-type="float" office:value="26">
            <text:p>26</text:p>
          </table:table-cell>
          <table:table-cell table:formula="of:=[Entrada.C1095]" office:value-type="float" office:value="23">
            <text:p>23</text:p>
          </table:table-cell>
          <table:table-cell table:formula="of:=[Entrada.D1095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089]*[.E1089]" office:value-type="float" office:value="132">
            <text:p>132</text:p>
          </table:table-cell>
          <table:table-cell/>
          <table:table-cell table:formula="of:=[.E10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9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096];SEARCH(&quot;,&quot;;[Entrada.A1096])-1))" office:value-type="float" office:value="39">
            <text:p>39</text:p>
          </table:table-cell>
          <table:table-cell table:formula="of:=VALUE(MID([Entrada.A1096];SEARCH(&quot;,&quot;;[Entrada.A1096])+1;100))" office:value-type="float" office:value="23">
            <text:p>23</text:p>
          </table:table-cell>
          <table:table-cell table:formula="of:=[Entrada.C1096]" office:value-type="float" office:value="12">
            <text:p>12</text:p>
          </table:table-cell>
          <table:table-cell table:formula="of:=[Entrada.D1096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090]*[.E1090]" office:value-type="float" office:value="48">
            <text:p>48</text:p>
          </table:table-cell>
          <table:table-cell/>
          <table:table-cell table:formula="of:=[.E10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0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097];SEARCH(&quot;,&quot;;[Entrada.A1097])-1))" office:value-type="float" office:value="4">
            <text:p>4</text:p>
          </table:table-cell>
          <table:table-cell table:formula="of:=VALUE(MID([Entrada.A1097];SEARCH(&quot;,&quot;;[Entrada.A1097])+1;100))" office:value-type="float" office:value="11">
            <text:p>11</text:p>
          </table:table-cell>
          <table:table-cell table:formula="of:=[Entrada.C1097]" office:value-type="float" office:value="27">
            <text:p>27</text:p>
          </table:table-cell>
          <table:table-cell table:formula="of:=[Entrada.D1097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1091]*[.E1091]" office:value-type="float" office:value="56">
            <text:p>56</text:p>
          </table:table-cell>
          <table:table-cell/>
          <table:table-cell table:formula="of:=[.E10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1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098];SEARCH(&quot;,&quot;;[Entrada.A1098])-1))" office:value-type="float" office:value="2">
            <text:p>2</text:p>
          </table:table-cell>
          <table:table-cell table:formula="of:=VALUE(MID([Entrada.A1098];SEARCH(&quot;,&quot;;[Entrada.A1098])+1;100))" office:value-type="float" office:value="33">
            <text:p>33</text:p>
          </table:table-cell>
          <table:table-cell table:formula="of:=[Entrada.C1098]" office:value-type="float" office:value="29">
            <text:p>29</text:p>
          </table:table-cell>
          <table:table-cell table:formula="of:=[Entrada.D1098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092]*[.E1092]" office:value-type="float" office:value="76">
            <text:p>76</text:p>
          </table:table-cell>
          <table:table-cell/>
          <table:table-cell table:formula="of:=[.E10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2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099];SEARCH(&quot;,&quot;;[Entrada.A1099])-1))" office:value-type="float" office:value="22">
            <text:p>22</text:p>
          </table:table-cell>
          <table:table-cell table:formula="of:=VALUE(MID([Entrada.A1099];SEARCH(&quot;,&quot;;[Entrada.A1099])+1;100))" office:value-type="float" office:value="36">
            <text:p>36</text:p>
          </table:table-cell>
          <table:table-cell table:formula="of:=[Entrada.C1099]" office:value-type="float" office:value="26">
            <text:p>26</text:p>
          </table:table-cell>
          <table:table-cell table:formula="of:=[Entrada.D1099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093]*[.E1093]" office:value-type="float" office:value="72">
            <text:p>72</text:p>
          </table:table-cell>
          <table:table-cell/>
          <table:table-cell table:formula="of:=[.E10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3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100];SEARCH(&quot;,&quot;;[Entrada.A1100])-1))" office:value-type="float" office:value="5">
            <text:p>5</text:p>
          </table:table-cell>
          <table:table-cell table:formula="of:=VALUE(MID([Entrada.A1100];SEARCH(&quot;,&quot;;[Entrada.A1100])+1;100))" office:value-type="float" office:value="20">
            <text:p>20</text:p>
          </table:table-cell>
          <table:table-cell table:formula="of:=[Entrada.C1100]" office:value-type="float" office:value="33">
            <text:p>33</text:p>
          </table:table-cell>
          <table:table-cell table:formula="of:=[Entrada.D1100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094]*[.E1094]" office:value-type="float" office:value="64">
            <text:p>64</text:p>
          </table:table-cell>
          <table:table-cell/>
          <table:table-cell table:formula="of:=[.E10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4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101];SEARCH(&quot;,&quot;;[Entrada.A1101])-1))" office:value-type="float" office:value="30">
            <text:p>30</text:p>
          </table:table-cell>
          <table:table-cell table:formula="of:=VALUE(MID([Entrada.A1101];SEARCH(&quot;,&quot;;[Entrada.A1101])+1;100))" office:value-type="float" office:value="36">
            <text:p>36</text:p>
          </table:table-cell>
          <table:table-cell table:formula="of:=[Entrada.C1101]" office:value-type="float" office:value="9">
            <text:p>9</text:p>
          </table:table-cell>
          <table:table-cell table:formula="of:=[Entrada.D1101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1095]*[.E1095]" office:value-type="float" office:value="184">
            <text:p>184</text:p>
          </table:table-cell>
          <table:table-cell/>
          <table:table-cell table:formula="of:=[.E10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5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102];SEARCH(&quot;,&quot;;[Entrada.A1102])-1))" office:value-type="float" office:value="32">
            <text:p>32</text:p>
          </table:table-cell>
          <table:table-cell table:formula="of:=VALUE(MID([Entrada.A1102];SEARCH(&quot;,&quot;;[Entrada.A1102])+1;100))" office:value-type="float" office:value="13">
            <text:p>13</text:p>
          </table:table-cell>
          <table:table-cell table:formula="of:=[Entrada.C1102]" office:value-type="float" office:value="18">
            <text:p>18</text:p>
          </table:table-cell>
          <table:table-cell table:formula="of:=[Entrada.D1102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096]*[.E1096]" office:value-type="float" office:value="32">
            <text:p>32</text:p>
          </table:table-cell>
          <table:table-cell/>
          <table:table-cell table:formula="of:=[.E10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6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103];SEARCH(&quot;,&quot;;[Entrada.A1103])-1))" office:value-type="float" office:value="13">
            <text:p>13</text:p>
          </table:table-cell>
          <table:table-cell table:formula="of:=VALUE(MID([Entrada.A1103];SEARCH(&quot;,&quot;;[Entrada.A1103])+1;100))" office:value-type="float" office:value="37">
            <text:p>37</text:p>
          </table:table-cell>
          <table:table-cell table:formula="of:=[Entrada.C1103]" office:value-type="float" office:value="29">
            <text:p>29</text:p>
          </table:table-cell>
          <table:table-cell table:formula="of:=[Entrada.D1103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1097]*[.E1097]" office:value-type="float" office:value="124">
            <text:p>124</text:p>
          </table:table-cell>
          <table:table-cell/>
          <table:table-cell table:formula="of:=[.E10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7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104];SEARCH(&quot;,&quot;;[Entrada.A1104])-1))" office:value-type="float" office:value="35">
            <text:p>35</text:p>
          </table:table-cell>
          <table:table-cell table:formula="of:=VALUE(MID([Entrada.A1104];SEARCH(&quot;,&quot;;[Entrada.A1104])+1;100))" office:value-type="float" office:value="8">
            <text:p>8</text:p>
          </table:table-cell>
          <table:table-cell table:formula="of:=[Entrada.C1104]" office:value-type="float" office:value="38">
            <text:p>38</text:p>
          </table:table-cell>
          <table:table-cell table:formula="of:=[Entrada.D1104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1098]*[.E1098]" office:value-type="float" office:value="200">
            <text:p>200</text:p>
          </table:table-cell>
          <table:table-cell/>
          <table:table-cell table:formula="of:=[.E10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8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105];SEARCH(&quot;,&quot;;[Entrada.A1105])-1))" office:value-type="float" office:value="1">
            <text:p>1</text:p>
          </table:table-cell>
          <table:table-cell table:formula="of:=VALUE(MID([Entrada.A1105];SEARCH(&quot;,&quot;;[Entrada.A1105])+1;100))" office:value-type="float" office:value="25">
            <text:p>25</text:p>
          </table:table-cell>
          <table:table-cell table:formula="of:=[Entrada.C1105]" office:value-type="float" office:value="40">
            <text:p>40</text:p>
          </table:table-cell>
          <table:table-cell table:formula="of:=[Entrada.D1105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099]*[.E1099]" office:value-type="float" office:value="152">
            <text:p>152</text:p>
          </table:table-cell>
          <table:table-cell/>
          <table:table-cell table:formula="of:=[.E10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9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106];SEARCH(&quot;,&quot;;[Entrada.A1106])-1))" office:value-type="float" office:value="39">
            <text:p>39</text:p>
          </table:table-cell>
          <table:table-cell table:formula="of:=VALUE(MID([Entrada.A1106];SEARCH(&quot;,&quot;;[Entrada.A1106])+1;100))" office:value-type="float" office:value="12">
            <text:p>12</text:p>
          </table:table-cell>
          <table:table-cell table:formula="of:=[Entrada.C1106]" office:value-type="float" office:value="26">
            <text:p>26</text:p>
          </table:table-cell>
          <table:table-cell table:formula="of:=[Entrada.D1106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100]*[.E1100]" office:value-type="float" office:value="20">
            <text:p>20</text:p>
          </table:table-cell>
          <table:table-cell/>
          <table:table-cell table:formula="of:=[.E11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0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107];SEARCH(&quot;,&quot;;[Entrada.A1107])-1))" office:value-type="float" office:value="26">
            <text:p>26</text:p>
          </table:table-cell>
          <table:table-cell table:formula="of:=VALUE(MID([Entrada.A1107];SEARCH(&quot;,&quot;;[Entrada.A1107])+1;100))" office:value-type="float" office:value="3">
            <text:p>3</text:p>
          </table:table-cell>
          <table:table-cell table:formula="of:=[Entrada.C1107]" office:value-type="float" office:value="9">
            <text:p>9</text:p>
          </table:table-cell>
          <table:table-cell table:formula="of:=[Entrada.D1107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101]*[.E1101]" office:value-type="float" office:value="116">
            <text:p>116</text:p>
          </table:table-cell>
          <table:table-cell/>
          <table:table-cell table:formula="of:=[.E11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1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108];SEARCH(&quot;,&quot;;[Entrada.A1108])-1))" office:value-type="float" office:value="29">
            <text:p>29</text:p>
          </table:table-cell>
          <table:table-cell table:formula="of:=VALUE(MID([Entrada.A1108];SEARCH(&quot;,&quot;;[Entrada.A1108])+1;100))" office:value-type="float" office:value="22">
            <text:p>22</text:p>
          </table:table-cell>
          <table:table-cell table:formula="of:=[Entrada.C1108]" office:value-type="float" office:value="18">
            <text:p>18</text:p>
          </table:table-cell>
          <table:table-cell table:formula="of:=[Entrada.D1108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102]*[.E1102]" office:value-type="float" office:value="28">
            <text:p>28</text:p>
          </table:table-cell>
          <table:table-cell/>
          <table:table-cell table:formula="of:=[.E11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2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109];SEARCH(&quot;,&quot;;[Entrada.A1109])-1))" office:value-type="float" office:value="19">
            <text:p>19</text:p>
          </table:table-cell>
          <table:table-cell table:formula="of:=VALUE(MID([Entrada.A1109];SEARCH(&quot;,&quot;;[Entrada.A1109])+1;100))" office:value-type="float" office:value="32">
            <text:p>32</text:p>
          </table:table-cell>
          <table:table-cell table:formula="of:=[Entrada.C1109]" office:value-type="float" office:value="16">
            <text:p>16</text:p>
          </table:table-cell>
          <table:table-cell table:formula="of:=[Entrada.D1109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103]*[.E1103]" office:value-type="float" office:value="132">
            <text:p>132</text:p>
          </table:table-cell>
          <table:table-cell/>
          <table:table-cell table:formula="of:=[.E11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3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110];SEARCH(&quot;,&quot;;[Entrada.A1110])-1))" office:value-type="float" office:value="5">
            <text:p>5</text:p>
          </table:table-cell>
          <table:table-cell table:formula="of:=VALUE(MID([Entrada.A1110];SEARCH(&quot;,&quot;;[Entrada.A1110])+1;100))" office:value-type="float" office:value="29">
            <text:p>29</text:p>
          </table:table-cell>
          <table:table-cell table:formula="of:=[Entrada.C1110]" office:value-type="float" office:value="20">
            <text:p>20</text:p>
          </table:table-cell>
          <table:table-cell table:formula="of:=[Entrada.D1110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104]*[.E1104]" office:value-type="float" office:value="180">
            <text:p>180</text:p>
          </table:table-cell>
          <table:table-cell/>
          <table:table-cell table:formula="of:=[.E11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4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111];SEARCH(&quot;,&quot;;[Entrada.A1111])-1))" office:value-type="float" office:value="27">
            <text:p>27</text:p>
          </table:table-cell>
          <table:table-cell table:formula="of:=VALUE(MID([Entrada.A1111];SEARCH(&quot;,&quot;;[Entrada.A1111])+1;100))" office:value-type="float" office:value="32">
            <text:p>32</text:p>
          </table:table-cell>
          <table:table-cell table:formula="of:=[Entrada.C1111]" office:value-type="float" office:value="27">
            <text:p>27</text:p>
          </table:table-cell>
          <table:table-cell table:formula="of:=[Entrada.D1111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105]*[.E1105]" office:value-type="float" office:value="140">
            <text:p>140</text:p>
          </table:table-cell>
          <table:table-cell/>
          <table:table-cell table:formula="of:=[.E11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5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112];SEARCH(&quot;,&quot;;[Entrada.A1112])-1))" office:value-type="float" office:value="17">
            <text:p>17</text:p>
          </table:table-cell>
          <table:table-cell table:formula="of:=VALUE(MID([Entrada.A1112];SEARCH(&quot;,&quot;;[Entrada.A1112])+1;100))" office:value-type="float" office:value="10">
            <text:p>10</text:p>
          </table:table-cell>
          <table:table-cell table:formula="of:=[Entrada.C1112]" office:value-type="float" office:value="16">
            <text:p>16</text:p>
          </table:table-cell>
          <table:table-cell table:formula="of:=[Entrada.D1112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106]*[.E1106]" office:value-type="float" office:value="112">
            <text:p>112</text:p>
          </table:table-cell>
          <table:table-cell/>
          <table:table-cell table:formula="of:=[.E11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6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113];SEARCH(&quot;,&quot;;[Entrada.A1113])-1))" office:value-type="float" office:value="20">
            <text:p>20</text:p>
          </table:table-cell>
          <table:table-cell table:formula="of:=VALUE(MID([Entrada.A1113];SEARCH(&quot;,&quot;;[Entrada.A1113])+1;100))" office:value-type="float" office:value="1">
            <text:p>1</text:p>
          </table:table-cell>
          <table:table-cell table:formula="of:=[Entrada.C1113]" office:value-type="float" office:value="38">
            <text:p>38</text:p>
          </table:table-cell>
          <table:table-cell table:formula="of:=[Entrada.D1113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107]*[.E1107]" office:value-type="float" office:value="100">
            <text:p>100</text:p>
          </table:table-cell>
          <table:table-cell/>
          <table:table-cell table:formula="of:=[.E11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7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114];SEARCH(&quot;,&quot;;[Entrada.A1114])-1))" office:value-type="float" office:value="32">
            <text:p>32</text:p>
          </table:table-cell>
          <table:table-cell table:formula="of:=VALUE(MID([Entrada.A1114];SEARCH(&quot;,&quot;;[Entrada.A1114])+1;100))" office:value-type="float" office:value="4">
            <text:p>4</text:p>
          </table:table-cell>
          <table:table-cell table:formula="of:=[Entrada.C1114]" office:value-type="float" office:value="31">
            <text:p>31</text:p>
          </table:table-cell>
          <table:table-cell table:formula="of:=[Entrada.D1114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1108]*[.E1108]" office:value-type="float" office:value="56">
            <text:p>56</text:p>
          </table:table-cell>
          <table:table-cell/>
          <table:table-cell table:formula="of:=[.E11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8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115];SEARCH(&quot;,&quot;;[Entrada.A1115])-1))" office:value-type="float" office:value="11">
            <text:p>11</text:p>
          </table:table-cell>
          <table:table-cell table:formula="of:=VALUE(MID([Entrada.A1115];SEARCH(&quot;,&quot;;[Entrada.A1115])+1;100))" office:value-type="float" office:value="8">
            <text:p>8</text:p>
          </table:table-cell>
          <table:table-cell table:formula="of:=[Entrada.C1115]" office:value-type="float" office:value="34">
            <text:p>34</text:p>
          </table:table-cell>
          <table:table-cell table:formula="of:=[Entrada.D1115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109]*[.E1109]" office:value-type="float" office:value="168">
            <text:p>168</text:p>
          </table:table-cell>
          <table:table-cell/>
          <table:table-cell table:formula="of:=[.E11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9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116];SEARCH(&quot;,&quot;;[Entrada.A1116])-1))" office:value-type="float" office:value="14">
            <text:p>14</text:p>
          </table:table-cell>
          <table:table-cell table:formula="of:=VALUE(MID([Entrada.A1116];SEARCH(&quot;,&quot;;[Entrada.A1116])+1;100))" office:value-type="float" office:value="7">
            <text:p>7</text:p>
          </table:table-cell>
          <table:table-cell table:formula="of:=[Entrada.C1116]" office:value-type="float" office:value="15">
            <text:p>15</text:p>
          </table:table-cell>
          <table:table-cell table:formula="of:=[Entrada.D1116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110]*[.E1110]" office:value-type="float" office:value="88">
            <text:p>88</text:p>
          </table:table-cell>
          <table:table-cell/>
          <table:table-cell table:formula="of:=[.E11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0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117];SEARCH(&quot;,&quot;;[Entrada.A1117])-1))" office:value-type="float" office:value="36">
            <text:p>36</text:p>
          </table:table-cell>
          <table:table-cell table:formula="of:=VALUE(MID([Entrada.A1117];SEARCH(&quot;,&quot;;[Entrada.A1117])+1;100))" office:value-type="float" office:value="16">
            <text:p>16</text:p>
          </table:table-cell>
          <table:table-cell table:formula="of:=[Entrada.C1117]" office:value-type="float" office:value="10">
            <text:p>10</text:p>
          </table:table-cell>
          <table:table-cell table:formula="of:=[Entrada.D1117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111]*[.E1111]" office:value-type="float" office:value="196">
            <text:p>196</text:p>
          </table:table-cell>
          <table:table-cell/>
          <table:table-cell table:formula="of:=[.E11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1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118];SEARCH(&quot;,&quot;;[Entrada.A1118])-1))" office:value-type="float" office:value="1">
            <text:p>1</text:p>
          </table:table-cell>
          <table:table-cell table:formula="of:=VALUE(MID([Entrada.A1118];SEARCH(&quot;,&quot;;[Entrada.A1118])+1;100))" office:value-type="float" office:value="18">
            <text:p>18</text:p>
          </table:table-cell>
          <table:table-cell table:formula="of:=[Entrada.C1118]" office:value-type="float" office:value="17">
            <text:p>17</text:p>
          </table:table-cell>
          <table:table-cell table:formula="of:=[Entrada.D1118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112]*[.E1112]" office:value-type="float" office:value="140">
            <text:p>140</text:p>
          </table:table-cell>
          <table:table-cell/>
          <table:table-cell table:formula="of:=[.E11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2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119];SEARCH(&quot;,&quot;;[Entrada.A1119])-1))" office:value-type="float" office:value="39">
            <text:p>39</text:p>
          </table:table-cell>
          <table:table-cell table:formula="of:=VALUE(MID([Entrada.A1119];SEARCH(&quot;,&quot;;[Entrada.A1119])+1;100))" office:value-type="float" office:value="5">
            <text:p>5</text:p>
          </table:table-cell>
          <table:table-cell table:formula="of:=[Entrada.C1119]" office:value-type="float" office:value="35">
            <text:p>35</text:p>
          </table:table-cell>
          <table:table-cell table:formula="of:=[Entrada.D1119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113]*[.E1113]" office:value-type="float" office:value="32">
            <text:p>32</text:p>
          </table:table-cell>
          <table:table-cell/>
          <table:table-cell table:formula="of:=[.E11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3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120];SEARCH(&quot;,&quot;;[Entrada.A1120])-1))" office:value-type="float" office:value="26">
            <text:p>26</text:p>
          </table:table-cell>
          <table:table-cell table:formula="of:=VALUE(MID([Entrada.A1120];SEARCH(&quot;,&quot;;[Entrada.A1120])+1;100))" office:value-type="float" office:value="10">
            <text:p>10</text:p>
          </table:table-cell>
          <table:table-cell table:formula="of:=[Entrada.C1120]" office:value-type="float" office:value="7">
            <text:p>7</text:p>
          </table:table-cell>
          <table:table-cell table:formula="of:=[Entrada.D1120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114]*[.E1114]" office:value-type="float" office:value="24">
            <text:p>24</text:p>
          </table:table-cell>
          <table:table-cell/>
          <table:table-cell table:formula="of:=[.E11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4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121];SEARCH(&quot;,&quot;;[Entrada.A1121])-1))" office:value-type="float" office:value="5">
            <text:p>5</text:p>
          </table:table-cell>
          <table:table-cell table:formula="of:=VALUE(MID([Entrada.A1121];SEARCH(&quot;,&quot;;[Entrada.A1121])+1;100))" office:value-type="float" office:value="6">
            <text:p>6</text:p>
          </table:table-cell>
          <table:table-cell table:formula="of:=[Entrada.C1121]" office:value-type="float" office:value="39">
            <text:p>39</text:p>
          </table:table-cell>
          <table:table-cell table:formula="of:=[Entrada.D1121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115]*[.E1115]" office:value-type="float" office:value="24">
            <text:p>24</text:p>
          </table:table-cell>
          <table:table-cell/>
          <table:table-cell table:formula="of:=[.E11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5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122];SEARCH(&quot;,&quot;;[Entrada.A1122])-1))" office:value-type="float" office:value="30">
            <text:p>30</text:p>
          </table:table-cell>
          <table:table-cell table:formula="of:=VALUE(MID([Entrada.A1122];SEARCH(&quot;,&quot;;[Entrada.A1122])+1;100))" office:value-type="float" office:value="22">
            <text:p>22</text:p>
          </table:table-cell>
          <table:table-cell table:formula="of:=[Entrada.C1122]" office:value-type="float" office:value="29">
            <text:p>29</text:p>
          </table:table-cell>
          <table:table-cell table:formula="of:=[Entrada.D1122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116]*[.E1116]" office:value-type="float" office:value="160">
            <text:p>160</text:p>
          </table:table-cell>
          <table:table-cell/>
          <table:table-cell table:formula="of:=[.E11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6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123];SEARCH(&quot;,&quot;;[Entrada.A1123])-1))" office:value-type="float" office:value="20">
            <text:p>20</text:p>
          </table:table-cell>
          <table:table-cell table:formula="of:=VALUE(MID([Entrada.A1123];SEARCH(&quot;,&quot;;[Entrada.A1123])+1;100))" office:value-type="float" office:value="8">
            <text:p>8</text:p>
          </table:table-cell>
          <table:table-cell table:formula="of:=[Entrada.C1123]" office:value-type="float" office:value="24">
            <text:p>24</text:p>
          </table:table-cell>
          <table:table-cell table:formula="of:=[Entrada.D1123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117]*[.E1117]" office:value-type="float" office:value="136">
            <text:p>136</text:p>
          </table:table-cell>
          <table:table-cell/>
          <table:table-cell table:formula="of:=[.E11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7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124];SEARCH(&quot;,&quot;;[Entrada.A1124])-1))" office:value-type="float" office:value="10">
            <text:p>10</text:p>
          </table:table-cell>
          <table:table-cell table:formula="of:=VALUE(MID([Entrada.A1124];SEARCH(&quot;,&quot;;[Entrada.A1124])+1;100))" office:value-type="float" office:value="34">
            <text:p>34</text:p>
          </table:table-cell>
          <table:table-cell table:formula="of:=[Entrada.C1124]" office:value-type="float" office:value="20">
            <text:p>20</text:p>
          </table:table-cell>
          <table:table-cell table:formula="of:=[Entrada.D1124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118]*[.E1118]" office:value-type="float" office:value="140">
            <text:p>140</text:p>
          </table:table-cell>
          <table:table-cell/>
          <table:table-cell table:formula="of:=[.E11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8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125];SEARCH(&quot;,&quot;;[Entrada.A1125])-1))" office:value-type="float" office:value="32">
            <text:p>32</text:p>
          </table:table-cell>
          <table:table-cell table:formula="of:=VALUE(MID([Entrada.A1125];SEARCH(&quot;,&quot;;[Entrada.A1125])+1;100))" office:value-type="float" office:value="27">
            <text:p>27</text:p>
          </table:table-cell>
          <table:table-cell table:formula="of:=[Entrada.C1125]" office:value-type="float" office:value="15">
            <text:p>15</text:p>
          </table:table-cell>
          <table:table-cell table:formula="of:=[Entrada.D1125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119]*[.E1119]" office:value-type="float" office:value="168">
            <text:p>168</text:p>
          </table:table-cell>
          <table:table-cell/>
          <table:table-cell table:formula="of:=[.E11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9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126];SEARCH(&quot;,&quot;;[Entrada.A1126])-1))" office:value-type="float" office:value="38">
            <text:p>38</text:p>
          </table:table-cell>
          <table:table-cell table:formula="of:=VALUE(MID([Entrada.A1126];SEARCH(&quot;,&quot;;[Entrada.A1126])+1;100))" office:value-type="float" office:value="33">
            <text:p>33</text:p>
          </table:table-cell>
          <table:table-cell table:formula="of:=[Entrada.C1126]" office:value-type="float" office:value="18">
            <text:p>18</text:p>
          </table:table-cell>
          <table:table-cell table:formula="of:=[Entrada.D1126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120]*[.E1120]" office:value-type="float" office:value="80">
            <text:p>80</text:p>
          </table:table-cell>
          <table:table-cell/>
          <table:table-cell table:formula="of:=[.E11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0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127];SEARCH(&quot;,&quot;;[Entrada.A1127])-1))" office:value-type="float" office:value="8">
            <text:p>8</text:p>
          </table:table-cell>
          <table:table-cell table:formula="of:=VALUE(MID([Entrada.A1127];SEARCH(&quot;,&quot;;[Entrada.A1127])+1;100))" office:value-type="float" office:value="20">
            <text:p>20</text:p>
          </table:table-cell>
          <table:table-cell table:formula="of:=[Entrada.C1127]" office:value-type="float" office:value="10">
            <text:p>10</text:p>
          </table:table-cell>
          <table:table-cell table:formula="of:=[Entrada.D1127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1121]*[.E1121]" office:value-type="float" office:value="96">
            <text:p>96</text:p>
          </table:table-cell>
          <table:table-cell/>
          <table:table-cell table:formula="of:=[.E11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1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128];SEARCH(&quot;,&quot;;[Entrada.A1128])-1))" office:value-type="float" office:value="11">
            <text:p>11</text:p>
          </table:table-cell>
          <table:table-cell table:formula="of:=VALUE(MID([Entrada.A1128];SEARCH(&quot;,&quot;;[Entrada.A1128])+1;100))" office:value-type="float" office:value="1">
            <text:p>1</text:p>
          </table:table-cell>
          <table:table-cell table:formula="of:=[Entrada.C1128]" office:value-type="float" office:value="11">
            <text:p>11</text:p>
          </table:table-cell>
          <table:table-cell table:formula="of:=[Entrada.D1128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122]*[.E1122]" office:value-type="float" office:value="100">
            <text:p>100</text:p>
          </table:table-cell>
          <table:table-cell/>
          <table:table-cell table:formula="of:=[.E11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2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129];SEARCH(&quot;,&quot;;[Entrada.A1129])-1))" office:value-type="float" office:value="36">
            <text:p>36</text:p>
          </table:table-cell>
          <table:table-cell table:formula="of:=VALUE(MID([Entrada.A1129];SEARCH(&quot;,&quot;;[Entrada.A1129])+1;100))" office:value-type="float" office:value="31">
            <text:p>31</text:p>
          </table:table-cell>
          <table:table-cell table:formula="of:=[Entrada.C1129]" office:value-type="float" office:value="22">
            <text:p>22</text:p>
          </table:table-cell>
          <table:table-cell table:formula="of:=[Entrada.D1129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123]*[.E1123]" office:value-type="float" office:value="112">
            <text:p>112</text:p>
          </table:table-cell>
          <table:table-cell/>
          <table:table-cell table:formula="of:=[.E11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3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130];SEARCH(&quot;,&quot;;[Entrada.A1130])-1))" office:value-type="float" office:value="39">
            <text:p>39</text:p>
          </table:table-cell>
          <table:table-cell table:formula="of:=VALUE(MID([Entrada.A1130];SEARCH(&quot;,&quot;;[Entrada.A1130])+1;100))" office:value-type="float" office:value="2">
            <text:p>2</text:p>
          </table:table-cell>
          <table:table-cell table:formula="of:=[Entrada.C1130]" office:value-type="float" office:value="20">
            <text:p>20</text:p>
          </table:table-cell>
          <table:table-cell table:formula="of:=[Entrada.D1130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124]*[.E1124]" office:value-type="float" office:value="88">
            <text:p>88</text:p>
          </table:table-cell>
          <table:table-cell/>
          <table:table-cell table:formula="of:=[.E11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4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131];SEARCH(&quot;,&quot;;[Entrada.A1131])-1))" office:value-type="float" office:value="26">
            <text:p>26</text:p>
          </table:table-cell>
          <table:table-cell table:formula="of:=VALUE(MID([Entrada.A1131];SEARCH(&quot;,&quot;;[Entrada.A1131])+1;100))" office:value-type="float" office:value="21">
            <text:p>21</text:p>
          </table:table-cell>
          <table:table-cell table:formula="of:=[Entrada.C1131]" office:value-type="float" office:value="12">
            <text:p>12</text:p>
          </table:table-cell>
          <table:table-cell table:formula="of:=[Entrada.D1131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125]*[.E1125]" office:value-type="float" office:value="120">
            <text:p>120</text:p>
          </table:table-cell>
          <table:table-cell/>
          <table:table-cell table:formula="of:=[.E11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5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132];SEARCH(&quot;,&quot;;[Entrada.A1132])-1))" office:value-type="float" office:value="2">
            <text:p>2</text:p>
          </table:table-cell>
          <table:table-cell table:formula="of:=VALUE(MID([Entrada.A1132];SEARCH(&quot;,&quot;;[Entrada.A1132])+1;100))" office:value-type="float" office:value="10">
            <text:p>10</text:p>
          </table:table-cell>
          <table:table-cell table:formula="of:=[Entrada.C1132]" office:value-type="float" office:value="7">
            <text:p>7</text:p>
          </table:table-cell>
          <table:table-cell table:formula="of:=[Entrada.D1132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126]*[.E1126]" office:value-type="float" office:value="48">
            <text:p>48</text:p>
          </table:table-cell>
          <table:table-cell/>
          <table:table-cell table:formula="of:=[.E11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6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133];SEARCH(&quot;,&quot;;[Entrada.A1133])-1))" office:value-type="float" office:value="30">
            <text:p>30</text:p>
          </table:table-cell>
          <table:table-cell table:formula="of:=VALUE(MID([Entrada.A1133];SEARCH(&quot;,&quot;;[Entrada.A1133])+1;100))" office:value-type="float" office:value="25">
            <text:p>25</text:p>
          </table:table-cell>
          <table:table-cell table:formula="of:=[Entrada.C1133]" office:value-type="float" office:value="20">
            <text:p>20</text:p>
          </table:table-cell>
          <table:table-cell table:formula="of:=[Entrada.D1133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127]*[.E1127]" office:value-type="float" office:value="68">
            <text:p>68</text:p>
          </table:table-cell>
          <table:table-cell/>
          <table:table-cell table:formula="of:=[.E11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7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134];SEARCH(&quot;,&quot;;[Entrada.A1134])-1))" office:value-type="float" office:value="17">
            <text:p>17</text:p>
          </table:table-cell>
          <table:table-cell table:formula="of:=VALUE(MID([Entrada.A1134];SEARCH(&quot;,&quot;;[Entrada.A1134])+1;100))" office:value-type="float" office:value="4">
            <text:p>4</text:p>
          </table:table-cell>
          <table:table-cell table:formula="of:=[Entrada.C1134]" office:value-type="float" office:value="34">
            <text:p>34</text:p>
          </table:table-cell>
          <table:table-cell table:formula="of:=[Entrada.D1134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1128]*[.E1128]" office:value-type="float" office:value="60">
            <text:p>60</text:p>
          </table:table-cell>
          <table:table-cell/>
          <table:table-cell table:formula="of:=[.E11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8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135];SEARCH(&quot;,&quot;;[Entrada.A1135])-1))" office:value-type="float" office:value="20">
            <text:p>20</text:p>
          </table:table-cell>
          <table:table-cell table:formula="of:=VALUE(MID([Entrada.A1135];SEARCH(&quot;,&quot;;[Entrada.A1135])+1;100))" office:value-type="float" office:value="23">
            <text:p>23</text:p>
          </table:table-cell>
          <table:table-cell table:formula="of:=[Entrada.C1135]" office:value-type="float" office:value="13">
            <text:p>13</text:p>
          </table:table-cell>
          <table:table-cell table:formula="of:=[Entrada.D1135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129]*[.E1129]" office:value-type="float" office:value="28">
            <text:p>28</text:p>
          </table:table-cell>
          <table:table-cell/>
          <table:table-cell table:formula="of:=[.E11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9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136];SEARCH(&quot;,&quot;;[Entrada.A1136])-1))" office:value-type="float" office:value="6">
            <text:p>6</text:p>
          </table:table-cell>
          <table:table-cell table:formula="of:=VALUE(MID([Entrada.A1136];SEARCH(&quot;,&quot;;[Entrada.A1136])+1;100))" office:value-type="float" office:value="38">
            <text:p>38</text:p>
          </table:table-cell>
          <table:table-cell table:formula="of:=[Entrada.C1136]" office:value-type="float" office:value="4">
            <text:p>4</text:p>
          </table:table-cell>
          <table:table-cell table:formula="of:=[Entrada.D1136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1130]*[.E1130]" office:value-type="float" office:value="128">
            <text:p>128</text:p>
          </table:table-cell>
          <table:table-cell/>
          <table:table-cell table:formula="of:=[.E11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0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137];SEARCH(&quot;,&quot;;[Entrada.A1137])-1))" office:value-type="float" office:value="32">
            <text:p>32</text:p>
          </table:table-cell>
          <table:table-cell table:formula="of:=VALUE(MID([Entrada.A1137];SEARCH(&quot;,&quot;;[Entrada.A1137])+1;100))" office:value-type="float" office:value="18">
            <text:p>18</text:p>
          </table:table-cell>
          <table:table-cell table:formula="of:=[Entrada.C1137]" office:value-type="float" office:value="17">
            <text:p>17</text:p>
          </table:table-cell>
          <table:table-cell table:formula="of:=[Entrada.D1137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131]*[.E1131]" office:value-type="float" office:value="112">
            <text:p>112</text:p>
          </table:table-cell>
          <table:table-cell/>
          <table:table-cell table:formula="of:=[.E11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1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138];SEARCH(&quot;,&quot;;[Entrada.A1138])-1))" office:value-type="float" office:value="18">
            <text:p>18</text:p>
          </table:table-cell>
          <table:table-cell table:formula="of:=VALUE(MID([Entrada.A1138];SEARCH(&quot;,&quot;;[Entrada.A1138])+1;100))" office:value-type="float" office:value="29">
            <text:p>29</text:p>
          </table:table-cell>
          <table:table-cell table:formula="of:=[Entrada.C1138]" office:value-type="float" office:value="16">
            <text:p>16</text:p>
          </table:table-cell>
          <table:table-cell table:formula="of:=[Entrada.D1138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132]*[.E1132]" office:value-type="float" office:value="132">
            <text:p>132</text:p>
          </table:table-cell>
          <table:table-cell/>
          <table:table-cell table:formula="of:=[.E11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2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139];SEARCH(&quot;,&quot;;[Entrada.A1139])-1))" office:value-type="float" office:value="8">
            <text:p>8</text:p>
          </table:table-cell>
          <table:table-cell table:formula="of:=VALUE(MID([Entrada.A1139];SEARCH(&quot;,&quot;;[Entrada.A1139])+1;100))" office:value-type="float" office:value="27">
            <text:p>27</text:p>
          </table:table-cell>
          <table:table-cell table:formula="of:=[Entrada.C1139]" office:value-type="float" office:value="33">
            <text:p>33</text:p>
          </table:table-cell>
          <table:table-cell table:formula="of:=[Entrada.D1139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133]*[.E1133]" office:value-type="float" office:value="68">
            <text:p>68</text:p>
          </table:table-cell>
          <table:table-cell/>
          <table:table-cell table:formula="of:=[.E11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3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140];SEARCH(&quot;,&quot;;[Entrada.A1140])-1))" office:value-type="float" office:value="11">
            <text:p>11</text:p>
          </table:table-cell>
          <table:table-cell table:formula="of:=VALUE(MID([Entrada.A1140];SEARCH(&quot;,&quot;;[Entrada.A1140])+1;100))" office:value-type="float" office:value="6">
            <text:p>6</text:p>
          </table:table-cell>
          <table:table-cell table:formula="of:=[Entrada.C1140]" office:value-type="float" office:value="8">
            <text:p>8</text:p>
          </table:table-cell>
          <table:table-cell table:formula="of:=[Entrada.D1140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134]*[.E1134]" office:value-type="float" office:value="116">
            <text:p>116</text:p>
          </table:table-cell>
          <table:table-cell/>
          <table:table-cell table:formula="of:=[.E11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4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141];SEARCH(&quot;,&quot;;[Entrada.A1141])-1))" office:value-type="float" office:value="14">
            <text:p>14</text:p>
          </table:table-cell>
          <table:table-cell table:formula="of:=VALUE(MID([Entrada.A1141];SEARCH(&quot;,&quot;;[Entrada.A1141])+1;100))" office:value-type="float" office:value="17">
            <text:p>17</text:p>
          </table:table-cell>
          <table:table-cell table:formula="of:=[Entrada.C1141]" office:value-type="float" office:value="40">
            <text:p>40</text:p>
          </table:table-cell>
          <table:table-cell table:formula="of:=[Entrada.D1141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135]*[.E1135]" office:value-type="float" office:value="24">
            <text:p>24</text:p>
          </table:table-cell>
          <table:table-cell/>
          <table:table-cell table:formula="of:=[.E11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5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142];SEARCH(&quot;,&quot;;[Entrada.A1142])-1))" office:value-type="float" office:value="36">
            <text:p>36</text:p>
          </table:table-cell>
          <table:table-cell table:formula="of:=VALUE(MID([Entrada.A1142];SEARCH(&quot;,&quot;;[Entrada.A1142])+1;100))" office:value-type="float" office:value="6">
            <text:p>6</text:p>
          </table:table-cell>
          <table:table-cell table:formula="of:=[Entrada.C1142]" office:value-type="float" office:value="28">
            <text:p>28</text:p>
          </table:table-cell>
          <table:table-cell table:formula="of:=[Entrada.D1142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1136]*[.E1136]" office:value-type="float" office:value="44">
            <text:p>44</text:p>
          </table:table-cell>
          <table:table-cell/>
          <table:table-cell table:formula="of:=[.E11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6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143];SEARCH(&quot;,&quot;;[Entrada.A1143])-1))" office:value-type="float" office:value="26">
            <text:p>26</text:p>
          </table:table-cell>
          <table:table-cell table:formula="of:=VALUE(MID([Entrada.A1143];SEARCH(&quot;,&quot;;[Entrada.A1143])+1;100))" office:value-type="float" office:value="28">
            <text:p>28</text:p>
          </table:table-cell>
          <table:table-cell table:formula="of:=[Entrada.C1143]" office:value-type="float" office:value="10">
            <text:p>10</text:p>
          </table:table-cell>
          <table:table-cell table:formula="of:=[Entrada.D1143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1137]*[.E1137]" office:value-type="float" office:value="176">
            <text:p>176</text:p>
          </table:table-cell>
          <table:table-cell/>
          <table:table-cell table:formula="of:=[.E11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7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144];SEARCH(&quot;,&quot;;[Entrada.A1144])-1))" office:value-type="float" office:value="12">
            <text:p>12</text:p>
          </table:table-cell>
          <table:table-cell table:formula="of:=VALUE(MID([Entrada.A1144];SEARCH(&quot;,&quot;;[Entrada.A1144])+1;100))" office:value-type="float" office:value="31">
            <text:p>31</text:p>
          </table:table-cell>
          <table:table-cell table:formula="of:=[Entrada.C1144]" office:value-type="float" office:value="9">
            <text:p>9</text:p>
          </table:table-cell>
          <table:table-cell table:formula="of:=[Entrada.D1144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1138]*[.E1138]" office:value-type="float" office:value="96">
            <text:p>96</text:p>
          </table:table-cell>
          <table:table-cell/>
          <table:table-cell table:formula="of:=[.E11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8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145];SEARCH(&quot;,&quot;;[Entrada.A1145])-1))" office:value-type="float" office:value="2">
            <text:p>2</text:p>
          </table:table-cell>
          <table:table-cell table:formula="of:=VALUE(MID([Entrada.A1145];SEARCH(&quot;,&quot;;[Entrada.A1145])+1;100))" office:value-type="float" office:value="5">
            <text:p>5</text:p>
          </table:table-cell>
          <table:table-cell table:formula="of:=[Entrada.C1145]" office:value-type="float" office:value="40">
            <text:p>40</text:p>
          </table:table-cell>
          <table:table-cell table:formula="of:=[Entrada.D1145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139]*[.E1139]" office:value-type="float" office:value="40">
            <text:p>40</text:p>
          </table:table-cell>
          <table:table-cell/>
          <table:table-cell table:formula="of:=[.E11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9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146];SEARCH(&quot;,&quot;;[Entrada.A1146])-1))" office:value-type="float" office:value="5">
            <text:p>5</text:p>
          </table:table-cell>
          <table:table-cell table:formula="of:=VALUE(MID([Entrada.A1146];SEARCH(&quot;,&quot;;[Entrada.A1146])+1;100))" office:value-type="float" office:value="8">
            <text:p>8</text:p>
          </table:table-cell>
          <table:table-cell table:formula="of:=[Entrada.C1146]" office:value-type="float" office:value="18">
            <text:p>18</text:p>
          </table:table-cell>
          <table:table-cell table:formula="of:=[Entrada.D1146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140]*[.E1140]" office:value-type="float" office:value="188">
            <text:p>188</text:p>
          </table:table-cell>
          <table:table-cell/>
          <table:table-cell table:formula="of:=[.E11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0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147];SEARCH(&quot;,&quot;;[Entrada.A1147])-1))" office:value-type="float" office:value="20">
            <text:p>20</text:p>
          </table:table-cell>
          <table:table-cell table:formula="of:=VALUE(MID([Entrada.A1147];SEARCH(&quot;,&quot;;[Entrada.A1147])+1;100))" office:value-type="float" office:value="30">
            <text:p>30</text:p>
          </table:table-cell>
          <table:table-cell table:formula="of:=[Entrada.C1147]" office:value-type="float" office:value="16">
            <text:p>16</text:p>
          </table:table-cell>
          <table:table-cell table:formula="of:=[Entrada.D1147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141]*[.E1141]" office:value-type="float" office:value="20">
            <text:p>20</text:p>
          </table:table-cell>
          <table:table-cell/>
          <table:table-cell table:formula="of:=[.E11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1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148];SEARCH(&quot;,&quot;;[Entrada.A1148])-1))" office:value-type="float" office:value="23">
            <text:p>23</text:p>
          </table:table-cell>
          <table:table-cell table:formula="of:=VALUE(MID([Entrada.A1148];SEARCH(&quot;,&quot;;[Entrada.A1148])+1;100))" office:value-type="float" office:value="35">
            <text:p>35</text:p>
          </table:table-cell>
          <table:table-cell table:formula="of:=[Entrada.C1148]" office:value-type="float" office:value="13">
            <text:p>13</text:p>
          </table:table-cell>
          <table:table-cell table:formula="of:=[Entrada.D1148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142]*[.E1142]" office:value-type="float" office:value="120">
            <text:p>120</text:p>
          </table:table-cell>
          <table:table-cell/>
          <table:table-cell table:formula="of:=[.E11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2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149];SEARCH(&quot;,&quot;;[Entrada.A1149])-1))" office:value-type="float" office:value="6">
            <text:p>6</text:p>
          </table:table-cell>
          <table:table-cell table:formula="of:=VALUE(MID([Entrada.A1149];SEARCH(&quot;,&quot;;[Entrada.A1149])+1;100))" office:value-type="float" office:value="25">
            <text:p>25</text:p>
          </table:table-cell>
          <table:table-cell table:formula="of:=[Entrada.C1149]" office:value-type="float" office:value="18">
            <text:p>18</text:p>
          </table:table-cell>
          <table:table-cell table:formula="of:=[Entrada.D1149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143]*[.E1143]" office:value-type="float" office:value="104">
            <text:p>104</text:p>
          </table:table-cell>
          <table:table-cell/>
          <table:table-cell table:formula="of:=[.E11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3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150];SEARCH(&quot;,&quot;;[Entrada.A1150])-1))" office:value-type="float" office:value="31">
            <text:p>31</text:p>
          </table:table-cell>
          <table:table-cell table:formula="of:=VALUE(MID([Entrada.A1150];SEARCH(&quot;,&quot;;[Entrada.A1150])+1;100))" office:value-type="float" office:value="35">
            <text:p>35</text:p>
          </table:table-cell>
          <table:table-cell table:formula="of:=[Entrada.C1150]" office:value-type="float" office:value="29">
            <text:p>29</text:p>
          </table:table-cell>
          <table:table-cell table:formula="of:=[Entrada.D1150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1144]*[.E1144]" office:value-type="float" office:value="156">
            <text:p>156</text:p>
          </table:table-cell>
          <table:table-cell/>
          <table:table-cell table:formula="of:=[.E11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4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151];SEARCH(&quot;,&quot;;[Entrada.A1151])-1))" office:value-type="float" office:value="18">
            <text:p>18</text:p>
          </table:table-cell>
          <table:table-cell table:formula="of:=VALUE(MID([Entrada.A1151];SEARCH(&quot;,&quot;;[Entrada.A1151])+1;100))" office:value-type="float" office:value="20">
            <text:p>20</text:p>
          </table:table-cell>
          <table:table-cell table:formula="of:=[Entrada.C1151]" office:value-type="float" office:value="8">
            <text:p>8</text:p>
          </table:table-cell>
          <table:table-cell table:formula="of:=[Entrada.D1151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1145]*[.E1145]" office:value-type="float" office:value="84">
            <text:p>84</text:p>
          </table:table-cell>
          <table:table-cell/>
          <table:table-cell table:formula="of:=[.E11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5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152];SEARCH(&quot;,&quot;;[Entrada.A1152])-1))" office:value-type="float" office:value="8">
            <text:p>8</text:p>
          </table:table-cell>
          <table:table-cell table:formula="of:=VALUE(MID([Entrada.A1152];SEARCH(&quot;,&quot;;[Entrada.A1152])+1;100))" office:value-type="float" office:value="2">
            <text:p>2</text:p>
          </table:table-cell>
          <table:table-cell table:formula="of:=[Entrada.C1152]" office:value-type="float" office:value="40">
            <text:p>40</text:p>
          </table:table-cell>
          <table:table-cell table:formula="of:=[Entrada.D1152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146]*[.E1146]" office:value-type="float" office:value="148">
            <text:p>148</text:p>
          </table:table-cell>
          <table:table-cell/>
          <table:table-cell table:formula="of:=[.E11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6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153];SEARCH(&quot;,&quot;;[Entrada.A1153])-1))" office:value-type="float" office:value="33">
            <text:p>33</text:p>
          </table:table-cell>
          <table:table-cell table:formula="of:=VALUE(MID([Entrada.A1153];SEARCH(&quot;,&quot;;[Entrada.A1153])+1;100))" office:value-type="float" office:value="14">
            <text:p>14</text:p>
          </table:table-cell>
          <table:table-cell table:formula="of:=[Entrada.C1153]" office:value-type="float" office:value="8">
            <text:p>8</text:p>
          </table:table-cell>
          <table:table-cell table:formula="of:=[Entrada.D1153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147]*[.E1147]" office:value-type="float" office:value="76">
            <text:p>76</text:p>
          </table:table-cell>
          <table:table-cell/>
          <table:table-cell table:formula="of:=[.E11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7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154];SEARCH(&quot;,&quot;;[Entrada.A1154])-1))" office:value-type="float" office:value="14">
            <text:p>14</text:p>
          </table:table-cell>
          <table:table-cell table:formula="of:=VALUE(MID([Entrada.A1154];SEARCH(&quot;,&quot;;[Entrada.A1154])+1;100))" office:value-type="float" office:value="24">
            <text:p>24</text:p>
          </table:table-cell>
          <table:table-cell table:formula="of:=[Entrada.C1154]" office:value-type="float" office:value="13">
            <text:p>13</text:p>
          </table:table-cell>
          <table:table-cell table:formula="of:=[Entrada.D1154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148]*[.E1148]" office:value-type="float" office:value="80">
            <text:p>80</text:p>
          </table:table-cell>
          <table:table-cell/>
          <table:table-cell table:formula="of:=[.E11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8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155];SEARCH(&quot;,&quot;;[Entrada.A1155])-1))" office:value-type="float" office:value="36">
            <text:p>36</text:p>
          </table:table-cell>
          <table:table-cell table:formula="of:=VALUE(MID([Entrada.A1155];SEARCH(&quot;,&quot;;[Entrada.A1155])+1;100))" office:value-type="float" office:value="13">
            <text:p>13</text:p>
          </table:table-cell>
          <table:table-cell table:formula="of:=[Entrada.C1155]" office:value-type="float" office:value="17">
            <text:p>17</text:p>
          </table:table-cell>
          <table:table-cell table:formula="of:=[Entrada.D1155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1149]*[.E1149]" office:value-type="float" office:value="200">
            <text:p>200</text:p>
          </table:table-cell>
          <table:table-cell/>
          <table:table-cell table:formula="of:=[.E11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9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156];SEARCH(&quot;,&quot;;[Entrada.A1156])-1))" office:value-type="float" office:value="12">
            <text:p>12</text:p>
          </table:table-cell>
          <table:table-cell table:formula="of:=VALUE(MID([Entrada.A1156];SEARCH(&quot;,&quot;;[Entrada.A1156])+1;100))" office:value-type="float" office:value="22">
            <text:p>22</text:p>
          </table:table-cell>
          <table:table-cell table:formula="of:=[Entrada.C1156]" office:value-type="float" office:value="27">
            <text:p>27</text:p>
          </table:table-cell>
          <table:table-cell table:formula="of:=[Entrada.D1156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150]*[.E1150]" office:value-type="float" office:value="104">
            <text:p>104</text:p>
          </table:table-cell>
          <table:table-cell/>
          <table:table-cell table:formula="of:=[.E11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0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157];SEARCH(&quot;,&quot;;[Entrada.A1157])-1))" office:value-type="float" office:value="2">
            <text:p>2</text:p>
          </table:table-cell>
          <table:table-cell table:formula="of:=VALUE(MID([Entrada.A1157];SEARCH(&quot;,&quot;;[Entrada.A1157])+1;100))" office:value-type="float" office:value="28">
            <text:p>28</text:p>
          </table:table-cell>
          <table:table-cell table:formula="of:=[Entrada.C1157]" office:value-type="float" office:value="38">
            <text:p>38</text:p>
          </table:table-cell>
          <table:table-cell table:formula="of:=[Entrada.D1157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1151]*[.E1151]" office:value-type="float" office:value="60">
            <text:p>60</text:p>
          </table:table-cell>
          <table:table-cell/>
          <table:table-cell table:formula="of:=[.E11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1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158];SEARCH(&quot;,&quot;;[Entrada.A1158])-1))" office:value-type="float" office:value="20">
            <text:p>20</text:p>
          </table:table-cell>
          <table:table-cell table:formula="of:=VALUE(MID([Entrada.A1158];SEARCH(&quot;,&quot;;[Entrada.A1158])+1;100))" office:value-type="float" office:value="37">
            <text:p>37</text:p>
          </table:table-cell>
          <table:table-cell table:formula="of:=[Entrada.C1158]" office:value-type="float" office:value="17">
            <text:p>17</text:p>
          </table:table-cell>
          <table:table-cell table:formula="of:=[Entrada.D1158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1152]*[.E1152]" office:value-type="float" office:value="124">
            <text:p>124</text:p>
          </table:table-cell>
          <table:table-cell/>
          <table:table-cell table:formula="of:=[.E11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2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159];SEARCH(&quot;,&quot;;[Entrada.A1159])-1))" office:value-type="float" office:value="3">
            <text:p>3</text:p>
          </table:table-cell>
          <table:table-cell table:formula="of:=VALUE(MID([Entrada.A1159];SEARCH(&quot;,&quot;;[Entrada.A1159])+1;100))" office:value-type="float" office:value="39">
            <text:p>39</text:p>
          </table:table-cell>
          <table:table-cell table:formula="of:=[Entrada.C1159]" office:value-type="float" office:value="38">
            <text:p>38</text:p>
          </table:table-cell>
          <table:table-cell table:formula="of:=[Entrada.D1159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1153]*[.E1153]" office:value-type="float" office:value="124">
            <text:p>124</text:p>
          </table:table-cell>
          <table:table-cell/>
          <table:table-cell table:formula="of:=[.E11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3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160];SEARCH(&quot;,&quot;;[Entrada.A1160])-1))" office:value-type="float" office:value="28">
            <text:p>28</text:p>
          </table:table-cell>
          <table:table-cell table:formula="of:=VALUE(MID([Entrada.A1160];SEARCH(&quot;,&quot;;[Entrada.A1160])+1;100))" office:value-type="float" office:value="37">
            <text:p>37</text:p>
          </table:table-cell>
          <table:table-cell table:formula="of:=[Entrada.C1160]" office:value-type="float" office:value="21">
            <text:p>21</text:p>
          </table:table-cell>
          <table:table-cell table:formula="of:=[Entrada.D1160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1154]*[.E1154]" office:value-type="float" office:value="128">
            <text:p>128</text:p>
          </table:table-cell>
          <table:table-cell/>
          <table:table-cell table:formula="of:=[.E11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4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161];SEARCH(&quot;,&quot;;[Entrada.A1161])-1))" office:value-type="float" office:value="31">
            <text:p>31</text:p>
          </table:table-cell>
          <table:table-cell table:formula="of:=VALUE(MID([Entrada.A1161];SEARCH(&quot;,&quot;;[Entrada.A1161])+1;100))" office:value-type="float" office:value="40">
            <text:p>40</text:p>
          </table:table-cell>
          <table:table-cell table:formula="of:=[Entrada.C1161]" office:value-type="float" office:value="26">
            <text:p>26</text:p>
          </table:table-cell>
          <table:table-cell table:formula="of:=[Entrada.D1161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155]*[.E1155]" office:value-type="float" office:value="152">
            <text:p>152</text:p>
          </table:table-cell>
          <table:table-cell/>
          <table:table-cell table:formula="of:=[.E11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5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162];SEARCH(&quot;,&quot;;[Entrada.A1162])-1))" office:value-type="float" office:value="18">
            <text:p>18</text:p>
          </table:table-cell>
          <table:table-cell table:formula="of:=VALUE(MID([Entrada.A1162];SEARCH(&quot;,&quot;;[Entrada.A1162])+1;100))" office:value-type="float" office:value="15">
            <text:p>15</text:p>
          </table:table-cell>
          <table:table-cell table:formula="of:=[Entrada.C1162]" office:value-type="float" office:value="13">
            <text:p>13</text:p>
          </table:table-cell>
          <table:table-cell table:formula="of:=[Entrada.D1162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156]*[.E1156]" office:value-type="float" office:value="80">
            <text:p>80</text:p>
          </table:table-cell>
          <table:table-cell/>
          <table:table-cell table:formula="of:=[.E11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6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163];SEARCH(&quot;,&quot;;[Entrada.A1163])-1))" office:value-type="float" office:value="21">
            <text:p>21</text:p>
          </table:table-cell>
          <table:table-cell table:formula="of:=VALUE(MID([Entrada.A1163];SEARCH(&quot;,&quot;;[Entrada.A1163])+1;100))" office:value-type="float" office:value="2">
            <text:p>2</text:p>
          </table:table-cell>
          <table:table-cell table:formula="of:=[Entrada.C1163]" office:value-type="float" office:value="26">
            <text:p>26</text:p>
          </table:table-cell>
          <table:table-cell table:formula="of:=[Entrada.D1163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1157]*[.E1157]" office:value-type="float" office:value="156">
            <text:p>156</text:p>
          </table:table-cell>
          <table:table-cell/>
          <table:table-cell table:formula="of:=[.E11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7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164];SEARCH(&quot;,&quot;;[Entrada.A1164])-1))" office:value-type="float" office:value="8">
            <text:p>8</text:p>
          </table:table-cell>
          <table:table-cell table:formula="of:=VALUE(MID([Entrada.A1164];SEARCH(&quot;,&quot;;[Entrada.A1164])+1;100))" office:value-type="float" office:value="9">
            <text:p>9</text:p>
          </table:table-cell>
          <table:table-cell table:formula="of:=[Entrada.C1164]" office:value-type="float" office:value="22">
            <text:p>22</text:p>
          </table:table-cell>
          <table:table-cell table:formula="of:=[Entrada.D1164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158]*[.E1158]" office:value-type="float" office:value="148">
            <text:p>148</text:p>
          </table:table-cell>
          <table:table-cell/>
          <table:table-cell table:formula="of:=[.E11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8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165];SEARCH(&quot;,&quot;;[Entrada.A1165])-1))" office:value-type="float" office:value="33">
            <text:p>33</text:p>
          </table:table-cell>
          <table:table-cell table:formula="of:=VALUE(MID([Entrada.A1165];SEARCH(&quot;,&quot;;[Entrada.A1165])+1;100))" office:value-type="float" office:value="7">
            <text:p>7</text:p>
          </table:table-cell>
          <table:table-cell table:formula="of:=[Entrada.C1165]" office:value-type="float" office:value="30">
            <text:p>30</text:p>
          </table:table-cell>
          <table:table-cell table:formula="of:=[Entrada.D1165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159]*[.E1159]" office:value-type="float" office:value="68">
            <text:p>68</text:p>
          </table:table-cell>
          <table:table-cell/>
          <table:table-cell table:formula="of:=[.E11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9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166];SEARCH(&quot;,&quot;;[Entrada.A1166])-1))" office:value-type="float" office:value="12">
            <text:p>12</text:p>
          </table:table-cell>
          <table:table-cell table:formula="of:=VALUE(MID([Entrada.A1166];SEARCH(&quot;,&quot;;[Entrada.A1166])+1;100))" office:value-type="float" office:value="13">
            <text:p>13</text:p>
          </table:table-cell>
          <table:table-cell table:formula="of:=[Entrada.C1166]" office:value-type="float" office:value="33">
            <text:p>33</text:p>
          </table:table-cell>
          <table:table-cell table:formula="of:=[Entrada.D1166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1160]*[.E1160]" office:value-type="float" office:value="176">
            <text:p>176</text:p>
          </table:table-cell>
          <table:table-cell/>
          <table:table-cell table:formula="of:=[.E11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0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167];SEARCH(&quot;,&quot;;[Entrada.A1167])-1))" office:value-type="float" office:value="37">
            <text:p>37</text:p>
          </table:table-cell>
          <table:table-cell table:formula="of:=VALUE(MID([Entrada.A1167];SEARCH(&quot;,&quot;;[Entrada.A1167])+1;100))" office:value-type="float" office:value="19">
            <text:p>19</text:p>
          </table:table-cell>
          <table:table-cell table:formula="of:=[Entrada.C1167]" office:value-type="float" office:value="28">
            <text:p>28</text:p>
          </table:table-cell>
          <table:table-cell table:formula="of:=[Entrada.D1167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161]*[.E1161]" office:value-type="float" office:value="188">
            <text:p>188</text:p>
          </table:table-cell>
          <table:table-cell/>
          <table:table-cell table:formula="of:=[.E11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1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168];SEARCH(&quot;,&quot;;[Entrada.A1168])-1))" office:value-type="float" office:value="2">
            <text:p>2</text:p>
          </table:table-cell>
          <table:table-cell table:formula="of:=VALUE(MID([Entrada.A1168];SEARCH(&quot;,&quot;;[Entrada.A1168])+1;100))" office:value-type="float" office:value="23">
            <text:p>23</text:p>
          </table:table-cell>
          <table:table-cell table:formula="of:=[Entrada.C1168]" office:value-type="float" office:value="30">
            <text:p>30</text:p>
          </table:table-cell>
          <table:table-cell table:formula="of:=[Entrada.D1168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1162]*[.E1162]" office:value-type="float" office:value="108">
            <text:p>108</text:p>
          </table:table-cell>
          <table:table-cell/>
          <table:table-cell table:formula="of:=[.E11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2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169];SEARCH(&quot;,&quot;;[Entrada.A1169])-1))" office:value-type="float" office:value="27">
            <text:p>27</text:p>
          </table:table-cell>
          <table:table-cell table:formula="of:=VALUE(MID([Entrada.A1169];SEARCH(&quot;,&quot;;[Entrada.A1169])+1;100))" office:value-type="float" office:value="5">
            <text:p>5</text:p>
          </table:table-cell>
          <table:table-cell table:formula="of:=[Entrada.C1169]" office:value-type="float" office:value="30">
            <text:p>30</text:p>
          </table:table-cell>
          <table:table-cell table:formula="of:=[Entrada.D1169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1163]*[.E1163]" office:value-type="float" office:value="52">
            <text:p>52</text:p>
          </table:table-cell>
          <table:table-cell/>
          <table:table-cell table:formula="of:=[.E11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3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170];SEARCH(&quot;,&quot;;[Entrada.A1170])-1))" office:value-type="float" office:value="6">
            <text:p>6</text:p>
          </table:table-cell>
          <table:table-cell table:formula="of:=VALUE(MID([Entrada.A1170];SEARCH(&quot;,&quot;;[Entrada.A1170])+1;100))" office:value-type="float" office:value="11">
            <text:p>11</text:p>
          </table:table-cell>
          <table:table-cell table:formula="of:=[Entrada.C1170]" office:value-type="float" office:value="27">
            <text:p>27</text:p>
          </table:table-cell>
          <table:table-cell table:formula="of:=[Entrada.D1170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164]*[.E1164]" office:value-type="float" office:value="148">
            <text:p>148</text:p>
          </table:table-cell>
          <table:table-cell/>
          <table:table-cell table:formula="of:=[.E11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4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171];SEARCH(&quot;,&quot;;[Entrada.A1171])-1))" office:value-type="float" office:value="32">
            <text:p>32</text:p>
          </table:table-cell>
          <table:table-cell table:formula="of:=VALUE(MID([Entrada.A1171];SEARCH(&quot;,&quot;;[Entrada.A1171])+1;100))" office:value-type="float" office:value="39">
            <text:p>39</text:p>
          </table:table-cell>
          <table:table-cell table:formula="of:=[Entrada.C1171]" office:value-type="float" office:value="27">
            <text:p>27</text:p>
          </table:table-cell>
          <table:table-cell table:formula="of:=[Entrada.D1171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165]*[.E1165]" office:value-type="float" office:value="40">
            <text:p>40</text:p>
          </table:table-cell>
          <table:table-cell/>
          <table:table-cell table:formula="of:=[.E11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5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172];SEARCH(&quot;,&quot;;[Entrada.A1172])-1))" office:value-type="float" office:value="31">
            <text:p>31</text:p>
          </table:table-cell>
          <table:table-cell table:formula="of:=VALUE(MID([Entrada.A1172];SEARCH(&quot;,&quot;;[Entrada.A1172])+1;100))" office:value-type="float" office:value="17">
            <text:p>17</text:p>
          </table:table-cell>
          <table:table-cell table:formula="of:=[Entrada.C1172]" office:value-type="float" office:value="37">
            <text:p>37</text:p>
          </table:table-cell>
          <table:table-cell table:formula="of:=[Entrada.D1172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166]*[.E1166]" office:value-type="float" office:value="76">
            <text:p>76</text:p>
          </table:table-cell>
          <table:table-cell/>
          <table:table-cell table:formula="of:=[.E11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6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173];SEARCH(&quot;,&quot;;[Entrada.A1173])-1))" office:value-type="float" office:value="18">
            <text:p>18</text:p>
          </table:table-cell>
          <table:table-cell table:formula="of:=VALUE(MID([Entrada.A1173];SEARCH(&quot;,&quot;;[Entrada.A1173])+1;100))" office:value-type="float" office:value="6">
            <text:p>6</text:p>
          </table:table-cell>
          <table:table-cell table:formula="of:=[Entrada.C1173]" office:value-type="float" office:value="21">
            <text:p>21</text:p>
          </table:table-cell>
          <table:table-cell table:formula="of:=[Entrada.D1173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167]*[.E1167]" office:value-type="float" office:value="24">
            <text:p>24</text:p>
          </table:table-cell>
          <table:table-cell/>
          <table:table-cell table:formula="of:=[.E11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7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174];SEARCH(&quot;,&quot;;[Entrada.A1174])-1))" office:value-type="float" office:value="40">
            <text:p>40</text:p>
          </table:table-cell>
          <table:table-cell table:formula="of:=VALUE(MID([Entrada.A1174];SEARCH(&quot;,&quot;;[Entrada.A1174])+1;100))" office:value-type="float" office:value="39">
            <text:p>39</text:p>
          </table:table-cell>
          <table:table-cell table:formula="of:=[Entrada.C1174]" office:value-type="float" office:value="4">
            <text:p>4</text:p>
          </table:table-cell>
          <table:table-cell table:formula="of:=[Entrada.D1174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168]*[.E1168]" office:value-type="float" office:value="116">
            <text:p>116</text:p>
          </table:table-cell>
          <table:table-cell/>
          <table:table-cell table:formula="of:=[.E11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8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175];SEARCH(&quot;,&quot;;[Entrada.A1175])-1))" office:value-type="float" office:value="21">
            <text:p>21</text:p>
          </table:table-cell>
          <table:table-cell table:formula="of:=VALUE(MID([Entrada.A1175];SEARCH(&quot;,&quot;;[Entrada.A1175])+1;100))" office:value-type="float" office:value="11">
            <text:p>11</text:p>
          </table:table-cell>
          <table:table-cell table:formula="of:=[Entrada.C1175]" office:value-type="float" office:value="5">
            <text:p>5</text:p>
          </table:table-cell>
          <table:table-cell table:formula="of:=[Entrada.D1175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169]*[.E1169]" office:value-type="float" office:value="28">
            <text:p>28</text:p>
          </table:table-cell>
          <table:table-cell/>
          <table:table-cell table:formula="of:=[.E11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9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176];SEARCH(&quot;,&quot;;[Entrada.A1176])-1))" office:value-type="float" office:value="33">
            <text:p>33</text:p>
          </table:table-cell>
          <table:table-cell table:formula="of:=VALUE(MID([Entrada.A1176];SEARCH(&quot;,&quot;;[Entrada.A1176])+1;100))" office:value-type="float" office:value="24">
            <text:p>24</text:p>
          </table:table-cell>
          <table:table-cell table:formula="of:=[Entrada.C1176]" office:value-type="float" office:value="36">
            <text:p>36</text:p>
          </table:table-cell>
          <table:table-cell table:formula="of:=[Entrada.D1176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1170]*[.E1170]" office:value-type="float" office:value="44">
            <text:p>44</text:p>
          </table:table-cell>
          <table:table-cell/>
          <table:table-cell table:formula="of:=[.E11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0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177];SEARCH(&quot;,&quot;;[Entrada.A1177])-1))" office:value-type="float" office:value="9">
            <text:p>9</text:p>
          </table:table-cell>
          <table:table-cell table:formula="of:=VALUE(MID([Entrada.A1177];SEARCH(&quot;,&quot;;[Entrada.A1177])+1;100))" office:value-type="float" office:value="23">
            <text:p>23</text:p>
          </table:table-cell>
          <table:table-cell table:formula="of:=[Entrada.C1177]" office:value-type="float" office:value="31">
            <text:p>31</text:p>
          </table:table-cell>
          <table:table-cell table:formula="of:=[Entrada.D1177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1171]*[.E1171]" office:value-type="float" office:value="36">
            <text:p>36</text:p>
          </table:table-cell>
          <table:table-cell/>
          <table:table-cell table:formula="of:=[.E11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1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178];SEARCH(&quot;,&quot;;[Entrada.A1178])-1))" office:value-type="float" office:value="12">
            <text:p>12</text:p>
          </table:table-cell>
          <table:table-cell table:formula="of:=VALUE(MID([Entrada.A1178];SEARCH(&quot;,&quot;;[Entrada.A1178])+1;100))" office:value-type="float" office:value="4">
            <text:p>4</text:p>
          </table:table-cell>
          <table:table-cell table:formula="of:=[Entrada.C1178]" office:value-type="float" office:value="22">
            <text:p>22</text:p>
          </table:table-cell>
          <table:table-cell table:formula="of:=[Entrada.D1178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172]*[.E1172]" office:value-type="float" office:value="168">
            <text:p>168</text:p>
          </table:table-cell>
          <table:table-cell/>
          <table:table-cell table:formula="of:=[.E11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2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179];SEARCH(&quot;,&quot;;[Entrada.A1179])-1))" office:value-type="float" office:value="15">
            <text:p>15</text:p>
          </table:table-cell>
          <table:table-cell table:formula="of:=VALUE(MID([Entrada.A1179];SEARCH(&quot;,&quot;;[Entrada.A1179])+1;100))" office:value-type="float" office:value="9">
            <text:p>9</text:p>
          </table:table-cell>
          <table:table-cell table:formula="of:=[Entrada.C1179]" office:value-type="float" office:value="6">
            <text:p>6</text:p>
          </table:table-cell>
          <table:table-cell table:formula="of:=[Entrada.D1179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1173]*[.E1173]" office:value-type="float" office:value="52">
            <text:p>52</text:p>
          </table:table-cell>
          <table:table-cell/>
          <table:table-cell table:formula="of:=[.E11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3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180];SEARCH(&quot;,&quot;;[Entrada.A1180])-1))" office:value-type="float" office:value="37">
            <text:p>37</text:p>
          </table:table-cell>
          <table:table-cell table:formula="of:=VALUE(MID([Entrada.A1180];SEARCH(&quot;,&quot;;[Entrada.A1180])+1;100))" office:value-type="float" office:value="28">
            <text:p>28</text:p>
          </table:table-cell>
          <table:table-cell table:formula="of:=[Entrada.C1180]" office:value-type="float" office:value="18">
            <text:p>18</text:p>
          </table:table-cell>
          <table:table-cell table:formula="of:=[Entrada.D1180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174]*[.E1174]" office:value-type="float" office:value="112">
            <text:p>112</text:p>
          </table:table-cell>
          <table:table-cell/>
          <table:table-cell table:formula="of:=[.E11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4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181];SEARCH(&quot;,&quot;;[Entrada.A1181])-1))" office:value-type="float" office:value="27">
            <text:p>27</text:p>
          </table:table-cell>
          <table:table-cell table:formula="of:=VALUE(MID([Entrada.A1181];SEARCH(&quot;,&quot;;[Entrada.A1181])+1;100))" office:value-type="float" office:value="26">
            <text:p>26</text:p>
          </table:table-cell>
          <table:table-cell table:formula="of:=[Entrada.C1181]" office:value-type="float" office:value="21">
            <text:p>21</text:p>
          </table:table-cell>
          <table:table-cell table:formula="of:=[Entrada.D1181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1175]*[.E1175]" office:value-type="float" office:value="184">
            <text:p>184</text:p>
          </table:table-cell>
          <table:table-cell/>
          <table:table-cell table:formula="of:=[.E11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5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182];SEARCH(&quot;,&quot;;[Entrada.A1182])-1))" office:value-type="float" office:value="25">
            <text:p>25</text:p>
          </table:table-cell>
          <table:table-cell table:formula="of:=VALUE(MID([Entrada.A1182];SEARCH(&quot;,&quot;;[Entrada.A1182])+1;100))" office:value-type="float" office:value="32">
            <text:p>32</text:p>
          </table:table-cell>
          <table:table-cell table:formula="of:=[Entrada.C1182]" office:value-type="float" office:value="9">
            <text:p>9</text:p>
          </table:table-cell>
          <table:table-cell table:formula="of:=[Entrada.D1182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176]*[.E1176]" office:value-type="float" office:value="80">
            <text:p>80</text:p>
          </table:table-cell>
          <table:table-cell/>
          <table:table-cell table:formula="of:=[.E11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6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183];SEARCH(&quot;,&quot;;[Entrada.A1183])-1))" office:value-type="float" office:value="6">
            <text:p>6</text:p>
          </table:table-cell>
          <table:table-cell table:formula="of:=VALUE(MID([Entrada.A1183];SEARCH(&quot;,&quot;;[Entrada.A1183])+1;100))" office:value-type="float" office:value="2">
            <text:p>2</text:p>
          </table:table-cell>
          <table:table-cell table:formula="of:=[Entrada.C1183]" office:value-type="float" office:value="27">
            <text:p>27</text:p>
          </table:table-cell>
          <table:table-cell table:formula="of:=[Entrada.D1183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177]*[.E1177]" office:value-type="float" office:value="48">
            <text:p>48</text:p>
          </table:table-cell>
          <table:table-cell/>
          <table:table-cell table:formula="of:=[.E11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7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184];SEARCH(&quot;,&quot;;[Entrada.A1184])-1))" office:value-type="float" office:value="18">
            <text:p>18</text:p>
          </table:table-cell>
          <table:table-cell table:formula="of:=VALUE(MID([Entrada.A1184];SEARCH(&quot;,&quot;;[Entrada.A1184])+1;100))" office:value-type="float" office:value="1">
            <text:p>1</text:p>
          </table:table-cell>
          <table:table-cell table:formula="of:=[Entrada.C1184]" office:value-type="float" office:value="17">
            <text:p>17</text:p>
          </table:table-cell>
          <table:table-cell table:formula="of:=[Entrada.D1184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178]*[.E1178]" office:value-type="float" office:value="120">
            <text:p>120</text:p>
          </table:table-cell>
          <table:table-cell/>
          <table:table-cell table:formula="of:=[.E11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8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185];SEARCH(&quot;,&quot;;[Entrada.A1185])-1))" office:value-type="float" office:value="21">
            <text:p>21</text:p>
          </table:table-cell>
          <table:table-cell table:formula="of:=VALUE(MID([Entrada.A1185];SEARCH(&quot;,&quot;;[Entrada.A1185])+1;100))" office:value-type="float" office:value="20">
            <text:p>20</text:p>
          </table:table-cell>
          <table:table-cell table:formula="of:=[Entrada.C1185]" office:value-type="float" office:value="36">
            <text:p>36</text:p>
          </table:table-cell>
          <table:table-cell table:formula="of:=[Entrada.D1185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1179]*[.E1179]" office:value-type="float" office:value="96">
            <text:p>96</text:p>
          </table:table-cell>
          <table:table-cell/>
          <table:table-cell table:formula="of:=[.E11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9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186];SEARCH(&quot;,&quot;;[Entrada.A1186])-1))" office:value-type="float" office:value="11">
            <text:p>11</text:p>
          </table:table-cell>
          <table:table-cell table:formula="of:=VALUE(MID([Entrada.A1186];SEARCH(&quot;,&quot;;[Entrada.A1186])+1;100))" office:value-type="float" office:value="34">
            <text:p>34</text:p>
          </table:table-cell>
          <table:table-cell table:formula="of:=[Entrada.C1186]" office:value-type="float" office:value="27">
            <text:p>27</text:p>
          </table:table-cell>
          <table:table-cell table:formula="of:=[Entrada.D1186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180]*[.E1180]" office:value-type="float" office:value="116">
            <text:p>116</text:p>
          </table:table-cell>
          <table:table-cell/>
          <table:table-cell table:formula="of:=[.E11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0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187];SEARCH(&quot;,&quot;;[Entrada.A1187])-1))" office:value-type="float" office:value="33">
            <text:p>33</text:p>
          </table:table-cell>
          <table:table-cell table:formula="of:=VALUE(MID([Entrada.A1187];SEARCH(&quot;,&quot;;[Entrada.A1187])+1;100))" office:value-type="float" office:value="17">
            <text:p>17</text:p>
          </table:table-cell>
          <table:table-cell table:formula="of:=[Entrada.C1187]" office:value-type="float" office:value="7">
            <text:p>7</text:p>
          </table:table-cell>
          <table:table-cell table:formula="of:=[Entrada.D1187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181]*[.E1181]" office:value-type="float" office:value="80">
            <text:p>80</text:p>
          </table:table-cell>
          <table:table-cell/>
          <table:table-cell table:formula="of:=[.E11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1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188];SEARCH(&quot;,&quot;;[Entrada.A1188])-1))" office:value-type="float" office:value="9">
            <text:p>9</text:p>
          </table:table-cell>
          <table:table-cell table:formula="of:=VALUE(MID([Entrada.A1188];SEARCH(&quot;,&quot;;[Entrada.A1188])+1;100))" office:value-type="float" office:value="24">
            <text:p>24</text:p>
          </table:table-cell>
          <table:table-cell table:formula="of:=[Entrada.C1188]" office:value-type="float" office:value="10">
            <text:p>10</text:p>
          </table:table-cell>
          <table:table-cell table:formula="of:=[Entrada.D1188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182]*[.E1182]" office:value-type="float" office:value="148">
            <text:p>148</text:p>
          </table:table-cell>
          <table:table-cell/>
          <table:table-cell table:formula="of:=[.E11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2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189];SEARCH(&quot;,&quot;;[Entrada.A1189])-1))" office:value-type="float" office:value="12">
            <text:p>12</text:p>
          </table:table-cell>
          <table:table-cell table:formula="of:=VALUE(MID([Entrada.A1189];SEARCH(&quot;,&quot;;[Entrada.A1189])+1;100))" office:value-type="float" office:value="3">
            <text:p>3</text:p>
          </table:table-cell>
          <table:table-cell table:formula="of:=[Entrada.C1189]" office:value-type="float" office:value="36">
            <text:p>36</text:p>
          </table:table-cell>
          <table:table-cell table:formula="of:=[Entrada.D1189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1183]*[.E1183]" office:value-type="float" office:value="144">
            <text:p>144</text:p>
          </table:table-cell>
          <table:table-cell/>
          <table:table-cell table:formula="of:=[.E11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3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190];SEARCH(&quot;,&quot;;[Entrada.A1190])-1))" office:value-type="float" office:value="15">
            <text:p>15</text:p>
          </table:table-cell>
          <table:table-cell table:formula="of:=VALUE(MID([Entrada.A1190];SEARCH(&quot;,&quot;;[Entrada.A1190])+1;100))" office:value-type="float" office:value="22">
            <text:p>22</text:p>
          </table:table-cell>
          <table:table-cell table:formula="of:=[Entrada.C1190]" office:value-type="float" office:value="12">
            <text:p>12</text:p>
          </table:table-cell>
          <table:table-cell table:formula="of:=[Entrada.D1190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184]*[.E1184]" office:value-type="float" office:value="88">
            <text:p>88</text:p>
          </table:table-cell>
          <table:table-cell/>
          <table:table-cell table:formula="of:=[.E11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4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191];SEARCH(&quot;,&quot;;[Entrada.A1191])-1))" office:value-type="float" office:value="37">
            <text:p>37</text:p>
          </table:table-cell>
          <table:table-cell table:formula="of:=VALUE(MID([Entrada.A1191];SEARCH(&quot;,&quot;;[Entrada.A1191])+1;100))" office:value-type="float" office:value="5">
            <text:p>5</text:p>
          </table:table-cell>
          <table:table-cell table:formula="of:=[Entrada.C1191]" office:value-type="float" office:value="7">
            <text:p>7</text:p>
          </table:table-cell>
          <table:table-cell table:formula="of:=[Entrada.D1191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185]*[.E1185]" office:value-type="float" office:value="160">
            <text:p>160</text:p>
          </table:table-cell>
          <table:table-cell/>
          <table:table-cell table:formula="of:=[.E11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5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192];SEARCH(&quot;,&quot;;[Entrada.A1192])-1))" office:value-type="float" office:value="24">
            <text:p>24</text:p>
          </table:table-cell>
          <table:table-cell table:formula="of:=VALUE(MID([Entrada.A1192];SEARCH(&quot;,&quot;;[Entrada.A1192])+1;100))" office:value-type="float" office:value="6">
            <text:p>6</text:p>
          </table:table-cell>
          <table:table-cell table:formula="of:=[Entrada.C1192]" office:value-type="float" office:value="26">
            <text:p>26</text:p>
          </table:table-cell>
          <table:table-cell table:formula="of:=[Entrada.D1192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186]*[.E1186]" office:value-type="float" office:value="148">
            <text:p>148</text:p>
          </table:table-cell>
          <table:table-cell/>
          <table:table-cell table:formula="of:=[.E11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6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193];SEARCH(&quot;,&quot;;[Entrada.A1193])-1))" office:value-type="float" office:value="13">
            <text:p>13</text:p>
          </table:table-cell>
          <table:table-cell table:formula="of:=VALUE(MID([Entrada.A1193];SEARCH(&quot;,&quot;;[Entrada.A1193])+1;100))" office:value-type="float" office:value="28">
            <text:p>28</text:p>
          </table:table-cell>
          <table:table-cell table:formula="of:=[Entrada.C1193]" office:value-type="float" office:value="31">
            <text:p>31</text:p>
          </table:table-cell>
          <table:table-cell table:formula="of:=[Entrada.D1193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187]*[.E1187]" office:value-type="float" office:value="140">
            <text:p>140</text:p>
          </table:table-cell>
          <table:table-cell/>
          <table:table-cell table:formula="of:=[.E11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7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194];SEARCH(&quot;,&quot;;[Entrada.A1194])-1))" office:value-type="float" office:value="3">
            <text:p>3</text:p>
          </table:table-cell>
          <table:table-cell table:formula="of:=VALUE(MID([Entrada.A1194];SEARCH(&quot;,&quot;;[Entrada.A1194])+1;100))" office:value-type="float" office:value="26">
            <text:p>26</text:p>
          </table:table-cell>
          <table:table-cell table:formula="of:=[Entrada.C1194]" office:value-type="float" office:value="14">
            <text:p>14</text:p>
          </table:table-cell>
          <table:table-cell table:formula="of:=[Entrada.D1194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188]*[.E1188]" office:value-type="float" office:value="116">
            <text:p>116</text:p>
          </table:table-cell>
          <table:table-cell/>
          <table:table-cell table:formula="of:=[.E11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8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195];SEARCH(&quot;,&quot;;[Entrada.A1195])-1))" office:value-type="float" office:value="6">
            <text:p>6</text:p>
          </table:table-cell>
          <table:table-cell table:formula="of:=VALUE(MID([Entrada.A1195];SEARCH(&quot;,&quot;;[Entrada.A1195])+1;100))" office:value-type="float" office:value="5">
            <text:p>5</text:p>
          </table:table-cell>
          <table:table-cell table:formula="of:=[Entrada.C1195]" office:value-type="float" office:value="26">
            <text:p>26</text:p>
          </table:table-cell>
          <table:table-cell table:formula="of:=[Entrada.D1195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189]*[.E1189]" office:value-type="float" office:value="168">
            <text:p>168</text:p>
          </table:table-cell>
          <table:table-cell/>
          <table:table-cell table:formula="of:=[.E11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9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196];SEARCH(&quot;,&quot;;[Entrada.A1196])-1))" office:value-type="float" office:value="31">
            <text:p>31</text:p>
          </table:table-cell>
          <table:table-cell table:formula="of:=VALUE(MID([Entrada.A1196];SEARCH(&quot;,&quot;;[Entrada.A1196])+1;100))" office:value-type="float" office:value="7">
            <text:p>7</text:p>
          </table:table-cell>
          <table:table-cell table:formula="of:=[Entrada.C1196]" office:value-type="float" office:value="21">
            <text:p>21</text:p>
          </table:table-cell>
          <table:table-cell table:formula="of:=[Entrada.D1196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190]*[.E1190]" office:value-type="float" office:value="160">
            <text:p>160</text:p>
          </table:table-cell>
          <table:table-cell/>
          <table:table-cell table:formula="of:=[.E11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0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197];SEARCH(&quot;,&quot;;[Entrada.A1197])-1))" office:value-type="float" office:value="40">
            <text:p>40</text:p>
          </table:table-cell>
          <table:table-cell table:formula="of:=VALUE(MID([Entrada.A1197];SEARCH(&quot;,&quot;;[Entrada.A1197])+1;100))" office:value-type="float" office:value="21">
            <text:p>21</text:p>
          </table:table-cell>
          <table:table-cell table:formula="of:=[Entrada.C1197]" office:value-type="float" office:value="38">
            <text:p>38</text:p>
          </table:table-cell>
          <table:table-cell table:formula="of:=[Entrada.D1197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191]*[.E1191]" office:value-type="float" office:value="68">
            <text:p>68</text:p>
          </table:table-cell>
          <table:table-cell/>
          <table:table-cell table:formula="of:=[.E11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1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198];SEARCH(&quot;,&quot;;[Entrada.A1198])-1))" office:value-type="float" office:value="7">
            <text:p>7</text:p>
          </table:table-cell>
          <table:table-cell table:formula="of:=VALUE(MID([Entrada.A1198];SEARCH(&quot;,&quot;;[Entrada.A1198])+1;100))" office:value-type="float" office:value="30">
            <text:p>30</text:p>
          </table:table-cell>
          <table:table-cell table:formula="of:=[Entrada.C1198]" office:value-type="float" office:value="26">
            <text:p>26</text:p>
          </table:table-cell>
          <table:table-cell table:formula="of:=[Entrada.D1198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1192]*[.E1192]" office:value-type="float" office:value="192">
            <text:p>192</text:p>
          </table:table-cell>
          <table:table-cell/>
          <table:table-cell table:formula="of:=[.E11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2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199];SEARCH(&quot;,&quot;;[Entrada.A1199])-1))" office:value-type="float" office:value="9">
            <text:p>9</text:p>
          </table:table-cell>
          <table:table-cell table:formula="of:=VALUE(MID([Entrada.A1199];SEARCH(&quot;,&quot;;[Entrada.A1199])+1;100))" office:value-type="float" office:value="1">
            <text:p>1</text:p>
          </table:table-cell>
          <table:table-cell table:formula="of:=[Entrada.C1199]" office:value-type="float" office:value="9">
            <text:p>9</text:p>
          </table:table-cell>
          <table:table-cell table:formula="of:=[Entrada.D1199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1193]*[.E1193]" office:value-type="float" office:value="84">
            <text:p>84</text:p>
          </table:table-cell>
          <table:table-cell/>
          <table:table-cell table:formula="of:=[.E11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3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200];SEARCH(&quot;,&quot;;[Entrada.A1200])-1))" office:value-type="float" office:value="34">
            <text:p>34</text:p>
          </table:table-cell>
          <table:table-cell table:formula="of:=VALUE(MID([Entrada.A1200];SEARCH(&quot;,&quot;;[Entrada.A1200])+1;100))" office:value-type="float" office:value="11">
            <text:p>11</text:p>
          </table:table-cell>
          <table:table-cell table:formula="of:=[Entrada.C1200]" office:value-type="float" office:value="4">
            <text:p>4</text:p>
          </table:table-cell>
          <table:table-cell table:formula="of:=[Entrada.D1200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194]*[.E1194]" office:value-type="float" office:value="132">
            <text:p>132</text:p>
          </table:table-cell>
          <table:table-cell/>
          <table:table-cell table:formula="of:=[.E11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4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201];SEARCH(&quot;,&quot;;[Entrada.A1201])-1))" office:value-type="float" office:value="15">
            <text:p>15</text:p>
          </table:table-cell>
          <table:table-cell table:formula="of:=VALUE(MID([Entrada.A1201];SEARCH(&quot;,&quot;;[Entrada.A1201])+1;100))" office:value-type="float" office:value="31">
            <text:p>31</text:p>
          </table:table-cell>
          <table:table-cell table:formula="of:=[Entrada.C1201]" office:value-type="float" office:value="40">
            <text:p>40</text:p>
          </table:table-cell>
          <table:table-cell table:formula="of:=[Entrada.D1201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195]*[.E1195]" office:value-type="float" office:value="116">
            <text:p>116</text:p>
          </table:table-cell>
          <table:table-cell/>
          <table:table-cell table:formula="of:=[.E11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5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202];SEARCH(&quot;,&quot;;[Entrada.A1202])-1))" office:value-type="float" office:value="37">
            <text:p>37</text:p>
          </table:table-cell>
          <table:table-cell table:formula="of:=VALUE(MID([Entrada.A1202];SEARCH(&quot;,&quot;;[Entrada.A1202])+1;100))" office:value-type="float" office:value="14">
            <text:p>14</text:p>
          </table:table-cell>
          <table:table-cell table:formula="of:=[Entrada.C1202]" office:value-type="float" office:value="8">
            <text:p>8</text:p>
          </table:table-cell>
          <table:table-cell table:formula="of:=[Entrada.D1202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196]*[.E1196]" office:value-type="float" office:value="104">
            <text:p>104</text:p>
          </table:table-cell>
          <table:table-cell/>
          <table:table-cell table:formula="of:=[.E11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6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203];SEARCH(&quot;,&quot;;[Entrada.A1203])-1))" office:value-type="float" office:value="24">
            <text:p>24</text:p>
          </table:table-cell>
          <table:table-cell table:formula="of:=VALUE(MID([Entrada.A1203];SEARCH(&quot;,&quot;;[Entrada.A1203])+1;100))" office:value-type="float" office:value="13">
            <text:p>13</text:p>
          </table:table-cell>
          <table:table-cell table:formula="of:=[Entrada.C1203]" office:value-type="float" office:value="23">
            <text:p>23</text:p>
          </table:table-cell>
          <table:table-cell table:formula="of:=[Entrada.D1203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197]*[.E1197]" office:value-type="float" office:value="152">
            <text:p>152</text:p>
          </table:table-cell>
          <table:table-cell/>
          <table:table-cell table:formula="of:=[.E11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7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204];SEARCH(&quot;,&quot;;[Entrada.A1204])-1))" office:value-type="float" office:value="13">
            <text:p>13</text:p>
          </table:table-cell>
          <table:table-cell table:formula="of:=VALUE(MID([Entrada.A1204];SEARCH(&quot;,&quot;;[Entrada.A1204])+1;100))" office:value-type="float" office:value="21">
            <text:p>21</text:p>
          </table:table-cell>
          <table:table-cell table:formula="of:=[Entrada.C1204]" office:value-type="float" office:value="33">
            <text:p>33</text:p>
          </table:table-cell>
          <table:table-cell table:formula="of:=[Entrada.D1204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198]*[.E1198]" office:value-type="float" office:value="172">
            <text:p>172</text:p>
          </table:table-cell>
          <table:table-cell/>
          <table:table-cell table:formula="of:=[.E11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8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205];SEARCH(&quot;,&quot;;[Entrada.A1205])-1))" office:value-type="float" office:value="28">
            <text:p>28</text:p>
          </table:table-cell>
          <table:table-cell table:formula="of:=VALUE(MID([Entrada.A1205];SEARCH(&quot;,&quot;;[Entrada.A1205])+1;100))" office:value-type="float" office:value="9">
            <text:p>9</text:p>
          </table:table-cell>
          <table:table-cell table:formula="of:=[Entrada.C1205]" office:value-type="float" office:value="25">
            <text:p>25</text:p>
          </table:table-cell>
          <table:table-cell table:formula="of:=[Entrada.D1205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199]*[.E1199]" office:value-type="float" office:value="148">
            <text:p>148</text:p>
          </table:table-cell>
          <table:table-cell/>
          <table:table-cell table:formula="of:=[.E11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9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1206];SEARCH(&quot;,&quot;;[Entrada.A1206])-1))" office:value-type="float" office:value="31">
            <text:p>31</text:p>
          </table:table-cell>
          <table:table-cell table:formula="of:=VALUE(MID([Entrada.A1206];SEARCH(&quot;,&quot;;[Entrada.A1206])+1;100))" office:value-type="float" office:value="12">
            <text:p>12</text:p>
          </table:table-cell>
          <table:table-cell table:formula="of:=[Entrada.C1206]" office:value-type="float" office:value="11">
            <text:p>11</text:p>
          </table:table-cell>
          <table:table-cell table:formula="of:=[Entrada.D1206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1200]*[.E1200]" office:value-type="float" office:value="200">
            <text:p>200</text:p>
          </table:table-cell>
          <table:table-cell/>
          <table:table-cell table:formula="of:=[.E12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0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207];SEARCH(&quot;,&quot;;[Entrada.A1207])-1))" office:value-type="float" office:value="40">
            <text:p>40</text:p>
          </table:table-cell>
          <table:table-cell table:formula="of:=VALUE(MID([Entrada.A1207];SEARCH(&quot;,&quot;;[Entrada.A1207])+1;100))" office:value-type="float" office:value="28">
            <text:p>28</text:p>
          </table:table-cell>
          <table:table-cell table:formula="of:=[Entrada.C1207]" office:value-type="float" office:value="24">
            <text:p>24</text:p>
          </table:table-cell>
          <table:table-cell table:formula="of:=[Entrada.D1207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201]*[.E1201]" office:value-type="float" office:value="172">
            <text:p>172</text:p>
          </table:table-cell>
          <table:table-cell/>
          <table:table-cell table:formula="of:=[.E12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1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208];SEARCH(&quot;,&quot;;[Entrada.A1208])-1))" office:value-type="float" office:value="21">
            <text:p>21</text:p>
          </table:table-cell>
          <table:table-cell table:formula="of:=VALUE(MID([Entrada.A1208];SEARCH(&quot;,&quot;;[Entrada.A1208])+1;100))" office:value-type="float" office:value="38">
            <text:p>38</text:p>
          </table:table-cell>
          <table:table-cell table:formula="of:=[Entrada.C1208]" office:value-type="float" office:value="33">
            <text:p>33</text:p>
          </table:table-cell>
          <table:table-cell table:formula="of:=[Entrada.D1208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202]*[.E1202]" office:value-type="float" office:value="68">
            <text:p>68</text:p>
          </table:table-cell>
          <table:table-cell/>
          <table:table-cell table:formula="of:=[.E12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2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209];SEARCH(&quot;,&quot;;[Entrada.A1209])-1))" office:value-type="float" office:value="4">
            <text:p>4</text:p>
          </table:table-cell>
          <table:table-cell table:formula="of:=VALUE(MID([Entrada.A1209];SEARCH(&quot;,&quot;;[Entrada.A1209])+1;100))" office:value-type="float" office:value="34">
            <text:p>34</text:p>
          </table:table-cell>
          <table:table-cell table:formula="of:=[Entrada.C1209]" office:value-type="float" office:value="34">
            <text:p>34</text:p>
          </table:table-cell>
          <table:table-cell table:formula="of:=[Entrada.D1209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203]*[.E1203]" office:value-type="float" office:value="172">
            <text:p>172</text:p>
          </table:table-cell>
          <table:table-cell/>
          <table:table-cell table:formula="of:=[.E12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3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210];SEARCH(&quot;,&quot;;[Entrada.A1210])-1))" office:value-type="float" office:value="8">
            <text:p>8</text:p>
          </table:table-cell>
          <table:table-cell table:formula="of:=VALUE(MID([Entrada.A1210];SEARCH(&quot;,&quot;;[Entrada.A1210])+1;100))" office:value-type="float" office:value="37">
            <text:p>37</text:p>
          </table:table-cell>
          <table:table-cell table:formula="of:=[Entrada.C1210]" office:value-type="float" office:value="9">
            <text:p>9</text:p>
          </table:table-cell>
          <table:table-cell table:formula="of:=[Entrada.D1210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1204]*[.E1204]" office:value-type="float" office:value="92">
            <text:p>92</text:p>
          </table:table-cell>
          <table:table-cell/>
          <table:table-cell table:formula="of:=[.E12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4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211];SEARCH(&quot;,&quot;;[Entrada.A1211])-1))" office:value-type="float" office:value="7">
            <text:p>7</text:p>
          </table:table-cell>
          <table:table-cell table:formula="of:=VALUE(MID([Entrada.A1211];SEARCH(&quot;,&quot;;[Entrada.A1211])+1;100))" office:value-type="float" office:value="23">
            <text:p>23</text:p>
          </table:table-cell>
          <table:table-cell table:formula="of:=[Entrada.C1211]" office:value-type="float" office:value="34">
            <text:p>34</text:p>
          </table:table-cell>
          <table:table-cell table:formula="of:=[Entrada.D1211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205]*[.E1205]" office:value-type="float" office:value="68">
            <text:p>68</text:p>
          </table:table-cell>
          <table:table-cell/>
          <table:table-cell table:formula="of:=[.E12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5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212];SEARCH(&quot;,&quot;;[Entrada.A1212])-1))" office:value-type="float" office:value="29">
            <text:p>29</text:p>
          </table:table-cell>
          <table:table-cell table:formula="of:=VALUE(MID([Entrada.A1212];SEARCH(&quot;,&quot;;[Entrada.A1212])+1;100))" office:value-type="float" office:value="38">
            <text:p>38</text:p>
          </table:table-cell>
          <table:table-cell table:formula="of:=[Entrada.C1212]" office:value-type="float" office:value="13">
            <text:p>13</text:p>
          </table:table-cell>
          <table:table-cell table:formula="of:=[Entrada.D1212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206]*[.E1206]" office:value-type="float" office:value="76">
            <text:p>76</text:p>
          </table:table-cell>
          <table:table-cell/>
          <table:table-cell table:formula="of:=[.E12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6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213];SEARCH(&quot;,&quot;;[Entrada.A1213])-1))" office:value-type="float" office:value="33">
            <text:p>33</text:p>
          </table:table-cell>
          <table:table-cell table:formula="of:=VALUE(MID([Entrada.A1213];SEARCH(&quot;,&quot;;[Entrada.A1213])+1;100))" office:value-type="float" office:value="35">
            <text:p>35</text:p>
          </table:table-cell>
          <table:table-cell table:formula="of:=[Entrada.C1213]" office:value-type="float" office:value="19">
            <text:p>19</text:p>
          </table:table-cell>
          <table:table-cell table:formula="of:=[Entrada.D1213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207]*[.E1207]" office:value-type="float" office:value="136">
            <text:p>136</text:p>
          </table:table-cell>
          <table:table-cell/>
          <table:table-cell table:formula="of:=[.E12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7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1214];SEARCH(&quot;,&quot;;[Entrada.A1214])-1))" office:value-type="float" office:value="16">
            <text:p>16</text:p>
          </table:table-cell>
          <table:table-cell table:formula="of:=VALUE(MID([Entrada.A1214];SEARCH(&quot;,&quot;;[Entrada.A1214])+1;100))" office:value-type="float" office:value="37">
            <text:p>37</text:p>
          </table:table-cell>
          <table:table-cell table:formula="of:=[Entrada.C1214]" office:value-type="float" office:value="36">
            <text:p>36</text:p>
          </table:table-cell>
          <table:table-cell table:formula="of:=[Entrada.D1214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208]*[.E1208]" office:value-type="float" office:value="72">
            <text:p>72</text:p>
          </table:table-cell>
          <table:table-cell/>
          <table:table-cell table:formula="of:=[.E12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8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215];SEARCH(&quot;,&quot;;[Entrada.A1215])-1))" office:value-type="float" office:value="36">
            <text:p>36</text:p>
          </table:table-cell>
          <table:table-cell table:formula="of:=VALUE(MID([Entrada.A1215];SEARCH(&quot;,&quot;;[Entrada.A1215])+1;100))" office:value-type="float" office:value="40">
            <text:p>40</text:p>
          </table:table-cell>
          <table:table-cell table:formula="of:=[Entrada.C1215]" office:value-type="float" office:value="7">
            <text:p>7</text:p>
          </table:table-cell>
          <table:table-cell table:formula="of:=[Entrada.D1215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209]*[.E1209]" office:value-type="float" office:value="188">
            <text:p>188</text:p>
          </table:table-cell>
          <table:table-cell/>
          <table:table-cell table:formula="of:=[.E12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9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216];SEARCH(&quot;,&quot;;[Entrada.A1216])-1))" office:value-type="float" office:value="22">
            <text:p>22</text:p>
          </table:table-cell>
          <table:table-cell table:formula="of:=VALUE(MID([Entrada.A1216];SEARCH(&quot;,&quot;;[Entrada.A1216])+1;100))" office:value-type="float" office:value="15">
            <text:p>15</text:p>
          </table:table-cell>
          <table:table-cell table:formula="of:=[Entrada.C1216]" office:value-type="float" office:value="39">
            <text:p>39</text:p>
          </table:table-cell>
          <table:table-cell table:formula="of:=[Entrada.D1216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210]*[.E1210]" office:value-type="float" office:value="168">
            <text:p>168</text:p>
          </table:table-cell>
          <table:table-cell/>
          <table:table-cell table:formula="of:=[.E12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0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217];SEARCH(&quot;,&quot;;[Entrada.A1217])-1))" office:value-type="float" office:value="9">
            <text:p>9</text:p>
          </table:table-cell>
          <table:table-cell table:formula="of:=VALUE(MID([Entrada.A1217];SEARCH(&quot;,&quot;;[Entrada.A1217])+1;100))" office:value-type="float" office:value="10">
            <text:p>10</text:p>
          </table:table-cell>
          <table:table-cell table:formula="of:=[Entrada.C1217]" office:value-type="float" office:value="11">
            <text:p>11</text:p>
          </table:table-cell>
          <table:table-cell table:formula="of:=[Entrada.D1217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211]*[.E1211]" office:value-type="float" office:value="24">
            <text:p>24</text:p>
          </table:table-cell>
          <table:table-cell/>
          <table:table-cell table:formula="of:=[.E12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1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218];SEARCH(&quot;,&quot;;[Entrada.A1218])-1))" office:value-type="float" office:value="34">
            <text:p>34</text:p>
          </table:table-cell>
          <table:table-cell table:formula="of:=VALUE(MID([Entrada.A1218];SEARCH(&quot;,&quot;;[Entrada.A1218])+1;100))" office:value-type="float" office:value="2">
            <text:p>2</text:p>
          </table:table-cell>
          <table:table-cell table:formula="of:=[Entrada.C1218]" office:value-type="float" office:value="9">
            <text:p>9</text:p>
          </table:table-cell>
          <table:table-cell table:formula="of:=[Entrada.D1218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212]*[.E1212]" office:value-type="float" office:value="196">
            <text:p>196</text:p>
          </table:table-cell>
          <table:table-cell/>
          <table:table-cell table:formula="of:=[.E12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2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219];SEARCH(&quot;,&quot;;[Entrada.A1219])-1))" office:value-type="float" office:value="24">
            <text:p>24</text:p>
          </table:table-cell>
          <table:table-cell table:formula="of:=VALUE(MID([Entrada.A1219];SEARCH(&quot;,&quot;;[Entrada.A1219])+1;100))" office:value-type="float" office:value="20">
            <text:p>20</text:p>
          </table:table-cell>
          <table:table-cell table:formula="of:=[Entrada.C1219]" office:value-type="float" office:value="21">
            <text:p>21</text:p>
          </table:table-cell>
          <table:table-cell table:formula="of:=[Entrada.D1219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213]*[.E1213]" office:value-type="float" office:value="168">
            <text:p>168</text:p>
          </table:table-cell>
          <table:table-cell/>
          <table:table-cell table:formula="of:=[.E12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3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220];SEARCH(&quot;,&quot;;[Entrada.A1220])-1))" office:value-type="float" office:value="13">
            <text:p>13</text:p>
          </table:table-cell>
          <table:table-cell table:formula="of:=VALUE(MID([Entrada.A1220];SEARCH(&quot;,&quot;;[Entrada.A1220])+1;100))" office:value-type="float" office:value="14">
            <text:p>14</text:p>
          </table:table-cell>
          <table:table-cell table:formula="of:=[Entrada.C1220]" office:value-type="float" office:value="38">
            <text:p>38</text:p>
          </table:table-cell>
          <table:table-cell table:formula="of:=[Entrada.D1220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214]*[.E1214]" office:value-type="float" office:value="136">
            <text:p>136</text:p>
          </table:table-cell>
          <table:table-cell/>
          <table:table-cell table:formula="of:=[.E12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4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221];SEARCH(&quot;,&quot;;[Entrada.A1221])-1))" office:value-type="float" office:value="38">
            <text:p>38</text:p>
          </table:table-cell>
          <table:table-cell table:formula="of:=VALUE(MID([Entrada.A1221];SEARCH(&quot;,&quot;;[Entrada.A1221])+1;100))" office:value-type="float" office:value="30">
            <text:p>30</text:p>
          </table:table-cell>
          <table:table-cell table:formula="of:=[Entrada.C1221]" office:value-type="float" office:value="36">
            <text:p>36</text:p>
          </table:table-cell>
          <table:table-cell table:formula="of:=[Entrada.D1221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215]*[.E1215]" office:value-type="float" office:value="20">
            <text:p>20</text:p>
          </table:table-cell>
          <table:table-cell/>
          <table:table-cell table:formula="of:=[.E12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5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222];SEARCH(&quot;,&quot;;[Entrada.A1222])-1))" office:value-type="float" office:value="3">
            <text:p>3</text:p>
          </table:table-cell>
          <table:table-cell table:formula="of:=VALUE(MID([Entrada.A1222];SEARCH(&quot;,&quot;;[Entrada.A1222])+1;100))" office:value-type="float" office:value="8">
            <text:p>8</text:p>
          </table:table-cell>
          <table:table-cell table:formula="of:=[Entrada.C1222]" office:value-type="float" office:value="7">
            <text:p>7</text:p>
          </table:table-cell>
          <table:table-cell table:formula="of:=[Entrada.D1222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216]*[.E1216]" office:value-type="float" office:value="112">
            <text:p>112</text:p>
          </table:table-cell>
          <table:table-cell/>
          <table:table-cell table:formula="of:=[.E12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6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223];SEARCH(&quot;,&quot;;[Entrada.A1223])-1))" office:value-type="float" office:value="1">
            <text:p>1</text:p>
          </table:table-cell>
          <table:table-cell table:formula="of:=VALUE(MID([Entrada.A1223];SEARCH(&quot;,&quot;;[Entrada.A1223])+1;100))" office:value-type="float" office:value="34">
            <text:p>34</text:p>
          </table:table-cell>
          <table:table-cell table:formula="of:=[Entrada.C1223]" office:value-type="float" office:value="27">
            <text:p>27</text:p>
          </table:table-cell>
          <table:table-cell table:formula="of:=[Entrada.D1223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1217]*[.E1217]" office:value-type="float" office:value="52">
            <text:p>52</text:p>
          </table:table-cell>
          <table:table-cell/>
          <table:table-cell table:formula="of:=[.E12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7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224];SEARCH(&quot;,&quot;;[Entrada.A1224])-1))" office:value-type="float" office:value="40">
            <text:p>40</text:p>
          </table:table-cell>
          <table:table-cell table:formula="of:=VALUE(MID([Entrada.A1224];SEARCH(&quot;,&quot;;[Entrada.A1224])+1;100))" office:value-type="float" office:value="3">
            <text:p>3</text:p>
          </table:table-cell>
          <table:table-cell table:formula="of:=[Entrada.C1224]" office:value-type="float" office:value="30">
            <text:p>30</text:p>
          </table:table-cell>
          <table:table-cell table:formula="of:=[Entrada.D1224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1218]*[.E1218]" office:value-type="float" office:value="96">
            <text:p>96</text:p>
          </table:table-cell>
          <table:table-cell/>
          <table:table-cell table:formula="of:=[.E12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8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225];SEARCH(&quot;,&quot;;[Entrada.A1225])-1))" office:value-type="float" office:value="7">
            <text:p>7</text:p>
          </table:table-cell>
          <table:table-cell table:formula="of:=VALUE(MID([Entrada.A1225];SEARCH(&quot;,&quot;;[Entrada.A1225])+1;100))" office:value-type="float" office:value="12">
            <text:p>12</text:p>
          </table:table-cell>
          <table:table-cell table:formula="of:=[Entrada.C1225]" office:value-type="float" office:value="18">
            <text:p>18</text:p>
          </table:table-cell>
          <table:table-cell table:formula="of:=[Entrada.D1225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1219]*[.E1219]" office:value-type="float" office:value="108">
            <text:p>108</text:p>
          </table:table-cell>
          <table:table-cell/>
          <table:table-cell table:formula="of:=[.E12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9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226];SEARCH(&quot;,&quot;;[Entrada.A1226])-1))" office:value-type="float" office:value="16">
            <text:p>16</text:p>
          </table:table-cell>
          <table:table-cell table:formula="of:=VALUE(MID([Entrada.A1226];SEARCH(&quot;,&quot;;[Entrada.A1226])+1;100))" office:value-type="float" office:value="28">
            <text:p>28</text:p>
          </table:table-cell>
          <table:table-cell table:formula="of:=[Entrada.C1226]" office:value-type="float" office:value="31">
            <text:p>31</text:p>
          </table:table-cell>
          <table:table-cell table:formula="of:=[Entrada.D1226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220]*[.E1220]" office:value-type="float" office:value="188">
            <text:p>188</text:p>
          </table:table-cell>
          <table:table-cell/>
          <table:table-cell table:formula="of:=[.E12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0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227];SEARCH(&quot;,&quot;;[Entrada.A1227])-1))" office:value-type="float" office:value="22">
            <text:p>22</text:p>
          </table:table-cell>
          <table:table-cell table:formula="of:=VALUE(MID([Entrada.A1227];SEARCH(&quot;,&quot;;[Entrada.A1227])+1;100))" office:value-type="float" office:value="6">
            <text:p>6</text:p>
          </table:table-cell>
          <table:table-cell table:formula="of:=[Entrada.C1227]" office:value-type="float" office:value="4">
            <text:p>4</text:p>
          </table:table-cell>
          <table:table-cell table:formula="of:=[Entrada.D1227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221]*[.E1221]" office:value-type="float" office:value="72">
            <text:p>72</text:p>
          </table:table-cell>
          <table:table-cell/>
          <table:table-cell table:formula="of:=[.E12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1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228];SEARCH(&quot;,&quot;;[Entrada.A1228])-1))" office:value-type="float" office:value="12">
            <text:p>12</text:p>
          </table:table-cell>
          <table:table-cell table:formula="of:=VALUE(MID([Entrada.A1228];SEARCH(&quot;,&quot;;[Entrada.A1228])+1;100))" office:value-type="float" office:value="40">
            <text:p>40</text:p>
          </table:table-cell>
          <table:table-cell table:formula="of:=[Entrada.C1228]" office:value-type="float" office:value="31">
            <text:p>31</text:p>
          </table:table-cell>
          <table:table-cell table:formula="of:=[Entrada.D1228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1222]*[.E1222]" office:value-type="float" office:value="156">
            <text:p>156</text:p>
          </table:table-cell>
          <table:table-cell/>
          <table:table-cell table:formula="of:=[.E12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2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229];SEARCH(&quot;,&quot;;[Entrada.A1229])-1))" office:value-type="float" office:value="34">
            <text:p>34</text:p>
          </table:table-cell>
          <table:table-cell table:formula="of:=VALUE(MID([Entrada.A1229];SEARCH(&quot;,&quot;;[Entrada.A1229])+1;100))" office:value-type="float" office:value="29">
            <text:p>29</text:p>
          </table:table-cell>
          <table:table-cell table:formula="of:=[Entrada.C1229]" office:value-type="float" office:value="24">
            <text:p>24</text:p>
          </table:table-cell>
          <table:table-cell table:formula="of:=[Entrada.D1229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1223]*[.E1223]" office:value-type="float" office:value="156">
            <text:p>156</text:p>
          </table:table-cell>
          <table:table-cell/>
          <table:table-cell table:formula="of:=[.E12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3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230];SEARCH(&quot;,&quot;;[Entrada.A1230])-1))" office:value-type="float" office:value="24">
            <text:p>24</text:p>
          </table:table-cell>
          <table:table-cell table:formula="of:=VALUE(MID([Entrada.A1230];SEARCH(&quot;,&quot;;[Entrada.A1230])+1;100))" office:value-type="float" office:value="27">
            <text:p>27</text:p>
          </table:table-cell>
          <table:table-cell table:formula="of:=[Entrada.C1230]" office:value-type="float" office:value="26">
            <text:p>26</text:p>
          </table:table-cell>
          <table:table-cell table:formula="of:=[Entrada.D1230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1224]*[.E1224]" office:value-type="float" office:value="156">
            <text:p>156</text:p>
          </table:table-cell>
          <table:table-cell/>
          <table:table-cell table:formula="of:=[.E12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4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231];SEARCH(&quot;,&quot;;[Entrada.A1231])-1))" office:value-type="float" office:value="10">
            <text:p>10</text:p>
          </table:table-cell>
          <table:table-cell table:formula="of:=VALUE(MID([Entrada.A1231];SEARCH(&quot;,&quot;;[Entrada.A1231])+1;100))" office:value-type="float" office:value="18">
            <text:p>18</text:p>
          </table:table-cell>
          <table:table-cell table:formula="of:=[Entrada.C1231]" office:value-type="float" office:value="35">
            <text:p>35</text:p>
          </table:table-cell>
          <table:table-cell table:formula="of:=[Entrada.D1231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225]*[.E1225]" office:value-type="float" office:value="132">
            <text:p>132</text:p>
          </table:table-cell>
          <table:table-cell/>
          <table:table-cell table:formula="of:=[.E12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5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232];SEARCH(&quot;,&quot;;[Entrada.A1232])-1))" office:value-type="float" office:value="13">
            <text:p>13</text:p>
          </table:table-cell>
          <table:table-cell table:formula="of:=VALUE(MID([Entrada.A1232];SEARCH(&quot;,&quot;;[Entrada.A1232])+1;100))" office:value-type="float" office:value="7">
            <text:p>7</text:p>
          </table:table-cell>
          <table:table-cell table:formula="of:=[Entrada.C1232]" office:value-type="float" office:value="21">
            <text:p>21</text:p>
          </table:table-cell>
          <table:table-cell table:formula="of:=[Entrada.D1232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226]*[.E1226]" office:value-type="float" office:value="100">
            <text:p>100</text:p>
          </table:table-cell>
          <table:table-cell/>
          <table:table-cell table:formula="of:=[.E12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6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233];SEARCH(&quot;,&quot;;[Entrada.A1233])-1))" office:value-type="float" office:value="38">
            <text:p>38</text:p>
          </table:table-cell>
          <table:table-cell table:formula="of:=VALUE(MID([Entrada.A1233];SEARCH(&quot;,&quot;;[Entrada.A1233])+1;100))" office:value-type="float" office:value="17">
            <text:p>17</text:p>
          </table:table-cell>
          <table:table-cell table:formula="of:=[Entrada.C1233]" office:value-type="float" office:value="7">
            <text:p>7</text:p>
          </table:table-cell>
          <table:table-cell table:formula="of:=[Entrada.D1233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227]*[.E1227]" office:value-type="float" office:value="24">
            <text:p>24</text:p>
          </table:table-cell>
          <table:table-cell/>
          <table:table-cell table:formula="of:=[.E12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7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234];SEARCH(&quot;,&quot;;[Entrada.A1234])-1))" office:value-type="float" office:value="28">
            <text:p>28</text:p>
          </table:table-cell>
          <table:table-cell table:formula="of:=VALUE(MID([Entrada.A1234];SEARCH(&quot;,&quot;;[Entrada.A1234])+1;100))" office:value-type="float" office:value="31">
            <text:p>31</text:p>
          </table:table-cell>
          <table:table-cell table:formula="of:=[Entrada.C1234]" office:value-type="float" office:value="29">
            <text:p>29</text:p>
          </table:table-cell>
          <table:table-cell table:formula="of:=[Entrada.D1234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1228]*[.E1228]" office:value-type="float" office:value="156">
            <text:p>156</text:p>
          </table:table-cell>
          <table:table-cell/>
          <table:table-cell table:formula="of:=[.E12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8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235];SEARCH(&quot;,&quot;;[Entrada.A1235])-1))" office:value-type="float" office:value="40">
            <text:p>40</text:p>
          </table:table-cell>
          <table:table-cell table:formula="of:=VALUE(MID([Entrada.A1235];SEARCH(&quot;,&quot;;[Entrada.A1235])+1;100))" office:value-type="float" office:value="10">
            <text:p>10</text:p>
          </table:table-cell>
          <table:table-cell table:formula="of:=[Entrada.C1235]" office:value-type="float" office:value="18">
            <text:p>18</text:p>
          </table:table-cell>
          <table:table-cell table:formula="of:=[Entrada.D1235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1229]*[.E1229]" office:value-type="float" office:value="96">
            <text:p>96</text:p>
          </table:table-cell>
          <table:table-cell/>
          <table:table-cell table:formula="of:=[.E12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9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236];SEARCH(&quot;,&quot;;[Entrada.A1236])-1))" office:value-type="float" office:value="21">
            <text:p>21</text:p>
          </table:table-cell>
          <table:table-cell table:formula="of:=VALUE(MID([Entrada.A1236];SEARCH(&quot;,&quot;;[Entrada.A1236])+1;100))" office:value-type="float" office:value="40">
            <text:p>40</text:p>
          </table:table-cell>
          <table:table-cell table:formula="of:=[Entrada.C1236]" office:value-type="float" office:value="39">
            <text:p>39</text:p>
          </table:table-cell>
          <table:table-cell table:formula="of:=[Entrada.D1236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1230]*[.E1230]" office:value-type="float" office:value="92">
            <text:p>92</text:p>
          </table:table-cell>
          <table:table-cell/>
          <table:table-cell table:formula="of:=[.E12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0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237];SEARCH(&quot;,&quot;;[Entrada.A1237])-1))" office:value-type="float" office:value="4">
            <text:p>4</text:p>
          </table:table-cell>
          <table:table-cell table:formula="of:=VALUE(MID([Entrada.A1237];SEARCH(&quot;,&quot;;[Entrada.A1237])+1;100))" office:value-type="float" office:value="16">
            <text:p>16</text:p>
          </table:table-cell>
          <table:table-cell table:formula="of:=[Entrada.C1237]" office:value-type="float" office:value="7">
            <text:p>7</text:p>
          </table:table-cell>
          <table:table-cell table:formula="of:=[Entrada.D1237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1231]*[.E1231]" office:value-type="float" office:value="144">
            <text:p>144</text:p>
          </table:table-cell>
          <table:table-cell/>
          <table:table-cell table:formula="of:=[.E12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1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238];SEARCH(&quot;,&quot;;[Entrada.A1238])-1))" office:value-type="float" office:value="26">
            <text:p>26</text:p>
          </table:table-cell>
          <table:table-cell table:formula="of:=VALUE(MID([Entrada.A1238];SEARCH(&quot;,&quot;;[Entrada.A1238])+1;100))" office:value-type="float" office:value="37">
            <text:p>37</text:p>
          </table:table-cell>
          <table:table-cell table:formula="of:=[Entrada.C1238]" office:value-type="float" office:value="32">
            <text:p>32</text:p>
          </table:table-cell>
          <table:table-cell table:formula="of:=[Entrada.D1238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232]*[.E1232]" office:value-type="float" office:value="80">
            <text:p>80</text:p>
          </table:table-cell>
          <table:table-cell/>
          <table:table-cell table:formula="of:=[.E12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2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239];SEARCH(&quot;,&quot;;[Entrada.A1239])-1))" office:value-type="float" office:value="7">
            <text:p>7</text:p>
          </table:table-cell>
          <table:table-cell table:formula="of:=VALUE(MID([Entrada.A1239];SEARCH(&quot;,&quot;;[Entrada.A1239])+1;100))" office:value-type="float" office:value="5">
            <text:p>5</text:p>
          </table:table-cell>
          <table:table-cell table:formula="of:=[Entrada.C1239]" office:value-type="float" office:value="19">
            <text:p>19</text:p>
          </table:table-cell>
          <table:table-cell table:formula="of:=[Entrada.D1239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233]*[.E1233]" office:value-type="float" office:value="160">
            <text:p>160</text:p>
          </table:table-cell>
          <table:table-cell/>
          <table:table-cell table:formula="of:=[.E12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3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1240];SEARCH(&quot;,&quot;;[Entrada.A1240])-1))" office:value-type="float" office:value="16">
            <text:p>16</text:p>
          </table:table-cell>
          <table:table-cell table:formula="of:=VALUE(MID([Entrada.A1240];SEARCH(&quot;,&quot;;[Entrada.A1240])+1;100))" office:value-type="float" office:value="19">
            <text:p>19</text:p>
          </table:table-cell>
          <table:table-cell table:formula="of:=[Entrada.C1240]" office:value-type="float" office:value="4">
            <text:p>4</text:p>
          </table:table-cell>
          <table:table-cell table:formula="of:=[Entrada.D1240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1234]*[.E1234]" office:value-type="float" office:value="128">
            <text:p>128</text:p>
          </table:table-cell>
          <table:table-cell/>
          <table:table-cell table:formula="of:=[.E12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4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241];SEARCH(&quot;,&quot;;[Entrada.A1241])-1))" office:value-type="float" office:value="22">
            <text:p>22</text:p>
          </table:table-cell>
          <table:table-cell table:formula="of:=VALUE(MID([Entrada.A1241];SEARCH(&quot;,&quot;;[Entrada.A1241])+1;100))" office:value-type="float" office:value="25">
            <text:p>25</text:p>
          </table:table-cell>
          <table:table-cell table:formula="of:=[Entrada.C1241]" office:value-type="float" office:value="27">
            <text:p>27</text:p>
          </table:table-cell>
          <table:table-cell table:formula="of:=[Entrada.D1241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235]*[.E1235]" office:value-type="float" office:value="64">
            <text:p>64</text:p>
          </table:table-cell>
          <table:table-cell/>
          <table:table-cell table:formula="of:=[.E12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5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242];SEARCH(&quot;,&quot;;[Entrada.A1242])-1))" office:value-type="float" office:value="12">
            <text:p>12</text:p>
          </table:table-cell>
          <table:table-cell table:formula="of:=VALUE(MID([Entrada.A1242];SEARCH(&quot;,&quot;;[Entrada.A1242])+1;100))" office:value-type="float" office:value="39">
            <text:p>39</text:p>
          </table:table-cell>
          <table:table-cell table:formula="of:=[Entrada.C1242]" office:value-type="float" office:value="11">
            <text:p>11</text:p>
          </table:table-cell>
          <table:table-cell table:formula="of:=[Entrada.D1242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236]*[.E1236]" office:value-type="float" office:value="76">
            <text:p>76</text:p>
          </table:table-cell>
          <table:table-cell/>
          <table:table-cell table:formula="of:=[.E12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6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243];SEARCH(&quot;,&quot;;[Entrada.A1243])-1))" office:value-type="float" office:value="10">
            <text:p>10</text:p>
          </table:table-cell>
          <table:table-cell table:formula="of:=VALUE(MID([Entrada.A1243];SEARCH(&quot;,&quot;;[Entrada.A1243])+1;100))" office:value-type="float" office:value="29">
            <text:p>29</text:p>
          </table:table-cell>
          <table:table-cell table:formula="of:=[Entrada.C1243]" office:value-type="float" office:value="29">
            <text:p>29</text:p>
          </table:table-cell>
          <table:table-cell table:formula="of:=[Entrada.D1243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237]*[.E1237]" office:value-type="float" office:value="160">
            <text:p>160</text:p>
          </table:table-cell>
          <table:table-cell/>
          <table:table-cell table:formula="of:=[.E12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7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244];SEARCH(&quot;,&quot;;[Entrada.A1244])-1))" office:value-type="float" office:value="25">
            <text:p>25</text:p>
          </table:table-cell>
          <table:table-cell table:formula="of:=VALUE(MID([Entrada.A1244];SEARCH(&quot;,&quot;;[Entrada.A1244])+1;100))" office:value-type="float" office:value="5">
            <text:p>5</text:p>
          </table:table-cell>
          <table:table-cell table:formula="of:=[Entrada.C1244]" office:value-type="float" office:value="20">
            <text:p>20</text:p>
          </table:table-cell>
          <table:table-cell table:formula="of:=[Entrada.D1244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238]*[.E1238]" office:value-type="float" office:value="180">
            <text:p>180</text:p>
          </table:table-cell>
          <table:table-cell/>
          <table:table-cell table:formula="of:=[.E12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8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245];SEARCH(&quot;,&quot;;[Entrada.A1245])-1))" office:value-type="float" office:value="28">
            <text:p>28</text:p>
          </table:table-cell>
          <table:table-cell table:formula="of:=VALUE(MID([Entrada.A1245];SEARCH(&quot;,&quot;;[Entrada.A1245])+1;100))" office:value-type="float" office:value="22">
            <text:p>22</text:p>
          </table:table-cell>
          <table:table-cell table:formula="of:=[Entrada.C1245]" office:value-type="float" office:value="5">
            <text:p>5</text:p>
          </table:table-cell>
          <table:table-cell table:formula="of:=[Entrada.D1245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239]*[.E1239]" office:value-type="float" office:value="132">
            <text:p>132</text:p>
          </table:table-cell>
          <table:table-cell/>
          <table:table-cell table:formula="of:=[.E12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9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246];SEARCH(&quot;,&quot;;[Entrada.A1246])-1))" office:value-type="float" office:value="14">
            <text:p>14</text:p>
          </table:table-cell>
          <table:table-cell table:formula="of:=VALUE(MID([Entrada.A1246];SEARCH(&quot;,&quot;;[Entrada.A1246])+1;100))" office:value-type="float" office:value="33">
            <text:p>33</text:p>
          </table:table-cell>
          <table:table-cell table:formula="of:=[Entrada.C1246]" office:value-type="float" office:value="20">
            <text:p>20</text:p>
          </table:table-cell>
          <table:table-cell table:formula="of:=[Entrada.D1246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240]*[.E1240]" office:value-type="float" office:value="132">
            <text:p>132</text:p>
          </table:table-cell>
          <table:table-cell/>
          <table:table-cell table:formula="of:=[.E12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0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247];SEARCH(&quot;,&quot;;[Entrada.A1247])-1))" office:value-type="float" office:value="7">
            <text:p>7</text:p>
          </table:table-cell>
          <table:table-cell table:formula="of:=VALUE(MID([Entrada.A1247];SEARCH(&quot;,&quot;;[Entrada.A1247])+1;100))" office:value-type="float" office:value="2">
            <text:p>2</text:p>
          </table:table-cell>
          <table:table-cell table:formula="of:=[Entrada.C1247]" office:value-type="float" office:value="26">
            <text:p>26</text:p>
          </table:table-cell>
          <table:table-cell table:formula="of:=[Entrada.D1247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241]*[.E1241]" office:value-type="float" office:value="80">
            <text:p>80</text:p>
          </table:table-cell>
          <table:table-cell/>
          <table:table-cell table:formula="of:=[.E12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1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248];SEARCH(&quot;,&quot;;[Entrada.A1248])-1))" office:value-type="float" office:value="16">
            <text:p>16</text:p>
          </table:table-cell>
          <table:table-cell table:formula="of:=VALUE(MID([Entrada.A1248];SEARCH(&quot;,&quot;;[Entrada.A1248])+1;100))" office:value-type="float" office:value="10">
            <text:p>10</text:p>
          </table:table-cell>
          <table:table-cell table:formula="of:=[Entrada.C1248]" office:value-type="float" office:value="31">
            <text:p>31</text:p>
          </table:table-cell>
          <table:table-cell table:formula="of:=[Entrada.D1248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1242]*[.E1242]" office:value-type="float" office:value="84">
            <text:p>84</text:p>
          </table:table-cell>
          <table:table-cell/>
          <table:table-cell table:formula="of:=[.E12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2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249];SEARCH(&quot;,&quot;;[Entrada.A1249])-1))" office:value-type="float" office:value="19">
            <text:p>19</text:p>
          </table:table-cell>
          <table:table-cell table:formula="of:=VALUE(MID([Entrada.A1249];SEARCH(&quot;,&quot;;[Entrada.A1249])+1;100))" office:value-type="float" office:value="7">
            <text:p>7</text:p>
          </table:table-cell>
          <table:table-cell table:formula="of:=[Entrada.C1249]" office:value-type="float" office:value="32">
            <text:p>32</text:p>
          </table:table-cell>
          <table:table-cell table:formula="of:=[Entrada.D1249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243]*[.E1243]" office:value-type="float" office:value="120">
            <text:p>120</text:p>
          </table:table-cell>
          <table:table-cell/>
          <table:table-cell table:formula="of:=[.E12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3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250];SEARCH(&quot;,&quot;;[Entrada.A1250])-1))" office:value-type="float" office:value="22">
            <text:p>22</text:p>
          </table:table-cell>
          <table:table-cell table:formula="of:=VALUE(MID([Entrada.A1250];SEARCH(&quot;,&quot;;[Entrada.A1250])+1;100))" office:value-type="float" office:value="16">
            <text:p>16</text:p>
          </table:table-cell>
          <table:table-cell table:formula="of:=[Entrada.C1250]" office:value-type="float" office:value="8">
            <text:p>8</text:p>
          </table:table-cell>
          <table:table-cell table:formula="of:=[Entrada.D1250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1244]*[.E1244]" office:value-type="float" office:value="176">
            <text:p>176</text:p>
          </table:table-cell>
          <table:table-cell/>
          <table:table-cell table:formula="of:=[.E12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4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251];SEARCH(&quot;,&quot;;[Entrada.A1251])-1))" office:value-type="float" office:value="37">
            <text:p>37</text:p>
          </table:table-cell>
          <table:table-cell table:formula="of:=VALUE(MID([Entrada.A1251];SEARCH(&quot;,&quot;;[Entrada.A1251])+1;100))" office:value-type="float" office:value="34">
            <text:p>34</text:p>
          </table:table-cell>
          <table:table-cell table:formula="of:=[Entrada.C1251]" office:value-type="float" office:value="11">
            <text:p>11</text:p>
          </table:table-cell>
          <table:table-cell table:formula="of:=[Entrada.D1251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245]*[.E1245]" office:value-type="float" office:value="132">
            <text:p>132</text:p>
          </table:table-cell>
          <table:table-cell/>
          <table:table-cell table:formula="of:=[.E12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5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252];SEARCH(&quot;,&quot;;[Entrada.A1252])-1))" office:value-type="float" office:value="35">
            <text:p>35</text:p>
          </table:table-cell>
          <table:table-cell table:formula="of:=VALUE(MID([Entrada.A1252];SEARCH(&quot;,&quot;;[Entrada.A1252])+1;100))" office:value-type="float" office:value="20">
            <text:p>20</text:p>
          </table:table-cell>
          <table:table-cell table:formula="of:=[Entrada.C1252]" office:value-type="float" office:value="21">
            <text:p>21</text:p>
          </table:table-cell>
          <table:table-cell table:formula="of:=[Entrada.D1252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246]*[.E1246]" office:value-type="float" office:value="120">
            <text:p>120</text:p>
          </table:table-cell>
          <table:table-cell/>
          <table:table-cell table:formula="of:=[.E12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6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253];SEARCH(&quot;,&quot;;[Entrada.A1253])-1))" office:value-type="float" office:value="38">
            <text:p>38</text:p>
          </table:table-cell>
          <table:table-cell table:formula="of:=VALUE(MID([Entrada.A1253];SEARCH(&quot;,&quot;;[Entrada.A1253])+1;100))" office:value-type="float" office:value="3">
            <text:p>3</text:p>
          </table:table-cell>
          <table:table-cell table:formula="of:=[Entrada.C1253]" office:value-type="float" office:value="12">
            <text:p>12</text:p>
          </table:table-cell>
          <table:table-cell table:formula="of:=[Entrada.D1253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247]*[.E1247]" office:value-type="float" office:value="112">
            <text:p>112</text:p>
          </table:table-cell>
          <table:table-cell/>
          <table:table-cell table:formula="of:=[.E12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7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254];SEARCH(&quot;,&quot;;[Entrada.A1254])-1))" office:value-type="float" office:value="25">
            <text:p>25</text:p>
          </table:table-cell>
          <table:table-cell table:formula="of:=VALUE(MID([Entrada.A1254];SEARCH(&quot;,&quot;;[Entrada.A1254])+1;100))" office:value-type="float" office:value="14">
            <text:p>14</text:p>
          </table:table-cell>
          <table:table-cell table:formula="of:=[Entrada.C1254]" office:value-type="float" office:value="12">
            <text:p>12</text:p>
          </table:table-cell>
          <table:table-cell table:formula="of:=[Entrada.D1254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248]*[.E1248]" office:value-type="float" office:value="196">
            <text:p>196</text:p>
          </table:table-cell>
          <table:table-cell/>
          <table:table-cell table:formula="of:=[.E12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8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255];SEARCH(&quot;,&quot;;[Entrada.A1255])-1))" office:value-type="float" office:value="4">
            <text:p>4</text:p>
          </table:table-cell>
          <table:table-cell table:formula="of:=VALUE(MID([Entrada.A1255];SEARCH(&quot;,&quot;;[Entrada.A1255])+1;100))" office:value-type="float" office:value="6">
            <text:p>6</text:p>
          </table:table-cell>
          <table:table-cell table:formula="of:=[Entrada.C1255]" office:value-type="float" office:value="22">
            <text:p>22</text:p>
          </table:table-cell>
          <table:table-cell table:formula="of:=[Entrada.D1255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249]*[.E1249]" office:value-type="float" office:value="116">
            <text:p>116</text:p>
          </table:table-cell>
          <table:table-cell/>
          <table:table-cell table:formula="of:=[.E12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9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256];SEARCH(&quot;,&quot;;[Entrada.A1256])-1))" office:value-type="float" office:value="29">
            <text:p>29</text:p>
          </table:table-cell>
          <table:table-cell table:formula="of:=VALUE(MID([Entrada.A1256];SEARCH(&quot;,&quot;;[Entrada.A1256])+1;100))" office:value-type="float" office:value="10">
            <text:p>10</text:p>
          </table:table-cell>
          <table:table-cell table:formula="of:=[Entrada.C1256]" office:value-type="float" office:value="9">
            <text:p>9</text:p>
          </table:table-cell>
          <table:table-cell table:formula="of:=[Entrada.D1256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250]*[.E1250]" office:value-type="float" office:value="172">
            <text:p>172</text:p>
          </table:table-cell>
          <table:table-cell/>
          <table:table-cell table:formula="of:=[.E12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0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257];SEARCH(&quot;,&quot;;[Entrada.A1257])-1))" office:value-type="float" office:value="16">
            <text:p>16</text:p>
          </table:table-cell>
          <table:table-cell table:formula="of:=VALUE(MID([Entrada.A1257];SEARCH(&quot;,&quot;;[Entrada.A1257])+1;100))" office:value-type="float" office:value="1">
            <text:p>1</text:p>
          </table:table-cell>
          <table:table-cell table:formula="of:=[Entrada.C1257]" office:value-type="float" office:value="21">
            <text:p>21</text:p>
          </table:table-cell>
          <table:table-cell table:formula="of:=[Entrada.D1257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251]*[.E1251]" office:value-type="float" office:value="152">
            <text:p>152</text:p>
          </table:table-cell>
          <table:table-cell/>
          <table:table-cell table:formula="of:=[.E12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1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258];SEARCH(&quot;,&quot;;[Entrada.A1258])-1))" office:value-type="float" office:value="19">
            <text:p>19</text:p>
          </table:table-cell>
          <table:table-cell table:formula="of:=VALUE(MID([Entrada.A1258];SEARCH(&quot;,&quot;;[Entrada.A1258])+1;100))" office:value-type="float" office:value="12">
            <text:p>12</text:p>
          </table:table-cell>
          <table:table-cell table:formula="of:=[Entrada.C1258]" office:value-type="float" office:value="27">
            <text:p>27</text:p>
          </table:table-cell>
          <table:table-cell table:formula="of:=[Entrada.D1258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252]*[.E1252]" office:value-type="float" office:value="32">
            <text:p>32</text:p>
          </table:table-cell>
          <table:table-cell/>
          <table:table-cell table:formula="of:=[.E12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2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259];SEARCH(&quot;,&quot;;[Entrada.A1259])-1))" office:value-type="float" office:value="5">
            <text:p>5</text:p>
          </table:table-cell>
          <table:table-cell table:formula="of:=VALUE(MID([Entrada.A1259];SEARCH(&quot;,&quot;;[Entrada.A1259])+1;100))" office:value-type="float" office:value="33">
            <text:p>33</text:p>
          </table:table-cell>
          <table:table-cell table:formula="of:=[Entrada.C1259]" office:value-type="float" office:value="14">
            <text:p>14</text:p>
          </table:table-cell>
          <table:table-cell table:formula="of:=[Entrada.D1259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1253]*[.E1253]" office:value-type="float" office:value="56">
            <text:p>56</text:p>
          </table:table-cell>
          <table:table-cell/>
          <table:table-cell table:formula="of:=[.E12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3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260];SEARCH(&quot;,&quot;;[Entrada.A1260])-1))" office:value-type="float" office:value="9">
            <text:p>9</text:p>
          </table:table-cell>
          <table:table-cell table:formula="of:=VALUE(MID([Entrada.A1260];SEARCH(&quot;,&quot;;[Entrada.A1260])+1;100))" office:value-type="float" office:value="38">
            <text:p>38</text:p>
          </table:table-cell>
          <table:table-cell table:formula="of:=[Entrada.C1260]" office:value-type="float" office:value="28">
            <text:p>28</text:p>
          </table:table-cell>
          <table:table-cell table:formula="of:=[Entrada.D1260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1254]*[.E1254]" office:value-type="float" office:value="176">
            <text:p>176</text:p>
          </table:table-cell>
          <table:table-cell/>
          <table:table-cell table:formula="of:=[.E12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4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261];SEARCH(&quot;,&quot;;[Entrada.A1261])-1))" office:value-type="float" office:value="34">
            <text:p>34</text:p>
          </table:table-cell>
          <table:table-cell table:formula="of:=VALUE(MID([Entrada.A1261];SEARCH(&quot;,&quot;;[Entrada.A1261])+1;100))" office:value-type="float" office:value="38">
            <text:p>38</text:p>
          </table:table-cell>
          <table:table-cell table:formula="of:=[Entrada.C1261]" office:value-type="float" office:value="12">
            <text:p>12</text:p>
          </table:table-cell>
          <table:table-cell table:formula="of:=[Entrada.D1261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1255]*[.E1255]" office:value-type="float" office:value="124">
            <text:p>124</text:p>
          </table:table-cell>
          <table:table-cell/>
          <table:table-cell table:formula="of:=[.E12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5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262];SEARCH(&quot;,&quot;;[Entrada.A1262])-1))" office:value-type="float" office:value="17">
            <text:p>17</text:p>
          </table:table-cell>
          <table:table-cell table:formula="of:=VALUE(MID([Entrada.A1262];SEARCH(&quot;,&quot;;[Entrada.A1262])+1;100))" office:value-type="float" office:value="38">
            <text:p>38</text:p>
          </table:table-cell>
          <table:table-cell table:formula="of:=[Entrada.C1262]" office:value-type="float" office:value="13">
            <text:p>13</text:p>
          </table:table-cell>
          <table:table-cell table:formula="of:=[Entrada.D1262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256]*[.E1256]" office:value-type="float" office:value="116">
            <text:p>116</text:p>
          </table:table-cell>
          <table:table-cell/>
          <table:table-cell table:formula="of:=[.E12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6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263];SEARCH(&quot;,&quot;;[Entrada.A1263])-1))" office:value-type="float" office:value="23">
            <text:p>23</text:p>
          </table:table-cell>
          <table:table-cell table:formula="of:=VALUE(MID([Entrada.A1263];SEARCH(&quot;,&quot;;[Entrada.A1263])+1;100))" office:value-type="float" office:value="8">
            <text:p>8</text:p>
          </table:table-cell>
          <table:table-cell table:formula="of:=[Entrada.C1263]" office:value-type="float" office:value="37">
            <text:p>37</text:p>
          </table:table-cell>
          <table:table-cell table:formula="of:=[Entrada.D1263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257]*[.E1257]" office:value-type="float" office:value="88">
            <text:p>88</text:p>
          </table:table-cell>
          <table:table-cell/>
          <table:table-cell table:formula="of:=[.E12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7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264];SEARCH(&quot;,&quot;;[Entrada.A1264])-1))" office:value-type="float" office:value="10">
            <text:p>10</text:p>
          </table:table-cell>
          <table:table-cell table:formula="of:=VALUE(MID([Entrada.A1264];SEARCH(&quot;,&quot;;[Entrada.A1264])+1;100))" office:value-type="float" office:value="15">
            <text:p>15</text:p>
          </table:table-cell>
          <table:table-cell table:formula="of:=[Entrada.C1264]" office:value-type="float" office:value="24">
            <text:p>24</text:p>
          </table:table-cell>
          <table:table-cell table:formula="of:=[Entrada.D1264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1258]*[.E1258]" office:value-type="float" office:value="184">
            <text:p>184</text:p>
          </table:table-cell>
          <table:table-cell/>
          <table:table-cell table:formula="of:=[.E12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8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265];SEARCH(&quot;,&quot;;[Entrada.A1265])-1))" office:value-type="float" office:value="35">
            <text:p>35</text:p>
          </table:table-cell>
          <table:table-cell table:formula="of:=VALUE(MID([Entrada.A1265];SEARCH(&quot;,&quot;;[Entrada.A1265])+1;100))" office:value-type="float" office:value="29">
            <text:p>29</text:p>
          </table:table-cell>
          <table:table-cell table:formula="of:=[Entrada.C1265]" office:value-type="float" office:value="36">
            <text:p>36</text:p>
          </table:table-cell>
          <table:table-cell table:formula="of:=[Entrada.D1265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259]*[.E1259]" office:value-type="float" office:value="120">
            <text:p>120</text:p>
          </table:table-cell>
          <table:table-cell/>
          <table:table-cell table:formula="of:=[.E12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9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266];SEARCH(&quot;,&quot;;[Entrada.A1266])-1))" office:value-type="float" office:value="25">
            <text:p>25</text:p>
          </table:table-cell>
          <table:table-cell table:formula="of:=VALUE(MID([Entrada.A1266];SEARCH(&quot;,&quot;;[Entrada.A1266])+1;100))" office:value-type="float" office:value="23">
            <text:p>23</text:p>
          </table:table-cell>
          <table:table-cell table:formula="of:=[Entrada.C1266]" office:value-type="float" office:value="21">
            <text:p>21</text:p>
          </table:table-cell>
          <table:table-cell table:formula="of:=[Entrada.D1266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1260]*[.E1260]" office:value-type="float" office:value="176">
            <text:p>176</text:p>
          </table:table-cell>
          <table:table-cell/>
          <table:table-cell table:formula="of:=[.E12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0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267];SEARCH(&quot;,&quot;;[Entrada.A1267])-1))" office:value-type="float" office:value="39">
            <text:p>39</text:p>
          </table:table-cell>
          <table:table-cell table:formula="of:=VALUE(MID([Entrada.A1267];SEARCH(&quot;,&quot;;[Entrada.A1267])+1;100))" office:value-type="float" office:value="25">
            <text:p>25</text:p>
          </table:table-cell>
          <table:table-cell table:formula="of:=[Entrada.C1267]" office:value-type="float" office:value="10">
            <text:p>10</text:p>
          </table:table-cell>
          <table:table-cell table:formula="of:=[Entrada.D1267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1261]*[.E1261]" office:value-type="float" office:value="192">
            <text:p>192</text:p>
          </table:table-cell>
          <table:table-cell/>
          <table:table-cell table:formula="of:=[.E12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1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268];SEARCH(&quot;,&quot;;[Entrada.A1268])-1))" office:value-type="float" office:value="4">
            <text:p>4</text:p>
          </table:table-cell>
          <table:table-cell table:formula="of:=VALUE(MID([Entrada.A1268];SEARCH(&quot;,&quot;;[Entrada.A1268])+1;100))" office:value-type="float" office:value="13">
            <text:p>13</text:p>
          </table:table-cell>
          <table:table-cell table:formula="of:=[Entrada.C1268]" office:value-type="float" office:value="21">
            <text:p>21</text:p>
          </table:table-cell>
          <table:table-cell table:formula="of:=[Entrada.D1268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262]*[.E1262]" office:value-type="float" office:value="100">
            <text:p>100</text:p>
          </table:table-cell>
          <table:table-cell/>
          <table:table-cell table:formula="of:=[.E12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2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269];SEARCH(&quot;,&quot;;[Entrada.A1269])-1))" office:value-type="float" office:value="29">
            <text:p>29</text:p>
          </table:table-cell>
          <table:table-cell table:formula="of:=VALUE(MID([Entrada.A1269];SEARCH(&quot;,&quot;;[Entrada.A1269])+1;100))" office:value-type="float" office:value="3">
            <text:p>3</text:p>
          </table:table-cell>
          <table:table-cell table:formula="of:=[Entrada.C1269]" office:value-type="float" office:value="26">
            <text:p>26</text:p>
          </table:table-cell>
          <table:table-cell table:formula="of:=[Entrada.D1269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263]*[.E1263]" office:value-type="float" office:value="68">
            <text:p>68</text:p>
          </table:table-cell>
          <table:table-cell/>
          <table:table-cell table:formula="of:=[.E12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3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270];SEARCH(&quot;,&quot;;[Entrada.A1270])-1))" office:value-type="float" office:value="19">
            <text:p>19</text:p>
          </table:table-cell>
          <table:table-cell table:formula="of:=VALUE(MID([Entrada.A1270];SEARCH(&quot;,&quot;;[Entrada.A1270])+1;100))" office:value-type="float" office:value="21">
            <text:p>21</text:p>
          </table:table-cell>
          <table:table-cell table:formula="of:=[Entrada.C1270]" office:value-type="float" office:value="28">
            <text:p>28</text:p>
          </table:table-cell>
          <table:table-cell table:formula="of:=[Entrada.D1270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1264]*[.E1264]" office:value-type="float" office:value="144">
            <text:p>144</text:p>
          </table:table-cell>
          <table:table-cell/>
          <table:table-cell table:formula="of:=[.E12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4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271];SEARCH(&quot;,&quot;;[Entrada.A1271])-1))" office:value-type="float" office:value="2">
            <text:p>2</text:p>
          </table:table-cell>
          <table:table-cell table:formula="of:=VALUE(MID([Entrada.A1271];SEARCH(&quot;,&quot;;[Entrada.A1271])+1;100))" office:value-type="float" office:value="39">
            <text:p>39</text:p>
          </table:table-cell>
          <table:table-cell table:formula="of:=[Entrada.C1271]" office:value-type="float" office:value="39">
            <text:p>39</text:p>
          </table:table-cell>
          <table:table-cell table:formula="of:=[Entrada.D1271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265]*[.E1265]" office:value-type="float" office:value="152">
            <text:p>152</text:p>
          </table:table-cell>
          <table:table-cell/>
          <table:table-cell table:formula="of:=[.E12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5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272];SEARCH(&quot;,&quot;;[Entrada.A1272])-1))" office:value-type="float" office:value="22">
            <text:p>22</text:p>
          </table:table-cell>
          <table:table-cell table:formula="of:=VALUE(MID([Entrada.A1272];SEARCH(&quot;,&quot;;[Entrada.A1272])+1;100))" office:value-type="float" office:value="34">
            <text:p>34</text:p>
          </table:table-cell>
          <table:table-cell table:formula="of:=[Entrada.C1272]" office:value-type="float" office:value="17">
            <text:p>17</text:p>
          </table:table-cell>
          <table:table-cell table:formula="of:=[Entrada.D1272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1266]*[.E1266]" office:value-type="float" office:value="96">
            <text:p>96</text:p>
          </table:table-cell>
          <table:table-cell/>
          <table:table-cell table:formula="of:=[.E12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6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273];SEARCH(&quot;,&quot;;[Entrada.A1273])-1))" office:value-type="float" office:value="30">
            <text:p>30</text:p>
          </table:table-cell>
          <table:table-cell table:formula="of:=VALUE(MID([Entrada.A1273];SEARCH(&quot;,&quot;;[Entrada.A1273])+1;100))" office:value-type="float" office:value="34">
            <text:p>34</text:p>
          </table:table-cell>
          <table:table-cell table:formula="of:=[Entrada.C1273]" office:value-type="float" office:value="11">
            <text:p>11</text:p>
          </table:table-cell>
          <table:table-cell table:formula="of:=[Entrada.D1273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267]*[.E1267]" office:value-type="float" office:value="132">
            <text:p>132</text:p>
          </table:table-cell>
          <table:table-cell/>
          <table:table-cell table:formula="of:=[.E12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7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274];SEARCH(&quot;,&quot;;[Entrada.A1274])-1))" office:value-type="float" office:value="34">
            <text:p>34</text:p>
          </table:table-cell>
          <table:table-cell table:formula="of:=VALUE(MID([Entrada.A1274];SEARCH(&quot;,&quot;;[Entrada.A1274])+1;100))" office:value-type="float" office:value="33">
            <text:p>33</text:p>
          </table:table-cell>
          <table:table-cell table:formula="of:=[Entrada.C1274]" office:value-type="float" office:value="17">
            <text:p>17</text:p>
          </table:table-cell>
          <table:table-cell table:formula="of:=[Entrada.D1274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1268]*[.E1268]" office:value-type="float" office:value="144">
            <text:p>144</text:p>
          </table:table-cell>
          <table:table-cell/>
          <table:table-cell table:formula="of:=[.E12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8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275];SEARCH(&quot;,&quot;;[Entrada.A1275])-1))" office:value-type="float" office:value="17">
            <text:p>17</text:p>
          </table:table-cell>
          <table:table-cell table:formula="of:=VALUE(MID([Entrada.A1275];SEARCH(&quot;,&quot;;[Entrada.A1275])+1;100))" office:value-type="float" office:value="31">
            <text:p>31</text:p>
          </table:table-cell>
          <table:table-cell table:formula="of:=[Entrada.C1275]" office:value-type="float" office:value="28">
            <text:p>28</text:p>
          </table:table-cell>
          <table:table-cell table:formula="of:=[Entrada.D1275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1269]*[.E1269]" office:value-type="float" office:value="128">
            <text:p>128</text:p>
          </table:table-cell>
          <table:table-cell/>
          <table:table-cell table:formula="of:=[.E12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9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276];SEARCH(&quot;,&quot;;[Entrada.A1276])-1))" office:value-type="float" office:value="23">
            <text:p>23</text:p>
          </table:table-cell>
          <table:table-cell table:formula="of:=VALUE(MID([Entrada.A1276];SEARCH(&quot;,&quot;;[Entrada.A1276])+1;100))" office:value-type="float" office:value="1">
            <text:p>1</text:p>
          </table:table-cell>
          <table:table-cell table:formula="of:=[Entrada.C1276]" office:value-type="float" office:value="32">
            <text:p>32</text:p>
          </table:table-cell>
          <table:table-cell table:formula="of:=[Entrada.D1276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270]*[.E1270]" office:value-type="float" office:value="116">
            <text:p>116</text:p>
          </table:table-cell>
          <table:table-cell/>
          <table:table-cell table:formula="of:=[.E12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0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277];SEARCH(&quot;,&quot;;[Entrada.A1277])-1))" office:value-type="float" office:value="35">
            <text:p>35</text:p>
          </table:table-cell>
          <table:table-cell table:formula="of:=VALUE(MID([Entrada.A1277];SEARCH(&quot;,&quot;;[Entrada.A1277])+1;100))" office:value-type="float" office:value="2">
            <text:p>2</text:p>
          </table:table-cell>
          <table:table-cell table:formula="of:=[Entrada.C1277]" office:value-type="float" office:value="23">
            <text:p>23</text:p>
          </table:table-cell>
          <table:table-cell table:formula="of:=[Entrada.D1277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271]*[.E1271]" office:value-type="float" office:value="104">
            <text:p>104</text:p>
          </table:table-cell>
          <table:table-cell/>
          <table:table-cell table:formula="of:=[.E12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1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278];SEARCH(&quot;,&quot;;[Entrada.A1278])-1))" office:value-type="float" office:value="25">
            <text:p>25</text:p>
          </table:table-cell>
          <table:table-cell table:formula="of:=VALUE(MID([Entrada.A1278];SEARCH(&quot;,&quot;;[Entrada.A1278])+1;100))" office:value-type="float" office:value="24">
            <text:p>24</text:p>
          </table:table-cell>
          <table:table-cell table:formula="of:=[Entrada.C1278]" office:value-type="float" office:value="40">
            <text:p>40</text:p>
          </table:table-cell>
          <table:table-cell table:formula="of:=[Entrada.D1278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272]*[.E1272]" office:value-type="float" office:value="64">
            <text:p>64</text:p>
          </table:table-cell>
          <table:table-cell/>
          <table:table-cell table:formula="of:=[.E12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2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279];SEARCH(&quot;,&quot;;[Entrada.A1279])-1))" office:value-type="float" office:value="11">
            <text:p>11</text:p>
          </table:table-cell>
          <table:table-cell table:formula="of:=VALUE(MID([Entrada.A1279];SEARCH(&quot;,&quot;;[Entrada.A1279])+1;100))" office:value-type="float" office:value="29">
            <text:p>29</text:p>
          </table:table-cell>
          <table:table-cell table:formula="of:=[Entrada.C1279]" office:value-type="float" office:value="31">
            <text:p>31</text:p>
          </table:table-cell>
          <table:table-cell table:formula="of:=[Entrada.D1279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1273]*[.E1273]" office:value-type="float" office:value="192">
            <text:p>192</text:p>
          </table:table-cell>
          <table:table-cell/>
          <table:table-cell table:formula="of:=[.E12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3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280];SEARCH(&quot;,&quot;;[Entrada.A1280])-1))" office:value-type="float" office:value="1">
            <text:p>1</text:p>
          </table:table-cell>
          <table:table-cell table:formula="of:=VALUE(MID([Entrada.A1280];SEARCH(&quot;,&quot;;[Entrada.A1280])+1;100))" office:value-type="float" office:value="7">
            <text:p>7</text:p>
          </table:table-cell>
          <table:table-cell table:formula="of:=[Entrada.C1280]" office:value-type="float" office:value="13">
            <text:p>13</text:p>
          </table:table-cell>
          <table:table-cell table:formula="of:=[Entrada.D1280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274]*[.E1274]" office:value-type="float" office:value="64">
            <text:p>64</text:p>
          </table:table-cell>
          <table:table-cell/>
          <table:table-cell table:formula="of:=[.E12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4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281];SEARCH(&quot;,&quot;;[Entrada.A1281])-1))" office:value-type="float" office:value="39">
            <text:p>39</text:p>
          </table:table-cell>
          <table:table-cell table:formula="of:=VALUE(MID([Entrada.A1281];SEARCH(&quot;,&quot;;[Entrada.A1281])+1;100))" office:value-type="float" office:value="22">
            <text:p>22</text:p>
          </table:table-cell>
          <table:table-cell table:formula="of:=[Entrada.C1281]" office:value-type="float" office:value="37">
            <text:p>37</text:p>
          </table:table-cell>
          <table:table-cell table:formula="of:=[Entrada.D1281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1275]*[.E1275]" office:value-type="float" office:value="36">
            <text:p>36</text:p>
          </table:table-cell>
          <table:table-cell/>
          <table:table-cell table:formula="of:=[.E12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5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282];SEARCH(&quot;,&quot;;[Entrada.A1282])-1))" office:value-type="float" office:value="29">
            <text:p>29</text:p>
          </table:table-cell>
          <table:table-cell table:formula="of:=VALUE(MID([Entrada.A1282];SEARCH(&quot;,&quot;;[Entrada.A1282])+1;100))" office:value-type="float" office:value="28">
            <text:p>28</text:p>
          </table:table-cell>
          <table:table-cell table:formula="of:=[Entrada.C1282]" office:value-type="float" office:value="11">
            <text:p>11</text:p>
          </table:table-cell>
          <table:table-cell table:formula="of:=[Entrada.D1282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1276]*[.E1276]" office:value-type="float" office:value="192">
            <text:p>192</text:p>
          </table:table-cell>
          <table:table-cell/>
          <table:table-cell table:formula="of:=[.E12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6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283];SEARCH(&quot;,&quot;;[Entrada.A1283])-1))" office:value-type="float" office:value="19">
            <text:p>19</text:p>
          </table:table-cell>
          <table:table-cell table:formula="of:=VALUE(MID([Entrada.A1283];SEARCH(&quot;,&quot;;[Entrada.A1283])+1;100))" office:value-type="float" office:value="26">
            <text:p>26</text:p>
          </table:table-cell>
          <table:table-cell table:formula="of:=[Entrada.C1283]" office:value-type="float" office:value="14">
            <text:p>14</text:p>
          </table:table-cell>
          <table:table-cell table:formula="of:=[Entrada.D1283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277]*[.E1277]" office:value-type="float" office:value="180">
            <text:p>180</text:p>
          </table:table-cell>
          <table:table-cell/>
          <table:table-cell table:formula="of:=[.E12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7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284];SEARCH(&quot;,&quot;;[Entrada.A1284])-1))" office:value-type="float" office:value="22">
            <text:p>22</text:p>
          </table:table-cell>
          <table:table-cell table:formula="of:=VALUE(MID([Entrada.A1284];SEARCH(&quot;,&quot;;[Entrada.A1284])+1;100))" office:value-type="float" office:value="37">
            <text:p>37</text:p>
          </table:table-cell>
          <table:table-cell table:formula="of:=[Entrada.C1284]" office:value-type="float" office:value="38">
            <text:p>38</text:p>
          </table:table-cell>
          <table:table-cell table:formula="of:=[Entrada.D1284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1278]*[.E1278]" office:value-type="float" office:value="176">
            <text:p>176</text:p>
          </table:table-cell>
          <table:table-cell/>
          <table:table-cell table:formula="of:=[.E12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8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285];SEARCH(&quot;,&quot;;[Entrada.A1285])-1))" office:value-type="float" office:value="5">
            <text:p>5</text:p>
          </table:table-cell>
          <table:table-cell table:formula="of:=VALUE(MID([Entrada.A1285];SEARCH(&quot;,&quot;;[Entrada.A1285])+1;100))" office:value-type="float" office:value="19">
            <text:p>19</text:p>
          </table:table-cell>
          <table:table-cell table:formula="of:=[Entrada.C1285]" office:value-type="float" office:value="35">
            <text:p>35</text:p>
          </table:table-cell>
          <table:table-cell table:formula="of:=[Entrada.D1285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279]*[.E1279]" office:value-type="float" office:value="64">
            <text:p>64</text:p>
          </table:table-cell>
          <table:table-cell/>
          <table:table-cell table:formula="of:=[.E12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9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286];SEARCH(&quot;,&quot;;[Entrada.A1286])-1))" office:value-type="float" office:value="30">
            <text:p>30</text:p>
          </table:table-cell>
          <table:table-cell table:formula="of:=VALUE(MID([Entrada.A1286];SEARCH(&quot;,&quot;;[Entrada.A1286])+1;100))" office:value-type="float" office:value="37">
            <text:p>37</text:p>
          </table:table-cell>
          <table:table-cell table:formula="of:=[Entrada.C1286]" office:value-type="float" office:value="30">
            <text:p>30</text:p>
          </table:table-cell>
          <table:table-cell table:formula="of:=[Entrada.D1286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280]*[.E1280]" office:value-type="float" office:value="32">
            <text:p>32</text:p>
          </table:table-cell>
          <table:table-cell/>
          <table:table-cell table:formula="of:=[.E12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0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287];SEARCH(&quot;,&quot;;[Entrada.A1287])-1))" office:value-type="float" office:value="17">
            <text:p>17</text:p>
          </table:table-cell>
          <table:table-cell table:formula="of:=VALUE(MID([Entrada.A1287];SEARCH(&quot;,&quot;;[Entrada.A1287])+1;100))" office:value-type="float" office:value="16">
            <text:p>16</text:p>
          </table:table-cell>
          <table:table-cell table:formula="of:=[Entrada.C1287]" office:value-type="float" office:value="35">
            <text:p>35</text:p>
          </table:table-cell>
          <table:table-cell table:formula="of:=[Entrada.D1287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281]*[.E1281]" office:value-type="float" office:value="172">
            <text:p>172</text:p>
          </table:table-cell>
          <table:table-cell/>
          <table:table-cell table:formula="of:=[.E12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1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288];SEARCH(&quot;,&quot;;[Entrada.A1288])-1))" office:value-type="float" office:value="23">
            <text:p>23</text:p>
          </table:table-cell>
          <table:table-cell table:formula="of:=VALUE(MID([Entrada.A1288];SEARCH(&quot;,&quot;;[Entrada.A1288])+1;100))" office:value-type="float" office:value="30">
            <text:p>30</text:p>
          </table:table-cell>
          <table:table-cell table:formula="of:=[Entrada.C1288]" office:value-type="float" office:value="23">
            <text:p>23</text:p>
          </table:table-cell>
          <table:table-cell table:formula="of:=[Entrada.D1288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282]*[.E1282]" office:value-type="float" office:value="112">
            <text:p>112</text:p>
          </table:table-cell>
          <table:table-cell/>
          <table:table-cell table:formula="of:=[.E12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2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289];SEARCH(&quot;,&quot;;[Entrada.A1289])-1))" office:value-type="float" office:value="32">
            <text:p>32</text:p>
          </table:table-cell>
          <table:table-cell table:formula="of:=VALUE(MID([Entrada.A1289];SEARCH(&quot;,&quot;;[Entrada.A1289])+1;100))" office:value-type="float" office:value="14">
            <text:p>14</text:p>
          </table:table-cell>
          <table:table-cell table:formula="of:=[Entrada.C1289]" office:value-type="float" office:value="8">
            <text:p>8</text:p>
          </table:table-cell>
          <table:table-cell table:formula="of:=[Entrada.D1289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283]*[.E1283]" office:value-type="float" office:value="112">
            <text:p>112</text:p>
          </table:table-cell>
          <table:table-cell/>
          <table:table-cell table:formula="of:=[.E12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3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290];SEARCH(&quot;,&quot;;[Entrada.A1290])-1))" office:value-type="float" office:value="13">
            <text:p>13</text:p>
          </table:table-cell>
          <table:table-cell table:formula="of:=VALUE(MID([Entrada.A1290];SEARCH(&quot;,&quot;;[Entrada.A1290])+1;100))" office:value-type="float" office:value="36">
            <text:p>36</text:p>
          </table:table-cell>
          <table:table-cell table:formula="of:=[Entrada.C1290]" office:value-type="float" office:value="26">
            <text:p>26</text:p>
          </table:table-cell>
          <table:table-cell table:formula="of:=[Entrada.D1290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284]*[.E1284]" office:value-type="float" office:value="188">
            <text:p>188</text:p>
          </table:table-cell>
          <table:table-cell/>
          <table:table-cell table:formula="of:=[.E12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4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291];SEARCH(&quot;,&quot;;[Entrada.A1291])-1))" office:value-type="float" office:value="35">
            <text:p>35</text:p>
          </table:table-cell>
          <table:table-cell table:formula="of:=VALUE(MID([Entrada.A1291];SEARCH(&quot;,&quot;;[Entrada.A1291])+1;100))" office:value-type="float" office:value="11">
            <text:p>11</text:p>
          </table:table-cell>
          <table:table-cell table:formula="of:=[Entrada.C1291]" office:value-type="float" office:value="18">
            <text:p>18</text:p>
          </table:table-cell>
          <table:table-cell table:formula="of:=[Entrada.D1291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285]*[.E1285]" office:value-type="float" office:value="172">
            <text:p>172</text:p>
          </table:table-cell>
          <table:table-cell/>
          <table:table-cell table:formula="of:=[.E12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5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292];SEARCH(&quot;,&quot;;[Entrada.A1292])-1))" office:value-type="float" office:value="1">
            <text:p>1</text:p>
          </table:table-cell>
          <table:table-cell table:formula="of:=VALUE(MID([Entrada.A1292];SEARCH(&quot;,&quot;;[Entrada.A1292])+1;100))" office:value-type="float" office:value="24">
            <text:p>24</text:p>
          </table:table-cell>
          <table:table-cell table:formula="of:=[Entrada.C1292]" office:value-type="float" office:value="32">
            <text:p>32</text:p>
          </table:table-cell>
          <table:table-cell table:formula="of:=[Entrada.D1292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286]*[.E1286]" office:value-type="float" office:value="28">
            <text:p>28</text:p>
          </table:table-cell>
          <table:table-cell/>
          <table:table-cell table:formula="of:=[.E12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6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293];SEARCH(&quot;,&quot;;[Entrada.A1293])-1))" office:value-type="float" office:value="39">
            <text:p>39</text:p>
          </table:table-cell>
          <table:table-cell table:formula="of:=VALUE(MID([Entrada.A1293];SEARCH(&quot;,&quot;;[Entrada.A1293])+1;100))" office:value-type="float" office:value="15">
            <text:p>15</text:p>
          </table:table-cell>
          <table:table-cell table:formula="of:=[Entrada.C1293]" office:value-type="float" office:value="29">
            <text:p>29</text:p>
          </table:table-cell>
          <table:table-cell table:formula="of:=[Entrada.D1293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1287]*[.E1287]" office:value-type="float" office:value="84">
            <text:p>84</text:p>
          </table:table-cell>
          <table:table-cell/>
          <table:table-cell table:formula="of:=[.E12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7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294];SEARCH(&quot;,&quot;;[Entrada.A1294])-1))" office:value-type="float" office:value="29">
            <text:p>29</text:p>
          </table:table-cell>
          <table:table-cell table:formula="of:=VALUE(MID([Entrada.A1294];SEARCH(&quot;,&quot;;[Entrada.A1294])+1;100))" office:value-type="float" office:value="21">
            <text:p>21</text:p>
          </table:table-cell>
          <table:table-cell table:formula="of:=[Entrada.C1294]" office:value-type="float" office:value="15">
            <text:p>15</text:p>
          </table:table-cell>
          <table:table-cell table:formula="of:=[Entrada.D1294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1288]*[.E1288]" office:value-type="float" office:value="108">
            <text:p>108</text:p>
          </table:table-cell>
          <table:table-cell/>
          <table:table-cell table:formula="of:=[.E12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8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295];SEARCH(&quot;,&quot;;[Entrada.A1295])-1))" office:value-type="float" office:value="19">
            <text:p>19</text:p>
          </table:table-cell>
          <table:table-cell table:formula="of:=VALUE(MID([Entrada.A1295];SEARCH(&quot;,&quot;;[Entrada.A1295])+1;100))" office:value-type="float" office:value="35">
            <text:p>35</text:p>
          </table:table-cell>
          <table:table-cell table:formula="of:=[Entrada.C1295]" office:value-type="float" office:value="36">
            <text:p>36</text:p>
          </table:table-cell>
          <table:table-cell table:formula="of:=[Entrada.D1295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1289]*[.E1289]" office:value-type="float" office:value="108">
            <text:p>108</text:p>
          </table:table-cell>
          <table:table-cell/>
          <table:table-cell table:formula="of:=[.E12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9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296];SEARCH(&quot;,&quot;;[Entrada.A1296])-1))" office:value-type="float" office:value="27">
            <text:p>27</text:p>
          </table:table-cell>
          <table:table-cell table:formula="of:=VALUE(MID([Entrada.A1296];SEARCH(&quot;,&quot;;[Entrada.A1296])+1;100))" office:value-type="float" office:value="35">
            <text:p>35</text:p>
          </table:table-cell>
          <table:table-cell table:formula="of:=[Entrada.C1296]" office:value-type="float" office:value="37">
            <text:p>37</text:p>
          </table:table-cell>
          <table:table-cell table:formula="of:=[Entrada.D1296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290]*[.E1290]" office:value-type="float" office:value="20">
            <text:p>20</text:p>
          </table:table-cell>
          <table:table-cell/>
          <table:table-cell table:formula="of:=[.E12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0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297];SEARCH(&quot;,&quot;;[Entrada.A1297])-1))" office:value-type="float" office:value="17">
            <text:p>17</text:p>
          </table:table-cell>
          <table:table-cell table:formula="of:=VALUE(MID([Entrada.A1297];SEARCH(&quot;,&quot;;[Entrada.A1297])+1;100))" office:value-type="float" office:value="9">
            <text:p>9</text:p>
          </table:table-cell>
          <table:table-cell table:formula="of:=[Entrada.C1297]" office:value-type="float" office:value="17">
            <text:p>17</text:p>
          </table:table-cell>
          <table:table-cell table:formula="of:=[Entrada.D1297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291]*[.E1291]" office:value-type="float" office:value="72">
            <text:p>72</text:p>
          </table:table-cell>
          <table:table-cell/>
          <table:table-cell table:formula="of:=[.E12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1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298];SEARCH(&quot;,&quot;;[Entrada.A1298])-1))" office:value-type="float" office:value="20">
            <text:p>20</text:p>
          </table:table-cell>
          <table:table-cell table:formula="of:=VALUE(MID([Entrada.A1298];SEARCH(&quot;,&quot;;[Entrada.A1298])+1;100))" office:value-type="float" office:value="2">
            <text:p>2</text:p>
          </table:table-cell>
          <table:table-cell table:formula="of:=[Entrada.C1298]" office:value-type="float" office:value="21">
            <text:p>21</text:p>
          </table:table-cell>
          <table:table-cell table:formula="of:=[Entrada.D1298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292]*[.E1292]" office:value-type="float" office:value="148">
            <text:p>148</text:p>
          </table:table-cell>
          <table:table-cell/>
          <table:table-cell table:formula="of:=[.E12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2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299];SEARCH(&quot;,&quot;;[Entrada.A1299])-1))" office:value-type="float" office:value="32">
            <text:p>32</text:p>
          </table:table-cell>
          <table:table-cell table:formula="of:=VALUE(MID([Entrada.A1299];SEARCH(&quot;,&quot;;[Entrada.A1299])+1;100))" office:value-type="float" office:value="5">
            <text:p>5</text:p>
          </table:table-cell>
          <table:table-cell table:formula="of:=[Entrada.C1299]" office:value-type="float" office:value="11">
            <text:p>11</text:p>
          </table:table-cell>
          <table:table-cell table:formula="of:=[Entrada.D1299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293]*[.E1293]" office:value-type="float" office:value="72">
            <text:p>72</text:p>
          </table:table-cell>
          <table:table-cell/>
          <table:table-cell table:formula="of:=[.E12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3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300];SEARCH(&quot;,&quot;;[Entrada.A1300])-1))" office:value-type="float" office:value="18">
            <text:p>18</text:p>
          </table:table-cell>
          <table:table-cell table:formula="of:=VALUE(MID([Entrada.A1300];SEARCH(&quot;,&quot;;[Entrada.A1300])+1;100))" office:value-type="float" office:value="40">
            <text:p>40</text:p>
          </table:table-cell>
          <table:table-cell table:formula="of:=[Entrada.C1300]" office:value-type="float" office:value="26">
            <text:p>26</text:p>
          </table:table-cell>
          <table:table-cell table:formula="of:=[Entrada.D1300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294]*[.E1294]" office:value-type="float" office:value="120">
            <text:p>120</text:p>
          </table:table-cell>
          <table:table-cell/>
          <table:table-cell table:formula="of:=[.E12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4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301];SEARCH(&quot;,&quot;;[Entrada.A1301])-1))" office:value-type="float" office:value="14">
            <text:p>14</text:p>
          </table:table-cell>
          <table:table-cell table:formula="of:=VALUE(MID([Entrada.A1301];SEARCH(&quot;,&quot;;[Entrada.A1301])+1;100))" office:value-type="float" office:value="4">
            <text:p>4</text:p>
          </table:table-cell>
          <table:table-cell table:formula="of:=[Entrada.C1301]" office:value-type="float" office:value="39">
            <text:p>39</text:p>
          </table:table-cell>
          <table:table-cell table:formula="of:=[Entrada.D1301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295]*[.E1295]" office:value-type="float" office:value="40">
            <text:p>40</text:p>
          </table:table-cell>
          <table:table-cell/>
          <table:table-cell table:formula="of:=[.E12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5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302];SEARCH(&quot;,&quot;;[Entrada.A1302])-1))" office:value-type="float" office:value="36">
            <text:p>36</text:p>
          </table:table-cell>
          <table:table-cell table:formula="of:=VALUE(MID([Entrada.A1302];SEARCH(&quot;,&quot;;[Entrada.A1302])+1;100))" office:value-type="float" office:value="17">
            <text:p>17</text:p>
          </table:table-cell>
          <table:table-cell table:formula="of:=[Entrada.C1302]" office:value-type="float" office:value="32">
            <text:p>32</text:p>
          </table:table-cell>
          <table:table-cell table:formula="of:=[Entrada.D1302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296]*[.E1296]" office:value-type="float" office:value="196">
            <text:p>196</text:p>
          </table:table-cell>
          <table:table-cell/>
          <table:table-cell table:formula="of:=[.E12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6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303];SEARCH(&quot;,&quot;;[Entrada.A1303])-1))" office:value-type="float" office:value="1">
            <text:p>1</text:p>
          </table:table-cell>
          <table:table-cell table:formula="of:=VALUE(MID([Entrada.A1303];SEARCH(&quot;,&quot;;[Entrada.A1303])+1;100))" office:value-type="float" office:value="17">
            <text:p>17</text:p>
          </table:table-cell>
          <table:table-cell table:formula="of:=[Entrada.C1303]" office:value-type="float" office:value="26">
            <text:p>26</text:p>
          </table:table-cell>
          <table:table-cell table:formula="of:=[Entrada.D1303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297]*[.E1297]" office:value-type="float" office:value="188">
            <text:p>188</text:p>
          </table:table-cell>
          <table:table-cell/>
          <table:table-cell table:formula="of:=[.E12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7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304];SEARCH(&quot;,&quot;;[Entrada.A1304])-1))" office:value-type="float" office:value="39">
            <text:p>39</text:p>
          </table:table-cell>
          <table:table-cell table:formula="of:=VALUE(MID([Entrada.A1304];SEARCH(&quot;,&quot;;[Entrada.A1304])+1;100))" office:value-type="float" office:value="4">
            <text:p>4</text:p>
          </table:table-cell>
          <table:table-cell table:formula="of:=[Entrada.C1304]" office:value-type="float" office:value="30">
            <text:p>30</text:p>
          </table:table-cell>
          <table:table-cell table:formula="of:=[Entrada.D1304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298]*[.E1298]" office:value-type="float" office:value="152">
            <text:p>152</text:p>
          </table:table-cell>
          <table:table-cell/>
          <table:table-cell table:formula="of:=[.E12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8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305];SEARCH(&quot;,&quot;;[Entrada.A1305])-1))" office:value-type="float" office:value="19">
            <text:p>19</text:p>
          </table:table-cell>
          <table:table-cell table:formula="of:=VALUE(MID([Entrada.A1305];SEARCH(&quot;,&quot;;[Entrada.A1305])+1;100))" office:value-type="float" office:value="40">
            <text:p>40</text:p>
          </table:table-cell>
          <table:table-cell table:formula="of:=[Entrada.C1305]" office:value-type="float" office:value="9">
            <text:p>9</text:p>
          </table:table-cell>
          <table:table-cell table:formula="of:=[Entrada.D1305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299]*[.E1299]" office:value-type="float" office:value="148">
            <text:p>148</text:p>
          </table:table-cell>
          <table:table-cell/>
          <table:table-cell table:formula="of:=[.E12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9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306];SEARCH(&quot;,&quot;;[Entrada.A1306])-1))" office:value-type="float" office:value="30">
            <text:p>30</text:p>
          </table:table-cell>
          <table:table-cell table:formula="of:=VALUE(MID([Entrada.A1306];SEARCH(&quot;,&quot;;[Entrada.A1306])+1;100))" office:value-type="float" office:value="23">
            <text:p>23</text:p>
          </table:table-cell>
          <table:table-cell table:formula="of:=[Entrada.C1306]" office:value-type="float" office:value="29">
            <text:p>29</text:p>
          </table:table-cell>
          <table:table-cell table:formula="of:=[Entrada.D1306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1300]*[.E1300]" office:value-type="float" office:value="164">
            <text:p>164</text:p>
          </table:table-cell>
          <table:table-cell/>
          <table:table-cell table:formula="of:=[.E13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0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307];SEARCH(&quot;,&quot;;[Entrada.A1307])-1))" office:value-type="float" office:value="17">
            <text:p>17</text:p>
          </table:table-cell>
          <table:table-cell table:formula="of:=VALUE(MID([Entrada.A1307];SEARCH(&quot;,&quot;;[Entrada.A1307])+1;100))" office:value-type="float" office:value="2">
            <text:p>2</text:p>
          </table:table-cell>
          <table:table-cell table:formula="of:=[Entrada.C1307]" office:value-type="float" office:value="17">
            <text:p>17</text:p>
          </table:table-cell>
          <table:table-cell table:formula="of:=[Entrada.D1307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301]*[.E1301]" office:value-type="float" office:value="104">
            <text:p>104</text:p>
          </table:table-cell>
          <table:table-cell/>
          <table:table-cell table:formula="of:=[.E13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1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308];SEARCH(&quot;,&quot;;[Entrada.A1308])-1))" office:value-type="float" office:value="20">
            <text:p>20</text:p>
          </table:table-cell>
          <table:table-cell table:formula="of:=VALUE(MID([Entrada.A1308];SEARCH(&quot;,&quot;;[Entrada.A1308])+1;100))" office:value-type="float" office:value="9">
            <text:p>9</text:p>
          </table:table-cell>
          <table:table-cell table:formula="of:=[Entrada.C1308]" office:value-type="float" office:value="18">
            <text:p>18</text:p>
          </table:table-cell>
          <table:table-cell table:formula="of:=[Entrada.D1308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302]*[.E1302]" office:value-type="float" office:value="168">
            <text:p>168</text:p>
          </table:table-cell>
          <table:table-cell/>
          <table:table-cell table:formula="of:=[.E13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2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309];SEARCH(&quot;,&quot;;[Entrada.A1309])-1))" office:value-type="float" office:value="10">
            <text:p>10</text:p>
          </table:table-cell>
          <table:table-cell table:formula="of:=VALUE(MID([Entrada.A1309];SEARCH(&quot;,&quot;;[Entrada.A1309])+1;100))" office:value-type="float" office:value="35">
            <text:p>35</text:p>
          </table:table-cell>
          <table:table-cell table:formula="of:=[Entrada.C1309]" office:value-type="float" office:value="34">
            <text:p>34</text:p>
          </table:table-cell>
          <table:table-cell table:formula="of:=[Entrada.D1309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1303]*[.E1303]" office:value-type="float" office:value="92">
            <text:p>92</text:p>
          </table:table-cell>
          <table:table-cell/>
          <table:table-cell table:formula="of:=[.E13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3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310];SEARCH(&quot;,&quot;;[Entrada.A1310])-1))" office:value-type="float" office:value="32">
            <text:p>32</text:p>
          </table:table-cell>
          <table:table-cell table:formula="of:=VALUE(MID([Entrada.A1310];SEARCH(&quot;,&quot;;[Entrada.A1310])+1;100))" office:value-type="float" office:value="28">
            <text:p>28</text:p>
          </table:table-cell>
          <table:table-cell table:formula="of:=[Entrada.C1310]" office:value-type="float" office:value="28">
            <text:p>28</text:p>
          </table:table-cell>
          <table:table-cell table:formula="of:=[Entrada.D1310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304]*[.E1304]" office:value-type="float" office:value="168">
            <text:p>168</text:p>
          </table:table-cell>
          <table:table-cell/>
          <table:table-cell table:formula="of:=[.E13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4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311];SEARCH(&quot;,&quot;;[Entrada.A1311])-1))" office:value-type="float" office:value="18">
            <text:p>18</text:p>
          </table:table-cell>
          <table:table-cell table:formula="of:=VALUE(MID([Entrada.A1311];SEARCH(&quot;,&quot;;[Entrada.A1311])+1;100))" office:value-type="float" office:value="35">
            <text:p>35</text:p>
          </table:table-cell>
          <table:table-cell table:formula="of:=[Entrada.C1311]" office:value-type="float" office:value="13">
            <text:p>13</text:p>
          </table:table-cell>
          <table:table-cell table:formula="of:=[Entrada.D1311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305]*[.E1305]" office:value-type="float" office:value="88">
            <text:p>88</text:p>
          </table:table-cell>
          <table:table-cell/>
          <table:table-cell table:formula="of:=[.E13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5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312];SEARCH(&quot;,&quot;;[Entrada.A1312])-1))" office:value-type="float" office:value="8">
            <text:p>8</text:p>
          </table:table-cell>
          <table:table-cell table:formula="of:=VALUE(MID([Entrada.A1312];SEARCH(&quot;,&quot;;[Entrada.A1312])+1;100))" office:value-type="float" office:value="21">
            <text:p>21</text:p>
          </table:table-cell>
          <table:table-cell table:formula="of:=[Entrada.C1312]" office:value-type="float" office:value="15">
            <text:p>15</text:p>
          </table:table-cell>
          <table:table-cell table:formula="of:=[Entrada.D1312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1306]*[.E1306]" office:value-type="float" office:value="184">
            <text:p>184</text:p>
          </table:table-cell>
          <table:table-cell/>
          <table:table-cell table:formula="of:=[.E13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6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313];SEARCH(&quot;,&quot;;[Entrada.A1313])-1))" office:value-type="float" office:value="14">
            <text:p>14</text:p>
          </table:table-cell>
          <table:table-cell table:formula="of:=VALUE(MID([Entrada.A1313];SEARCH(&quot;,&quot;;[Entrada.A1313])+1;100))" office:value-type="float" office:value="15">
            <text:p>15</text:p>
          </table:table-cell>
          <table:table-cell table:formula="of:=[Entrada.C1313]" office:value-type="float" office:value="35">
            <text:p>35</text:p>
          </table:table-cell>
          <table:table-cell table:formula="of:=[Entrada.D1313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1307]*[.E1307]" office:value-type="float" office:value="108">
            <text:p>108</text:p>
          </table:table-cell>
          <table:table-cell/>
          <table:table-cell table:formula="of:=[.E13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7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314];SEARCH(&quot;,&quot;;[Entrada.A1314])-1))" office:value-type="float" office:value="26">
            <text:p>26</text:p>
          </table:table-cell>
          <table:table-cell table:formula="of:=VALUE(MID([Entrada.A1314];SEARCH(&quot;,&quot;;[Entrada.A1314])+1;100))" office:value-type="float" office:value="18">
            <text:p>18</text:p>
          </table:table-cell>
          <table:table-cell table:formula="of:=[Entrada.C1314]" office:value-type="float" office:value="26">
            <text:p>26</text:p>
          </table:table-cell>
          <table:table-cell table:formula="of:=[Entrada.D1314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308]*[.E1308]" office:value-type="float" office:value="76">
            <text:p>76</text:p>
          </table:table-cell>
          <table:table-cell/>
          <table:table-cell table:formula="of:=[.E13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8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315];SEARCH(&quot;,&quot;;[Entrada.A1315])-1))" office:value-type="float" office:value="2">
            <text:p>2</text:p>
          </table:table-cell>
          <table:table-cell table:formula="of:=VALUE(MID([Entrada.A1315];SEARCH(&quot;,&quot;;[Entrada.A1315])+1;100))" office:value-type="float" office:value="11">
            <text:p>11</text:p>
          </table:table-cell>
          <table:table-cell table:formula="of:=[Entrada.C1315]" office:value-type="float" office:value="11">
            <text:p>11</text:p>
          </table:table-cell>
          <table:table-cell table:formula="of:=[Entrada.D1315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309]*[.E1309]" office:value-type="float" office:value="136">
            <text:p>136</text:p>
          </table:table-cell>
          <table:table-cell/>
          <table:table-cell table:formula="of:=[.E13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9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316];SEARCH(&quot;,&quot;;[Entrada.A1316])-1))" office:value-type="float" office:value="24">
            <text:p>24</text:p>
          </table:table-cell>
          <table:table-cell table:formula="of:=VALUE(MID([Entrada.A1316];SEARCH(&quot;,&quot;;[Entrada.A1316])+1;100))" office:value-type="float" office:value="36">
            <text:p>36</text:p>
          </table:table-cell>
          <table:table-cell table:formula="of:=[Entrada.C1316]" office:value-type="float" office:value="9">
            <text:p>9</text:p>
          </table:table-cell>
          <table:table-cell table:formula="of:=[Entrada.D1316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1310]*[.E1310]" office:value-type="float" office:value="60">
            <text:p>60</text:p>
          </table:table-cell>
          <table:table-cell/>
          <table:table-cell table:formula="of:=[.E13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0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317];SEARCH(&quot;,&quot;;[Entrada.A1317])-1))" office:value-type="float" office:value="5">
            <text:p>5</text:p>
          </table:table-cell>
          <table:table-cell table:formula="of:=VALUE(MID([Entrada.A1317];SEARCH(&quot;,&quot;;[Entrada.A1317])+1;100))" office:value-type="float" office:value="14">
            <text:p>14</text:p>
          </table:table-cell>
          <table:table-cell table:formula="of:=[Entrada.C1317]" office:value-type="float" office:value="30">
            <text:p>30</text:p>
          </table:table-cell>
          <table:table-cell table:formula="of:=[Entrada.D1317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311]*[.E1311]" office:value-type="float" office:value="132">
            <text:p>132</text:p>
          </table:table-cell>
          <table:table-cell/>
          <table:table-cell table:formula="of:=[.E13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1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318];SEARCH(&quot;,&quot;;[Entrada.A1318])-1))" office:value-type="float" office:value="20">
            <text:p>20</text:p>
          </table:table-cell>
          <table:table-cell table:formula="of:=VALUE(MID([Entrada.A1318];SEARCH(&quot;,&quot;;[Entrada.A1318])+1;100))" office:value-type="float" office:value="16">
            <text:p>16</text:p>
          </table:table-cell>
          <table:table-cell table:formula="of:=[Entrada.C1318]" office:value-type="float" office:value="33">
            <text:p>33</text:p>
          </table:table-cell>
          <table:table-cell table:formula="of:=[Entrada.D1318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312]*[.E1312]" office:value-type="float" office:value="112">
            <text:p>112</text:p>
          </table:table-cell>
          <table:table-cell/>
          <table:table-cell table:formula="of:=[.E13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2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319];SEARCH(&quot;,&quot;;[Entrada.A1319])-1))" office:value-type="float" office:value="23">
            <text:p>23</text:p>
          </table:table-cell>
          <table:table-cell table:formula="of:=VALUE(MID([Entrada.A1319];SEARCH(&quot;,&quot;;[Entrada.A1319])+1;100))" office:value-type="float" office:value="37">
            <text:p>37</text:p>
          </table:table-cell>
          <table:table-cell table:formula="of:=[Entrada.C1319]" office:value-type="float" office:value="31">
            <text:p>31</text:p>
          </table:table-cell>
          <table:table-cell table:formula="of:=[Entrada.D1319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313]*[.E1313]" office:value-type="float" office:value="180">
            <text:p>180</text:p>
          </table:table-cell>
          <table:table-cell/>
          <table:table-cell table:formula="of:=[.E13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3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320];SEARCH(&quot;,&quot;;[Entrada.A1320])-1))" office:value-type="float" office:value="6">
            <text:p>6</text:p>
          </table:table-cell>
          <table:table-cell table:formula="of:=VALUE(MID([Entrada.A1320];SEARCH(&quot;,&quot;;[Entrada.A1320])+1;100))" office:value-type="float" office:value="39">
            <text:p>39</text:p>
          </table:table-cell>
          <table:table-cell table:formula="of:=[Entrada.C1320]" office:value-type="float" office:value="7">
            <text:p>7</text:p>
          </table:table-cell>
          <table:table-cell table:formula="of:=[Entrada.D1320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314]*[.E1314]" office:value-type="float" office:value="196">
            <text:p>196</text:p>
          </table:table-cell>
          <table:table-cell/>
          <table:table-cell table:formula="of:=[.E13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4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321];SEARCH(&quot;,&quot;;[Entrada.A1321])-1))" office:value-type="float" office:value="32">
            <text:p>32</text:p>
          </table:table-cell>
          <table:table-cell table:formula="of:=VALUE(MID([Entrada.A1321];SEARCH(&quot;,&quot;;[Entrada.A1321])+1;100))" office:value-type="float" office:value="19">
            <text:p>19</text:p>
          </table:table-cell>
          <table:table-cell table:formula="of:=[Entrada.C1321]" office:value-type="float" office:value="20">
            <text:p>20</text:p>
          </table:table-cell>
          <table:table-cell table:formula="of:=[Entrada.D1321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1315]*[.E1315]" office:value-type="float" office:value="200">
            <text:p>200</text:p>
          </table:table-cell>
          <table:table-cell/>
          <table:table-cell table:formula="of:=[.E13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5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322];SEARCH(&quot;,&quot;;[Entrada.A1322])-1))" office:value-type="float" office:value="31">
            <text:p>31</text:p>
          </table:table-cell>
          <table:table-cell table:formula="of:=VALUE(MID([Entrada.A1322];SEARCH(&quot;,&quot;;[Entrada.A1322])+1;100))" office:value-type="float" office:value="37">
            <text:p>37</text:p>
          </table:table-cell>
          <table:table-cell table:formula="of:=[Entrada.C1322]" office:value-type="float" office:value="38">
            <text:p>38</text:p>
          </table:table-cell>
          <table:table-cell table:formula="of:=[Entrada.D1322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316]*[.E1316]" office:value-type="float" office:value="188">
            <text:p>188</text:p>
          </table:table-cell>
          <table:table-cell/>
          <table:table-cell table:formula="of:=[.E13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6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323];SEARCH(&quot;,&quot;;[Entrada.A1323])-1))" office:value-type="float" office:value="18">
            <text:p>18</text:p>
          </table:table-cell>
          <table:table-cell table:formula="of:=VALUE(MID([Entrada.A1323];SEARCH(&quot;,&quot;;[Entrada.A1323])+1;100))" office:value-type="float" office:value="26">
            <text:p>26</text:p>
          </table:table-cell>
          <table:table-cell table:formula="of:=[Entrada.C1323]" office:value-type="float" office:value="32">
            <text:p>32</text:p>
          </table:table-cell>
          <table:table-cell table:formula="of:=[Entrada.D1323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317]*[.E1317]" office:value-type="float" office:value="180">
            <text:p>180</text:p>
          </table:table-cell>
          <table:table-cell/>
          <table:table-cell table:formula="of:=[.E13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7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324];SEARCH(&quot;,&quot;;[Entrada.A1324])-1))" office:value-type="float" office:value="8">
            <text:p>8</text:p>
          </table:table-cell>
          <table:table-cell table:formula="of:=VALUE(MID([Entrada.A1324];SEARCH(&quot;,&quot;;[Entrada.A1324])+1;100))" office:value-type="float" office:value="28">
            <text:p>28</text:p>
          </table:table-cell>
          <table:table-cell table:formula="of:=[Entrada.C1324]" office:value-type="float" office:value="39">
            <text:p>39</text:p>
          </table:table-cell>
          <table:table-cell table:formula="of:=[Entrada.D1324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1318]*[.E1318]" office:value-type="float" office:value="96">
            <text:p>96</text:p>
          </table:table-cell>
          <table:table-cell/>
          <table:table-cell table:formula="of:=[.E13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8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325];SEARCH(&quot;,&quot;;[Entrada.A1325])-1))" office:value-type="float" office:value="14">
            <text:p>14</text:p>
          </table:table-cell>
          <table:table-cell table:formula="of:=VALUE(MID([Entrada.A1325];SEARCH(&quot;,&quot;;[Entrada.A1325])+1;100))" office:value-type="float" office:value="22">
            <text:p>22</text:p>
          </table:table-cell>
          <table:table-cell table:formula="of:=[Entrada.C1325]" office:value-type="float" office:value="34">
            <text:p>34</text:p>
          </table:table-cell>
          <table:table-cell table:formula="of:=[Entrada.D1325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319]*[.E1319]" office:value-type="float" office:value="80">
            <text:p>80</text:p>
          </table:table-cell>
          <table:table-cell/>
          <table:table-cell table:formula="of:=[.E13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9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326];SEARCH(&quot;,&quot;;[Entrada.A1326])-1))" office:value-type="float" office:value="36">
            <text:p>36</text:p>
          </table:table-cell>
          <table:table-cell table:formula="of:=VALUE(MID([Entrada.A1326];SEARCH(&quot;,&quot;;[Entrada.A1326])+1;100))" office:value-type="float" office:value="7">
            <text:p>7</text:p>
          </table:table-cell>
          <table:table-cell table:formula="of:=[Entrada.C1326]" office:value-type="float" office:value="28">
            <text:p>28</text:p>
          </table:table-cell>
          <table:table-cell table:formula="of:=[Entrada.D1326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320]*[.E1320]" office:value-type="float" office:value="168">
            <text:p>168</text:p>
          </table:table-cell>
          <table:table-cell/>
          <table:table-cell table:formula="of:=[.E13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0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327];SEARCH(&quot;,&quot;;[Entrada.A1327])-1))" office:value-type="float" office:value="26">
            <text:p>26</text:p>
          </table:table-cell>
          <table:table-cell table:formula="of:=VALUE(MID([Entrada.A1327];SEARCH(&quot;,&quot;;[Entrada.A1327])+1;100))" office:value-type="float" office:value="29">
            <text:p>29</text:p>
          </table:table-cell>
          <table:table-cell table:formula="of:=[Entrada.C1327]" office:value-type="float" office:value="7">
            <text:p>7</text:p>
          </table:table-cell>
          <table:table-cell table:formula="of:=[Entrada.D1327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321]*[.E1321]" office:value-type="float" office:value="68">
            <text:p>68</text:p>
          </table:table-cell>
          <table:table-cell/>
          <table:table-cell table:formula="of:=[.E13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1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328];SEARCH(&quot;,&quot;;[Entrada.A1328])-1))" office:value-type="float" office:value="12">
            <text:p>12</text:p>
          </table:table-cell>
          <table:table-cell table:formula="of:=VALUE(MID([Entrada.A1328];SEARCH(&quot;,&quot;;[Entrada.A1328])+1;100))" office:value-type="float" office:value="24">
            <text:p>24</text:p>
          </table:table-cell>
          <table:table-cell table:formula="of:=[Entrada.C1328]" office:value-type="float" office:value="40">
            <text:p>40</text:p>
          </table:table-cell>
          <table:table-cell table:formula="of:=[Entrada.D1328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322]*[.E1322]" office:value-type="float" office:value="188">
            <text:p>188</text:p>
          </table:table-cell>
          <table:table-cell/>
          <table:table-cell table:formula="of:=[.E13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2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329];SEARCH(&quot;,&quot;;[Entrada.A1329])-1))" office:value-type="float" office:value="20">
            <text:p>20</text:p>
          </table:table-cell>
          <table:table-cell table:formula="of:=VALUE(MID([Entrada.A1329];SEARCH(&quot;,&quot;;[Entrada.A1329])+1;100))" office:value-type="float" office:value="31">
            <text:p>31</text:p>
          </table:table-cell>
          <table:table-cell table:formula="of:=[Entrada.C1329]" office:value-type="float" office:value="14">
            <text:p>14</text:p>
          </table:table-cell>
          <table:table-cell table:formula="of:=[Entrada.D1329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323]*[.E1323]" office:value-type="float" office:value="152">
            <text:p>152</text:p>
          </table:table-cell>
          <table:table-cell/>
          <table:table-cell table:formula="of:=[.E13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3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330];SEARCH(&quot;,&quot;;[Entrada.A1330])-1))" office:value-type="float" office:value="23">
            <text:p>23</text:p>
          </table:table-cell>
          <table:table-cell table:formula="of:=VALUE(MID([Entrada.A1330];SEARCH(&quot;,&quot;;[Entrada.A1330])+1;100))" office:value-type="float" office:value="34">
            <text:p>34</text:p>
          </table:table-cell>
          <table:table-cell table:formula="of:=[Entrada.C1330]" office:value-type="float" office:value="8">
            <text:p>8</text:p>
          </table:table-cell>
          <table:table-cell table:formula="of:=[Entrada.D1330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1324]*[.E1324]" office:value-type="float" office:value="60">
            <text:p>60</text:p>
          </table:table-cell>
          <table:table-cell/>
          <table:table-cell table:formula="of:=[.E13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4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331];SEARCH(&quot;,&quot;;[Entrada.A1331])-1))" office:value-type="float" office:value="6">
            <text:p>6</text:p>
          </table:table-cell>
          <table:table-cell table:formula="of:=VALUE(MID([Entrada.A1331];SEARCH(&quot;,&quot;;[Entrada.A1331])+1;100))" office:value-type="float" office:value="30">
            <text:p>30</text:p>
          </table:table-cell>
          <table:table-cell table:formula="of:=[Entrada.C1331]" office:value-type="float" office:value="11">
            <text:p>11</text:p>
          </table:table-cell>
          <table:table-cell table:formula="of:=[Entrada.D1331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325]*[.E1325]" office:value-type="float" office:value="32">
            <text:p>32</text:p>
          </table:table-cell>
          <table:table-cell/>
          <table:table-cell table:formula="of:=[.E13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5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332];SEARCH(&quot;,&quot;;[Entrada.A1332])-1))" office:value-type="float" office:value="31">
            <text:p>31</text:p>
          </table:table-cell>
          <table:table-cell table:formula="of:=VALUE(MID([Entrada.A1332];SEARCH(&quot;,&quot;;[Entrada.A1332])+1;100))" office:value-type="float" office:value="34">
            <text:p>34</text:p>
          </table:table-cell>
          <table:table-cell table:formula="of:=[Entrada.C1332]" office:value-type="float" office:value="32">
            <text:p>32</text:p>
          </table:table-cell>
          <table:table-cell table:formula="of:=[Entrada.D1332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326]*[.E1326]" office:value-type="float" office:value="136">
            <text:p>136</text:p>
          </table:table-cell>
          <table:table-cell/>
          <table:table-cell table:formula="of:=[.E13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6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333];SEARCH(&quot;,&quot;;[Entrada.A1333])-1))" office:value-type="float" office:value="35">
            <text:p>35</text:p>
          </table:table-cell>
          <table:table-cell table:formula="of:=VALUE(MID([Entrada.A1333];SEARCH(&quot;,&quot;;[Entrada.A1333])+1;100))" office:value-type="float" office:value="39">
            <text:p>39</text:p>
          </table:table-cell>
          <table:table-cell table:formula="of:=[Entrada.C1333]" office:value-type="float" office:value="17">
            <text:p>17</text:p>
          </table:table-cell>
          <table:table-cell table:formula="of:=[Entrada.D1333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327]*[.E1327]" office:value-type="float" office:value="64">
            <text:p>64</text:p>
          </table:table-cell>
          <table:table-cell/>
          <table:table-cell table:formula="of:=[.E13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7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334];SEARCH(&quot;,&quot;;[Entrada.A1334])-1))" office:value-type="float" office:value="18">
            <text:p>18</text:p>
          </table:table-cell>
          <table:table-cell table:formula="of:=VALUE(MID([Entrada.A1334];SEARCH(&quot;,&quot;;[Entrada.A1334])+1;100))" office:value-type="float" office:value="21">
            <text:p>21</text:p>
          </table:table-cell>
          <table:table-cell table:formula="of:=[Entrada.C1334]" office:value-type="float" office:value="21">
            <text:p>21</text:p>
          </table:table-cell>
          <table:table-cell table:formula="of:=[Entrada.D1334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328]*[.E1328]" office:value-type="float" office:value="152">
            <text:p>152</text:p>
          </table:table-cell>
          <table:table-cell/>
          <table:table-cell table:formula="of:=[.E13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8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335];SEARCH(&quot;,&quot;;[Entrada.A1335])-1))" office:value-type="float" office:value="8">
            <text:p>8</text:p>
          </table:table-cell>
          <table:table-cell table:formula="of:=VALUE(MID([Entrada.A1335];SEARCH(&quot;,&quot;;[Entrada.A1335])+1;100))" office:value-type="float" office:value="3">
            <text:p>3</text:p>
          </table:table-cell>
          <table:table-cell table:formula="of:=[Entrada.C1335]" office:value-type="float" office:value="5">
            <text:p>5</text:p>
          </table:table-cell>
          <table:table-cell table:formula="of:=[Entrada.D1335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329]*[.E1329]" office:value-type="float" office:value="136">
            <text:p>136</text:p>
          </table:table-cell>
          <table:table-cell/>
          <table:table-cell table:formula="of:=[.E13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9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336];SEARCH(&quot;,&quot;;[Entrada.A1336])-1))" office:value-type="float" office:value="33">
            <text:p>33</text:p>
          </table:table-cell>
          <table:table-cell table:formula="of:=VALUE(MID([Entrada.A1336];SEARCH(&quot;,&quot;;[Entrada.A1336])+1;100))" office:value-type="float" office:value="13">
            <text:p>13</text:p>
          </table:table-cell>
          <table:table-cell table:formula="of:=[Entrada.C1336]" office:value-type="float" office:value="31">
            <text:p>31</text:p>
          </table:table-cell>
          <table:table-cell table:formula="of:=[Entrada.D1336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330]*[.E1330]" office:value-type="float" office:value="20">
            <text:p>20</text:p>
          </table:table-cell>
          <table:table-cell/>
          <table:table-cell table:formula="of:=[.E13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0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337];SEARCH(&quot;,&quot;;[Entrada.A1337])-1))" office:value-type="float" office:value="14">
            <text:p>14</text:p>
          </table:table-cell>
          <table:table-cell table:formula="of:=VALUE(MID([Entrada.A1337];SEARCH(&quot;,&quot;;[Entrada.A1337])+1;100))" office:value-type="float" office:value="25">
            <text:p>25</text:p>
          </table:table-cell>
          <table:table-cell table:formula="of:=[Entrada.C1337]" office:value-type="float" office:value="18">
            <text:p>18</text:p>
          </table:table-cell>
          <table:table-cell table:formula="of:=[Entrada.D1337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1331]*[.E1331]" office:value-type="float" office:value="184">
            <text:p>184</text:p>
          </table:table-cell>
          <table:table-cell/>
          <table:table-cell table:formula="of:=[.E13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1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338];SEARCH(&quot;,&quot;;[Entrada.A1338])-1))" office:value-type="float" office:value="36">
            <text:p>36</text:p>
          </table:table-cell>
          <table:table-cell table:formula="of:=VALUE(MID([Entrada.A1338];SEARCH(&quot;,&quot;;[Entrada.A1338])+1;100))" office:value-type="float" office:value="14">
            <text:p>14</text:p>
          </table:table-cell>
          <table:table-cell table:formula="of:=[Entrada.C1338]" office:value-type="float" office:value="27">
            <text:p>27</text:p>
          </table:table-cell>
          <table:table-cell table:formula="of:=[Entrada.D1338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332]*[.E1332]" office:value-type="float" office:value="76">
            <text:p>76</text:p>
          </table:table-cell>
          <table:table-cell/>
          <table:table-cell table:formula="of:=[.E13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2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339];SEARCH(&quot;,&quot;;[Entrada.A1339])-1))" office:value-type="float" office:value="12">
            <text:p>12</text:p>
          </table:table-cell>
          <table:table-cell table:formula="of:=VALUE(MID([Entrada.A1339];SEARCH(&quot;,&quot;;[Entrada.A1339])+1;100))" office:value-type="float" office:value="23">
            <text:p>23</text:p>
          </table:table-cell>
          <table:table-cell table:formula="of:=[Entrada.C1339]" office:value-type="float" office:value="12">
            <text:p>12</text:p>
          </table:table-cell>
          <table:table-cell table:formula="of:=[Entrada.D1339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333]*[.E1333]" office:value-type="float" office:value="180">
            <text:p>180</text:p>
          </table:table-cell>
          <table:table-cell/>
          <table:table-cell table:formula="of:=[.E13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3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340];SEARCH(&quot;,&quot;;[Entrada.A1340])-1))" office:value-type="float" office:value="2">
            <text:p>2</text:p>
          </table:table-cell>
          <table:table-cell table:formula="of:=VALUE(MID([Entrada.A1340];SEARCH(&quot;,&quot;;[Entrada.A1340])+1;100))" office:value-type="float" office:value="29">
            <text:p>29</text:p>
          </table:table-cell>
          <table:table-cell table:formula="of:=[Entrada.C1340]" office:value-type="float" office:value="38">
            <text:p>38</text:p>
          </table:table-cell>
          <table:table-cell table:formula="of:=[Entrada.D1340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1334]*[.E1334]" office:value-type="float" office:value="192">
            <text:p>192</text:p>
          </table:table-cell>
          <table:table-cell/>
          <table:table-cell table:formula="of:=[.E13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4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341];SEARCH(&quot;,&quot;;[Entrada.A1341])-1))" office:value-type="float" office:value="27">
            <text:p>27</text:p>
          </table:table-cell>
          <table:table-cell table:formula="of:=VALUE(MID([Entrada.A1341];SEARCH(&quot;,&quot;;[Entrada.A1341])+1;100))" office:value-type="float" office:value="15">
            <text:p>15</text:p>
          </table:table-cell>
          <table:table-cell table:formula="of:=[Entrada.C1341]" office:value-type="float" office:value="15">
            <text:p>15</text:p>
          </table:table-cell>
          <table:table-cell table:formula="of:=[Entrada.D1341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335]*[.E1335]" office:value-type="float" office:value="172">
            <text:p>172</text:p>
          </table:table-cell>
          <table:table-cell/>
          <table:table-cell table:formula="of:=[.E13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5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342];SEARCH(&quot;,&quot;;[Entrada.A1342])-1))" office:value-type="float" office:value="30">
            <text:p>30</text:p>
          </table:table-cell>
          <table:table-cell table:formula="of:=VALUE(MID([Entrada.A1342];SEARCH(&quot;,&quot;;[Entrada.A1342])+1;100))" office:value-type="float" office:value="8">
            <text:p>8</text:p>
          </table:table-cell>
          <table:table-cell table:formula="of:=[Entrada.C1342]" office:value-type="float" office:value="26">
            <text:p>26</text:p>
          </table:table-cell>
          <table:table-cell table:formula="of:=[Entrada.D1342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1336]*[.E1336]" office:value-type="float" office:value="144">
            <text:p>144</text:p>
          </table:table-cell>
          <table:table-cell/>
          <table:table-cell table:formula="of:=[.E13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6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343];SEARCH(&quot;,&quot;;[Entrada.A1343])-1))" office:value-type="float" office:value="20">
            <text:p>20</text:p>
          </table:table-cell>
          <table:table-cell table:formula="of:=VALUE(MID([Entrada.A1343];SEARCH(&quot;,&quot;;[Entrada.A1343])+1;100))" office:value-type="float" office:value="38">
            <text:p>38</text:p>
          </table:table-cell>
          <table:table-cell table:formula="of:=[Entrada.C1343]" office:value-type="float" office:value="5">
            <text:p>5</text:p>
          </table:table-cell>
          <table:table-cell table:formula="of:=[Entrada.D1343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337]*[.E1337]" office:value-type="float" office:value="196">
            <text:p>196</text:p>
          </table:table-cell>
          <table:table-cell/>
          <table:table-cell table:formula="of:=[.E13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7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344];SEARCH(&quot;,&quot;;[Entrada.A1344])-1))" office:value-type="float" office:value="3">
            <text:p>3</text:p>
          </table:table-cell>
          <table:table-cell table:formula="of:=VALUE(MID([Entrada.A1344];SEARCH(&quot;,&quot;;[Entrada.A1344])+1;100))" office:value-type="float" office:value="38">
            <text:p>38</text:p>
          </table:table-cell>
          <table:table-cell table:formula="of:=[Entrada.C1344]" office:value-type="float" office:value="22">
            <text:p>22</text:p>
          </table:table-cell>
          <table:table-cell table:formula="of:=[Entrada.D1344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338]*[.E1338]" office:value-type="float" office:value="28">
            <text:p>28</text:p>
          </table:table-cell>
          <table:table-cell/>
          <table:table-cell table:formula="of:=[.E13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8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345];SEARCH(&quot;,&quot;;[Entrada.A1345])-1))" office:value-type="float" office:value="6">
            <text:p>6</text:p>
          </table:table-cell>
          <table:table-cell table:formula="of:=VALUE(MID([Entrada.A1345];SEARCH(&quot;,&quot;;[Entrada.A1345])+1;100))" office:value-type="float" office:value="17">
            <text:p>17</text:p>
          </table:table-cell>
          <table:table-cell table:formula="of:=[Entrada.C1345]" office:value-type="float" office:value="35">
            <text:p>35</text:p>
          </table:table-cell>
          <table:table-cell table:formula="of:=[Entrada.D1345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339]*[.E1339]" office:value-type="float" office:value="160">
            <text:p>160</text:p>
          </table:table-cell>
          <table:table-cell/>
          <table:table-cell table:formula="of:=[.E13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9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346];SEARCH(&quot;,&quot;;[Entrada.A1346])-1))" office:value-type="float" office:value="28">
            <text:p>28</text:p>
          </table:table-cell>
          <table:table-cell table:formula="of:=VALUE(MID([Entrada.A1346];SEARCH(&quot;,&quot;;[Entrada.A1346])+1;100))" office:value-type="float" office:value="38">
            <text:p>38</text:p>
          </table:table-cell>
          <table:table-cell table:formula="of:=[Entrada.C1346]" office:value-type="float" office:value="33">
            <text:p>33</text:p>
          </table:table-cell>
          <table:table-cell table:formula="of:=[Entrada.D1346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340]*[.E1340]" office:value-type="float" office:value="88">
            <text:p>88</text:p>
          </table:table-cell>
          <table:table-cell/>
          <table:table-cell table:formula="of:=[.E13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0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347];SEARCH(&quot;,&quot;;[Entrada.A1347])-1))" office:value-type="float" office:value="32">
            <text:p>32</text:p>
          </table:table-cell>
          <table:table-cell table:formula="of:=VALUE(MID([Entrada.A1347];SEARCH(&quot;,&quot;;[Entrada.A1347])+1;100))" office:value-type="float" office:value="33">
            <text:p>33</text:p>
          </table:table-cell>
          <table:table-cell table:formula="of:=[Entrada.C1347]" office:value-type="float" office:value="28">
            <text:p>28</text:p>
          </table:table-cell>
          <table:table-cell table:formula="of:=[Entrada.D1347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341]*[.E1341]" office:value-type="float" office:value="100">
            <text:p>100</text:p>
          </table:table-cell>
          <table:table-cell/>
          <table:table-cell table:formula="of:=[.E13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1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348];SEARCH(&quot;,&quot;;[Entrada.A1348])-1))" office:value-type="float" office:value="18">
            <text:p>18</text:p>
          </table:table-cell>
          <table:table-cell table:formula="of:=VALUE(MID([Entrada.A1348];SEARCH(&quot;,&quot;;[Entrada.A1348])+1;100))" office:value-type="float" office:value="12">
            <text:p>12</text:p>
          </table:table-cell>
          <table:table-cell table:formula="of:=[Entrada.C1348]" office:value-type="float" office:value="36">
            <text:p>36</text:p>
          </table:table-cell>
          <table:table-cell table:formula="of:=[Entrada.D1348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342]*[.E1342]" office:value-type="float" office:value="140">
            <text:p>140</text:p>
          </table:table-cell>
          <table:table-cell/>
          <table:table-cell table:formula="of:=[.E13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2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349];SEARCH(&quot;,&quot;;[Entrada.A1349])-1))" office:value-type="float" office:value="40">
            <text:p>40</text:p>
          </table:table-cell>
          <table:table-cell table:formula="of:=VALUE(MID([Entrada.A1349];SEARCH(&quot;,&quot;;[Entrada.A1349])+1;100))" office:value-type="float" office:value="33">
            <text:p>33</text:p>
          </table:table-cell>
          <table:table-cell table:formula="of:=[Entrada.C1349]" office:value-type="float" office:value="6">
            <text:p>6</text:p>
          </table:table-cell>
          <table:table-cell table:formula="of:=[Entrada.D1349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343]*[.E1343]" office:value-type="float" office:value="88">
            <text:p>88</text:p>
          </table:table-cell>
          <table:table-cell/>
          <table:table-cell table:formula="of:=[.E13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3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350];SEARCH(&quot;,&quot;;[Entrada.A1350])-1))" office:value-type="float" office:value="21">
            <text:p>21</text:p>
          </table:table-cell>
          <table:table-cell table:formula="of:=VALUE(MID([Entrada.A1350];SEARCH(&quot;,&quot;;[Entrada.A1350])+1;100))" office:value-type="float" office:value="1">
            <text:p>1</text:p>
          </table:table-cell>
          <table:table-cell table:formula="of:=[Entrada.C1350]" office:value-type="float" office:value="28">
            <text:p>28</text:p>
          </table:table-cell>
          <table:table-cell table:formula="of:=[Entrada.D1350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344]*[.E1344]" office:value-type="float" office:value="168">
            <text:p>168</text:p>
          </table:table-cell>
          <table:table-cell/>
          <table:table-cell table:formula="of:=[.E13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4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351];SEARCH(&quot;,&quot;;[Entrada.A1351])-1))" office:value-type="float" office:value="8">
            <text:p>8</text:p>
          </table:table-cell>
          <table:table-cell table:formula="of:=VALUE(MID([Entrada.A1351];SEARCH(&quot;,&quot;;[Entrada.A1351])+1;100))" office:value-type="float" office:value="10">
            <text:p>10</text:p>
          </table:table-cell>
          <table:table-cell table:formula="of:=[Entrada.C1351]" office:value-type="float" office:value="32">
            <text:p>32</text:p>
          </table:table-cell>
          <table:table-cell table:formula="of:=[Entrada.D1351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345]*[.E1345]" office:value-type="float" office:value="68">
            <text:p>68</text:p>
          </table:table-cell>
          <table:table-cell/>
          <table:table-cell table:formula="of:=[.E13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5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352];SEARCH(&quot;,&quot;;[Entrada.A1352])-1))" office:value-type="float" office:value="33">
            <text:p>33</text:p>
          </table:table-cell>
          <table:table-cell table:formula="of:=VALUE(MID([Entrada.A1352];SEARCH(&quot;,&quot;;[Entrada.A1352])+1;100))" office:value-type="float" office:value="6">
            <text:p>6</text:p>
          </table:table-cell>
          <table:table-cell table:formula="of:=[Entrada.C1352]" office:value-type="float" office:value="9">
            <text:p>9</text:p>
          </table:table-cell>
          <table:table-cell table:formula="of:=[Entrada.D1352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1346]*[.E1346]" office:value-type="float" office:value="192">
            <text:p>192</text:p>
          </table:table-cell>
          <table:table-cell/>
          <table:table-cell table:formula="of:=[.E13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6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353];SEARCH(&quot;,&quot;;[Entrada.A1353])-1))" office:value-type="float" office:value="12">
            <text:p>12</text:p>
          </table:table-cell>
          <table:table-cell table:formula="of:=VALUE(MID([Entrada.A1353];SEARCH(&quot;,&quot;;[Entrada.A1353])+1;100))" office:value-type="float" office:value="14">
            <text:p>14</text:p>
          </table:table-cell>
          <table:table-cell table:formula="of:=[Entrada.C1353]" office:value-type="float" office:value="6">
            <text:p>6</text:p>
          </table:table-cell>
          <table:table-cell table:formula="of:=[Entrada.D1353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347]*[.E1347]" office:value-type="float" office:value="32">
            <text:p>32</text:p>
          </table:table-cell>
          <table:table-cell/>
          <table:table-cell table:formula="of:=[.E13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7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354];SEARCH(&quot;,&quot;;[Entrada.A1354])-1))" office:value-type="float" office:value="15">
            <text:p>15</text:p>
          </table:table-cell>
          <table:table-cell table:formula="of:=VALUE(MID([Entrada.A1354];SEARCH(&quot;,&quot;;[Entrada.A1354])+1;100))" office:value-type="float" office:value="3">
            <text:p>3</text:p>
          </table:table-cell>
          <table:table-cell table:formula="of:=[Entrada.C1354]" office:value-type="float" office:value="19">
            <text:p>19</text:p>
          </table:table-cell>
          <table:table-cell table:formula="of:=[Entrada.D1354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1348]*[.E1348]" office:value-type="float" office:value="52">
            <text:p>52</text:p>
          </table:table-cell>
          <table:table-cell/>
          <table:table-cell table:formula="of:=[.E13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8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1355];SEARCH(&quot;,&quot;;[Entrada.A1355])-1))" office:value-type="float" office:value="37">
            <text:p>37</text:p>
          </table:table-cell>
          <table:table-cell table:formula="of:=VALUE(MID([Entrada.A1355];SEARCH(&quot;,&quot;;[Entrada.A1355])+1;100))" office:value-type="float" office:value="18">
            <text:p>18</text:p>
          </table:table-cell>
          <table:table-cell table:formula="of:=[Entrada.C1355]" office:value-type="float" office:value="6">
            <text:p>6</text:p>
          </table:table-cell>
          <table:table-cell table:formula="of:=[Entrada.D1355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349]*[.E1349]" office:value-type="float" office:value="120">
            <text:p>120</text:p>
          </table:table-cell>
          <table:table-cell/>
          <table:table-cell table:formula="of:=[.E13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9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356];SEARCH(&quot;,&quot;;[Entrada.A1356])-1))" office:value-type="float" office:value="2">
            <text:p>2</text:p>
          </table:table-cell>
          <table:table-cell table:formula="of:=VALUE(MID([Entrada.A1356];SEARCH(&quot;,&quot;;[Entrada.A1356])+1;100))" office:value-type="float" office:value="20">
            <text:p>20</text:p>
          </table:table-cell>
          <table:table-cell table:formula="of:=[Entrada.C1356]" office:value-type="float" office:value="23">
            <text:p>23</text:p>
          </table:table-cell>
          <table:table-cell table:formula="of:=[Entrada.D1356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350]*[.E1350]" office:value-type="float" office:value="40">
            <text:p>40</text:p>
          </table:table-cell>
          <table:table-cell/>
          <table:table-cell table:formula="of:=[.E13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0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357];SEARCH(&quot;,&quot;;[Entrada.A1357])-1))" office:value-type="float" office:value="27">
            <text:p>27</text:p>
          </table:table-cell>
          <table:table-cell table:formula="of:=VALUE(MID([Entrada.A1357];SEARCH(&quot;,&quot;;[Entrada.A1357])+1;100))" office:value-type="float" office:value="4">
            <text:p>4</text:p>
          </table:table-cell>
          <table:table-cell table:formula="of:=[Entrada.C1357]" office:value-type="float" office:value="18">
            <text:p>18</text:p>
          </table:table-cell>
          <table:table-cell table:formula="of:=[Entrada.D1357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351]*[.E1351]" office:value-type="float" office:value="88">
            <text:p>88</text:p>
          </table:table-cell>
          <table:table-cell/>
          <table:table-cell table:formula="of:=[.E13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1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358];SEARCH(&quot;,&quot;;[Entrada.A1358])-1))" office:value-type="float" office:value="6">
            <text:p>6</text:p>
          </table:table-cell>
          <table:table-cell table:formula="of:=VALUE(MID([Entrada.A1358];SEARCH(&quot;,&quot;;[Entrada.A1358])+1;100))" office:value-type="float" office:value="8">
            <text:p>8</text:p>
          </table:table-cell>
          <table:table-cell table:formula="of:=[Entrada.C1358]" office:value-type="float" office:value="7">
            <text:p>7</text:p>
          </table:table-cell>
          <table:table-cell table:formula="of:=[Entrada.D1358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352]*[.E1352]" office:value-type="float" office:value="196">
            <text:p>196</text:p>
          </table:table-cell>
          <table:table-cell/>
          <table:table-cell table:formula="of:=[.E13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2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359];SEARCH(&quot;,&quot;;[Entrada.A1359])-1))" office:value-type="float" office:value="31">
            <text:p>31</text:p>
          </table:table-cell>
          <table:table-cell table:formula="of:=VALUE(MID([Entrada.A1359];SEARCH(&quot;,&quot;;[Entrada.A1359])+1;100))" office:value-type="float" office:value="16">
            <text:p>16</text:p>
          </table:table-cell>
          <table:table-cell table:formula="of:=[Entrada.C1359]" office:value-type="float" office:value="35">
            <text:p>35</text:p>
          </table:table-cell>
          <table:table-cell table:formula="of:=[Entrada.D1359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353]*[.E1353]" office:value-type="float" office:value="132">
            <text:p>132</text:p>
          </table:table-cell>
          <table:table-cell/>
          <table:table-cell table:formula="of:=[.E13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3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360];SEARCH(&quot;,&quot;;[Entrada.A1360])-1))" office:value-type="float" office:value="18">
            <text:p>18</text:p>
          </table:table-cell>
          <table:table-cell table:formula="of:=VALUE(MID([Entrada.A1360];SEARCH(&quot;,&quot;;[Entrada.A1360])+1;100))" office:value-type="float" office:value="7">
            <text:p>7</text:p>
          </table:table-cell>
          <table:table-cell table:formula="of:=[Entrada.C1360]" office:value-type="float" office:value="6">
            <text:p>6</text:p>
          </table:table-cell>
          <table:table-cell table:formula="of:=[Entrada.D1360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354]*[.E1354]" office:value-type="float" office:value="88">
            <text:p>88</text:p>
          </table:table-cell>
          <table:table-cell/>
          <table:table-cell table:formula="of:=[.E13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4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361];SEARCH(&quot;,&quot;;[Entrada.A1361])-1))" office:value-type="float" office:value="21">
            <text:p>21</text:p>
          </table:table-cell>
          <table:table-cell table:formula="of:=VALUE(MID([Entrada.A1361];SEARCH(&quot;,&quot;;[Entrada.A1361])+1;100))" office:value-type="float" office:value="10">
            <text:p>10</text:p>
          </table:table-cell>
          <table:table-cell table:formula="of:=[Entrada.C1361]" office:value-type="float" office:value="25">
            <text:p>25</text:p>
          </table:table-cell>
          <table:table-cell table:formula="of:=[Entrada.D1361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355]*[.E1355]" office:value-type="float" office:value="20">
            <text:p>20</text:p>
          </table:table-cell>
          <table:table-cell/>
          <table:table-cell table:formula="of:=[.E13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5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1362];SEARCH(&quot;,&quot;;[Entrada.A1362])-1))" office:value-type="float" office:value="33">
            <text:p>33</text:p>
          </table:table-cell>
          <table:table-cell table:formula="of:=VALUE(MID([Entrada.A1362];SEARCH(&quot;,&quot;;[Entrada.A1362])+1;100))" office:value-type="float" office:value="31">
            <text:p>31</text:p>
          </table:table-cell>
          <table:table-cell table:formula="of:=[Entrada.C1362]" office:value-type="float" office:value="14">
            <text:p>14</text:p>
          </table:table-cell>
          <table:table-cell table:formula="of:=[Entrada.D1362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1356]*[.E1356]" office:value-type="float" office:value="96">
            <text:p>96</text:p>
          </table:table-cell>
          <table:table-cell/>
          <table:table-cell table:formula="of:=[.E13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6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363];SEARCH(&quot;,&quot;;[Entrada.A1363])-1))" office:value-type="float" office:value="39">
            <text:p>39</text:p>
          </table:table-cell>
          <table:table-cell table:formula="of:=VALUE(MID([Entrada.A1363];SEARCH(&quot;,&quot;;[Entrada.A1363])+1;100))" office:value-type="float" office:value="33">
            <text:p>33</text:p>
          </table:table-cell>
          <table:table-cell table:formula="of:=[Entrada.C1363]" office:value-type="float" office:value="34">
            <text:p>34</text:p>
          </table:table-cell>
          <table:table-cell table:formula="of:=[Entrada.D1363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1357]*[.E1357]" office:value-type="float" office:value="156">
            <text:p>156</text:p>
          </table:table-cell>
          <table:table-cell/>
          <table:table-cell table:formula="of:=[.E13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7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364];SEARCH(&quot;,&quot;;[Entrada.A1364])-1))" office:value-type="float" office:value="9">
            <text:p>9</text:p>
          </table:table-cell>
          <table:table-cell table:formula="of:=VALUE(MID([Entrada.A1364];SEARCH(&quot;,&quot;;[Entrada.A1364])+1;100))" office:value-type="float" office:value="22">
            <text:p>22</text:p>
          </table:table-cell>
          <table:table-cell table:formula="of:=[Entrada.C1364]" office:value-type="float" office:value="13">
            <text:p>13</text:p>
          </table:table-cell>
          <table:table-cell table:formula="of:=[Entrada.D1364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358]*[.E1358]" office:value-type="float" office:value="120">
            <text:p>120</text:p>
          </table:table-cell>
          <table:table-cell/>
          <table:table-cell table:formula="of:=[.E13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8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365];SEARCH(&quot;,&quot;;[Entrada.A1365])-1))" office:value-type="float" office:value="12">
            <text:p>12</text:p>
          </table:table-cell>
          <table:table-cell table:formula="of:=VALUE(MID([Entrada.A1365];SEARCH(&quot;,&quot;;[Entrada.A1365])+1;100))" office:value-type="float" office:value="5">
            <text:p>5</text:p>
          </table:table-cell>
          <table:table-cell table:formula="of:=[Entrada.C1365]" office:value-type="float" office:value="34">
            <text:p>34</text:p>
          </table:table-cell>
          <table:table-cell table:formula="of:=[Entrada.D1365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1359]*[.E1359]" office:value-type="float" office:value="84">
            <text:p>84</text:p>
          </table:table-cell>
          <table:table-cell/>
          <table:table-cell table:formula="of:=[.E13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9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366];SEARCH(&quot;,&quot;;[Entrada.A1366])-1))" office:value-type="float" office:value="15">
            <text:p>15</text:p>
          </table:table-cell>
          <table:table-cell table:formula="of:=VALUE(MID([Entrada.A1366];SEARCH(&quot;,&quot;;[Entrada.A1366])+1;100))" office:value-type="float" office:value="8">
            <text:p>8</text:p>
          </table:table-cell>
          <table:table-cell table:formula="of:=[Entrada.C1366]" office:value-type="float" office:value="6">
            <text:p>6</text:p>
          </table:table-cell>
          <table:table-cell table:formula="of:=[Entrada.D1366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1360]*[.E1360]" office:value-type="float" office:value="92">
            <text:p>92</text:p>
          </table:table-cell>
          <table:table-cell/>
          <table:table-cell table:formula="of:=[.E13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0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367];SEARCH(&quot;,&quot;;[Entrada.A1367])-1))" office:value-type="float" office:value="37">
            <text:p>37</text:p>
          </table:table-cell>
          <table:table-cell table:formula="of:=VALUE(MID([Entrada.A1367];SEARCH(&quot;,&quot;;[Entrada.A1367])+1;100))" office:value-type="float" office:value="27">
            <text:p>27</text:p>
          </table:table-cell>
          <table:table-cell table:formula="of:=[Entrada.C1367]" office:value-type="float" office:value="23">
            <text:p>23</text:p>
          </table:table-cell>
          <table:table-cell table:formula="of:=[Entrada.D1367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1361]*[.E1361]" office:value-type="float" office:value="144">
            <text:p>144</text:p>
          </table:table-cell>
          <table:table-cell/>
          <table:table-cell table:formula="of:=[.E13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1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368];SEARCH(&quot;,&quot;;[Entrada.A1368])-1))" office:value-type="float" office:value="27">
            <text:p>27</text:p>
          </table:table-cell>
          <table:table-cell table:formula="of:=VALUE(MID([Entrada.A1368];SEARCH(&quot;,&quot;;[Entrada.A1368])+1;100))" office:value-type="float" office:value="29">
            <text:p>29</text:p>
          </table:table-cell>
          <table:table-cell table:formula="of:=[Entrada.C1368]" office:value-type="float" office:value="26">
            <text:p>26</text:p>
          </table:table-cell>
          <table:table-cell table:formula="of:=[Entrada.D1368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1362]*[.E1362]" office:value-type="float" office:value="84">
            <text:p>84</text:p>
          </table:table-cell>
          <table:table-cell/>
          <table:table-cell table:formula="of:=[.E13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2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369];SEARCH(&quot;,&quot;;[Entrada.A1369])-1))" office:value-type="float" office:value="3">
            <text:p>3</text:p>
          </table:table-cell>
          <table:table-cell table:formula="of:=VALUE(MID([Entrada.A1369];SEARCH(&quot;,&quot;;[Entrada.A1369])+1;100))" office:value-type="float" office:value="20">
            <text:p>20</text:p>
          </table:table-cell>
          <table:table-cell table:formula="of:=[Entrada.C1369]" office:value-type="float" office:value="9">
            <text:p>9</text:p>
          </table:table-cell>
          <table:table-cell table:formula="of:=[Entrada.D1369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363]*[.E1363]" office:value-type="float" office:value="80">
            <text:p>80</text:p>
          </table:table-cell>
          <table:table-cell/>
          <table:table-cell table:formula="of:=[.E13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3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370];SEARCH(&quot;,&quot;;[Entrada.A1370])-1))" office:value-type="float" office:value="25">
            <text:p>25</text:p>
          </table:table-cell>
          <table:table-cell table:formula="of:=VALUE(MID([Entrada.A1370];SEARCH(&quot;,&quot;;[Entrada.A1370])+1;100))" office:value-type="float" office:value="39">
            <text:p>39</text:p>
          </table:table-cell>
          <table:table-cell table:formula="of:=[Entrada.C1370]" office:value-type="float" office:value="6">
            <text:p>6</text:p>
          </table:table-cell>
          <table:table-cell table:formula="of:=[Entrada.D1370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364]*[.E1364]" office:value-type="float" office:value="28">
            <text:p>28</text:p>
          </table:table-cell>
          <table:table-cell/>
          <table:table-cell table:formula="of:=[.E13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4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371];SEARCH(&quot;,&quot;;[Entrada.A1371])-1))" office:value-type="float" office:value="6">
            <text:p>6</text:p>
          </table:table-cell>
          <table:table-cell table:formula="of:=VALUE(MID([Entrada.A1371];SEARCH(&quot;,&quot;;[Entrada.A1371])+1;100))" office:value-type="float" office:value="3">
            <text:p>3</text:p>
          </table:table-cell>
          <table:table-cell table:formula="of:=[Entrada.C1371]" office:value-type="float" office:value="15">
            <text:p>15</text:p>
          </table:table-cell>
          <table:table-cell table:formula="of:=[Entrada.D1371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365]*[.E1365]" office:value-type="float" office:value="68">
            <text:p>68</text:p>
          </table:table-cell>
          <table:table-cell/>
          <table:table-cell table:formula="of:=[.E13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5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372];SEARCH(&quot;,&quot;;[Entrada.A1372])-1))" office:value-type="float" office:value="31">
            <text:p>31</text:p>
          </table:table-cell>
          <table:table-cell table:formula="of:=VALUE(MID([Entrada.A1372];SEARCH(&quot;,&quot;;[Entrada.A1372])+1;100))" office:value-type="float" office:value="25">
            <text:p>25</text:p>
          </table:table-cell>
          <table:table-cell table:formula="of:=[Entrada.C1372]" office:value-type="float" office:value="26">
            <text:p>26</text:p>
          </table:table-cell>
          <table:table-cell table:formula="of:=[Entrada.D1372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366]*[.E1366]" office:value-type="float" office:value="160">
            <text:p>160</text:p>
          </table:table-cell>
          <table:table-cell/>
          <table:table-cell table:formula="of:=[.E13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6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373];SEARCH(&quot;,&quot;;[Entrada.A1373])-1))" office:value-type="float" office:value="21">
            <text:p>21</text:p>
          </table:table-cell>
          <table:table-cell table:formula="of:=VALUE(MID([Entrada.A1373];SEARCH(&quot;,&quot;;[Entrada.A1373])+1;100))" office:value-type="float" office:value="19">
            <text:p>19</text:p>
          </table:table-cell>
          <table:table-cell table:formula="of:=[Entrada.C1373]" office:value-type="float" office:value="37">
            <text:p>37</text:p>
          </table:table-cell>
          <table:table-cell table:formula="of:=[Entrada.D1373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1367]*[.E1367]" office:value-type="float" office:value="124">
            <text:p>124</text:p>
          </table:table-cell>
          <table:table-cell/>
          <table:table-cell table:formula="of:=[.E13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7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374];SEARCH(&quot;,&quot;;[Entrada.A1374])-1))" office:value-type="float" office:value="7">
            <text:p>7</text:p>
          </table:table-cell>
          <table:table-cell table:formula="of:=VALUE(MID([Entrada.A1374];SEARCH(&quot;,&quot;;[Entrada.A1374])+1;100))" office:value-type="float" office:value="32">
            <text:p>32</text:p>
          </table:table-cell>
          <table:table-cell table:formula="of:=[Entrada.C1374]" office:value-type="float" office:value="14">
            <text:p>14</text:p>
          </table:table-cell>
          <table:table-cell table:formula="of:=[Entrada.D1374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368]*[.E1368]" office:value-type="float" office:value="72">
            <text:p>72</text:p>
          </table:table-cell>
          <table:table-cell/>
          <table:table-cell table:formula="of:=[.E13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8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375];SEARCH(&quot;,&quot;;[Entrada.A1375])-1))" office:value-type="float" office:value="11">
            <text:p>11</text:p>
          </table:table-cell>
          <table:table-cell table:formula="of:=VALUE(MID([Entrada.A1375];SEARCH(&quot;,&quot;;[Entrada.A1375])+1;100))" office:value-type="float" office:value="37">
            <text:p>37</text:p>
          </table:table-cell>
          <table:table-cell table:formula="of:=[Entrada.C1375]" office:value-type="float" office:value="37">
            <text:p>37</text:p>
          </table:table-cell>
          <table:table-cell table:formula="of:=[Entrada.D1375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369]*[.E1369]" office:value-type="float" office:value="80">
            <text:p>80</text:p>
          </table:table-cell>
          <table:table-cell/>
          <table:table-cell table:formula="of:=[.E13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9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376];SEARCH(&quot;,&quot;;[Entrada.A1376])-1))" office:value-type="float" office:value="33">
            <text:p>33</text:p>
          </table:table-cell>
          <table:table-cell table:formula="of:=VALUE(MID([Entrada.A1376];SEARCH(&quot;,&quot;;[Entrada.A1376])+1;100))" office:value-type="float" office:value="16">
            <text:p>16</text:p>
          </table:table-cell>
          <table:table-cell table:formula="of:=[Entrada.C1376]" office:value-type="float" office:value="37">
            <text:p>37</text:p>
          </table:table-cell>
          <table:table-cell table:formula="of:=[Entrada.D1376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1370]*[.E1370]" office:value-type="float" office:value="156">
            <text:p>156</text:p>
          </table:table-cell>
          <table:table-cell/>
          <table:table-cell table:formula="of:=[.E13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70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377];SEARCH(&quot;,&quot;;[Entrada.A1377])-1))" office:value-type="float" office:value="16">
            <text:p>16</text:p>
          </table:table-cell>
          <table:table-cell table:formula="of:=VALUE(MID([Entrada.A1377];SEARCH(&quot;,&quot;;[Entrada.A1377])+1;100))" office:value-type="float" office:value="40">
            <text:p>40</text:p>
          </table:table-cell>
          <table:table-cell table:formula="of:=[Entrada.C1377]" office:value-type="float" office:value="18">
            <text:p>18</text:p>
          </table:table-cell>
          <table:table-cell table:formula="of:=[Entrada.D1377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371]*[.E1371]" office:value-type="float" office:value="152">
            <text:p>152</text:p>
          </table:table-cell>
          <table:table-cell/>
          <table:table-cell table:formula="of:=[.E13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71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378];SEARCH(&quot;,&quot;;[Entrada.A1378])-1))" office:value-type="float" office:value="9">
            <text:p>9</text:p>
          </table:table-cell>
          <table:table-cell table:formula="of:=VALUE(MID([Entrada.A1378];SEARCH(&quot;,&quot;;[Entrada.A1378])+1;100))" office:value-type="float" office:value="31">
            <text:p>31</text:p>
          </table:table-cell>
          <table:table-cell table:formula="of:=[Entrada.C1378]" office:value-type="float" office:value="34">
            <text:p>34</text:p>
          </table:table-cell>
          <table:table-cell table:formula="of:=[Entrada.D1378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372]*[.E1372]" office:value-type="float" office:value="48">
            <text:p>48</text:p>
          </table:table-cell>
          <table:table-cell/>
          <table:table-cell table:formula="of:=[.E13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72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379];SEARCH(&quot;,&quot;;[Entrada.A1379])-1))" office:value-type="float" office:value="15">
            <text:p>15</text:p>
          </table:table-cell>
          <table:table-cell table:formula="of:=VALUE(MID([Entrada.A1379];SEARCH(&quot;,&quot;;[Entrada.A1379])+1;100))" office:value-type="float" office:value="17">
            <text:p>17</text:p>
          </table:table-cell>
          <table:table-cell table:formula="of:=[Entrada.C1379]" office:value-type="float" office:value="26">
            <text:p>26</text:p>
          </table:table-cell>
          <table:table-cell table:formula="of:=[Entrada.D1379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373]*[.E1373]" office:value-type="float" office:value="88">
            <text:p>88</text:p>
          </table:table-cell>
          <table:table-cell/>
          <table:table-cell table:formula="of:=[.E13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73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380];SEARCH(&quot;,&quot;;[Entrada.A1380])-1))" office:value-type="float" office:value="37">
            <text:p>37</text:p>
          </table:table-cell>
          <table:table-cell table:formula="of:=VALUE(MID([Entrada.A1380];SEARCH(&quot;,&quot;;[Entrada.A1380])+1;100))" office:value-type="float" office:value="4">
            <text:p>4</text:p>
          </table:table-cell>
          <table:table-cell table:formula="of:=[Entrada.C1380]" office:value-type="float" office:value="14">
            <text:p>14</text:p>
          </table:table-cell>
          <table:table-cell table:formula="of:=[Entrada.D1380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374]*[.E1374]" office:value-type="float" office:value="100">
            <text:p>100</text:p>
          </table:table-cell>
          <table:table-cell/>
          <table:table-cell table:formula="of:=[.E13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74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381];SEARCH(&quot;,&quot;;[Entrada.A1381])-1))" office:value-type="float" office:value="24">
            <text:p>24</text:p>
          </table:table-cell>
          <table:table-cell table:formula="of:=VALUE(MID([Entrada.A1381];SEARCH(&quot;,&quot;;[Entrada.A1381])+1;100))" office:value-type="float" office:value="7">
            <text:p>7</text:p>
          </table:table-cell>
          <table:table-cell table:formula="of:=[Entrada.C1381]" office:value-type="float" office:value="12">
            <text:p>12</text:p>
          </table:table-cell>
          <table:table-cell table:formula="of:=[Entrada.D1381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375]*[.E1375]" office:value-type="float" office:value="152">
            <text:p>152</text:p>
          </table:table-cell>
          <table:table-cell/>
          <table:table-cell table:formula="of:=[.E13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75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382];SEARCH(&quot;,&quot;;[Entrada.A1382])-1))" office:value-type="float" office:value="13">
            <text:p>13</text:p>
          </table:table-cell>
          <table:table-cell table:formula="of:=VALUE(MID([Entrada.A1382];SEARCH(&quot;,&quot;;[Entrada.A1382])+1;100))" office:value-type="float" office:value="27">
            <text:p>27</text:p>
          </table:table-cell>
          <table:table-cell table:formula="of:=[Entrada.C1382]" office:value-type="float" office:value="7">
            <text:p>7</text:p>
          </table:table-cell>
          <table:table-cell table:formula="of:=[Entrada.D1382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376]*[.E1376]" office:value-type="float" office:value="172">
            <text:p>172</text:p>
          </table:table-cell>
          <table:table-cell/>
          <table:table-cell table:formula="of:=[.E13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76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383];SEARCH(&quot;,&quot;;[Entrada.A1383])-1))" office:value-type="float" office:value="3">
            <text:p>3</text:p>
          </table:table-cell>
          <table:table-cell table:formula="of:=VALUE(MID([Entrada.A1383];SEARCH(&quot;,&quot;;[Entrada.A1383])+1;100))" office:value-type="float" office:value="29">
            <text:p>29</text:p>
          </table:table-cell>
          <table:table-cell table:formula="of:=[Entrada.C1383]" office:value-type="float" office:value="18">
            <text:p>18</text:p>
          </table:table-cell>
          <table:table-cell table:formula="of:=[Entrada.D1383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377]*[.E1377]" office:value-type="float" office:value="136">
            <text:p>136</text:p>
          </table:table-cell>
          <table:table-cell/>
          <table:table-cell table:formula="of:=[.E13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77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384];SEARCH(&quot;,&quot;;[Entrada.A1384])-1))" office:value-type="float" office:value="25">
            <text:p>25</text:p>
          </table:table-cell>
          <table:table-cell table:formula="of:=VALUE(MID([Entrada.A1384];SEARCH(&quot;,&quot;;[Entrada.A1384])+1;100))" office:value-type="float" office:value="40">
            <text:p>40</text:p>
          </table:table-cell>
          <table:table-cell table:formula="of:=[Entrada.C1384]" office:value-type="float" office:value="22">
            <text:p>22</text:p>
          </table:table-cell>
          <table:table-cell table:formula="of:=[Entrada.D1384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378]*[.E1378]" office:value-type="float" office:value="140">
            <text:p>140</text:p>
          </table:table-cell>
          <table:table-cell/>
          <table:table-cell table:formula="of:=[.E13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78]" office:value-type="float" office:value="22">
            <text:p>22</text:p>
          </table:table-cell>
          <table:table-cell table:number-columns-repeated="1014"/>
        </table:table-row>
        <table:table-row table:style-name="ro2" table:number-rows-repeated="10471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[Solucao.R1]" office:value-type="float" office:value="151632">
            <text:p>1516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5">25/06/2011</text:date>, <text:time>09:3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5T09:38:16.86</dc:date>
    <dc:creator>Luiz Claudio Carvalho</dc:creator>
    <meta:editing-duration>PT38M52S</meta:editing-duration>
    <meta:editing-cycles>10</meta:editing-cycles>
    <meta:generator>OpenOffice.org/3.3$Win32 OpenOffice.org_project/330m20$Build-9567</meta:generator>
    <meta:document-statistic meta:table-count="3" meta:cell-count="18087" meta:object-count="0"/>
  </office:meta>
</office:document-meta>
</file>